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2.598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ronoi_I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Wavenumber (cm^-1)</text:p>
          </table:table-cell>
          <table:table-cell office:value-type="string" calcext:value-type="string">
            <text:p><text:s text:c="2"/>Spectrum at 400.00 K (cm*km*mol^-1)</text:p>
          </table:table-cell>
          <table:table-cell office:value-type="string" calcext:value-type="string">
            <text:p>Spectrum (normalised)</text:p>
          </table:table-cell>
          <table:table-cell office:value-type="string" calcext:value-type="string">
            <text:p><text:s text:c="2"/>Integral (km*mol^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1040737" calcext:value-type="float">
            <text:p>0.0061040737</text:p>
          </table:table-cell>
          <table:table-cell table:formula="of:=[.B2]/3.7249425" office:value-type="float" office:value="0.00163870279876803" calcext:value-type="float">
            <text:p>0.001638702798768</text:p>
          </table:table-cell>
          <table:table-cell office:value-type="float" office:value="0.0062136836069909" calcext:value-type="float">
            <text:p>0.00621368360699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62779769" calcext:value-type="float">
            <text:p>0.0062779769</text:p>
          </table:table-cell>
          <table:table-cell table:formula="of:=[.B3]/3.7249425" office:value-type="float" office:value="0.00168538894224542" calcext:value-type="float">
            <text:p>0.001685388942245</text:p>
          </table:table-cell>
          <table:table-cell office:value-type="float" office:value="0.012604393159602" calcext:value-type="float">
            <text:p>0.01260439315960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67773836" calcext:value-type="float">
            <text:p>0.0067773836</text:p>
          </table:table-cell>
          <table:table-cell table:formula="of:=[.B4]/3.7249425" office:value-type="float" office:value="0.00181945992454917" calcext:value-type="float">
            <text:p>0.001819459924549</text:p>
          </table:table-cell>
          <table:table-cell office:value-type="float" office:value="0.019503477168855" calcext:value-type="float">
            <text:p>0.01950347716885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7541467" calcext:value-type="float">
            <text:p>0.007541467</text:p>
          </table:table-cell>
          <table:table-cell table:formula="of:=[.B5]/3.7249425" office:value-type="float" office:value="0.00202458615132985" calcext:value-type="float">
            <text:p>0.00202458615133</text:p>
          </table:table-cell>
          <table:table-cell office:value-type="float" office:value="0.027180365134061" calcext:value-type="float">
            <text:p>0.027180365134061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0084869812" calcext:value-type="float">
            <text:p>0.0084869812</text:p>
          </table:table-cell>
          <table:table-cell table:formula="of:=[.B6]/3.7249425" office:value-type="float" office:value="0.00227841938499722" calcext:value-type="float">
            <text:p>0.002278419384997</text:p>
          </table:table-cell>
          <table:table-cell office:value-type="float" office:value="0.035819745797671" calcext:value-type="float">
            <text:p>0.035819745797671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009528832" calcext:value-type="float">
            <text:p>0.009528832</text:p>
          </table:table-cell>
          <table:table-cell table:formula="of:=[.B7]/3.7249425" office:value-type="float" office:value="0.00255811519238216" calcext:value-type="float">
            <text:p>0.002558115192382</text:p>
          </table:table-cell>
          <table:table-cell office:value-type="float" office:value="0.045519685567133" calcext:value-type="float">
            <text:p>0.045519685567133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.010598366" calcext:value-type="float">
            <text:p>0.010598366</text:p>
          </table:table-cell>
          <table:table-cell table:formula="of:=[.B8]/3.7249425" office:value-type="float" office:value="0.00284524284603051" calcext:value-type="float">
            <text:p>0.002845242846031</text:p>
          </table:table-cell>
          <table:table-cell office:value-type="float" office:value="0.05630836512768" calcext:value-type="float">
            <text:p>0.05630836512768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0.011654071" calcext:value-type="float">
            <text:p>0.011654071</text:p>
          </table:table-cell>
          <table:table-cell table:formula="of:=[.B9]/3.7249425" office:value-type="float" office:value="0.0031286579591497" calcext:value-type="float">
            <text:p>0.00312865795915</text:p>
          </table:table-cell>
          <table:table-cell office:value-type="float" office:value="0.068171706691471" calcext:value-type="float">
            <text:p>0.068171706691471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012682721" calcext:value-type="float">
            <text:p>0.012682721</text:p>
          </table:table-cell>
          <table:table-cell table:formula="of:=[.B10]/3.7249425" office:value-type="float" office:value="0.00340480987290408" calcext:value-type="float">
            <text:p>0.003404809872904</text:p>
          </table:table-cell>
          <table:table-cell office:value-type="float" office:value="0.081082169170363" calcext:value-type="float">
            <text:p>0.081082169170363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013692779" calcext:value-type="float">
            <text:p>0.013692779</text:p>
          </table:table-cell>
          <table:table-cell table:formula="of:=[.B11]/3.7249425" office:value-type="float" office:value="0.00367597056867321" calcext:value-type="float">
            <text:p>0.003675970568673</text:p>
          </table:table-cell>
          <table:table-cell office:value-type="float" office:value="0.095020827772005" calcext:value-type="float">
            <text:p>0.095020827772005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014704444" calcext:value-type="float">
            <text:p>0.014704444</text:p>
          </table:table-cell>
          <table:table-cell table:formula="of:=[.B12]/3.7249425" office:value-type="float" office:value="0.00394756268049775" calcext:value-type="float">
            <text:p>0.003947562680498</text:p>
          </table:table-cell>
          <table:table-cell office:value-type="float" office:value="0.1099893172361" calcext:value-type="float">
            <text:p>0.1099893172361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015741094" calcext:value-type="float">
            <text:p>0.015741094</text:p>
          </table:table-cell>
          <table:table-cell table:formula="of:=[.B13]/3.7249425" office:value-type="float" office:value="0.00422586227841101" calcext:value-type="float">
            <text:p>0.004225862278411</text:p>
          </table:table-cell>
          <table:table-cell office:value-type="float" office:value="0.12601307144" calcext:value-type="float">
            <text:p>0.1260130714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.016825133" calcext:value-type="float">
            <text:p>0.016825133</text:p>
          </table:table-cell>
          <table:table-cell table:formula="of:=[.B14]/3.7249425" office:value-type="float" office:value="0.00451688395189993" calcext:value-type="float">
            <text:p>0.0045168839519</text:p>
          </table:table-cell>
          <table:table-cell office:value-type="float" office:value="0.14314033081934" calcext:value-type="float">
            <text:p>0.14314033081934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017978272" calcext:value-type="float">
            <text:p>0.017978272</text:p>
          </table:table-cell>
          <table:table-cell table:formula="of:=[.B15]/3.7249425" office:value-type="float" office:value="0.0048264562473112" calcext:value-type="float">
            <text:p>0.004826456247311</text:p>
          </table:table-cell>
          <table:table-cell office:value-type="float" office:value="0.16144143615391" calcext:value-type="float">
            <text:p>0.16144143615391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019223698" calcext:value-type="float">
            <text:p>0.019223698</text:p>
          </table:table-cell>
          <table:table-cell table:formula="of:=[.B16]/3.7249425" office:value-type="float" office:value="0.00516080395871883" calcext:value-type="float">
            <text:p>0.005160803958719</text:p>
          </table:table-cell>
          <table:table-cell office:value-type="float" office:value="0.18101033081925" calcext:value-type="float">
            <text:p>0.18101033081925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0.020586593" calcext:value-type="float">
            <text:p>0.020586593</text:p>
          </table:table-cell>
          <table:table-cell table:formula="of:=[.B17]/3.7249425" office:value-type="float" office:value="0.00552668745893393" calcext:value-type="float">
            <text:p>0.005526687458934</text:p>
          </table:table-cell>
          <table:table-cell office:value-type="float" office:value="0.20196659456817" calcext:value-type="float">
            <text:p>0.20196659456817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0.02209055" calcext:value-type="float">
            <text:p>0.02209055</text:p>
          </table:table-cell>
          <table:table-cell table:formula="of:=[.B18]/3.7249425" office:value-type="float" office:value="0.00593044053700158" calcext:value-type="float">
            <text:p>0.005930440537002</text:p>
          </table:table-cell>
          <table:table-cell office:value-type="float" office:value="0.22445382149059" calcext:value-type="float">
            <text:p>0.22445382149059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0.02374993" calcext:value-type="float">
            <text:p>0.02374993</text:p>
          </table:table-cell>
          <table:table-cell table:formula="of:=[.B19]/3.7249425" office:value-type="float" office:value="0.00637591855444749" calcext:value-type="float">
            <text:p>0.006375918554447</text:p>
          </table:table-cell>
          <table:table-cell office:value-type="float" office:value="0.2486302258415" calcext:value-type="float">
            <text:p>0.2486302258415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0.025560936" calcext:value-type="float">
            <text:p>0.025560936</text:p>
          </table:table-cell>
          <table:table-cell table:formula="of:=[.B20]/3.7249425" office:value-type="float" office:value="0.00686210216667774" calcext:value-type="float">
            <text:p>0.006862102166678</text:p>
          </table:table-cell>
          <table:table-cell office:value-type="float" office:value="0.27465015617788" calcext:value-type="float">
            <text:p>0.27465015617788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0.027495541" calcext:value-type="float">
            <text:p>0.027495541</text:p>
          </table:table-cell>
          <table:table-cell table:formula="of:=[.B21]/3.7249425" office:value-type="float" office:value="0.00738146723070222" calcext:value-type="float">
            <text:p>0.007381467230702</text:p>
          </table:table-cell>
          <table:table-cell office:value-type="float" office:value="0.30263943010268" calcext:value-type="float">
            <text:p>0.30263943010268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.029501781" calcext:value-type="float">
            <text:p>0.029501781</text:p>
          </table:table-cell>
          <table:table-cell table:formula="of:=[.B22]/3.7249425" office:value-type="float" office:value="0.0079200634640669" calcext:value-type="float">
            <text:p>0.007920063464067</text:p>
          </table:table-cell>
          <table:table-cell office:value-type="float" office:value="0.33267097030831" calcext:value-type="float">
            <text:p>0.33267097030831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0.031511447" calcext:value-type="float">
            <text:p>0.031511447</text:p>
          </table:table-cell>
          <table:table-cell table:formula="of:=[.B23]/3.7249425" office:value-type="float" office:value="0.00845957944317261" calcext:value-type="float">
            <text:p>0.008459579443173</text:p>
          </table:table-cell>
          <table:table-cell office:value-type="float" office:value="0.36474826341323" calcext:value-type="float">
            <text:p>0.3647482634132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033453022" calcext:value-type="float">
            <text:p>0.033453022</text:p>
          </table:table-cell>
          <table:table-cell table:formula="of:=[.B24]/3.7249425" office:value-type="float" office:value="0.00898081567702052" calcext:value-type="float">
            <text:p>0.008980815677021</text:p>
          </table:table-cell>
          <table:table-cell office:value-type="float" office:value="0.39880199597778" calcext:value-type="float">
            <text:p>0.39880199597778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0.035265478" calcext:value-type="float">
            <text:p>0.035265478</text:p>
          </table:table-cell>
          <table:table-cell table:formula="of:=[.B25]/3.7249425" office:value-type="float" office:value="0.00946738855700457" calcext:value-type="float">
            <text:p>0.009467388557005</text:p>
          </table:table-cell>
          <table:table-cell office:value-type="float" office:value="0.43470073038146" calcext:value-type="float">
            <text:p>0.43470073038146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office:value-type="float" office:value="0.03690823" calcext:value-type="float">
            <text:p>0.03690823</text:p>
          </table:table-cell>
          <table:table-cell table:formula="of:=[.B26]/3.7249425" office:value-type="float" office:value="0.00990840261292624" calcext:value-type="float">
            <text:p>0.009908402612926</text:p>
          </table:table-cell>
          <table:table-cell office:value-type="float" office:value="0.47227171576089" calcext:value-type="float">
            <text:p>0.47227171576089</text:p>
          </table:table-cell>
        </table:table-row>
        <table:table-row table:style-name="ro1">
          <table:table-cell office:value-type="float" office:value="25.45" calcext:value-type="float">
            <text:p>25.45</text:p>
          </table:table-cell>
          <table:table-cell office:value-type="float" office:value="0.038364477" calcext:value-type="float">
            <text:p>0.038364477</text:p>
          </table:table-cell>
          <table:table-cell table:formula="of:=[.B27]/3.7249425" office:value-type="float" office:value="0.0102993474395913" calcext:value-type="float">
            <text:p>0.010299347439591</text:p>
          </table:table-cell>
          <table:table-cell office:value-type="float" office:value="0.51132509778805" calcext:value-type="float">
            <text:p>0.51132509778805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0.039638273" calcext:value-type="float">
            <text:p>0.039638273</text:p>
          </table:table-cell>
          <table:table-cell table:formula="of:=[.B28]/3.7249425" office:value-type="float" office:value="0.0106413113759474" calcext:value-type="float">
            <text:p>0.010641311375948</text:p>
          </table:table-cell>
          <table:table-cell office:value-type="float" office:value="0.5516751491197" calcext:value-type="float">
            <text:p>0.5516751491197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0.04074845" calcext:value-type="float">
            <text:p>0.04074845</text:p>
          </table:table-cell>
          <table:table-cell table:formula="of:=[.B29]/3.7249425" office:value-type="float" office:value="0.0109393500705044" calcext:value-type="float">
            <text:p>0.010939350070505</text:p>
          </table:table-cell>
          <table:table-cell office:value-type="float" office:value="0.59315531290827" calcext:value-type="float">
            <text:p>0.59315531290827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0.04172344" calcext:value-type="float">
            <text:p>0.04172344</text:p>
          </table:table-cell>
          <table:table-cell table:formula="of:=[.B30]/3.7249425" office:value-type="float" office:value="0.0112010963927631" calcext:value-type="float">
            <text:p>0.011201096392763</text:p>
          </table:table-cell>
          <table:table-cell office:value-type="float" office:value="0.6356279742649" calcext:value-type="float">
            <text:p>0.6356279742649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0.042599612" calcext:value-type="float">
            <text:p>0.042599612</text:p>
          </table:table-cell>
          <table:table-cell table:formula="of:=[.B31]/3.7249425" office:value-type="float" office:value="0.0114363139833702" calcext:value-type="float">
            <text:p>0.01143631398337</text:p>
          </table:table-cell>
          <table:table-cell office:value-type="float" office:value="0.67899254153019" calcext:value-type="float">
            <text:p>0.67899254153019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0.043422689" calcext:value-type="float">
            <text:p>0.043422689</text:p>
          </table:table-cell>
          <table:table-cell table:formula="of:=[.B32]/3.7249425" office:value-type="float" office:value="0.0116572776626753" calcext:value-type="float">
            <text:p>0.011657277662675</text:p>
          </table:table-cell>
          <table:table-cell office:value-type="float" office:value="0.72319496545038" calcext:value-type="float">
            <text:p>0.72319496545038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0.044248783" calcext:value-type="float">
            <text:p>0.044248783</text:p>
          </table:table-cell>
          <table:table-cell table:formula="of:=[.B33]/3.7249425" office:value-type="float" office:value="0.0118790512873689" calcext:value-type="float">
            <text:p>0.011879051287369</text:p>
          </table:table-cell>
          <table:table-cell office:value-type="float" office:value="0.76823831738316" calcext:value-type="float">
            <text:p>0.76823831738316</text:p>
          </table:table-cell>
        </table:table-row>
        <table:table-row table:style-name="ro1">
          <table:table-cell office:value-type="float" office:value="32.57" calcext:value-type="float">
            <text:p>32.57</text:p>
          </table:table-cell>
          <table:table-cell office:value-type="float" office:value="0.045140532" calcext:value-type="float">
            <text:p>0.045140532</text:p>
          </table:table-cell>
          <table:table-cell table:formula="of:=[.B34]/3.7249425" office:value-type="float" office:value="0.0121184506874938" calcext:value-type="float">
            <text:p>0.012118450687494</text:p>
          </table:table-cell>
          <table:table-cell office:value-type="float" office:value="0.81418943078269" calcext:value-type="float">
            <text:p>0.81418943078269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0.046155601" calcext:value-type="float">
            <text:p>0.046155601</text:p>
          </table:table-cell>
          <table:table-cell table:formula="of:=[.B35]/3.7249425" office:value-type="float" office:value="0.012390956638928" calcext:value-type="float">
            <text:p>0.012390956638928</text:p>
          </table:table-cell>
          <table:table-cell office:value-type="float" office:value="0.86117384098657" calcext:value-type="float">
            <text:p>0.86117384098657</text:p>
          </table:table-cell>
        </table:table-row>
        <table:table-row table:style-name="ro1">
          <table:table-cell office:value-type="float" office:value="34.61" calcext:value-type="float">
            <text:p>34.61</text:p>
          </table:table-cell>
          <table:table-cell office:value-type="float" office:value="0.047329068" calcext:value-type="float">
            <text:p>0.047329068</text:p>
          </table:table-cell>
          <table:table-cell table:formula="of:=[.B36]/3.7249425" office:value-type="float" office:value="0.012705986199787" calcext:value-type="float">
            <text:p>0.012705986199787</text:p>
          </table:table-cell>
          <table:table-cell office:value-type="float" office:value="0.90935278965542" calcext:value-type="float">
            <text:p>0.90935278965542</text:p>
          </table:table-cell>
        </table:table-row>
        <table:table-row table:style-name="ro1">
          <table:table-cell office:value-type="float" office:value="35.63" calcext:value-type="float">
            <text:p>35.63</text:p>
          </table:table-cell>
          <table:table-cell office:value-type="float" office:value="0.048655889" calcext:value-type="float">
            <text:p>0.048655889</text:p>
          </table:table-cell>
          <table:table-cell table:formula="of:=[.B37]/3.7249425" office:value-type="float" office:value="0.0130621852552086" calcext:value-type="float">
            <text:p>0.013062185255209</text:p>
          </table:table-cell>
          <table:table-cell office:value-type="float" office:value="0.9588823849199" calcext:value-type="float">
            <text:p>0.9588823849199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0.050082326" calcext:value-type="float">
            <text:p>0.050082326</text:p>
          </table:table-cell>
          <table:table-cell table:formula="of:=[.B38]/3.7249425" office:value-type="float" office:value="0.0134451272737767" calcext:value-type="float">
            <text:p>0.013445127273777</text:p>
          </table:table-cell>
          <table:table-cell office:value-type="float" office:value="1.0098640312497" calcext:value-type="float">
            <text:p>1.0098640312497</text:p>
          </table:table-cell>
        </table:table-row>
        <table:table-row table:style-name="ro1">
          <table:table-cell office:value-type="float" office:value="37.66" calcext:value-type="float">
            <text:p>37.66</text:p>
          </table:table-cell>
          <table:table-cell office:value-type="float" office:value="0.051513851" calcext:value-type="float">
            <text:p>0.051513851</text:p>
          </table:table-cell>
          <table:table-cell table:formula="of:=[.B39]/3.7249425" office:value-type="float" office:value="0.0138294352194698" calcext:value-type="float">
            <text:p>0.01382943521947</text:p>
          </table:table-cell>
          <table:table-cell office:value-type="float" office:value="1.0623029082929" calcext:value-type="float">
            <text:p>1.0623029082929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0.052841519" calcext:value-type="float">
            <text:p>0.052841519</text:p>
          </table:table-cell>
          <table:table-cell table:formula="of:=[.B40]/3.7249425" office:value-type="float" office:value="0.0141858616609518" calcext:value-type="float">
            <text:p>0.014185861660952</text:p>
          </table:table-cell>
          <table:table-cell office:value-type="float" office:value="1.1160932947905" calcext:value-type="float">
            <text:p>1.1160932947905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053980862" calcext:value-type="float">
            <text:p>0.053980862</text:p>
          </table:table-cell>
          <table:table-cell table:formula="of:=[.B41]/3.7249425" office:value-type="float" office:value="0.0144917302750311" calcext:value-type="float">
            <text:p>0.014491730275031</text:p>
          </table:table-cell>
          <table:table-cell office:value-type="float" office:value="1.1710434830373" calcext:value-type="float">
            <text:p>1.1710434830373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0.054910365" calcext:value-type="float">
            <text:p>0.054910365</text:p>
          </table:table-cell>
          <table:table-cell table:formula="of:=[.B42]/3.7249425" office:value-type="float" office:value="0.0147412651336229" calcext:value-type="float">
            <text:p>0.014741265133623</text:p>
          </table:table-cell>
          <table:table-cell office:value-type="float" office:value="1.2269398649995" calcext:value-type="float">
            <text:p>1.2269398649995</text:p>
          </table:table-cell>
        </table:table-row>
        <table:table-row table:style-name="ro1">
          <table:table-cell office:value-type="float" office:value="41.74" calcext:value-type="float">
            <text:p>41.74</text:p>
          </table:table-cell>
          <table:table-cell office:value-type="float" office:value="0.055693965" calcext:value-type="float">
            <text:p>0.055693965</text:p>
          </table:table-cell>
          <table:table-cell table:formula="of:=[.B43]/3.7249425" office:value-type="float" office:value="0.0149516307969855" calcext:value-type="float">
            <text:p>0.014951630796986</text:p>
          </table:table-cell>
          <table:table-cell office:value-type="float" office:value="1.2836339178963" calcext:value-type="float">
            <text:p>1.2836339178963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056475612" calcext:value-type="float">
            <text:p>0.056475612</text:p>
          </table:table-cell>
          <table:table-cell table:formula="of:=[.B44]/3.7249425" office:value-type="float" office:value="0.0151614721569528" calcext:value-type="float">
            <text:p>0.015161472156953</text:p>
          </table:table-cell>
          <table:table-cell office:value-type="float" office:value="1.3411236543047" calcext:value-type="float">
            <text:p>1.3411236543047</text:p>
          </table:table-cell>
        </table:table-row>
        <table:table-row table:style-name="ro1">
          <table:table-cell office:value-type="float" office:value="43.77" calcext:value-type="float">
            <text:p>43.77</text:p>
          </table:table-cell>
          <table:table-cell office:value-type="float" office:value="0.057443208" calcext:value-type="float">
            <text:p>0.057443208</text:p>
          </table:table-cell>
          <table:table-cell table:formula="of:=[.B45]/3.7249425" office:value-type="float" office:value="0.0154212334821276" calcext:value-type="float">
            <text:p>0.015421233482128</text:p>
          </table:table-cell>
          <table:table-cell office:value-type="float" office:value="1.3995983611993" calcext:value-type="float">
            <text:p>1.3995983611993</text:p>
          </table:table-cell>
        </table:table-row>
        <table:table-row table:style-name="ro1">
          <table:table-cell office:value-type="float" office:value="44.79" calcext:value-type="float">
            <text:p>44.79</text:p>
          </table:table-cell>
          <table:table-cell office:value-type="float" office:value="0.058770909" calcext:value-type="float">
            <text:p>0.058770909</text:p>
          </table:table-cell>
          <table:table-cell table:formula="of:=[.B46]/3.7249425" office:value-type="float" office:value="0.0157776687828067" calcext:value-type="float">
            <text:p>0.015777668782807</text:p>
          </table:table-cell>
          <table:table-cell office:value-type="float" office:value="1.4594246103116" calcext:value-type="float">
            <text:p>1.4594246103116</text:p>
          </table:table-cell>
        </table:table-row>
        <table:table-row table:style-name="ro1">
          <table:table-cell office:value-type="float" office:value="45.81" calcext:value-type="float">
            <text:p>45.81</text:p>
          </table:table-cell>
          <table:table-cell office:value-type="float" office:value="0.060558319" calcext:value-type="float">
            <text:p>0.060558319</text:p>
          </table:table-cell>
          <table:table-cell table:formula="of:=[.B47]/3.7249425" office:value-type="float" office:value="0.0162575178006103" calcext:value-type="float">
            <text:p>0.01625751780061</text:p>
          </table:table-cell>
          <table:table-cell office:value-type="float" office:value="1.5210703659433" calcext:value-type="float">
            <text:p>1.5210703659433</text:p>
          </table:table-cell>
        </table:table-row>
        <table:table-row table:style-name="ro1">
          <table:table-cell office:value-type="float" office:value="46.83" calcext:value-type="float">
            <text:p>46.83</text:p>
          </table:table-cell>
          <table:table-cell office:value-type="float" office:value="0.062788275" calcext:value-type="float">
            <text:p>0.062788275</text:p>
          </table:table-cell>
          <table:table-cell table:formula="of:=[.B48]/3.7249425" office:value-type="float" office:value="0.0168561729476361" calcext:value-type="float">
            <text:p>0.016856172947636</text:p>
          </table:table-cell>
          <table:table-cell office:value-type="float" office:value="1.5849861204046" calcext:value-type="float">
            <text:p>1.5849861204046</text:p>
          </table:table-cell>
        </table:table-row>
        <table:table-row table:style-name="ro1">
          <table:table-cell office:value-type="float" office:value="47.84" calcext:value-type="float">
            <text:p>47.84</text:p>
          </table:table-cell>
          <table:table-cell office:value-type="float" office:value="0.065319976" calcext:value-type="float">
            <text:p>0.065319976</text:p>
          </table:table-cell>
          <table:table-cell table:formula="of:=[.B49]/3.7249425" office:value-type="float" office:value="0.0175358347142271" calcext:value-type="float">
            <text:p>0.017535834714227</text:p>
          </table:table-cell>
          <table:table-cell office:value-type="float" office:value="1.6514790369633" calcext:value-type="float">
            <text:p>1.6514790369633</text:p>
          </table:table-cell>
        </table:table-row>
        <table:table-row table:style-name="ro1">
          <table:table-cell office:value-type="float" office:value="48.86" calcext:value-type="float">
            <text:p>48.86</text:p>
          </table:table-cell>
          <table:table-cell office:value-type="float" office:value="0.067922447" calcext:value-type="float">
            <text:p>0.067922447</text:p>
          </table:table-cell>
          <table:table-cell table:formula="of:=[.B50]/3.7249425" office:value-type="float" office:value="0.0182344954318087" calcext:value-type="float">
            <text:p>0.018234495431809</text:p>
          </table:table-cell>
          <table:table-cell office:value-type="float" office:value="1.7206211566353" calcext:value-type="float">
            <text:p>1.7206211566353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0.070338975" calcext:value-type="float">
            <text:p>0.070338975</text:p>
          </table:table-cell>
          <table:table-cell table:formula="of:=[.B51]/3.7249425" office:value-type="float" office:value="0.0188832377949458" calcext:value-type="float">
            <text:p>0.018883237794946</text:p>
          </table:table-cell>
          <table:table-cell office:value-type="float" office:value="1.792223197561" calcext:value-type="float">
            <text:p>1.792223197561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.072361673" calcext:value-type="float">
            <text:p>0.072361673</text:p>
          </table:table-cell>
          <table:table-cell table:formula="of:=[.B52]/3.7249425" office:value-type="float" office:value="0.0194262523515464" calcext:value-type="float">
            <text:p>0.019426252351546</text:p>
          </table:table-cell>
          <table:table-cell office:value-type="float" office:value="1.8658842581353" calcext:value-type="float">
            <text:p>1.8658842581353</text:p>
          </table:table-cell>
        </table:table-row>
        <table:table-row table:style-name="ro1">
          <table:table-cell office:value-type="float" office:value="51.92" calcext:value-type="float">
            <text:p>51.92</text:p>
          </table:table-cell>
          <table:table-cell office:value-type="float" office:value="0.07389121" calcext:value-type="float">
            <text:p>0.07389121</text:p>
          </table:table-cell>
          <table:table-cell table:formula="of:=[.B53]/3.7249425" office:value-type="float" office:value="0.019836872649712" calcext:value-type="float">
            <text:p>0.019836872649712</text:p>
          </table:table-cell>
          <table:table-cell office:value-type="float" office:value="1.9411023214698" calcext:value-type="float">
            <text:p>1.9411023214698</text:p>
          </table:table-cell>
        </table:table-row>
        <table:table-row table:style-name="ro1">
          <table:table-cell office:value-type="float" office:value="52.93" calcext:value-type="float">
            <text:p>52.93</text:p>
          </table:table-cell>
          <table:table-cell office:value-type="float" office:value="0.074961685" calcext:value-type="float">
            <text:p>0.074961685</text:p>
          </table:table-cell>
          <table:table-cell table:formula="of:=[.B54]/3.7249425" office:value-type="float" office:value="0.0201242529247096" calcext:value-type="float">
            <text:p>0.02012425292471</text:p>
          </table:table-cell>
          <table:table-cell office:value-type="float" office:value="2.0174100819666" calcext:value-type="float">
            <text:p>2.0174100819666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0.075722846" calcext:value-type="float">
            <text:p>0.075722846</text:p>
          </table:table-cell>
          <table:table-cell table:formula="of:=[.B55]/3.7249425" office:value-type="float" office:value="0.020328594602467" calcext:value-type="float">
            <text:p>0.020328594602467</text:p>
          </table:table-cell>
          <table:table-cell office:value-type="float" office:value="2.0944926718499" calcext:value-type="float">
            <text:p>2.0944926718499</text:p>
          </table:table-cell>
        </table:table-row>
        <table:table-row table:style-name="ro1">
          <table:table-cell office:value-type="float" office:value="54.97" calcext:value-type="float">
            <text:p>54.97</text:p>
          </table:table-cell>
          <table:table-cell office:value-type="float" office:value="0.076386732" calcext:value-type="float">
            <text:p>0.076386732</text:p>
          </table:table-cell>
          <table:table-cell table:formula="of:=[.B56]/3.7249425" office:value-type="float" office:value="0.020506821783155" calcext:value-type="float">
            <text:p>0.020506821783155</text:p>
          </table:table-cell>
          <table:table-cell office:value-type="float" office:value="2.1722510683153" calcext:value-type="float">
            <text:p>2.1722510683153</text:p>
          </table:table-cell>
        </table:table-row>
        <table:table-row table:style-name="ro1">
          <table:table-cell office:value-type="float" office:value="55.99" calcext:value-type="float">
            <text:p>55.99</text:p>
          </table:table-cell>
          <table:table-cell office:value-type="float" office:value="0.077157786" calcext:value-type="float">
            <text:p>0.077157786</text:p>
          </table:table-cell>
          <table:table-cell table:formula="of:=[.B57]/3.7249425" office:value-type="float" office:value="0.0207138193408355" calcext:value-type="float">
            <text:p>0.020713819340836</text:p>
          </table:table-cell>
          <table:table-cell office:value-type="float" office:value="2.2507943648164" calcext:value-type="float">
            <text:p>2.2507943648164</text:p>
          </table:table-cell>
        </table:table-row>
        <table:table-row table:style-name="ro1">
          <table:table-cell office:value-type="float" office:value="57.01" calcext:value-type="float">
            <text:p>57.01</text:p>
          </table:table-cell>
          <table:table-cell office:value-type="float" office:value="0.078170298" calcext:value-type="float">
            <text:p>0.078170298</text:p>
          </table:table-cell>
          <table:table-cell table:formula="of:=[.B58]/3.7249425" office:value-type="float" office:value="0.0209856388387203" calcext:value-type="float">
            <text:p>0.02098563883872</text:p>
          </table:table-cell>
          <table:table-cell office:value-type="float" office:value="2.330368355003" calcext:value-type="float">
            <text:p>2.330368355003</text:p>
          </table:table-cell>
        </table:table-row>
        <table:table-row table:style-name="ro1">
          <table:table-cell office:value-type="float" office:value="58.02" calcext:value-type="float">
            <text:p>58.02</text:p>
          </table:table-cell>
          <table:table-cell office:value-type="float" office:value="0.079453127" calcext:value-type="float">
            <text:p>0.079453127</text:p>
          </table:table-cell>
          <table:table-cell table:formula="of:=[.B59]/3.7249425" office:value-type="float" office:value="0.0213300277789523" calcext:value-type="float">
            <text:p>0.021330027778952</text:p>
          </table:table-cell>
          <table:table-cell office:value-type="float" office:value="2.4112482092781" calcext:value-type="float">
            <text:p>2.4112482092781</text:p>
          </table:table-cell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0.080931063" calcext:value-type="float">
            <text:p>0.080931063</text:p>
          </table:table-cell>
          <table:table-cell table:formula="of:=[.B60]/3.7249425" office:value-type="float" office:value="0.0217267952458327" calcext:value-type="float">
            <text:p>0.021726795245833</text:p>
          </table:table-cell>
          <table:table-cell office:value-type="float" office:value="2.493632538664" calcext:value-type="float">
            <text:p>2.493632538664</text:p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office:value-type="float" office:value="0.082459073" calcext:value-type="float">
            <text:p>0.082459073</text:p>
          </table:table-cell>
          <table:table-cell table:formula="of:=[.B61]/3.7249425" office:value-type="float" office:value="0.0221370056047845" calcext:value-type="float">
            <text:p>0.022137005604785</text:p>
          </table:table-cell>
          <table:table-cell office:value-type="float" office:value="2.577572316873" calcext:value-type="float">
            <text:p>2.577572316873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float" office:value="0.083874979" calcext:value-type="float">
            <text:p>0.083874979</text:p>
          </table:table-cell>
          <table:table-cell table:formula="of:=[.B62]/3.7249425" office:value-type="float" office:value="0.0225171204656179" calcext:value-type="float">
            <text:p>0.022517120465618</text:p>
          </table:table-cell>
          <table:table-cell office:value-type="float" office:value="2.6629534264651" calcext:value-type="float">
            <text:p>2.6629534264651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.085051439" calcext:value-type="float">
            <text:p>0.085051439</text:p>
          </table:table-cell>
          <table:table-cell table:formula="of:=[.B63]/3.7249425" office:value-type="float" office:value="0.0228329535288129" calcext:value-type="float">
            <text:p>0.022832953528813</text:p>
          </table:table-cell>
          <table:table-cell office:value-type="float" office:value="2.7495321213838" calcext:value-type="float">
            <text:p>2.7495321213838</text:p>
          </table:table-cell>
        </table:table-row>
        <table:table-row table:style-name="ro1">
          <table:table-cell office:value-type="float" office:value="63.11" calcext:value-type="float">
            <text:p>63.11</text:p>
          </table:table-cell>
          <table:table-cell office:value-type="float" office:value="0.085930477" calcext:value-type="float">
            <text:p>0.085930477</text:p>
          </table:table-cell>
          <table:table-cell table:formula="of:=[.B64]/3.7249425" office:value-type="float" office:value="0.0230689405272699" calcext:value-type="float">
            <text:p>0.02306894052727</text:p>
          </table:table-cell>
          <table:table-cell office:value-type="float" office:value="2.8370056386427" calcext:value-type="float">
            <text:p>2.8370056386427</text:p>
          </table:table-cell>
        </table:table-row>
        <table:table-row table:style-name="ro1">
          <table:table-cell office:value-type="float" office:value="64.13" calcext:value-type="float">
            <text:p>64.13</text:p>
          </table:table-cell>
          <table:table-cell office:value-type="float" office:value="0.086531605" calcext:value-type="float">
            <text:p>0.086531605</text:p>
          </table:table-cell>
          <table:table-cell table:formula="of:=[.B65]/3.7249425" office:value-type="float" office:value="0.0232303196626525" calcext:value-type="float">
            <text:p>0.023230319662653</text:p>
          </table:table-cell>
          <table:table-cell office:value-type="float" office:value="2.925091078182" calcext:value-type="float">
            <text:p>2.925091078182</text:p>
          </table:table-cell>
        </table:table-row>
        <table:table-row table:style-name="ro1">
          <table:table-cell office:value-type="float" office:value="65.15" calcext:value-type="float">
            <text:p>65.15</text:p>
          </table:table-cell>
          <table:table-cell office:value-type="float" office:value="0.086934445" calcext:value-type="float">
            <text:p>0.086934445</text:p>
          </table:table-cell>
          <table:table-cell table:formula="of:=[.B66]/3.7249425" office:value-type="float" office:value="0.0233384662984731" calcext:value-type="float">
            <text:p>0.023338466298473</text:p>
          </table:table-cell>
          <table:table-cell office:value-type="float" office:value="3.0135865919049" calcext:value-type="float">
            <text:p>3.0135865919049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0.087245004" calcext:value-type="float">
            <text:p>0.087245004</text:p>
          </table:table-cell>
          <table:table-cell table:formula="of:=[.B67]/3.7249425" office:value-type="float" office:value="0.0234218391290604" calcext:value-type="float">
            <text:p>0.02342183912906</text:p>
          </table:table-cell>
          <table:table-cell office:value-type="float" office:value="3.1023982409308" calcext:value-type="float">
            <text:p>3.1023982409308</text:p>
          </table:table-cell>
        </table:table-row>
        <table:table-row table:style-name="ro1">
          <table:table-cell office:value-type="float" office:value="67.19" calcext:value-type="float">
            <text:p>67.19</text:p>
          </table:table-cell>
          <table:table-cell office:value-type="float" office:value="0.08755882" calcext:value-type="float">
            <text:p>0.08755882</text:p>
          </table:table-cell>
          <table:table-cell table:formula="of:=[.B68]/3.7249425" office:value-type="float" office:value="0.0235060863355609" calcext:value-type="float">
            <text:p>0.023506086335561</text:p>
          </table:table-cell>
          <table:table-cell office:value-type="float" office:value="3.1915293409902" calcext:value-type="float">
            <text:p>3.1915293409902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.087933386" calcext:value-type="float">
            <text:p>0.087933386</text:p>
          </table:table-cell>
          <table:table-cell table:formula="of:=[.B69]/3.7249425" office:value-type="float" office:value="0.0236066425186429" calcext:value-type="float">
            <text:p>0.023606642518643</text:p>
          </table:table-cell>
          <table:table-cell office:value-type="float" office:value="3.2810417334177" calcext:value-type="float">
            <text:p>3.2810417334177</text:p>
          </table:table-cell>
        </table:table-row>
        <table:table-row table:style-name="ro1">
          <table:table-cell office:value-type="float" office:value="69.22" calcext:value-type="float">
            <text:p>69.22</text:p>
          </table:table-cell>
          <table:table-cell office:value-type="float" office:value="0.088377567" calcext:value-type="float">
            <text:p>0.088377567</text:p>
          </table:table-cell>
          <table:table-cell table:formula="of:=[.B70]/3.7249425" office:value-type="float" office:value="0.023725887580815" calcext:value-type="float">
            <text:p>0.023725887580815</text:p>
          </table:table-cell>
          <table:table-cell office:value-type="float" office:value="3.3710062826275" calcext:value-type="float">
            <text:p>3.3710062826275</text:p>
          </table:table-cell>
        </table:table-row>
        <table:table-row table:style-name="ro1">
          <table:table-cell office:value-type="float" office:value="70.24" calcext:value-type="float">
            <text:p>70.24</text:p>
          </table:table-cell>
          <table:table-cell office:value-type="float" office:value="0.088859342" calcext:value-type="float">
            <text:p>0.088859342</text:p>
          </table:table-cell>
          <table:table-cell table:formula="of:=[.B71]/3.7249425" office:value-type="float" office:value="0.0238552251477707" calcext:value-type="float">
            <text:p>0.023855225147771</text:p>
          </table:table-cell>
          <table:table-cell office:value-type="float" office:value="3.4614612585313" calcext:value-type="float">
            <text:p>3.4614612585313</text:p>
          </table:table-cell>
        </table:table-row>
        <table:table-row table:style-name="ro1">
          <table:table-cell office:value-type="float" office:value="71.26" calcext:value-type="float">
            <text:p>71.26</text:p>
          </table:table-cell>
          <table:table-cell office:value-type="float" office:value="0.08932735" calcext:value-type="float">
            <text:p>0.08932735</text:p>
          </table:table-cell>
          <table:table-cell table:formula="of:=[.B72]/3.7249425" office:value-type="float" office:value="0.0239808668187495" calcext:value-type="float">
            <text:p>0.02398086681875</text:p>
          </table:table-cell>
          <table:table-cell office:value-type="float" office:value="3.5523926464388" calcext:value-type="float">
            <text:p>3.5523926464388</text:p>
          </table:table-cell>
        </table:table-row>
        <table:table-row table:style-name="ro1">
          <table:table-cell office:value-type="float" office:value="72.27" calcext:value-type="float">
            <text:p>72.27</text:p>
          </table:table-cell>
          <table:table-cell office:value-type="float" office:value="0.089737958" calcext:value-type="float">
            <text:p>0.089737958</text:p>
          </table:table-cell>
          <table:table-cell table:formula="of:=[.B73]/3.7249425" office:value-type="float" office:value="0.0240910988558884" calcext:value-type="float">
            <text:p>0.024091098855888</text:p>
          </table:table-cell>
          <table:table-cell office:value-type="float" office:value="3.6437420156178" calcext:value-type="float">
            <text:p>3.6437420156178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0.090078683" calcext:value-type="float">
            <text:p>0.090078683</text:p>
          </table:table-cell>
          <table:table-cell table:formula="of:=[.B74]/3.7249425" office:value-type="float" office:value="0.0241825700665178" calcext:value-type="float">
            <text:p>0.024182570066518</text:p>
          </table:table-cell>
          <table:table-cell office:value-type="float" office:value="3.7354382280283" calcext:value-type="float">
            <text:p>3.7354382280283</text:p>
          </table:table-cell>
        </table:table-row>
        <table:table-row table:style-name="ro1">
          <table:table-cell office:value-type="float" office:value="74.31" calcext:value-type="float">
            <text:p>74.31</text:p>
          </table:table-cell>
          <table:table-cell office:value-type="float" office:value="0.090380467" calcext:value-type="float">
            <text:p>0.090380467</text:p>
          </table:table-cell>
          <table:table-cell table:formula="of:=[.B75]/3.7249425" office:value-type="float" office:value="0.0242635871560433" calcext:value-type="float">
            <text:p>0.024263587156043</text:p>
          </table:table-cell>
          <table:table-cell office:value-type="float" office:value="3.827441643121" calcext:value-type="float">
            <text:p>3.827441643121</text:p>
          </table:table-cell>
        </table:table-row>
        <table:table-row table:style-name="ro1">
          <table:table-cell office:value-type="float" office:value="75.33" calcext:value-type="float">
            <text:p>75.33</text:p>
          </table:table-cell>
          <table:table-cell office:value-type="float" office:value="0.090714884" calcext:value-type="float">
            <text:p>0.090714884</text:p>
          </table:table-cell>
          <table:table-cell table:formula="of:=[.B76]/3.7249425" office:value-type="float" office:value="0.0243533649177135" calcext:value-type="float">
            <text:p>0.024353364917714</text:p>
          </table:table-cell>
          <table:table-cell office:value-type="float" office:value="3.9197854806884" calcext:value-type="float">
            <text:p>3.9197854806884</text:p>
          </table:table-cell>
        </table:table-row>
        <table:table-row table:style-name="ro1">
          <table:table-cell office:value-type="float" office:value="76.35" calcext:value-type="float">
            <text:p>76.35</text:p>
          </table:table-cell>
          <table:table-cell office:value-type="float" office:value="0.091176814" calcext:value-type="float">
            <text:p>0.091176814</text:p>
          </table:table-cell>
          <table:table-cell table:formula="of:=[.B77]/3.7249425" office:value-type="float" office:value="0.0244773748856526" calcext:value-type="float">
            <text:p>0.024477374885653</text:p>
          </table:table-cell>
          <table:table-cell office:value-type="float" office:value="4.0125995424255" calcext:value-type="float">
            <text:p>4.0125995424255</text:p>
          </table:table-cell>
        </table:table-row>
        <table:table-row table:style-name="ro1">
          <table:table-cell office:value-type="float" office:value="77.36" calcext:value-type="float">
            <text:p>77.36</text:p>
          </table:table-cell>
          <table:table-cell office:value-type="float" office:value="0.091857376" calcext:value-type="float">
            <text:p>0.091857376</text:p>
          </table:table-cell>
          <table:table-cell table:formula="of:=[.B78]/3.7249425" office:value-type="float" office:value="0.0246600789139698" calcext:value-type="float">
            <text:p>0.02466007891397</text:p>
          </table:table-cell>
          <table:table-cell office:value-type="float" office:value="4.1061063878637" calcext:value-type="float">
            <text:p>4.1061063878637</text:p>
          </table:table-cell>
        </table:table-row>
        <table:table-row table:style-name="ro1">
          <table:table-cell office:value-type="float" office:value="78.38" calcext:value-type="float">
            <text:p>78.38</text:p>
          </table:table-cell>
          <table:table-cell office:value-type="float" office:value="0.092815027" calcext:value-type="float">
            <text:p>0.092815027</text:p>
          </table:table-cell>
          <table:table-cell table:formula="of:=[.B79]/3.7249425" office:value-type="float" office:value="0.0249171703992746" calcext:value-type="float">
            <text:p>0.024917170399275</text:p>
          </table:table-cell>
          <table:table-cell office:value-type="float" office:value="4.2005880800984" calcext:value-type="float">
            <text:p>4.2005880800984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.094053634" calcext:value-type="float">
            <text:p>0.094053634</text:p>
          </table:table-cell>
          <table:table-cell table:formula="of:=[.B80]/3.7249425" office:value-type="float" office:value="0.0252496874783973" calcext:value-type="float">
            <text:p>0.025249687478397</text:p>
          </table:table-cell>
          <table:table-cell office:value-type="float" office:value="4.2963306209788" calcext:value-type="float">
            <text:p>4.2963306209788</text:p>
          </table:table-cell>
        </table:table-row>
        <table:table-row table:style-name="ro1">
          <table:table-cell office:value-type="float" office:value="80.42" calcext:value-type="float">
            <text:p>80.42</text:p>
          </table:table-cell>
          <table:table-cell office:value-type="float" office:value="0.09551476" calcext:value-type="float">
            <text:p>0.09551476</text:p>
          </table:table-cell>
          <table:table-cell table:formula="of:=[.B81]/3.7249425" office:value-type="float" office:value="0.0256419421239388" calcext:value-type="float">
            <text:p>0.025641942123939</text:p>
          </table:table-cell>
          <table:table-cell office:value-type="float" office:value="4.3935605249394" calcext:value-type="float">
            <text:p>4.3935605249394</text:p>
          </table:table-cell>
        </table:table-row>
        <table:table-row table:style-name="ro1">
          <table:table-cell office:value-type="float" office:value="81.44" calcext:value-type="float">
            <text:p>81.44</text:p>
          </table:table-cell>
          <table:table-cell office:value-type="float" office:value="0.097087251" calcext:value-type="float">
            <text:p>0.097087251</text:p>
          </table:table-cell>
          <table:table-cell table:formula="of:=[.B82]/3.7249425" office:value-type="float" office:value="0.0260640938752746" calcext:value-type="float">
            <text:p>0.026064093875275</text:p>
          </table:table-cell>
          <table:table-cell office:value-type="float" office:value="4.492391156972" calcext:value-type="float">
            <text:p>4.492391156972</text:p>
          </table:table-cell>
        </table:table-row>
        <table:table-row table:style-name="ro1">
          <table:table-cell office:value-type="float" office:value="82.45" calcext:value-type="float">
            <text:p>82.45</text:p>
          </table:table-cell>
          <table:table-cell office:value-type="float" office:value="0.098631802" calcext:value-type="float">
            <text:p>0.098631802</text:p>
          </table:table-cell>
          <table:table-cell table:formula="of:=[.B83]/3.7249425" office:value-type="float" office:value="0.0264787448396854" calcext:value-type="float">
            <text:p>0.026478744839686</text:p>
          </table:table-cell>
          <table:table-cell office:value-type="float" office:value="4.5927940754453" calcext:value-type="float">
            <text:p>4.5927940754453</text:p>
          </table:table-cell>
        </table:table-row>
        <table:table-row table:style-name="ro1">
          <table:table-cell office:value-type="float" office:value="83.47" calcext:value-type="float">
            <text:p>83.47</text:p>
          </table:table-cell>
          <table:table-cell office:value-type="float" office:value="0.10001309" calcext:value-type="float">
            <text:p>0.10001309</text:p>
          </table:table-cell>
          <table:table-cell table:formula="of:=[.B84]/3.7249425" office:value-type="float" office:value="0.0268495661342423" calcext:value-type="float">
            <text:p>0.026849566134242</text:p>
          </table:table-cell>
          <table:table-cell office:value-type="float" office:value="4.694603082821" calcext:value-type="float">
            <text:p>4.694603082821</text:p>
          </table:table-cell>
        </table:table-row>
        <table:table-row table:style-name="ro1">
          <table:table-cell office:value-type="float" office:value="84.49" calcext:value-type="float">
            <text:p>84.49</text:p>
          </table:table-cell>
          <table:table-cell office:value-type="float" office:value="0.10112936" calcext:value-type="float">
            <text:p>0.10112936</text:p>
          </table:table-cell>
          <table:table-cell table:formula="of:=[.B85]/3.7249425" office:value-type="float" office:value="0.0271492405587469" calcext:value-type="float">
            <text:p>0.027149240558747</text:p>
          </table:table-cell>
          <table:table-cell office:value-type="float" office:value="4.7975484024761" calcext:value-type="float">
            <text:p>4.7975484024761</text:p>
          </table:table-cell>
        </table:table-row>
        <table:table-row table:style-name="ro1">
          <table:table-cell office:value-type="float" office:value="85.51" calcext:value-type="float">
            <text:p>85.51</text:p>
          </table:table-cell>
          <table:table-cell office:value-type="float" office:value="0.10193037" calcext:value-type="float">
            <text:p>0.10193037</text:p>
          </table:table-cell>
          <table:table-cell table:formula="of:=[.B86]/3.7249425" office:value-type="float" office:value="0.0273642801197602" calcext:value-type="float">
            <text:p>0.02736428011976</text:p>
          </table:table-cell>
          <table:table-cell office:value-type="float" office:value="4.9013091171472" calcext:value-type="float">
            <text:p>4.9013091171472</text:p>
          </table:table-cell>
        </table:table-row>
        <table:table-row table:style-name="ro1">
          <table:table-cell office:value-type="float" office:value="86.53" calcext:value-type="float">
            <text:p>86.53</text:p>
          </table:table-cell>
          <table:table-cell office:value-type="float" office:value="0.10241918" calcext:value-type="float">
            <text:p>0.10241918</text:p>
          </table:table-cell>
          <table:table-cell table:formula="of:=[.B87]/3.7249425" office:value-type="float" office:value="0.0274955063064732" calcext:value-type="float">
            <text:p>0.027495506306473</text:p>
          </table:table-cell>
          <table:table-cell office:value-type="float" office:value="5.0055674196052" calcext:value-type="float">
            <text:p>5.0055674196052</text:p>
          </table:table-cell>
        </table:table-row>
        <table:table-row table:style-name="ro1">
          <table:table-cell office:value-type="float" office:value="87.54" calcext:value-type="float">
            <text:p>87.54</text:p>
          </table:table-cell>
          <table:table-cell office:value-type="float" office:value="0.10263984" calcext:value-type="float">
            <text:p>0.10263984</text:p>
          </table:table-cell>
          <table:table-cell table:formula="of:=[.B88]/3.7249425" office:value-type="float" office:value="0.0275547448047856" calcext:value-type="float">
            <text:p>0.027554744804786</text:p>
          </table:table-cell>
          <table:table-cell office:value-type="float" office:value="5.1100503471384" calcext:value-type="float">
            <text:p>5.1100503471384</text:p>
          </table:table-cell>
        </table:table-row>
        <table:table-row table:style-name="ro1">
          <table:table-cell office:value-type="float" office:value="88.56" calcext:value-type="float">
            <text:p>88.56</text:p>
          </table:table-cell>
          <table:table-cell office:value-type="float" office:value="0.10265892" calcext:value-type="float">
            <text:p>0.10265892</text:p>
          </table:table-cell>
          <table:table-cell table:formula="of:=[.B89]/3.7249425" office:value-type="float" office:value="0.0275598670315045" calcext:value-type="float">
            <text:p>0.027559867031505</text:p>
          </table:table-cell>
          <table:table-cell office:value-type="float" office:value="5.2145526963573" calcext:value-type="float">
            <text:p>5.2145526963573</text:p>
          </table:table-cell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0.10255097" calcext:value-type="float">
            <text:p>0.10255097</text:p>
          </table:table-cell>
          <table:table-cell table:formula="of:=[.B90]/3.7249425" office:value-type="float" office:value="0.0275308867183856" calcext:value-type="float">
            <text:p>0.027530886718386</text:p>
          </table:table-cell>
          <table:table-cell office:value-type="float" office:value="5.318945162542" calcext:value-type="float">
            <text:p>5.318945162542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.10239556" calcext:value-type="float">
            <text:p>0.10239556</text:p>
          </table:table-cell>
          <table:table-cell table:formula="of:=[.B91]/3.7249425" office:value-type="float" office:value="0.0274891652689941" calcext:value-type="float">
            <text:p>0.027489165268994</text:p>
          </table:table-cell>
          <table:table-cell office:value-type="float" office:value="5.4231794200215" calcext:value-type="float">
            <text:p>5.4231794200215</text:p>
          </table:table-cell>
        </table:table-row>
        <table:table-row table:style-name="ro1">
          <table:table-cell office:value-type="float" office:value="91.62" calcext:value-type="float">
            <text:p>91.62</text:p>
          </table:table-cell>
          <table:table-cell office:value-type="float" office:value="0.10228651" calcext:value-type="float">
            <text:p>0.10228651</text:p>
          </table:table-cell>
          <table:table-cell table:formula="of:=[.B92]/3.7249425" office:value-type="float" office:value="0.0274598896493033" calcext:value-type="float">
            <text:p>0.027459889649303</text:p>
          </table:table-cell>
          <table:table-cell office:value-type="float" office:value="5.5273026759135" calcext:value-type="float">
            <text:p>5.5273026759135</text:p>
          </table:table-cell>
        </table:table-row>
        <table:table-row table:style-name="ro1">
          <table:table-cell office:value-type="float" office:value="92.63" calcext:value-type="float">
            <text:p>92.63</text:p>
          </table:table-cell>
          <table:table-cell office:value-type="float" office:value="0.10234647" calcext:value-type="float">
            <text:p>0.10234647</text:p>
          </table:table-cell>
          <table:table-cell table:formula="of:=[.B93]/3.7249425" office:value-type="float" office:value="0.0274759865420741" calcext:value-type="float">
            <text:p>0.027475986542074</text:p>
          </table:table-cell>
          <table:table-cell office:value-type="float" office:value="5.6314869657004" calcext:value-type="float">
            <text:p>5.6314869657004</text:p>
          </table:table-cell>
        </table:table-row>
        <table:table-row table:style-name="ro1">
          <table:table-cell office:value-type="float" office:value="93.65" calcext:value-type="float">
            <text:p>93.65</text:p>
          </table:table-cell>
          <table:table-cell office:value-type="float" office:value="0.10273409" calcext:value-type="float">
            <text:p>0.10273409</text:p>
          </table:table-cell>
          <table:table-cell table:formula="of:=[.B94]/3.7249425" office:value-type="float" office:value="0.0275800472087824" calcext:value-type="float">
            <text:p>0.027580047208783</text:p>
          </table:table-cell>
          <table:table-cell office:value-type="float" office:value="5.7360658367672" calcext:value-type="float">
            <text:p>5.7360658367672</text:p>
          </table:table-cell>
        </table:table-row>
        <table:table-row table:style-name="ro1">
          <table:table-cell office:value-type="float" office:value="94.67" calcext:value-type="float">
            <text:p>94.67</text:p>
          </table:table-cell>
          <table:table-cell office:value-type="float" office:value="0.1036322" calcext:value-type="float">
            <text:p>0.1036322</text:p>
          </table:table-cell>
          <table:table-cell table:formula="of:=[.B95]/3.7249425" office:value-type="float" office:value="0.0278211542862742" calcext:value-type="float">
            <text:p>0.027821154286274</text:p>
          </table:table-cell>
          <table:table-cell office:value-type="float" office:value="5.8415589486405" calcext:value-type="float">
            <text:p>5.8415589486405</text:p>
          </table:table-cell>
        </table:table-row>
        <table:table-row table:style-name="ro1">
          <table:table-cell office:value-type="float" office:value="95.69" calcext:value-type="float">
            <text:p>95.69</text:p>
          </table:table-cell>
          <table:table-cell office:value-type="float" office:value="0.10521186" calcext:value-type="float">
            <text:p>0.10521186</text:p>
          </table:table-cell>
          <table:table-cell table:formula="of:=[.B96]/3.7249425" office:value-type="float" office:value="0.0282452306310769" calcext:value-type="float">
            <text:p>0.028245230631077</text:p>
          </table:table-cell>
          <table:table-cell office:value-type="float" office:value="5.9486600802499" calcext:value-type="float">
            <text:p>5.9486600802499</text:p>
          </table:table-cell>
        </table:table-row>
        <table:table-row table:style-name="ro1">
          <table:table-cell office:value-type="float" office:value="96.71" calcext:value-type="float">
            <text:p>96.71</text:p>
          </table:table-cell>
          <table:table-cell office:value-type="float" office:value="0.10757842" calcext:value-type="float">
            <text:p>0.10757842</text:p>
          </table:table-cell>
          <table:table-cell table:formula="of:=[.B97]/3.7249425" office:value-type="float" office:value="0.0288805585589576" calcext:value-type="float">
            <text:p>0.028880558558958</text:p>
          </table:table-cell>
          <table:table-cell office:value-type="float" office:value="6.0581702721692" calcext:value-type="float">
            <text:p>6.0581702721692</text:p>
          </table:table-cell>
        </table:table-row>
        <table:table-row table:style-name="ro1">
          <table:table-cell office:value-type="float" office:value="97.72" calcext:value-type="float">
            <text:p>97.72</text:p>
          </table:table-cell>
          <table:table-cell office:value-type="float" office:value="0.11071644" calcext:value-type="float">
            <text:p>0.11071644</text:p>
          </table:table-cell>
          <table:table-cell table:formula="of:=[.B98]/3.7249425" office:value-type="float" office:value="0.0297229930394899" calcext:value-type="float">
            <text:p>0.02972299303949</text:p>
          </table:table-cell>
          <table:table-cell office:value-type="float" office:value="6.1708748262154" calcext:value-type="float">
            <text:p>6.1708748262154</text:p>
          </table:table-cell>
        </table:table-row>
        <table:table-row table:style-name="ro1">
          <table:table-cell office:value-type="float" office:value="98.74" calcext:value-type="float">
            <text:p>98.74</text:p>
          </table:table-cell>
          <table:table-cell office:value-type="float" office:value="0.11445493" calcext:value-type="float">
            <text:p>0.11445493</text:p>
          </table:table-cell>
          <table:table-cell table:formula="of:=[.B99]/3.7249425" office:value-type="float" office:value="0.0307266300083827" calcext:value-type="float">
            <text:p>0.030726630008383</text:p>
          </table:table-cell>
          <table:table-cell office:value-type="float" office:value="6.2873850072958" calcext:value-type="float">
            <text:p>6.2873850072958</text:p>
          </table:table-cell>
        </table:table-row>
        <table:table-row table:style-name="ro1">
          <table:table-cell office:value-type="float" office:value="99.76" calcext:value-type="float">
            <text:p>99.76</text:p>
          </table:table-cell>
          <table:table-cell office:value-type="float" office:value="0.11847137" calcext:value-type="float">
            <text:p>0.11847137</text:p>
          </table:table-cell>
          <table:table-cell table:formula="of:=[.B100]/3.7249425" office:value-type="float" office:value="0.0318048855787707" calcext:value-type="float">
            <text:p>0.031804885578771</text:p>
          </table:table-cell>
          <table:table-cell office:value-type="float" office:value="6.4079837517194" calcext:value-type="float">
            <text:p>6.4079837517194</text:p>
          </table:table-cell>
        </table:table-row>
        <table:table-row table:style-name="ro1">
          <table:table-cell office:value-type="float" office:value="100.78" calcext:value-type="float">
            <text:p>100.78</text:p>
          </table:table-cell>
          <table:table-cell office:value-type="float" office:value="0.12234054" calcext:value-type="float">
            <text:p>0.12234054</text:p>
          </table:table-cell>
          <table:table-cell table:formula="of:=[.B101]/3.7249425" office:value-type="float" office:value="0.0328436049683988" calcext:value-type="float">
            <text:p>0.032843604968399</text:p>
          </table:table-cell>
          <table:table-cell office:value-type="float" office:value="6.5325211383084" calcext:value-type="float">
            <text:p>6.5325211383084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0.12561882" calcext:value-type="float">
            <text:p>0.12561882</text:p>
          </table:table-cell>
          <table:table-cell table:formula="of:=[.B102]/3.7249425" office:value-type="float" office:value="0.0337236937214467" calcext:value-type="float">
            <text:p>0.033723693721447</text:p>
          </table:table-cell>
          <table:table-cell office:value-type="float" office:value="6.6603956801962" calcext:value-type="float">
            <text:p>6.6603956801962</text:p>
          </table:table-cell>
        </table:table-row>
        <table:table-row table:style-name="ro1">
          <table:table-cell office:value-type="float" office:value="102.81" calcext:value-type="float">
            <text:p>102.81</text:p>
          </table:table-cell>
          <table:table-cell office:value-type="float" office:value="0.12794079" calcext:value-type="float">
            <text:p>0.12794079</text:p>
          </table:table-cell>
          <table:table-cell table:formula="of:=[.B103]/3.7249425" office:value-type="float" office:value="0.0343470509947469" calcext:value-type="float">
            <text:p>0.034347050994747</text:p>
          </table:table-cell>
          <table:table-cell office:value-type="float" office:value="6.790633887994" calcext:value-type="float">
            <text:p>6.790633887994</text:p>
          </table:table-cell>
        </table:table-row>
        <table:table-row table:style-name="ro1">
          <table:table-cell office:value-type="float" office:value="103.83" calcext:value-type="float">
            <text:p>103.83</text:p>
          </table:table-cell>
          <table:table-cell office:value-type="float" office:value="0.12909907" calcext:value-type="float">
            <text:p>0.12909907</text:p>
          </table:table-cell>
          <table:table-cell table:formula="of:=[.B104]/3.7249425" office:value-type="float" office:value="0.0346580034456908" calcext:value-type="float">
            <text:p>0.034658003445691</text:p>
          </table:table-cell>
          <table:table-cell office:value-type="float" office:value="6.9220511675972" calcext:value-type="float">
            <text:p>6.9220511675972</text:p>
          </table:table-cell>
        </table:table-row>
        <table:table-row table:style-name="ro1">
          <table:table-cell office:value-type="float" office:value="104.85" calcext:value-type="float">
            <text:p>104.85</text:p>
          </table:table-cell>
          <table:table-cell office:value-type="float" office:value="0.12908373" calcext:value-type="float">
            <text:p>0.12908373</text:p>
          </table:table-cell>
          <table:table-cell table:formula="of:=[.B105]/3.7249425" office:value-type="float" office:value="0.0346538852613161" calcext:value-type="float">
            <text:p>0.034653885261316</text:p>
          </table:table-cell>
          <table:table-cell office:value-type="float" office:value="7.053452830664" calcext:value-type="float">
            <text:p>7.053452830664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0.12807136" calcext:value-type="float">
            <text:p>0.12807136</text:p>
          </table:table-cell>
          <table:table-cell table:formula="of:=[.B106]/3.7249425" office:value-type="float" office:value="0.0343821038848251" calcext:value-type="float">
            <text:p>0.034382103884825</text:p>
          </table:table-cell>
          <table:table-cell office:value-type="float" office:value="7.1838239439369" calcext:value-type="float">
            <text:p>7.1838239439369</text:p>
          </table:table-cell>
        </table:table-row>
        <table:table-row table:style-name="ro1">
          <table:table-cell office:value-type="float" office:value="106.89" calcext:value-type="float">
            <text:p>106.89</text:p>
          </table:table-cell>
          <table:table-cell office:value-type="float" office:value="0.12637122" calcext:value-type="float">
            <text:p>0.12637122</text:p>
          </table:table-cell>
          <table:table-cell table:formula="of:=[.B107]/3.7249425" office:value-type="float" office:value="0.0339256834165897" calcext:value-type="float">
            <text:p>0.03392568341659</text:p>
          </table:table-cell>
          <table:table-cell office:value-type="float" office:value="7.3124643886406" calcext:value-type="float">
            <text:p>7.3124643886406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0.12434978" calcext:value-type="float">
            <text:p>0.12434978</text:p>
          </table:table-cell>
          <table:table-cell table:formula="of:=[.B108]/3.7249425" office:value-type="float" office:value="0.0333830065833231" calcext:value-type="float">
            <text:p>0.033383006583323</text:p>
          </table:table-cell>
          <table:table-cell office:value-type="float" office:value="7.4390470968004" calcext:value-type="float">
            <text:p>7.4390470968004</text:p>
          </table:table-cell>
        </table:table-row>
        <table:table-row table:style-name="ro1">
          <table:table-cell office:value-type="float" office:value="108.92" calcext:value-type="float">
            <text:p>108.92</text:p>
          </table:table-cell>
          <table:table-cell office:value-type="float" office:value="0.12235934" calcext:value-type="float">
            <text:p>0.12235934</text:p>
          </table:table-cell>
          <table:table-cell table:formula="of:=[.B109]/3.7249425" office:value-type="float" office:value="0.0328486520261722" calcext:value-type="float">
            <text:p>0.032848652026172</text:p>
          </table:table-cell>
          <table:table-cell office:value-type="float" office:value="7.5636036287571" calcext:value-type="float">
            <text:p>7.5636036287571</text:p>
          </table:table-cell>
        </table:table-row>
        <table:table-row table:style-name="ro1">
          <table:table-cell office:value-type="float" office:value="109.94" calcext:value-type="float">
            <text:p>109.94</text:p>
          </table:table-cell>
          <table:table-cell office:value-type="float" office:value="0.12069038" calcext:value-type="float">
            <text:p>0.12069038</text:p>
          </table:table-cell>
          <table:table-cell table:formula="of:=[.B110]/3.7249425" office:value-type="float" office:value="0.032400602156946" calcext:value-type="float">
            <text:p>0.032400602156946</text:p>
          </table:table-cell>
          <table:table-cell office:value-type="float" office:value="7.6864612232287" calcext:value-type="float">
            <text:p>7.6864612232287</text:p>
          </table:table-cell>
        </table:table-row>
        <table:table-row table:style-name="ro1">
          <table:table-cell office:value-type="float" office:value="110.96" calcext:value-type="float">
            <text:p>110.96</text:p>
          </table:table-cell>
          <table:table-cell office:value-type="float" office:value="0.11955366" calcext:value-type="float">
            <text:p>0.11955366</text:p>
          </table:table-cell>
          <table:table-cell table:formula="of:=[.B111]/3.7249425" office:value-type="float" office:value="0.0320954377148104" calcext:value-type="float">
            <text:p>0.03209543771481</text:p>
          </table:table-cell>
          <table:table-cell office:value-type="float" office:value="7.8081616892732" calcext:value-type="float">
            <text:p>7.8081616892732</text:p>
          </table:table-cell>
        </table:table-row>
        <table:table-row table:style-name="ro1">
          <table:table-cell office:value-type="float" office:value="111.98" calcext:value-type="float">
            <text:p>111.98</text:p>
          </table:table-cell>
          <table:table-cell office:value-type="float" office:value="0.11908411" calcext:value-type="float">
            <text:p>0.11908411</text:p>
          </table:table-cell>
          <table:table-cell table:formula="of:=[.B112]/3.7249425" office:value-type="float" office:value="0.0319693820777099" calcext:value-type="float">
            <text:p>0.03196938207771</text:p>
          </table:table-cell>
          <table:table-cell office:value-type="float" office:value="7.9293841768076" calcext:value-type="float">
            <text:p>7.9293841768076</text:p>
          </table:table-cell>
        </table:table-row>
        <table:table-row table:style-name="ro1">
          <table:table-cell office:value-type="float" office:value="112.99" calcext:value-type="float">
            <text:p>112.99</text:p>
          </table:table-cell>
          <table:table-cell office:value-type="float" office:value="0.11934972" calcext:value-type="float">
            <text:p>0.11934972</text:p>
          </table:table-cell>
          <table:table-cell table:formula="of:=[.B113]/3.7249425" office:value-type="float" office:value="0.03204068787639" calcext:value-type="float">
            <text:p>0.03204068787639</text:p>
          </table:table-cell>
          <table:table-cell office:value-type="float" office:value="8.0508770397648" calcext:value-type="float">
            <text:p>8.0508770397648</text:p>
          </table:table-cell>
        </table:table-row>
        <table:table-row table:style-name="ro1">
          <table:table-cell office:value-type="float" office:value="114.01" calcext:value-type="float">
            <text:p>114.01</text:p>
          </table:table-cell>
          <table:table-cell office:value-type="float" office:value="0.12035056" calcext:value-type="float">
            <text:p>0.12035056</text:p>
          </table:table-cell>
          <table:table-cell table:formula="of:=[.B114]/3.7249425" office:value-type="float" office:value="0.0323093739030871" calcext:value-type="float">
            <text:p>0.032309373903087</text:p>
          </table:table-cell>
          <table:table-cell office:value-type="float" office:value="8.1733887151166" calcext:value-type="float">
            <text:p>8.1733887151166</text:p>
          </table:table-cell>
        </table:table-row>
        <table:table-row table:style-name="ro1">
          <table:table-cell office:value-type="float" office:value="115.03" calcext:value-type="float">
            <text:p>115.03</text:p>
          </table:table-cell>
          <table:table-cell office:value-type="float" office:value="0.12200333" calcext:value-type="float">
            <text:p>0.12200333</text:p>
          </table:table-cell>
          <table:table-cell table:formula="of:=[.B115]/3.7249425" office:value-type="float" office:value="0.0327530773964967" calcext:value-type="float">
            <text:p>0.032753077396497</text:p>
          </table:table-cell>
          <table:table-cell office:value-type="float" office:value="8.2975828368392" calcext:value-type="float">
            <text:p>8.2975828368392</text:p>
          </table:table-cell>
        </table:table-row>
        <table:table-row table:style-name="ro1">
          <table:table-cell office:value-type="float" office:value="116.05" calcext:value-type="float">
            <text:p>116.05</text:p>
          </table:table-cell>
          <table:table-cell office:value-type="float" office:value="0.12412056" calcext:value-type="float">
            <text:p>0.12412056</text:p>
          </table:table-cell>
          <table:table-cell table:formula="of:=[.B116]/3.7249425" office:value-type="float" office:value="0.0333214700629607" calcext:value-type="float">
            <text:p>0.033321470062961</text:p>
          </table:table-cell>
          <table:table-cell office:value-type="float" office:value="8.4239322076443" calcext:value-type="float">
            <text:p>8.4239322076443</text:p>
          </table:table-cell>
        </table:table-row>
        <table:table-row table:style-name="ro1">
          <table:table-cell office:value-type="float" office:value="117.07" calcext:value-type="float">
            <text:p>117.07</text:p>
          </table:table-cell>
          <table:table-cell office:value-type="float" office:value="0.12640369" calcext:value-type="float">
            <text:p>0.12640369</text:p>
          </table:table-cell>
          <table:table-cell table:formula="of:=[.B117]/3.7249425" office:value-type="float" office:value="0.0339344003296695" calcext:value-type="float">
            <text:p>0.03393440032967</text:p>
          </table:table-cell>
          <table:table-cell office:value-type="float" office:value="8.5526057079096" calcext:value-type="float">
            <text:p>8.5526057079096</text:p>
          </table:table-cell>
        </table:table-row>
        <table:table-row table:style-name="ro1">
          <table:table-cell office:value-type="float" office:value="118.08" calcext:value-type="float">
            <text:p>118.08</text:p>
          </table:table-cell>
          <table:table-cell office:value-type="float" office:value="0.12846905" calcext:value-type="float">
            <text:p>0.12846905</text:p>
          </table:table-cell>
          <table:table-cell table:formula="of:=[.B118]/3.7249425" office:value-type="float" office:value="0.0344888679489683" calcext:value-type="float">
            <text:p>0.034488867948968</text:p>
          </table:table-cell>
          <table:table-cell office:value-type="float" office:value="8.683381660806" calcext:value-type="float">
            <text:p>8.683381660806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0.12991459" calcext:value-type="float">
            <text:p>0.12991459</text:p>
          </table:table-cell>
          <table:table-cell table:formula="of:=[.B119]/3.7249425" office:value-type="float" office:value="0.0348769383688473" calcext:value-type="float">
            <text:p>0.034876938368847</text:p>
          </table:table-cell>
          <table:table-cell office:value-type="float" office:value="8.8156291046889" calcext:value-type="float">
            <text:p>8.8156291046889</text:p>
          </table:table-cell>
        </table:table-row>
        <table:table-row table:style-name="ro1">
          <table:table-cell office:value-type="float" office:value="120.12" calcext:value-type="float">
            <text:p>120.12</text:p>
          </table:table-cell>
          <table:table-cell office:value-type="float" office:value="0.13041657" calcext:value-type="float">
            <text:p>0.13041657</text:p>
          </table:table-cell>
          <table:table-cell table:formula="of:=[.B120]/3.7249425" office:value-type="float" office:value="0.0350117001806068" calcext:value-type="float">
            <text:p>0.035011700180607</text:p>
          </table:table-cell>
          <table:table-cell office:value-type="float" office:value="8.9483875461103" calcext:value-type="float">
            <text:p>8.9483875461103</text:p>
          </table:table-cell>
        </table:table-row>
        <table:table-row table:style-name="ro1">
          <table:table-cell office:value-type="float" office:value="121.14" calcext:value-type="float">
            <text:p>121.14</text:p>
          </table:table-cell>
          <table:table-cell office:value-type="float" office:value="0.12982815" calcext:value-type="float">
            <text:p>0.12982815</text:p>
          </table:table-cell>
          <table:table-cell table:formula="of:=[.B121]/3.7249425" office:value-type="float" office:value="0.0348537326415106" calcext:value-type="float">
            <text:p>0.034853732641511</text:p>
          </table:table-cell>
          <table:table-cell office:value-type="float" office:value="9.0805470016439" calcext:value-type="float">
            <text:p>9.0805470016439</text:p>
          </table:table-cell>
        </table:table-row>
        <table:table-row table:style-name="ro1">
          <table:table-cell office:value-type="float" office:value="122.15" calcext:value-type="float">
            <text:p>122.15</text:p>
          </table:table-cell>
          <table:table-cell office:value-type="float" office:value="0.12824327" calcext:value-type="float">
            <text:p>0.12824327</text:p>
          </table:table-cell>
          <table:table-cell table:formula="of:=[.B122]/3.7249425" office:value-type="float" office:value="0.0344282549327943" calcext:value-type="float">
            <text:p>0.034428254932794</text:p>
          </table:table-cell>
          <table:table-cell office:value-type="float" office:value="9.2110931132281" calcext:value-type="float">
            <text:p>9.2110931132281</text:p>
          </table:table-cell>
        </table:table-row>
        <table:table-row table:style-name="ro1">
          <table:table-cell office:value-type="float" office:value="123.17" calcext:value-type="float">
            <text:p>123.17</text:p>
          </table:table-cell>
          <table:table-cell office:value-type="float" office:value="0.12599606" calcext:value-type="float">
            <text:p>0.12599606</text:p>
          </table:table-cell>
          <table:table-cell table:formula="of:=[.B123]/3.7249425" office:value-type="float" office:value="0.0338249677679588" calcext:value-type="float">
            <text:p>0.033824967767959</text:p>
          </table:table-cell>
          <table:table-cell office:value-type="float" office:value="9.3393516606034" calcext:value-type="float">
            <text:p>9.3393516606034</text:p>
          </table:table-cell>
        </table:table-row>
        <table:table-row table:style-name="ro1">
          <table:table-cell office:value-type="float" office:value="124.19" calcext:value-type="float">
            <text:p>124.19</text:p>
          </table:table-cell>
          <table:table-cell office:value-type="float" office:value="0.12358588" calcext:value-type="float">
            <text:p>0.12358588</text:p>
          </table:table-cell>
          <table:table-cell table:formula="of:=[.B124]/3.7249425" office:value-type="float" office:value="0.0331779295922018" calcext:value-type="float">
            <text:p>0.033177929592202</text:p>
          </table:table-cell>
          <table:table-cell office:value-type="float" office:value="9.4651567540331" calcext:value-type="float">
            <text:p>9.4651567540331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0.12154477" calcext:value-type="float">
            <text:p>0.12154477</text:p>
          </table:table-cell>
          <table:table-cell table:formula="of:=[.B125]/3.7249425" office:value-type="float" office:value="0.0326299721405095" calcext:value-type="float">
            <text:p>0.03262997214051</text:p>
          </table:table-cell>
          <table:table-cell office:value-type="float" office:value="9.5888840877955" calcext:value-type="float">
            <text:p>9.5888840877955</text:p>
          </table:table-cell>
        </table:table-row>
        <table:table-row table:style-name="ro1">
          <table:table-cell office:value-type="float" office:value="126.23" calcext:value-type="float">
            <text:p>126.23</text:p>
          </table:table-cell>
          <table:table-cell office:value-type="float" office:value="0.12028692" calcext:value-type="float">
            <text:p>0.12028692</text:p>
          </table:table-cell>
          <table:table-cell table:formula="of:=[.B126]/3.7249425" office:value-type="float" office:value="0.0322922890756032" calcext:value-type="float">
            <text:p>0.032292289075603</text:p>
          </table:table-cell>
          <table:table-cell office:value-type="float" office:value="9.7113309795027" calcext:value-type="float">
            <text:p>9.7113309795027</text:p>
          </table:table-cell>
        </table:table-row>
        <table:table-row table:style-name="ro1">
          <table:table-cell office:value-type="float" office:value="127.24" calcext:value-type="float">
            <text:p>127.24</text:p>
          </table:table-cell>
          <table:table-cell office:value-type="float" office:value="0.1199893" calcext:value-type="float">
            <text:p>0.1199893</text:p>
          </table:table-cell>
          <table:table-cell table:formula="of:=[.B127]/3.7249425" office:value-type="float" office:value="0.0322123898556823" calcext:value-type="float">
            <text:p>0.032212389855682</text:p>
          </table:table-cell>
          <table:table-cell office:value-type="float" office:value="9.8334749091696" calcext:value-type="float">
            <text:p>9.8334749091696</text:p>
          </table:table-cell>
        </table:table-row>
        <table:table-row table:style-name="ro1">
          <table:table-cell office:value-type="float" office:value="128.26" calcext:value-type="float">
            <text:p>128.26</text:p>
          </table:table-cell>
          <table:table-cell office:value-type="float" office:value="0.12054414" calcext:value-type="float">
            <text:p>0.12054414</text:p>
          </table:table-cell>
          <table:table-cell table:formula="of:=[.B128]/3.7249425" office:value-type="float" office:value="0.0323613424905217" calcext:value-type="float">
            <text:p>0.032361342490522</text:p>
          </table:table-cell>
          <table:table-cell office:value-type="float" office:value="9.9561836422056" calcext:value-type="float">
            <text:p>9.9561836422056</text:p>
          </table:table-cell>
        </table:table-row>
        <table:table-row table:style-name="ro1">
          <table:table-cell office:value-type="float" office:value="129.28" calcext:value-type="float">
            <text:p>129.28</text:p>
          </table:table-cell>
          <table:table-cell office:value-type="float" office:value="0.12159986" calcext:value-type="float">
            <text:p>0.12159986</text:p>
          </table:table-cell>
          <table:table-cell table:formula="of:=[.B129]/3.7249425" office:value-type="float" office:value="0.0326447616305487" calcext:value-type="float">
            <text:p>0.032644761630549</text:p>
          </table:table-cell>
          <table:table-cell office:value-type="float" office:value="10.079967049661" calcext:value-type="float">
            <text:p>10.079967049661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0.12267668" calcext:value-type="float">
            <text:p>0.12267668</text:p>
          </table:table-cell>
          <table:table-cell table:formula="of:=[.B130]/3.7249425" office:value-type="float" office:value="0.0329338452875447" calcext:value-type="float">
            <text:p>0.032933845287545</text:p>
          </table:table-cell>
          <table:table-cell office:value-type="float" office:value="10.204846614535" calcext:value-type="float">
            <text:p>10.204846614535</text:p>
          </table:table-cell>
        </table:table-row>
        <table:table-row table:style-name="ro1">
          <table:table-cell office:value-type="float" office:value="131.32" calcext:value-type="float">
            <text:p>131.32</text:p>
          </table:table-cell>
          <table:table-cell office:value-type="float" office:value="0.12331729" calcext:value-type="float">
            <text:p>0.12331729</text:p>
          </table:table-cell>
          <table:table-cell table:formula="of:=[.B131]/3.7249425" office:value-type="float" office:value="0.0331058237811725" calcext:value-type="float">
            <text:p>0.033105823781173</text:p>
          </table:table-cell>
          <table:table-cell office:value-type="float" office:value="10.330378294285" calcext:value-type="float">
            <text:p>10.330378294285</text:p>
          </table:table-cell>
        </table:table-row>
        <table:table-row table:style-name="ro1">
          <table:table-cell office:value-type="float" office:value="132.33" calcext:value-type="float">
            <text:p>132.33</text:p>
          </table:table-cell>
          <table:table-cell office:value-type="float" office:value="0.12322179" calcext:value-type="float">
            <text:p>0.12322179</text:p>
          </table:table-cell>
          <table:table-cell table:formula="of:=[.B132]/3.7249425" office:value-type="float" office:value="0.0330801858015258" calcext:value-type="float">
            <text:p>0.033080185801526</text:p>
          </table:table-cell>
          <table:table-cell office:value-type="float" office:value="10.455812760068" calcext:value-type="float">
            <text:p>10.455812760068</text:p>
          </table:table-cell>
        </table:table-row>
        <table:table-row table:style-name="ro1">
          <table:table-cell office:value-type="float" office:value="133.35" calcext:value-type="float">
            <text:p>133.35</text:p>
          </table:table-cell>
          <table:table-cell office:value-type="float" office:value="0.12232367" calcext:value-type="float">
            <text:p>0.12232367</text:p>
          </table:table-cell>
          <table:table-cell table:formula="of:=[.B133]/3.7249425" office:value-type="float" office:value="0.0328390760394288" calcext:value-type="float">
            <text:p>0.032839076039429</text:p>
          </table:table-cell>
          <table:table-cell office:value-type="float" office:value="10.580332976738" calcext:value-type="float">
            <text:p>10.580332976738</text:p>
          </table:table-cell>
        </table:table-row>
        <table:table-row table:style-name="ro1">
          <table:table-cell office:value-type="float" office:value="134.37" calcext:value-type="float">
            <text:p>134.37</text:p>
          </table:table-cell>
          <table:table-cell office:value-type="float" office:value="0.12078628" calcext:value-type="float">
            <text:p>0.12078628</text:p>
          </table:table-cell>
          <table:table-cell table:formula="of:=[.B134]/3.7249425" office:value-type="float" office:value="0.0324263475208007" calcext:value-type="float">
            <text:p>0.032426347520801</text:p>
          </table:table-cell>
          <table:table-cell office:value-type="float" office:value="10.703288201497" calcext:value-type="float">
            <text:p>10.703288201497</text:p>
          </table:table-cell>
        </table:table-row>
        <table:table-row table:style-name="ro1">
          <table:table-cell office:value-type="float" office:value="135.39" calcext:value-type="float">
            <text:p>135.39</text:p>
          </table:table-cell>
          <table:table-cell office:value-type="float" office:value="0.11892828" calcext:value-type="float">
            <text:p>0.11892828</text:p>
          </table:table-cell>
          <table:table-cell table:formula="of:=[.B135]/3.7249425" office:value-type="float" office:value="0.0319275478749001" calcext:value-type="float">
            <text:p>0.0319275478749</text:p>
          </table:table-cell>
          <table:table-cell office:value-type="float" office:value="10.824352058826" calcext:value-type="float">
            <text:p>10.824352058826</text:p>
          </table:table-cell>
        </table:table-row>
        <table:table-row table:style-name="ro1">
          <table:table-cell office:value-type="float" office:value="136.41" calcext:value-type="float">
            <text:p>136.41</text:p>
          </table:table-cell>
          <table:table-cell office:value-type="float" office:value="0.11711033" calcext:value-type="float">
            <text:p>0.11711033</text:p>
          </table:table-cell>
          <table:table-cell table:formula="of:=[.B136]/3.7249425" office:value-type="float" office:value="0.0314395000728199" calcext:value-type="float">
            <text:p>0.03143950007282</text:p>
          </table:table-cell>
          <table:table-cell office:value-type="float" office:value="10.943565320527" calcext:value-type="float">
            <text:p>10.943565320527</text:p>
          </table:table-cell>
        </table:table-row>
        <table:table-row table:style-name="ro1">
          <table:table-cell office:value-type="float" office:value="137.42" calcext:value-type="float">
            <text:p>137.42</text:p>
          </table:table-cell>
          <table:table-cell office:value-type="float" office:value="0.11562584" calcext:value-type="float">
            <text:p>0.11562584</text:p>
          </table:table-cell>
          <table:table-cell table:formula="of:=[.B137]/3.7249425" office:value-type="float" office:value="0.0310409731156924" calcext:value-type="float">
            <text:p>0.031040973115692</text:p>
          </table:table-cell>
          <table:table-cell office:value-type="float" office:value="11.061267434532" calcext:value-type="float">
            <text:p>11.061267434532</text:p>
          </table:table-cell>
        </table:table-row>
        <table:table-row table:style-name="ro1">
          <table:table-cell office:value-type="float" office:value="138.44" calcext:value-type="float">
            <text:p>138.44</text:p>
          </table:table-cell>
          <table:table-cell office:value-type="float" office:value="0.11463193" calcext:value-type="float">
            <text:p>0.11463193</text:p>
          </table:table-cell>
          <table:table-cell table:formula="of:=[.B138]/3.7249425" office:value-type="float" office:value="0.030774147520398" calcext:value-type="float">
            <text:p>0.030774147520398</text:p>
          </table:table-cell>
          <table:table-cell office:value-type="float" office:value="11.177957789678" calcext:value-type="float">
            <text:p>11.177957789678</text:p>
          </table:table-cell>
        </table:table-row>
        <table:table-row table:style-name="ro1">
          <table:table-cell office:value-type="float" office:value="139.46" calcext:value-type="float">
            <text:p>139.46</text:p>
          </table:table-cell>
          <table:table-cell office:value-type="float" office:value="0.11413773" calcext:value-type="float">
            <text:p>0.11413773</text:p>
          </table:table-cell>
          <table:table-cell table:formula="of:=[.B139]/3.7249425" office:value-type="float" office:value="0.030641474331483" calcext:value-type="float">
            <text:p>0.030641474331483</text:p>
          </table:table-cell>
          <table:table-cell office:value-type="float" office:value="11.294145077733" calcext:value-type="float">
            <text:p>11.294145077733</text:p>
          </table:table-cell>
        </table:table-row>
        <table:table-row table:style-name="ro1">
          <table:table-cell office:value-type="float" office:value="140.48" calcext:value-type="float">
            <text:p>140.48</text:p>
          </table:table-cell>
          <table:table-cell office:value-type="float" office:value="0.11404357" calcext:value-type="float">
            <text:p>0.11404357</text:p>
          </table:table-cell>
          <table:table-cell table:formula="of:=[.B140]/3.7249425" office:value-type="float" office:value="0.0306161960889329" calcext:value-type="float">
            <text:p>0.030616196088933</text:p>
          </table:table-cell>
          <table:table-cell office:value-type="float" office:value="11.410236507447" calcext:value-type="float">
            <text:p>11.410236507447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0.11420611" calcext:value-type="float">
            <text:p>0.11420611</text:p>
          </table:table-cell>
          <table:table-cell table:formula="of:=[.B141]/3.7249425" office:value-type="float" office:value="0.030659831661831" calcext:value-type="float">
            <text:p>0.030659831661831</text:p>
          </table:table-cell>
          <table:table-cell office:value-type="float" office:value="11.526493395547" calcext:value-type="float">
            <text:p>11.526493395547</text:p>
          </table:table-cell>
        </table:table-row>
        <table:table-row table:style-name="ro1">
          <table:table-cell office:value-type="float" office:value="142.51" calcext:value-type="float">
            <text:p>142.51</text:p>
          </table:table-cell>
          <table:table-cell office:value-type="float" office:value="0.11449858" calcext:value-type="float">
            <text:p>0.11449858</text:p>
          </table:table-cell>
          <table:table-cell table:formula="of:=[.B142]/3.7249425" office:value-type="float" office:value="0.0307383483100746" calcext:value-type="float">
            <text:p>0.030738348310075</text:p>
          </table:table-cell>
          <table:table-cell office:value-type="float" office:value="11.643048006079" calcext:value-type="float">
            <text:p>11.643048006079</text:p>
          </table:table-cell>
        </table:table-row>
        <table:table-row table:style-name="ro1">
          <table:table-cell office:value-type="float" office:value="143.53" calcext:value-type="float">
            <text:p>143.53</text:p>
          </table:table-cell>
          <table:table-cell office:value-type="float" office:value="0.11484178" calcext:value-type="float">
            <text:p>0.11484178</text:p>
          </table:table-cell>
          <table:table-cell table:formula="of:=[.B143]/3.7249425" office:value-type="float" office:value="0.0308304839604907" calcext:value-type="float">
            <text:p>0.030830483960491</text:p>
          </table:table-cell>
          <table:table-cell office:value-type="float" office:value="11.759951987365" calcext:value-type="float">
            <text:p>11.759951987365</text:p>
          </table:table-cell>
        </table:table-row>
        <table:table-row table:style-name="ro1">
          <table:table-cell office:value-type="float" office:value="144.55" calcext:value-type="float">
            <text:p>144.55</text:p>
          </table:table-cell>
          <table:table-cell office:value-type="float" office:value="0.11519807" calcext:value-type="float">
            <text:p>0.11519807</text:p>
          </table:table-cell>
          <table:table-cell table:formula="of:=[.B144]/3.7249425" office:value-type="float" office:value="0.0309261337591117" calcext:value-type="float">
            <text:p>0.030926133759112</text:p>
          </table:table-cell>
          <table:table-cell office:value-type="float" office:value="11.877218649241" calcext:value-type="float">
            <text:p>11.877218649241</text:p>
          </table:table-cell>
        </table:table-row>
        <table:table-row table:style-name="ro1">
          <table:table-cell office:value-type="float" office:value="145.57" calcext:value-type="float">
            <text:p>145.57</text:p>
          </table:table-cell>
          <table:table-cell office:value-type="float" office:value="0.11553786" calcext:value-type="float">
            <text:p>0.11553786</text:p>
          </table:table-cell>
          <table:table-cell table:formula="of:=[.B145]/3.7249425" office:value-type="float" office:value="0.0310173539591551" calcext:value-type="float">
            <text:p>0.031017353959155</text:p>
          </table:table-cell>
          <table:table-cell office:value-type="float" office:value="11.994831206677" calcext:value-type="float">
            <text:p>11.994831206677</text:p>
          </table:table-cell>
        </table:table-row>
        <table:table-row table:style-name="ro1">
          <table:table-cell office:value-type="float" office:value="146.59" calcext:value-type="float">
            <text:p>146.59</text:p>
          </table:table-cell>
          <table:table-cell office:value-type="float" office:value="0.11580025" calcext:value-type="float">
            <text:p>0.11580025</text:p>
          </table:table-cell>
          <table:table-cell table:formula="of:=[.B146]/3.7249425" office:value-type="float" office:value="0.0310877953149612" calcext:value-type="float">
            <text:p>0.031087795314961</text:p>
          </table:table-cell>
          <table:table-cell office:value-type="float" office:value="12.112710868889" calcext:value-type="float">
            <text:p>12.112710868889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0.11587013" calcext:value-type="float">
            <text:p>0.11587013</text:p>
          </table:table-cell>
          <table:table-cell table:formula="of:=[.B147]/3.7249425" office:value-type="float" office:value="0.0311065553360891" calcext:value-type="float">
            <text:p>0.031106555336089</text:p>
          </table:table-cell>
          <table:table-cell office:value-type="float" office:value="12.230661666089" calcext:value-type="float">
            <text:p>12.230661666089</text:p>
          </table:table-cell>
        </table:table-row>
        <table:table-row table:style-name="ro1">
          <table:table-cell office:value-type="float" office:value="148.62" calcext:value-type="float">
            <text:p>148.62</text:p>
          </table:table-cell>
          <table:table-cell office:value-type="float" office:value="0.11558568" calcext:value-type="float">
            <text:p>0.11558568</text:p>
          </table:table-cell>
          <table:table-cell table:formula="of:=[.B148]/3.7249425" office:value-type="float" office:value="0.0310301917412148" calcext:value-type="float">
            <text:p>0.031030191741215</text:p>
          </table:table-cell>
          <table:table-cell office:value-type="float" office:value="12.348322901575" calcext:value-type="float">
            <text:p>12.348322901575</text:p>
          </table:table-cell>
        </table:table-row>
        <table:table-row table:style-name="ro1">
          <table:table-cell office:value-type="float" office:value="149.64" calcext:value-type="float">
            <text:p>149.64</text:p>
          </table:table-cell>
          <table:table-cell office:value-type="float" office:value="0.11477554" calcext:value-type="float">
            <text:p>0.11477554</text:p>
          </table:table-cell>
          <table:table-cell table:formula="of:=[.B149]/3.7249425" office:value-type="float" office:value="0.0308127011356551" calcext:value-type="float">
            <text:p>0.030812701135655</text:p>
          </table:table-cell>
          <table:table-cell office:value-type="float" office:value="12.465159444799" calcext:value-type="float">
            <text:p>12.465159444799</text:p>
          </table:table-cell>
        </table:table-row>
        <table:table-row table:style-name="ro1">
          <table:table-cell office:value-type="float" office:value="150.66" calcext:value-type="float">
            <text:p>150.66</text:p>
          </table:table-cell>
          <table:table-cell office:value-type="float" office:value="0.11331157" calcext:value-type="float">
            <text:p>0.11331157</text:p>
          </table:table-cell>
          <table:table-cell table:formula="of:=[.B150]/3.7249425" office:value-type="float" office:value="0.0304196829883951" calcext:value-type="float">
            <text:p>0.030419682988395</text:p>
          </table:table-cell>
          <table:table-cell office:value-type="float" office:value="12.580505732378" calcext:value-type="float">
            <text:p>12.580505732378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0.11115627" calcext:value-type="float">
            <text:p>0.11115627</text:p>
          </table:table-cell>
          <table:table-cell table:formula="of:=[.B151]/3.7249425" office:value-type="float" office:value="0.0298410700299401" calcext:value-type="float">
            <text:p>0.02984107002994</text:p>
          </table:table-cell>
          <table:table-cell office:value-type="float" office:value="12.693658019614" calcext:value-type="float">
            <text:p>12.693658019614</text:p>
          </table:table-cell>
        </table:table-row>
        <table:table-row table:style-name="ro1">
          <table:table-cell office:value-type="float" office:value="152.69" calcext:value-type="float">
            <text:p>152.69</text:p>
          </table:table-cell>
          <table:table-cell office:value-type="float" office:value="0.108386" calcext:value-type="float">
            <text:p>0.108386</text:p>
          </table:table-cell>
          <table:table-cell table:formula="of:=[.B152]/3.7249425" office:value-type="float" office:value="0.0290973619055865" calcext:value-type="float">
            <text:p>0.029097361905587</text:p>
          </table:table-cell>
          <table:table-cell office:value-type="float" office:value="12.803990291749" calcext:value-type="float">
            <text:p>12.803990291749</text:p>
          </table:table-cell>
        </table:table-row>
        <table:table-row table:style-name="ro1">
          <table:table-cell office:value-type="float" office:value="153.71" calcext:value-type="float">
            <text:p>153.71</text:p>
          </table:table-cell>
          <table:table-cell office:value-type="float" office:value="0.10518092" calcext:value-type="float">
            <text:p>0.10518092</text:p>
          </table:table-cell>
          <table:table-cell table:formula="of:=[.B153]/3.7249425" office:value-type="float" office:value="0.0282369244625924" calcext:value-type="float">
            <text:p>0.028236924462592</text:p>
          </table:table-cell>
          <table:table-cell office:value-type="float" office:value="12.911059934124" calcext:value-type="float">
            <text:p>12.911059934124</text:p>
          </table:table-cell>
        </table:table-row>
        <table:table-row table:style-name="ro1">
          <table:table-cell office:value-type="float" office:value="154.73" calcext:value-type="float">
            <text:p>154.73</text:p>
          </table:table-cell>
          <table:table-cell office:value-type="float" office:value="0.10178518" calcext:value-type="float">
            <text:p>0.10178518</text:p>
          </table:table-cell>
          <table:table-cell table:formula="of:=[.B154]/3.7249425" office:value-type="float" office:value="0.0273253023368817" calcext:value-type="float">
            <text:p>0.027325302336882</text:p>
          </table:table-cell>
          <table:table-cell office:value-type="float" office:value="13.014672857769" calcext:value-type="float">
            <text:p>13.014672857769</text:p>
          </table:table-cell>
        </table:table-row>
        <table:table-row table:style-name="ro1">
          <table:table-cell office:value-type="float" office:value="155.75" calcext:value-type="float">
            <text:p>155.75</text:p>
          </table:table-cell>
          <table:table-cell office:value-type="float" office:value="0.098451235" calcext:value-type="float">
            <text:p>0.098451235</text:p>
          </table:table-cell>
          <table:table-cell table:formula="of:=[.B155]/3.7249425" office:value-type="float" office:value="0.0264302697289958" calcext:value-type="float">
            <text:p>0.026430269728996</text:p>
          </table:table-cell>
          <table:table-cell office:value-type="float" office:value="13.11489196688" calcext:value-type="float">
            <text:p>13.11489196688</text:p>
          </table:table-cell>
        </table:table-row>
        <table:table-row table:style-name="ro1">
          <table:table-cell office:value-type="float" office:value="156.77" calcext:value-type="float">
            <text:p>156.77</text:p>
          </table:table-cell>
          <table:table-cell office:value-type="float" office:value="0.095386578" calcext:value-type="float">
            <text:p>0.095386578</text:p>
          </table:table-cell>
          <table:table-cell table:formula="of:=[.B156]/3.7249425" office:value-type="float" office:value="0.0256075303175821" calcext:value-type="float">
            <text:p>0.025607530317582</text:p>
          </table:table-cell>
          <table:table-cell office:value-type="float" office:value="13.211991387216" calcext:value-type="float">
            <text:p>13.211991387216</text:p>
          </table:table-cell>
        </table:table-row>
        <table:table-row table:style-name="ro1">
          <table:table-cell office:value-type="float" office:value="157.78" calcext:value-type="float">
            <text:p>157.78</text:p>
          </table:table-cell>
          <table:table-cell office:value-type="float" office:value="0.092718188" calcext:value-type="float">
            <text:p>0.092718188</text:p>
          </table:table-cell>
          <table:table-cell table:formula="of:=[.B157]/3.7249425" office:value-type="float" office:value="0.0248911729509919" calcext:value-type="float">
            <text:p>0.024891172950992</text:p>
          </table:table-cell>
          <table:table-cell office:value-type="float" office:value="13.30637450168" calcext:value-type="float">
            <text:p>13.30637450168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0.090482064" calcext:value-type="float">
            <text:p>0.090482064</text:p>
          </table:table-cell>
          <table:table-cell table:formula="of:=[.B158]/3.7249425" office:value-type="float" office:value="0.0242908619394796" calcext:value-type="float">
            <text:p>0.02429086193948</text:p>
          </table:table-cell>
          <table:table-cell office:value-type="float" office:value="13.398481338855" calcext:value-type="float">
            <text:p>13.398481338855</text:p>
          </table:table-cell>
        </table:table-row>
        <table:table-row table:style-name="ro1">
          <table:table-cell office:value-type="float" office:value="159.82" calcext:value-type="float">
            <text:p>159.82</text:p>
          </table:table-cell>
          <table:table-cell office:value-type="float" office:value="0.088635904" calcext:value-type="float">
            <text:p>0.088635904</text:p>
          </table:table-cell>
          <table:table-cell table:formula="of:=[.B159]/3.7249425" office:value-type="float" office:value="0.0237952408661342" calcext:value-type="float">
            <text:p>0.023795240866134</text:p>
          </table:table-cell>
          <table:table-cell office:value-type="float" office:value="13.488708864228" calcext:value-type="float">
            <text:p>13.488708864228</text:p>
          </table:table-cell>
        </table:table-row>
        <table:table-row table:style-name="ro1">
          <table:table-cell office:value-type="float" office:value="160.84" calcext:value-type="float">
            <text:p>160.84</text:p>
          </table:table-cell>
          <table:table-cell office:value-type="float" office:value="0.087086064" calcext:value-type="float">
            <text:p>0.087086064</text:p>
          </table:table-cell>
          <table:table-cell table:formula="of:=[.B160]/3.7249425" office:value-type="float" office:value="0.0233791700140338" calcext:value-type="float">
            <text:p>0.023379170014034</text:p>
          </table:table-cell>
          <table:table-cell office:value-type="float" office:value="13.577358719366" calcext:value-type="float">
            <text:p>13.577358719366</text:p>
          </table:table-cell>
        </table:table-row>
        <table:table-row table:style-name="ro1">
          <table:table-cell office:value-type="float" office:value="161.86" calcext:value-type="float">
            <text:p>161.86</text:p>
          </table:table-cell>
          <table:table-cell office:value-type="float" office:value="0.085717736" calcext:value-type="float">
            <text:p>0.085717736</text:p>
          </table:table-cell>
          <table:table-cell table:formula="of:=[.B161]/3.7249425" office:value-type="float" office:value="0.0230118279678143" calcext:value-type="float">
            <text:p>0.023011827967814</text:p>
          </table:table-cell>
          <table:table-cell office:value-type="float" office:value="13.664615675387" calcext:value-type="float">
            <text:p>13.664615675387</text:p>
          </table:table-cell>
        </table:table-row>
        <table:table-row table:style-name="ro1">
          <table:table-cell office:value-type="float" office:value="162.87" calcext:value-type="float">
            <text:p>162.87</text:p>
          </table:table-cell>
          <table:table-cell office:value-type="float" office:value="0.084419588" calcext:value-type="float">
            <text:p>0.084419588</text:p>
          </table:table-cell>
          <table:table-cell table:formula="of:=[.B162]/3.7249425" office:value-type="float" office:value="0.0226633264808786" calcext:value-type="float">
            <text:p>0.022663326480879</text:p>
          </table:table-cell>
          <table:table-cell office:value-type="float" office:value="13.75055117288" calcext:value-type="float">
            <text:p>13.75055117288</text:p>
          </table:table-cell>
        </table:table-row>
        <table:table-row table:style-name="ro1">
          <table:table-cell office:value-type="float" office:value="163.89" calcext:value-type="float">
            <text:p>163.89</text:p>
          </table:table-cell>
          <table:table-cell office:value-type="float" office:value="0.083099087" calcext:value-type="float">
            <text:p>0.083099087</text:p>
          </table:table-cell>
          <table:table-cell table:formula="of:=[.B163]/3.7249425" office:value-type="float" office:value="0.0223088240959424" calcext:value-type="float">
            <text:p>0.022308824095943</text:p>
          </table:table-cell>
          <table:table-cell office:value-type="float" office:value="13.835142458051" calcext:value-type="float">
            <text:p>13.835142458051</text:p>
          </table:table-cell>
        </table:table-row>
        <table:table-row table:style-name="ro1">
          <table:table-cell office:value-type="float" office:value="164.91" calcext:value-type="float">
            <text:p>164.91</text:p>
          </table:table-cell>
          <table:table-cell office:value-type="float" office:value="0.081689532" calcext:value-type="float">
            <text:p>0.081689532</text:p>
          </table:table-cell>
          <table:table-cell table:formula="of:=[.B164]/3.7249425" office:value-type="float" office:value="0.0219304142278706" calcext:value-type="float">
            <text:p>0.021930414227871</text:p>
          </table:table-cell>
          <table:table-cell office:value-type="float" office:value="13.918298876631" calcext:value-type="float">
            <text:p>13.918298876631</text:p>
          </table:table-cell>
        </table:table-row>
        <table:table-row table:style-name="ro1">
          <table:table-cell office:value-type="float" office:value="165.93" calcext:value-type="float">
            <text:p>165.93</text:p>
          </table:table-cell>
          <table:table-cell office:value-type="float" office:value="0.080152413" calcext:value-type="float">
            <text:p>0.080152413</text:p>
          </table:table-cell>
          <table:table-cell table:formula="of:=[.B165]/3.7249425" office:value-type="float" office:value="0.0215177584620434" calcext:value-type="float">
            <text:p>0.021517758462043</text:p>
          </table:table-cell>
          <table:table-cell office:value-type="float" office:value="13.999890574123" calcext:value-type="float">
            <text:p>13.999890574123</text:p>
          </table:table-cell>
        </table:table-row>
        <table:table-row table:style-name="ro1">
          <table:table-cell office:value-type="float" office:value="166.94" calcext:value-type="float">
            <text:p>166.94</text:p>
          </table:table-cell>
          <table:table-cell office:value-type="float" office:value="0.078478434" calcext:value-type="float">
            <text:p>0.078478434</text:p>
          </table:table-cell>
          <table:table-cell table:formula="of:=[.B166]/3.7249425" office:value-type="float" office:value="0.021068361189468" calcext:value-type="float">
            <text:p>0.021068361189468</text:p>
          </table:table-cell>
          <table:table-cell office:value-type="float" office:value="14.079778233148" calcext:value-type="float">
            <text:p>14.079778233148</text:p>
          </table:table-cell>
        </table:table-row>
        <table:table-row table:style-name="ro1">
          <table:table-cell office:value-type="float" office:value="167.96" calcext:value-type="float">
            <text:p>167.96</text:p>
          </table:table-cell>
          <table:table-cell office:value-type="float" office:value="0.076688219" calcext:value-type="float">
            <text:p>0.076688219</text:p>
          </table:table-cell>
          <table:table-cell table:formula="of:=[.B167]/3.7249425" office:value-type="float" office:value="0.0205877591399062" calcext:value-type="float">
            <text:p>0.020587759139906</text:p>
          </table:table-cell>
          <table:table-cell office:value-type="float" office:value="14.157843530586" calcext:value-type="float">
            <text:p>14.157843530586</text:p>
          </table:table-cell>
        </table:table-row>
        <table:table-row table:style-name="ro1">
          <table:table-cell office:value-type="float" office:value="168.98" calcext:value-type="float">
            <text:p>168.98</text:p>
          </table:table-cell>
          <table:table-cell office:value-type="float" office:value="0.074831241" calcext:value-type="float">
            <text:p>0.074831241</text:p>
          </table:table-cell>
          <table:table-cell table:formula="of:=[.B168]/3.7249425" office:value-type="float" office:value="0.0200892338606569" calcext:value-type="float">
            <text:p>0.020089233860657</text:p>
          </table:table-cell>
          <table:table-cell office:value-type="float" office:value="14.234018504924" calcext:value-type="float">
            <text:p>14.2340185049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72980444" calcext:value-type="float">
            <text:p>0.072980444</text:p>
          </table:table-cell>
          <table:table-cell table:formula="of:=[.B169]/3.7249425" office:value-type="float" office:value="0.0195923679358809" calcext:value-type="float">
            <text:p>0.019592367935881</text:p>
          </table:table-cell>
          <table:table-cell office:value-type="float" office:value="14.308309447383" calcext:value-type="float">
            <text:p>14.308309447383</text:p>
          </table:table-cell>
        </table:table-row>
        <table:table-row table:style-name="ro1">
          <table:table-cell office:value-type="float" office:value="171.02" calcext:value-type="float">
            <text:p>171.02</text:p>
          </table:table-cell>
          <table:table-cell office:value-type="float" office:value="0.07122106" calcext:value-type="float">
            <text:p>0.07122106</text:p>
          </table:table-cell>
          <table:table-cell table:formula="of:=[.B170]/3.7249425" office:value-type="float" office:value="0.0191200427926069" calcext:value-type="float">
            <text:p>0.019120042792607</text:p>
          </table:table-cell>
          <table:table-cell office:value-type="float" office:value="14.380809413019" calcext:value-type="float">
            <text:p>14.380809413019</text:p>
          </table:table-cell>
        </table:table-row>
        <table:table-row table:style-name="ro1">
          <table:table-cell office:value-type="float" office:value="172.03" calcext:value-type="float">
            <text:p>172.03</text:p>
          </table:table-cell>
          <table:table-cell office:value-type="float" office:value="0.06963472" calcext:value-type="float">
            <text:p>0.06963472</text:p>
          </table:table-cell>
          <table:table-cell table:formula="of:=[.B171]/3.7249425" office:value-type="float" office:value="0.0186941731315316" calcext:value-type="float">
            <text:p>0.018694173131532</text:p>
          </table:table-cell>
          <table:table-cell office:value-type="float" office:value="14.451694552681" calcext:value-type="float">
            <text:p>14.451694552681</text:p>
          </table:table-cell>
        </table:table-row>
        <table:table-row table:style-name="ro1">
          <table:table-cell office:value-type="float" office:value="173.05" calcext:value-type="float">
            <text:p>173.05</text:p>
          </table:table-cell>
          <table:table-cell office:value-type="float" office:value="0.068282604" calcext:value-type="float">
            <text:p>0.068282604</text:p>
          </table:table-cell>
          <table:table-cell table:formula="of:=[.B172]/3.7249425" office:value-type="float" office:value="0.01833118336726" calcext:value-type="float">
            <text:p>0.01833118336726</text:p>
          </table:table-cell>
          <table:table-cell office:value-type="float" office:value="14.521203296535" calcext:value-type="float">
            <text:p>14.521203296535</text:p>
          </table:table-cell>
        </table:table-row>
        <table:table-row table:style-name="ro1">
          <table:table-cell office:value-type="float" office:value="174.07" calcext:value-type="float">
            <text:p>174.07</text:p>
          </table:table-cell>
          <table:table-cell office:value-type="float" office:value="0.067192682" calcext:value-type="float">
            <text:p>0.067192682</text:p>
          </table:table-cell>
          <table:table-cell table:formula="of:=[.B173]/3.7249425" office:value-type="float" office:value="0.0180385823405328" calcext:value-type="float">
            <text:p>0.018038582340533</text:p>
          </table:table-cell>
          <table:table-cell office:value-type="float" office:value="14.589602547164" calcext:value-type="float">
            <text:p>14.589602547164</text:p>
          </table:table-cell>
        </table:table-row>
        <table:table-row table:style-name="ro1">
          <table:table-cell office:value-type="float" office:value="175.09" calcext:value-type="float">
            <text:p>175.09</text:p>
          </table:table-cell>
          <table:table-cell office:value-type="float" office:value="0.06635516" calcext:value-type="float">
            <text:p>0.06635516</text:p>
          </table:table-cell>
          <table:table-cell table:formula="of:=[.B174]/3.7249425" office:value-type="float" office:value="0.0178137407490183" calcext:value-type="float">
            <text:p>0.017813740749018</text:p>
          </table:table-cell>
          <table:table-cell office:value-type="float" office:value="14.657149236395" calcext:value-type="float">
            <text:p>14.657149236395</text:p>
          </table:table-cell>
        </table:table-row>
        <table:table-row table:style-name="ro1">
          <table:table-cell office:value-type="float" office:value="176.11" calcext:value-type="float">
            <text:p>176.11</text:p>
          </table:table-cell>
          <table:table-cell office:value-type="float" office:value="0.065727465" calcext:value-type="float">
            <text:p>0.065727465</text:p>
          </table:table-cell>
          <table:table-cell table:formula="of:=[.B175]/3.7249425" office:value-type="float" office:value="0.0176452294230045" calcext:value-type="float">
            <text:p>0.017645229423005</text:p>
          </table:table-cell>
          <table:table-cell office:value-type="float" office:value="14.724056959502" calcext:value-type="float">
            <text:p>14.724056959502</text:p>
          </table:table-cell>
        </table:table-row>
        <table:table-row table:style-name="ro1">
          <table:table-cell office:value-type="float" office:value="177.12" calcext:value-type="float">
            <text:p>177.12</text:p>
          </table:table-cell>
          <table:table-cell office:value-type="float" office:value="0.0652467" calcext:value-type="float">
            <text:p>0.0652467</text:p>
          </table:table-cell>
          <table:table-cell table:formula="of:=[.B176]/3.7249425" office:value-type="float" office:value="0.0175161630011738" calcext:value-type="float">
            <text:p>0.017516163001174</text:p>
          </table:table-cell>
          <table:table-cell office:value-type="float" office:value="14.790475284716" calcext:value-type="float">
            <text:p>14.790475284716</text:p>
          </table:table-cell>
        </table:table-row>
        <table:table-row table:style-name="ro1">
          <table:table-cell office:value-type="float" office:value="178.14" calcext:value-type="float">
            <text:p>178.14</text:p>
          </table:table-cell>
          <table:table-cell office:value-type="float" office:value="0.064844975" calcext:value-type="float">
            <text:p>0.064844975</text:p>
          </table:table-cell>
          <table:table-cell table:formula="of:=[.B177]/3.7249425" office:value-type="float" office:value="0.0174083156988329" calcext:value-type="float">
            <text:p>0.017408315698833</text:p>
          </table:table-cell>
          <table:table-cell office:value-type="float" office:value="14.856484670945" calcext:value-type="float">
            <text:p>14.856484670945</text:p>
          </table:table-cell>
        </table:table-row>
        <table:table-row table:style-name="ro1">
          <table:table-cell office:value-type="float" office:value="179.16" calcext:value-type="float">
            <text:p>179.16</text:p>
          </table:table-cell>
          <table:table-cell office:value-type="float" office:value="0.06446252" calcext:value-type="float">
            <text:p>0.06446252</text:p>
          </table:table-cell>
          <table:table-cell table:formula="of:=[.B178]/3.7249425" office:value-type="float" office:value="0.0173056416307097" calcext:value-type="float">
            <text:p>0.01730564163071</text:p>
          </table:table-cell>
          <table:table-cell office:value-type="float" office:value="14.922104734477" calcext:value-type="float">
            <text:p>14.922104734477</text:p>
          </table:table-cell>
        </table:table-row>
        <table:table-row table:style-name="ro1">
          <table:table-cell office:value-type="float" office:value="180.18" calcext:value-type="float">
            <text:p>180.18</text:p>
          </table:table-cell>
          <table:table-cell office:value-type="float" office:value="0.064055061" calcext:value-type="float">
            <text:p>0.064055061</text:p>
          </table:table-cell>
          <table:table-cell table:formula="of:=[.B179]/3.7249425" office:value-type="float" office:value="0.0171962549757479" calcext:value-type="float">
            <text:p>0.017196254975748</text:p>
          </table:table-cell>
          <table:table-cell office:value-type="float" office:value="14.987310022979" calcext:value-type="float">
            <text:p>14.987310022979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0.063594754" calcext:value-type="float">
            <text:p>0.063594754</text:p>
          </table:table-cell>
          <table:table-cell table:formula="of:=[.B180]/3.7249425" office:value-type="float" office:value="0.0170726807192326" calcext:value-type="float">
            <text:p>0.017072680719233</text:p>
          </table:table-cell>
          <table:table-cell office:value-type="float" office:value="15.052046738137" calcext:value-type="float">
            <text:p>15.052046738137</text:p>
          </table:table-cell>
        </table:table-row>
        <table:table-row table:style-name="ro1">
          <table:table-cell office:value-type="float" office:value="182.21" calcext:value-type="float">
            <text:p>182.21</text:p>
          </table:table-cell>
          <table:table-cell office:value-type="float" office:value="0.063066627" calcext:value-type="float">
            <text:p>0.063066627</text:p>
          </table:table-cell>
          <table:table-cell table:formula="of:=[.B181]/3.7249425" office:value-type="float" office:value="0.0169308994702603" calcext:value-type="float">
            <text:p>0.01693089947026</text:p>
          </table:table-cell>
          <table:table-cell office:value-type="float" office:value="15.116245842933" calcext:value-type="float">
            <text:p>15.116245842933</text:p>
          </table:table-cell>
        </table:table-row>
        <table:table-row table:style-name="ro1">
          <table:table-cell office:value-type="float" office:value="183.23" calcext:value-type="float">
            <text:p>183.23</text:p>
          </table:table-cell>
          <table:table-cell office:value-type="float" office:value="0.062463814" calcext:value-type="float">
            <text:p>0.062463814</text:p>
          </table:table-cell>
          <table:table-cell table:formula="of:=[.B182]/3.7249425" office:value-type="float" office:value="0.0167690679789017" calcext:value-type="float">
            <text:p>0.016769067978902</text:p>
          </table:table-cell>
          <table:table-cell office:value-type="float" office:value="15.17983131032" calcext:value-type="float">
            <text:p>15.17983131032</text:p>
          </table:table-cell>
        </table:table-row>
        <table:table-row table:style-name="ro1">
          <table:table-cell office:value-type="float" office:value="184.25" calcext:value-type="float">
            <text:p>184.25</text:p>
          </table:table-cell>
          <table:table-cell office:value-type="float" office:value="0.061784303" calcext:value-type="float">
            <text:p>0.061784303</text:p>
          </table:table-cell>
          <table:table-cell table:formula="of:=[.B183]/3.7249425" office:value-type="float" office:value="0.0165866461025908" calcext:value-type="float">
            <text:p>0.016586646102591</text:p>
          </table:table-cell>
          <table:table-cell office:value-type="float" office:value="15.242725065098" calcext:value-type="float">
            <text:p>15.242725065098</text:p>
          </table:table-cell>
        </table:table-row>
        <table:table-row table:style-name="ro1">
          <table:table-cell office:value-type="float" office:value="185.27" calcext:value-type="float">
            <text:p>185.27</text:p>
          </table:table-cell>
          <table:table-cell office:value-type="float" office:value="0.061030106" calcext:value-type="float">
            <text:p>0.061030106</text:p>
          </table:table-cell>
          <table:table-cell table:formula="of:=[.B184]/3.7249425" office:value-type="float" office:value="0.0163841739838937" calcext:value-type="float">
            <text:p>0.016384173983894</text:p>
          </table:table-cell>
          <table:table-cell office:value-type="float" office:value="15.304851078966" calcext:value-type="float">
            <text:p>15.304851078966</text:p>
          </table:table-cell>
        </table:table-row>
        <table:table-row table:style-name="ro1">
          <table:table-cell office:value-type="float" office:value="186.29" calcext:value-type="float">
            <text:p>186.29</text:p>
          </table:table-cell>
          <table:table-cell office:value-type="float" office:value="0.060207675" calcext:value-type="float">
            <text:p>0.060207675</text:p>
          </table:table-cell>
          <table:table-cell table:formula="of:=[.B185]/3.7249425" office:value-type="float" office:value="0.0161633837300844" calcext:value-type="float">
            <text:p>0.016163383730085</text:p>
          </table:table-cell>
          <table:table-cell office:value-type="float" office:value="15.366139894094" calcext:value-type="float">
            <text:p>15.366139894094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0.059327348" calcext:value-type="float">
            <text:p>0.059327348</text:p>
          </table:table-cell>
          <table:table-cell table:formula="of:=[.B186]/3.7249425" office:value-type="float" office:value="0.0159270506860173" calcext:value-type="float">
            <text:p>0.015927050686017</text:p>
          </table:table-cell>
          <table:table-cell office:value-type="float" office:value="15.426532574736" calcext:value-type="float">
            <text:p>15.426532574736</text:p>
          </table:table-cell>
        </table:table-row>
        <table:table-row table:style-name="ro1">
          <table:table-cell office:value-type="float" office:value="188.32" calcext:value-type="float">
            <text:p>188.32</text:p>
          </table:table-cell>
          <table:table-cell office:value-type="float" office:value="0.058400098" calcext:value-type="float">
            <text:p>0.058400098</text:p>
          </table:table-cell>
          <table:table-cell table:formula="of:=[.B187]/3.7249425" office:value-type="float" office:value="0.0156781206689768" calcext:value-type="float">
            <text:p>0.015678120668977</text:p>
          </table:table-cell>
          <table:table-cell office:value-type="float" office:value="15.48598135405" calcext:value-type="float">
            <text:p>15.48598135405</text:p>
          </table:table-cell>
        </table:table-row>
        <table:table-row table:style-name="ro1">
          <table:table-cell office:value-type="float" office:value="189.34" calcext:value-type="float">
            <text:p>189.34</text:p>
          </table:table-cell>
          <table:table-cell office:value-type="float" office:value="0.057431771" calcext:value-type="float">
            <text:p>0.057431771</text:p>
          </table:table-cell>
          <table:table-cell table:formula="of:=[.B188]/3.7249425" office:value-type="float" office:value="0.0154181630991619" calcext:value-type="float">
            <text:p>0.015418163099162</text:p>
          </table:table-cell>
          <table:table-cell office:value-type="float" office:value="15.544444419039" calcext:value-type="float">
            <text:p>15.544444419039</text:p>
          </table:table-cell>
        </table:table-row>
        <table:table-row table:style-name="ro1">
          <table:table-cell office:value-type="float" office:value="190.36" calcext:value-type="float">
            <text:p>190.36</text:p>
          </table:table-cell>
          <table:table-cell office:value-type="float" office:value="0.056417189" calcext:value-type="float">
            <text:p>0.056417189</text:p>
          </table:table-cell>
          <table:table-cell table:formula="of:=[.B189]/3.7249425" office:value-type="float" office:value="0.015145787888001" calcext:value-type="float">
            <text:p>0.015145787888001</text:p>
          </table:table-cell>
          <table:table-cell office:value-type="float" office:value="15.601874682511" calcext:value-type="float">
            <text:p>15.601874682511</text:p>
          </table:table-cell>
        </table:table-row>
        <table:table-row table:style-name="ro1">
          <table:table-cell office:value-type="float" office:value="191.38" calcext:value-type="float">
            <text:p>191.38</text:p>
          </table:table-cell>
          <table:table-cell office:value-type="float" office:value="0.055337685" calcext:value-type="float">
            <text:p>0.055337685</text:p>
          </table:table-cell>
          <table:table-cell table:formula="of:=[.B190]/3.7249425" office:value-type="float" office:value="0.0148559836829696" calcext:value-type="float">
            <text:p>0.01485598368297</text:p>
          </table:table-cell>
          <table:table-cell office:value-type="float" office:value="15.658206057529" calcext:value-type="float">
            <text:p>15.658206057529</text:p>
          </table:table-cell>
        </table:table-row>
        <table:table-row table:style-name="ro1">
          <table:table-cell office:value-type="float" office:value="192.39" calcext:value-type="float">
            <text:p>192.39</text:p>
          </table:table-cell>
          <table:table-cell office:value-type="float" office:value="0.054165134" calcext:value-type="float">
            <text:p>0.054165134</text:p>
          </table:table-cell>
          <table:table-cell table:formula="of:=[.B191]/3.7249425" office:value-type="float" office:value="0.0145412000319468" calcext:value-type="float">
            <text:p>0.014541200031947</text:p>
          </table:table-cell>
          <table:table-cell office:value-type="float" office:value="15.713343826446" calcext:value-type="float">
            <text:p>15.713343826446</text:p>
          </table:table-cell>
        </table:table-row>
        <table:table-row table:style-name="ro1">
          <table:table-cell office:value-type="float" office:value="193.41" calcext:value-type="float">
            <text:p>193.41</text:p>
          </table:table-cell>
          <table:table-cell office:value-type="float" office:value="0.052873078" calcext:value-type="float">
            <text:p>0.052873078</text:p>
          </table:table-cell>
          <table:table-cell table:formula="of:=[.B192]/3.7249425" office:value-type="float" office:value="0.0141943340064981" calcext:value-type="float">
            <text:p>0.014194334006498</text:p>
          </table:table-cell>
          <table:table-cell office:value-type="float" office:value="15.767166338263" calcext:value-type="float">
            <text:p>15.767166338263</text:p>
          </table:table-cell>
        </table:table-row>
        <table:table-row table:style-name="ro1">
          <table:table-cell office:value-type="float" office:value="194.43" calcext:value-type="float">
            <text:p>194.43</text:p>
          </table:table-cell>
          <table:table-cell office:value-type="float" office:value="0.051452316" calcext:value-type="float">
            <text:p>0.051452316</text:p>
          </table:table-cell>
          <table:table-cell table:formula="of:=[.B193]/3.7249425" office:value-type="float" office:value="0.0138129155013802" calcext:value-type="float">
            <text:p>0.01381291550138</text:p>
          </table:table-cell>
          <table:table-cell office:value-type="float" office:value="15.819542575707" calcext:value-type="float">
            <text:p>15.819542575707</text:p>
          </table:table-cell>
        </table:table-row>
        <table:table-row table:style-name="ro1">
          <table:table-cell office:value-type="float" office:value="195.45" calcext:value-type="float">
            <text:p>195.45</text:p>
          </table:table-cell>
          <table:table-cell office:value-type="float" office:value="0.049925613" calcext:value-type="float">
            <text:p>0.049925613</text:p>
          </table:table-cell>
          <table:table-cell table:formula="of:=[.B194]/3.7249425" office:value-type="float" office:value="0.0134030560203278" calcext:value-type="float">
            <text:p>0.013403056020328</text:p>
          </table:table-cell>
          <table:table-cell office:value-type="float" office:value="15.870364694871" calcext:value-type="float">
            <text:p>15.870364694871</text:p>
          </table:table-cell>
        </table:table-row>
        <table:table-row table:style-name="ro1">
          <table:table-cell office:value-type="float" office:value="196.47" calcext:value-type="float">
            <text:p>196.47</text:p>
          </table:table-cell>
          <table:table-cell office:value-type="float" office:value="0.048355392" calcext:value-type="float">
            <text:p>0.048355392</text:p>
          </table:table-cell>
          <table:table-cell table:formula="of:=[.B195]/3.7249425" office:value-type="float" office:value="0.0129815136743722" calcext:value-type="float">
            <text:p>0.012981513674372</text:p>
          </table:table-cell>
          <table:table-cell office:value-type="float" office:value="15.919588397035" calcext:value-type="float">
            <text:p>15.919588397035</text:p>
          </table:table-cell>
        </table:table-row>
        <table:table-row table:style-name="ro1">
          <table:table-cell office:value-type="float" office:value="197.48" calcext:value-type="float">
            <text:p>197.48</text:p>
          </table:table-cell>
          <table:table-cell office:value-type="float" office:value="0.046839973" calcext:value-type="float">
            <text:p>0.046839973</text:p>
          </table:table-cell>
          <table:table-cell table:formula="of:=[.B196]/3.7249425" office:value-type="float" office:value="0.0125746835018259" calcext:value-type="float">
            <text:p>0.012574683501826</text:p>
          </table:table-cell>
          <table:table-cell office:value-type="float" office:value="15.967269468336" calcext:value-type="float">
            <text:p>15.967269468336</text:p>
          </table:table-cell>
        </table:table-row>
        <table:table-row table:style-name="ro1">
          <table:table-cell office:value-type="float" office:value="198.5" calcext:value-type="float">
            <text:p>198.5</text:p>
          </table:table-cell>
          <table:table-cell office:value-type="float" office:value="0.045497589" calcext:value-type="float">
            <text:p>0.045497589</text:p>
          </table:table-cell>
          <table:table-cell table:formula="of:=[.B197]/3.7249425" office:value-type="float" office:value="0.0122143063953336" calcext:value-type="float">
            <text:p>0.012214306395334</text:p>
          </table:table-cell>
          <table:table-cell office:value-type="float" office:value="16.013584051104" calcext:value-type="float">
            <text:p>16.013584051104</text:p>
          </table:table-cell>
        </table:table-row>
        <table:table-row table:style-name="ro1">
          <table:table-cell office:value-type="float" office:value="199.52" calcext:value-type="float">
            <text:p>199.52</text:p>
          </table:table-cell>
          <table:table-cell office:value-type="float" office:value="0.044441746" calcext:value-type="float">
            <text:p>0.044441746</text:p>
          </table:table-cell>
          <table:table-cell table:formula="of:=[.B198]/3.7249425" office:value-type="float" office:value="0.0119308542346627" calcext:value-type="float">
            <text:p>0.011930854234663</text:p>
          </table:table-cell>
          <table:table-cell office:value-type="float" office:value="16.058823830765" calcext:value-type="float">
            <text:p>16.058823830765</text:p>
          </table:table-cell>
        </table:table-row>
        <table:table-row table:style-name="ro1">
          <table:table-cell office:value-type="float" office:value="200.54" calcext:value-type="float">
            <text:p>200.54</text:p>
          </table:table-cell>
          <table:table-cell office:value-type="float" office:value="0.043754731" calcext:value-type="float">
            <text:p>0.043754731</text:p>
          </table:table-cell>
          <table:table-cell table:formula="of:=[.B199]/3.7249425" office:value-type="float" office:value="0.0117464178306108" calcext:value-type="float">
            <text:p>0.011746417830611</text:p>
          </table:table-cell>
          <table:table-cell office:value-type="float" office:value="16.103364258799" calcext:value-type="float">
            <text:p>16.103364258799</text:p>
          </table:table-cell>
        </table:table-row>
        <table:table-row table:style-name="ro1">
          <table:table-cell office:value-type="float" office:value="201.56" calcext:value-type="float">
            <text:p>201.56</text:p>
          </table:table-cell>
          <table:table-cell office:value-type="float" office:value="0.043467007" calcext:value-type="float">
            <text:p>0.043467007</text:p>
          </table:table-cell>
          <table:table-cell table:formula="of:=[.B200]/3.7249425" office:value-type="float" office:value="0.0116691752959945" calcext:value-type="float">
            <text:p>0.011669175295995</text:p>
          </table:table-cell>
          <table:table-cell office:value-type="float" office:value="16.147611796057" calcext:value-type="float">
            <text:p>16.147611796057</text:p>
          </table:table-cell>
        </table:table-row>
        <table:table-row table:style-name="ro1">
          <table:table-cell office:value-type="float" office:value="202.57" calcext:value-type="float">
            <text:p>202.57</text:p>
          </table:table-cell>
          <table:table-cell office:value-type="float" office:value="0.043548415" calcext:value-type="float">
            <text:p>0.043548415</text:p>
          </table:table-cell>
          <table:table-cell table:formula="of:=[.B201]/3.7249425" office:value-type="float" office:value="0.0116910301299953" calcext:value-type="float">
            <text:p>0.011691030129995</text:p>
          </table:table-cell>
          <table:table-cell office:value-type="float" office:value="16.191942203461" calcext:value-type="float">
            <text:p>16.191942203461</text:p>
          </table:table-cell>
        </table:table-row>
        <table:table-row table:style-name="ro1">
          <table:table-cell office:value-type="float" office:value="203.59" calcext:value-type="float">
            <text:p>203.59</text:p>
          </table:table-cell>
          <table:table-cell office:value-type="float" office:value="0.043913363" calcext:value-type="float">
            <text:p>0.043913363</text:p>
          </table:table-cell>
          <table:table-cell table:formula="of:=[.B202]/3.7249425" office:value-type="float" office:value="0.0117890042597973" calcext:value-type="float">
            <text:p>0.011789004259797</text:p>
          </table:table-cell>
          <table:table-cell office:value-type="float" office:value="16.23664411235" calcext:value-type="float">
            <text:p>16.23664411235</text:p>
          </table:table-cell>
        </table:table-row>
        <table:table-row table:style-name="ro1">
          <table:table-cell office:value-type="float" office:value="204.61" calcext:value-type="float">
            <text:p>204.61</text:p>
          </table:table-cell>
          <table:table-cell office:value-type="float" office:value="0.044437876" calcext:value-type="float">
            <text:p>0.044437876</text:p>
          </table:table-cell>
          <table:table-cell table:formula="of:=[.B203]/3.7249425" office:value-type="float" office:value="0.0119298152924508" calcext:value-type="float">
            <text:p>0.011929815292451</text:p>
          </table:table-cell>
          <table:table-cell office:value-type="float" office:value="16.28187995287" calcext:value-type="float">
            <text:p>16.28187995287</text:p>
          </table:table-cell>
        </table:table-row>
        <table:table-row table:style-name="ro1">
          <table:table-cell office:value-type="float" office:value="205.63" calcext:value-type="float">
            <text:p>205.63</text:p>
          </table:table-cell>
          <table:table-cell office:value-type="float" office:value="0.04498319" calcext:value-type="float">
            <text:p>0.04498319</text:p>
          </table:table-cell>
          <table:table-cell table:formula="of:=[.B204]/3.7249425" office:value-type="float" office:value="0.012076210572378" calcext:value-type="float">
            <text:p>0.012076210572378</text:p>
          </table:table-cell>
          <table:table-cell office:value-type="float" office:value="16.327670898883" calcext:value-type="float">
            <text:p>16.327670898883</text:p>
          </table:table-cell>
        </table:table-row>
        <table:table-row table:style-name="ro1">
          <table:table-cell office:value-type="float" office:value="206.65" calcext:value-type="float">
            <text:p>206.65</text:p>
          </table:table-cell>
          <table:table-cell office:value-type="float" office:value="0.045419474" calcext:value-type="float">
            <text:p>0.045419474</text:p>
          </table:table-cell>
          <table:table-cell table:formula="of:=[.B205]/3.7249425" office:value-type="float" office:value="0.0121933356018247" calcext:value-type="float">
            <text:p>0.012193335601825</text:p>
          </table:table-cell>
          <table:table-cell office:value-type="float" office:value="16.373905963956" calcext:value-type="float">
            <text:p>16.373905963956</text:p>
          </table:table-cell>
        </table:table-row>
        <table:table-row table:style-name="ro1">
          <table:table-cell office:value-type="float" office:value="207.66" calcext:value-type="float">
            <text:p>207.66</text:p>
          </table:table-cell>
          <table:table-cell office:value-type="float" office:value="0.045644446" calcext:value-type="float">
            <text:p>0.045644446</text:p>
          </table:table-cell>
          <table:table-cell table:formula="of:=[.B206]/3.7249425" office:value-type="float" office:value="0.0122537317018988" calcext:value-type="float">
            <text:p>0.012253731701899</text:p>
          </table:table-cell>
          <table:table-cell office:value-type="float" office:value="16.420370040658" calcext:value-type="float">
            <text:p>16.420370040658</text:p>
          </table:table-cell>
        </table:table-row>
        <table:table-row table:style-name="ro1">
          <table:table-cell office:value-type="float" office:value="208.68" calcext:value-type="float">
            <text:p>208.68</text:p>
          </table:table-cell>
          <table:table-cell office:value-type="float" office:value="0.045594236" calcext:value-type="float">
            <text:p>0.045594236</text:p>
          </table:table-cell>
          <table:table-cell table:formula="of:=[.B207]/3.7249425" office:value-type="float" office:value="0.0122402522991966" calcext:value-type="float">
            <text:p>0.012240252299197</text:p>
          </table:table-cell>
          <table:table-cell office:value-type="float" office:value="16.466783005837" calcext:value-type="float">
            <text:p>16.466783005837</text:p>
          </table:table-cell>
        </table:table-row>
        <table:table-row table:style-name="ro1">
          <table:table-cell office:value-type="float" office:value="209.7" calcext:value-type="float">
            <text:p>209.7</text:p>
          </table:table-cell>
          <table:table-cell office:value-type="float" office:value="0.045246725" calcext:value-type="float">
            <text:p>0.045246725</text:p>
          </table:table-cell>
          <table:table-cell table:formula="of:=[.B208]/3.7249425" office:value-type="float" office:value="0.0121469593154794" calcext:value-type="float">
            <text:p>0.012146959315479</text:p>
          </table:table-cell>
          <table:table-cell office:value-type="float" office:value="16.512842218944" calcext:value-type="float">
            <text:p>16.512842218944</text:p>
          </table:table-cell>
        </table:table-row>
        <table:table-row table:style-name="ro1">
          <table:table-cell office:value-type="float" office:value="210.72" calcext:value-type="float">
            <text:p>210.72</text:p>
          </table:table-cell>
          <table:table-cell office:value-type="float" office:value="0.044619398" calcext:value-type="float">
            <text:p>0.044619398</text:p>
          </table:table-cell>
          <table:table-cell table:formula="of:=[.B209]/3.7249425" office:value-type="float" office:value="0.0119785467829369" calcext:value-type="float">
            <text:p>0.011978546782937</text:p>
          </table:table-cell>
          <table:table-cell office:value-type="float" office:value="16.558262841109" calcext:value-type="float">
            <text:p>16.558262841109</text:p>
          </table:table-cell>
        </table:table-row>
        <table:table-row table:style-name="ro1">
          <table:table-cell office:value-type="float" office:value="211.74" calcext:value-type="float">
            <text:p>211.74</text:p>
          </table:table-cell>
          <table:table-cell office:value-type="float" office:value="0.043764157" calcext:value-type="float">
            <text:p>0.043764157</text:p>
          </table:table-cell>
          <table:table-cell table:formula="of:=[.B210]/3.7249425" office:value-type="float" office:value="0.011748948339471" calcext:value-type="float">
            <text:p>0.011748948339471</text:p>
          </table:table-cell>
          <table:table-cell office:value-type="float" office:value="16.602812864279" calcext:value-type="float">
            <text:p>16.602812864279</text:p>
          </table:table-cell>
        </table:table-row>
        <table:table-row table:style-name="ro1">
          <table:table-cell office:value-type="float" office:value="212.75" calcext:value-type="float">
            <text:p>212.75</text:p>
          </table:table-cell>
          <table:table-cell office:value-type="float" office:value="0.042760567" calcext:value-type="float">
            <text:p>0.042760567</text:p>
          </table:table-cell>
          <table:table-cell table:formula="of:=[.B211]/3.7249425" office:value-type="float" office:value="0.0114795240463443" calcext:value-type="float">
            <text:p>0.011479524046344</text:p>
          </table:table-cell>
          <table:table-cell office:value-type="float" office:value="16.646341276778" calcext:value-type="float">
            <text:p>16.646341276778</text:p>
          </table:table-cell>
        </table:table-row>
        <table:table-row table:style-name="ro1">
          <table:table-cell office:value-type="float" office:value="213.77" calcext:value-type="float">
            <text:p>213.77</text:p>
          </table:table-cell>
          <table:table-cell office:value-type="float" office:value="0.041707756" calcext:value-type="float">
            <text:p>0.041707756</text:p>
          </table:table-cell>
          <table:table-cell table:formula="of:=[.B212]/3.7249425" office:value-type="float" office:value="0.0111968858579696" calcext:value-type="float">
            <text:p>0.01119688585797</text:p>
          </table:table-cell>
          <table:table-cell office:value-type="float" office:value="16.688797972126" calcext:value-type="float">
            <text:p>16.688797972126</text:p>
          </table:table-cell>
        </table:table-row>
        <table:table-row table:style-name="ro1">
          <table:table-cell office:value-type="float" office:value="214.79" calcext:value-type="float">
            <text:p>214.79</text:p>
          </table:table-cell>
          <table:table-cell office:value-type="float" office:value="0.040714303" calcext:value-type="float">
            <text:p>0.040714303</text:p>
          </table:table-cell>
          <table:table-cell table:formula="of:=[.B213]/3.7249425" office:value-type="float" office:value="0.0109301829491328" calcext:value-type="float">
            <text:p>0.010930182949133</text:p>
          </table:table-cell>
          <table:table-cell office:value-type="float" office:value="16.73024337526" calcext:value-type="float">
            <text:p>16.73024337526</text:p>
          </table:table-cell>
        </table:table-row>
        <table:table-row table:style-name="ro1">
          <table:table-cell office:value-type="float" office:value="215.81" calcext:value-type="float">
            <text:p>215.81</text:p>
          </table:table-cell>
          <table:table-cell office:value-type="float" office:value="0.039885841" calcext:value-type="float">
            <text:p>0.039885841</text:p>
          </table:table-cell>
          <table:table-cell table:formula="of:=[.B214]/3.7249425" office:value-type="float" office:value="0.0107077736099282" calcext:value-type="float">
            <text:p>0.010707773609928</text:p>
          </table:table-cell>
          <table:table-cell office:value-type="float" office:value="16.770845440288" calcext:value-type="float">
            <text:p>16.770845440288</text:p>
          </table:table-cell>
        </table:table-row>
        <table:table-row table:style-name="ro1">
          <table:table-cell office:value-type="float" office:value="216.82" calcext:value-type="float">
            <text:p>216.82</text:p>
          </table:table-cell>
          <table:table-cell office:value-type="float" office:value="0.039311333" calcext:value-type="float">
            <text:p>0.039311333</text:p>
          </table:table-cell>
          <table:table-cell table:formula="of:=[.B215]/3.7249425" office:value-type="float" office:value="0.0105535408935843" calcext:value-type="float">
            <text:p>0.010553540893584</text:p>
          </table:table-cell>
          <table:table-cell office:value-type="float" office:value="16.810862680678" calcext:value-type="float">
            <text:p>16.810862680678</text:p>
          </table:table-cell>
        </table:table-row>
        <table:table-row table:style-name="ro1">
          <table:table-cell office:value-type="float" office:value="217.84" calcext:value-type="float">
            <text:p>217.84</text:p>
          </table:table-cell>
          <table:table-cell office:value-type="float" office:value="0.039050585" calcext:value-type="float">
            <text:p>0.039050585</text:p>
          </table:table-cell>
          <table:table-cell table:formula="of:=[.B216]/3.7249425" office:value-type="float" office:value="0.0104835403499517" calcext:value-type="float">
            <text:p>0.010483540349952</text:p>
          </table:table-cell>
          <table:table-cell office:value-type="float" office:value="16.850614491155" calcext:value-type="float">
            <text:p>16.850614491155</text:p>
          </table:table-cell>
        </table:table-row>
        <table:table-row table:style-name="ro1">
          <table:table-cell office:value-type="float" office:value="218.86" calcext:value-type="float">
            <text:p>218.86</text:p>
          </table:table-cell>
          <table:table-cell office:value-type="float" office:value="0.039126397" calcext:value-type="float">
            <text:p>0.039126397</text:p>
          </table:table-cell>
          <table:table-cell table:formula="of:=[.B217]/3.7249425" office:value-type="float" office:value="0.0105038928788834" calcext:value-type="float">
            <text:p>0.010503892878883</text:p>
          </table:table-cell>
          <table:table-cell office:value-type="float" office:value="16.890443474493" calcext:value-type="float">
            <text:p>16.890443474493</text:p>
          </table:table-cell>
        </table:table-row>
        <table:table-row table:style-name="ro1">
          <table:table-cell office:value-type="float" office:value="219.88" calcext:value-type="float">
            <text:p>219.88</text:p>
          </table:table-cell>
          <table:table-cell office:value-type="float" office:value="0.039524129" calcext:value-type="float">
            <text:p>0.039524129</text:p>
          </table:table-cell>
          <table:table-cell table:formula="of:=[.B218]/3.7249425" office:value-type="float" office:value="0.0106106682183685" calcext:value-type="float">
            <text:p>0.010610668218369</text:p>
          </table:table-cell>
          <table:table-cell office:value-type="float" office:value="16.930677332457" calcext:value-type="float">
            <text:p>16.930677332457</text:p>
          </table:table-cell>
        </table:table-row>
        <table:table-row table:style-name="ro1">
          <table:table-cell office:value-type="float" office:value="220.9" calcext:value-type="float">
            <text:p>220.9</text:p>
          </table:table-cell>
          <table:table-cell office:value-type="float" office:value="0.040199425" calcext:value-type="float">
            <text:p>0.040199425</text:p>
          </table:table-cell>
          <table:table-cell table:formula="of:=[.B219]/3.7249425" office:value-type="float" office:value="0.0107919585335881" calcext:value-type="float">
            <text:p>0.010791958533588</text:p>
          </table:table-cell>
          <table:table-cell office:value-type="float" office:value="16.971598612152" calcext:value-type="float">
            <text:p>16.971598612152</text:p>
          </table:table-cell>
        </table:table-row>
        <table:table-row table:style-name="ro1">
          <table:table-cell office:value-type="float" office:value="221.91" calcext:value-type="float">
            <text:p>221.91</text:p>
          </table:table-cell>
          <table:table-cell office:value-type="float" office:value="0.041091949" calcext:value-type="float">
            <text:p>0.041091949</text:p>
          </table:table-cell>
          <table:table-cell table:formula="of:=[.B220]/3.7249425" office:value-type="float" office:value="0.011031565990616" calcext:value-type="float">
            <text:p>0.011031565990616</text:p>
          </table:table-cell>
          <table:table-cell office:value-type="float" office:value="17.013428442798" calcext:value-type="float">
            <text:p>17.013428442798</text:p>
          </table:table-cell>
        </table:table-row>
        <table:table-row table:style-name="ro1">
          <table:table-cell office:value-type="float" office:value="222.93" calcext:value-type="float">
            <text:p>222.93</text:p>
          </table:table-cell>
          <table:table-cell office:value-type="float" office:value="0.042140644" calcext:value-type="float">
            <text:p>0.042140644</text:p>
          </table:table-cell>
          <table:table-cell table:formula="of:=[.B221]/3.7249425" office:value-type="float" office:value="0.0113130991954909" calcext:value-type="float">
            <text:p>0.011313099195491</text:p>
          </table:table-cell>
          <table:table-cell office:value-type="float" office:value="17.056325800223" calcext:value-type="float">
            <text:p>17.056325800223</text:p>
          </table:table-cell>
        </table:table-row>
        <table:table-row table:style-name="ro1">
          <table:table-cell office:value-type="float" office:value="223.95" calcext:value-type="float">
            <text:p>223.95</text:p>
          </table:table-cell>
          <table:table-cell office:value-type="float" office:value="0.043295166" calcext:value-type="float">
            <text:p>0.043295166</text:p>
          </table:table-cell>
          <table:table-cell table:formula="of:=[.B222]/3.7249425" office:value-type="float" office:value="0.0116230427718012" calcext:value-type="float">
            <text:p>0.011623042771801</text:p>
          </table:table-cell>
          <table:table-cell office:value-type="float" office:value="17.100398410583" calcext:value-type="float">
            <text:p>17.100398410583</text:p>
          </table:table-cell>
        </table:table-row>
        <table:table-row table:style-name="ro1">
          <table:table-cell office:value-type="float" office:value="224.97" calcext:value-type="float">
            <text:p>224.97</text:p>
          </table:table-cell>
          <table:table-cell office:value-type="float" office:value="0.044519481" calcext:value-type="float">
            <text:p>0.044519481</text:p>
          </table:table-cell>
          <table:table-cell table:formula="of:=[.B223]/3.7249425" office:value-type="float" office:value="0.011951723013174" calcext:value-type="float">
            <text:p>0.011951723013174</text:p>
          </table:table-cell>
          <table:table-cell office:value-type="float" office:value="17.145717321431" calcext:value-type="float">
            <text:p>17.145717321431</text:p>
          </table:table-cell>
        </table:table-row>
        <table:table-row table:style-name="ro1">
          <table:table-cell office:value-type="float" office:value="225.99" calcext:value-type="float">
            <text:p>225.99</text:p>
          </table:table-cell>
          <table:table-cell office:value-type="float" office:value="0.045786728" calcext:value-type="float">
            <text:p>0.045786728</text:p>
          </table:table-cell>
          <table:table-cell table:formula="of:=[.B224]/3.7249425" office:value-type="float" office:value="0.0122919288015855" calcext:value-type="float">
            <text:p>0.012291928801586</text:p>
          </table:table-cell>
          <table:table-cell office:value-type="float" office:value="17.192326234266" calcext:value-type="float">
            <text:p>17.1923262342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7068092" calcext:value-type="float">
            <text:p>0.047068092</text:p>
          </table:table-cell>
          <table:table-cell table:formula="of:=[.B225]/3.7249425" office:value-type="float" office:value="0.0126359244471559" calcext:value-type="float">
            <text:p>0.012635924447156</text:p>
          </table:table-cell>
          <table:table-cell office:value-type="float" office:value="17.240239520894" calcext:value-type="float">
            <text:p>17.240239520894</text:p>
          </table:table-cell>
        </table:table-row>
        <table:table-row table:style-name="ro1">
          <table:table-cell office:value-type="float" office:value="228.02" calcext:value-type="float">
            <text:p>228.02</text:p>
          </table:table-cell>
          <table:table-cell office:value-type="float" office:value="0.048321274" calcext:value-type="float">
            <text:p>0.048321274</text:p>
          </table:table-cell>
          <table:table-cell table:formula="of:=[.B226]/3.7249425" office:value-type="float" office:value="0.0129723543383556" calcext:value-type="float">
            <text:p>0.012972354338356</text:p>
          </table:table-cell>
          <table:table-cell office:value-type="float" office:value="17.289428492208" calcext:value-type="float">
            <text:p>17.289428492208</text:p>
          </table:table-cell>
        </table:table-row>
        <table:table-row table:style-name="ro1">
          <table:table-cell office:value-type="float" office:value="229.04" calcext:value-type="float">
            <text:p>229.04</text:p>
          </table:table-cell>
          <table:table-cell office:value-type="float" office:value="0.049484663" calcext:value-type="float">
            <text:p>0.049484663</text:p>
          </table:table-cell>
          <table:table-cell table:formula="of:=[.B227]/3.7249425" office:value-type="float" office:value="0.0132846783540954" calcext:value-type="float">
            <text:p>0.013284678354095</text:p>
          </table:table-cell>
          <table:table-cell office:value-type="float" office:value="17.339801743656" calcext:value-type="float">
            <text:p>17.339801743656</text:p>
          </table:table-cell>
        </table:table-row>
        <table:table-row table:style-name="ro1">
          <table:table-cell office:value-type="float" office:value="230.06" calcext:value-type="float">
            <text:p>230.06</text:p>
          </table:table-cell>
          <table:table-cell office:value-type="float" office:value="0.050481418" calcext:value-type="float">
            <text:p>0.050481418</text:p>
          </table:table-cell>
          <table:table-cell table:formula="of:=[.B228]/3.7249425" office:value-type="float" office:value="0.0135522677195688" calcext:value-type="float">
            <text:p>0.013552267719569</text:p>
          </table:table-cell>
          <table:table-cell office:value-type="float" office:value="17.391189648544" calcext:value-type="float">
            <text:p>17.391189648544</text:p>
          </table:table-cell>
        </table:table-row>
        <table:table-row table:style-name="ro1">
          <table:table-cell office:value-type="float" office:value="231.08" calcext:value-type="float">
            <text:p>231.08</text:p>
          </table:table-cell>
          <table:table-cell office:value-type="float" office:value="0.05123371" calcext:value-type="float">
            <text:p>0.05123371</text:p>
          </table:table-cell>
          <table:table-cell table:formula="of:=[.B229]/3.7249425" office:value-type="float" office:value="0.0137542284209756" calcext:value-type="float">
            <text:p>0.013754228420976</text:p>
          </table:table-cell>
          <table:table-cell office:value-type="float" office:value="17.443343354829" calcext:value-type="float">
            <text:p>17.443343354829</text:p>
          </table:table-cell>
        </table:table-row>
        <table:table-row table:style-name="ro1">
          <table:table-cell office:value-type="float" office:value="232.09" calcext:value-type="float">
            <text:p>232.09</text:p>
          </table:table-cell>
          <table:table-cell office:value-type="float" office:value="0.051683103" calcext:value-type="float">
            <text:p>0.051683103</text:p>
          </table:table-cell>
          <table:table-cell table:formula="of:=[.B230]/3.7249425" office:value-type="float" office:value="0.0138748726993772" calcext:value-type="float">
            <text:p>0.013874872699377</text:p>
          </table:table-cell>
          <table:table-cell office:value-type="float" office:value="17.495954523216" calcext:value-type="float">
            <text:p>17.495954523216</text:p>
          </table:table-cell>
        </table:table-row>
        <table:table-row table:style-name="ro1">
          <table:table-cell office:value-type="float" office:value="233.11" calcext:value-type="float">
            <text:p>233.11</text:p>
          </table:table-cell>
          <table:table-cell office:value-type="float" office:value="0.051809986" calcext:value-type="float">
            <text:p>0.051809986</text:p>
          </table:table-cell>
          <table:table-cell table:formula="of:=[.B231]/3.7249425" office:value-type="float" office:value="0.0139089357755187" calcext:value-type="float">
            <text:p>0.013908935775519</text:p>
          </table:table-cell>
          <table:table-cell office:value-type="float" office:value="17.54869485299" calcext:value-type="float">
            <text:p>17.54869485299</text:p>
          </table:table-cell>
        </table:table-row>
        <table:table-row table:style-name="ro1">
          <table:table-cell office:value-type="float" office:value="234.13" calcext:value-type="float">
            <text:p>234.13</text:p>
          </table:table-cell>
          <table:table-cell office:value-type="float" office:value="0.051644588" calcext:value-type="float">
            <text:p>0.051644588</text:p>
          </table:table-cell>
          <table:table-cell table:formula="of:=[.B232]/3.7249425" office:value-type="float" office:value="0.0138645329424548" calcext:value-type="float">
            <text:p>0.013864532942455</text:p>
          </table:table-cell>
          <table:table-cell office:value-type="float" office:value="17.601266815298" calcext:value-type="float">
            <text:p>17.601266815298</text:p>
          </table:table-cell>
        </table:table-row>
        <table:table-row table:style-name="ro1">
          <table:table-cell office:value-type="float" office:value="235.15" calcext:value-type="float">
            <text:p>235.15</text:p>
          </table:table-cell>
          <table:table-cell office:value-type="float" office:value="0.051264528" calcext:value-type="float">
            <text:p>0.051264528</text:p>
          </table:table-cell>
          <table:table-cell table:formula="of:=[.B233]/3.7249425" office:value-type="float" office:value="0.0137625018372767" calcext:value-type="float">
            <text:p>0.013762501837277</text:p>
          </table:table-cell>
          <table:table-cell office:value-type="float" office:value="17.653451892656" calcext:value-type="float">
            <text:p>17.653451892656</text:p>
          </table:table-cell>
        </table:table-row>
        <table:table-row table:style-name="ro1">
          <table:table-cell office:value-type="float" office:value="236.17" calcext:value-type="float">
            <text:p>236.17</text:p>
          </table:table-cell>
          <table:table-cell office:value-type="float" office:value="0.050778387" calcext:value-type="float">
            <text:p>0.050778387</text:p>
          </table:table-cell>
          <table:table-cell table:formula="of:=[.B234]/3.7249425" office:value-type="float" office:value="0.0136319921716912" calcext:value-type="float">
            <text:p>0.013631992171691</text:p>
          </table:table-cell>
          <table:table-cell office:value-type="float" office:value="17.705142099257" calcext:value-type="float">
            <text:p>17.705142099257</text:p>
          </table:table-cell>
        </table:table-row>
        <table:table-row table:style-name="ro1">
          <table:table-cell office:value-type="float" office:value="237.18" calcext:value-type="float">
            <text:p>237.18</text:p>
          </table:table-cell>
          <table:table-cell office:value-type="float" office:value="0.050299709" calcext:value-type="float">
            <text:p>0.050299709</text:p>
          </table:table-cell>
          <table:table-cell table:formula="of:=[.B235]/3.7249425" office:value-type="float" office:value="0.0135034860269655" calcext:value-type="float">
            <text:p>0.013503486026966</text:p>
          </table:table-cell>
          <table:table-cell office:value-type="float" office:value="17.756345032202" calcext:value-type="float">
            <text:p>17.756345032202</text:p>
          </table:table-cell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0.049919283" calcext:value-type="float">
            <text:p>0.049919283</text:p>
          </table:table-cell>
          <table:table-cell table:formula="of:=[.B236]/3.7249425" office:value-type="float" office:value="0.0134013566652371" calcext:value-type="float">
            <text:p>0.013401356665237</text:p>
          </table:table-cell>
          <table:table-cell office:value-type="float" office:value="17.807160708689" calcext:value-type="float">
            <text:p>17.807160708689</text:p>
          </table:table-cell>
        </table:table-row>
        <table:table-row table:style-name="ro1">
          <table:table-cell office:value-type="float" office:value="239.22" calcext:value-type="float">
            <text:p>239.22</text:p>
          </table:table-cell>
          <table:table-cell office:value-type="float" office:value="0.049684296" calcext:value-type="float">
            <text:p>0.049684296</text:p>
          </table:table-cell>
          <table:table-cell table:formula="of:=[.B237]/3.7249425" office:value-type="float" office:value="0.0133382719330567" calcext:value-type="float">
            <text:p>0.013338271933057</text:p>
          </table:table-cell>
          <table:table-cell office:value-type="float" office:value="17.857737177764" calcext:value-type="float">
            <text:p>17.857737177764</text:p>
          </table:table-cell>
        </table:table-row>
        <table:table-row table:style-name="ro1">
          <table:table-cell office:value-type="float" office:value="240.24" calcext:value-type="float">
            <text:p>240.24</text:p>
          </table:table-cell>
          <table:table-cell office:value-type="float" office:value="0.049590613" calcext:value-type="float">
            <text:p>0.049590613</text:p>
          </table:table-cell>
          <table:table-cell table:formula="of:=[.B238]/3.7249425" office:value-type="float" office:value="0.0133131217461746" calcext:value-type="float">
            <text:p>0.013313121746175</text:p>
          </table:table-cell>
          <table:table-cell office:value-type="float" office:value="17.908218281449" calcext:value-type="float">
            <text:p>17.908218281449</text:p>
          </table:table-cell>
        </table:table-row>
        <table:table-row table:style-name="ro1">
          <table:table-cell office:value-type="float" office:value="241.26" calcext:value-type="float">
            <text:p>241.26</text:p>
          </table:table-cell>
          <table:table-cell office:value-type="float" office:value="0.049590018" calcext:value-type="float">
            <text:p>0.049590018</text:p>
          </table:table-cell>
          <table:table-cell table:formula="of:=[.B239]/3.7249425" office:value-type="float" office:value="0.0133129620121653" calcext:value-type="float">
            <text:p>0.013312962012165</text:p>
          </table:table-cell>
          <table:table-cell office:value-type="float" office:value="17.958698779849" calcext:value-type="float">
            <text:p>17.958698779849</text:p>
          </table:table-cell>
        </table:table-row>
        <table:table-row table:style-name="ro1">
          <table:table-cell office:value-type="float" office:value="242.27" calcext:value-type="float">
            <text:p>242.27</text:p>
          </table:table-cell>
          <table:table-cell office:value-type="float" office:value="0.049609223" calcext:value-type="float">
            <text:p>0.049609223</text:p>
          </table:table-cell>
          <table:table-cell table:formula="of:=[.B240]/3.7249425" office:value-type="float" office:value="0.0133181177964492" calcext:value-type="float">
            <text:p>0.013318117796449</text:p>
          </table:table-cell>
          <table:table-cell office:value-type="float" office:value="18.009198827795" calcext:value-type="float">
            <text:p>18.009198827795</text:p>
          </table:table-cell>
        </table:table-row>
        <table:table-row table:style-name="ro1">
          <table:table-cell office:value-type="float" office:value="243.29" calcext:value-type="float">
            <text:p>243.29</text:p>
          </table:table-cell>
          <table:table-cell office:value-type="float" office:value="0.049573789" calcext:value-type="float">
            <text:p>0.049573789</text:p>
          </table:table-cell>
          <table:table-cell table:formula="of:=[.B241]/3.7249425" office:value-type="float" office:value="0.0133086051663885" calcext:value-type="float">
            <text:p>0.013308605166389</text:p>
          </table:table-cell>
          <table:table-cell office:value-type="float" office:value="18.059662805979" calcext:value-type="float">
            <text:p>18.059662805979</text:p>
          </table:table-cell>
        </table:table-row>
        <table:table-row table:style-name="ro1">
          <table:table-cell office:value-type="float" office:value="244.31" calcext:value-type="float">
            <text:p>244.31</text:p>
          </table:table-cell>
          <table:table-cell office:value-type="float" office:value="0.049428972" calcext:value-type="float">
            <text:p>0.049428972</text:p>
          </table:table-cell>
          <table:table-cell table:formula="of:=[.B242]/3.7249425" office:value-type="float" office:value="0.0132697275192839" calcext:value-type="float">
            <text:p>0.013269727519284</text:p>
          </table:table-cell>
          <table:table-cell office:value-type="float" office:value="18.1099793665" calcext:value-type="float">
            <text:p>18.1099793665</text:p>
          </table:table-cell>
        </table:table-row>
        <table:table-row table:style-name="ro1">
          <table:table-cell office:value-type="float" office:value="245.33" calcext:value-type="float">
            <text:p>245.33</text:p>
          </table:table-cell>
          <table:table-cell office:value-type="float" office:value="0.049151171" calcext:value-type="float">
            <text:p>0.049151171</text:p>
          </table:table-cell>
          <table:table-cell table:formula="of:=[.B243]/3.7249425" office:value-type="float" office:value="0.0131951489184061" calcext:value-type="float">
            <text:p>0.013195148918406</text:p>
          </table:table-cell>
          <table:table-cell office:value-type="float" office:value="18.16001313738" calcext:value-type="float">
            <text:p>18.16001313738</text:p>
          </table:table-cell>
        </table:table-row>
        <table:table-row table:style-name="ro1">
          <table:table-cell office:value-type="float" office:value="246.35" calcext:value-type="float">
            <text:p>246.35</text:p>
          </table:table-cell>
          <table:table-cell office:value-type="float" office:value="0.048747461" calcext:value-type="float">
            <text:p>0.048747461</text:p>
          </table:table-cell>
          <table:table-cell table:formula="of:=[.B244]/3.7249425" office:value-type="float" office:value="0.0130867687219333" calcext:value-type="float">
            <text:p>0.013086768721933</text:p>
          </table:table-cell>
          <table:table-cell office:value-type="float" office:value="18.209635948923" calcext:value-type="float">
            <text:p>18.209635948923</text:p>
          </table:table-cell>
        </table:table-row>
        <table:table-row table:style-name="ro1">
          <table:table-cell office:value-type="float" office:value="247.36" calcext:value-type="float">
            <text:p>247.36</text:p>
          </table:table-cell>
          <table:table-cell office:value-type="float" office:value="0.048245018" calcext:value-type="float">
            <text:p>0.048245018</text:p>
          </table:table-cell>
          <table:table-cell table:formula="of:=[.B245]/3.7249425" office:value-type="float" office:value="0.0129518826129531" calcext:value-type="float">
            <text:p>0.012951882612953</text:p>
          </table:table-cell>
          <table:table-cell office:value-type="float" office:value="18.258747294913" calcext:value-type="float">
            <text:p>18.258747294913</text:p>
          </table:table-cell>
        </table:table-row>
        <table:table-row table:style-name="ro1">
          <table:table-cell office:value-type="float" office:value="248.38" calcext:value-type="float">
            <text:p>248.38</text:p>
          </table:table-cell>
          <table:table-cell office:value-type="float" office:value="0.047675587" calcext:value-type="float">
            <text:p>0.047675587</text:p>
          </table:table-cell>
          <table:table-cell table:formula="of:=[.B246]/3.7249425" office:value-type="float" office:value="0.0127990128706685" calcext:value-type="float">
            <text:p>0.012799012870669</text:p>
          </table:table-cell>
          <table:table-cell office:value-type="float" office:value="18.307278985034" calcext:value-type="float">
            <text:p>18.307278985034</text:p>
          </table:table-cell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0.047061333" calcext:value-type="float">
            <text:p>0.047061333</text:p>
          </table:table-cell>
          <table:table-cell table:formula="of:=[.B247]/3.7249425" office:value-type="float" office:value="0.0126341099225022" calcext:value-type="float">
            <text:p>0.012634109922502</text:p>
          </table:table-cell>
          <table:table-cell office:value-type="float" office:value="18.355185391226" calcext:value-type="float">
            <text:p>18.355185391226</text:p>
          </table:table-cell>
        </table:table-row>
        <table:table-row table:style-name="ro1">
          <table:table-cell office:value-type="float" office:value="250.42" calcext:value-type="float">
            <text:p>250.42</text:p>
          </table:table-cell>
          <table:table-cell office:value-type="float" office:value="0.046407163" calcext:value-type="float">
            <text:p>0.046407163</text:p>
          </table:table-cell>
          <table:table-cell table:formula="of:=[.B248]/3.7249425" office:value-type="float" office:value="0.0124584911042251" calcext:value-type="float">
            <text:p>0.012458491104225</text:p>
          </table:table-cell>
          <table:table-cell office:value-type="float" office:value="18.402425881058" calcext:value-type="float">
            <text:p>18.402425881058</text:p>
          </table:table-cell>
        </table:table-row>
        <table:table-row table:style-name="ro1">
          <table:table-cell office:value-type="float" office:value="251.44" calcext:value-type="float">
            <text:p>251.44</text:p>
          </table:table-cell>
          <table:table-cell office:value-type="float" office:value="0.045701626" calcext:value-type="float">
            <text:p>0.045701626</text:p>
          </table:table-cell>
          <table:table-cell table:formula="of:=[.B249]/3.7249425" office:value-type="float" office:value="0.0122690822744244" calcext:value-type="float">
            <text:p>0.012269082274424</text:p>
          </table:table-cell>
          <table:table-cell office:value-type="float" office:value="18.448948164594" calcext:value-type="float">
            <text:p>18.448948164594</text:p>
          </table:table-cell>
        </table:table-row>
        <table:table-row table:style-name="ro1">
          <table:table-cell office:value-type="float" office:value="252.45" calcext:value-type="float">
            <text:p>252.45</text:p>
          </table:table-cell>
          <table:table-cell office:value-type="float" office:value="0.04492496" calcext:value-type="float">
            <text:p>0.04492496</text:p>
          </table:table-cell>
          <table:table-cell table:formula="of:=[.B250]/3.7249425" office:value-type="float" office:value="0.0120605781163065" calcext:value-type="float">
            <text:p>0.012060578116307</text:p>
          </table:table-cell>
          <table:table-cell office:value-type="float" office:value="18.494679835523" calcext:value-type="float">
            <text:p>18.494679835523</text:p>
          </table:table-cell>
        </table:table-row>
        <table:table-row table:style-name="ro1">
          <table:table-cell office:value-type="float" office:value="253.47" calcext:value-type="float">
            <text:p>253.47</text:p>
          </table:table-cell>
          <table:table-cell office:value-type="float" office:value="0.044060205" calcext:value-type="float">
            <text:p>0.044060205</text:p>
          </table:table-cell>
          <table:table-cell table:formula="of:=[.B251]/3.7249425" office:value-type="float" office:value="0.0118284255394546" calcext:value-type="float">
            <text:p>0.011828425539455</text:p>
          </table:table-cell>
          <table:table-cell office:value-type="float" office:value="18.539531223236" calcext:value-type="float">
            <text:p>18.539531223236</text:p>
          </table:table-cell>
        </table:table-row>
        <table:table-row table:style-name="ro1">
          <table:table-cell office:value-type="float" office:value="254.49" calcext:value-type="float">
            <text:p>254.49</text:p>
          </table:table-cell>
          <table:table-cell office:value-type="float" office:value="0.043102409" calcext:value-type="float">
            <text:p>0.043102409</text:p>
          </table:table-cell>
          <table:table-cell table:formula="of:=[.B252]/3.7249425" office:value-type="float" office:value="0.0115712951273745" calcext:value-type="float">
            <text:p>0.011571295127375</text:p>
          </table:table-cell>
          <table:table-cell office:value-type="float" office:value="18.583407615729" calcext:value-type="float">
            <text:p>18.583407615729</text:p>
          </table:table-cell>
        </table:table-row>
        <table:table-row table:style-name="ro1">
          <table:table-cell office:value-type="float" office:value="255.51" calcext:value-type="float">
            <text:p>255.51</text:p>
          </table:table-cell>
          <table:table-cell office:value-type="float" office:value="0.042062088" calcext:value-type="float">
            <text:p>0.042062088</text:p>
          </table:table-cell>
          <table:table-cell table:formula="of:=[.B253]/3.7249425" office:value-type="float" office:value="0.0112920100108928" calcext:value-type="float">
            <text:p>0.011292010010893</text:p>
          </table:table-cell>
          <table:table-cell office:value-type="float" office:value="18.626225006286" calcext:value-type="float">
            <text:p>18.626225006286</text:p>
          </table:table-cell>
        </table:table-row>
        <table:table-row table:style-name="ro1">
          <table:table-cell office:value-type="float" office:value="256.53" calcext:value-type="float">
            <text:p>256.53</text:p>
          </table:table-cell>
          <table:table-cell office:value-type="float" office:value="0.04096169" calcext:value-type="float">
            <text:p>0.04096169</text:p>
          </table:table-cell>
          <table:table-cell table:formula="of:=[.B254]/3.7249425" office:value-type="float" office:value="0.0109965965917595" calcext:value-type="float">
            <text:p>0.01099659659176</text:p>
          </table:table-cell>
          <table:table-cell office:value-type="float" office:value="18.667922239511" calcext:value-type="float">
            <text:p>18.667922239511</text:p>
          </table:table-cell>
        </table:table-row>
        <table:table-row table:style-name="ro1">
          <table:table-cell office:value-type="float" office:value="257.54" calcext:value-type="float">
            <text:p>257.54</text:p>
          </table:table-cell>
          <table:table-cell office:value-type="float" office:value="0.039826777" calcext:value-type="float">
            <text:p>0.039826777</text:p>
          </table:table-cell>
          <table:table-cell table:formula="of:=[.B255]/3.7249425" office:value-type="float" office:value="0.0106919172577832" calcext:value-type="float">
            <text:p>0.010691917257783</text:p>
          </table:table-cell>
          <table:table-cell office:value-type="float" office:value="18.708464179963" calcext:value-type="float">
            <text:p>18.708464179963</text:p>
          </table:table-cell>
        </table:table-row>
        <table:table-row table:style-name="ro1">
          <table:table-cell office:value-type="float" office:value="258.56" calcext:value-type="float">
            <text:p>258.56</text:p>
          </table:table-cell>
          <table:table-cell office:value-type="float" office:value="0.038675845" calcext:value-type="float">
            <text:p>0.038675845</text:p>
          </table:table-cell>
          <table:table-cell table:formula="of:=[.B256]/3.7249425" office:value-type="float" office:value="0.0103829374547392" calcext:value-type="float">
            <text:p>0.010382937454739</text:p>
          </table:table-cell>
          <table:table-cell office:value-type="float" office:value="18.747834521265" calcext:value-type="float">
            <text:p>18.747834521265</text:p>
          </table:table-cell>
        </table:table-row>
        <table:table-row table:style-name="ro1">
          <table:table-cell office:value-type="float" office:value="259.58" calcext:value-type="float">
            <text:p>259.58</text:p>
          </table:table-cell>
          <table:table-cell office:value-type="float" office:value="0.037513345" calcext:value-type="float">
            <text:p>0.037513345</text:p>
          </table:table-cell>
          <table:table-cell table:formula="of:=[.B257]/3.7249425" office:value-type="float" office:value="0.0100708521004015" calcext:value-type="float">
            <text:p>0.010070852100402</text:p>
          </table:table-cell>
          <table:table-cell office:value-type="float" office:value="18.786021487623" calcext:value-type="float">
            <text:p>18.786021487623</text:p>
          </table:table-cell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0.036329295" calcext:value-type="float">
            <text:p>0.036329295</text:p>
          </table:table-cell>
          <table:table-cell table:formula="of:=[.B258]/3.7249425" office:value-type="float" office:value="0.00975298142186087" calcext:value-type="float">
            <text:p>0.009752981421861</text:p>
          </table:table-cell>
          <table:table-cell office:value-type="float" office:value="18.823003142056" calcext:value-type="float">
            <text:p>18.823003142056</text:p>
          </table:table-cell>
        </table:table-row>
        <table:table-row table:style-name="ro1">
          <table:table-cell office:value-type="float" office:value="261.61" calcext:value-type="float">
            <text:p>261.61</text:p>
          </table:table-cell>
          <table:table-cell office:value-type="float" office:value="0.035106413" calcext:value-type="float">
            <text:p>0.035106413</text:p>
          </table:table-cell>
          <table:table-cell table:formula="of:=[.B259]/3.7249425" office:value-type="float" office:value="0.00942468588441298" calcext:value-type="float">
            <text:p>0.009424685884413</text:p>
          </table:table-cell>
          <table:table-cell office:value-type="float" office:value="18.858739955134" calcext:value-type="float">
            <text:p>18.858739955134</text:p>
          </table:table-cell>
        </table:table-row>
        <table:table-row table:style-name="ro1">
          <table:table-cell office:value-type="float" office:value="262.63" calcext:value-type="float">
            <text:p>262.63</text:p>
          </table:table-cell>
          <table:table-cell office:value-type="float" office:value="0.033832795" calcext:value-type="float">
            <text:p>0.033832795</text:p>
          </table:table-cell>
          <table:table-cell table:formula="of:=[.B260]/3.7249425" office:value-type="float" office:value="0.00908276973402945" calcext:value-type="float">
            <text:p>0.009082769734029</text:p>
          </table:table-cell>
          <table:table-cell office:value-type="float" office:value="18.893180280053" calcext:value-type="float">
            <text:p>18.893180280053</text:p>
          </table:table-cell>
        </table:table-row>
        <table:table-row table:style-name="ro1">
          <table:table-cell office:value-type="float" office:value="263.65" calcext:value-type="float">
            <text:p>263.65</text:p>
          </table:table-cell>
          <table:table-cell office:value-type="float" office:value="0.032515885" calcext:value-type="float">
            <text:p>0.032515885</text:p>
          </table:table-cell>
          <table:table-cell table:formula="of:=[.B261]/3.7249425" office:value-type="float" office:value="0.00872923139082013" calcext:value-type="float">
            <text:p>0.00872923139082</text:p>
          </table:table-cell>
          <table:table-cell office:value-type="float" office:value="18.92628004806" calcext:value-type="float">
            <text:p>18.92628004806</text:p>
          </table:table-cell>
        </table:table-row>
        <table:table-row table:style-name="ro1">
          <table:table-cell office:value-type="float" office:value="264.67" calcext:value-type="float">
            <text:p>264.67</text:p>
          </table:table-cell>
          <table:table-cell office:value-type="float" office:value="0.031192605" calcext:value-type="float">
            <text:p>0.031192605</text:p>
          </table:table-cell>
          <table:table-cell table:formula="of:=[.B262]/3.7249425" office:value-type="float" office:value="0.00837398295409929" calcext:value-type="float">
            <text:p>0.008373982954099</text:p>
          </table:table-cell>
          <table:table-cell office:value-type="float" office:value="18.958032774002" calcext:value-type="float">
            <text:p>18.958032774002</text:p>
          </table:table-cell>
        </table:table-row>
        <table:table-row table:style-name="ro1">
          <table:table-cell office:value-type="float" office:value="265.69" calcext:value-type="float">
            <text:p>265.69</text:p>
          </table:table-cell>
          <table:table-cell office:value-type="float" office:value="0.029931341" calcext:value-type="float">
            <text:p>0.029931341</text:p>
          </table:table-cell>
          <table:table-cell table:formula="of:=[.B263]/3.7249425" office:value-type="float" office:value="0.00803538336497812" calcext:value-type="float">
            <text:p>0.008035383364978</text:p>
          </table:table-cell>
          <table:table-cell office:value-type="float" office:value="18.988501587965" calcext:value-type="float">
            <text:p>18.988501587965</text:p>
          </table:table-cell>
        </table:table-row>
        <table:table-row table:style-name="ro1">
          <table:table-cell office:value-type="float" office:value="266.7" calcext:value-type="float">
            <text:p>266.7</text:p>
          </table:table-cell>
          <table:table-cell office:value-type="float" office:value="0.028823796" calcext:value-type="float">
            <text:p>0.028823796</text:p>
          </table:table-cell>
          <table:table-cell table:formula="of:=[.B264]/3.7249425" office:value-type="float" office:value="0.00773805125850936" calcext:value-type="float">
            <text:p>0.007738051258509</text:p>
          </table:table-cell>
          <table:table-cell office:value-type="float" office:value="19.01784296808" calcext:value-type="float">
            <text:p>19.01784296808</text:p>
          </table:table-cell>
        </table:table-row>
        <table:table-row table:style-name="ro1">
          <table:table-cell office:value-type="float" office:value="267.72" calcext:value-type="float">
            <text:p>267.72</text:p>
          </table:table-cell>
          <table:table-cell office:value-type="float" office:value="0.027967722" calcext:value-type="float">
            <text:p>0.027967722</text:p>
          </table:table-cell>
          <table:table-cell table:formula="of:=[.B265]/3.7249425" office:value-type="float" office:value="0.00750822918743041" calcext:value-type="float">
            <text:p>0.00750822918743</text:p>
          </table:table-cell>
          <table:table-cell office:value-type="float" office:value="19.046312902611" calcext:value-type="float">
            <text:p>19.046312902611</text:p>
          </table:table-cell>
        </table:table-row>
        <table:table-row table:style-name="ro1">
          <table:table-cell office:value-type="float" office:value="268.74" calcext:value-type="float">
            <text:p>268.74</text:p>
          </table:table-cell>
          <table:table-cell office:value-type="float" office:value="0.027444461" calcext:value-type="float">
            <text:p>0.027444461</text:p>
          </table:table-cell>
          <table:table-cell table:formula="of:=[.B266]/3.7249425" office:value-type="float" office:value="0.00736775426734775" calcext:value-type="float">
            <text:p>0.007367754267348</text:p>
          </table:table-cell>
          <table:table-cell office:value-type="float" office:value="19.074250179677" calcext:value-type="float">
            <text:p>19.074250179677</text:p>
          </table:table-cell>
        </table:table-row>
        <table:table-row table:style-name="ro1">
          <table:table-cell office:value-type="float" office:value="269.76" calcext:value-type="float">
            <text:p>269.76</text:p>
          </table:table-cell>
          <table:table-cell office:value-type="float" office:value="0.027297" calcext:value-type="float">
            <text:p>0.027297</text:p>
          </table:table-cell>
          <table:table-cell table:formula="of:=[.B267]/3.7249425" office:value-type="float" office:value="0.00732816681062862" calcext:value-type="float">
            <text:p>0.007328166810629</text:p>
          </table:table-cell>
          <table:table-cell office:value-type="float" office:value="19.102037347886" calcext:value-type="float">
            <text:p>19.102037347886</text:p>
          </table:table-cell>
        </table:table-row>
        <table:table-row table:style-name="ro1">
          <table:table-cell office:value-type="float" office:value="270.78" calcext:value-type="float">
            <text:p>270.78</text:p>
          </table:table-cell>
          <table:table-cell office:value-type="float" office:value="0.027514596" calcext:value-type="float">
            <text:p>0.027514596</text:p>
          </table:table-cell>
          <table:table-cell table:formula="of:=[.B268]/3.7249425" office:value-type="float" office:value="0.00738658274590816" calcext:value-type="float">
            <text:p>0.007386582745908</text:p>
          </table:table-cell>
          <table:table-cell office:value-type="float" office:value="19.130046019417" calcext:value-type="float">
            <text:p>19.130046019417</text:p>
          </table:table-cell>
        </table:table-row>
        <table:table-row table:style-name="ro1">
          <table:table-cell office:value-type="float" office:value="271.79" calcext:value-type="float">
            <text:p>271.79</text:p>
          </table:table-cell>
          <table:table-cell office:value-type="float" office:value="0.028028586" calcext:value-type="float">
            <text:p>0.028028586</text:p>
          </table:table-cell>
          <table:table-cell table:formula="of:=[.B269]/3.7249425" office:value-type="float" office:value="0.00752456876851119" calcext:value-type="float">
            <text:p>0.007524568768511</text:p>
          </table:table-cell>
          <table:table-cell office:value-type="float" office:value="19.158577910927" calcext:value-type="float">
            <text:p>19.158577910927</text:p>
          </table:table-cell>
        </table:table-row>
        <table:table-row table:style-name="ro1">
          <table:table-cell office:value-type="float" office:value="272.81" calcext:value-type="float">
            <text:p>272.81</text:p>
          </table:table-cell>
          <table:table-cell office:value-type="float" office:value="0.028721354" calcext:value-type="float">
            <text:p>0.028721354</text:p>
          </table:table-cell>
          <table:table-cell table:formula="of:=[.B270]/3.7249425" office:value-type="float" office:value="0.00771054962593382" calcext:value-type="float">
            <text:p>0.007710549625934</text:p>
          </table:table-cell>
          <table:table-cell office:value-type="float" office:value="19.187815010028" calcext:value-type="float">
            <text:p>19.187815010028</text:p>
          </table:table-cell>
        </table:table-row>
        <table:table-row table:style-name="ro1">
          <table:table-cell office:value-type="float" office:value="273.83" calcext:value-type="float">
            <text:p>273.83</text:p>
          </table:table-cell>
          <table:table-cell office:value-type="float" office:value="0.029447107" calcext:value-type="float">
            <text:p>0.029447107</text:p>
          </table:table-cell>
          <table:table-cell table:formula="of:=[.B271]/3.7249425" office:value-type="float" office:value="0.00790538565360405" calcext:value-type="float">
            <text:p>0.007905385653604</text:p>
          </table:table-cell>
          <table:table-cell office:value-type="float" office:value="19.217790894073" calcext:value-type="float">
            <text:p>19.217790894073</text:p>
          </table:table-cell>
        </table:table-row>
        <table:table-row table:style-name="ro1">
          <table:table-cell office:value-type="float" office:value="274.85" calcext:value-type="float">
            <text:p>274.85</text:p>
          </table:table-cell>
          <table:table-cell office:value-type="float" office:value="0.030060074" calcext:value-type="float">
            <text:p>0.030060074</text:p>
          </table:table-cell>
          <table:table-cell table:formula="of:=[.B272]/3.7249425" office:value-type="float" office:value="0.0080699430930813" calcext:value-type="float">
            <text:p>0.008069943093081</text:p>
          </table:table-cell>
          <table:table-cell office:value-type="float" office:value="19.248390752117" calcext:value-type="float">
            <text:p>19.248390752117</text:p>
          </table:table-cell>
        </table:table-row>
        <table:table-row table:style-name="ro1">
          <table:table-cell office:value-type="float" office:value="275.87" calcext:value-type="float">
            <text:p>275.87</text:p>
          </table:table-cell>
          <table:table-cell office:value-type="float" office:value="0.030443685" calcext:value-type="float">
            <text:p>0.030443685</text:p>
          </table:table-cell>
          <table:table-cell table:formula="of:=[.B273]/3.7249425" office:value-type="float" office:value="0.00817292750156546" calcext:value-type="float">
            <text:p>0.008172927501565</text:p>
          </table:table-cell>
          <table:table-cell office:value-type="float" office:value="19.27938110978" calcext:value-type="float">
            <text:p>19.27938110978</text:p>
          </table:table-cell>
        </table:table-row>
        <table:table-row table:style-name="ro1">
          <table:table-cell office:value-type="float" office:value="276.88" calcext:value-type="float">
            <text:p>276.88</text:p>
          </table:table-cell>
          <table:table-cell office:value-type="float" office:value="0.030533819" calcext:value-type="float">
            <text:p>0.030533819</text:p>
          </table:table-cell>
          <table:table-cell table:formula="of:=[.B274]/3.7249425" office:value-type="float" office:value="0.00819712492206256" calcext:value-type="float">
            <text:p>0.008197124922063</text:p>
          </table:table-cell>
          <table:table-cell office:value-type="float" office:value="19.310463220336" calcext:value-type="float">
            <text:p>19.310463220336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0.03033046" calcext:value-type="float">
            <text:p>0.03033046</text:p>
          </table:table-cell>
          <table:table-cell table:formula="of:=[.B275]/3.7249425" office:value-type="float" office:value="0.00814253105920427" calcext:value-type="float">
            <text:p>0.008142531059204</text:p>
          </table:table-cell>
          <table:table-cell office:value-type="float" office:value="19.34133831979" calcext:value-type="float">
            <text:p>19.34133831979</text:p>
          </table:table-cell>
        </table:table-row>
        <table:table-row table:style-name="ro1">
          <table:table-cell office:value-type="float" office:value="278.92" calcext:value-type="float">
            <text:p>278.92</text:p>
          </table:table-cell>
          <table:table-cell office:value-type="float" office:value="0.029894805" calcext:value-type="float">
            <text:p>0.029894805</text:p>
          </table:table-cell>
          <table:table-cell table:formula="of:=[.B276]/3.7249425" office:value-type="float" office:value="0.0080255748914245" calcext:value-type="float">
            <text:p>0.008025574891425</text:p>
          </table:table-cell>
          <table:table-cell office:value-type="float" office:value="19.371769941182" calcext:value-type="float">
            <text:p>19.371769941182</text:p>
          </table:table-cell>
        </table:table-row>
        <table:table-row table:style-name="ro1">
          <table:table-cell office:value-type="float" office:value="279.94" calcext:value-type="float">
            <text:p>279.94</text:p>
          </table:table-cell>
          <table:table-cell office:value-type="float" office:value="0.029332429" calcext:value-type="float">
            <text:p>0.029332429</text:p>
          </table:table-cell>
          <table:table-cell table:formula="of:=[.B277]/3.7249425" office:value-type="float" office:value="0.0078745991381075" calcext:value-type="float">
            <text:p>0.007874599138108</text:p>
          </table:table-cell>
          <table:table-cell office:value-type="float" office:value="19.401629087767" calcext:value-type="float">
            <text:p>19.401629087767</text:p>
          </table:table-cell>
        </table:table-row>
        <table:table-row table:style-name="ro1">
          <table:table-cell office:value-type="float" office:value="280.96" calcext:value-type="float">
            <text:p>280.96</text:p>
          </table:table-cell>
          <table:table-cell office:value-type="float" office:value="0.028766584" calcext:value-type="float">
            <text:p>0.028766584</text:p>
          </table:table-cell>
          <table:table-cell table:formula="of:=[.B278]/3.7249425" office:value-type="float" office:value="0.00772269209524711" calcext:value-type="float">
            <text:p>0.007722692095247</text:p>
          </table:table-cell>
          <table:table-cell office:value-type="float" office:value="19.43091222873" calcext:value-type="float">
            <text:p>19.43091222873</text:p>
          </table:table-cell>
        </table:table-row>
        <table:table-row table:style-name="ro1">
          <table:table-cell office:value-type="float" office:value="281.97" calcext:value-type="float">
            <text:p>281.97</text:p>
          </table:table-cell>
          <table:table-cell office:value-type="float" office:value="0.028308275" calcext:value-type="float">
            <text:p>0.028308275</text:p>
          </table:table-cell>
          <table:table-cell table:formula="of:=[.B279]/3.7249425" office:value-type="float" office:value="0.00759965422285042" calcext:value-type="float">
            <text:p>0.00759965422285</text:p>
          </table:table-cell>
          <table:table-cell office:value-type="float" office:value="19.459728831269" calcext:value-type="float">
            <text:p>19.459728831269</text:p>
          </table:table-cell>
        </table:table-row>
        <table:table-row table:style-name="ro1">
          <table:table-cell office:value-type="float" office:value="282.99" calcext:value-type="float">
            <text:p>282.99</text:p>
          </table:table-cell>
          <table:table-cell office:value-type="float" office:value="0.028030611" calcext:value-type="float">
            <text:p>0.028030611</text:p>
          </table:table-cell>
          <table:table-cell table:formula="of:=[.B280]/3.7249425" office:value-type="float" office:value="0.00752511240106391" calcext:value-type="float">
            <text:p>0.007525112401064</text:p>
          </table:table-cell>
          <table:table-cell office:value-type="float" office:value="19.488262783696" calcext:value-type="float">
            <text:p>19.488262783696</text:p>
          </table:table-cell>
        </table:table-row>
        <table:table-row table:style-name="ro1">
          <table:table-cell office:value-type="float" office:value="284.01" calcext:value-type="float">
            <text:p>284.01</text:p>
          </table:table-cell>
          <table:table-cell office:value-type="float" office:value="0.027953845" calcext:value-type="float">
            <text:p>0.027953845</text:p>
          </table:table-cell>
          <table:table-cell table:formula="of:=[.B281]/3.7249425" office:value-type="float" office:value="0.00750450376079631" calcext:value-type="float">
            <text:p>0.007504503760796</text:p>
          </table:table-cell>
          <table:table-cell office:value-type="float" office:value="19.51671859199" calcext:value-type="float">
            <text:p>19.51671859199</text:p>
          </table:table-cell>
        </table:table-row>
        <table:table-row table:style-name="ro1">
          <table:table-cell office:value-type="float" office:value="285.03" calcext:value-type="float">
            <text:p>285.03</text:p>
          </table:table-cell>
          <table:table-cell office:value-type="float" office:value="0.028044682" calcext:value-type="float">
            <text:p>0.028044682</text:p>
          </table:table-cell>
          <table:table-cell table:formula="of:=[.B282]/3.7249425" office:value-type="float" office:value="0.00752888990903886" calcext:value-type="float">
            <text:p>0.007528889909039</text:p>
          </table:table-cell>
          <table:table-cell office:value-type="float" office:value="19.545266868169" calcext:value-type="float">
            <text:p>19.545266868169</text:p>
          </table:table-cell>
        </table:table-row>
        <table:table-row table:style-name="ro1">
          <table:table-cell office:value-type="float" office:value="286.05" calcext:value-type="float">
            <text:p>286.05</text:p>
          </table:table-cell>
          <table:table-cell office:value-type="float" office:value="0.028229551" calcext:value-type="float">
            <text:p>0.028229551</text:p>
          </table:table-cell>
          <table:table-cell table:formula="of:=[.B283]/3.7249425" office:value-type="float" office:value="0.00757851993688493" calcext:value-type="float">
            <text:p>0.007578519936885</text:p>
          </table:table-cell>
          <table:table-cell office:value-type="float" office:value="19.574003332436" calcext:value-type="float">
            <text:p>19.574003332436</text:p>
          </table:table-cell>
        </table:table-row>
        <table:table-row table:style-name="ro1">
          <table:table-cell office:value-type="float" office:value="287.06" calcext:value-type="float">
            <text:p>287.06</text:p>
          </table:table-cell>
          <table:table-cell office:value-type="float" office:value="0.028417735" calcext:value-type="float">
            <text:p>0.028417735</text:p>
          </table:table-cell>
          <table:table-cell table:formula="of:=[.B284]/3.7249425" office:value-type="float" office:value="0.00762903991135434" calcext:value-type="float">
            <text:p>0.007629039911354</text:p>
          </table:table-cell>
          <table:table-cell office:value-type="float" office:value="19.602931360216" calcext:value-type="float">
            <text:p>19.602931360216</text:p>
          </table:table-cell>
        </table:table-row>
        <table:table-row table:style-name="ro1">
          <table:table-cell office:value-type="float" office:value="288.08" calcext:value-type="float">
            <text:p>288.08</text:p>
          </table:table-cell>
          <table:table-cell office:value-type="float" office:value="0.028527556" calcext:value-type="float">
            <text:p>0.028527556</text:p>
          </table:table-cell>
          <table:table-cell table:formula="of:=[.B285]/3.7249425" office:value-type="float" office:value="0.00765852251410592" calcext:value-type="float">
            <text:p>0.007658522514106</text:p>
          </table:table-cell>
          <table:table-cell office:value-type="float" office:value="19.631971180856" calcext:value-type="float">
            <text:p>19.631971180856</text:p>
          </table:table-cell>
        </table:table-row>
        <table:table-row table:style-name="ro1">
          <table:table-cell office:value-type="float" office:value="289.1" calcext:value-type="float">
            <text:p>289.1</text:p>
          </table:table-cell>
          <table:table-cell office:value-type="float" office:value="0.028508072" calcext:value-type="float">
            <text:p>0.028508072</text:p>
          </table:table-cell>
          <table:table-cell table:formula="of:=[.B286]/3.7249425" office:value-type="float" office:value="0.00765329182933696" calcext:value-type="float">
            <text:p>0.007653291829337</text:p>
          </table:table-cell>
          <table:table-cell office:value-type="float" office:value="19.660991167509" calcext:value-type="float">
            <text:p>19.660991167509</text:p>
          </table:table-cell>
        </table:table-row>
        <table:table-row table:style-name="ro1">
          <table:table-cell office:value-type="float" office:value="290.12" calcext:value-type="float">
            <text:p>290.12</text:p>
          </table:table-cell>
          <table:table-cell office:value-type="float" office:value="0.02835025" calcext:value-type="float">
            <text:p>0.02835025</text:p>
          </table:table-cell>
          <table:table-cell table:formula="of:=[.B287]/3.7249425" office:value-type="float" office:value="0.00761092285317156" calcext:value-type="float">
            <text:p>0.007610922853172</text:p>
          </table:table-cell>
          <table:table-cell office:value-type="float" office:value="19.689850498554" calcext:value-type="float">
            <text:p>19.689850498554</text:p>
          </table:table-cell>
        </table:table-row>
        <table:table-row table:style-name="ro1">
          <table:table-cell office:value-type="float" office:value="291.14" calcext:value-type="float">
            <text:p>291.14</text:p>
          </table:table-cell>
          <table:table-cell office:value-type="float" office:value="0.028084834" calcext:value-type="float">
            <text:p>0.028084834</text:p>
          </table:table-cell>
          <table:table-cell table:formula="of:=[.B288]/3.7249425" office:value-type="float" office:value="0.0075396691358323" calcext:value-type="float">
            <text:p>0.007539669135832</text:p>
          </table:table-cell>
          <table:table-cell office:value-type="float" office:value="19.718439647378" calcext:value-type="float">
            <text:p>19.718439647378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0.027768213" calcext:value-type="float">
            <text:p>0.027768213</text:p>
          </table:table-cell>
          <table:table-cell table:formula="of:=[.B289]/3.7249425" office:value-type="float" office:value="0.00745466889757359" calcext:value-type="float">
            <text:p>0.007454668897574</text:p>
          </table:table-cell>
          <table:table-cell office:value-type="float" office:value="19.746706489867" calcext:value-type="float">
            <text:p>19.746706489867</text:p>
          </table:table-cell>
        </table:table-row>
        <table:table-row table:style-name="ro1">
          <table:table-cell office:value-type="float" office:value="293.17" calcext:value-type="float">
            <text:p>293.17</text:p>
          </table:table-cell>
          <table:table-cell office:value-type="float" office:value="0.027461232" calcext:value-type="float">
            <text:p>0.027461232</text:p>
          </table:table-cell>
          <table:table-cell table:formula="of:=[.B290]/3.7249425" office:value-type="float" office:value="0.00737225661872633" calcext:value-type="float">
            <text:p>0.007372256618726</text:p>
          </table:table-cell>
          <table:table-cell office:value-type="float" office:value="19.774660838541" calcext:value-type="float">
            <text:p>19.774660838541</text:p>
          </table:table-cell>
        </table:table-row>
        <table:table-row table:style-name="ro1">
          <table:table-cell office:value-type="float" office:value="294.19" calcext:value-type="float">
            <text:p>294.19</text:p>
          </table:table-cell>
          <table:table-cell office:value-type="float" office:value="0.027207883" calcext:value-type="float">
            <text:p>0.027207883</text:p>
          </table:table-cell>
          <table:table-cell table:formula="of:=[.B291]/3.7249425" office:value-type="float" office:value="0.00730424241448022" calcext:value-type="float">
            <text:p>0.00730424241448</text:p>
          </table:table-cell>
          <table:table-cell office:value-type="float" office:value="19.802357289408" calcext:value-type="float">
            <text:p>19.802357289408</text:p>
          </table:table-cell>
        </table:table-row>
        <table:table-row table:style-name="ro1">
          <table:table-cell office:value-type="float" office:value="295.21" calcext:value-type="float">
            <text:p>295.21</text:p>
          </table:table-cell>
          <table:table-cell office:value-type="float" office:value="0.027020635" calcext:value-type="float">
            <text:p>0.027020635</text:p>
          </table:table-cell>
          <table:table-cell table:formula="of:=[.B292]/3.7249425" office:value-type="float" office:value="0.00725397371905741" calcext:value-type="float">
            <text:p>0.007253973719057</text:p>
          </table:table-cell>
          <table:table-cell office:value-type="float" office:value="19.829863129446" calcext:value-type="float">
            <text:p>19.829863129446</text:p>
          </table:table-cell>
        </table:table-row>
        <table:table-row table:style-name="ro1">
          <table:table-cell office:value-type="float" office:value="296.23" calcext:value-type="float">
            <text:p>296.23</text:p>
          </table:table-cell>
          <table:table-cell office:value-type="float" office:value="0.026876773" calcext:value-type="float">
            <text:p>0.026876773</text:p>
          </table:table-cell>
          <table:table-cell table:formula="of:=[.B293]/3.7249425" office:value-type="float" office:value="0.00721535245174925" calcext:value-type="float">
            <text:p>0.007215352451749</text:p>
          </table:table-cell>
          <table:table-cell office:value-type="float" office:value="19.85722252447" calcext:value-type="float">
            <text:p>19.85722252447</text:p>
          </table:table-cell>
        </table:table-row>
        <table:table-row table:style-name="ro1">
          <table:table-cell office:value-type="float" office:value="297.24" calcext:value-type="float">
            <text:p>297.24</text:p>
          </table:table-cell>
          <table:table-cell office:value-type="float" office:value="0.026726483" calcext:value-type="float">
            <text:p>0.026726483</text:p>
          </table:table-cell>
          <table:table-cell table:formula="of:=[.B294]/3.7249425" office:value-type="float" office:value="0.00717500552021944" calcext:value-type="float">
            <text:p>0.007175005520219</text:p>
          </table:table-cell>
          <table:table-cell office:value-type="float" office:value="19.884428930414" calcext:value-type="float">
            <text:p>19.884428930414</text:p>
          </table:table-cell>
        </table:table-row>
        <table:table-row table:style-name="ro1">
          <table:table-cell office:value-type="float" office:value="298.26" calcext:value-type="float">
            <text:p>298.26</text:p>
          </table:table-cell>
          <table:table-cell office:value-type="float" office:value="0.026509588" calcext:value-type="float">
            <text:p>0.026509588</text:p>
          </table:table-cell>
          <table:table-cell table:formula="of:=[.B295]/3.7249425" office:value-type="float" office:value="0.00711677777576432" calcext:value-type="float">
            <text:p>0.007116777775764</text:p>
          </table:table-cell>
          <table:table-cell office:value-type="float" office:value="19.911414546936" calcext:value-type="float">
            <text:p>19.911414546936</text:p>
          </table:table-cell>
        </table:table-row>
        <table:table-row table:style-name="ro1">
          <table:table-cell office:value-type="float" office:value="299.28" calcext:value-type="float">
            <text:p>299.28</text:p>
          </table:table-cell>
          <table:table-cell office:value-type="float" office:value="0.02617526" calcext:value-type="float">
            <text:p>0.02617526</text:p>
          </table:table-cell>
          <table:table-cell table:formula="of:=[.B296]/3.7249425" office:value-type="float" office:value="0.00702702390708044" calcext:value-type="float">
            <text:p>0.00702702390708</text:p>
          </table:table-cell>
          <table:table-cell office:value-type="float" office:value="19.938059831753" calcext:value-type="float">
            <text:p>19.938059831753</text:p>
          </table:table-cell>
        </table:table-row>
        <table:table-row table:style-name="ro1">
          <table:table-cell office:value-type="float" office:value="300.3" calcext:value-type="float">
            <text:p>300.3</text:p>
          </table:table-cell>
          <table:table-cell office:value-type="float" office:value="0.025698338" calcext:value-type="float">
            <text:p>0.025698338</text:p>
          </table:table-cell>
          <table:table-cell table:formula="of:=[.B297]/3.7249425" office:value-type="float" office:value="0.0068989891790276" calcext:value-type="float">
            <text:p>0.006898989179028</text:p>
          </table:table-cell>
          <table:table-cell office:value-type="float" office:value="19.964219630923" calcext:value-type="float">
            <text:p>19.964219630923</text:p>
          </table:table-cell>
        </table:table-row>
        <table:table-row table:style-name="ro1">
          <table:table-cell office:value-type="float" office:value="301.32" calcext:value-type="float">
            <text:p>301.32</text:p>
          </table:table-cell>
          <table:table-cell office:value-type="float" office:value="0.025087376" calcext:value-type="float">
            <text:p>0.025087376</text:p>
          </table:table-cell>
          <table:table-cell table:formula="of:=[.B298]/3.7249425" office:value-type="float" office:value="0.00673497000289266" calcext:value-type="float">
            <text:p>0.006734970002893</text:p>
          </table:table-cell>
          <table:table-cell office:value-type="float" office:value="19.989757497315" calcext:value-type="float">
            <text:p>19.989757497315</text:p>
          </table:table-cell>
        </table:table-row>
        <table:table-row table:style-name="ro1">
          <table:table-cell office:value-type="float" office:value="302.33" calcext:value-type="float">
            <text:p>302.33</text:p>
          </table:table-cell>
          <table:table-cell office:value-type="float" office:value="0.02438247" calcext:value-type="float">
            <text:p>0.02438247</text:p>
          </table:table-cell>
          <table:table-cell table:formula="of:=[.B299]/3.7249425" office:value-type="float" office:value="0.00654573057167997" calcext:value-type="float">
            <text:p>0.00654573057168</text:p>
          </table:table-cell>
          <table:table-cell office:value-type="float" office:value="20.014577800102" calcext:value-type="float">
            <text:p>20.014577800102</text:p>
          </table:table-cell>
        </table:table-row>
        <table:table-row table:style-name="ro1">
          <table:table-cell office:value-type="float" office:value="303.35" calcext:value-type="float">
            <text:p>303.35</text:p>
          </table:table-cell>
          <table:table-cell office:value-type="float" office:value="0.023644319" calcext:value-type="float">
            <text:p>0.023644319</text:p>
          </table:table-cell>
          <table:table-cell table:formula="of:=[.B300]/3.7249425" office:value-type="float" office:value="0.00634756617048451" calcext:value-type="float">
            <text:p>0.006347566170485</text:p>
          </table:table-cell>
          <table:table-cell office:value-type="float" office:value="20.038646696478" calcext:value-type="float">
            <text:p>20.038646696478</text:p>
          </table:table-cell>
        </table:table-row>
        <table:table-row table:style-name="ro1">
          <table:table-cell office:value-type="float" office:value="304.37" calcext:value-type="float">
            <text:p>304.37</text:p>
          </table:table-cell>
          <table:table-cell office:value-type="float" office:value="0.022938573" calcext:value-type="float">
            <text:p>0.022938573</text:p>
          </table:table-cell>
          <table:table-cell table:formula="of:=[.B301]/3.7249425" office:value-type="float" office:value="0.00615810123243513" calcext:value-type="float">
            <text:p>0.006158101232435</text:p>
          </table:table-cell>
          <table:table-cell office:value-type="float" office:value="20.061997173807" calcext:value-type="float">
            <text:p>20.061997173807</text:p>
          </table:table-cell>
        </table:table-row>
        <table:table-row table:style-name="ro1">
          <table:table-cell office:value-type="float" office:value="305.39" calcext:value-type="float">
            <text:p>305.39</text:p>
          </table:table-cell>
          <table:table-cell office:value-type="float" office:value="0.022320579" calcext:value-type="float">
            <text:p>0.022320579</text:p>
          </table:table-cell>
          <table:table-cell table:formula="of:=[.B302]/3.7249425" office:value-type="float" office:value="0.00599219424192454" calcext:value-type="float">
            <text:p>0.005992194241925</text:p>
          </table:table-cell>
          <table:table-cell office:value-type="float" office:value="20.084718560164" calcext:value-type="float">
            <text:p>20.084718560164</text:p>
          </table:table-cell>
        </table:table-row>
        <table:table-row table:style-name="ro1">
          <table:table-cell office:value-type="float" office:value="306.41" calcext:value-type="float">
            <text:p>306.41</text:p>
          </table:table-cell>
          <table:table-cell office:value-type="float" office:value="0.021824848" calcext:value-type="float">
            <text:p>0.021824848</text:p>
          </table:table-cell>
          <table:table-cell table:formula="of:=[.B303]/3.7249425" office:value-type="float" office:value="0.00585911003995364" calcext:value-type="float">
            <text:p>0.005859110039954</text:p>
          </table:table-cell>
          <table:table-cell office:value-type="float" office:value="20.106935314134" calcext:value-type="float">
            <text:p>20.106935314134</text:p>
          </table:table-cell>
        </table:table-row>
        <table:table-row table:style-name="ro1">
          <table:table-cell office:value-type="float" office:value="307.42" calcext:value-type="float">
            <text:p>307.42</text:p>
          </table:table-cell>
          <table:table-cell office:value-type="float" office:value="0.021461472" calcext:value-type="float">
            <text:p>0.021461472</text:p>
          </table:table-cell>
          <table:table-cell table:formula="of:=[.B304]/3.7249425" office:value-type="float" office:value="0.00576155793008885" calcext:value-type="float">
            <text:p>0.005761557930089</text:p>
          </table:table-cell>
          <table:table-cell office:value-type="float" office:value="20.128782166862" calcext:value-type="float">
            <text:p>20.128782166862</text:p>
          </table:table-cell>
        </table:table-row>
        <table:table-row table:style-name="ro1">
          <table:table-cell office:value-type="float" office:value="308.44" calcext:value-type="float">
            <text:p>308.44</text:p>
          </table:table-cell>
          <table:table-cell office:value-type="float" office:value="0.021219141" calcext:value-type="float">
            <text:p>0.021219141</text:p>
          </table:table-cell>
          <table:table-cell table:formula="of:=[.B305]/3.7249425" office:value-type="float" office:value="0.00569650162385057" calcext:value-type="float">
            <text:p>0.005696501623851</text:p>
          </table:table-cell>
          <table:table-cell office:value-type="float" office:value="20.150382337263" calcext:value-type="float">
            <text:p>20.150382337263</text:p>
          </table:table-cell>
        </table:table-row>
        <table:table-row table:style-name="ro1">
          <table:table-cell office:value-type="float" office:value="309.46" calcext:value-type="float">
            <text:p>309.46</text:p>
          </table:table-cell>
          <table:table-cell office:value-type="float" office:value="0.021072371" calcext:value-type="float">
            <text:p>0.021072371</text:p>
          </table:table-cell>
          <table:table-cell table:formula="of:=[.B306]/3.7249425" office:value-type="float" office:value="0.00565709967335066" calcext:value-type="float">
            <text:p>0.005657099673351</text:p>
          </table:table-cell>
          <table:table-cell office:value-type="float" office:value="20.171833101557" calcext:value-type="float">
            <text:p>20.171833101557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0.020989678" calcext:value-type="float">
            <text:p>0.020989678</text:p>
          </table:table-cell>
          <table:table-cell table:formula="of:=[.B307]/3.7249425" office:value-type="float" office:value="0.00563489986758185" calcext:value-type="float">
            <text:p>0.005634899867582</text:p>
          </table:table-cell>
          <table:table-cell office:value-type="float" office:value="20.193199687619" calcext:value-type="float">
            <text:p>20.193199687619</text:p>
          </table:table-cell>
        </table:table-row>
        <table:table-row table:style-name="ro1">
          <table:table-cell office:value-type="float" office:value="311.49" calcext:value-type="float">
            <text:p>311.49</text:p>
          </table:table-cell>
          <table:table-cell office:value-type="float" office:value="0.02093995" calcext:value-type="float">
            <text:p>0.02093995</text:p>
          </table:table-cell>
          <table:table-cell table:formula="of:=[.B308]/3.7249425" office:value-type="float" office:value="0.00562154986285023" calcext:value-type="float">
            <text:p>0.00562154986285</text:p>
          </table:table-cell>
          <table:table-cell office:value-type="float" office:value="20.214515652859" calcext:value-type="float">
            <text:p>20.214515652859</text:p>
          </table:table-cell>
        </table:table-row>
        <table:table-row table:style-name="ro1">
          <table:table-cell office:value-type="float" office:value="312.51" calcext:value-type="float">
            <text:p>312.51</text:p>
          </table:table-cell>
          <table:table-cell office:value-type="float" office:value="0.020895693" calcext:value-type="float">
            <text:p>0.020895693</text:p>
          </table:table-cell>
          <table:table-cell table:formula="of:=[.B309]/3.7249425" office:value-type="float" office:value="0.00560966860562277" calcext:value-type="float">
            <text:p>0.005609668605623</text:p>
          </table:table-cell>
          <table:table-cell office:value-type="float" office:value="20.235786566632" calcext:value-type="float">
            <text:p>20.235786566632</text:p>
          </table:table-cell>
        </table:table-row>
        <table:table-row table:style-name="ro1">
          <table:table-cell office:value-type="float" office:value="313.53" calcext:value-type="float">
            <text:p>313.53</text:p>
          </table:table-cell>
          <table:table-cell office:value-type="float" office:value="0.020833525" calcext:value-type="float">
            <text:p>0.020833525</text:p>
          </table:table-cell>
          <table:table-cell table:formula="of:=[.B310]/3.7249425" office:value-type="float" office:value="0.00559297895202409" calcext:value-type="float">
            <text:p>0.005592978952024</text:p>
          </table:table-cell>
          <table:table-cell office:value-type="float" office:value="20.25699419565" calcext:value-type="float">
            <text:p>20.25699419565</text:p>
          </table:table-cell>
        </table:table-row>
        <table:table-row table:style-name="ro1">
          <table:table-cell office:value-type="float" office:value="314.55" calcext:value-type="float">
            <text:p>314.55</text:p>
          </table:table-cell>
          <table:table-cell office:value-type="float" office:value="0.020733472" calcext:value-type="float">
            <text:p>0.020733472</text:p>
          </table:table-cell>
          <table:table-cell table:formula="of:=[.B311]/3.7249425" office:value-type="float" office:value="0.0055661186716305" calcext:value-type="float">
            <text:p>0.005566118671631</text:p>
          </table:table-cell>
          <table:table-cell office:value-type="float" office:value="20.278099975647" calcext:value-type="float">
            <text:p>20.278099975647</text:p>
          </table:table-cell>
        </table:table-row>
        <table:table-row table:style-name="ro1">
          <table:table-cell office:value-type="float" office:value="315.57" calcext:value-type="float">
            <text:p>315.57</text:p>
          </table:table-cell>
          <table:table-cell office:value-type="float" office:value="0.020578874" calcext:value-type="float">
            <text:p>0.020578874</text:p>
          </table:table-cell>
          <table:table-cell table:formula="of:=[.B312]/3.7249425" office:value-type="float" office:value="0.00552461521218113" calcext:value-type="float">
            <text:p>0.005524615212181</text:p>
          </table:table-cell>
          <table:table-cell office:value-type="float" office:value="20.299048380896" calcext:value-type="float">
            <text:p>20.299048380896</text:p>
          </table:table-cell>
        </table:table-row>
        <table:table-row table:style-name="ro1">
          <table:table-cell office:value-type="float" office:value="316.58" calcext:value-type="float">
            <text:p>316.58</text:p>
          </table:table-cell>
          <table:table-cell office:value-type="float" office:value="0.020357963" calcext:value-type="float">
            <text:p>0.020357963</text:p>
          </table:table-cell>
          <table:table-cell table:formula="of:=[.B313]/3.7249425" office:value-type="float" office:value="0.00546530933027825" calcext:value-type="float">
            <text:p>0.005465309330278</text:p>
          </table:table-cell>
          <table:table-cell office:value-type="float" office:value="20.319771909095" calcext:value-type="float">
            <text:p>20.319771909095</text:p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0.020066984" calcext:value-type="float">
            <text:p>0.020066984</text:p>
          </table:table-cell>
          <table:table-cell table:formula="of:=[.B314]/3.7249425" office:value-type="float" office:value="0.0053871929566698" calcext:value-type="float">
            <text:p>0.00538719295667</text:p>
          </table:table-cell>
          <table:table-cell office:value-type="float" office:value="20.340199232886" calcext:value-type="float">
            <text:p>20.340199232886</text:p>
          </table:table-cell>
        </table:table-row>
        <table:table-row table:style-name="ro1">
          <table:table-cell office:value-type="float" office:value="318.62" calcext:value-type="float">
            <text:p>318.62</text:p>
          </table:table-cell>
          <table:table-cell office:value-type="float" office:value="0.019713483" calcext:value-type="float">
            <text:p>0.019713483</text:p>
          </table:table-cell>
          <table:table-cell table:formula="of:=[.B315]/3.7249425" office:value-type="float" office:value="0.00529229189443864" calcext:value-type="float">
            <text:p>0.005292291894439</text:p>
          </table:table-cell>
          <table:table-cell office:value-type="float" office:value="20.360266708177" calcext:value-type="float">
            <text:p>20.360266708177</text:p>
          </table:table-cell>
        </table:table-row>
        <table:table-row table:style-name="ro1">
          <table:table-cell office:value-type="float" office:value="319.64" calcext:value-type="float">
            <text:p>319.64</text:p>
          </table:table-cell>
          <table:table-cell office:value-type="float" office:value="0.019317913" calcext:value-type="float">
            <text:p>0.019317913</text:p>
          </table:table-cell>
          <table:table-cell table:formula="of:=[.B316]/3.7249425" office:value-type="float" office:value="0.00518609696659747" calcext:value-type="float">
            <text:p>0.005186096966597</text:p>
          </table:table-cell>
          <table:table-cell office:value-type="float" office:value="20.379931510315" calcext:value-type="float">
            <text:p>20.379931510315</text:p>
          </table:table-cell>
        </table:table-row>
        <table:table-row table:style-name="ro1">
          <table:table-cell office:value-type="float" office:value="320.66" calcext:value-type="float">
            <text:p>320.66</text:p>
          </table:table-cell>
          <table:table-cell office:value-type="float" office:value="0.01891198" calcext:value-type="float">
            <text:p>0.01891198</text:p>
          </table:table-cell>
          <table:table-cell table:formula="of:=[.B317]/3.7249425" office:value-type="float" office:value="0.00507711998238899" calcext:value-type="float">
            <text:p>0.005077119982389</text:p>
          </table:table-cell>
          <table:table-cell office:value-type="float" office:value="20.39918309015" calcext:value-type="float">
            <text:p>20.39918309015</text:p>
          </table:table-cell>
        </table:table-row>
        <table:table-row table:style-name="ro1">
          <table:table-cell office:value-type="float" office:value="321.67" calcext:value-type="float">
            <text:p>321.67</text:p>
          </table:table-cell>
          <table:table-cell office:value-type="float" office:value="0.018533283" calcext:value-type="float">
            <text:p>0.018533283</text:p>
          </table:table-cell>
          <table:table-cell table:formula="of:=[.B318]/3.7249425" office:value-type="float" office:value="0.00497545478889943" calcext:value-type="float">
            <text:p>0.004975454788899</text:p>
          </table:table-cell>
          <table:table-cell office:value-type="float" office:value="20.418049172056" calcext:value-type="float">
            <text:p>20.418049172056</text:p>
          </table:table-cell>
        </table:table-row>
        <table:table-row table:style-name="ro1">
          <table:table-cell office:value-type="float" office:value="322.69" calcext:value-type="float">
            <text:p>322.69</text:p>
          </table:table-cell>
          <table:table-cell office:value-type="float" office:value="0.018217183" calcext:value-type="float">
            <text:p>0.018217183</text:p>
          </table:table-cell>
          <table:table-cell table:formula="of:=[.B319]/3.7249425" office:value-type="float" office:value="0.00489059441857156" calcext:value-type="float">
            <text:p>0.004890594418572</text:p>
          </table:table-cell>
          <table:table-cell office:value-type="float" office:value="20.436593478741" calcext:value-type="float">
            <text:p>20.436593478741</text:p>
          </table:table-cell>
        </table:table-row>
        <table:table-row table:style-name="ro1">
          <table:table-cell office:value-type="float" office:value="323.71" calcext:value-type="float">
            <text:p>323.71</text:p>
          </table:table-cell>
          <table:table-cell office:value-type="float" office:value="0.017988033" calcext:value-type="float">
            <text:p>0.017988033</text:p>
          </table:table-cell>
          <table:table-cell table:formula="of:=[.B320]/3.7249425" office:value-type="float" office:value="0.00482907669044556" calcext:value-type="float">
            <text:p>0.004829076690446</text:p>
          </table:table-cell>
          <table:table-cell office:value-type="float" office:value="20.454904520333" calcext:value-type="float">
            <text:p>20.454904520333</text:p>
          </table:table-cell>
        </table:table-row>
        <table:table-row table:style-name="ro1">
          <table:table-cell office:value-type="float" office:value="324.73" calcext:value-type="float">
            <text:p>324.73</text:p>
          </table:table-cell>
          <table:table-cell office:value-type="float" office:value="0.017852334" calcext:value-type="float">
            <text:p>0.017852334</text:p>
          </table:table-cell>
          <table:table-cell table:formula="of:=[.B321]/3.7249425" office:value-type="float" office:value="0.00479264686636103" calcext:value-type="float">
            <text:p>0.004792646866361</text:p>
          </table:table-cell>
          <table:table-cell office:value-type="float" office:value="20.473077425828" calcext:value-type="float">
            <text:p>20.473077425828</text:p>
          </table:table-cell>
        </table:table-row>
        <table:table-row table:style-name="ro1">
          <table:table-cell office:value-type="float" office:value="325.75" calcext:value-type="float">
            <text:p>325.75</text:p>
          </table:table-cell>
          <table:table-cell office:value-type="float" office:value="0.01779605" calcext:value-type="float">
            <text:p>0.01779605</text:p>
          </table:table-cell>
          <table:table-cell table:formula="of:=[.B322]/3.7249425" office:value-type="float" office:value="0.0047775368344612" calcext:value-type="float">
            <text:p>0.004777536834461</text:p>
          </table:table-cell>
          <table:table-cell office:value-type="float" office:value="20.491193036415" calcext:value-type="float">
            <text:p>20.491193036415</text:p>
          </table:table-cell>
        </table:table-row>
        <table:table-row table:style-name="ro1">
          <table:table-cell office:value-type="float" office:value="326.76" calcext:value-type="float">
            <text:p>326.76</text:p>
          </table:table-cell>
          <table:table-cell office:value-type="float" office:value="0.017787135" calcext:value-type="float">
            <text:p>0.017787135</text:p>
          </table:table-cell>
          <table:table-cell table:formula="of:=[.B323]/3.7249425" office:value-type="float" office:value="0.00477514350892665" calcext:value-type="float">
            <text:p>0.004775143508927</text:p>
          </table:table-cell>
          <table:table-cell office:value-type="float" office:value="20.509299572774" calcext:value-type="float">
            <text:p>20.509299572774</text:p>
          </table:table-cell>
        </table:table-row>
        <table:table-row table:style-name="ro1">
          <table:table-cell office:value-type="float" office:value="327.78" calcext:value-type="float">
            <text:p>327.78</text:p>
          </table:table-cell>
          <table:table-cell office:value-type="float" office:value="0.017782871" calcext:value-type="float">
            <text:p>0.017782871</text:p>
          </table:table-cell>
          <table:table-cell table:formula="of:=[.B324]/3.7249425" office:value-type="float" office:value="0.00477399879326996" calcext:value-type="float">
            <text:p>0.00477399879327</text:p>
          </table:table-cell>
          <table:table-cell office:value-type="float" office:value="20.527401767661" calcext:value-type="float">
            <text:p>20.527401767661</text:p>
          </table:table-cell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0.01774021" calcext:value-type="float">
            <text:p>0.01774021</text:p>
          </table:table-cell>
          <table:table-cell table:formula="of:=[.B325]/3.7249425" office:value-type="float" office:value="0.0047625459990322" calcext:value-type="float">
            <text:p>0.004762545999032</text:p>
          </table:table-cell>
          <table:table-cell office:value-type="float" office:value="20.545460535614" calcext:value-type="float">
            <text:p>20.545460535614</text:p>
          </table:table-cell>
        </table:table-row>
        <table:table-row table:style-name="ro1">
          <table:table-cell office:value-type="float" office:value="329.82" calcext:value-type="float">
            <text:p>329.82</text:p>
          </table:table-cell>
          <table:table-cell office:value-type="float" office:value="0.017626506" calcext:value-type="float">
            <text:p>0.017626506</text:p>
          </table:table-cell>
          <table:table-cell table:formula="of:=[.B326]/3.7249425" office:value-type="float" office:value="0.004732020964082" calcext:value-type="float">
            <text:p>0.004732020964082</text:p>
          </table:table-cell>
          <table:table-cell office:value-type="float" office:value="20.563403558329" calcext:value-type="float">
            <text:p>20.563403558329</text:p>
          </table:table-cell>
        </table:table-row>
        <table:table-row table:style-name="ro1">
          <table:table-cell office:value-type="float" office:value="330.84" calcext:value-type="float">
            <text:p>330.84</text:p>
          </table:table-cell>
          <table:table-cell office:value-type="float" office:value="0.017427839" calcext:value-type="float">
            <text:p>0.017427839</text:p>
          </table:table-cell>
          <table:table-cell table:formula="of:=[.B327]/3.7249425" office:value-type="float" office:value="0.0046786867179829" calcext:value-type="float">
            <text:p>0.004678686717983</text:p>
          </table:table-cell>
          <table:table-cell office:value-type="float" office:value="20.581144346497" calcext:value-type="float">
            <text:p>20.581144346497</text:p>
          </table:table-cell>
        </table:table-row>
        <table:table-row table:style-name="ro1">
          <table:table-cell office:value-type="float" office:value="331.85" calcext:value-type="float">
            <text:p>331.85</text:p>
          </table:table-cell>
          <table:table-cell office:value-type="float" office:value="0.01715279" calcext:value-type="float">
            <text:p>0.01715279</text:p>
          </table:table-cell>
          <table:table-cell table:formula="of:=[.B328]/3.7249425" office:value-type="float" office:value="0.00460484692045582" calcext:value-type="float">
            <text:p>0.004604846920456</text:p>
          </table:table-cell>
          <table:table-cell office:value-type="float" office:value="20.598605146208" calcext:value-type="float">
            <text:p>20.598605146208</text:p>
          </table:table-cell>
        </table:table-row>
        <table:table-row table:style-name="ro1">
          <table:table-cell office:value-type="float" office:value="332.87" calcext:value-type="float">
            <text:p>332.87</text:p>
          </table:table-cell>
          <table:table-cell office:value-type="float" office:value="0.016830675" calcext:value-type="float">
            <text:p>0.016830675</text:p>
          </table:table-cell>
          <table:table-cell table:formula="of:=[.B329]/3.7249425" office:value-type="float" office:value="0.004518371760101" calcext:value-type="float">
            <text:p>0.004518371760101</text:p>
          </table:table-cell>
          <table:table-cell office:value-type="float" office:value="20.615738046827" calcext:value-type="float">
            <text:p>20.615738046827</text:p>
          </table:table-cell>
        </table:table-row>
        <table:table-row table:style-name="ro1">
          <table:table-cell office:value-type="float" office:value="333.89" calcext:value-type="float">
            <text:p>333.89</text:p>
          </table:table-cell>
          <table:table-cell office:value-type="float" office:value="0.016504642" calcext:value-type="float">
            <text:p>0.016504642</text:p>
          </table:table-cell>
          <table:table-cell table:formula="of:=[.B330]/3.7249425" office:value-type="float" office:value="0.00443084477142936" calcext:value-type="float">
            <text:p>0.004430844771429</text:p>
          </table:table-cell>
          <table:table-cell office:value-type="float" office:value="20.632539060151" calcext:value-type="float">
            <text:p>20.632539060151</text:p>
          </table:table-cell>
        </table:table-row>
        <table:table-row table:style-name="ro1">
          <table:table-cell office:value-type="float" office:value="334.91" calcext:value-type="float">
            <text:p>334.91</text:p>
          </table:table-cell>
          <table:table-cell office:value-type="float" office:value="0.016221325" calcext:value-type="float">
            <text:p>0.016221325</text:p>
          </table:table-cell>
          <table:table-cell table:formula="of:=[.B331]/3.7249425" office:value-type="float" office:value="0.00435478534232408" calcext:value-type="float">
            <text:p>0.004354785342324</text:p>
          </table:table-cell>
          <table:table-cell office:value-type="float" office:value="20.649051669035" calcext:value-type="float">
            <text:p>20.649051669035</text:p>
          </table:table-cell>
        </table:table-row>
        <table:table-row table:style-name="ro1">
          <table:table-cell office:value-type="float" office:value="335.93" calcext:value-type="float">
            <text:p>335.93</text:p>
          </table:table-cell>
          <table:table-cell office:value-type="float" office:value="0.016019632" calcext:value-type="float">
            <text:p>0.016019632</text:p>
          </table:table-cell>
          <table:table-cell table:formula="of:=[.B332]/3.7249425" office:value-type="float" office:value="0.00430063873469188" calcext:value-type="float">
            <text:p>0.004300638734692</text:p>
          </table:table-cell>
          <table:table-cell office:value-type="float" office:value="20.665358963094" calcext:value-type="float">
            <text:p>20.665358963094</text:p>
          </table:table-cell>
        </table:table-row>
        <table:table-row table:style-name="ro1">
          <table:table-cell office:value-type="float" office:value="336.94" calcext:value-type="float">
            <text:p>336.94</text:p>
          </table:table-cell>
          <table:table-cell office:value-type="float" office:value="0.01592148" calcext:value-type="float">
            <text:p>0.01592148</text:p>
          </table:table-cell>
          <table:table-cell table:formula="of:=[.B333]/3.7249425" office:value-type="float" office:value="0.00427428879774654" calcext:value-type="float">
            <text:p>0.004274288797747</text:p>
          </table:table-cell>
          <table:table-cell office:value-type="float" office:value="20.681566343121" calcext:value-type="float">
            <text:p>20.681566343121</text:p>
          </table:table-cell>
        </table:table-row>
        <table:table-row table:style-name="ro1">
          <table:table-cell office:value-type="float" office:value="337.96" calcext:value-type="float">
            <text:p>337.96</text:p>
          </table:table-cell>
          <table:table-cell office:value-type="float" office:value="0.015926818" calcext:value-type="float">
            <text:p>0.015926818</text:p>
          </table:table-cell>
          <table:table-cell table:formula="of:=[.B334]/3.7249425" office:value-type="float" office:value="0.00427572184000156" calcext:value-type="float">
            <text:p>0.004275721840002</text:p>
          </table:table-cell>
          <table:table-cell office:value-type="float" office:value="20.697779156763" calcext:value-type="float">
            <text:p>20.697779156763</text:p>
          </table:table-cell>
        </table:table-row>
        <table:table-row table:style-name="ro1">
          <table:table-cell office:value-type="float" office:value="338.98" calcext:value-type="float">
            <text:p>338.98</text:p>
          </table:table-cell>
          <table:table-cell office:value-type="float" office:value="0.016014168" calcext:value-type="float">
            <text:p>0.016014168</text:p>
          </table:table-cell>
          <table:table-cell table:formula="of:=[.B335]/3.7249425" office:value-type="float" office:value="0.00429917186641136" calcext:value-type="float">
            <text:p>0.004299171866411</text:p>
          </table:table-cell>
          <table:table-cell office:value-type="float" office:value="20.714080888499" calcext:value-type="float">
            <text:p>20.7140808884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16146467" calcext:value-type="float">
            <text:p>0.016146467</text:p>
          </table:table-cell>
          <table:table-cell table:formula="of:=[.B336]/3.7249425" office:value-type="float" office:value="0.00433468892472837" calcext:value-type="float">
            <text:p>0.004334688924728</text:p>
          </table:table-cell>
          <table:table-cell office:value-type="float" office:value="20.73051729533" calcext:value-type="float">
            <text:p>20.73051729533</text:p>
          </table:table-cell>
        </table:table-row>
        <table:table-row table:style-name="ro1">
          <table:table-cell office:value-type="float" office:value="341.02" calcext:value-type="float">
            <text:p>341.02</text:p>
          </table:table-cell>
          <table:table-cell office:value-type="float" office:value="0.01628054" calcext:value-type="float">
            <text:p>0.01628054</text:p>
          </table:table-cell>
          <table:table-cell table:formula="of:=[.B337]/3.7249425" office:value-type="float" office:value="0.00437068223200761" calcext:value-type="float">
            <text:p>0.004370682232008</text:p>
          </table:table-cell>
          <table:table-cell office:value-type="float" office:value="20.747090182913" calcext:value-type="float">
            <text:p>20.747090182913</text:p>
          </table:table-cell>
        </table:table-row>
        <table:table-row table:style-name="ro1">
          <table:table-cell office:value-type="float" office:value="342.03" calcext:value-type="float">
            <text:p>342.03</text:p>
          </table:table-cell>
          <table:table-cell office:value-type="float" office:value="0.016377544" calcext:value-type="float">
            <text:p>0.016377544</text:p>
          </table:table-cell>
          <table:table-cell table:formula="of:=[.B338]/3.7249425" office:value-type="float" office:value="0.00439672397627614" calcext:value-type="float">
            <text:p>0.004396723976276</text:p>
          </table:table-cell>
          <table:table-cell office:value-type="float" office:value="20.763761816124" calcext:value-type="float">
            <text:p>20.763761816124</text:p>
          </table:table-cell>
        </table:table-row>
        <table:table-row table:style-name="ro1">
          <table:table-cell office:value-type="float" office:value="343.05" calcext:value-type="float">
            <text:p>343.05</text:p>
          </table:table-cell>
          <table:table-cell office:value-type="float" office:value="0.016411532" calcext:value-type="float">
            <text:p>0.016411532</text:p>
          </table:table-cell>
          <table:table-cell table:formula="of:=[.B339]/3.7249425" office:value-type="float" office:value="0.00440584841242516" calcext:value-type="float">
            <text:p>0.004405848412425</text:p>
          </table:table-cell>
          <table:table-cell office:value-type="float" office:value="20.780468047918" calcext:value-type="float">
            <text:p>20.780468047918</text:p>
          </table:table-cell>
        </table:table-row>
        <table:table-row table:style-name="ro1">
          <table:table-cell office:value-type="float" office:value="344.07" calcext:value-type="float">
            <text:p>344.07</text:p>
          </table:table-cell>
          <table:table-cell office:value-type="float" office:value="0.016373954" calcext:value-type="float">
            <text:p>0.016373954</text:p>
          </table:table-cell>
          <table:table-cell table:formula="of:=[.B340]/3.7249425" office:value-type="float" office:value="0.00439576020300985" calcext:value-type="float">
            <text:p>0.00439576020301</text:p>
          </table:table-cell>
          <table:table-cell office:value-type="float" office:value="20.797136026789" calcext:value-type="float">
            <text:p>20.797136026789</text:p>
          </table:table-cell>
        </table:table-row>
        <table:table-row table:style-name="ro1">
          <table:table-cell office:value-type="float" office:value="345.09" calcext:value-type="float">
            <text:p>345.09</text:p>
          </table:table-cell>
          <table:table-cell office:value-type="float" office:value="0.016273258" calcext:value-type="float">
            <text:p>0.016273258</text:p>
          </table:table-cell>
          <table:table-cell table:formula="of:=[.B341]/3.7249425" office:value-type="float" office:value="0.00436872730250198" calcext:value-type="float">
            <text:p>0.004368727302502</text:p>
          </table:table-cell>
          <table:table-cell office:value-type="float" office:value="20.81370150157" calcext:value-type="float">
            <text:p>20.81370150157</text:p>
          </table:table-cell>
        </table:table-row>
        <table:table-row table:style-name="ro1">
          <table:table-cell office:value-type="float" office:value="346.11" calcext:value-type="float">
            <text:p>346.11</text:p>
          </table:table-cell>
          <table:table-cell office:value-type="float" office:value="0.016130361" calcext:value-type="float">
            <text:p>0.016130361</text:p>
          </table:table-cell>
          <table:table-cell table:formula="of:=[.B342]/3.7249425" office:value-type="float" office:value="0.0043303650995955" calcext:value-type="float">
            <text:p>0.004330365099596</text:p>
          </table:table-cell>
          <table:table-cell office:value-type="float" office:value="20.830121513376" calcext:value-type="float">
            <text:p>20.830121513376</text:p>
          </table:table-cell>
        </table:table-row>
        <table:table-row table:style-name="ro1">
          <table:table-cell office:value-type="float" office:value="347.12" calcext:value-type="float">
            <text:p>347.12</text:p>
          </table:table-cell>
          <table:table-cell office:value-type="float" office:value="0.015971982" calcext:value-type="float">
            <text:p>0.015971982</text:p>
          </table:table-cell>
          <table:table-cell table:formula="of:=[.B343]/3.7249425" office:value-type="float" office:value="0.00428784659092053" calcext:value-type="float">
            <text:p>0.004287846590921</text:p>
          </table:table-cell>
          <table:table-cell office:value-type="float" office:value="20.846380302143" calcext:value-type="float">
            <text:p>20.846380302143</text:p>
          </table:table-cell>
        </table:table-row>
        <table:table-row table:style-name="ro1">
          <table:table-cell office:value-type="float" office:value="348.14" calcext:value-type="float">
            <text:p>348.14</text:p>
          </table:table-cell>
          <table:table-cell office:value-type="float" office:value="0.015824287" calcext:value-type="float">
            <text:p>0.015824287</text:p>
          </table:table-cell>
          <table:table-cell table:formula="of:=[.B344]/3.7249425" office:value-type="float" office:value="0.00424819631443975" calcext:value-type="float">
            <text:p>0.00424819631444</text:p>
          </table:table-cell>
          <table:table-cell office:value-type="float" office:value="20.862488743581" calcext:value-type="float">
            <text:p>20.862488743581</text:p>
          </table:table-cell>
        </table:table-row>
        <table:table-row table:style-name="ro1">
          <table:table-cell office:value-type="float" office:value="349.16" calcext:value-type="float">
            <text:p>349.16</text:p>
          </table:table-cell>
          <table:table-cell office:value-type="float" office:value="0.01570877" calcext:value-type="float">
            <text:p>0.01570877</text:p>
          </table:table-cell>
          <table:table-cell table:formula="of:=[.B345]/3.7249425" office:value-type="float" office:value="0.00421718456056704" calcext:value-type="float">
            <text:p>0.004217184560567</text:p>
          </table:table-cell>
          <table:table-cell office:value-type="float" office:value="20.878479594072" calcext:value-type="float">
            <text:p>20.878479594072</text:p>
          </table:table-cell>
        </table:table-row>
        <table:table-row table:style-name="ro1">
          <table:table-cell office:value-type="float" office:value="350.18" calcext:value-type="float">
            <text:p>350.18</text:p>
          </table:table-cell>
          <table:table-cell office:value-type="float" office:value="0.015641057" calcext:value-type="float">
            <text:p>0.015641057</text:p>
          </table:table-cell>
          <table:table-cell table:formula="of:=[.B346]/3.7249425" office:value-type="float" office:value="0.00419900629338574" calcext:value-type="float">
            <text:p>0.004199006293386</text:p>
          </table:table-cell>
          <table:table-cell office:value-type="float" office:value="20.894401514808" calcext:value-type="float">
            <text:p>20.894401514808</text:p>
          </table:table-cell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0.015631876" calcext:value-type="float">
            <text:p>0.015631876</text:p>
          </table:table-cell>
          <table:table-cell table:formula="of:=[.B347]/3.7249425" office:value-type="float" office:value="0.0041965415573529" calcext:value-type="float">
            <text:p>0.004196541557353</text:p>
          </table:table-cell>
          <table:table-cell office:value-type="float" office:value="20.910314089974" calcext:value-type="float">
            <text:p>20.910314089974</text:p>
          </table:table-cell>
        </table:table-row>
        <table:table-row table:style-name="ro1">
          <table:table-cell office:value-type="float" office:value="352.21" calcext:value-type="float">
            <text:p>352.21</text:p>
          </table:table-cell>
          <table:table-cell office:value-type="float" office:value="0.015688514" calcext:value-type="float">
            <text:p>0.015688514</text:p>
          </table:table-cell>
          <table:table-cell table:formula="of:=[.B348]/3.7249425" office:value-type="float" office:value="0.00421174662427675" calcext:value-type="float">
            <text:p>0.004211746624277</text:p>
          </table:table-cell>
          <table:table-cell office:value-type="float" office:value="20.92628432074" calcext:value-type="float">
            <text:p>20.92628432074</text:p>
          </table:table-cell>
        </table:table-row>
        <table:table-row table:style-name="ro1">
          <table:table-cell office:value-type="float" office:value="353.23" calcext:value-type="float">
            <text:p>353.23</text:p>
          </table:table-cell>
          <table:table-cell office:value-type="float" office:value="0.015814998" calcext:value-type="float">
            <text:p>0.015814998</text:p>
          </table:table-cell>
          <table:table-cell table:formula="of:=[.B349]/3.7249425" office:value-type="float" office:value="0.00424570258467077" calcext:value-type="float">
            <text:p>0.004245702584671</text:p>
          </table:table-cell>
          <table:table-cell office:value-type="float" office:value="20.942383305822" calcext:value-type="float">
            <text:p>20.942383305822</text:p>
          </table:table-cell>
        </table:table-row>
        <table:table-row table:style-name="ro1">
          <table:table-cell office:value-type="float" office:value="354.25" calcext:value-type="float">
            <text:p>354.25</text:p>
          </table:table-cell>
          <table:table-cell office:value-type="float" office:value="0.016010198" calcext:value-type="float">
            <text:p>0.016010198</text:p>
          </table:table-cell>
          <table:table-cell table:formula="of:=[.B350]/3.7249425" office:value-type="float" office:value="0.00429810607814752" calcext:value-type="float">
            <text:p>0.004298106078148</text:p>
          </table:table-cell>
          <table:table-cell office:value-type="float" office:value="20.958680996868" calcext:value-type="float">
            <text:p>20.958680996868</text:p>
          </table:table-cell>
        </table:table-row>
        <table:table-row table:style-name="ro1">
          <table:table-cell office:value-type="float" office:value="355.27" calcext:value-type="float">
            <text:p>355.27</text:p>
          </table:table-cell>
          <table:table-cell office:value-type="float" office:value="0.016264549" calcext:value-type="float">
            <text:p>0.016264549</text:p>
          </table:table-cell>
          <table:table-cell table:formula="of:=[.B351]/3.7249425" office:value-type="float" office:value="0.00436638927983452" calcext:value-type="float">
            <text:p>0.004366389279835</text:p>
          </table:table-cell>
          <table:table-cell office:value-type="float" office:value="20.975237606179" calcext:value-type="float">
            <text:p>20.975237606179</text:p>
          </table:table-cell>
        </table:table-row>
        <table:table-row table:style-name="ro1">
          <table:table-cell office:value-type="float" office:value="356.28" calcext:value-type="float">
            <text:p>356.28</text:p>
          </table:table-cell>
          <table:table-cell office:value-type="float" office:value="0.016557351" calcext:value-type="float">
            <text:p>0.016557351</text:p>
          </table:table-cell>
          <table:table-cell table:formula="of:=[.B352]/3.7249425" office:value-type="float" office:value="0.00444499505697068" calcext:value-type="float">
            <text:p>0.004444995056971</text:p>
          </table:table-cell>
          <table:table-cell office:value-type="float" office:value="20.992092275264" calcext:value-type="float">
            <text:p>20.992092275264</text:p>
          </table:table-cell>
        </table:table-row>
        <table:table-row table:style-name="ro1">
          <table:table-cell office:value-type="float" office:value="357.3" calcext:value-type="float">
            <text:p>357.3</text:p>
          </table:table-cell>
          <table:table-cell office:value-type="float" office:value="0.016857114" calcext:value-type="float">
            <text:p>0.016857114</text:p>
          </table:table-cell>
          <table:table-cell table:formula="of:=[.B353]/3.7249425" office:value-type="float" office:value="0.00452546958778558" calcext:value-type="float">
            <text:p>0.004525469587786</text:p>
          </table:table-cell>
          <table:table-cell office:value-type="float" office:value="21.009252089478" calcext:value-type="float">
            <text:p>21.009252089478</text:p>
          </table:table-cell>
        </table:table-row>
        <table:table-row table:style-name="ro1">
          <table:table-cell office:value-type="float" office:value="358.32" calcext:value-type="float">
            <text:p>358.32</text:p>
          </table:table-cell>
          <table:table-cell office:value-type="float" office:value="0.017126549" calcext:value-type="float">
            <text:p>0.017126549</text:p>
          </table:table-cell>
          <table:table-cell table:formula="of:=[.B354]/3.7249425" office:value-type="float" office:value="0.00459780224795416" calcext:value-type="float">
            <text:p>0.004597802247954</text:p>
          </table:table-cell>
          <table:table-cell office:value-type="float" office:value="21.026686177424" calcext:value-type="float">
            <text:p>21.026686177424</text:p>
          </table:table-cell>
        </table:table-row>
        <table:table-row table:style-name="ro1">
          <table:table-cell office:value-type="float" office:value="359.34" calcext:value-type="float">
            <text:p>359.34</text:p>
          </table:table-cell>
          <table:table-cell office:value-type="float" office:value="0.017331982" calcext:value-type="float">
            <text:p>0.017331982</text:p>
          </table:table-cell>
          <table:table-cell table:formula="of:=[.B355]/3.7249425" office:value-type="float" office:value="0.00465295289793064" calcext:value-type="float">
            <text:p>0.004652952897931</text:p>
          </table:table-cell>
          <table:table-cell office:value-type="float" office:value="21.044329386754" calcext:value-type="float">
            <text:p>21.044329386754</text:p>
          </table:table-cell>
        </table:table-row>
        <table:table-row table:style-name="ro1">
          <table:table-cell office:value-type="float" office:value="360.36" calcext:value-type="float">
            <text:p>360.36</text:p>
          </table:table-cell>
          <table:table-cell office:value-type="float" office:value="0.017454716" calcext:value-type="float">
            <text:p>0.017454716</text:p>
          </table:table-cell>
          <table:table-cell table:formula="of:=[.B356]/3.7249425" office:value-type="float" office:value="0.00468590213137518" calcext:value-type="float">
            <text:p>0.004685902131375</text:p>
          </table:table-cell>
          <table:table-cell office:value-type="float" office:value="21.062097534035" calcext:value-type="float">
            <text:p>21.062097534035</text:p>
          </table:table-cell>
        </table:table-row>
        <table:table-row table:style-name="ro1">
          <table:table-cell office:value-type="float" office:value="361.37" calcext:value-type="float">
            <text:p>361.37</text:p>
          </table:table-cell>
          <table:table-cell office:value-type="float" office:value="0.017500346" calcext:value-type="float">
            <text:p>0.017500346</text:p>
          </table:table-cell>
          <table:table-cell table:formula="of:=[.B357]/3.7249425" office:value-type="float" office:value="0.00469815198489641" calcext:value-type="float">
            <text:p>0.004698151984896</text:p>
          </table:table-cell>
          <table:table-cell office:value-type="float" office:value="21.079912131139" calcext:value-type="float">
            <text:p>21.079912131139</text:p>
          </table:table-cell>
        </table:table-row>
        <table:table-row table:style-name="ro1">
          <table:table-cell office:value-type="float" office:value="362.39" calcext:value-type="float">
            <text:p>362.39</text:p>
          </table:table-cell>
          <table:table-cell office:value-type="float" office:value="0.017501864" calcext:value-type="float">
            <text:p>0.017501864</text:p>
          </table:table-cell>
          <table:table-cell table:formula="of:=[.B358]/3.7249425" office:value-type="float" office:value="0.00469855950796556" calcext:value-type="float">
            <text:p>0.004698559507966</text:p>
          </table:table-cell>
          <table:table-cell office:value-type="float" office:value="21.097728273219" calcext:value-type="float">
            <text:p>21.097728273219</text:p>
          </table:table-cell>
        </table:table-row>
        <table:table-row table:style-name="ro1">
          <table:table-cell office:value-type="float" office:value="363.41" calcext:value-type="float">
            <text:p>363.41</text:p>
          </table:table-cell>
          <table:table-cell office:value-type="float" office:value="0.017514028" calcext:value-type="float">
            <text:p>0.017514028</text:p>
          </table:table-cell>
          <table:table-cell table:formula="of:=[.B359]/3.7249425" office:value-type="float" office:value="0.00470182506172914" calcext:value-type="float">
            <text:p>0.004701825061729</text:p>
          </table:table-cell>
          <table:table-cell office:value-type="float" office:value="21.115556798322" calcext:value-type="float">
            <text:p>21.115556798322</text:p>
          </table:table-cell>
        </table:table-row>
        <table:table-row table:style-name="ro1">
          <table:table-cell office:value-type="float" office:value="364.43" calcext:value-type="float">
            <text:p>364.43</text:p>
          </table:table-cell>
          <table:table-cell office:value-type="float" office:value="0.017599391" calcext:value-type="float">
            <text:p>0.017599391</text:p>
          </table:table-cell>
          <table:table-cell table:formula="of:=[.B360]/3.7249425" office:value-type="float" office:value="0.00472474165708598" calcext:value-type="float">
            <text:p>0.004724741657086</text:p>
          </table:table-cell>
          <table:table-cell office:value-type="float" office:value="21.133472218752" calcext:value-type="float">
            <text:p>21.133472218752</text:p>
          </table:table-cell>
        </table:table-row>
        <table:table-row table:style-name="ro1">
          <table:table-cell office:value-type="float" office:value="365.45" calcext:value-type="float">
            <text:p>365.45</text:p>
          </table:table-cell>
          <table:table-cell office:value-type="float" office:value="0.017809531" calcext:value-type="float">
            <text:p>0.017809531</text:p>
          </table:table-cell>
          <table:table-cell table:formula="of:=[.B361]/3.7249425" office:value-type="float" office:value="0.00478115595072944" calcext:value-type="float">
            <text:p>0.004781155950729</text:p>
          </table:table-cell>
          <table:table-cell office:value-type="float" office:value="21.151601553257" calcext:value-type="float">
            <text:p>21.151601553257</text:p>
          </table:table-cell>
        </table:table-row>
        <table:table-row table:style-name="ro1">
          <table:table-cell office:value-type="float" office:value="366.46" calcext:value-type="float">
            <text:p>366.46</text:p>
          </table:table-cell>
          <table:table-cell office:value-type="float" office:value="0.018167287" calcext:value-type="float">
            <text:p>0.018167287</text:p>
          </table:table-cell>
          <table:table-cell table:formula="of:=[.B362]/3.7249425" office:value-type="float" office:value="0.00487719931247261" calcext:value-type="float">
            <text:p>0.004877199312473</text:p>
          </table:table-cell>
          <table:table-cell office:value-type="float" office:value="21.170095066999" calcext:value-type="float">
            <text:p>21.170095066999</text:p>
          </table:table-cell>
        </table:table-row>
        <table:table-row table:style-name="ro1">
          <table:table-cell office:value-type="float" office:value="367.48" calcext:value-type="float">
            <text:p>367.48</text:p>
          </table:table-cell>
          <table:table-cell office:value-type="float" office:value="0.01865602" calcext:value-type="float">
            <text:p>0.01865602</text:p>
          </table:table-cell>
          <table:table-cell table:formula="of:=[.B363]/3.7249425" office:value-type="float" office:value="0.00500840482772553" calcext:value-type="float">
            <text:p>0.005008404827726</text:p>
          </table:table-cell>
          <table:table-cell office:value-type="float" office:value="21.189086090469" calcext:value-type="float">
            <text:p>21.189086090469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0.019220088" calcext:value-type="float">
            <text:p>0.019220088</text:p>
          </table:table-cell>
          <table:table-cell table:formula="of:=[.B364]/3.7249425" office:value-type="float" office:value="0.00515983481624213" calcext:value-type="float">
            <text:p>0.005159834816242</text:p>
          </table:table-cell>
          <table:table-cell office:value-type="float" office:value="21.208651311134" calcext:value-type="float">
            <text:p>21.208651311134</text:p>
          </table:table-cell>
        </table:table-row>
        <table:table-row table:style-name="ro1">
          <table:table-cell office:value-type="float" office:value="369.52" calcext:value-type="float">
            <text:p>369.52</text:p>
          </table:table-cell>
          <table:table-cell office:value-type="float" office:value="0.019777124" calcext:value-type="float">
            <text:p>0.019777124</text:p>
          </table:table-cell>
          <table:table-cell table:formula="of:=[.B365]/3.7249425" office:value-type="float" office:value="0.00530937699038307" calcext:value-type="float">
            <text:p>0.005309376990383</text:p>
          </table:table-cell>
          <table:table-cell office:value-type="float" office:value="21.228783570184" calcext:value-type="float">
            <text:p>21.228783570184</text:p>
          </table:table-cell>
        </table:table-row>
        <table:table-row table:style-name="ro1">
          <table:table-cell office:value-type="float" office:value="370.54" calcext:value-type="float">
            <text:p>370.54</text:p>
          </table:table-cell>
          <table:table-cell office:value-type="float" office:value="0.020238854" calcext:value-type="float">
            <text:p>0.020238854</text:p>
          </table:table-cell>
          <table:table-cell table:formula="of:=[.B366]/3.7249425" office:value-type="float" office:value="0.0054333332662182" calcext:value-type="float">
            <text:p>0.005433333266218</text:p>
          </table:table-cell>
          <table:table-cell office:value-type="float" office:value="21.249385849816" calcext:value-type="float">
            <text:p>21.249385849816</text:p>
          </table:table-cell>
        </table:table-row>
        <table:table-row table:style-name="ro1">
          <table:table-cell office:value-type="float" office:value="371.55" calcext:value-type="float">
            <text:p>371.55</text:p>
          </table:table-cell>
          <table:table-cell office:value-type="float" office:value="0.020534254" calcext:value-type="float">
            <text:p>0.020534254</text:p>
          </table:table-cell>
          <table:table-cell table:formula="of:=[.B367]/3.7249425" office:value-type="float" office:value="0.00551263650378496" calcext:value-type="float">
            <text:p>0.005512636503785</text:p>
          </table:table-cell>
          <table:table-cell office:value-type="float" office:value="21.270288834476" calcext:value-type="float">
            <text:p>21.270288834476</text:p>
          </table:table-cell>
        </table:table-row>
        <table:table-row table:style-name="ro1">
          <table:table-cell office:value-type="float" office:value="372.57" calcext:value-type="float">
            <text:p>372.57</text:p>
          </table:table-cell>
          <table:table-cell office:value-type="float" office:value="0.020628029" calcext:value-type="float">
            <text:p>0.020628029</text:p>
          </table:table-cell>
          <table:table-cell table:formula="of:=[.B368]/3.7249425" office:value-type="float" office:value="0.00553781138903486" calcext:value-type="float">
            <text:p>0.005537811389035</text:p>
          </table:table-cell>
          <table:table-cell office:value-type="float" office:value="21.291287277802" calcext:value-type="float">
            <text:p>21.291287277802</text:p>
          </table:table-cell>
        </table:table-row>
        <table:table-row table:style-name="ro1">
          <table:table-cell office:value-type="float" office:value="373.59" calcext:value-type="float">
            <text:p>373.59</text:p>
          </table:table-cell>
          <table:table-cell office:value-type="float" office:value="0.020528904" calcext:value-type="float">
            <text:p>0.020528904</text:p>
          </table:table-cell>
          <table:table-cell table:formula="of:=[.B369]/3.7249425" office:value-type="float" office:value="0.00551120024000371" calcext:value-type="float">
            <text:p>0.005511200240004</text:p>
          </table:table-cell>
          <table:table-cell office:value-type="float" office:value="21.312184816714" calcext:value-type="float">
            <text:p>21.312184816714</text:p>
          </table:table-cell>
        </table:table-row>
        <table:table-row table:style-name="ro1">
          <table:table-cell office:value-type="float" office:value="374.61" calcext:value-type="float">
            <text:p>374.61</text:p>
          </table:table-cell>
          <table:table-cell office:value-type="float" office:value="0.020285599" calcext:value-type="float">
            <text:p>0.020285599</text:p>
          </table:table-cell>
          <table:table-cell table:formula="of:=[.B370]/3.7249425" office:value-type="float" office:value="0.00544588245321908" calcext:value-type="float">
            <text:p>0.005445882453219</text:p>
          </table:table-cell>
          <table:table-cell office:value-type="float" office:value="21.332834681009" calcext:value-type="float">
            <text:p>21.332834681009</text:p>
          </table:table-cell>
        </table:table-row>
        <table:table-row table:style-name="ro1">
          <table:table-cell office:value-type="float" office:value="375.63" calcext:value-type="float">
            <text:p>375.63</text:p>
          </table:table-cell>
          <table:table-cell office:value-type="float" office:value="0.019972241" calcext:value-type="float">
            <text:p>0.019972241</text:p>
          </table:table-cell>
          <table:table-cell table:formula="of:=[.B371]/3.7249425" office:value-type="float" office:value="0.00536175820163667" calcext:value-type="float">
            <text:p>0.005361758201637</text:p>
          </table:table-cell>
          <table:table-cell office:value-type="float" office:value="21.35316556071" calcext:value-type="float">
            <text:p>21.35316556071</text:p>
          </table:table-cell>
        </table:table-row>
        <table:table-row table:style-name="ro1">
          <table:table-cell office:value-type="float" office:value="376.64" calcext:value-type="float">
            <text:p>376.64</text:p>
          </table:table-cell>
          <table:table-cell office:value-type="float" office:value="0.019668181" calcext:value-type="float">
            <text:p>0.019668181</text:p>
          </table:table-cell>
          <table:table-cell table:formula="of:=[.B372]/3.7249425" office:value-type="float" office:value="0.00528013009596793" calcext:value-type="float">
            <text:p>0.005280130095968</text:p>
          </table:table-cell>
          <table:table-cell office:value-type="float" office:value="21.37318692042" calcext:value-type="float">
            <text:p>21.37318692042</text:p>
          </table:table-cell>
        </table:table-row>
        <table:table-row table:style-name="ro1">
          <table:table-cell office:value-type="float" office:value="377.66" calcext:value-type="float">
            <text:p>377.66</text:p>
          </table:table-cell>
          <table:table-cell office:value-type="float" office:value="0.019438467" calcext:value-type="float">
            <text:p>0.019438467</text:p>
          </table:table-cell>
          <table:table-cell table:formula="of:=[.B373]/3.7249425" office:value-type="float" office:value="0.00521846095610872" calcext:value-type="float">
            <text:p>0.005218460956109</text:p>
          </table:table-cell>
          <table:table-cell office:value-type="float" office:value="21.392974440721" calcext:value-type="float">
            <text:p>21.392974440721</text:p>
          </table:table-cell>
        </table:table-row>
        <table:table-row table:style-name="ro1">
          <table:table-cell office:value-type="float" office:value="378.68" calcext:value-type="float">
            <text:p>378.68</text:p>
          </table:table-cell>
          <table:table-cell office:value-type="float" office:value="0.019320459" calcext:value-type="float">
            <text:p>0.019320459</text:p>
          </table:table-cell>
          <table:table-cell table:formula="of:=[.B374]/3.7249425" office:value-type="float" office:value="0.00518678046708104" calcext:value-type="float">
            <text:p>0.005186780467081</text:p>
          </table:table-cell>
          <table:table-cell office:value-type="float" office:value="21.412641834602" calcext:value-type="float">
            <text:p>21.412641834602</text:p>
          </table:table-cell>
        </table:table-row>
        <table:table-row table:style-name="ro1">
          <table:table-cell office:value-type="float" office:value="379.7" calcext:value-type="float">
            <text:p>379.7</text:p>
          </table:table-cell>
          <table:table-cell office:value-type="float" office:value="0.019319553" calcext:value-type="float">
            <text:p>0.019319553</text:p>
          </table:table-cell>
          <table:table-cell table:formula="of:=[.B375]/3.7249425" office:value-type="float" office:value="0.00518653724185004" calcext:value-type="float">
            <text:p>0.00518653724185</text:p>
          </table:table-cell>
          <table:table-cell office:value-type="float" office:value="21.432308306364" calcext:value-type="float">
            <text:p>21.432308306364</text:p>
          </table:table-cell>
        </table:table-row>
        <table:table-row table:style-name="ro1">
          <table:table-cell office:value-type="float" office:value="380.72" calcext:value-type="float">
            <text:p>380.72</text:p>
          </table:table-cell>
          <table:table-cell office:value-type="float" office:value="0.019413784" calcext:value-type="float">
            <text:p>0.019413784</text:p>
          </table:table-cell>
          <table:table-cell table:formula="of:=[.B376]/3.7249425" office:value-type="float" office:value="0.00521183454509701" calcext:value-type="float">
            <text:p>0.005211834545097</text:p>
          </table:table-cell>
          <table:table-cell office:value-type="float" office:value="21.45207070038" calcext:value-type="float">
            <text:p>21.45207070038</text:p>
          </table:table-cell>
        </table:table-row>
        <table:table-row table:style-name="ro1">
          <table:table-cell office:value-type="float" office:value="381.73" calcext:value-type="float">
            <text:p>381.73</text:p>
          </table:table-cell>
          <table:table-cell office:value-type="float" office:value="0.019564405" calcext:value-type="float">
            <text:p>0.019564405</text:p>
          </table:table-cell>
          <table:table-cell table:formula="of:=[.B377]/3.7249425" office:value-type="float" office:value="0.0052522703370589" calcext:value-type="float">
            <text:p>0.005252270337059</text:p>
          </table:table-cell>
          <table:table-cell office:value-type="float" office:value="21.471986420023" calcext:value-type="float">
            <text:p>21.471986420023</text:p>
          </table:table-cell>
        </table:table-row>
        <table:table-row table:style-name="ro1">
          <table:table-cell office:value-type="float" office:value="382.75" calcext:value-type="float">
            <text:p>382.75</text:p>
          </table:table-cell>
          <table:table-cell office:value-type="float" office:value="0.019728187" calcext:value-type="float">
            <text:p>0.019728187</text:p>
          </table:table-cell>
          <table:table-cell table:formula="of:=[.B378]/3.7249425" office:value-type="float" office:value="0.00529623933792267" calcext:value-type="float">
            <text:p>0.005296239337923</text:p>
          </table:table-cell>
          <table:table-cell office:value-type="float" office:value="21.492068862971" calcext:value-type="float">
            <text:p>21.492068862971</text:p>
          </table:table-cell>
        </table:table-row>
        <table:table-row table:style-name="ro1">
          <table:table-cell office:value-type="float" office:value="383.77" calcext:value-type="float">
            <text:p>383.77</text:p>
          </table:table-cell>
          <table:table-cell office:value-type="float" office:value="0.019867472" calcext:value-type="float">
            <text:p>0.019867472</text:p>
          </table:table-cell>
          <table:table-cell table:formula="of:=[.B379]/3.7249425" office:value-type="float" office:value="0.00533363186143142" calcext:value-type="float">
            <text:p>0.005333631861431</text:p>
          </table:table-cell>
          <table:table-cell office:value-type="float" office:value="21.512293092124" calcext:value-type="float">
            <text:p>21.512293092124</text:p>
          </table:table-cell>
        </table:table-row>
        <table:table-row table:style-name="ro1">
          <table:table-cell office:value-type="float" office:value="384.79" calcext:value-type="float">
            <text:p>384.79</text:p>
          </table:table-cell>
          <table:table-cell office:value-type="float" office:value="0.019955638" calcext:value-type="float">
            <text:p>0.019955638</text:p>
          </table:table-cell>
          <table:table-cell table:formula="of:=[.B380]/3.7249425" office:value-type="float" office:value="0.00535730095162543" calcext:value-type="float">
            <text:p>0.005357300951625</text:p>
          </table:table-cell>
          <table:table-cell office:value-type="float" office:value="21.532607070201" calcext:value-type="float">
            <text:p>21.532607070201</text:p>
          </table:table-cell>
        </table:table-row>
        <table:table-row table:style-name="ro1">
          <table:table-cell office:value-type="float" office:value="385.81" calcext:value-type="float">
            <text:p>385.81</text:p>
          </table:table-cell>
          <table:table-cell office:value-type="float" office:value="0.019977764" calcext:value-type="float">
            <text:p>0.019977764</text:p>
          </table:table-cell>
          <table:table-cell table:formula="of:=[.B381]/3.7249425" office:value-type="float" office:value="0.00536324090908786" calcext:value-type="float">
            <text:p>0.005363240909088</text:p>
          </table:table-cell>
          <table:table-cell office:value-type="float" office:value="21.552943571731" calcext:value-type="float">
            <text:p>21.552943571731</text:p>
          </table:table-cell>
        </table:table-row>
        <table:table-row table:style-name="ro1">
          <table:table-cell office:value-type="float" office:value="386.82" calcext:value-type="float">
            <text:p>386.82</text:p>
          </table:table-cell>
          <table:table-cell office:value-type="float" office:value="0.019928085" calcext:value-type="float">
            <text:p>0.019928085</text:p>
          </table:table-cell>
          <table:table-cell table:formula="of:=[.B382]/3.7249425" office:value-type="float" office:value="0.00534990405892172" calcext:value-type="float">
            <text:p>0.005349904058922</text:p>
          </table:table-cell>
          <table:table-cell office:value-type="float" office:value="21.573229502523" calcext:value-type="float">
            <text:p>21.573229502523</text:p>
          </table:table-cell>
        </table:table-row>
        <table:table-row table:style-name="ro1">
          <table:table-cell office:value-type="float" office:value="387.84" calcext:value-type="float">
            <text:p>387.84</text:p>
          </table:table-cell>
          <table:table-cell office:value-type="float" office:value="0.019806648" calcext:value-type="float">
            <text:p>0.019806648</text:p>
          </table:table-cell>
          <table:table-cell table:formula="of:=[.B383]/3.7249425" office:value-type="float" office:value="0.00531730301877143" calcext:value-type="float">
            <text:p>0.005317303018771</text:p>
          </table:table-cell>
          <table:table-cell office:value-type="float" office:value="21.59339181529" calcext:value-type="float">
            <text:p>21.59339181529</text:p>
          </table:table-cell>
        </table:table-row>
        <table:table-row table:style-name="ro1">
          <table:table-cell office:value-type="float" office:value="388.86" calcext:value-type="float">
            <text:p>388.86</text:p>
          </table:table-cell>
          <table:table-cell office:value-type="float" office:value="0.01961726" calcext:value-type="float">
            <text:p>0.01961726</text:p>
          </table:table-cell>
          <table:table-cell table:formula="of:=[.B384]/3.7249425" office:value-type="float" office:value="0.00526645981783611" calcext:value-type="float">
            <text:p>0.005266459817836</text:p>
          </table:table-cell>
          <table:table-cell office:value-type="float" office:value="21.613361338945" calcext:value-type="float">
            <text:p>21.613361338945</text:p>
          </table:table-cell>
        </table:table-row>
        <table:table-row table:style-name="ro1">
          <table:table-cell office:value-type="float" office:value="389.88" calcext:value-type="float">
            <text:p>389.88</text:p>
          </table:table-cell>
          <table:table-cell office:value-type="float" office:value="0.01936764" calcext:value-type="float">
            <text:p>0.01936764</text:p>
          </table:table-cell>
          <table:table-cell table:formula="of:=[.B385]/3.7249425" office:value-type="float" office:value="0.00519944670286857" calcext:value-type="float">
            <text:p>0.005199446702869</text:p>
          </table:table-cell>
          <table:table-cell office:value-type="float" office:value="21.633076760702" calcext:value-type="float">
            <text:p>21.633076760702</text:p>
          </table:table-cell>
        </table:table-row>
        <table:table-row table:style-name="ro1">
          <table:table-cell office:value-type="float" office:value="390.9" calcext:value-type="float">
            <text:p>390.9</text:p>
          </table:table-cell>
          <table:table-cell office:value-type="float" office:value="0.019071225" calcext:value-type="float">
            <text:p>0.019071225</text:p>
          </table:table-cell>
          <table:table-cell table:formula="of:=[.B386]/3.7249425" office:value-type="float" office:value="0.00511987097787416" calcext:value-type="float">
            <text:p>0.005119870977874</text:p>
          </table:table-cell>
          <table:table-cell office:value-type="float" office:value="21.652490445064" calcext:value-type="float">
            <text:p>21.652490445064</text:p>
          </table:table-cell>
        </table:table-row>
        <table:table-row table:style-name="ro1">
          <table:table-cell office:value-type="float" office:value="391.91" calcext:value-type="float">
            <text:p>391.91</text:p>
          </table:table-cell>
          <table:table-cell office:value-type="float" office:value="0.018749012" calcext:value-type="float">
            <text:p>0.018749012</text:p>
          </table:table-cell>
          <table:table-cell table:formula="of:=[.B387]/3.7249425" office:value-type="float" office:value="0.00503336950838838" calcext:value-type="float">
            <text:p>0.005033369508388</text:p>
          </table:table-cell>
          <table:table-cell office:value-type="float" office:value="21.67157613012" calcext:value-type="float">
            <text:p>21.67157613012</text:p>
          </table:table-cell>
        </table:table-row>
        <table:table-row table:style-name="ro1">
          <table:table-cell office:value-type="float" office:value="392.93" calcext:value-type="float">
            <text:p>392.93</text:p>
          </table:table-cell>
          <table:table-cell office:value-type="float" office:value="0.018429578" calcext:value-type="float">
            <text:p>0.018429578</text:p>
          </table:table-cell>
          <table:table-cell table:formula="of:=[.B388]/3.7249425" office:value-type="float" office:value="0.00494761409068731" calcext:value-type="float">
            <text:p>0.004947614090687</text:p>
          </table:table-cell>
          <table:table-cell office:value-type="float" office:value="21.690336645178" calcext:value-type="float">
            <text:p>21.690336645178</text:p>
          </table:table-cell>
        </table:table-row>
        <table:table-row table:style-name="ro1">
          <table:table-cell office:value-type="float" office:value="393.95" calcext:value-type="float">
            <text:p>393.95</text:p>
          </table:table-cell>
          <table:table-cell office:value-type="float" office:value="0.018146072" calcext:value-type="float">
            <text:p>0.018146072</text:p>
          </table:table-cell>
          <table:table-cell table:formula="of:=[.B389]/3.7249425" office:value-type="float" office:value="0.00487150392254377" calcext:value-type="float">
            <text:p>0.004871503922544</text:p>
          </table:table-cell>
          <table:table-cell office:value-type="float" office:value="21.70880856368" calcext:value-type="float">
            <text:p>21.70880856368</text:p>
          </table:table-cell>
        </table:table-row>
        <table:table-row table:style-name="ro1">
          <table:table-cell office:value-type="float" office:value="394.97" calcext:value-type="float">
            <text:p>394.97</text:p>
          </table:table-cell>
          <table:table-cell office:value-type="float" office:value="0.017930236" calcext:value-type="float">
            <text:p>0.017930236</text:p>
          </table:table-cell>
          <table:table-cell table:formula="of:=[.B390]/3.7249425" office:value-type="float" office:value="0.00481356047777919" calcext:value-type="float">
            <text:p>0.004813560477779</text:p>
          </table:table-cell>
          <table:table-cell office:value-type="float" office:value="21.727060770481" calcext:value-type="float">
            <text:p>21.727060770481</text:p>
          </table:table-cell>
        </table:table-row>
        <table:table-row table:style-name="ro1">
          <table:table-cell office:value-type="float" office:value="395.99" calcext:value-type="float">
            <text:p>395.99</text:p>
          </table:table-cell>
          <table:table-cell office:value-type="float" office:value="0.01780489" calcext:value-type="float">
            <text:p>0.01780489</text:p>
          </table:table-cell>
          <table:table-cell table:formula="of:=[.B391]/3.7249425" office:value-type="float" office:value="0.00477991002545677" calcext:value-type="float">
            <text:p>0.004779910025457</text:p>
          </table:table-cell>
          <table:table-cell office:value-type="float" office:value="21.745185379961" calcext:value-type="float">
            <text:p>21.74518537996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17777222" calcext:value-type="float">
            <text:p>0.017777222</text:p>
          </table:table-cell>
          <table:table-cell table:formula="of:=[.B392]/3.7249425" office:value-type="float" office:value="0.00477248225979327" calcext:value-type="float">
            <text:p>0.004772482259793</text:p>
          </table:table-cell>
          <table:table-cell office:value-type="float" office:value="21.763281824755" calcext:value-type="float">
            <text:p>21.763281824755</text:p>
          </table:table-cell>
        </table:table-row>
        <table:table-row table:style-name="ro1">
          <table:table-cell office:value-type="float" office:value="398.02" calcext:value-type="float">
            <text:p>398.02</text:p>
          </table:table-cell>
          <table:table-cell office:value-type="float" office:value="0.017835304" calcext:value-type="float">
            <text:p>0.017835304</text:p>
          </table:table-cell>
          <table:table-cell table:formula="of:=[.B393]/3.7249425" office:value-type="float" office:value="0.0047880749837078" calcext:value-type="float">
            <text:p>0.004788074983708</text:p>
          </table:table-cell>
          <table:table-cell office:value-type="float" office:value="21.781437394548" calcext:value-type="float">
            <text:p>21.781437394548</text:p>
          </table:table-cell>
        </table:table-row>
        <table:table-row table:style-name="ro1">
          <table:table-cell office:value-type="float" office:value="399.04" calcext:value-type="float">
            <text:p>399.04</text:p>
          </table:table-cell>
          <table:table-cell office:value-type="float" office:value="0.017949415" calcext:value-type="float">
            <text:p>0.017949415</text:p>
          </table:table-cell>
          <table:table-cell table:formula="of:=[.B394]/3.7249425" office:value-type="float" office:value="0.00481870928208959" calcext:value-type="float">
            <text:p>0.00481870928209</text:p>
          </table:table-cell>
          <table:table-cell office:value-type="float" office:value="21.799709124117" calcext:value-type="float">
            <text:p>21.799709124117</text:p>
          </table:table-cell>
        </table:table-row>
        <table:table-row table:style-name="ro1">
          <table:table-cell office:value-type="float" office:value="400.06" calcext:value-type="float">
            <text:p>400.06</text:p>
          </table:table-cell>
          <table:table-cell office:value-type="float" office:value="0.01807831" calcext:value-type="float">
            <text:p>0.01807831</text:p>
          </table:table-cell>
          <table:table-cell table:formula="of:=[.B395]/3.7249425" office:value-type="float" office:value="0.00485331250079699" calcext:value-type="float">
            <text:p>0.004853312500797</text:p>
          </table:table-cell>
          <table:table-cell office:value-type="float" office:value="21.818112063297" calcext:value-type="float">
            <text:p>21.818112063297</text:p>
          </table:table-cell>
        </table:table-row>
        <table:table-row table:style-name="ro1">
          <table:table-cell office:value-type="float" office:value="401.07" calcext:value-type="float">
            <text:p>401.07</text:p>
          </table:table-cell>
          <table:table-cell office:value-type="float" office:value="0.018178968" calcext:value-type="float">
            <text:p>0.018178968</text:p>
          </table:table-cell>
          <table:table-cell table:formula="of:=[.B396]/3.7249425" office:value-type="float" office:value="0.0048803351998051" calcext:value-type="float">
            <text:p>0.004880335199805</text:p>
          </table:table-cell>
          <table:table-cell office:value-type="float" office:value="21.836617468701" calcext:value-type="float">
            <text:p>21.836617468701</text:p>
          </table:table-cell>
        </table:table-row>
        <table:table-row table:style-name="ro1">
          <table:table-cell office:value-type="float" office:value="402.09" calcext:value-type="float">
            <text:p>402.09</text:p>
          </table:table-cell>
          <table:table-cell office:value-type="float" office:value="0.018217168" calcext:value-type="float">
            <text:p>0.018217168</text:p>
          </table:table-cell>
          <table:table-cell table:formula="of:=[.B397]/3.7249425" office:value-type="float" office:value="0.00489059039166376" calcext:value-type="float">
            <text:p>0.004890590391664</text:p>
          </table:table-cell>
          <table:table-cell office:value-type="float" office:value="21.855161759608" calcext:value-type="float">
            <text:p>21.855161759608</text:p>
          </table:table-cell>
        </table:table-row>
        <table:table-row table:style-name="ro1">
          <table:table-cell office:value-type="float" office:value="403.11" calcext:value-type="float">
            <text:p>403.11</text:p>
          </table:table-cell>
          <table:table-cell office:value-type="float" office:value="0.018175879" calcext:value-type="float">
            <text:p>0.018175879</text:p>
          </table:table-cell>
          <table:table-cell table:formula="of:=[.B398]/3.7249425" office:value-type="float" office:value="0.00487950592525925" calcext:value-type="float">
            <text:p>0.004879505925259</text:p>
          </table:table-cell>
          <table:table-cell office:value-type="float" office:value="21.87366401972" calcext:value-type="float">
            <text:p>21.87366401972</text:p>
          </table:table-cell>
        </table:table-row>
        <table:table-row table:style-name="ro1">
          <table:table-cell office:value-type="float" office:value="404.13" calcext:value-type="float">
            <text:p>404.13</text:p>
          </table:table-cell>
          <table:table-cell office:value-type="float" office:value="0.018059072" calcext:value-type="float">
            <text:p>0.018059072</text:p>
          </table:table-cell>
          <table:table-cell table:formula="of:=[.B399]/3.7249425" office:value-type="float" office:value="0.00484814785731592" calcext:value-type="float">
            <text:p>0.004848147857316</text:p>
          </table:table-cell>
          <table:table-cell office:value-type="float" office:value="21.892047375451" calcext:value-type="float">
            <text:p>21.892047375451</text:p>
          </table:table-cell>
        </table:table-row>
        <table:table-row table:style-name="ro1">
          <table:table-cell office:value-type="float" office:value="405.15" calcext:value-type="float">
            <text:p>405.15</text:p>
          </table:table-cell>
          <table:table-cell office:value-type="float" office:value="0.017889893" calcext:value-type="float">
            <text:p>0.017889893</text:p>
          </table:table-cell>
          <table:table-cell table:formula="of:=[.B400]/3.7249425" office:value-type="float" office:value="0.00480272997502646" calcext:value-type="float">
            <text:p>0.004802729975026</text:p>
          </table:table-cell>
          <table:table-cell office:value-type="float" office:value="21.910258514565" calcext:value-type="float">
            <text:p>21.910258514565</text:p>
          </table:table-cell>
        </table:table-row>
        <table:table-row table:style-name="ro1">
          <table:table-cell office:value-type="float" office:value="406.16" calcext:value-type="float">
            <text:p>406.16</text:p>
          </table:table-cell>
          <table:table-cell office:value-type="float" office:value="0.017703826" calcext:value-type="float">
            <text:p>0.017703826</text:p>
          </table:table-cell>
          <table:table-cell table:formula="of:=[.B401]/3.7249425" office:value-type="float" office:value="0.0047527783314776" calcext:value-type="float">
            <text:p>0.004752778331478</text:p>
          </table:table-cell>
          <table:table-cell office:value-type="float" office:value="21.92828024542" calcext:value-type="float">
            <text:p>21.92828024542</text:p>
          </table:table-cell>
        </table:table-row>
        <table:table-row table:style-name="ro1">
          <table:table-cell office:value-type="float" office:value="407.18" calcext:value-type="float">
            <text:p>407.18</text:p>
          </table:table-cell>
          <table:table-cell office:value-type="float" office:value="0.017538918" calcext:value-type="float">
            <text:p>0.017538918</text:p>
          </table:table-cell>
          <table:table-cell table:formula="of:=[.B402]/3.7249425" office:value-type="float" office:value="0.00470850704406847" calcext:value-type="float">
            <text:p>0.004708507044068</text:p>
          </table:table-cell>
          <table:table-cell office:value-type="float" office:value="21.946134107082" calcext:value-type="float">
            <text:p>21.946134107082</text:p>
          </table:table-cell>
        </table:table-row>
        <table:table-row table:style-name="ro1">
          <table:table-cell office:value-type="float" office:value="408.2" calcext:value-type="float">
            <text:p>408.2</text:p>
          </table:table-cell>
          <table:table-cell office:value-type="float" office:value="0.01742592" calcext:value-type="float">
            <text:p>0.01742592</text:p>
          </table:table-cell>
          <table:table-cell table:formula="of:=[.B403]/3.7249425" office:value-type="float" office:value="0.00467817154224528" calcext:value-type="float">
            <text:p>0.004678171542245</text:p>
          </table:table-cell>
          <table:table-cell office:value-type="float" office:value="21.963872941904" calcext:value-type="float">
            <text:p>21.963872941904</text:p>
          </table:table-cell>
        </table:table-row>
        <table:table-row table:style-name="ro1">
          <table:table-cell office:value-type="float" office:value="409.22" calcext:value-type="float">
            <text:p>409.22</text:p>
          </table:table-cell>
          <table:table-cell office:value-type="float" office:value="0.017381094" calcext:value-type="float">
            <text:p>0.017381094</text:p>
          </table:table-cell>
          <table:table-cell table:formula="of:=[.B404]/3.7249425" office:value-type="float" office:value="0.00466613753098202" calcext:value-type="float">
            <text:p>0.004666137530982</text:p>
          </table:table-cell>
          <table:table-cell office:value-type="float" office:value="21.981566145282" calcext:value-type="float">
            <text:p>21.981566145282</text:p>
          </table:table-cell>
        </table:table-row>
        <table:table-row table:style-name="ro1">
          <table:table-cell office:value-type="float" office:value="410.24" calcext:value-type="float">
            <text:p>410.24</text:p>
          </table:table-cell>
          <table:table-cell office:value-type="float" office:value="0.017403554" calcext:value-type="float">
            <text:p>0.017403554</text:p>
          </table:table-cell>
          <table:table-cell table:formula="of:=[.B405]/3.7249425" office:value-type="float" office:value="0.00467216715425809" calcext:value-type="float">
            <text:p>0.004672167154258</text:p>
          </table:table-cell>
          <table:table-cell office:value-type="float" office:value="21.999282212281" calcext:value-type="float">
            <text:p>21.999282212281</text:p>
          </table:table-cell>
        </table:table-row>
        <table:table-row table:style-name="ro1">
          <table:table-cell office:value-type="float" office:value="411.25" calcext:value-type="float">
            <text:p>411.25</text:p>
          </table:table-cell>
          <table:table-cell office:value-type="float" office:value="0.01747768" calcext:value-type="float">
            <text:p>0.01747768</text:p>
          </table:table-cell>
          <table:table-cell table:formula="of:=[.B406]/3.7249425" office:value-type="float" office:value="0.00469206705875326" calcext:value-type="float">
            <text:p>0.004692067058753</text:p>
          </table:table-cell>
          <table:table-cell office:value-type="float" office:value="22.017073736394" calcext:value-type="float">
            <text:p>22.017073736394</text:p>
          </table:table-cell>
        </table:table-row>
        <table:table-row table:style-name="ro1">
          <table:table-cell office:value-type="float" office:value="412.27" calcext:value-type="float">
            <text:p>412.27</text:p>
          </table:table-cell>
          <table:table-cell office:value-type="float" office:value="0.017579729" calcext:value-type="float">
            <text:p>0.017579729</text:p>
          </table:table-cell>
          <table:table-cell table:formula="of:=[.B407]/3.7249425" office:value-type="float" office:value="0.00471946318634449" calcext:value-type="float">
            <text:p>0.004719463186344</text:p>
          </table:table-cell>
          <table:table-cell office:value-type="float" office:value="22.034969141739" calcext:value-type="float">
            <text:p>22.034969141739</text:p>
          </table:table-cell>
        </table:table-row>
        <table:table-row table:style-name="ro1">
          <table:table-cell office:value-type="float" office:value="413.29" calcext:value-type="float">
            <text:p>413.29</text:p>
          </table:table-cell>
          <table:table-cell office:value-type="float" office:value="0.017686746" calcext:value-type="float">
            <text:p>0.017686746</text:p>
          </table:table-cell>
          <table:table-cell table:formula="of:=[.B408]/3.7249425" office:value-type="float" office:value="0.00474819302579838" calcext:value-type="float">
            <text:p>0.004748193025798</text:p>
          </table:table-cell>
          <table:table-cell office:value-type="float" office:value="22.052973485462" calcext:value-type="float">
            <text:p>22.052973485462</text:p>
          </table:table-cell>
        </table:table-row>
        <table:table-row table:style-name="ro1">
          <table:table-cell office:value-type="float" office:value="414.31" calcext:value-type="float">
            <text:p>414.31</text:p>
          </table:table-cell>
          <table:table-cell office:value-type="float" office:value="0.017785357" calcext:value-type="float">
            <text:p>0.017785357</text:p>
          </table:table-cell>
          <table:table-cell table:formula="of:=[.B409]/3.7249425" office:value-type="float" office:value="0.00477466618612234" calcext:value-type="float">
            <text:p>0.004774666186122</text:p>
          </table:table-cell>
          <table:table-cell office:value-type="float" office:value="22.071078211057" calcext:value-type="float">
            <text:p>22.071078211057</text:p>
          </table:table-cell>
        </table:table-row>
        <table:table-row table:style-name="ro1">
          <table:table-cell office:value-type="float" office:value="415.33" calcext:value-type="float">
            <text:p>415.33</text:p>
          </table:table-cell>
          <table:table-cell office:value-type="float" office:value="0.017878116" calcext:value-type="float">
            <text:p>0.017878116</text:p>
          </table:table-cell>
          <table:table-cell table:formula="of:=[.B410]/3.7249425" office:value-type="float" office:value="0.00479956831548406" calcext:value-type="float">
            <text:p>0.004799568315484</text:p>
          </table:table-cell>
          <table:table-cell office:value-type="float" office:value="22.089277361218" calcext:value-type="float">
            <text:p>22.089277361218</text:p>
          </table:table-cell>
        </table:table-row>
        <table:table-row table:style-name="ro1">
          <table:table-cell office:value-type="float" office:value="416.34" calcext:value-type="float">
            <text:p>416.34</text:p>
          </table:table-cell>
          <table:table-cell office:value-type="float" office:value="0.017985645" calcext:value-type="float">
            <text:p>0.017985645</text:p>
          </table:table-cell>
          <table:table-cell table:formula="of:=[.B411]/3.7249425" office:value-type="float" office:value="0.00482843560672413" calcext:value-type="float">
            <text:p>0.004828435606724</text:p>
          </table:table-cell>
          <table:table-cell office:value-type="float" office:value="22.107585971225" calcext:value-type="float">
            <text:p>22.107585971225</text:p>
          </table:table-cell>
        </table:table-row>
        <table:table-row table:style-name="ro1">
          <table:table-cell office:value-type="float" office:value="417.36" calcext:value-type="float">
            <text:p>417.36</text:p>
          </table:table-cell>
          <table:table-cell office:value-type="float" office:value="0.01814374" calcext:value-type="float">
            <text:p>0.01814374</text:p>
          </table:table-cell>
          <table:table-cell table:formula="of:=[.B412]/3.7249425" office:value-type="float" office:value="0.00487087787261146" calcext:value-type="float">
            <text:p>0.004870877872611</text:p>
          </table:table-cell>
          <table:table-cell office:value-type="float" office:value="22.126055515381" calcext:value-type="float">
            <text:p>22.126055515381</text:p>
          </table:table-cell>
        </table:table-row>
        <table:table-row table:style-name="ro1">
          <table:table-cell office:value-type="float" office:value="418.38" calcext:value-type="float">
            <text:p>418.38</text:p>
          </table:table-cell>
          <table:table-cell office:value-type="float" office:value="0.018395738" calcext:value-type="float">
            <text:p>0.018395738</text:p>
          </table:table-cell>
          <table:table-cell table:formula="of:=[.B413]/3.7249425" office:value-type="float" office:value="0.00493852938669523" calcext:value-type="float">
            <text:p>0.004938529386695</text:p>
          </table:table-cell>
          <table:table-cell office:value-type="float" office:value="22.144781582797" calcext:value-type="float">
            <text:p>22.144781582797</text:p>
          </table:table-cell>
        </table:table-row>
        <table:table-row table:style-name="ro1">
          <table:table-cell office:value-type="float" office:value="419.4" calcext:value-type="float">
            <text:p>419.4</text:p>
          </table:table-cell>
          <table:table-cell office:value-type="float" office:value="0.018781645" calcext:value-type="float">
            <text:p>0.018781645</text:p>
          </table:table-cell>
          <table:table-cell table:formula="of:=[.B414]/3.7249425" office:value-type="float" office:value="0.00504213018053299" calcext:value-type="float">
            <text:p>0.005042130180533</text:p>
          </table:table-cell>
          <table:table-cell office:value-type="float" office:value="22.163900486623" calcext:value-type="float">
            <text:p>22.163900486623</text:p>
          </table:table-cell>
        </table:table-row>
        <table:table-row table:style-name="ro1">
          <table:table-cell office:value-type="float" office:value="420.42" calcext:value-type="float">
            <text:p>420.42</text:p>
          </table:table-cell>
          <table:table-cell office:value-type="float" office:value="0.01932661" calcext:value-type="float">
            <text:p>0.01932661</text:p>
          </table:table-cell>
          <table:table-cell table:formula="of:=[.B415]/3.7249425" office:value-type="float" office:value="0.0051884317677387" calcext:value-type="float">
            <text:p>0.005188431767739</text:p>
          </table:table-cell>
          <table:table-cell office:value-type="float" office:value="22.183574141257" calcext:value-type="float">
            <text:p>22.183574141257</text:p>
          </table:table-cell>
        </table:table-row>
        <table:table-row table:style-name="ro1">
          <table:table-cell office:value-type="float" office:value="421.43" calcext:value-type="float">
            <text:p>421.43</text:p>
          </table:table-cell>
          <table:table-cell office:value-type="float" office:value="0.020032014" calcext:value-type="float">
            <text:p>0.020032014</text:p>
          </table:table-cell>
          <table:table-cell table:formula="of:=[.B416]/3.7249425" office:value-type="float" office:value="0.00537780489229028" calcext:value-type="float">
            <text:p>0.00537780489229</text:p>
          </table:table-cell>
          <table:table-cell office:value-type="float" office:value="22.203965866826" calcext:value-type="float">
            <text:p>22.203965866826</text:p>
          </table:table-cell>
        </table:table-row>
        <table:table-row table:style-name="ro1">
          <table:table-cell office:value-type="float" office:value="422.45" calcext:value-type="float">
            <text:p>422.45</text:p>
          </table:table-cell>
          <table:table-cell office:value-type="float" office:value="0.02087237" calcext:value-type="float">
            <text:p>0.02087237</text:p>
          </table:table-cell>
          <table:table-cell table:formula="of:=[.B417]/3.7249425" office:value-type="float" office:value="0.00560340730091807" calcext:value-type="float">
            <text:p>0.005603407300918</text:p>
          </table:table-cell>
          <table:table-cell office:value-type="float" office:value="22.225213039006" calcext:value-type="float">
            <text:p>22.225213039006</text:p>
          </table:table-cell>
        </table:table-row>
        <table:table-row table:style-name="ro1">
          <table:table-cell office:value-type="float" office:value="423.47" calcext:value-type="float">
            <text:p>423.47</text:p>
          </table:table-cell>
          <table:table-cell office:value-type="float" office:value="0.02180015" calcext:value-type="float">
            <text:p>0.02180015</text:p>
          </table:table-cell>
          <table:table-cell table:formula="of:=[.B418]/3.7249425" office:value-type="float" office:value="0.00585247960203413" calcext:value-type="float">
            <text:p>0.005852479602034</text:p>
          </table:table-cell>
          <table:table-cell office:value-type="float" office:value="22.247404650695" calcext:value-type="float">
            <text:p>22.247404650695</text:p>
          </table:table-cell>
        </table:table-row>
        <table:table-row table:style-name="ro1">
          <table:table-cell office:value-type="float" office:value="424.49" calcext:value-type="float">
            <text:p>424.49</text:p>
          </table:table-cell>
          <table:table-cell office:value-type="float" office:value="0.022758508" calcext:value-type="float">
            <text:p>0.022758508</text:p>
          </table:table-cell>
          <table:table-cell table:formula="of:=[.B419]/3.7249425" office:value-type="float" office:value="0.00610976088892647" calcext:value-type="float">
            <text:p>0.006109760888926</text:p>
          </table:table-cell>
          <table:table-cell office:value-type="float" office:value="22.270571829913" calcext:value-type="float">
            <text:p>22.270571829913</text:p>
          </table:table-cell>
        </table:table-row>
        <table:table-row table:style-name="ro1">
          <table:table-cell office:value-type="float" office:value="425.51" calcext:value-type="float">
            <text:p>425.51</text:p>
          </table:table-cell>
          <table:table-cell office:value-type="float" office:value="0.023699134" calcext:value-type="float">
            <text:p>0.023699134</text:p>
          </table:table-cell>
          <table:table-cell table:formula="of:=[.B420]/3.7249425" office:value-type="float" office:value="0.00636228183388066" calcext:value-type="float">
            <text:p>0.006362281833881</text:p>
          </table:table-cell>
          <table:table-cell office:value-type="float" office:value="22.294696525452" calcext:value-type="float">
            <text:p>22.294696525452</text:p>
          </table:table-cell>
        </table:table-row>
        <table:table-row table:style-name="ro1">
          <table:table-cell office:value-type="float" office:value="426.52" calcext:value-type="float">
            <text:p>426.52</text:p>
          </table:table-cell>
          <table:table-cell office:value-type="float" office:value="0.024599896" calcext:value-type="float">
            <text:p>0.024599896</text:p>
          </table:table-cell>
          <table:table-cell table:formula="of:=[.B421]/3.7249425" office:value-type="float" office:value="0.00660410086867113" calcext:value-type="float">
            <text:p>0.006604100868671</text:p>
          </table:table-cell>
          <table:table-cell office:value-type="float" office:value="22.319738157842" calcext:value-type="float">
            <text:p>22.319738157842</text:p>
          </table:table-cell>
        </table:table-row>
        <table:table-row table:style-name="ro1">
          <table:table-cell office:value-type="float" office:value="427.54" calcext:value-type="float">
            <text:p>427.54</text:p>
          </table:table-cell>
          <table:table-cell office:value-type="float" office:value="0.025475748" calcext:value-type="float">
            <text:p>0.025475748</text:p>
          </table:table-cell>
          <table:table-cell table:formula="of:=[.B422]/3.7249425" office:value-type="float" office:value="0.00683923255191187" calcext:value-type="float">
            <text:p>0.006839232551912</text:p>
          </table:table-cell>
          <table:table-cell office:value-type="float" office:value="22.345671369924" calcext:value-type="float">
            <text:p>22.345671369924</text:p>
          </table:table-cell>
        </table:table-row>
        <table:table-row table:style-name="ro1">
          <table:table-cell office:value-type="float" office:value="428.56" calcext:value-type="float">
            <text:p>428.56</text:p>
          </table:table-cell>
          <table:table-cell office:value-type="float" office:value="0.02637732" calcext:value-type="float">
            <text:p>0.02637732</text:p>
          </table:table-cell>
          <table:table-cell table:formula="of:=[.B423]/3.7249425" office:value-type="float" office:value="0.00708126903972343" calcext:value-type="float">
            <text:p>0.007081269039723</text:p>
          </table:table-cell>
          <table:table-cell office:value-type="float" office:value="22.372522343067" calcext:value-type="float">
            <text:p>22.372522343067</text:p>
          </table:table-cell>
        </table:table-row>
        <table:table-row table:style-name="ro1">
          <table:table-cell office:value-type="float" office:value="429.58" calcext:value-type="float">
            <text:p>429.58</text:p>
          </table:table-cell>
          <table:table-cell office:value-type="float" office:value="0.027375047" calcext:value-type="float">
            <text:p>0.027375047</text:p>
          </table:table-cell>
          <table:table-cell table:formula="of:=[.B424]/3.7249425" office:value-type="float" office:value="0.00734911934882216" calcext:value-type="float">
            <text:p>0.007349119348822</text:p>
          </table:table-cell>
          <table:table-cell office:value-type="float" office:value="22.400388959605" calcext:value-type="float">
            <text:p>22.400388959605</text:p>
          </table:table-cell>
        </table:table-row>
        <table:table-row table:style-name="ro1">
          <table:table-cell office:value-type="float" office:value="430.6" calcext:value-type="float">
            <text:p>430.6</text:p>
          </table:table-cell>
          <table:table-cell office:value-type="float" office:value="0.028531834" calcext:value-type="float">
            <text:p>0.028531834</text:p>
          </table:table-cell>
          <table:table-cell table:formula="of:=[.B425]/3.7249425" office:value-type="float" office:value="0.00765967098820989" calcext:value-type="float">
            <text:p>0.00765967098821</text:p>
          </table:table-cell>
          <table:table-cell office:value-type="float" office:value="22.429433135814" calcext:value-type="float">
            <text:p>22.429433135814</text:p>
          </table:table-cell>
        </table:table-row>
        <table:table-row table:style-name="ro1">
          <table:table-cell office:value-type="float" office:value="431.61" calcext:value-type="float">
            <text:p>431.61</text:p>
          </table:table-cell>
          <table:table-cell office:value-type="float" office:value="0.02987244" calcext:value-type="float">
            <text:p>0.02987244</text:p>
          </table:table-cell>
          <table:table-cell table:formula="of:=[.B426]/3.7249425" office:value-type="float" office:value="0.00801957077189782" calcext:value-type="float">
            <text:p>0.008019570771898</text:p>
          </table:table-cell>
          <table:table-cell office:value-type="float" office:value="22.459841990625" calcext:value-type="float">
            <text:p>22.459841990625</text:p>
          </table:table-cell>
        </table:table-row>
        <table:table-row table:style-name="ro1">
          <table:table-cell office:value-type="float" office:value="432.63" calcext:value-type="float">
            <text:p>432.63</text:p>
          </table:table-cell>
          <table:table-cell office:value-type="float" office:value="0.031360958" calcext:value-type="float">
            <text:p>0.031360958</text:p>
          </table:table-cell>
          <table:table-cell table:formula="of:=[.B427]/3.7249425" office:value-type="float" office:value="0.00841917908799934" calcext:value-type="float">
            <text:p>0.008419179087999</text:p>
          </table:table-cell>
          <table:table-cell office:value-type="float" office:value="22.49176609216" calcext:value-type="float">
            <text:p>22.49176609216</text:p>
          </table:table-cell>
        </table:table-row>
        <table:table-row table:style-name="ro1">
          <table:table-cell office:value-type="float" office:value="433.65" calcext:value-type="float">
            <text:p>433.65</text:p>
          </table:table-cell>
          <table:table-cell office:value-type="float" office:value="0.03289718" calcext:value-type="float">
            <text:p>0.03289718</text:p>
          </table:table-cell>
          <table:table-cell table:formula="of:=[.B428]/3.7249425" office:value-type="float" office:value="0.00883159404474029" calcext:value-type="float">
            <text:p>0.00883159404474</text:p>
          </table:table-cell>
          <table:table-cell office:value-type="float" office:value="22.525254001685" calcext:value-type="float">
            <text:p>22.525254001685</text:p>
          </table:table-cell>
        </table:table-row>
        <table:table-row table:style-name="ro1">
          <table:table-cell office:value-type="float" office:value="434.67" calcext:value-type="float">
            <text:p>434.67</text:p>
          </table:table-cell>
          <table:table-cell office:value-type="float" office:value="0.034337689" calcext:value-type="float">
            <text:p>0.034337689</text:p>
          </table:table-cell>
          <table:table-cell table:formula="of:=[.B429]/3.7249425" office:value-type="float" office:value="0.00921831383974383" calcext:value-type="float">
            <text:p>0.009218313839744</text:p>
          </table:table-cell>
          <table:table-cell office:value-type="float" office:value="22.560208287567" calcext:value-type="float">
            <text:p>22.560208287567</text:p>
          </table:table-cell>
        </table:table-row>
        <table:table-row table:style-name="ro1">
          <table:table-cell office:value-type="float" office:value="435.69" calcext:value-type="float">
            <text:p>435.69</text:p>
          </table:table-cell>
          <table:table-cell office:value-type="float" office:value="0.035539311" calcext:value-type="float">
            <text:p>0.035539311</text:p>
          </table:table-cell>
          <table:table-cell table:formula="of:=[.B430]/3.7249425" office:value-type="float" office:value="0.0095409019065395" calcext:value-type="float">
            <text:p>0.00954090190654</text:p>
          </table:table-cell>
          <table:table-cell office:value-type="float" office:value="22.596385772165" calcext:value-type="float">
            <text:p>22.596385772165</text:p>
          </table:table-cell>
        </table:table-row>
        <table:table-row table:style-name="ro1">
          <table:table-cell office:value-type="float" office:value="436.7" calcext:value-type="float">
            <text:p>436.7</text:p>
          </table:table-cell>
          <table:table-cell office:value-type="float" office:value="0.03641365" calcext:value-type="float">
            <text:p>0.03641365</text:p>
          </table:table-cell>
          <table:table-cell table:formula="of:=[.B431]/3.7249425" office:value-type="float" office:value="0.0097756274090137" calcext:value-type="float">
            <text:p>0.009775627409014</text:p>
          </table:table-cell>
          <table:table-cell office:value-type="float" office:value="22.633453296293" calcext:value-type="float">
            <text:p>22.633453296293</text:p>
          </table:table-cell>
        </table:table-row>
        <table:table-row table:style-name="ro1">
          <table:table-cell office:value-type="float" office:value="437.72" calcext:value-type="float">
            <text:p>437.72</text:p>
          </table:table-cell>
          <table:table-cell office:value-type="float" office:value="0.036975156" calcext:value-type="float">
            <text:p>0.036975156</text:p>
          </table:table-cell>
          <table:table-cell table:formula="of:=[.B432]/3.7249425" office:value-type="float" office:value="0.00992636960167842" calcext:value-type="float">
            <text:p>0.009926369601678</text:p>
          </table:table-cell>
          <table:table-cell office:value-type="float" office:value="22.671092409845" calcext:value-type="float">
            <text:p>22.671092409845</text:p>
          </table:table-cell>
        </table:table-row>
        <table:table-row table:style-name="ro1">
          <table:table-cell office:value-type="float" office:value="438.74" calcext:value-type="float">
            <text:p>438.74</text:p>
          </table:table-cell>
          <table:table-cell office:value-type="float" office:value="0.037364318" calcext:value-type="float">
            <text:p>0.037364318</text:p>
          </table:table-cell>
          <table:table-cell table:formula="of:=[.B433]/3.7249425" office:value-type="float" office:value="0.0100308442345083" calcext:value-type="float">
            <text:p>0.010030844234508</text:p>
          </table:table-cell>
          <table:table-cell office:value-type="float" office:value="22.709127673325" calcext:value-type="float">
            <text:p>22.709127673325</text:p>
          </table:table-cell>
        </table:table-row>
        <table:table-row table:style-name="ro1">
          <table:table-cell office:value-type="float" office:value="439.76" calcext:value-type="float">
            <text:p>439.76</text:p>
          </table:table-cell>
          <table:table-cell office:value-type="float" office:value="0.037833353" calcext:value-type="float">
            <text:p>0.037833353</text:p>
          </table:table-cell>
          <table:table-cell table:formula="of:=[.B434]/3.7249425" office:value-type="float" office:value="0.010156761614441" calcext:value-type="float">
            <text:p>0.010156761614441</text:p>
          </table:table-cell>
          <table:table-cell office:value-type="float" office:value="22.747640394557" calcext:value-type="float">
            <text:p>22.747640394557</text:p>
          </table:table-cell>
        </table:table-row>
        <table:table-row table:style-name="ro1">
          <table:table-cell office:value-type="float" office:value="440.78" calcext:value-type="float">
            <text:p>440.78</text:p>
          </table:table-cell>
          <table:table-cell office:value-type="float" office:value="0.038692894" calcext:value-type="float">
            <text:p>0.038692894</text:p>
          </table:table-cell>
          <table:table-cell table:formula="of:=[.B435]/3.7249425" office:value-type="float" office:value="0.0103875144381423" calcext:value-type="float">
            <text:p>0.010387514438142</text:p>
          </table:table-cell>
          <table:table-cell office:value-type="float" office:value="22.787028090524" calcext:value-type="float">
            <text:p>22.787028090524</text:p>
          </table:table-cell>
        </table:table-row>
        <table:table-row table:style-name="ro1">
          <table:table-cell office:value-type="float" office:value="441.79" calcext:value-type="float">
            <text:p>441.79</text:p>
          </table:table-cell>
          <table:table-cell office:value-type="float" office:value="0.040231236" calcext:value-type="float">
            <text:p>0.040231236</text:p>
          </table:table-cell>
          <table:table-cell table:formula="of:=[.B436]/3.7249425" office:value-type="float" office:value="0.0108004985311854" calcext:value-type="float">
            <text:p>0.010800498531185</text:p>
          </table:table-cell>
          <table:table-cell office:value-type="float" office:value="22.827981752846" calcext:value-type="float">
            <text:p>22.827981752846</text:p>
          </table:table-cell>
        </table:table-row>
        <table:table-row table:style-name="ro1">
          <table:table-cell office:value-type="float" office:value="442.81" calcext:value-type="float">
            <text:p>442.81</text:p>
          </table:table-cell>
          <table:table-cell office:value-type="float" office:value="0.042628287" calcext:value-type="float">
            <text:p>0.042628287</text:p>
          </table:table-cell>
          <table:table-cell table:formula="of:=[.B437]/3.7249425" office:value-type="float" office:value="0.0114440120887772" calcext:value-type="float">
            <text:p>0.011444012088777</text:p>
          </table:table-cell>
          <table:table-cell office:value-type="float" office:value="22.871375509785" calcext:value-type="float">
            <text:p>22.871375509785</text:p>
          </table:table-cell>
        </table:table-row>
        <table:table-row table:style-name="ro1">
          <table:table-cell office:value-type="float" office:value="443.83" calcext:value-type="float">
            <text:p>443.83</text:p>
          </table:table-cell>
          <table:table-cell office:value-type="float" office:value="0.045890287" calcext:value-type="float">
            <text:p>0.045890287</text:p>
          </table:table-cell>
          <table:table-cell table:formula="of:=[.B438]/3.7249425" office:value-type="float" office:value="0.0123197303045618" calcext:value-type="float">
            <text:p>0.012319730304562</text:p>
          </table:table-cell>
          <table:table-cell office:value-type="float" office:value="22.918089842134" calcext:value-type="float">
            <text:p>22.918089842134</text:p>
          </table:table-cell>
        </table:table-row>
        <table:table-row table:style-name="ro1">
          <table:table-cell office:value-type="float" office:value="444.85" calcext:value-type="float">
            <text:p>444.85</text:p>
          </table:table-cell>
          <table:table-cell office:value-type="float" office:value="0.049826893" calcext:value-type="float">
            <text:p>0.049826893</text:p>
          </table:table-cell>
          <table:table-cell table:formula="of:=[.B439]/3.7249425" office:value-type="float" office:value="0.0133765535978072" calcext:value-type="float">
            <text:p>0.013376553597807</text:p>
          </table:table-cell>
          <table:table-cell office:value-type="float" office:value="22.968811469334" calcext:value-type="float">
            <text:p>22.968811469334</text:p>
          </table:table-cell>
        </table:table-row>
        <table:table-row table:style-name="ro1">
          <table:table-cell office:value-type="float" office:value="445.87" calcext:value-type="float">
            <text:p>445.87</text:p>
          </table:table-cell>
          <table:table-cell office:value-type="float" office:value="0.054080155" calcext:value-type="float">
            <text:p>0.054080155</text:p>
          </table:table-cell>
          <table:table-cell table:formula="of:=[.B440]/3.7249425" office:value-type="float" office:value="0.0145183865254296" calcext:value-type="float">
            <text:p>0.01451838652543</text:p>
          </table:table-cell>
          <table:table-cell office:value-type="float" office:value="23.023862733776" calcext:value-type="float">
            <text:p>23.023862733776</text:p>
          </table:table-cell>
        </table:table-row>
        <table:table-row table:style-name="ro1">
          <table:table-cell office:value-type="float" office:value="446.88" calcext:value-type="float">
            <text:p>446.88</text:p>
          </table:table-cell>
          <table:table-cell office:value-type="float" office:value="0.058199141" calcext:value-type="float">
            <text:p>0.058199141</text:p>
          </table:table-cell>
          <table:table-cell table:formula="of:=[.B441]/3.7249425" office:value-type="float" office:value="0.0156241716482872" calcext:value-type="float">
            <text:p>0.015624171648287</text:p>
          </table:table-cell>
          <table:table-cell office:value-type="float" office:value="23.083106947981" calcext:value-type="float">
            <text:p>23.083106947981</text:p>
          </table:table-cell>
        </table:table-row>
        <table:table-row table:style-name="ro1">
          <table:table-cell office:value-type="float" office:value="447.9" calcext:value-type="float">
            <text:p>447.9</text:p>
          </table:table-cell>
          <table:table-cell office:value-type="float" office:value="0.061739655" calcext:value-type="float">
            <text:p>0.061739655</text:p>
          </table:table-cell>
          <table:table-cell table:formula="of:=[.B442]/3.7249425" office:value-type="float" office:value="0.0165746598773001" calcext:value-type="float">
            <text:p>0.0165746598773</text:p>
          </table:table-cell>
          <table:table-cell office:value-type="float" office:value="23.145955252978" calcext:value-type="float">
            <text:p>23.145955252978</text:p>
          </table:table-cell>
        </table:table-row>
        <table:table-row table:style-name="ro1">
          <table:table-cell office:value-type="float" office:value="448.92" calcext:value-type="float">
            <text:p>448.92</text:p>
          </table:table-cell>
          <table:table-cell office:value-type="float" office:value="0.064360608" calcext:value-type="float">
            <text:p>0.064360608</text:p>
          </table:table-cell>
          <table:table-cell table:formula="of:=[.B443]/3.7249425" office:value-type="float" office:value="0.0172782822822097" calcext:value-type="float">
            <text:p>0.01727828228221</text:p>
          </table:table-cell>
          <table:table-cell office:value-type="float" office:value="23.211471574718" calcext:value-type="float">
            <text:p>23.211471574718</text:p>
          </table:table-cell>
        </table:table-row>
        <table:table-row table:style-name="ro1">
          <table:table-cell office:value-type="float" office:value="449.94" calcext:value-type="float">
            <text:p>449.94</text:p>
          </table:table-cell>
          <table:table-cell office:value-type="float" office:value="0.065889821" calcext:value-type="float">
            <text:p>0.065889821</text:p>
          </table:table-cell>
          <table:table-cell table:formula="of:=[.B444]/3.7249425" office:value-type="float" office:value="0.017688815599167" calcext:value-type="float">
            <text:p>0.017688815599167</text:p>
          </table:table-cell>
          <table:table-cell office:value-type="float" office:value="23.278544569082" calcext:value-type="float">
            <text:p>23.278544569082</text:p>
          </table:table-cell>
        </table:table-row>
        <table:table-row table:style-name="ro1">
          <table:table-cell office:value-type="float" office:value="450.95" calcext:value-type="float">
            <text:p>450.95</text:p>
          </table:table-cell>
          <table:table-cell office:value-type="float" office:value="0.066342035" calcext:value-type="float">
            <text:p>0.066342035</text:p>
          </table:table-cell>
          <table:table-cell table:formula="of:=[.B445]/3.7249425" office:value-type="float" office:value="0.0178102172046951" calcext:value-type="float">
            <text:p>0.017810217204695</text:p>
          </table:table-cell>
          <table:table-cell office:value-type="float" office:value="23.346077898213" calcext:value-type="float">
            <text:p>23.346077898213</text:p>
          </table:table-cell>
        </table:table-row>
        <table:table-row table:style-name="ro1">
          <table:table-cell office:value-type="float" office:value="451.97" calcext:value-type="float">
            <text:p>451.97</text:p>
          </table:table-cell>
          <table:table-cell office:value-type="float" office:value="0.065887125" calcext:value-type="float">
            <text:p>0.065887125</text:p>
          </table:table-cell>
          <table:table-cell table:formula="of:=[.B446]/3.7249425" office:value-type="float" office:value="0.0176880918296054" calcext:value-type="float">
            <text:p>0.017688091829606</text:p>
          </table:table-cell>
          <table:table-cell office:value-type="float" office:value="23.413148148627" calcext:value-type="float">
            <text:p>23.413148148627</text:p>
          </table:table-cell>
        </table:table-row>
        <table:table-row table:style-name="ro1">
          <table:table-cell office:value-type="float" office:value="452.99" calcext:value-type="float">
            <text:p>452.99</text:p>
          </table:table-cell>
          <table:table-cell office:value-type="float" office:value="0.064781802" calcext:value-type="float">
            <text:p>0.064781802</text:p>
          </table:table-cell>
          <table:table-cell table:formula="of:=[.B447]/3.7249425" office:value-type="float" office:value="0.0173913562424118" calcext:value-type="float">
            <text:p>0.017391356242412</text:p>
          </table:table-cell>
          <table:table-cell office:value-type="float" office:value="23.479093228087" calcext:value-type="float">
            <text:p>23.479093228087</text:p>
          </table:table-cell>
        </table:table-row>
        <table:table-row table:style-name="ro1">
          <table:table-cell office:value-type="float" office:value="454.01" calcext:value-type="float">
            <text:p>454.01</text:p>
          </table:table-cell>
          <table:table-cell office:value-type="float" office:value="0.063288322" calcext:value-type="float">
            <text:p>0.063288322</text:p>
          </table:table-cell>
          <table:table-cell table:formula="of:=[.B448]/3.7249425" office:value-type="float" office:value="0.0169904158252107" calcext:value-type="float">
            <text:p>0.016990415825211</text:p>
          </table:table-cell>
          <table:table-cell office:value-type="float" office:value="23.543518008416" calcext:value-type="float">
            <text:p>23.543518008416</text:p>
          </table:table-cell>
        </table:table-row>
        <table:table-row table:style-name="ro1">
          <table:table-cell office:value-type="float" office:value="455.03" calcext:value-type="float">
            <text:p>455.03</text:p>
          </table:table-cell>
          <table:table-cell office:value-type="float" office:value="0.061605685" calcext:value-type="float">
            <text:p>0.061605685</text:p>
          </table:table-cell>
          <table:table-cell table:formula="of:=[.B449]/3.7249425" office:value-type="float" office:value="0.0165386942214544" calcext:value-type="float">
            <text:p>0.016538694221455</text:p>
          </table:table-cell>
          <table:table-cell office:value-type="float" office:value="23.606229937561" calcext:value-type="float">
            <text:p>23.606229937561</text:p>
          </table:table-cell>
        </table:table-row>
        <table:table-row table:style-name="ro1">
          <table:table-cell office:value-type="float" office:value="456.04" calcext:value-type="float">
            <text:p>456.04</text:p>
          </table:table-cell>
          <table:table-cell office:value-type="float" office:value="0.059832436" calcext:value-type="float">
            <text:p>0.059832436</text:p>
          </table:table-cell>
          <table:table-cell table:formula="of:=[.B450]/3.7249425" office:value-type="float" office:value="0.0160626468730725" calcext:value-type="float">
            <text:p>0.016062646873073</text:p>
          </table:table-cell>
          <table:table-cell office:value-type="float" office:value="23.667136775588" calcext:value-type="float">
            <text:p>23.667136775588</text:p>
          </table:table-cell>
        </table:table-row>
        <table:table-row table:style-name="ro1">
          <table:table-cell office:value-type="float" office:value="457.06" calcext:value-type="float">
            <text:p>457.06</text:p>
          </table:table-cell>
          <table:table-cell office:value-type="float" office:value="0.05796806" calcext:value-type="float">
            <text:p>0.05796806</text:p>
          </table:table-cell>
          <table:table-cell table:formula="of:=[.B451]/3.7249425" office:value-type="float" office:value="0.0155621355228973" calcext:value-type="float">
            <text:p>0.015562135522897</text:p>
          </table:table-cell>
          <table:table-cell office:value-type="float" office:value="23.726145759705" calcext:value-type="float">
            <text:p>23.726145759705</text:p>
          </table:table-cell>
        </table:table-row>
        <table:table-row table:style-name="ro1">
          <table:table-cell office:value-type="float" office:value="458.08" calcext:value-type="float">
            <text:p>458.08</text:p>
          </table:table-cell>
          <table:table-cell office:value-type="float" office:value="0.055946829" calcext:value-type="float">
            <text:p>0.055946829</text:p>
          </table:table-cell>
          <table:table-cell table:formula="of:=[.B452]/3.7249425" office:value-type="float" office:value="0.0150195147978794" calcext:value-type="float">
            <text:p>0.01501951479788</text:p>
          </table:table-cell>
          <table:table-cell office:value-type="float" office:value="23.783097217918" calcext:value-type="float">
            <text:p>23.783097217918</text:p>
          </table:table-cell>
        </table:table-row>
        <table:table-row table:style-name="ro1">
          <table:table-cell office:value-type="float" office:value="459.1" calcext:value-type="float">
            <text:p>459.1</text:p>
          </table:table-cell>
          <table:table-cell office:value-type="float" office:value="0.053688137" calcext:value-type="float">
            <text:p>0.053688137</text:p>
          </table:table-cell>
          <table:table-cell table:formula="of:=[.B453]/3.7249425" office:value-type="float" office:value="0.014413145169355" calcext:value-type="float">
            <text:p>0.014413145169355</text:p>
          </table:table-cell>
          <table:table-cell office:value-type="float" office:value="23.837749425132" calcext:value-type="float">
            <text:p>23.837749425132</text:p>
          </table:table-cell>
        </table:table-row>
        <table:table-row table:style-name="ro1">
          <table:table-cell office:value-type="float" office:value="460.12" calcext:value-type="float">
            <text:p>460.12</text:p>
          </table:table-cell>
          <table:table-cell office:value-type="float" office:value="0.051144053" calcext:value-type="float">
            <text:p>0.051144053</text:p>
          </table:table-cell>
          <table:table-cell table:formula="of:=[.B454]/3.7249425" office:value-type="float" office:value="0.0137301590561465" calcext:value-type="float">
            <text:p>0.013730159056147</text:p>
          </table:table-cell>
          <table:table-cell office:value-type="float" office:value="23.889811864224" calcext:value-type="float">
            <text:p>23.889811864224</text:p>
          </table:table-cell>
        </table:table-row>
        <table:table-row table:style-name="ro1">
          <table:table-cell office:value-type="float" office:value="461.13" calcext:value-type="float">
            <text:p>461.13</text:p>
          </table:table-cell>
          <table:table-cell office:value-type="float" office:value="0.048328337" calcext:value-type="float">
            <text:p>0.048328337</text:p>
          </table:table-cell>
          <table:table-cell table:formula="of:=[.B455]/3.7249425" office:value-type="float" office:value="0.0129742504750073" calcext:value-type="float">
            <text:p>0.012974250475007</text:p>
          </table:table-cell>
          <table:table-cell office:value-type="float" office:value="23.93900802629" calcext:value-type="float">
            <text:p>23.93900802629</text:p>
          </table:table-cell>
        </table:table-row>
        <table:table-row table:style-name="ro1">
          <table:table-cell office:value-type="float" office:value="462.15" calcext:value-type="float">
            <text:p>462.15</text:p>
          </table:table-cell>
          <table:table-cell office:value-type="float" office:value="0.045319614" calcext:value-type="float">
            <text:p>0.045319614</text:p>
          </table:table-cell>
          <table:table-cell table:formula="of:=[.B456]/3.7249425" office:value-type="float" office:value="0.0121665271343115" calcext:value-type="float">
            <text:p>0.012166527134312</text:p>
          </table:table-cell>
          <table:table-cell office:value-type="float" office:value="23.985141438165" calcext:value-type="float">
            <text:p>23.985141438165</text:p>
          </table:table-cell>
        </table:table-row>
        <table:table-row table:style-name="ro1">
          <table:table-cell office:value-type="float" office:value="463.17" calcext:value-type="float">
            <text:p>463.17</text:p>
          </table:table-cell>
          <table:table-cell office:value-type="float" office:value="0.042241202" calcext:value-type="float">
            <text:p>0.042241202</text:p>
          </table:table-cell>
          <table:table-cell table:formula="of:=[.B457]/3.7249425" office:value-type="float" office:value="0.0113400950484471" calcext:value-type="float">
            <text:p>0.011340095048447</text:p>
          </table:table-cell>
          <table:table-cell office:value-type="float" office:value="24.02814115942" calcext:value-type="float">
            <text:p>24.02814115942</text:p>
          </table:table-cell>
        </table:table-row>
        <table:table-row table:style-name="ro1">
          <table:table-cell office:value-type="float" office:value="464.19" calcext:value-type="float">
            <text:p>464.19</text:p>
          </table:table-cell>
          <table:table-cell office:value-type="float" office:value="0.039227746" calcext:value-type="float">
            <text:p>0.039227746</text:p>
          </table:table-cell>
          <table:table-cell table:formula="of:=[.B458]/3.7249425" office:value-type="float" office:value="0.0105311010841107" calcext:value-type="float">
            <text:p>0.010531101084111</text:p>
          </table:table-cell>
          <table:table-cell office:value-type="float" office:value="24.068073312414" calcext:value-type="float">
            <text:p>24.068073312414</text:p>
          </table:table-cell>
        </table:table-row>
        <table:table-row table:style-name="ro1">
          <table:table-cell office:value-type="float" office:value="465.21" calcext:value-type="float">
            <text:p>465.21</text:p>
          </table:table-cell>
          <table:table-cell office:value-type="float" office:value="0.036391852" calcext:value-type="float">
            <text:p>0.036391852</text:p>
          </table:table-cell>
          <table:table-cell table:formula="of:=[.B459]/3.7249425" office:value-type="float" office:value="0.00976977550660178" calcext:value-type="float">
            <text:p>0.009769775506602</text:p>
          </table:table-cell>
          <table:table-cell office:value-type="float" office:value="24.105118647013" calcext:value-type="float">
            <text:p>24.105118647013</text:p>
          </table:table-cell>
        </table:table-row>
        <table:table-row table:style-name="ro1">
          <table:table-cell office:value-type="float" office:value="466.22" calcext:value-type="float">
            <text:p>466.22</text:p>
          </table:table-cell>
          <table:table-cell office:value-type="float" office:value="0.033801965" calcext:value-type="float">
            <text:p>0.033801965</text:p>
          </table:table-cell>
          <table:table-cell table:formula="of:=[.B460]/3.7249425" office:value-type="float" office:value="0.00907449309620216" calcext:value-type="float">
            <text:p>0.009074493096202</text:p>
          </table:table-cell>
          <table:table-cell office:value-type="float" office:value="24.139527588935" calcext:value-type="float">
            <text:p>24.139527588935</text:p>
          </table:table-cell>
        </table:table-row>
        <table:table-row table:style-name="ro1">
          <table:table-cell office:value-type="float" office:value="467.24" calcext:value-type="float">
            <text:p>467.24</text:p>
          </table:table-cell>
          <table:table-cell office:value-type="float" office:value="0.031477171" calcext:value-type="float">
            <text:p>0.031477171</text:p>
          </table:table-cell>
          <table:table-cell table:formula="of:=[.B461]/3.7249425" office:value-type="float" office:value="0.00845037769039388" calcext:value-type="float">
            <text:p>0.008450377690394</text:p>
          </table:table-cell>
          <table:table-cell office:value-type="float" office:value="24.171569990256" calcext:value-type="float">
            <text:p>24.171569990256</text:p>
          </table:table-cell>
        </table:table-row>
        <table:table-row table:style-name="ro1">
          <table:table-cell office:value-type="float" office:value="468.26" calcext:value-type="float">
            <text:p>468.26</text:p>
          </table:table-cell>
          <table:table-cell office:value-type="float" office:value="0.029397859" calcext:value-type="float">
            <text:p>0.029397859</text:p>
          </table:table-cell>
          <table:table-cell table:formula="of:=[.B462]/3.7249425" office:value-type="float" office:value="0.00789216450992196" calcext:value-type="float">
            <text:p>0.007892164509922</text:p>
          </table:table-cell>
          <table:table-cell office:value-type="float" office:value="24.20149574189" calcext:value-type="float">
            <text:p>24.20149574189</text:p>
          </table:table-cell>
        </table:table-row>
        <table:table-row table:style-name="ro1">
          <table:table-cell office:value-type="float" office:value="469.28" calcext:value-type="float">
            <text:p>469.28</text:p>
          </table:table-cell>
          <table:table-cell office:value-type="float" office:value="0.027525927" calcext:value-type="float">
            <text:p>0.027525927</text:p>
          </table:table-cell>
          <table:table-cell table:formula="of:=[.B463]/3.7249425" office:value-type="float" office:value="0.0073896246720587" calcext:value-type="float">
            <text:p>0.007389624672059</text:p>
          </table:table-cell>
          <table:table-cell office:value-type="float" office:value="24.229515947622" calcext:value-type="float">
            <text:p>24.229515947622</text:p>
          </table:table-cell>
        </table:table-row>
        <table:table-row table:style-name="ro1">
          <table:table-cell office:value-type="float" office:value="470.3" calcext:value-type="float">
            <text:p>470.3</text:p>
          </table:table-cell>
          <table:table-cell office:value-type="float" office:value="0.025825906" calcext:value-type="float">
            <text:p>0.025825906</text:p>
          </table:table-cell>
          <table:table-cell table:formula="of:=[.B464]/3.7249425" office:value-type="float" office:value="0.00693323615062514" calcext:value-type="float">
            <text:p>0.006933236150625</text:p>
          </table:table-cell>
          <table:table-cell office:value-type="float" office:value="24.255805605236" calcext:value-type="float">
            <text:p>24.255805605236</text:p>
          </table:table-cell>
        </table:table-row>
        <table:table-row table:style-name="ro1">
          <table:table-cell office:value-type="float" office:value="471.31" calcext:value-type="float">
            <text:p>471.31</text:p>
          </table:table-cell>
          <table:table-cell office:value-type="float" office:value="0.024279524" calcext:value-type="float">
            <text:p>0.024279524</text:p>
          </table:table-cell>
          <table:table-cell table:formula="of:=[.B465]/3.7249425" office:value-type="float" office:value="0.00651809363500242" calcext:value-type="float">
            <text:p>0.006518093635002</text:p>
          </table:table-cell>
          <table:table-cell office:value-type="float" office:value="24.280521112599" calcext:value-type="float">
            <text:p>24.280521112599</text:p>
          </table:table-cell>
        </table:table-row>
        <table:table-row table:style-name="ro1">
          <table:table-cell office:value-type="float" office:value="472.33" calcext:value-type="float">
            <text:p>472.33</text:p>
          </table:table-cell>
          <table:table-cell office:value-type="float" office:value="0.022889746" calcext:value-type="float">
            <text:p>0.022889746</text:p>
          </table:table-cell>
          <table:table-cell table:formula="of:=[.B466]/3.7249425" office:value-type="float" office:value="0.00614499311063191" calcext:value-type="float">
            <text:p>0.006144993110632</text:p>
          </table:table-cell>
          <table:table-cell office:value-type="float" office:value="24.303821886035" calcext:value-type="float">
            <text:p>24.303821886035</text:p>
          </table:table-cell>
        </table:table-row>
        <table:table-row table:style-name="ro1">
          <table:table-cell office:value-type="float" office:value="473.35" calcext:value-type="float">
            <text:p>473.35</text:p>
          </table:table-cell>
          <table:table-cell office:value-type="float" office:value="0.02167466" calcext:value-type="float">
            <text:p>0.02167466</text:p>
          </table:table-cell>
          <table:table-cell table:formula="of:=[.B467]/3.7249425" office:value-type="float" office:value="0.00581879049139685" calcext:value-type="float">
            <text:p>0.005818790491397</text:p>
          </table:table-cell>
          <table:table-cell office:value-type="float" office:value="24.325885754689" calcext:value-type="float">
            <text:p>24.325885754689</text:p>
          </table:table-cell>
        </table:table-row>
        <table:table-row table:style-name="ro1">
          <table:table-cell office:value-type="float" office:value="474.37" calcext:value-type="float">
            <text:p>474.37</text:p>
          </table:table-cell>
          <table:table-cell office:value-type="float" office:value="0.020655076" calcext:value-type="float">
            <text:p>0.020655076</text:p>
          </table:table-cell>
          <table:table-cell table:formula="of:=[.B468]/3.7249425" office:value-type="float" office:value="0.00554507244071553" calcext:value-type="float">
            <text:p>0.005545072440716</text:p>
          </table:table-cell>
          <table:table-cell office:value-type="float" office:value="24.346911730786" calcext:value-type="float">
            <text:p>24.346911730786</text:p>
          </table:table-cell>
        </table:table-row>
        <table:table-row table:style-name="ro1">
          <table:table-cell office:value-type="float" office:value="475.39" calcext:value-type="float">
            <text:p>475.39</text:p>
          </table:table-cell>
          <table:table-cell office:value-type="float" office:value="0.019841318" calcext:value-type="float">
            <text:p>0.019841318</text:p>
          </table:table-cell>
          <table:table-cell table:formula="of:=[.B469]/3.7249425" office:value-type="float" office:value="0.00532661054499499" calcext:value-type="float">
            <text:p>0.005326610544995</text:p>
          </table:table-cell>
          <table:table-cell office:value-type="float" office:value="24.367109336052" calcext:value-type="float">
            <text:p>24.367109336052</text:p>
          </table:table-cell>
        </table:table-row>
        <table:table-row table:style-name="ro1">
          <table:table-cell office:value-type="float" office:value="476.4" calcext:value-type="float">
            <text:p>476.4</text:p>
          </table:table-cell>
          <table:table-cell office:value-type="float" office:value="0.01922421" calcext:value-type="float">
            <text:p>0.01922421</text:p>
          </table:table-cell>
          <table:table-cell table:formula="of:=[.B470]/3.7249425" office:value-type="float" office:value="0.00516094141050499" calcext:value-type="float">
            <text:p>0.005160941410505</text:p>
          </table:table-cell>
          <table:table-cell office:value-type="float" office:value="24.386678752388" calcext:value-type="float">
            <text:p>24.386678752388</text:p>
          </table:table-cell>
        </table:table-row>
        <table:table-row table:style-name="ro1">
          <table:table-cell office:value-type="float" office:value="477.42" calcext:value-type="float">
            <text:p>477.42</text:p>
          </table:table-cell>
          <table:table-cell office:value-type="float" office:value="0.018773196" calcext:value-type="float">
            <text:p>0.018773196</text:p>
          </table:table-cell>
          <table:table-cell table:formula="of:=[.B471]/3.7249425" office:value-type="float" office:value="0.00503986195760069" calcext:value-type="float">
            <text:p>0.005039861957601</text:p>
          </table:table-cell>
          <table:table-cell office:value-type="float" office:value="24.40578905561" calcext:value-type="float">
            <text:p>24.40578905561</text:p>
          </table:table-cell>
        </table:table-row>
        <table:table-row table:style-name="ro1">
          <table:table-cell office:value-type="float" office:value="478.44" calcext:value-type="float">
            <text:p>478.44</text:p>
          </table:table-cell>
          <table:table-cell office:value-type="float" office:value="0.018441816" calcext:value-type="float">
            <text:p>0.018441816</text:p>
          </table:table-cell>
          <table:table-cell table:formula="of:=[.B472]/3.7249425" office:value-type="float" office:value="0.00495089951052936" calcext:value-type="float">
            <text:p>0.004950899510529</text:p>
          </table:table-cell>
          <table:table-cell office:value-type="float" office:value="24.424562028777" calcext:value-type="float">
            <text:p>24.424562028777</text:p>
          </table:table-cell>
        </table:table-row>
        <table:table-row table:style-name="ro1">
          <table:table-cell office:value-type="float" office:value="479.46" calcext:value-type="float">
            <text:p>479.46</text:p>
          </table:table-cell>
          <table:table-cell office:value-type="float" office:value="0.01817839" calcext:value-type="float">
            <text:p>0.01817839</text:p>
          </table:table-cell>
          <table:table-cell table:formula="of:=[.B473]/3.7249425" office:value-type="float" office:value="0.00488018002962462" calcext:value-type="float">
            <text:p>0.004880180029625</text:p>
          </table:table-cell>
          <table:table-cell office:value-type="float" office:value="24.443066845281" calcext:value-type="float">
            <text:p>24.443066845281</text:p>
          </table:table-cell>
        </table:table-row>
        <table:table-row table:style-name="ro1">
          <table:table-cell office:value-type="float" office:value="480.48" calcext:value-type="float">
            <text:p>480.48</text:p>
          </table:table-cell>
          <table:table-cell office:value-type="float" office:value="0.017938287" calcext:value-type="float">
            <text:p>0.017938287</text:p>
          </table:table-cell>
          <table:table-cell table:formula="of:=[.B474]/3.7249425" office:value-type="float" office:value="0.00481572185342458" calcext:value-type="float">
            <text:p>0.004815721853425</text:p>
          </table:table-cell>
          <table:table-cell office:value-type="float" office:value="24.461327247264" calcext:value-type="float">
            <text:p>24.461327247264</text:p>
          </table:table-cell>
        </table:table-row>
        <table:table-row table:style-name="ro1">
          <table:table-cell office:value-type="float" office:value="481.49" calcext:value-type="float">
            <text:p>481.49</text:p>
          </table:table-cell>
          <table:table-cell office:value-type="float" office:value="0.017693992" calcext:value-type="float">
            <text:p>0.017693992</text:p>
          </table:table-cell>
          <table:table-cell table:formula="of:=[.B475]/3.7249425" office:value-type="float" office:value="0.00475013829072529" calcext:value-type="float">
            <text:p>0.004750138290725</text:p>
          </table:table-cell>
          <table:table-cell office:value-type="float" office:value="24.479338967262" calcext:value-type="float">
            <text:p>24.479338967262</text:p>
          </table:table-cell>
        </table:table-row>
        <table:table-row table:style-name="ro1">
          <table:table-cell office:value-type="float" office:value="482.51" calcext:value-type="float">
            <text:p>482.51</text:p>
          </table:table-cell>
          <table:table-cell office:value-type="float" office:value="0.017440035" calcext:value-type="float">
            <text:p>0.017440035</text:p>
          </table:table-cell>
          <table:table-cell table:formula="of:=[.B476]/3.7249425" office:value-type="float" office:value="0.00468196086248311" calcext:value-type="float">
            <text:p>0.004681960862483</text:p>
          </table:table-cell>
          <table:table-cell office:value-type="float" office:value="24.497092170592" calcext:value-type="float">
            <text:p>24.497092170592</text:p>
          </table:table-cell>
        </table:table-row>
        <table:table-row table:style-name="ro1">
          <table:table-cell office:value-type="float" office:value="483.53" calcext:value-type="float">
            <text:p>483.53</text:p>
          </table:table-cell>
          <table:table-cell office:value-type="float" office:value="0.017191496" calcext:value-type="float">
            <text:p>0.017191496</text:p>
          </table:table-cell>
          <table:table-cell table:formula="of:=[.B477]/3.7249425" office:value-type="float" office:value="0.00461523795333754" calcext:value-type="float">
            <text:p>0.004615237953338</text:p>
          </table:table-cell>
          <table:table-cell office:value-type="float" office:value="24.514592371945" calcext:value-type="float">
            <text:p>24.514592371945</text:p>
          </table:table-cell>
        </table:table-row>
        <table:table-row table:style-name="ro1">
          <table:table-cell office:value-type="float" office:value="484.55" calcext:value-type="float">
            <text:p>484.55</text:p>
          </table:table-cell>
          <table:table-cell office:value-type="float" office:value="0.01697663" calcext:value-type="float">
            <text:p>0.01697663</text:p>
          </table:table-cell>
          <table:table-cell table:formula="of:=[.B478]/3.7249425" office:value-type="float" office:value="0.00455755491527722" calcext:value-type="float">
            <text:p>0.004557554915277</text:p>
          </table:table-cell>
          <table:table-cell office:value-type="float" office:value="24.531873848505" calcext:value-type="float">
            <text:p>24.531873848505</text:p>
          </table:table-cell>
        </table:table-row>
        <table:table-row table:style-name="ro1">
          <table:table-cell office:value-type="float" office:value="485.57" calcext:value-type="float">
            <text:p>485.57</text:p>
          </table:table-cell>
          <table:table-cell office:value-type="float" office:value="0.016825806" calcext:value-type="float">
            <text:p>0.016825806</text:p>
          </table:table-cell>
          <table:table-cell table:formula="of:=[.B479]/3.7249425" office:value-type="float" office:value="0.00451706462582979" calcext:value-type="float">
            <text:p>0.00451706462583</text:p>
          </table:table-cell>
          <table:table-cell office:value-type="float" office:value="24.549001793031" calcext:value-type="float">
            <text:p>24.549001793031</text:p>
          </table:table-cell>
        </table:table-row>
        <table:table-row table:style-name="ro1">
          <table:table-cell office:value-type="float" office:value="486.58" calcext:value-type="float">
            <text:p>486.58</text:p>
          </table:table-cell>
          <table:table-cell office:value-type="float" office:value="0.016759935" calcext:value-type="float">
            <text:p>0.016759935</text:p>
          </table:table-cell>
          <table:table-cell table:formula="of:=[.B480]/3.7249425" office:value-type="float" office:value="0.00449938086292607" calcext:value-type="float">
            <text:p>0.004499380862926</text:p>
          </table:table-cell>
          <table:table-cell office:value-type="float" office:value="24.566062684087" calcext:value-type="float">
            <text:p>24.566062684087</text:p>
          </table:table-cell>
        </table:table-row>
        <table:table-row table:style-name="ro1">
          <table:table-cell office:value-type="float" office:value="487.6" calcext:value-type="float">
            <text:p>487.6</text:p>
          </table:table-cell>
          <table:table-cell office:value-type="float" office:value="0.01678168" calcext:value-type="float">
            <text:p>0.01678168</text:p>
          </table:table-cell>
          <table:table-cell table:formula="of:=[.B481]/3.7249425" office:value-type="float" office:value="0.00450521853693044" calcext:value-type="float">
            <text:p>0.00450521853693</text:p>
          </table:table-cell>
          <table:table-cell office:value-type="float" office:value="24.583145710195" calcext:value-type="float">
            <text:p>24.583145710195</text:p>
          </table:table-cell>
        </table:table-row>
        <table:table-row table:style-name="ro1">
          <table:table-cell office:value-type="float" office:value="488.62" calcext:value-type="float">
            <text:p>488.62</text:p>
          </table:table-cell>
          <table:table-cell office:value-type="float" office:value="0.016871966" calcext:value-type="float">
            <text:p>0.016871966</text:p>
          </table:table-cell>
          <table:table-cell table:formula="of:=[.B482]/3.7249425" office:value-type="float" office:value="0.00452945676342655" calcext:value-type="float">
            <text:p>0.004529456763427</text:p>
          </table:table-cell>
          <table:table-cell office:value-type="float" office:value="24.600320643585" calcext:value-type="float">
            <text:p>24.600320643585</text:p>
          </table:table-cell>
        </table:table-row>
        <table:table-row table:style-name="ro1">
          <table:table-cell office:value-type="float" office:value="489.64" calcext:value-type="float">
            <text:p>489.64</text:p>
          </table:table-cell>
          <table:table-cell office:value-type="float" office:value="0.01699281" calcext:value-type="float">
            <text:p>0.01699281</text:p>
          </table:table-cell>
          <table:table-cell table:formula="of:=[.B483]/3.7249425" office:value-type="float" office:value="0.00456189860648856" calcext:value-type="float">
            <text:p>0.004561898606489</text:p>
          </table:table-cell>
          <table:table-cell office:value-type="float" office:value="24.617618591211" calcext:value-type="float">
            <text:p>24.617618591211</text:p>
          </table:table-cell>
        </table:table-row>
        <table:table-row table:style-name="ro1">
          <table:table-cell office:value-type="float" office:value="490.66" calcext:value-type="float">
            <text:p>490.66</text:p>
          </table:table-cell>
          <table:table-cell office:value-type="float" office:value="0.017095673" calcext:value-type="float">
            <text:p>0.017095673</text:p>
          </table:table-cell>
          <table:table-cell table:formula="of:=[.B484]/3.7249425" office:value-type="float" office:value="0.00458951326094295" calcext:value-type="float">
            <text:p>0.004589513260943</text:p>
          </table:table-cell>
          <table:table-cell office:value-type="float" office:value="24.635021249033" calcext:value-type="float">
            <text:p>24.635021249033</text:p>
          </table:table-cell>
        </table:table-row>
        <table:table-row table:style-name="ro1">
          <table:table-cell office:value-type="float" office:value="491.67" calcext:value-type="float">
            <text:p>491.67</text:p>
          </table:table-cell>
          <table:table-cell office:value-type="float" office:value="0.017132981" calcext:value-type="float">
            <text:p>0.017132981</text:p>
          </table:table-cell>
          <table:table-cell table:formula="of:=[.B485]/3.7249425" office:value-type="float" office:value="0.00459952898601791" calcext:value-type="float">
            <text:p>0.004599528986018</text:p>
          </table:table-cell>
          <table:table-cell office:value-type="float" office:value="24.652461884571" calcext:value-type="float">
            <text:p>24.652461884571</text:p>
          </table:table-cell>
        </table:table-row>
        <table:table-row table:style-name="ro1">
          <table:table-cell office:value-type="float" office:value="492.69" calcext:value-type="float">
            <text:p>492.69</text:p>
          </table:table-cell>
          <table:table-cell office:value-type="float" office:value="0.017069603" calcext:value-type="float">
            <text:p>0.017069603</text:p>
          </table:table-cell>
          <table:table-cell table:formula="of:=[.B486]/3.7249425" office:value-type="float" office:value="0.00458251449519019" calcext:value-type="float">
            <text:p>0.00458251449519</text:p>
          </table:table-cell>
          <table:table-cell office:value-type="float" office:value="24.669838004117" calcext:value-type="float">
            <text:p>24.669838004117</text:p>
          </table:table-cell>
        </table:table-row>
        <table:table-row table:style-name="ro1">
          <table:table-cell office:value-type="float" office:value="493.71" calcext:value-type="float">
            <text:p>493.71</text:p>
          </table:table-cell>
          <table:table-cell office:value-type="float" office:value="0.016891213" calcext:value-type="float">
            <text:p>0.016891213</text:p>
          </table:table-cell>
          <table:table-cell table:formula="of:=[.B487]/3.7249425" office:value-type="float" office:value="0.0045346238230523" calcext:value-type="float">
            <text:p>0.004534623823052</text:p>
          </table:table-cell>
          <table:table-cell office:value-type="float" office:value="24.687032530313" calcext:value-type="float">
            <text:p>24.687032530313</text:p>
          </table:table-cell>
        </table:table-row>
        <table:table-row table:style-name="ro1">
          <table:table-cell office:value-type="float" office:value="494.73" calcext:value-type="float">
            <text:p>494.73</text:p>
          </table:table-cell>
          <table:table-cell office:value-type="float" office:value="0.016607513" calcext:value-type="float">
            <text:p>0.016607513</text:p>
          </table:table-cell>
          <table:table-cell table:formula="of:=[.B488]/3.7249425" office:value-type="float" office:value="0.00445846157356791" calcext:value-type="float">
            <text:p>0.004458461573568</text:p>
          </table:table-cell>
          <table:table-cell office:value-type="float" office:value="24.70393826167" calcext:value-type="float">
            <text:p>24.70393826167</text:p>
          </table:table-cell>
        </table:table-row>
        <table:table-row table:style-name="ro1">
          <table:table-cell office:value-type="float" office:value="495.74" calcext:value-type="float">
            <text:p>495.74</text:p>
          </table:table-cell>
          <table:table-cell office:value-type="float" office:value="0.016249889" calcext:value-type="float">
            <text:p>0.016249889</text:p>
          </table:table-cell>
          <table:table-cell table:formula="of:=[.B489]/3.7249425" office:value-type="float" office:value="0.00436245364861337" calcext:value-type="float">
            <text:p>0.004362453648613</text:p>
          </table:table-cell>
          <table:table-cell office:value-type="float" office:value="24.720479947754" calcext:value-type="float">
            <text:p>24.720479947754</text:p>
          </table:table-cell>
        </table:table-row>
        <table:table-row table:style-name="ro1">
          <table:table-cell office:value-type="float" office:value="496.76" calcext:value-type="float">
            <text:p>496.76</text:p>
          </table:table-cell>
          <table:table-cell office:value-type="float" office:value="0.015864623" calcext:value-type="float">
            <text:p>0.015864623</text:p>
          </table:table-cell>
          <table:table-cell table:formula="of:=[.B490]/3.7249425" office:value-type="float" office:value="0.00425902493796884" calcext:value-type="float">
            <text:p>0.004259024937969</text:p>
          </table:table-cell>
          <table:table-cell office:value-type="float" office:value="24.736629449105" calcext:value-type="float">
            <text:p>24.736629449105</text:p>
          </table:table-cell>
        </table:table-row>
        <table:table-row table:style-name="ro1">
          <table:table-cell office:value-type="float" office:value="497.78" calcext:value-type="float">
            <text:p>497.78</text:p>
          </table:table-cell>
          <table:table-cell office:value-type="float" office:value="0.015503737" calcext:value-type="float">
            <text:p>0.015503737</text:p>
          </table:table-cell>
          <table:table-cell table:formula="of:=[.B491]/3.7249425" office:value-type="float" office:value="0.00416214129479851" calcext:value-type="float">
            <text:p>0.004162141294799</text:p>
          </table:table-cell>
          <table:table-cell office:value-type="float" office:value="24.752411584448" calcext:value-type="float">
            <text:p>24.752411584448</text:p>
          </table:table-cell>
        </table:table-row>
        <table:table-row table:style-name="ro1">
          <table:table-cell office:value-type="float" office:value="498.8" calcext:value-type="float">
            <text:p>498.8</text:p>
          </table:table-cell>
          <table:table-cell office:value-type="float" office:value="0.015215749" calcext:value-type="float">
            <text:p>0.015215749</text:p>
          </table:table-cell>
          <table:table-cell table:formula="of:=[.B492]/3.7249425" office:value-type="float" office:value="0.00408482788660496" calcext:value-type="float">
            <text:p>0.004084827886605</text:p>
          </table:table-cell>
          <table:table-cell office:value-type="float" office:value="24.767900560312" calcext:value-type="float">
            <text:p>24.767900560312</text:p>
          </table:table-cell>
        </table:table-row>
        <table:table-row table:style-name="ro1">
          <table:table-cell office:value-type="float" office:value="499.82" calcext:value-type="float">
            <text:p>499.82</text:p>
          </table:table-cell>
          <table:table-cell office:value-type="float" office:value="0.015038" calcext:value-type="float">
            <text:p>0.015038</text:p>
          </table:table-cell>
          <table:table-cell table:formula="of:=[.B493]/3.7249425" office:value-type="float" office:value="0.0040371092976603" calcext:value-type="float">
            <text:p>0.00403710929766</text:p>
          </table:table-cell>
          <table:table-cell office:value-type="float" office:value="24.783208595754" calcext:value-type="float">
            <text:p>24.783208595754</text:p>
          </table:table-cell>
        </table:table-row>
        <table:table-row table:style-name="ro1">
          <table:table-cell office:value-type="float" office:value="500.83" calcext:value-type="float">
            <text:p>500.83</text:p>
          </table:table-cell>
          <table:table-cell office:value-type="float" office:value="0.014991372" calcext:value-type="float">
            <text:p>0.014991372</text:p>
          </table:table-cell>
          <table:table-cell table:formula="of:=[.B494]/3.7249425" office:value-type="float" office:value="0.00402459152054025" calcext:value-type="float">
            <text:p>0.00402459152054</text:p>
          </table:table-cell>
          <table:table-cell office:value-type="float" office:value="24.798469165571" calcext:value-type="float">
            <text:p>24.798469165571</text:p>
          </table:table-cell>
        </table:table-row>
        <table:table-row table:style-name="ro1">
          <table:table-cell office:value-type="float" office:value="501.85" calcext:value-type="float">
            <text:p>501.85</text:p>
          </table:table-cell>
          <table:table-cell office:value-type="float" office:value="0.015077438" calcext:value-type="float">
            <text:p>0.015077438</text:p>
          </table:table-cell>
          <table:table-cell table:formula="of:=[.B495]/3.7249425" office:value-type="float" office:value="0.00404769684364255" calcext:value-type="float">
            <text:p>0.004047696843643</text:p>
          </table:table-cell>
          <table:table-cell office:value-type="float" office:value="24.81381734662" calcext:value-type="float">
            <text:p>24.81381734662</text:p>
          </table:table-cell>
        </table:table-row>
        <table:table-row table:style-name="ro1">
          <table:table-cell office:value-type="float" office:value="502.87" calcext:value-type="float">
            <text:p>502.87</text:p>
          </table:table-cell>
          <table:table-cell office:value-type="float" office:value="0.015277856" calcext:value-type="float">
            <text:p>0.015277856</text:p>
          </table:table-cell>
          <table:table-cell table:formula="of:=[.B496]/3.7249425" office:value-type="float" office:value="0.00410150116411193" calcext:value-type="float">
            <text:p>0.004101501164112</text:p>
          </table:table-cell>
          <table:table-cell office:value-type="float" office:value="24.829369545098" calcext:value-type="float">
            <text:p>24.829369545098</text:p>
          </table:table-cell>
        </table:table-row>
        <table:table-row table:style-name="ro1">
          <table:table-cell office:value-type="float" office:value="503.89" calcext:value-type="float">
            <text:p>503.89</text:p>
          </table:table-cell>
          <table:table-cell office:value-type="float" office:value="0.015556003" calcext:value-type="float">
            <text:p>0.015556003</text:p>
          </table:table-cell>
          <table:table-cell table:formula="of:=[.B497]/3.7249425" office:value-type="float" office:value="0.00417617265232953" calcext:value-type="float">
            <text:p>0.00417617265233</text:p>
          </table:table-cell>
          <table:table-cell office:value-type="float" office:value="24.845204885106" calcext:value-type="float">
            <text:p>24.845204885106</text:p>
          </table:table-cell>
        </table:table-row>
        <table:table-row table:style-name="ro1">
          <table:table-cell office:value-type="float" office:value="504.91" calcext:value-type="float">
            <text:p>504.91</text:p>
          </table:table-cell>
          <table:table-cell office:value-type="float" office:value="0.0158612" calcext:value-type="float">
            <text:p>0.0158612</text:p>
          </table:table-cell>
          <table:table-cell table:formula="of:=[.B498]/3.7249425" office:value-type="float" office:value="0.00425810599760936" calcext:value-type="float">
            <text:p>0.004258105997609</text:p>
          </table:table-cell>
          <table:table-cell office:value-type="float" office:value="24.861350902693" calcext:value-type="float">
            <text:p>24.861350902693</text:p>
          </table:table-cell>
        </table:table-row>
        <table:table-row table:style-name="ro1">
          <table:table-cell office:value-type="float" office:value="505.92" calcext:value-type="float">
            <text:p>505.92</text:p>
          </table:table-cell>
          <table:table-cell office:value-type="float" office:value="0.016135955" calcext:value-type="float">
            <text:p>0.016135955</text:p>
          </table:table-cell>
          <table:table-cell table:formula="of:=[.B499]/3.7249425" office:value-type="float" office:value="0.0043318668677436" calcext:value-type="float">
            <text:p>0.004331866867744</text:p>
          </table:table-cell>
          <table:table-cell office:value-type="float" office:value="24.877776608997" calcext:value-type="float">
            <text:p>24.877776608997</text:p>
          </table:table-cell>
        </table:table-row>
        <table:table-row table:style-name="ro1">
          <table:table-cell office:value-type="float" office:value="506.94" calcext:value-type="float">
            <text:p>506.94</text:p>
          </table:table-cell>
          <table:table-cell office:value-type="float" office:value="0.016326062" calcext:value-type="float">
            <text:p>0.016326062</text:p>
          </table:table-cell>
          <table:table-cell table:formula="of:=[.B500]/3.7249425" office:value-type="float" office:value="0.00438290309179269" calcext:value-type="float">
            <text:p>0.004382903091793</text:p>
          </table:table-cell>
          <table:table-cell office:value-type="float" office:value="24.894395835118" calcext:value-type="float">
            <text:p>24.894395835118</text:p>
          </table:table-cell>
        </table:table-row>
        <table:table-row table:style-name="ro1">
          <table:table-cell office:value-type="float" office:value="507.96" calcext:value-type="float">
            <text:p>507.96</text:p>
          </table:table-cell>
          <table:table-cell office:value-type="float" office:value="0.016392275" calcext:value-type="float">
            <text:p>0.016392275</text:p>
          </table:table-cell>
          <table:table-cell table:formula="of:=[.B501]/3.7249425" office:value-type="float" office:value="0.00440067866819421" calcext:value-type="float">
            <text:p>0.004400678668194</text:p>
          </table:table-cell>
          <table:table-cell office:value-type="float" office:value="24.911082463901" calcext:value-type="float">
            <text:p>24.911082463901</text:p>
          </table:table-cell>
        </table:table-row>
        <table:table-row table:style-name="ro1">
          <table:table-cell office:value-type="float" office:value="508.98" calcext:value-type="float">
            <text:p>508.98</text:p>
          </table:table-cell>
          <table:table-cell office:value-type="float" office:value="0.01632101" calcext:value-type="float">
            <text:p>0.01632101</text:p>
          </table:table-cell>
          <table:table-cell table:formula="of:=[.B502]/3.7249425" office:value-type="float" office:value="0.00438154682924636" calcext:value-type="float">
            <text:p>0.004381546829246</text:p>
          </table:table-cell>
          <table:table-cell office:value-type="float" office:value="24.927696548147" calcext:value-type="float">
            <text:p>24.9276965481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6130743" calcext:value-type="float">
            <text:p>0.016130743</text:p>
          </table:table-cell>
          <table:table-cell table:formula="of:=[.B503]/3.7249425" office:value-type="float" office:value="0.00433046765151408" calcext:value-type="float">
            <text:p>0.004330467651514</text:p>
          </table:table-cell>
          <table:table-cell office:value-type="float" office:value="24.94411694796" calcext:value-type="float">
            <text:p>24.94411694796</text:p>
          </table:table-cell>
        </table:table-row>
        <table:table-row table:style-name="ro1">
          <table:table-cell office:value-type="float" office:value="511.01" calcext:value-type="float">
            <text:p>511.01</text:p>
          </table:table-cell>
          <table:table-cell office:value-type="float" office:value="0.015871178" calcext:value-type="float">
            <text:p>0.015871178</text:p>
          </table:table-cell>
          <table:table-cell table:formula="of:=[.B504]/3.7249425" office:value-type="float" office:value="0.00426078469667653" calcext:value-type="float">
            <text:p>0.004260784696677</text:p>
          </table:table-cell>
          <table:table-cell office:value-type="float" office:value="24.960273122765" calcext:value-type="float">
            <text:p>24.960273122765</text:p>
          </table:table-cell>
        </table:table-row>
        <table:table-row table:style-name="ro1">
          <table:table-cell office:value-type="float" office:value="512.03" calcext:value-type="float">
            <text:p>512.03</text:p>
          </table:table-cell>
          <table:table-cell office:value-type="float" office:value="0.015613903" calcext:value-type="float">
            <text:p>0.015613903</text:p>
          </table:table-cell>
          <table:table-cell table:formula="of:=[.B505]/3.7249425" office:value-type="float" office:value="0.00419171651642945" calcext:value-type="float">
            <text:p>0.004191716516429</text:p>
          </table:table-cell>
          <table:table-cell office:value-type="float" office:value="24.976167402004" calcext:value-type="float">
            <text:p>24.976167402004</text:p>
          </table:table-cell>
        </table:table-row>
        <table:table-row table:style-name="ro1">
          <table:table-cell office:value-type="float" office:value="513.05" calcext:value-type="float">
            <text:p>513.05</text:p>
          </table:table-cell>
          <table:table-cell office:value-type="float" office:value="0.015435781" calcext:value-type="float">
            <text:p>0.015435781</text:p>
          </table:table-cell>
          <table:table-cell table:formula="of:=[.B506]/3.7249425" office:value-type="float" office:value="0.00414389779171088" calcext:value-type="float">
            <text:p>0.004143897791711</text:p>
          </table:table-cell>
          <table:table-cell office:value-type="float" office:value="24.9918803614" calcext:value-type="float">
            <text:p>24.9918803614</text:p>
          </table:table-cell>
        </table:table-row>
        <table:table-row table:style-name="ro1">
          <table:table-cell office:value-type="float" office:value="514.07" calcext:value-type="float">
            <text:p>514.07</text:p>
          </table:table-cell>
          <table:table-cell office:value-type="float" office:value="0.015399024" calcext:value-type="float">
            <text:p>0.015399024</text:p>
          </table:table-cell>
          <table:table-cell table:formula="of:=[.B507]/3.7249425" office:value-type="float" office:value="0.00413402998838237" calcext:value-type="float">
            <text:p>0.004134029988382</text:p>
          </table:table-cell>
          <table:table-cell office:value-type="float" office:value="25.007555903752" calcext:value-type="float">
            <text:p>25.007555903752</text:p>
          </table:table-cell>
        </table:table-row>
        <table:table-row table:style-name="ro1">
          <table:table-cell office:value-type="float" office:value="515.09" calcext:value-type="float">
            <text:p>515.09</text:p>
          </table:table-cell>
          <table:table-cell office:value-type="float" office:value="0.015533466" calcext:value-type="float">
            <text:p>0.015533466</text:p>
          </table:table-cell>
          <table:table-cell table:formula="of:=[.B508]/3.7249425" office:value-type="float" office:value="0.00417012235759344" calcext:value-type="float">
            <text:p>0.004170122357593</text:p>
          </table:table-cell>
          <table:table-cell office:value-type="float" office:value="25.023368301805" calcext:value-type="float">
            <text:p>25.023368301805</text:p>
          </table:table-cell>
        </table:table-row>
        <table:table-row table:style-name="ro1">
          <table:table-cell office:value-type="float" office:value="516.1" calcext:value-type="float">
            <text:p>516.1</text:p>
          </table:table-cell>
          <table:table-cell office:value-type="float" office:value="0.015826551" calcext:value-type="float">
            <text:p>0.015826551</text:p>
          </table:table-cell>
          <table:table-cell table:formula="of:=[.B509]/3.7249425" office:value-type="float" office:value="0.00424880410905672" calcext:value-type="float">
            <text:p>0.004248804109057</text:p>
          </table:table-cell>
          <table:table-cell office:value-type="float" office:value="25.03947904773" calcext:value-type="float">
            <text:p>25.03947904773</text:p>
          </table:table-cell>
        </table:table-row>
        <table:table-row table:style-name="ro1">
          <table:table-cell office:value-type="float" office:value="517.12" calcext:value-type="float">
            <text:p>517.12</text:p>
          </table:table-cell>
          <table:table-cell office:value-type="float" office:value="0.016224557" calcext:value-type="float">
            <text:p>0.016224557</text:p>
          </table:table-cell>
          <table:table-cell table:formula="of:=[.B510]/3.7249425" office:value-type="float" office:value="0.00435565300672427" calcext:value-type="float">
            <text:p>0.004355653006724</text:p>
          </table:table-cell>
          <table:table-cell office:value-type="float" office:value="25.055994946949" calcext:value-type="float">
            <text:p>25.055994946949</text:p>
          </table:table-cell>
        </table:table-row>
        <table:table-row table:style-name="ro1">
          <table:table-cell office:value-type="float" office:value="518.14" calcext:value-type="float">
            <text:p>518.14</text:p>
          </table:table-cell>
          <table:table-cell office:value-type="float" office:value="0.016645288" calcext:value-type="float">
            <text:p>0.016645288</text:p>
          </table:table-cell>
          <table:table-cell table:formula="of:=[.B511]/3.7249425" office:value-type="float" office:value="0.00446860266970564" calcext:value-type="float">
            <text:p>0.004468602669706</text:p>
          </table:table-cell>
          <table:table-cell office:value-type="float" office:value="25.07293913143" calcext:value-type="float">
            <text:p>25.07293913143</text:p>
          </table:table-cell>
        </table:table-row>
        <table:table-row table:style-name="ro1">
          <table:table-cell office:value-type="float" office:value="519.16" calcext:value-type="float">
            <text:p>519.16</text:p>
          </table:table-cell>
          <table:table-cell office:value-type="float" office:value="0.016998914" calcext:value-type="float">
            <text:p>0.016998914</text:p>
          </table:table-cell>
          <table:table-cell table:formula="of:=[.B512]/3.7249425" office:value-type="float" office:value="0.00456353728950178" calcext:value-type="float">
            <text:p>0.004563537289502</text:p>
          </table:table-cell>
          <table:table-cell office:value-type="float" office:value="25.090243291982" calcext:value-type="float">
            <text:p>25.090243291982</text:p>
          </table:table-cell>
        </table:table-row>
        <table:table-row table:style-name="ro1">
          <table:table-cell office:value-type="float" office:value="520.18" calcext:value-type="float">
            <text:p>520.18</text:p>
          </table:table-cell>
          <table:table-cell office:value-type="float" office:value="0.017211079" calcext:value-type="float">
            <text:p>0.017211079</text:p>
          </table:table-cell>
          <table:table-cell table:formula="of:=[.B513]/3.7249425" office:value-type="float" office:value="0.00462049521569796" calcext:value-type="float">
            <text:p>0.004620495215698</text:p>
          </table:table-cell>
          <table:table-cell office:value-type="float" office:value="25.107763428115" calcext:value-type="float">
            <text:p>25.107763428115</text:p>
          </table:table-cell>
        </table:table-row>
        <table:table-row table:style-name="ro1">
          <table:table-cell office:value-type="float" office:value="521.19" calcext:value-type="float">
            <text:p>521.19</text:p>
          </table:table-cell>
          <table:table-cell office:value-type="float" office:value="0.017241658" calcext:value-type="float">
            <text:p>0.017241658</text:p>
          </table:table-cell>
          <table:table-cell table:formula="of:=[.B514]/3.7249425" office:value-type="float" office:value="0.00462870446993477" calcext:value-type="float">
            <text:p>0.004628704469935</text:p>
          </table:table-cell>
          <table:table-cell office:value-type="float" office:value="25.125314692088" calcext:value-type="float">
            <text:p>25.125314692088</text:p>
          </table:table-cell>
        </table:table-row>
        <table:table-row table:style-name="ro1">
          <table:table-cell office:value-type="float" office:value="522.21" calcext:value-type="float">
            <text:p>522.21</text:p>
          </table:table-cell>
          <table:table-cell office:value-type="float" office:value="0.017093966" calcext:value-type="float">
            <text:p>0.017093966</text:p>
          </table:table-cell>
          <table:table-cell table:formula="of:=[.B515]/3.7249425" office:value-type="float" office:value="0.00458905499883555" calcext:value-type="float">
            <text:p>0.004589054998836</text:p>
          </table:table-cell>
          <table:table-cell office:value-type="float" office:value="25.142715612057" calcext:value-type="float">
            <text:p>25.142715612057</text:p>
          </table:table-cell>
        </table:table-row>
        <table:table-row table:style-name="ro1">
          <table:table-cell office:value-type="float" office:value="523.23" calcext:value-type="float">
            <text:p>523.23</text:p>
          </table:table-cell>
          <table:table-cell office:value-type="float" office:value="0.016812255" calcext:value-type="float">
            <text:p>0.016812255</text:p>
          </table:table-cell>
          <table:table-cell table:formula="of:=[.B516]/3.7249425" office:value-type="float" office:value="0.00451342671732517" calcext:value-type="float">
            <text:p>0.004513426717325</text:p>
          </table:table-cell>
          <table:table-cell office:value-type="float" office:value="25.159829761751" calcext:value-type="float">
            <text:p>25.159829761751</text:p>
          </table:table-cell>
        </table:table-row>
        <table:table-row table:style-name="ro1">
          <table:table-cell office:value-type="float" office:value="524.25" calcext:value-type="float">
            <text:p>524.25</text:p>
          </table:table-cell>
          <table:table-cell office:value-type="float" office:value="0.016468892" calcext:value-type="float">
            <text:p>0.016468892</text:p>
          </table:table-cell>
          <table:table-cell table:formula="of:=[.B517]/3.7249425" office:value-type="float" office:value="0.00442124730784435" calcext:value-type="float">
            <text:p>0.004421247307844</text:p>
          </table:table-cell>
          <table:table-cell office:value-type="float" office:value="25.176594382818" calcext:value-type="float">
            <text:p>25.176594382818</text:p>
          </table:table-cell>
        </table:table-row>
        <table:table-row table:style-name="ro1">
          <table:table-cell office:value-type="float" office:value="525.27" calcext:value-type="float">
            <text:p>525.27</text:p>
          </table:table-cell>
          <table:table-cell office:value-type="float" office:value="0.016145614" calcext:value-type="float">
            <text:p>0.016145614</text:p>
          </table:table-cell>
          <table:table-cell table:formula="of:=[.B518]/3.7249425" office:value-type="float" office:value="0.00433445992790493" calcext:value-type="float">
            <text:p>0.004334459927905</text:p>
          </table:table-cell>
          <table:table-cell office:value-type="float" office:value="25.193029921322" calcext:value-type="float">
            <text:p>25.193029921322</text:p>
          </table:table-cell>
        </table:table-row>
        <table:table-row table:style-name="ro1">
          <table:table-cell office:value-type="float" office:value="526.28" calcext:value-type="float">
            <text:p>526.28</text:p>
          </table:table-cell>
          <table:table-cell office:value-type="float" office:value="0.015914626" calcext:value-type="float">
            <text:p>0.015914626</text:p>
          </table:table-cell>
          <table:table-cell table:formula="of:=[.B519]/3.7249425" office:value-type="float" office:value="0.00427244876934342" calcext:value-type="float">
            <text:p>0.004272448769343</text:p>
          </table:table-cell>
          <table:table-cell office:value-type="float" office:value="25.209230324325" calcext:value-type="float">
            <text:p>25.209230324325</text:p>
          </table:table-cell>
        </table:table-row>
        <table:table-row table:style-name="ro1">
          <table:table-cell office:value-type="float" office:value="527.3" calcext:value-type="float">
            <text:p>527.3</text:p>
          </table:table-cell>
          <table:table-cell office:value-type="float" office:value="0.015824817" calcext:value-type="float">
            <text:p>0.015824817</text:p>
          </table:table-cell>
          <table:table-cell table:formula="of:=[.B520]/3.7249425" office:value-type="float" office:value="0.00424833859851528" calcext:value-type="float">
            <text:p>0.004248338598515</text:p>
          </table:table-cell>
          <table:table-cell office:value-type="float" office:value="25.225339305483" calcext:value-type="float">
            <text:p>25.225339305483</text:p>
          </table:table-cell>
        </table:table-row>
        <table:table-row table:style-name="ro1">
          <table:table-cell office:value-type="float" office:value="528.32" calcext:value-type="float">
            <text:p>528.32</text:p>
          </table:table-cell>
          <table:table-cell office:value-type="float" office:value="0.015896236" calcext:value-type="float">
            <text:p>0.015896236</text:p>
          </table:table-cell>
          <table:table-cell table:formula="of:=[.B521]/3.7249425" office:value-type="float" office:value="0.00426751178038319" calcext:value-type="float">
            <text:p>0.004267511780383</text:p>
          </table:table-cell>
          <table:table-cell office:value-type="float" office:value="25.241520987625" calcext:value-type="float">
            <text:p>25.241520987625</text:p>
          </table:table-cell>
        </table:table-row>
        <table:table-row table:style-name="ro1">
          <table:table-cell office:value-type="float" office:value="529.34" calcext:value-type="float">
            <text:p>529.34</text:p>
          </table:table-cell>
          <table:table-cell office:value-type="float" office:value="0.016123046" calcext:value-type="float">
            <text:p>0.016123046</text:p>
          </table:table-cell>
          <table:table-cell table:formula="of:=[.B522]/3.7249425" office:value-type="float" office:value="0.00432840131089272" calcext:value-type="float">
            <text:p>0.004328401310893</text:p>
          </table:table-cell>
          <table:table-cell office:value-type="float" office:value="25.257933553178" calcext:value-type="float">
            <text:p>25.257933553178</text:p>
          </table:table-cell>
        </table:table-row>
        <table:table-row table:style-name="ro1">
          <table:table-cell office:value-type="float" office:value="530.36" calcext:value-type="float">
            <text:p>530.36</text:p>
          </table:table-cell>
          <table:table-cell office:value-type="float" office:value="0.01648248" calcext:value-type="float">
            <text:p>0.01648248</text:p>
          </table:table-cell>
          <table:table-cell table:formula="of:=[.B523]/3.7249425" office:value-type="float" office:value="0.00442489514938821" calcext:value-type="float">
            <text:p>0.004424895149388</text:p>
          </table:table-cell>
          <table:table-cell office:value-type="float" office:value="25.274712006632" calcext:value-type="float">
            <text:p>25.274712006632</text:p>
          </table:table-cell>
        </table:table-row>
        <table:table-row table:style-name="ro1">
          <table:table-cell office:value-type="float" office:value="531.37" calcext:value-type="float">
            <text:p>531.37</text:p>
          </table:table-cell>
          <table:table-cell office:value-type="float" office:value="0.016945696" calcext:value-type="float">
            <text:p>0.016945696</text:p>
          </table:table-cell>
          <table:table-cell table:formula="of:=[.B524]/3.7249425" office:value-type="float" office:value="0.00454925035755586" calcext:value-type="float">
            <text:p>0.004549250357556</text:p>
          </table:table-cell>
          <table:table-cell office:value-type="float" office:value="25.291961993822" calcext:value-type="float">
            <text:p>25.291961993822</text:p>
          </table:table-cell>
        </table:table-row>
        <table:table-row table:style-name="ro1">
          <table:table-cell office:value-type="float" office:value="532.39" calcext:value-type="float">
            <text:p>532.39</text:p>
          </table:table-cell>
          <table:table-cell office:value-type="float" office:value="0.017486411" calcext:value-type="float">
            <text:p>0.017486411</text:p>
          </table:table-cell>
          <table:table-cell table:formula="of:=[.B525]/3.7249425" office:value-type="float" office:value="0.00469441098755216" calcext:value-type="float">
            <text:p>0.004694410987552</text:p>
          </table:table-cell>
          <table:table-cell office:value-type="float" office:value="25.309762406088" calcext:value-type="float">
            <text:p>25.309762406088</text:p>
          </table:table-cell>
        </table:table-row>
        <table:table-row table:style-name="ro1">
          <table:table-cell office:value-type="float" office:value="533.41" calcext:value-type="float">
            <text:p>533.41</text:p>
          </table:table-cell>
          <table:table-cell office:value-type="float" office:value="0.018084555" calcext:value-type="float">
            <text:p>0.018084555</text:p>
          </table:table-cell>
          <table:table-cell table:formula="of:=[.B526]/3.7249425" office:value-type="float" office:value="0.00485498903674352" calcext:value-type="float">
            <text:p>0.004854989036744</text:p>
          </table:table-cell>
          <table:table-cell office:value-type="float" office:value="25.328171702909" calcext:value-type="float">
            <text:p>25.328171702909</text:p>
          </table:table-cell>
        </table:table-row>
        <table:table-row table:style-name="ro1">
          <table:table-cell office:value-type="float" office:value="534.43" calcext:value-type="float">
            <text:p>534.43</text:p>
          </table:table-cell>
          <table:table-cell office:value-type="float" office:value="0.018724468" calcext:value-type="float">
            <text:p>0.018724468</text:p>
          </table:table-cell>
          <table:table-cell table:formula="of:=[.B527]/3.7249425" office:value-type="float" office:value="0.00502678041338893" calcext:value-type="float">
            <text:p>0.005026780413389</text:p>
          </table:table-cell>
          <table:table-cell office:value-type="float" office:value="25.347232402989" calcext:value-type="float">
            <text:p>25.347232402989</text:p>
          </table:table-cell>
        </table:table-row>
        <table:table-row table:style-name="ro1">
          <table:table-cell office:value-type="float" office:value="535.45" calcext:value-type="float">
            <text:p>535.45</text:p>
          </table:table-cell>
          <table:table-cell office:value-type="float" office:value="0.019389463" calcext:value-type="float">
            <text:p>0.019389463</text:p>
          </table:table-cell>
          <table:table-cell table:formula="of:=[.B528]/3.7249425" office:value-type="float" office:value="0.00520530531679348" calcext:value-type="float">
            <text:p>0.005205305316793</text:p>
          </table:table-cell>
          <table:table-cell office:value-type="float" office:value="25.366970039844" calcext:value-type="float">
            <text:p>25.366970039844</text:p>
          </table:table-cell>
        </table:table-row>
        <table:table-row table:style-name="ro1">
          <table:table-cell office:value-type="float" office:value="536.46" calcext:value-type="float">
            <text:p>536.46</text:p>
          </table:table-cell>
          <table:table-cell office:value-type="float" office:value="0.02005604" calcext:value-type="float">
            <text:p>0.02005604</text:p>
          </table:table-cell>
          <table:table-cell table:formula="of:=[.B529]/3.7249425" office:value-type="float" office:value="0.00538425492474045" calcext:value-type="float">
            <text:p>0.00538425492474</text:p>
          </table:table-cell>
          <table:table-cell office:value-type="float" office:value="25.387386222816" calcext:value-type="float">
            <text:p>25.387386222816</text:p>
          </table:table-cell>
        </table:table-row>
        <table:table-row table:style-name="ro1">
          <table:table-cell office:value-type="float" office:value="537.48" calcext:value-type="float">
            <text:p>537.48</text:p>
          </table:table-cell>
          <table:table-cell office:value-type="float" office:value="0.020691147" calcext:value-type="float">
            <text:p>0.020691147</text:p>
          </table:table-cell>
          <table:table-cell table:formula="of:=[.B530]/3.7249425" office:value-type="float" office:value="0.00555475608012741" calcext:value-type="float">
            <text:p>0.005554756080127</text:p>
          </table:table-cell>
          <table:table-cell office:value-type="float" office:value="25.408448917802" calcext:value-type="float">
            <text:p>25.408448917802</text:p>
          </table:table-cell>
        </table:table-row>
        <table:table-row table:style-name="ro1">
          <table:table-cell office:value-type="float" office:value="538.5" calcext:value-type="float">
            <text:p>538.5</text:p>
          </table:table-cell>
          <table:table-cell office:value-type="float" office:value="0.02125467" calcext:value-type="float">
            <text:p>0.02125467</text:p>
          </table:table-cell>
          <table:table-cell table:formula="of:=[.B531]/3.7249425" office:value-type="float" office:value="0.00570603975766069" calcext:value-type="float">
            <text:p>0.005706039757661</text:p>
          </table:table-cell>
          <table:table-cell office:value-type="float" office:value="25.430085254538" calcext:value-type="float">
            <text:p>25.430085254538</text:p>
          </table:table-cell>
        </table:table-row>
        <table:table-row table:style-name="ro1">
          <table:table-cell office:value-type="float" office:value="539.52" calcext:value-type="float">
            <text:p>539.52</text:p>
          </table:table-cell>
          <table:table-cell office:value-type="float" office:value="0.021707108" calcext:value-type="float">
            <text:p>0.021707108</text:p>
          </table:table-cell>
          <table:table-cell table:formula="of:=[.B532]/3.7249425" office:value-type="float" office:value="0.00582750149834528" calcext:value-type="float">
            <text:p>0.005827501498345</text:p>
          </table:table-cell>
          <table:table-cell office:value-type="float" office:value="25.452182153632" calcext:value-type="float">
            <text:p>25.452182153632</text:p>
          </table:table-cell>
        </table:table-row>
        <table:table-row table:style-name="ro1">
          <table:table-cell office:value-type="float" office:value="540.54" calcext:value-type="float">
            <text:p>540.54</text:p>
          </table:table-cell>
          <table:table-cell office:value-type="float" office:value="0.0220202" calcext:value-type="float">
            <text:p>0.0220202</text:p>
          </table:table-cell>
          <table:table-cell table:formula="of:=[.B533]/3.7249425" office:value-type="float" office:value="0.0059115543394294" calcext:value-type="float">
            <text:p>0.005911554339429</text:p>
          </table:table-cell>
          <table:table-cell office:value-type="float" office:value="25.474597766556" calcext:value-type="float">
            <text:p>25.474597766556</text:p>
          </table:table-cell>
        </table:table-row>
        <table:table-row table:style-name="ro1">
          <table:table-cell office:value-type="float" office:value="541.55" calcext:value-type="float">
            <text:p>541.55</text:p>
          </table:table-cell>
          <table:table-cell office:value-type="float" office:value="0.022186785" calcext:value-type="float">
            <text:p>0.022186785</text:p>
          </table:table-cell>
          <table:table-cell table:formula="of:=[.B534]/3.7249425" office:value-type="float" office:value="0.00595627583513034" calcext:value-type="float">
            <text:p>0.00595627583513</text:p>
          </table:table-cell>
          <table:table-cell office:value-type="float" office:value="25.497182956403" calcext:value-type="float">
            <text:p>25.497182956403</text:p>
          </table:table-cell>
        </table:table-row>
        <table:table-row table:style-name="ro1">
          <table:table-cell office:value-type="float" office:value="542.57" calcext:value-type="float">
            <text:p>542.57</text:p>
          </table:table-cell>
          <table:table-cell office:value-type="float" office:value="0.02222618" calcext:value-type="float">
            <text:p>0.02222618</text:p>
          </table:table-cell>
          <table:table-cell table:formula="of:=[.B535]/3.7249425" office:value-type="float" office:value="0.00596685183731024" calcext:value-type="float">
            <text:p>0.00596685183731</text:p>
          </table:table-cell>
          <table:table-cell office:value-type="float" office:value="25.519808248609" calcext:value-type="float">
            <text:p>25.519808248609</text:p>
          </table:table-cell>
        </table:table-row>
        <table:table-row table:style-name="ro1">
          <table:table-cell office:value-type="float" office:value="543.59" calcext:value-type="float">
            <text:p>543.59</text:p>
          </table:table-cell>
          <table:table-cell office:value-type="float" office:value="0.022182764" calcext:value-type="float">
            <text:p>0.022182764</text:p>
          </table:table-cell>
          <table:table-cell table:formula="of:=[.B536]/3.7249425" office:value-type="float" office:value="0.00595519635537998" calcext:value-type="float">
            <text:p>0.00595519635538</text:p>
          </table:table-cell>
          <table:table-cell office:value-type="float" office:value="25.542389345182" calcext:value-type="float">
            <text:p>25.542389345182</text:p>
          </table:table-cell>
        </table:table-row>
        <table:table-row table:style-name="ro1">
          <table:table-cell office:value-type="float" office:value="544.61" calcext:value-type="float">
            <text:p>544.61</text:p>
          </table:table-cell>
          <table:table-cell office:value-type="float" office:value="0.02211787" calcext:value-type="float">
            <text:p>0.02211787</text:p>
          </table:table-cell>
          <table:table-cell table:formula="of:=[.B537]/3.7249425" office:value-type="float" office:value="0.00593777487840416" calcext:value-type="float">
            <text:p>0.005937774878404</text:p>
          </table:table-cell>
          <table:table-cell office:value-type="float" office:value="25.564904382744" calcext:value-type="float">
            <text:p>25.564904382744</text:p>
          </table:table-cell>
        </table:table-row>
        <table:table-row table:style-name="ro1">
          <table:table-cell office:value-type="float" office:value="545.62" calcext:value-type="float">
            <text:p>545.62</text:p>
          </table:table-cell>
          <table:table-cell office:value-type="float" office:value="0.022097453" calcext:value-type="float">
            <text:p>0.022097453</text:p>
          </table:table-cell>
          <table:table-cell table:formula="of:=[.B538]/3.7249425" office:value-type="float" office:value="0.00593229371997017" calcext:value-type="float">
            <text:p>0.00593229371997</text:p>
          </table:table-cell>
          <table:table-cell office:value-type="float" office:value="25.587398636067" calcext:value-type="float">
            <text:p>25.587398636067</text:p>
          </table:table-cell>
        </table:table-row>
        <table:table-row table:style-name="ro1">
          <table:table-cell office:value-type="float" office:value="546.64" calcext:value-type="float">
            <text:p>546.64</text:p>
          </table:table-cell>
          <table:table-cell office:value-type="float" office:value="0.022179449" calcext:value-type="float">
            <text:p>0.022179449</text:p>
          </table:table-cell>
          <table:table-cell table:formula="of:=[.B539]/3.7249425" office:value-type="float" office:value="0.00595430640875665" calcext:value-type="float">
            <text:p>0.005954306408757</text:p>
          </table:table-cell>
          <table:table-cell office:value-type="float" office:value="25.609976358057" calcext:value-type="float">
            <text:p>25.609976358057</text:p>
          </table:table-cell>
        </table:table-row>
        <table:table-row table:style-name="ro1">
          <table:table-cell office:value-type="float" office:value="547.66" calcext:value-type="float">
            <text:p>547.66</text:p>
          </table:table-cell>
          <table:table-cell office:value-type="float" office:value="0.022404667" calcext:value-type="float">
            <text:p>0.022404667</text:p>
          </table:table-cell>
          <table:table-cell table:formula="of:=[.B540]/3.7249425" office:value-type="float" office:value="0.00601476855011856" calcext:value-type="float">
            <text:p>0.006014768550119</text:p>
          </table:table-cell>
          <table:table-cell office:value-type="float" office:value="25.63278334194" calcext:value-type="float">
            <text:p>25.63278334194</text:p>
          </table:table-cell>
        </table:table-row>
        <table:table-row table:style-name="ro1">
          <table:table-cell office:value-type="float" office:value="548.68" calcext:value-type="float">
            <text:p>548.68</text:p>
          </table:table-cell>
          <table:table-cell office:value-type="float" office:value="0.022793448" calcext:value-type="float">
            <text:p>0.022793448</text:p>
          </table:table-cell>
          <table:table-cell table:formula="of:=[.B541]/3.7249425" office:value-type="float" office:value="0.0061191408994904" calcext:value-type="float">
            <text:p>0.00611914089949</text:p>
          </table:table-cell>
          <table:table-cell office:value-type="float" office:value="25.655986088843" calcext:value-type="float">
            <text:p>25.655986088843</text:p>
          </table:table-cell>
        </table:table-row>
        <table:table-row table:style-name="ro1">
          <table:table-cell office:value-type="float" office:value="549.7" calcext:value-type="float">
            <text:p>549.7</text:p>
          </table:table-cell>
          <table:table-cell office:value-type="float" office:value="0.023348021" calcext:value-type="float">
            <text:p>0.023348021</text:p>
          </table:table-cell>
          <table:table-cell table:formula="of:=[.B542]/3.7249425" office:value-type="float" office:value="0.00626802185537092" calcext:value-type="float">
            <text:p>0.006268021855371</text:p>
          </table:table-cell>
          <table:table-cell office:value-type="float" office:value="25.679753366926" calcext:value-type="float">
            <text:p>25.679753366926</text:p>
          </table:table-cell>
        </table:table-row>
        <table:table-row table:style-name="ro1">
          <table:table-cell office:value-type="float" office:value="550.71" calcext:value-type="float">
            <text:p>550.71</text:p>
          </table:table-cell>
          <table:table-cell office:value-type="float" office:value="0.024058331" calcext:value-type="float">
            <text:p>0.024058331</text:p>
          </table:table-cell>
          <table:table-cell table:formula="of:=[.B543]/3.7249425" office:value-type="float" office:value="0.00645871204723294" calcext:value-type="float">
            <text:p>0.006458712047233</text:p>
          </table:table-cell>
          <table:table-cell office:value-type="float" office:value="25.704243709866" calcext:value-type="float">
            <text:p>25.704243709866</text:p>
          </table:table-cell>
        </table:table-row>
        <table:table-row table:style-name="ro1">
          <table:table-cell office:value-type="float" office:value="551.73" calcext:value-type="float">
            <text:p>551.73</text:p>
          </table:table-cell>
          <table:table-cell office:value-type="float" office:value="0.024908214" calcext:value-type="float">
            <text:p>0.024908214</text:p>
          </table:table-cell>
          <table:table-cell table:formula="of:=[.B544]/3.7249425" office:value-type="float" office:value="0.00668687207923344" calcext:value-type="float">
            <text:p>0.006686872079233</text:p>
          </table:table-cell>
          <table:table-cell office:value-type="float" office:value="25.729599197131" calcext:value-type="float">
            <text:p>25.729599197131</text:p>
          </table:table-cell>
        </table:table-row>
        <table:table-row table:style-name="ro1">
          <table:table-cell office:value-type="float" office:value="552.75" calcext:value-type="float">
            <text:p>552.75</text:p>
          </table:table-cell>
          <table:table-cell office:value-type="float" office:value="0.025879317" calcext:value-type="float">
            <text:p>0.025879317</text:p>
          </table:table-cell>
          <table:table-cell table:formula="of:=[.B545]/3.7249425" office:value-type="float" office:value="0.00694757489545141" calcext:value-type="float">
            <text:p>0.006947574895451</text:p>
          </table:table-cell>
          <table:table-cell office:value-type="float" office:value="25.755943225286" calcext:value-type="float">
            <text:p>25.755943225286</text:p>
          </table:table-cell>
        </table:table-row>
        <table:table-row table:style-name="ro1">
          <table:table-cell office:value-type="float" office:value="553.77" calcext:value-type="float">
            <text:p>553.77</text:p>
          </table:table-cell>
          <table:table-cell office:value-type="float" office:value="0.026951897" calcext:value-type="float">
            <text:p>0.026951897</text:p>
          </table:table-cell>
          <table:table-cell table:formula="of:=[.B546]/3.7249425" office:value-type="float" office:value="0.00723552027984325" calcext:value-type="float">
            <text:p>0.007235520279843</text:p>
          </table:table-cell>
          <table:table-cell office:value-type="float" office:value="25.783379093151" calcext:value-type="float">
            <text:p>25.783379093151</text:p>
          </table:table-cell>
        </table:table-row>
        <table:table-row table:style-name="ro1">
          <table:table-cell office:value-type="float" office:value="554.79" calcext:value-type="float">
            <text:p>554.79</text:p>
          </table:table-cell>
          <table:table-cell office:value-type="float" office:value="0.028103596" calcext:value-type="float">
            <text:p>0.028103596</text:p>
          </table:table-cell>
          <table:table-cell table:formula="of:=[.B547]/3.7249425" office:value-type="float" office:value="0.00754470599210592" calcext:value-type="float">
            <text:p>0.007544705992106</text:p>
          </table:table-cell>
          <table:table-cell office:value-type="float" office:value="25.811987341247" calcext:value-type="float">
            <text:p>25.811987341247</text:p>
          </table:table-cell>
        </table:table-row>
        <table:table-row table:style-name="ro1">
          <table:table-cell office:value-type="float" office:value="555.8" calcext:value-type="float">
            <text:p>555.8</text:p>
          </table:table-cell>
          <table:table-cell office:value-type="float" office:value="0.029308517" calcext:value-type="float">
            <text:p>0.029308517</text:p>
          </table:table-cell>
          <table:table-cell table:formula="of:=[.B548]/3.7249425" office:value-type="float" office:value="0.0078681797101566" calcext:value-type="float">
            <text:p>0.007868179710157</text:p>
          </table:table-cell>
          <table:table-cell office:value-type="float" office:value="25.841822147313" calcext:value-type="float">
            <text:p>25.841822147313</text:p>
          </table:table-cell>
        </table:table-row>
        <table:table-row table:style-name="ro1">
          <table:table-cell office:value-type="float" office:value="556.82" calcext:value-type="float">
            <text:p>556.82</text:p>
          </table:table-cell>
          <table:table-cell office:value-type="float" office:value="0.030538787" calcext:value-type="float">
            <text:p>0.030538787</text:p>
          </table:table-cell>
          <table:table-cell table:formula="of:=[.B549]/3.7249425" office:value-type="float" office:value="0.00819845863392522" calcext:value-type="float">
            <text:p>0.008198458633925</text:p>
          </table:table-cell>
          <table:table-cell office:value-type="float" office:value="25.872909315177" calcext:value-type="float">
            <text:p>25.872909315177</text:p>
          </table:table-cell>
        </table:table-row>
        <table:table-row table:style-name="ro1">
          <table:table-cell office:value-type="float" office:value="557.84" calcext:value-type="float">
            <text:p>557.84</text:p>
          </table:table-cell>
          <table:table-cell office:value-type="float" office:value="0.031769446" calcext:value-type="float">
            <text:p>0.031769446</text:p>
          </table:table-cell>
          <table:table-cell table:formula="of:=[.B550]/3.7249425" office:value-type="float" office:value="0.00852884198883607" calcext:value-type="float">
            <text:p>0.008528841988836</text:p>
          </table:table-cell>
          <table:table-cell office:value-type="float" office:value="25.905249240339" calcext:value-type="float">
            <text:p>25.905249240339</text:p>
          </table:table-cell>
        </table:table-row>
        <table:table-row table:style-name="ro1">
          <table:table-cell office:value-type="float" office:value="558.86" calcext:value-type="float">
            <text:p>558.86</text:p>
          </table:table-cell>
          <table:table-cell office:value-type="float" office:value="0.03298563" calcext:value-type="float">
            <text:p>0.03298563</text:p>
          </table:table-cell>
          <table:table-cell table:formula="of:=[.B551]/3.7249425" office:value-type="float" office:value="0.00885533937772194" calcext:value-type="float">
            <text:p>0.008855339377722</text:p>
          </table:table-cell>
          <table:table-cell office:value-type="float" office:value="25.938827188345" calcext:value-type="float">
            <text:p>25.938827188345</text:p>
          </table:table-cell>
        </table:table-row>
        <table:table-row table:style-name="ro1">
          <table:table-cell office:value-type="float" office:value="559.88" calcext:value-type="float">
            <text:p>559.88</text:p>
          </table:table-cell>
          <table:table-cell office:value-type="float" office:value="0.034189658" calcext:value-type="float">
            <text:p>0.034189658</text:p>
          </table:table-cell>
          <table:table-cell table:formula="of:=[.B552]/3.7249425" office:value-type="float" office:value="0.00917857336052838" calcext:value-type="float">
            <text:p>0.009178573360528</text:p>
          </table:table-cell>
          <table:table-cell office:value-type="float" office:value="25.973630784496" calcext:value-type="float">
            <text:p>25.973630784496</text:p>
          </table:table-cell>
        </table:table-row>
        <table:table-row table:style-name="ro1">
          <table:table-cell office:value-type="float" office:value="560.89" calcext:value-type="float">
            <text:p>560.89</text:p>
          </table:table-cell>
          <table:table-cell office:value-type="float" office:value="0.035405444" calcext:value-type="float">
            <text:p>0.035405444</text:p>
          </table:table-cell>
          <table:table-cell table:formula="of:=[.B553]/3.7249425" office:value-type="float" office:value="0.00950496390212735" calcext:value-type="float">
            <text:p>0.009504963902127</text:p>
          </table:table-cell>
          <table:table-cell office:value-type="float" office:value="26.009671998662" calcext:value-type="float">
            <text:p>26.009671998662</text:p>
          </table:table-cell>
        </table:table-row>
        <table:table-row table:style-name="ro1">
          <table:table-cell office:value-type="float" office:value="561.91" calcext:value-type="float">
            <text:p>561.91</text:p>
          </table:table-cell>
          <table:table-cell office:value-type="float" office:value="0.036678724" calcext:value-type="float">
            <text:p>0.036678724</text:p>
          </table:table-cell>
          <table:table-cell table:formula="of:=[.B554]/3.7249425" office:value-type="float" office:value="0.00984678931285517" calcext:value-type="float">
            <text:p>0.009846789312855</text:p>
          </table:table-cell>
          <table:table-cell office:value-type="float" office:value="26.047009356787" calcext:value-type="float">
            <text:p>26.047009356787</text:p>
          </table:table-cell>
        </table:table-row>
        <table:table-row table:style-name="ro1">
          <table:table-cell office:value-type="float" office:value="562.93" calcext:value-type="float">
            <text:p>562.93</text:p>
          </table:table-cell>
          <table:table-cell office:value-type="float" office:value="0.038073165" calcext:value-type="float">
            <text:p>0.038073165</text:p>
          </table:table-cell>
          <table:table-cell table:formula="of:=[.B555]/3.7249425" office:value-type="float" office:value="0.0102211416686298" calcext:value-type="float">
            <text:p>0.01022114166863</text:p>
          </table:table-cell>
          <table:table-cell office:value-type="float" office:value="26.085766196015" calcext:value-type="float">
            <text:p>26.085766196015</text:p>
          </table:table-cell>
        </table:table-row>
        <table:table-row table:style-name="ro1">
          <table:table-cell office:value-type="float" office:value="563.95" calcext:value-type="float">
            <text:p>563.95</text:p>
          </table:table-cell>
          <table:table-cell office:value-type="float" office:value="0.039663683" calcext:value-type="float">
            <text:p>0.039663683</text:p>
          </table:table-cell>
          <table:table-cell table:formula="of:=[.B556]/3.7249425" office:value-type="float" office:value="0.0106481329577571" calcext:value-type="float">
            <text:p>0.010648132957757</text:p>
          </table:table-cell>
          <table:table-cell office:value-type="float" office:value="26.12614211363" calcext:value-type="float">
            <text:p>26.12614211363</text:p>
          </table:table-cell>
        </table:table-row>
        <table:table-row table:style-name="ro1">
          <table:table-cell office:value-type="float" office:value="564.97" calcext:value-type="float">
            <text:p>564.97</text:p>
          </table:table-cell>
          <table:table-cell office:value-type="float" office:value="0.041528438" calcext:value-type="float">
            <text:p>0.041528438</text:p>
          </table:table-cell>
          <table:table-cell table:formula="of:=[.B557]/3.7249425" office:value-type="float" office:value="0.0111487460544693" calcext:value-type="float">
            <text:p>0.011148746054469</text:p>
          </table:table-cell>
          <table:table-cell office:value-type="float" office:value="26.168416271765" calcext:value-type="float">
            <text:p>26.168416271765</text:p>
          </table:table-cell>
        </table:table-row>
        <table:table-row table:style-name="ro1">
          <table:table-cell office:value-type="float" office:value="565.98" calcext:value-type="float">
            <text:p>565.98</text:p>
          </table:table-cell>
          <table:table-cell office:value-type="float" office:value="0.043740179" calcext:value-type="float">
            <text:p>0.043740179</text:p>
          </table:table-cell>
          <table:table-cell table:formula="of:=[.B558]/3.7249425" office:value-type="float" office:value="0.0117425111931258" calcext:value-type="float">
            <text:p>0.011742511193126</text:p>
          </table:table-cell>
          <table:table-cell office:value-type="float" office:value="26.212941886559" calcext:value-type="float">
            <text:p>26.21294188655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6356515" calcext:value-type="float">
            <text:p>0.046356515</text:p>
          </table:table-cell>
          <table:table-cell table:formula="of:=[.B559]/3.7249425" office:value-type="float" office:value="0.0124448941158152" calcext:value-type="float">
            <text:p>0.012444894115815</text:p>
          </table:table-cell>
          <table:table-cell office:value-type="float" office:value="26.260130818521" calcext:value-type="float">
            <text:p>26.260130818521</text:p>
          </table:table-cell>
        </table:table-row>
        <table:table-row table:style-name="ro1">
          <table:table-cell office:value-type="float" office:value="568.02" calcext:value-type="float">
            <text:p>568.02</text:p>
          </table:table-cell>
          <table:table-cell office:value-type="float" office:value="0.049408489" calcext:value-type="float">
            <text:p>0.049408489</text:p>
          </table:table-cell>
          <table:table-cell table:formula="of:=[.B560]/3.7249425" office:value-type="float" office:value="0.0132642286424556" calcext:value-type="float">
            <text:p>0.013264228642456</text:p>
          </table:table-cell>
          <table:table-cell office:value-type="float" office:value="26.310426527746" calcext:value-type="float">
            <text:p>26.310426527746</text:p>
          </table:table-cell>
        </table:table-row>
        <table:table-row table:style-name="ro1">
          <table:table-cell office:value-type="float" office:value="569.04" calcext:value-type="float">
            <text:p>569.04</text:p>
          </table:table-cell>
          <table:table-cell office:value-type="float" office:value="0.05288801" calcext:value-type="float">
            <text:p>0.05288801</text:p>
          </table:table-cell>
          <table:table-cell table:formula="of:=[.B561]/3.7249425" office:value-type="float" office:value="0.0141983426589806" calcext:value-type="float">
            <text:p>0.014198342658981</text:p>
          </table:table-cell>
          <table:table-cell office:value-type="float" office:value="26.364264239213" calcext:value-type="float">
            <text:p>26.364264239213</text:p>
          </table:table-cell>
        </table:table-row>
        <table:table-row table:style-name="ro1">
          <table:table-cell office:value-type="float" office:value="570.06" calcext:value-type="float">
            <text:p>570.06</text:p>
          </table:table-cell>
          <table:table-cell office:value-type="float" office:value="0.056737048" calcext:value-type="float">
            <text:p>0.056737048</text:p>
          </table:table-cell>
          <table:table-cell table:formula="of:=[.B562]/3.7249425" office:value-type="float" office:value="0.015231657401423" calcext:value-type="float">
            <text:p>0.015231657401423</text:p>
          </table:table-cell>
          <table:table-cell office:value-type="float" office:value="26.422020105333" calcext:value-type="float">
            <text:p>26.422020105333</text:p>
          </table:table-cell>
        </table:table-row>
        <table:table-row table:style-name="ro1">
          <table:table-cell office:value-type="float" office:value="571.07" calcext:value-type="float">
            <text:p>571.07</text:p>
          </table:table-cell>
          <table:table-cell office:value-type="float" office:value="0.060843561" calcext:value-type="float">
            <text:p>0.060843561</text:p>
          </table:table-cell>
          <table:table-cell table:formula="of:=[.B563]/3.7249425" office:value-type="float" office:value="0.0163340940162164" calcext:value-type="float">
            <text:p>0.016334094016216</text:p>
          </table:table-cell>
          <table:table-cell office:value-type="float" office:value="26.483956224708" calcext:value-type="float">
            <text:p>26.483956224708</text:p>
          </table:table-cell>
        </table:table-row>
        <table:table-row table:style-name="ro1">
          <table:table-cell office:value-type="float" office:value="572.09" calcext:value-type="float">
            <text:p>572.09</text:p>
          </table:table-cell>
          <table:table-cell office:value-type="float" office:value="0.065049312" calcext:value-type="float">
            <text:p>0.065049312</text:p>
          </table:table-cell>
          <table:table-cell table:formula="of:=[.B564]/3.7249425" office:value-type="float" office:value="0.0174631721160796" calcext:value-type="float">
            <text:p>0.01746317211608</text:p>
          </table:table-cell>
          <table:table-cell office:value-type="float" office:value="26.550173617245" calcext:value-type="float">
            <text:p>26.550173617245</text:p>
          </table:table-cell>
        </table:table-row>
        <table:table-row table:style-name="ro1">
          <table:table-cell office:value-type="float" office:value="573.11" calcext:value-type="float">
            <text:p>573.11</text:p>
          </table:table-cell>
          <table:table-cell office:value-type="float" office:value="0.069171902" calcext:value-type="float">
            <text:p>0.069171902</text:p>
          </table:table-cell>
          <table:table-cell table:formula="of:=[.B565]/3.7249425" office:value-type="float" office:value="0.0185699247706508" calcext:value-type="float">
            <text:p>0.018569924770651</text:p>
          </table:table-cell>
          <table:table-cell office:value-type="float" office:value="26.620587628265" calcext:value-type="float">
            <text:p>26.620587628265</text:p>
          </table:table-cell>
        </table:table-row>
        <table:table-row table:style-name="ro1">
          <table:table-cell office:value-type="float" office:value="574.13" calcext:value-type="float">
            <text:p>574.13</text:p>
          </table:table-cell>
          <table:table-cell office:value-type="float" office:value="0.073037991" calcext:value-type="float">
            <text:p>0.073037991</text:p>
          </table:table-cell>
          <table:table-cell table:formula="of:=[.B566]/3.7249425" office:value-type="float" office:value="0.0196078170334173" calcext:value-type="float">
            <text:p>0.019607817033417</text:p>
          </table:table-cell>
          <table:table-cell office:value-type="float" office:value="26.694937151018" calcext:value-type="float">
            <text:p>26.694937151018</text:p>
          </table:table-cell>
        </table:table-row>
        <table:table-row table:style-name="ro1">
          <table:table-cell office:value-type="float" office:value="575.15" calcext:value-type="float">
            <text:p>575.15</text:p>
          </table:table-cell>
          <table:table-cell office:value-type="float" office:value="0.076518894" calcext:value-type="float">
            <text:p>0.076518894</text:p>
          </table:table-cell>
          <table:table-cell table:formula="of:=[.B567]/3.7249425" office:value-type="float" office:value="0.0205423020623808" calcext:value-type="float">
            <text:p>0.020542302062381</text:p>
          </table:table-cell>
          <table:table-cell office:value-type="float" office:value="26.772830082936" calcext:value-type="float">
            <text:p>26.772830082936</text:p>
          </table:table-cell>
        </table:table-row>
        <table:table-row table:style-name="ro1">
          <table:table-cell office:value-type="float" office:value="576.16" calcext:value-type="float">
            <text:p>576.16</text:p>
          </table:table-cell>
          <table:table-cell office:value-type="float" office:value="0.079556527" calcext:value-type="float">
            <text:p>0.079556527</text:p>
          </table:table-cell>
          <table:table-cell table:formula="of:=[.B568]/3.7249425" office:value-type="float" office:value="0.0213577865967059" calcext:value-type="float">
            <text:p>0.021357786596706</text:p>
          </table:table-cell>
          <table:table-cell office:value-type="float" office:value="26.853815194212" calcext:value-type="float">
            <text:p>26.853815194212</text:p>
          </table:table-cell>
        </table:table-row>
        <table:table-row table:style-name="ro1">
          <table:table-cell office:value-type="float" office:value="577.18" calcext:value-type="float">
            <text:p>577.18</text:p>
          </table:table-cell>
          <table:table-cell office:value-type="float" office:value="0.082169488" calcext:value-type="float">
            <text:p>0.082169488</text:p>
          </table:table-cell>
          <table:table-cell table:formula="of:=[.B569]/3.7249425" office:value-type="float" office:value="0.0220592634651407" calcext:value-type="float">
            <text:p>0.022059263465141</text:p>
          </table:table-cell>
          <table:table-cell office:value-type="float" office:value="26.93746018736" calcext:value-type="float">
            <text:p>26.93746018736</text:p>
          </table:table-cell>
        </table:table-row>
        <table:table-row table:style-name="ro1">
          <table:table-cell office:value-type="float" office:value="578.2" calcext:value-type="float">
            <text:p>578.2</text:p>
          </table:table-cell>
          <table:table-cell office:value-type="float" office:value="0.084436224" calcext:value-type="float">
            <text:p>0.084436224</text:p>
          </table:table-cell>
          <table:table-cell table:formula="of:=[.B570]/3.7249425" office:value-type="float" office:value="0.022667792590087" calcext:value-type="float">
            <text:p>0.022667792590087</text:p>
          </table:table-cell>
          <table:table-cell office:value-type="float" office:value="27.023412619984" calcext:value-type="float">
            <text:p>27.023412619984</text:p>
          </table:table-cell>
        </table:table-row>
        <table:table-row table:style-name="ro1">
          <table:table-cell office:value-type="float" office:value="579.22" calcext:value-type="float">
            <text:p>579.22</text:p>
          </table:table-cell>
          <table:table-cell office:value-type="float" office:value="0.086462341" calcext:value-type="float">
            <text:p>0.086462341</text:p>
          </table:table-cell>
          <table:table-cell table:formula="of:=[.B571]/3.7249425" office:value-type="float" office:value="0.0232117250132049" calcext:value-type="float">
            <text:p>0.023211725013205</text:p>
          </table:table-cell>
          <table:table-cell office:value-type="float" office:value="27.11142755262" calcext:value-type="float">
            <text:p>27.11142755262</text:p>
          </table:table-cell>
        </table:table-row>
        <table:table-row table:style-name="ro1">
          <table:table-cell office:value-type="float" office:value="580.24" calcext:value-type="float">
            <text:p>580.24</text:p>
          </table:table-cell>
          <table:table-cell office:value-type="float" office:value="0.088347683" calcext:value-type="float">
            <text:p>0.088347683</text:p>
          </table:table-cell>
          <table:table-cell table:formula="of:=[.B572]/3.7249425" office:value-type="float" office:value="0.0237178649066395" calcext:value-type="float">
            <text:p>0.02371786490664</text:p>
          </table:table-cell>
          <table:table-cell office:value-type="float" office:value="27.201361682007" calcext:value-type="float">
            <text:p>27.201361682007</text:p>
          </table:table-cell>
        </table:table-row>
        <table:table-row table:style-name="ro1">
          <table:table-cell office:value-type="float" office:value="581.25" calcext:value-type="float">
            <text:p>581.25</text:p>
          </table:table-cell>
          <table:table-cell office:value-type="float" office:value="0.090171101" calcext:value-type="float">
            <text:p>0.090171101</text:p>
          </table:table-cell>
          <table:table-cell table:formula="of:=[.B573]/3.7249425" office:value-type="float" office:value="0.0242073806508423" calcext:value-type="float">
            <text:p>0.024207380650842</text:p>
          </table:table-cell>
          <table:table-cell office:value-type="float" office:value="27.293151972174" calcext:value-type="float">
            <text:p>27.293151972174</text:p>
          </table:table-cell>
        </table:table-row>
        <table:table-row table:style-name="ro1">
          <table:table-cell office:value-type="float" office:value="582.27" calcext:value-type="float">
            <text:p>582.27</text:p>
          </table:table-cell>
          <table:table-cell office:value-type="float" office:value="0.092004465" calcext:value-type="float">
            <text:p>0.092004465</text:p>
          </table:table-cell>
          <table:table-cell table:formula="of:=[.B574]/3.7249425" office:value-type="float" office:value="0.0246995665033756" calcext:value-type="float">
            <text:p>0.024699566503376</text:p>
          </table:table-cell>
          <table:table-cell office:value-type="float" office:value="27.386808547144" calcext:value-type="float">
            <text:p>27.386808547144</text:p>
          </table:table-cell>
        </table:table-row>
        <table:table-row table:style-name="ro1">
          <table:table-cell office:value-type="float" office:value="583.29" calcext:value-type="float">
            <text:p>583.29</text:p>
          </table:table-cell>
          <table:table-cell office:value-type="float" office:value="0.093953859" calcext:value-type="float">
            <text:p>0.093953859</text:p>
          </table:table-cell>
          <table:table-cell table:formula="of:=[.B575]/3.7249425" office:value-type="float" office:value="0.0252229018300282" calcext:value-type="float">
            <text:p>0.025222901830028</text:p>
          </table:table-cell>
          <table:table-cell office:value-type="float" office:value="27.482449521412" calcext:value-type="float">
            <text:p>27.482449521412</text:p>
          </table:table-cell>
        </table:table-row>
        <table:table-row table:style-name="ro1">
          <table:table-cell office:value-type="float" office:value="584.31" calcext:value-type="float">
            <text:p>584.31</text:p>
          </table:table-cell>
          <table:table-cell office:value-type="float" office:value="0.096210563" calcext:value-type="float">
            <text:p>0.096210563</text:p>
          </table:table-cell>
          <table:table-cell table:formula="of:=[.B576]/3.7249425" office:value-type="float" office:value="0.0258287377590392" calcext:value-type="float">
            <text:p>0.025828737759039</text:p>
          </table:table-cell>
          <table:table-cell office:value-type="float" office:value="27.58038772271" calcext:value-type="float">
            <text:p>27.58038772271</text:p>
          </table:table-cell>
        </table:table-row>
        <table:table-row table:style-name="ro1">
          <table:table-cell office:value-type="float" office:value="585.33" calcext:value-type="float">
            <text:p>585.33</text:p>
          </table:table-cell>
          <table:table-cell office:value-type="float" office:value="0.099084679" calcext:value-type="float">
            <text:p>0.099084679</text:p>
          </table:table-cell>
          <table:table-cell table:formula="of:=[.B577]/3.7249425" office:value-type="float" office:value="0.0266003244345382" calcext:value-type="float">
            <text:p>0.026600324434538</text:p>
          </table:table-cell>
          <table:table-cell office:value-type="float" office:value="27.681251650634" calcext:value-type="float">
            <text:p>27.681251650634</text:p>
          </table:table-cell>
        </table:table-row>
        <table:table-row table:style-name="ro1">
          <table:table-cell office:value-type="float" office:value="586.34" calcext:value-type="float">
            <text:p>586.34</text:p>
          </table:table-cell>
          <table:table-cell office:value-type="float" office:value="0.10299626" calcext:value-type="float">
            <text:p>0.10299626</text:p>
          </table:table-cell>
          <table:table-cell table:formula="of:=[.B578]/3.7249425" office:value-type="float" office:value="0.0276504295032742" calcext:value-type="float">
            <text:p>0.027650429503274</text:p>
          </table:table-cell>
          <table:table-cell office:value-type="float" office:value="27.786097396412" calcext:value-type="float">
            <text:p>27.786097396412</text:p>
          </table:table-cell>
        </table:table-row>
        <table:table-row table:style-name="ro1">
          <table:table-cell office:value-type="float" office:value="587.36" calcext:value-type="float">
            <text:p>587.36</text:p>
          </table:table-cell>
          <table:table-cell office:value-type="float" office:value="0.10841378" calcext:value-type="float">
            <text:p>0.10841378</text:p>
          </table:table-cell>
          <table:table-cell table:formula="of:=[.B579]/3.7249425" office:value-type="float" office:value="0.0291048197388282" calcext:value-type="float">
            <text:p>0.029104819738828</text:p>
          </table:table-cell>
          <table:table-cell office:value-type="float" office:value="27.896457947776" calcext:value-type="float">
            <text:p>27.896457947776</text:p>
          </table:table-cell>
        </table:table-row>
        <table:table-row table:style-name="ro1">
          <table:table-cell office:value-type="float" office:value="588.38" calcext:value-type="float">
            <text:p>588.38</text:p>
          </table:table-cell>
          <table:table-cell office:value-type="float" office:value="0.11575334" calcext:value-type="float">
            <text:p>0.11575334</text:p>
          </table:table-cell>
          <table:table-cell table:formula="of:=[.B580]/3.7249425" office:value-type="float" office:value="0.0310752018319746" calcext:value-type="float">
            <text:p>0.031075201831975</text:p>
          </table:table-cell>
          <table:table-cell office:value-type="float" office:value="28.0142898487" calcext:value-type="float">
            <text:p>28.0142898487</text:p>
          </table:table-cell>
        </table:table-row>
        <table:table-row table:style-name="ro1">
          <table:table-cell office:value-type="float" office:value="589.4" calcext:value-type="float">
            <text:p>589.4</text:p>
          </table:table-cell>
          <table:table-cell office:value-type="float" office:value="0.12527394" calcext:value-type="float">
            <text:p>0.12527394</text:p>
          </table:table-cell>
          <table:table-cell table:formula="of:=[.B581]/3.7249425" office:value-type="float" office:value="0.0336311070573573" calcext:value-type="float">
            <text:p>0.033631107057357</text:p>
          </table:table-cell>
          <table:table-cell office:value-type="float" office:value="28.141813312839" calcext:value-type="float">
            <text:p>28.141813312839</text:p>
          </table:table-cell>
        </table:table-row>
        <table:table-row table:style-name="ro1">
          <table:table-cell office:value-type="float" office:value="590.41" calcext:value-type="float">
            <text:p>590.41</text:p>
          </table:table-cell>
          <table:table-cell office:value-type="float" office:value="0.13701471" calcext:value-type="float">
            <text:p>0.13701471</text:p>
          </table:table-cell>
          <table:table-cell table:formula="of:=[.B582]/3.7249425" office:value-type="float" office:value="0.0367830402751183" calcext:value-type="float">
            <text:p>0.036783040275118</text:p>
          </table:table-cell>
          <table:table-cell office:value-type="float" office:value="28.281288376543" calcext:value-type="float">
            <text:p>28.281288376543</text:p>
          </table:table-cell>
        </table:table-row>
        <table:table-row table:style-name="ro1">
          <table:table-cell office:value-type="float" office:value="591.43" calcext:value-type="float">
            <text:p>591.43</text:p>
          </table:table-cell>
          <table:table-cell office:value-type="float" office:value="0.15081068" calcext:value-type="float">
            <text:p>0.15081068</text:p>
          </table:table-cell>
          <table:table-cell table:formula="of:=[.B583]/3.7249425" office:value-type="float" office:value="0.0404867135532965" calcext:value-type="float">
            <text:p>0.040486713553297</text:p>
          </table:table-cell>
          <table:table-cell office:value-type="float" office:value="28.434807141572" calcext:value-type="float">
            <text:p>28.434807141572</text:p>
          </table:table-cell>
        </table:table-row>
        <table:table-row table:style-name="ro1">
          <table:table-cell office:value-type="float" office:value="592.45" calcext:value-type="float">
            <text:p>592.45</text:p>
          </table:table-cell>
          <table:table-cell office:value-type="float" office:value="0.16639669" calcext:value-type="float">
            <text:p>0.16639669</text:p>
          </table:table-cell>
          <table:table-cell table:formula="of:=[.B584]/3.7249425" office:value-type="float" office:value="0.0446709419004455" calcext:value-type="float">
            <text:p>0.044670941900446</text:p>
          </table:table-cell>
          <table:table-cell office:value-type="float" office:value="28.604191789185" calcext:value-type="float">
            <text:p>28.604191789185</text:p>
          </table:table-cell>
        </table:table-row>
        <table:table-row table:style-name="ro1">
          <table:table-cell office:value-type="float" office:value="593.47" calcext:value-type="float">
            <text:p>593.47</text:p>
          </table:table-cell>
          <table:table-cell office:value-type="float" office:value="0.18357207" calcext:value-type="float">
            <text:p>0.18357207</text:p>
          </table:table-cell>
          <table:table-cell table:formula="of:=[.B585]/3.7249425" office:value-type="float" office:value="0.0492818533440449" calcext:value-type="float">
            <text:p>0.049281853344045</text:p>
          </table:table-cell>
          <table:table-cell office:value-type="float" office:value="28.791060231699" calcext:value-type="float">
            <text:p>28.791060231699</text:p>
          </table:table-cell>
        </table:table-row>
        <table:table-row table:style-name="ro1">
          <table:table-cell office:value-type="float" office:value="594.49" calcext:value-type="float">
            <text:p>594.49</text:p>
          </table:table-cell>
          <table:table-cell office:value-type="float" office:value="0.20236718" calcext:value-type="float">
            <text:p>0.20236718</text:p>
          </table:table-cell>
          <table:table-cell table:formula="of:=[.B586]/3.7249425" office:value-type="float" office:value="0.0543275983454778" calcext:value-type="float">
            <text:p>0.054327598345478</text:p>
          </table:table-cell>
          <table:table-cell office:value-type="float" office:value="28.997061289551" calcext:value-type="float">
            <text:p>28.997061289551</text:p>
          </table:table-cell>
        </table:table-row>
        <table:table-row table:style-name="ro1">
          <table:table-cell office:value-type="float" office:value="595.5" calcext:value-type="float">
            <text:p>595.5</text:p>
          </table:table-cell>
          <table:table-cell office:value-type="float" office:value="0.22314097" calcext:value-type="float">
            <text:p>0.22314097</text:p>
          </table:table-cell>
          <table:table-cell table:formula="of:=[.B587]/3.7249425" office:value-type="float" office:value="0.059904540808348" calcext:value-type="float">
            <text:p>0.059904540808348</text:p>
          </table:table-cell>
          <table:table-cell office:value-type="float" office:value="29.224209166976" calcext:value-type="float">
            <text:p>29.224209166976</text:p>
          </table:table-cell>
        </table:table-row>
        <table:table-row table:style-name="ro1">
          <table:table-cell office:value-type="float" office:value="596.52" calcext:value-type="float">
            <text:p>596.52</text:p>
          </table:table-cell>
          <table:table-cell office:value-type="float" office:value="0.24655436" calcext:value-type="float">
            <text:p>0.24655436</text:p>
          </table:table-cell>
          <table:table-cell table:formula="of:=[.B588]/3.7249425" office:value-type="float" office:value="0.0661901116594417" calcext:value-type="float">
            <text:p>0.066190111659442</text:p>
          </table:table-cell>
          <table:table-cell office:value-type="float" office:value="29.475190865425" calcext:value-type="float">
            <text:p>29.475190865425</text:p>
          </table:table-cell>
        </table:table-row>
        <table:table-row table:style-name="ro1">
          <table:table-cell office:value-type="float" office:value="597.54" calcext:value-type="float">
            <text:p>597.54</text:p>
          </table:table-cell>
          <table:table-cell office:value-type="float" office:value="0.27340494" calcext:value-type="float">
            <text:p>0.27340494</text:p>
          </table:table-cell>
          <table:table-cell table:formula="of:=[.B589]/3.7249425" office:value-type="float" office:value="0.0733984323247943" calcext:value-type="float">
            <text:p>0.073398432324794</text:p>
          </table:table-cell>
          <table:table-cell office:value-type="float" office:value="29.753505294949" calcext:value-type="float">
            <text:p>29.753505294949</text:p>
          </table:table-cell>
        </table:table-row>
        <table:table-row table:style-name="ro1">
          <table:table-cell office:value-type="float" office:value="598.56" calcext:value-type="float">
            <text:p>598.56</text:p>
          </table:table-cell>
          <table:table-cell office:value-type="float" office:value="0.30436009" calcext:value-type="float">
            <text:p>0.30436009</text:p>
          </table:table-cell>
          <table:table-cell table:formula="of:=[.B590]/3.7249425" office:value-type="float" office:value="0.0817086679861501" calcext:value-type="float">
            <text:p>0.08170866798615</text:p>
          </table:table-cell>
          <table:table-cell office:value-type="float" office:value="30.063330732028" calcext:value-type="float">
            <text:p>30.063330732028</text:p>
          </table:table-cell>
        </table:table-row>
        <table:table-row table:style-name="ro1">
          <table:table-cell office:value-type="float" office:value="599.58" calcext:value-type="float">
            <text:p>599.58</text:p>
          </table:table-cell>
          <table:table-cell office:value-type="float" office:value="0.33966934" calcext:value-type="float">
            <text:p>0.33966934</text:p>
          </table:table-cell>
          <table:table-cell table:formula="of:=[.B591]/3.7249425" office:value-type="float" office:value="0.09118780759703" calcext:value-type="float">
            <text:p>0.09118780759703</text:p>
          </table:table-cell>
          <table:table-cell office:value-type="float" office:value="30.409099467485" calcext:value-type="float">
            <text:p>30.409099467485</text:p>
          </table:table-cell>
        </table:table-row>
        <table:table-row table:style-name="ro1">
          <table:table-cell office:value-type="float" office:value="600.59" calcext:value-type="float">
            <text:p>600.59</text:p>
          </table:table-cell>
          <table:table-cell office:value-type="float" office:value="0.37895381" calcext:value-type="float">
            <text:p>0.37895381</text:p>
          </table:table-cell>
          <table:table-cell table:formula="of:=[.B592]/3.7249425" office:value-type="float" office:value="0.101734136835669" calcext:value-type="float">
            <text:p>0.101734136835669</text:p>
          </table:table-cell>
          <table:table-cell office:value-type="float" office:value="30.79485809231" calcext:value-type="float">
            <text:p>30.79485809231</text:p>
          </table:table-cell>
        </table:table-row>
        <table:table-row table:style-name="ro1">
          <table:table-cell office:value-type="float" office:value="601.61" calcext:value-type="float">
            <text:p>601.61</text:p>
          </table:table-cell>
          <table:table-cell office:value-type="float" office:value="0.42115213" calcext:value-type="float">
            <text:p>0.42115213</text:p>
          </table:table-cell>
          <table:table-cell table:formula="of:=[.B593]/3.7249425" office:value-type="float" office:value="0.113062719760104" calcext:value-type="float">
            <text:p>0.113062719760104</text:p>
          </table:table-cell>
          <table:table-cell office:value-type="float" office:value="31.223572788557" calcext:value-type="float">
            <text:p>31.223572788557</text:p>
          </table:table-cell>
        </table:table-row>
        <table:table-row table:style-name="ro1">
          <table:table-cell office:value-type="float" office:value="602.63" calcext:value-type="float">
            <text:p>602.63</text:p>
          </table:table-cell>
          <table:table-cell office:value-type="float" office:value="0.46465309" calcext:value-type="float">
            <text:p>0.46465309</text:p>
          </table:table-cell>
          <table:table-cell table:formula="of:=[.B594]/3.7249425" office:value-type="float" office:value="0.124741010096129" calcext:value-type="float">
            <text:p>0.124741010096129</text:p>
          </table:table-cell>
          <table:table-cell office:value-type="float" office:value="31.696569580509" calcext:value-type="float">
            <text:p>31.696569580509</text:p>
          </table:table-cell>
        </table:table-row>
        <table:table-row table:style-name="ro1">
          <table:table-cell office:value-type="float" office:value="603.65" calcext:value-type="float">
            <text:p>603.65</text:p>
          </table:table-cell>
          <table:table-cell office:value-type="float" office:value="0.50758113" calcext:value-type="float">
            <text:p>0.50758113</text:p>
          </table:table-cell>
          <table:table-cell table:formula="of:=[.B595]/3.7249425" office:value-type="float" office:value="0.136265494031116" calcext:value-type="float">
            <text:p>0.136265494031116</text:p>
          </table:table-cell>
          <table:table-cell office:value-type="float" office:value="32.213265271056" calcext:value-type="float">
            <text:p>32.213265271056</text:p>
          </table:table-cell>
        </table:table-row>
        <table:table-row table:style-name="ro1">
          <table:table-cell office:value-type="float" office:value="604.67" calcext:value-type="float">
            <text:p>604.67</text:p>
          </table:table-cell>
          <table:table-cell office:value-type="float" office:value="0.54814672" calcext:value-type="float">
            <text:p>0.54814672</text:p>
          </table:table-cell>
          <table:table-cell table:formula="of:=[.B596]/3.7249425" office:value-type="float" office:value="0.147155753410959" calcext:value-type="float">
            <text:p>0.147155753410959</text:p>
          </table:table-cell>
          <table:table-cell office:value-type="float" office:value="32.77125497783" calcext:value-type="float">
            <text:p>32.77125497783</text:p>
          </table:table-cell>
        </table:table-row>
        <table:table-row table:style-name="ro1">
          <table:table-cell office:value-type="float" office:value="605.68" calcext:value-type="float">
            <text:p>605.68</text:p>
          </table:table-cell>
          <table:table-cell office:value-type="float" office:value="0.58494846" calcext:value-type="float">
            <text:p>0.58494846</text:p>
          </table:table-cell>
          <table:table-cell table:formula="of:=[.B597]/3.7249425" office:value-type="float" office:value="0.157035567663125" calcext:value-type="float">
            <text:p>0.157035567663125</text:p>
          </table:table-cell>
          <table:table-cell office:value-type="float" office:value="33.366707271192" calcext:value-type="float">
            <text:p>33.366707271192</text:p>
          </table:table-cell>
        </table:table-row>
        <table:table-row table:style-name="ro1">
          <table:table-cell office:value-type="float" office:value="606.7" calcext:value-type="float">
            <text:p>606.7</text:p>
          </table:table-cell>
          <table:table-cell office:value-type="float" office:value="0.61712979" calcext:value-type="float">
            <text:p>0.61712979</text:p>
          </table:table-cell>
          <table:table-cell table:formula="of:=[.B598]/3.7249425" office:value-type="float" office:value="0.165674984244723" calcext:value-type="float">
            <text:p>0.165674984244723</text:p>
          </table:table-cell>
          <table:table-cell office:value-type="float" office:value="33.99491876516" calcext:value-type="float">
            <text:p>33.99491876516</text:p>
          </table:table-cell>
        </table:table-row>
        <table:table-row table:style-name="ro1">
          <table:table-cell office:value-type="float" office:value="607.72" calcext:value-type="float">
            <text:p>607.72</text:p>
          </table:table-cell>
          <table:table-cell office:value-type="float" office:value="0.64434357" calcext:value-type="float">
            <text:p>0.64434357</text:p>
          </table:table-cell>
          <table:table-cell table:formula="of:=[.B599]/3.7249425" office:value-type="float" office:value="0.172980809770889" calcext:value-type="float">
            <text:p>0.172980809770889</text:p>
          </table:table-cell>
          <table:table-cell office:value-type="float" office:value="34.650832717693" calcext:value-type="float">
            <text:p>34.650832717693</text:p>
          </table:table-cell>
        </table:table-row>
        <table:table-row table:style-name="ro1">
          <table:table-cell office:value-type="float" office:value="608.74" calcext:value-type="float">
            <text:p>608.74</text:p>
          </table:table-cell>
          <table:table-cell office:value-type="float" office:value="0.66654669" calcext:value-type="float">
            <text:p>0.66654669</text:p>
          </table:table-cell>
          <table:table-cell table:formula="of:=[.B600]/3.7249425" office:value-type="float" office:value="0.178941470908611" calcext:value-type="float">
            <text:p>0.178941470908611</text:p>
          </table:table-cell>
          <table:table-cell office:value-type="float" office:value="35.329348485153" calcext:value-type="float">
            <text:p>35.329348485153</text:p>
          </table:table-cell>
        </table:table-row>
        <table:table-row table:style-name="ro1">
          <table:table-cell office:value-type="float" office:value="609.76" calcext:value-type="float">
            <text:p>609.76</text:p>
          </table:table-cell>
          <table:table-cell office:value-type="float" office:value="0.68370742" calcext:value-type="float">
            <text:p>0.68370742</text:p>
          </table:table-cell>
          <table:table-cell table:formula="of:=[.B601]/3.7249425" office:value-type="float" office:value="0.183548449405595" calcext:value-type="float">
            <text:p>0.183548449405595</text:p>
          </table:table-cell>
          <table:table-cell office:value-type="float" office:value="36.025333135083" calcext:value-type="float">
            <text:p>36.025333135083</text:p>
          </table:table-cell>
        </table:table-row>
        <table:table-row table:style-name="ro1">
          <table:table-cell office:value-type="float" office:value="610.77" calcext:value-type="float">
            <text:p>610.77</text:p>
          </table:table-cell>
          <table:table-cell office:value-type="float" office:value="0.6955404" calcext:value-type="float">
            <text:p>0.6955404</text:p>
          </table:table-cell>
          <table:table-cell table:formula="of:=[.B602]/3.7249425" office:value-type="float" office:value="0.186725137367892" calcext:value-type="float">
            <text:p>0.186725137367892</text:p>
          </table:table-cell>
          <table:table-cell office:value-type="float" office:value="36.733363252476" calcext:value-type="float">
            <text:p>36.733363252476</text:p>
          </table:table-cell>
        </table:table-row>
        <table:table-row table:style-name="ro1">
          <table:table-cell office:value-type="float" office:value="611.79" calcext:value-type="float">
            <text:p>611.79</text:p>
          </table:table-cell>
          <table:table-cell office:value-type="float" office:value="0.70137483" calcext:value-type="float">
            <text:p>0.70137483</text:p>
          </table:table-cell>
          <table:table-cell table:formula="of:=[.B603]/3.7249425" office:value-type="float" office:value="0.188291451478781" calcext:value-type="float">
            <text:p>0.188291451478781</text:p>
          </table:table-cell>
          <table:table-cell office:value-type="float" office:value="37.447332562794" calcext:value-type="float">
            <text:p>37.447332562794</text:p>
          </table:table-cell>
        </table:table-row>
        <table:table-row table:style-name="ro1">
          <table:table-cell office:value-type="float" office:value="612.81" calcext:value-type="float">
            <text:p>612.81</text:p>
          </table:table-cell>
          <table:table-cell office:value-type="float" office:value="0.70021531" calcext:value-type="float">
            <text:p>0.70021531</text:p>
          </table:table-cell>
          <table:table-cell table:formula="of:=[.B604]/3.7249425" office:value-type="float" office:value="0.187980166136793" calcext:value-type="float">
            <text:p>0.187980166136793</text:p>
          </table:table-cell>
          <table:table-cell office:value-type="float" office:value="38.160121528329" calcext:value-type="float">
            <text:p>38.160121528329</text:p>
          </table:table-cell>
        </table:table-row>
        <table:table-row table:style-name="ro1">
          <table:table-cell office:value-type="float" office:value="613.83" calcext:value-type="float">
            <text:p>613.83</text:p>
          </table:table-cell>
          <table:table-cell office:value-type="float" office:value="0.69098802" calcext:value-type="float">
            <text:p>0.69098802</text:p>
          </table:table-cell>
          <table:table-cell table:formula="of:=[.B605]/3.7249425" office:value-type="float" office:value="0.18550300306649" calcext:value-type="float">
            <text:p>0.18550300306649</text:p>
          </table:table-cell>
          <table:table-cell office:value-type="float" office:value="38.863517513511" calcext:value-type="float">
            <text:p>38.863517513511</text:p>
          </table:table-cell>
        </table:table-row>
        <table:table-row table:style-name="ro1">
          <table:table-cell office:value-type="float" office:value="614.85" calcext:value-type="float">
            <text:p>614.85</text:p>
          </table:table-cell>
          <table:table-cell office:value-type="float" office:value="0.67290049" calcext:value-type="float">
            <text:p>0.67290049</text:p>
          </table:table-cell>
          <table:table-cell table:formula="of:=[.B606]/3.7249425" office:value-type="float" office:value="0.1806472153597" calcext:value-type="float">
            <text:p>0.1806472153597</text:p>
          </table:table-cell>
          <table:table-cell office:value-type="float" office:value="39.548501172768" calcext:value-type="float">
            <text:p>39.548501172768</text:p>
          </table:table-cell>
        </table:table-row>
        <table:table-row table:style-name="ro1">
          <table:table-cell office:value-type="float" office:value="615.86" calcext:value-type="float">
            <text:p>615.86</text:p>
          </table:table-cell>
          <table:table-cell office:value-type="float" office:value="0.6458033" calcext:value-type="float">
            <text:p>0.6458033</text:p>
          </table:table-cell>
          <table:table-cell table:formula="of:=[.B607]/3.7249425" office:value-type="float" office:value="0.173372689645545" calcext:value-type="float">
            <text:p>0.173372689645545</text:p>
          </table:table-cell>
          <table:table-cell office:value-type="float" office:value="40.205901063917" calcext:value-type="float">
            <text:p>40.205901063917</text:p>
          </table:table-cell>
        </table:table-row>
        <table:table-row table:style-name="ro1">
          <table:table-cell office:value-type="float" office:value="616.88" calcext:value-type="float">
            <text:p>616.88</text:p>
          </table:table-cell>
          <table:table-cell office:value-type="float" office:value="0.61043882" calcext:value-type="float">
            <text:p>0.61043882</text:p>
          </table:table-cell>
          <table:table-cell table:formula="of:=[.B608]/3.7249425" office:value-type="float" office:value="0.163878722960153" calcext:value-type="float">
            <text:p>0.163878722960153</text:p>
          </table:table-cell>
          <table:table-cell office:value-type="float" office:value="40.827301444889" calcext:value-type="float">
            <text:p>40.827301444889</text:p>
          </table:table-cell>
        </table:table-row>
        <table:table-row table:style-name="ro1">
          <table:table-cell office:value-type="float" office:value="617.9" calcext:value-type="float">
            <text:p>617.9</text:p>
          </table:table-cell>
          <table:table-cell office:value-type="float" office:value="0.56849487" calcext:value-type="float">
            <text:p>0.56849487</text:p>
          </table:table-cell>
          <table:table-cell table:formula="of:=[.B609]/3.7249425" office:value-type="float" office:value="0.152618428338156" calcext:value-type="float">
            <text:p>0.152618428338156</text:p>
          </table:table-cell>
          <table:table-cell office:value-type="float" office:value="41.406004689082" calcext:value-type="float">
            <text:p>41.406004689082</text:p>
          </table:table-cell>
        </table:table-row>
        <table:table-row table:style-name="ro1">
          <table:table-cell office:value-type="float" office:value="618.92" calcext:value-type="float">
            <text:p>618.92</text:p>
          </table:table-cell>
          <table:table-cell office:value-type="float" office:value="0.5224383" calcext:value-type="float">
            <text:p>0.5224383</text:p>
          </table:table-cell>
          <table:table-cell table:formula="of:=[.B610]/3.7249425" office:value-type="float" office:value="0.14025405761297" calcext:value-type="float">
            <text:p>0.14025405761297</text:p>
          </table:table-cell>
          <table:table-cell office:value-type="float" office:value="41.937824335478" calcext:value-type="float">
            <text:p>41.937824335478</text:p>
          </table:table-cell>
        </table:table-row>
        <table:table-row table:style-name="ro1">
          <table:table-cell office:value-type="float" office:value="619.94" calcext:value-type="float">
            <text:p>619.94</text:p>
          </table:table-cell>
          <table:table-cell office:value-type="float" office:value="0.47516602" calcext:value-type="float">
            <text:p>0.47516602</text:p>
          </table:table-cell>
          <table:table-cell table:formula="of:=[.B611]/3.7249425" office:value-type="float" office:value="0.127563316749185" calcext:value-type="float">
            <text:p>0.127563316749185</text:p>
          </table:table-cell>
          <table:table-cell office:value-type="float" office:value="42.4215228396" calcext:value-type="float">
            <text:p>42.4215228396</text:p>
          </table:table-cell>
        </table:table-row>
        <table:table-row table:style-name="ro1">
          <table:table-cell office:value-type="float" office:value="620.95" calcext:value-type="float">
            <text:p>620.95</text:p>
          </table:table-cell>
          <table:table-cell office:value-type="float" office:value="0.42955933" calcext:value-type="float">
            <text:p>0.42955933</text:p>
          </table:table-cell>
          <table:table-cell table:formula="of:=[.B612]/3.7249425" office:value-type="float" office:value="0.115319721042674" calcext:value-type="float">
            <text:p>0.115319721042674</text:p>
          </table:table-cell>
          <table:table-cell office:value-type="float" office:value="42.858795703827" calcext:value-type="float">
            <text:p>42.858795703827</text:p>
          </table:table-cell>
        </table:table-row>
        <table:table-row table:style-name="ro1">
          <table:table-cell office:value-type="float" office:value="621.97" calcext:value-type="float">
            <text:p>621.97</text:p>
          </table:table-cell>
          <table:table-cell office:value-type="float" office:value="0.38804978" calcext:value-type="float">
            <text:p>0.38804978</text:p>
          </table:table-cell>
          <table:table-cell table:formula="of:=[.B613]/3.7249425" office:value-type="float" office:value="0.104176045670504" calcext:value-type="float">
            <text:p>0.104176045670504</text:p>
          </table:table-cell>
          <table:table-cell office:value-type="float" office:value="43.253813632542" calcext:value-type="float">
            <text:p>43.253813632542</text:p>
          </table:table-cell>
        </table:table-row>
        <table:table-row table:style-name="ro1">
          <table:table-cell office:value-type="float" office:value="622.99" calcext:value-type="float">
            <text:p>622.99</text:p>
          </table:table-cell>
          <table:table-cell office:value-type="float" office:value="0.35229572" calcext:value-type="float">
            <text:p>0.35229572</text:p>
          </table:table-cell>
          <table:table-cell table:formula="of:=[.B614]/3.7249425" office:value-type="float" office:value="0.0945774921357846" calcext:value-type="float">
            <text:p>0.094577492135785</text:p>
          </table:table-cell>
          <table:table-cell office:value-type="float" office:value="43.612435470895" calcext:value-type="float">
            <text:p>43.612435470895</text:p>
          </table:table-cell>
        </table:table-row>
        <table:table-row table:style-name="ro1">
          <table:table-cell office:value-type="float" office:value="624.01" calcext:value-type="float">
            <text:p>624.01</text:p>
          </table:table-cell>
          <table:table-cell office:value-type="float" office:value="0.32303485" calcext:value-type="float">
            <text:p>0.32303485</text:p>
          </table:table-cell>
          <table:table-cell table:formula="of:=[.B615]/3.7249425" office:value-type="float" office:value="0.0867221037640178" calcext:value-type="float">
            <text:p>0.086722103764018</text:p>
          </table:table-cell>
          <table:table-cell office:value-type="float" office:value="43.941271009835" calcext:value-type="float">
            <text:p>43.941271009835</text:p>
          </table:table-cell>
        </table:table-row>
        <table:table-row table:style-name="ro1">
          <table:table-cell office:value-type="float" office:value="625.03" calcext:value-type="float">
            <text:p>625.03</text:p>
          </table:table-cell>
          <table:table-cell office:value-type="float" office:value="0.30012971" calcext:value-type="float">
            <text:p>0.30012971</text:p>
          </table:table-cell>
          <table:table-cell table:formula="of:=[.B616]/3.7249425" office:value-type="float" office:value="0.0805729779721432" calcext:value-type="float">
            <text:p>0.080572977972143</text:p>
          </table:table-cell>
          <table:table-cell office:value-type="float" office:value="44.246790101459" calcext:value-type="float">
            <text:p>44.246790101459</text:p>
          </table:table-cell>
        </table:table-row>
        <table:table-row table:style-name="ro1">
          <table:table-cell office:value-type="float" office:value="626.04" calcext:value-type="float">
            <text:p>626.04</text:p>
          </table:table-cell>
          <table:table-cell office:value-type="float" office:value="0.28277501" calcext:value-type="float">
            <text:p>0.28277501</text:p>
          </table:table-cell>
          <table:table-cell table:formula="of:=[.B617]/3.7249425" office:value-type="float" office:value="0.0759139261881224" calcext:value-type="float">
            <text:p>0.075913926188122</text:p>
          </table:table-cell>
          <table:table-cell office:value-type="float" office:value="44.534642858927" calcext:value-type="float">
            <text:p>44.534642858927</text:p>
          </table:table-cell>
        </table:table-row>
        <table:table-row table:style-name="ro1">
          <table:table-cell office:value-type="float" office:value="627.06" calcext:value-type="float">
            <text:p>627.06</text:p>
          </table:table-cell>
          <table:table-cell office:value-type="float" office:value="0.26979977" calcext:value-type="float">
            <text:p>0.26979977</text:p>
          </table:table-cell>
          <table:table-cell table:formula="of:=[.B618]/3.7249425" office:value-type="float" office:value="0.0724305865124093" calcext:value-type="float">
            <text:p>0.072430586512409</text:p>
          </table:table-cell>
          <table:table-cell office:value-type="float" office:value="44.809287379515" calcext:value-type="float">
            <text:p>44.809287379515</text:p>
          </table:table-cell>
        </table:table-row>
        <table:table-row table:style-name="ro1">
          <table:table-cell office:value-type="float" office:value="628.08" calcext:value-type="float">
            <text:p>628.08</text:p>
          </table:table-cell>
          <table:table-cell office:value-type="float" office:value="0.25998092" calcext:value-type="float">
            <text:p>0.25998092</text:p>
          </table:table-cell>
          <table:table-cell table:formula="of:=[.B619]/3.7249425" office:value-type="float" office:value="0.0697946129369782" calcext:value-type="float">
            <text:p>0.069794612936978</text:p>
          </table:table-cell>
          <table:table-cell office:value-type="float" office:value="45.07393674051" calcext:value-type="float">
            <text:p>45.07393674051</text:p>
          </table:table-cell>
        </table:table-row>
        <table:table-row table:style-name="ro1">
          <table:table-cell office:value-type="float" office:value="629.1" calcext:value-type="float">
            <text:p>629.1</text:p>
          </table:table-cell>
          <table:table-cell office:value-type="float" office:value="0.25229142" calcext:value-type="float">
            <text:p>0.25229142</text:p>
          </table:table-cell>
          <table:table-cell table:formula="of:=[.B620]/3.7249425" office:value-type="float" office:value="0.0677302857695119" calcext:value-type="float">
            <text:p>0.067730285769512</text:p>
          </table:table-cell>
          <table:table-cell office:value-type="float" office:value="45.330758519969" calcext:value-type="float">
            <text:p>45.330758519969</text:p>
          </table:table-cell>
        </table:table-row>
        <table:table-row table:style-name="ro1">
          <table:table-cell office:value-type="float" office:value="630.12" calcext:value-type="float">
            <text:p>630.12</text:p>
          </table:table-cell>
          <table:table-cell office:value-type="float" office:value="0.2460306" calcext:value-type="float">
            <text:p>0.2460306</text:p>
          </table:table-cell>
          <table:table-cell table:formula="of:=[.B621]/3.7249425" office:value-type="float" office:value="0.0660495027775597" calcext:value-type="float">
            <text:p>0.06604950277756</text:p>
          </table:table-cell>
          <table:table-cell office:value-type="float" office:value="45.581207053532" calcext:value-type="float">
            <text:p>45.581207053532</text:p>
          </table:table-cell>
        </table:table-row>
        <table:table-row table:style-name="ro1">
          <table:table-cell office:value-type="float" office:value="631.13" calcext:value-type="float">
            <text:p>631.13</text:p>
          </table:table-cell>
          <table:table-cell office:value-type="float" office:value="0.24082131" calcext:value-type="float">
            <text:p>0.24082131</text:p>
          </table:table-cell>
          <table:table-cell table:formula="of:=[.B622]/3.7249425" office:value-type="float" office:value="0.0646510140760562" calcext:value-type="float">
            <text:p>0.064651014076056</text:p>
          </table:table-cell>
          <table:table-cell office:value-type="float" office:value="45.826352759536" calcext:value-type="float">
            <text:p>45.826352759536</text:p>
          </table:table-cell>
        </table:table-row>
        <table:table-row table:style-name="ro1">
          <table:table-cell office:value-type="float" office:value="632.15" calcext:value-type="float">
            <text:p>632.15</text:p>
          </table:table-cell>
          <table:table-cell office:value-type="float" office:value="0.23649639" calcext:value-type="float">
            <text:p>0.23649639</text:p>
          </table:table-cell>
          <table:table-cell table:formula="of:=[.B623]/3.7249425" office:value-type="float" office:value="0.0634899438045017" calcext:value-type="float">
            <text:p>0.063489943804502</text:p>
          </table:table-cell>
          <table:table-cell office:value-type="float" office:value="46.067095877738" calcext:value-type="float">
            <text:p>46.067095877738</text:p>
          </table:table-cell>
        </table:table-row>
        <table:table-row table:style-name="ro1">
          <table:table-cell office:value-type="float" office:value="633.17" calcext:value-type="float">
            <text:p>633.17</text:p>
          </table:table-cell>
          <table:table-cell office:value-type="float" office:value="0.23292693" calcext:value-type="float">
            <text:p>0.23292693</text:p>
          </table:table-cell>
          <table:table-cell table:formula="of:=[.B624]/3.7249425" office:value-type="float" office:value="0.0625316847172809" calcext:value-type="float">
            <text:p>0.062531684717281</text:p>
          </table:table-cell>
          <table:table-cell office:value-type="float" office:value="46.304205439603" calcext:value-type="float">
            <text:p>46.304205439603</text:p>
          </table:table-cell>
        </table:table-row>
        <table:table-row table:style-name="ro1">
          <table:table-cell office:value-type="float" office:value="634.19" calcext:value-type="float">
            <text:p>634.19</text:p>
          </table:table-cell>
          <table:table-cell office:value-type="float" office:value="0.2298588" calcext:value-type="float">
            <text:p>0.2298588</text:p>
          </table:table-cell>
          <table:table-cell table:formula="of:=[.B625]/3.7249425" office:value-type="float" office:value="0.0617080129424817" calcext:value-type="float">
            <text:p>0.061708012942482</text:p>
          </table:table-cell>
          <table:table-cell office:value-type="float" office:value="46.5381917794" calcext:value-type="float">
            <text:p>46.5381917794</text:p>
          </table:table-cell>
        </table:table-row>
        <table:table-row table:style-name="ro1">
          <table:table-cell office:value-type="float" office:value="635.21" calcext:value-type="float">
            <text:p>635.21</text:p>
          </table:table-cell>
          <table:table-cell office:value-type="float" office:value="0.22681748" calcext:value-type="float">
            <text:p>0.22681748</text:p>
          </table:table-cell>
          <table:table-cell table:formula="of:=[.B626]/3.7249425" office:value-type="float" office:value="0.0608915385942199" calcext:value-type="float">
            <text:p>0.06089153859422</text:p>
          </table:table-cell>
          <table:table-cell office:value-type="float" office:value="46.769082191261" calcext:value-type="float">
            <text:p>46.769082191261</text:p>
          </table:table-cell>
        </table:table-row>
        <table:table-row table:style-name="ro1">
          <table:table-cell office:value-type="float" office:value="636.22" calcext:value-type="float">
            <text:p>636.22</text:p>
          </table:table-cell>
          <table:table-cell office:value-type="float" office:value="0.2231173" calcext:value-type="float">
            <text:p>0.2231173</text:p>
          </table:table-cell>
          <table:table-cell table:formula="of:=[.B627]/3.7249425" office:value-type="float" office:value="0.059898186347843" calcext:value-type="float">
            <text:p>0.059898186347843</text:p>
          </table:table-cell>
          <table:table-cell office:value-type="float" office:value="46.996205977281" calcext:value-type="float">
            <text:p>46.996205977281</text:p>
          </table:table-cell>
        </table:table-row>
        <table:table-row table:style-name="ro1">
          <table:table-cell office:value-type="float" office:value="637.24" calcext:value-type="float">
            <text:p>637.24</text:p>
          </table:table-cell>
          <table:table-cell office:value-type="float" office:value="0.21797573" calcext:value-type="float">
            <text:p>0.21797573</text:p>
          </table:table-cell>
          <table:table-cell table:formula="of:=[.B628]/3.7249425" office:value-type="float" office:value="0.0585178777927445" calcext:value-type="float">
            <text:p>0.058517877792745</text:p>
          </table:table-cell>
          <table:table-cell office:value-type="float" office:value="47.218095862754" calcext:value-type="float">
            <text:p>47.218095862754</text:p>
          </table:table-cell>
        </table:table-row>
        <table:table-row table:style-name="ro1">
          <table:table-cell office:value-type="float" office:value="638.26" calcext:value-type="float">
            <text:p>638.26</text:p>
          </table:table-cell>
          <table:table-cell office:value-type="float" office:value="0.21069792" calcext:value-type="float">
            <text:p>0.21069792</text:p>
          </table:table-cell>
          <table:table-cell table:formula="of:=[.B629]/3.7249425" office:value-type="float" office:value="0.0565640731366994" calcext:value-type="float">
            <text:p>0.0565640731367</text:p>
          </table:table-cell>
          <table:table-cell office:value-type="float" office:value="47.432577254378" calcext:value-type="float">
            <text:p>47.432577254378</text:p>
          </table:table-cell>
        </table:table-row>
        <table:table-row table:style-name="ro1">
          <table:table-cell office:value-type="float" office:value="639.28" calcext:value-type="float">
            <text:p>639.28</text:p>
          </table:table-cell>
          <table:table-cell office:value-type="float" office:value="0.20087198" calcext:value-type="float">
            <text:p>0.20087198</text:p>
          </table:table-cell>
          <table:table-cell table:formula="of:=[.B630]/3.7249425" office:value-type="float" office:value="0.0539261961761826" calcext:value-type="float">
            <text:p>0.053926196176183</text:p>
          </table:table-cell>
          <table:table-cell office:value-type="float" office:value="47.63705625869" calcext:value-type="float">
            <text:p>47.63705625869</text:p>
          </table:table-cell>
        </table:table-row>
        <table:table-row table:style-name="ro1">
          <table:table-cell office:value-type="float" office:value="640.29" calcext:value-type="float">
            <text:p>640.29</text:p>
          </table:table-cell>
          <table:table-cell office:value-type="float" office:value="0.18850998" calcext:value-type="float">
            <text:p>0.18850998</text:p>
          </table:table-cell>
          <table:table-cell table:formula="of:=[.B631]/3.7249425" office:value-type="float" office:value="0.0506074872296686" calcext:value-type="float">
            <text:p>0.050607487229669</text:p>
          </table:table-cell>
          <table:table-cell office:value-type="float" office:value="47.828951278928" calcext:value-type="float">
            <text:p>47.828951278928</text:p>
          </table:table-cell>
        </table:table-row>
        <table:table-row table:style-name="ro1">
          <table:table-cell office:value-type="float" office:value="641.31" calcext:value-type="float">
            <text:p>641.31</text:p>
          </table:table-cell>
          <table:table-cell office:value-type="float" office:value="0.17408577" calcext:value-type="float">
            <text:p>0.17408577</text:p>
          </table:table-cell>
          <table:table-cell table:formula="of:=[.B632]/3.7249425" office:value-type="float" office:value="0.0467351563144934" calcext:value-type="float">
            <text:p>0.046735156314494</text:p>
          </table:table-cell>
          <table:table-cell office:value-type="float" office:value="48.006163079352" calcext:value-type="float">
            <text:p>48.006163079352</text:p>
          </table:table-cell>
        </table:table-row>
        <table:table-row table:style-name="ro1">
          <table:table-cell office:value-type="float" office:value="642.33" calcext:value-type="float">
            <text:p>642.33</text:p>
          </table:table-cell>
          <table:table-cell office:value-type="float" office:value="0.15845273" calcext:value-type="float">
            <text:p>0.15845273</text:p>
          </table:table-cell>
          <table:table-cell table:formula="of:=[.B633]/3.7249425" office:value-type="float" office:value="0.0425383022690954" calcext:value-type="float">
            <text:p>0.042538302269096</text:p>
          </table:table-cell>
          <table:table-cell office:value-type="float" office:value="48.167461116154" calcext:value-type="float">
            <text:p>48.167461116154</text:p>
          </table:table-cell>
        </table:table-row>
        <table:table-row table:style-name="ro1">
          <table:table-cell office:value-type="float" office:value="643.35" calcext:value-type="float">
            <text:p>643.35</text:p>
          </table:table-cell>
          <table:table-cell office:value-type="float" office:value="0.14266264" calcext:value-type="float">
            <text:p>0.14266264</text:p>
          </table:table-cell>
          <table:table-cell table:formula="of:=[.B634]/3.7249425" office:value-type="float" office:value="0.0382992864990533" calcext:value-type="float">
            <text:p>0.038299286499053</text:p>
          </table:table-cell>
          <table:table-cell office:value-type="float" office:value="48.312685522854" calcext:value-type="float">
            <text:p>48.312685522854</text:p>
          </table:table-cell>
        </table:table-row>
        <table:table-row table:style-name="ro1">
          <table:table-cell office:value-type="float" office:value="644.37" calcext:value-type="float">
            <text:p>644.37</text:p>
          </table:table-cell>
          <table:table-cell office:value-type="float" office:value="0.12773796" calcext:value-type="float">
            <text:p>0.12773796</text:p>
          </table:table-cell>
          <table:table-cell table:formula="of:=[.B635]/3.7249425" office:value-type="float" office:value="0.0342925991475036" calcext:value-type="float">
            <text:p>0.034292599147504</text:p>
          </table:table-cell>
          <table:table-cell office:value-type="float" office:value="48.442717254449" calcext:value-type="float">
            <text:p>48.442717254449</text:p>
          </table:table-cell>
        </table:table-row>
        <table:table-row table:style-name="ro1">
          <table:table-cell office:value-type="float" office:value="645.38" calcext:value-type="float">
            <text:p>645.38</text:p>
          </table:table-cell>
          <table:table-cell office:value-type="float" office:value="0.11446315" calcext:value-type="float">
            <text:p>0.11446315</text:p>
          </table:table-cell>
          <table:table-cell table:formula="of:=[.B636]/3.7249425" office:value-type="float" office:value="0.0307288367538559" calcext:value-type="float">
            <text:p>0.030728836753856</text:p>
          </table:table-cell>
          <table:table-cell office:value-type="float" office:value="48.559235806687" calcext:value-type="float">
            <text:p>48.559235806687</text:p>
          </table:table-cell>
        </table:table-row>
        <table:table-row table:style-name="ro1">
          <table:table-cell office:value-type="float" office:value="646.4" calcext:value-type="float">
            <text:p>646.4</text:p>
          </table:table-cell>
          <table:table-cell office:value-type="float" office:value="0.10325264" calcext:value-type="float">
            <text:p>0.10325264</text:p>
          </table:table-cell>
          <table:table-cell table:formula="of:=[.B637]/3.7249425" office:value-type="float" office:value="0.027719257411356" calcext:value-type="float">
            <text:p>0.027719257411356</text:p>
          </table:table-cell>
          <table:table-cell office:value-type="float" office:value="48.664342538186" calcext:value-type="float">
            <text:p>48.664342538186</text:p>
          </table:table-cell>
        </table:table-row>
        <table:table-row table:style-name="ro1">
          <table:table-cell office:value-type="float" office:value="647.42" calcext:value-type="float">
            <text:p>647.42</text:p>
          </table:table-cell>
          <table:table-cell office:value-type="float" office:value="0.094126494" calcext:value-type="float">
            <text:p>0.094126494</text:p>
          </table:table-cell>
          <table:table-cell table:formula="of:=[.B638]/3.7249425" office:value-type="float" office:value="0.0252692475118743" calcext:value-type="float">
            <text:p>0.025269247511874</text:p>
          </table:table-cell>
          <table:table-cell office:value-type="float" office:value="48.760159247597" calcext:value-type="float">
            <text:p>48.760159247597</text:p>
          </table:table-cell>
        </table:table-row>
        <table:table-row table:style-name="ro1">
          <table:table-cell office:value-type="float" office:value="648.44" calcext:value-type="float">
            <text:p>648.44</text:p>
          </table:table-cell>
          <table:table-cell office:value-type="float" office:value="0.086789752" calcext:value-type="float">
            <text:p>0.086789752</text:p>
          </table:table-cell>
          <table:table-cell table:formula="of:=[.B639]/3.7249425" office:value-type="float" office:value="0.0232996219404729" calcext:value-type="float">
            <text:p>0.023299621940473</text:p>
          </table:table-cell>
          <table:table-cell office:value-type="float" office:value="48.848507470412" calcext:value-type="float">
            <text:p>48.848507470412</text:p>
          </table:table-cell>
        </table:table-row>
        <table:table-row table:style-name="ro1">
          <table:table-cell office:value-type="float" office:value="649.46" calcext:value-type="float">
            <text:p>649.46</text:p>
          </table:table-cell>
          <table:table-cell office:value-type="float" office:value="0.080779709" calcext:value-type="float">
            <text:p>0.080779709</text:p>
          </table:table-cell>
          <table:table-cell table:formula="of:=[.B640]/3.7249425" office:value-type="float" office:value="0.0216861626723097" calcext:value-type="float">
            <text:p>0.02168616267231</text:p>
          </table:table-cell>
          <table:table-cell office:value-type="float" office:value="48.930737728635" calcext:value-type="float">
            <text:p>48.930737728635</text:p>
          </table:table-cell>
        </table:table-row>
        <table:table-row table:style-name="ro1">
          <table:table-cell office:value-type="float" office:value="650.47" calcext:value-type="float">
            <text:p>650.47</text:p>
          </table:table-cell>
          <table:table-cell office:value-type="float" office:value="0.075628354" calcext:value-type="float">
            <text:p>0.075628354</text:p>
          </table:table-cell>
          <table:table-cell table:formula="of:=[.B641]/3.7249425" office:value-type="float" office:value="0.0203032272310244" calcext:value-type="float">
            <text:p>0.020303227231024</text:p>
          </table:table-cell>
          <table:table-cell office:value-type="float" office:value="49.007724129082" calcext:value-type="float">
            <text:p>49.007724129082</text:p>
          </table:table-cell>
        </table:table-row>
        <table:table-row table:style-name="ro1">
          <table:table-cell office:value-type="float" office:value="651.49" calcext:value-type="float">
            <text:p>651.49</text:p>
          </table:table-cell>
          <table:table-cell office:value-type="float" office:value="0.070988788" calcext:value-type="float">
            <text:p>0.070988788</text:p>
          </table:table-cell>
          <table:table-cell table:formula="of:=[.B642]/3.7249425" office:value-type="float" office:value="0.0190576869307379" calcext:value-type="float">
            <text:p>0.019057686930738</text:p>
          </table:table-cell>
          <table:table-cell office:value-type="float" office:value="49.079987651886" calcext:value-type="float">
            <text:p>49.079987651886</text:p>
          </table:table-cell>
        </table:table-row>
        <table:table-row table:style-name="ro1">
          <table:table-cell office:value-type="float" office:value="652.51" calcext:value-type="float">
            <text:p>652.51</text:p>
          </table:table-cell>
          <table:table-cell office:value-type="float" office:value="0.066693083" calcext:value-type="float">
            <text:p>0.066693083</text:p>
          </table:table-cell>
          <table:table-cell table:formula="of:=[.B643]/3.7249425" office:value-type="float" office:value="0.0179044597332711" calcext:value-type="float">
            <text:p>0.017904459733271</text:p>
          </table:table-cell>
          <table:table-cell office:value-type="float" office:value="49.147878331958" calcext:value-type="float">
            <text:p>49.147878331958</text:p>
          </table:table-cell>
        </table:table-row>
        <table:table-row table:style-name="ro1">
          <table:table-cell office:value-type="float" office:value="653.53" calcext:value-type="float">
            <text:p>653.53</text:p>
          </table:table-cell>
          <table:table-cell office:value-type="float" office:value="0.062736387" calcext:value-type="float">
            <text:p>0.062736387</text:p>
          </table:table-cell>
          <table:table-cell table:formula="of:=[.B644]/3.7249425" office:value-type="float" office:value="0.0168422430681816" calcext:value-type="float">
            <text:p>0.016842243068182</text:p>
          </table:table-cell>
          <table:table-cell office:value-type="float" office:value="49.211741266677" calcext:value-type="float">
            <text:p>49.211741266677</text:p>
          </table:table-cell>
        </table:table-row>
        <table:table-row table:style-name="ro1">
          <table:table-cell office:value-type="float" office:value="654.55" calcext:value-type="float">
            <text:p>654.55</text:p>
          </table:table-cell>
          <table:table-cell office:value-type="float" office:value="0.059207819" calcext:value-type="float">
            <text:p>0.059207819</text:p>
          </table:table-cell>
          <table:table-cell table:formula="of:=[.B645]/3.7249425" office:value-type="float" office:value="0.0158949618685389" calcext:value-type="float">
            <text:p>0.015894961868539</text:p>
          </table:table-cell>
          <table:table-cell office:value-type="float" office:value="49.272012271245" calcext:value-type="float">
            <text:p>49.272012271245</text:p>
          </table:table-cell>
        </table:table-row>
        <table:table-row table:style-name="ro1">
          <table:table-cell office:value-type="float" office:value="655.56" calcext:value-type="float">
            <text:p>655.56</text:p>
          </table:table-cell>
          <table:table-cell office:value-type="float" office:value="0.056203794" calcext:value-type="float">
            <text:p>0.056203794</text:p>
          </table:table-cell>
          <table:table-cell table:formula="of:=[.B646]/3.7249425" office:value-type="float" office:value="0.0150884997553654" calcext:value-type="float">
            <text:p>0.015088499755365</text:p>
          </table:table-cell>
          <table:table-cell office:value-type="float" office:value="49.329225308576" calcext:value-type="float">
            <text:p>49.329225308576</text:p>
          </table:table-cell>
        </table:table-row>
        <table:table-row table:style-name="ro1">
          <table:table-cell office:value-type="float" office:value="656.58" calcext:value-type="float">
            <text:p>656.58</text:p>
          </table:table-cell>
          <table:table-cell office:value-type="float" office:value="0.053759924" calcext:value-type="float">
            <text:p>0.053759924</text:p>
          </table:table-cell>
          <table:table-cell table:formula="of:=[.B647]/3.7249425" office:value-type="float" office:value="0.0144324171446942" calcext:value-type="float">
            <text:p>0.014432417144694</text:p>
          </table:table-cell>
          <table:table-cell office:value-type="float" office:value="49.383950591608" calcext:value-type="float">
            <text:p>49.383950591608</text:p>
          </table:table-cell>
        </table:table-row>
        <table:table-row table:style-name="ro1">
          <table:table-cell office:value-type="float" office:value="657.6" calcext:value-type="float">
            <text:p>657.6</text:p>
          </table:table-cell>
          <table:table-cell office:value-type="float" office:value="0.051825022" calcext:value-type="float">
            <text:p>0.051825022</text:p>
          </table:table-cell>
          <table:table-cell table:formula="of:=[.B648]/3.7249425" office:value-type="float" office:value="0.0139129723478953" calcext:value-type="float">
            <text:p>0.013912972347895</text:p>
          </table:table-cell>
          <table:table-cell office:value-type="float" office:value="49.436706227739" calcext:value-type="float">
            <text:p>49.436706227739</text:p>
          </table:table-cell>
        </table:table-row>
        <table:table-row table:style-name="ro1">
          <table:table-cell office:value-type="float" office:value="658.62" calcext:value-type="float">
            <text:p>658.62</text:p>
          </table:table-cell>
          <table:table-cell office:value-type="float" office:value="0.050281392" calcext:value-type="float">
            <text:p>0.050281392</text:p>
          </table:table-cell>
          <table:table-cell table:formula="of:=[.B649]/3.7249425" office:value-type="float" office:value="0.0134985686356232" calcext:value-type="float">
            <text:p>0.013498568635623</text:p>
          </table:table-cell>
          <table:table-cell office:value-type="float" office:value="49.487890515515" calcext:value-type="float">
            <text:p>49.487890515515</text:p>
          </table:table-cell>
        </table:table-row>
        <table:table-row table:style-name="ro1">
          <table:table-cell office:value-type="float" office:value="659.64" calcext:value-type="float">
            <text:p>659.64</text:p>
          </table:table-cell>
          <table:table-cell office:value-type="float" office:value="0.048997327" calcext:value-type="float">
            <text:p>0.048997327</text:p>
          </table:table-cell>
          <table:table-cell table:formula="of:=[.B650]/3.7249425" office:value-type="float" office:value="0.0131538478781887" calcext:value-type="float">
            <text:p>0.013153847878189</text:p>
          </table:table-cell>
          <table:table-cell office:value-type="float" office:value="49.537767680328" calcext:value-type="float">
            <text:p>49.537767680328</text:p>
          </table:table-cell>
        </table:table-row>
        <table:table-row table:style-name="ro1">
          <table:table-cell office:value-type="float" office:value="660.65" calcext:value-type="float">
            <text:p>660.65</text:p>
          </table:table-cell>
          <table:table-cell office:value-type="float" office:value="0.047887172" calcext:value-type="float">
            <text:p>0.047887172</text:p>
          </table:table-cell>
          <table:table-cell table:formula="of:=[.B651]/3.7249425" office:value-type="float" office:value="0.0128558150897631" calcext:value-type="float">
            <text:p>0.012855815089763</text:p>
          </table:table-cell>
          <table:table-cell office:value-type="float" office:value="49.586514755093" calcext:value-type="float">
            <text:p>49.586514755093</text:p>
          </table:table-cell>
        </table:table-row>
        <table:table-row table:style-name="ro1">
          <table:table-cell office:value-type="float" office:value="661.67" calcext:value-type="float">
            <text:p>661.67</text:p>
          </table:table-cell>
          <table:table-cell office:value-type="float" office:value="0.046954266" calcext:value-type="float">
            <text:p>0.046954266</text:p>
          </table:table-cell>
          <table:table-cell table:formula="of:=[.B652]/3.7249425" office:value-type="float" office:value="0.0126053666600223" calcext:value-type="float">
            <text:p>0.012605366660022</text:p>
          </table:table-cell>
          <table:table-cell office:value-type="float" office:value="49.634312171401" calcext:value-type="float">
            <text:p>49.634312171401</text:p>
          </table:table-cell>
        </table:table-row>
        <table:table-row table:style-name="ro1">
          <table:table-cell office:value-type="float" office:value="662.69" calcext:value-type="float">
            <text:p>662.69</text:p>
          </table:table-cell>
          <table:table-cell office:value-type="float" office:value="0.046301094" calcext:value-type="float">
            <text:p>0.046301094</text:p>
          </table:table-cell>
          <table:table-cell table:formula="of:=[.B653]/3.7249425" office:value-type="float" office:value="0.012430015765344" calcext:value-type="float">
            <text:p>0.012430015765344</text:p>
          </table:table-cell>
          <table:table-cell office:value-type="float" office:value="49.681444687197" calcext:value-type="float">
            <text:p>49.681444687197</text:p>
          </table:table-cell>
        </table:table-row>
        <table:table-row table:style-name="ro1">
          <table:table-cell office:value-type="float" office:value="663.71" calcext:value-type="float">
            <text:p>663.71</text:p>
          </table:table-cell>
          <table:table-cell office:value-type="float" office:value="0.046104589" calcext:value-type="float">
            <text:p>0.046104589</text:p>
          </table:table-cell>
          <table:table-cell table:formula="of:=[.B654]/3.7249425" office:value-type="float" office:value="0.0123772619308889" calcext:value-type="float">
            <text:p>0.012377261930889</text:p>
          </table:table-cell>
          <table:table-cell office:value-type="float" office:value="49.728377169568" calcext:value-type="float">
            <text:p>49.728377169568</text:p>
          </table:table-cell>
        </table:table-row>
        <table:table-row table:style-name="ro1">
          <table:table-cell office:value-type="float" office:value="664.73" calcext:value-type="float">
            <text:p>664.73</text:p>
          </table:table-cell>
          <table:table-cell office:value-type="float" office:value="0.046567092" calcext:value-type="float">
            <text:p>0.046567092</text:p>
          </table:table-cell>
          <table:table-cell table:formula="of:=[.B655]/3.7249425" office:value-type="float" office:value="0.0125014257267058" calcext:value-type="float">
            <text:p>0.012501425726706</text:p>
          </table:table-cell>
          <table:table-cell office:value-type="float" office:value="49.775780459555" calcext:value-type="float">
            <text:p>49.775780459555</text:p>
          </table:table-cell>
        </table:table-row>
        <table:table-row table:style-name="ro1">
          <table:table-cell office:value-type="float" office:value="665.74" calcext:value-type="float">
            <text:p>665.74</text:p>
          </table:table-cell>
          <table:table-cell office:value-type="float" office:value="0.047860735" calcext:value-type="float">
            <text:p>0.047860735</text:p>
          </table:table-cell>
          <table:table-cell table:formula="of:=[.B656]/3.7249425" office:value-type="float" office:value="0.0128487177989996" calcext:value-type="float">
            <text:p>0.012848717799</text:p>
          </table:table-cell>
          <table:table-cell office:value-type="float" office:value="49.82450062258" calcext:value-type="float">
            <text:p>49.82450062258</text:p>
          </table:table-cell>
        </table:table-row>
        <table:table-row table:style-name="ro1">
          <table:table-cell office:value-type="float" office:value="666.76" calcext:value-type="float">
            <text:p>666.76</text:p>
          </table:table-cell>
          <table:table-cell office:value-type="float" office:value="0.050083136" calcext:value-type="float">
            <text:p>0.050083136</text:p>
          </table:table-cell>
          <table:table-cell table:formula="of:=[.B657]/3.7249425" office:value-type="float" office:value="0.0134453447267978" calcext:value-type="float">
            <text:p>0.013445344726798</text:p>
          </table:table-cell>
          <table:table-cell office:value-type="float" office:value="49.875483094032" calcext:value-type="float">
            <text:p>49.875483094032</text:p>
          </table:table-cell>
        </table:table-row>
        <table:table-row table:style-name="ro1">
          <table:table-cell office:value-type="float" office:value="667.78" calcext:value-type="float">
            <text:p>667.78</text:p>
          </table:table-cell>
          <table:table-cell office:value-type="float" office:value="0.053236333" calcext:value-type="float">
            <text:p>0.053236333</text:p>
          </table:table-cell>
          <table:table-cell table:formula="of:=[.B658]/3.7249425" office:value-type="float" office:value="0.01429185363264" calcext:value-type="float">
            <text:p>0.01429185363264</text:p>
          </table:table-cell>
          <table:table-cell office:value-type="float" office:value="49.929675384175" calcext:value-type="float">
            <text:p>49.929675384175</text:p>
          </table:table-cell>
        </table:table-row>
        <table:table-row table:style-name="ro1">
          <table:table-cell office:value-type="float" office:value="668.8" calcext:value-type="float">
            <text:p>668.8</text:p>
          </table:table-cell>
          <table:table-cell office:value-type="float" office:value="0.057231875" calcext:value-type="float">
            <text:p>0.057231875</text:p>
          </table:table-cell>
          <table:table-cell table:formula="of:=[.B659]/3.7249425" office:value-type="float" office:value="0.0153644989150839" calcext:value-type="float">
            <text:p>0.015364498915084</text:p>
          </table:table-cell>
          <table:table-cell office:value-type="float" office:value="49.987934963661" calcext:value-type="float">
            <text:p>49.987934963661</text:p>
          </table:table-cell>
        </table:table-row>
        <table:table-row table:style-name="ro1">
          <table:table-cell office:value-type="float" office:value="669.82" calcext:value-type="float">
            <text:p>669.82</text:p>
          </table:table-cell>
          <table:table-cell office:value-type="float" office:value="0.061916365" calcext:value-type="float">
            <text:p>0.061916365</text:p>
          </table:table-cell>
          <table:table-cell table:formula="of:=[.B660]/3.7249425" office:value-type="float" office:value="0.0166220995357646" calcext:value-type="float">
            <text:p>0.016622099535765</text:p>
          </table:table-cell>
          <table:table-cell office:value-type="float" office:value="50.050963151145" calcext:value-type="float">
            <text:p>50.050963151145</text:p>
          </table:table-cell>
        </table:table-row>
        <table:table-row table:style-name="ro1">
          <table:table-cell office:value-type="float" office:value="670.83" calcext:value-type="float">
            <text:p>670.83</text:p>
          </table:table-cell>
          <table:table-cell office:value-type="float" office:value="0.067106338" calcext:value-type="float">
            <text:p>0.067106338</text:p>
          </table:table-cell>
          <table:table-cell table:formula="of:=[.B661]/3.7249425" office:value-type="float" office:value="0.018015402385406" calcext:value-type="float">
            <text:p>0.018015402385406</text:p>
          </table:table-cell>
          <table:table-cell office:value-type="float" office:value="50.119274507124" calcext:value-type="float">
            <text:p>50.119274507124</text:p>
          </table:table-cell>
        </table:table-row>
        <table:table-row table:style-name="ro1">
          <table:table-cell office:value-type="float" office:value="671.85" calcext:value-type="float">
            <text:p>671.85</text:p>
          </table:table-cell>
          <table:table-cell office:value-type="float" office:value="0.07262033" calcext:value-type="float">
            <text:p>0.07262033</text:p>
          </table:table-cell>
          <table:table-cell table:formula="of:=[.B662]/3.7249425" office:value-type="float" office:value="0.0194956915442319" calcext:value-type="float">
            <text:p>0.019495691544232</text:p>
          </table:table-cell>
          <table:table-cell office:value-type="float" office:value="50.19319886945" calcext:value-type="float">
            <text:p>50.19319886945</text:p>
          </table:table-cell>
        </table:table-row>
        <table:table-row table:style-name="ro1">
          <table:table-cell office:value-type="float" office:value="672.87" calcext:value-type="float">
            <text:p>672.87</text:p>
          </table:table-cell>
          <table:table-cell office:value-type="float" office:value="0.078298919" calcext:value-type="float">
            <text:p>0.078298919</text:p>
          </table:table-cell>
          <table:table-cell table:formula="of:=[.B663]/3.7249425" office:value-type="float" office:value="0.0210201684992453" calcext:value-type="float">
            <text:p>0.021020168499245</text:p>
          </table:table-cell>
          <table:table-cell office:value-type="float" office:value="50.272903790109" calcext:value-type="float">
            <text:p>50.272903790109</text:p>
          </table:table-cell>
        </table:table-row>
        <table:table-row table:style-name="ro1">
          <table:table-cell office:value-type="float" office:value="673.89" calcext:value-type="float">
            <text:p>673.89</text:p>
          </table:table-cell>
          <table:table-cell office:value-type="float" office:value="0.084008879" calcext:value-type="float">
            <text:p>0.084008879</text:p>
          </table:table-cell>
          <table:table-cell table:formula="of:=[.B664]/3.7249425" office:value-type="float" office:value="0.0225530673292272" calcext:value-type="float">
            <text:p>0.022553067329227</text:p>
          </table:table-cell>
          <table:table-cell office:value-type="float" office:value="50.358421203973" calcext:value-type="float">
            <text:p>50.358421203973</text:p>
          </table:table-cell>
        </table:table-row>
        <table:table-row table:style-name="ro1">
          <table:table-cell office:value-type="float" office:value="674.91" calcext:value-type="float">
            <text:p>674.91</text:p>
          </table:table-cell>
          <table:table-cell office:value-type="float" office:value="0.089633365" calcext:value-type="float">
            <text:p>0.089633365</text:p>
          </table:table-cell>
          <table:table-cell table:formula="of:=[.B665]/3.7249425" office:value-type="float" office:value="0.0240630197647346" calcext:value-type="float">
            <text:p>0.024063019764735</text:p>
          </table:table-cell>
          <table:table-cell office:value-type="float" office:value="50.449664101745" calcext:value-type="float">
            <text:p>50.449664101745</text:p>
          </table:table-cell>
        </table:table-row>
        <table:table-row table:style-name="ro1">
          <table:table-cell office:value-type="float" office:value="675.92" calcext:value-type="float">
            <text:p>675.92</text:p>
          </table:table-cell>
          <table:table-cell office:value-type="float" office:value="0.095054436" calcext:value-type="float">
            <text:p>0.095054436</text:p>
          </table:table-cell>
          <table:table-cell table:formula="of:=[.B666]/3.7249425" office:value-type="float" office:value="0.0255183633035946" calcext:value-type="float">
            <text:p>0.025518363303595</text:p>
          </table:table-cell>
          <table:table-cell office:value-type="float" office:value="50.546425416152" calcext:value-type="float">
            <text:p>50.546425416152</text:p>
          </table:table-cell>
        </table:table-row>
        <table:table-row table:style-name="ro1">
          <table:table-cell office:value-type="float" office:value="676.94" calcext:value-type="float">
            <text:p>676.94</text:p>
          </table:table-cell>
          <table:table-cell office:value-type="float" office:value="0.10013621" calcext:value-type="float">
            <text:p>0.10013621</text:p>
          </table:table-cell>
          <table:table-cell table:formula="of:=[.B667]/3.7249425" office:value-type="float" office:value="0.0268826189934475" calcext:value-type="float">
            <text:p>0.026882618993448</text:p>
          </table:table-cell>
          <table:table-cell office:value-type="float" office:value="50.648359757624" calcext:value-type="float">
            <text:p>50.648359757624</text:p>
          </table:table-cell>
        </table:table-row>
        <table:table-row table:style-name="ro1">
          <table:table-cell office:value-type="float" office:value="677.96" calcext:value-type="float">
            <text:p>677.96</text:p>
          </table:table-cell>
          <table:table-cell office:value-type="float" office:value="0.10471612" calcext:value-type="float">
            <text:p>0.10471612</text:p>
          </table:table-cell>
          <table:table-cell table:formula="of:=[.B668]/3.7249425" office:value-type="float" office:value="0.0281121440129613" calcext:value-type="float">
            <text:p>0.028112144012961</text:p>
          </table:table-cell>
          <table:table-cell office:value-type="float" office:value="50.75495625328" calcext:value-type="float">
            <text:p>50.75495625328</text:p>
          </table:table-cell>
        </table:table-row>
        <table:table-row table:style-name="ro1">
          <table:table-cell office:value-type="float" office:value="678.98" calcext:value-type="float">
            <text:p>678.98</text:p>
          </table:table-cell>
          <table:table-cell office:value-type="float" office:value="0.10860872" calcext:value-type="float">
            <text:p>0.10860872</text:p>
          </table:table-cell>
          <table:table-cell table:formula="of:=[.B669]/3.7249425" office:value-type="float" office:value="0.0291571534325698" calcext:value-type="float">
            <text:p>0.02915715343257</text:p>
          </table:table-cell>
          <table:table-cell office:value-type="float" office:value="50.86551524041" calcext:value-type="float">
            <text:p>50.8655152404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1162209" calcext:value-type="float">
            <text:p>0.11162209</text:p>
          </table:table-cell>
          <table:table-cell table:formula="of:=[.B670]/3.7249425" office:value-type="float" office:value="0.0299661243093014" calcext:value-type="float">
            <text:p>0.029966124309302</text:p>
          </table:table-cell>
          <table:table-cell office:value-type="float" office:value="50.979141709533" calcext:value-type="float">
            <text:p>50.979141709533</text:p>
          </table:table-cell>
        </table:table-row>
        <table:table-row table:style-name="ro1">
          <table:table-cell office:value-type="float" office:value="681.01" calcext:value-type="float">
            <text:p>681.01</text:p>
          </table:table-cell>
          <table:table-cell office:value-type="float" office:value="0.11358302" calcext:value-type="float">
            <text:p>0.11358302</text:p>
          </table:table-cell>
          <table:table-cell table:formula="of:=[.B671]/3.7249425" office:value-type="float" office:value="0.0304925565965112" calcext:value-type="float">
            <text:p>0.030492556596511</text:p>
          </table:table-cell>
          <table:table-cell office:value-type="float" office:value="51.094764317948" calcext:value-type="float">
            <text:p>51.094764317948</text:p>
          </table:table-cell>
        </table:table-row>
        <table:table-row table:style-name="ro1">
          <table:table-cell office:value-type="float" office:value="682.03" calcext:value-type="float">
            <text:p>682.03</text:p>
          </table:table-cell>
          <table:table-cell office:value-type="float" office:value="0.114364" calcext:value-type="float">
            <text:p>0.114364</text:p>
          </table:table-cell>
          <table:table-cell table:formula="of:=[.B672]/3.7249425" office:value-type="float" office:value="0.0307022188933118" calcext:value-type="float">
            <text:p>0.030702218893312</text:p>
          </table:table-cell>
          <table:table-cell office:value-type="float" office:value="51.211181933293" calcext:value-type="float">
            <text:p>51.211181933293</text:p>
          </table:table-cell>
        </table:table-row>
        <table:table-row table:style-name="ro1">
          <table:table-cell office:value-type="float" office:value="683.05" calcext:value-type="float">
            <text:p>683.05</text:p>
          </table:table-cell>
          <table:table-cell office:value-type="float" office:value="0.11390498" calcext:value-type="float">
            <text:p>0.11390498</text:p>
          </table:table-cell>
          <table:table-cell table:formula="of:=[.B673]/3.7249425" office:value-type="float" office:value="0.0305789901454855" calcext:value-type="float">
            <text:p>0.030578990145486</text:p>
          </table:table-cell>
          <table:table-cell office:value-type="float" office:value="51.327132292037" calcext:value-type="float">
            <text:p>51.327132292037</text:p>
          </table:table-cell>
        </table:table-row>
        <table:table-row table:style-name="ro1">
          <table:table-cell office:value-type="float" office:value="684.07" calcext:value-type="float">
            <text:p>684.07</text:p>
          </table:table-cell>
          <table:table-cell office:value-type="float" office:value="0.11222436" calcext:value-type="float">
            <text:p>0.11222436</text:p>
          </table:table-cell>
          <table:table-cell table:formula="of:=[.B674]/3.7249425" office:value-type="float" office:value="0.0301278100265977" calcext:value-type="float">
            <text:p>0.030127810026598</text:p>
          </table:table-cell>
          <table:table-cell office:value-type="float" office:value="51.441371844572" calcext:value-type="float">
            <text:p>51.441371844572</text:p>
          </table:table-cell>
        </table:table-row>
        <table:table-row table:style-name="ro1">
          <table:table-cell office:value-type="float" office:value="685.08" calcext:value-type="float">
            <text:p>685.08</text:p>
          </table:table-cell>
          <table:table-cell office:value-type="float" office:value="0.10941723" calcext:value-type="float">
            <text:p>0.10941723</text:p>
          </table:table-cell>
          <table:table-cell table:formula="of:=[.B675]/3.7249425" office:value-type="float" office:value="0.0293742064474821" calcext:value-type="float">
            <text:p>0.029374206447482</text:p>
          </table:table-cell>
          <table:table-cell office:value-type="float" office:value="51.552753862696" calcext:value-type="float">
            <text:p>51.552753862696</text:p>
          </table:table-cell>
        </table:table-row>
        <table:table-row table:style-name="ro1">
          <table:table-cell office:value-type="float" office:value="686.1" calcext:value-type="float">
            <text:p>686.1</text:p>
          </table:table-cell>
          <table:table-cell office:value-type="float" office:value="0.10564287" calcext:value-type="float">
            <text:p>0.10564287</text:p>
          </table:table-cell>
          <table:table-cell table:formula="of:=[.B676]/3.7249425" office:value-type="float" office:value="0.0283609397997419" calcext:value-type="float">
            <text:p>0.028360939799742</text:p>
          </table:table-cell>
          <table:table-cell office:value-type="float" office:value="51.660293746648" calcext:value-type="float">
            <text:p>51.660293746648</text:p>
          </table:table-cell>
        </table:table-row>
        <table:table-row table:style-name="ro1">
          <table:table-cell office:value-type="float" office:value="687.12" calcext:value-type="float">
            <text:p>687.12</text:p>
          </table:table-cell>
          <table:table-cell office:value-type="float" office:value="0.10110581" calcext:value-type="float">
            <text:p>0.10110581</text:p>
          </table:table-cell>
          <table:table-cell table:formula="of:=[.B677]/3.7249425" office:value-type="float" office:value="0.0271429183135042" calcext:value-type="float">
            <text:p>0.027142918313504</text:p>
          </table:table-cell>
          <table:table-cell office:value-type="float" office:value="51.76321509913" calcext:value-type="float">
            <text:p>51.76321509913</text:p>
          </table:table-cell>
        </table:table-row>
        <table:table-row table:style-name="ro1">
          <table:table-cell office:value-type="float" office:value="688.14" calcext:value-type="float">
            <text:p>688.14</text:p>
          </table:table-cell>
          <table:table-cell office:value-type="float" office:value="0.096035884" calcext:value-type="float">
            <text:p>0.096035884</text:p>
          </table:table-cell>
          <table:table-cell table:formula="of:=[.B678]/3.7249425" office:value-type="float" office:value="0.0257818433438905" calcext:value-type="float">
            <text:p>0.025781843343891</text:p>
          </table:table-cell>
          <table:table-cell office:value-type="float" office:value="51.860975485216" calcext:value-type="float">
            <text:p>51.860975485216</text:p>
          </table:table-cell>
        </table:table-row>
        <table:table-row table:style-name="ro1">
          <table:table-cell office:value-type="float" office:value="689.16" calcext:value-type="float">
            <text:p>689.16</text:p>
          </table:table-cell>
          <table:table-cell office:value-type="float" office:value="0.090671101" calcext:value-type="float">
            <text:p>0.090671101</text:p>
          </table:table-cell>
          <table:table-cell table:formula="of:=[.B679]/3.7249425" office:value-type="float" office:value="0.0243416109107724" calcext:value-type="float">
            <text:p>0.024341610910773</text:p>
          </table:table-cell>
          <table:table-cell office:value-type="float" office:value="51.953274753132" calcext:value-type="float">
            <text:p>51.953274753132</text:p>
          </table:table-cell>
        </table:table-row>
        <table:table-row table:style-name="ro1">
          <table:table-cell office:value-type="float" office:value="690.17" calcext:value-type="float">
            <text:p>690.17</text:p>
          </table:table-cell>
          <table:table-cell office:value-type="float" office:value="0.085244621" calcext:value-type="float">
            <text:p>0.085244621</text:p>
          </table:table-cell>
          <table:table-cell table:formula="of:=[.B680]/3.7249425" office:value-type="float" office:value="0.0228848152689605" calcext:value-type="float">
            <text:p>0.022884815268961</text:p>
          </table:table-cell>
          <table:table-cell office:value-type="float" office:value="52.04005009848" calcext:value-type="float">
            <text:p>52.04005009848</text:p>
          </table:table-cell>
        </table:table-row>
        <table:table-row table:style-name="ro1">
          <table:table-cell office:value-type="float" office:value="691.19" calcext:value-type="float">
            <text:p>691.19</text:p>
          </table:table-cell>
          <table:table-cell office:value-type="float" office:value="0.079974669" calcext:value-type="float">
            <text:p>0.079974669</text:p>
          </table:table-cell>
          <table:table-cell table:formula="of:=[.B681]/3.7249425" office:value-type="float" office:value="0.0214700412154013" calcext:value-type="float">
            <text:p>0.021470041215401</text:p>
          </table:table-cell>
          <table:table-cell office:value-type="float" office:value="52.121460860637" calcext:value-type="float">
            <text:p>52.121460860637</text:p>
          </table:table-cell>
        </table:table-row>
        <table:table-row table:style-name="ro1">
          <table:table-cell office:value-type="float" office:value="692.21" calcext:value-type="float">
            <text:p>692.21</text:p>
          </table:table-cell>
          <table:table-cell office:value-type="float" office:value="0.075055137" calcext:value-type="float">
            <text:p>0.075055137</text:p>
          </table:table-cell>
          <table:table-cell table:formula="of:=[.B682]/3.7249425" office:value-type="float" office:value="0.0201493410972116" calcext:value-type="float">
            <text:p>0.020149341097212</text:p>
          </table:table-cell>
          <table:table-cell office:value-type="float" office:value="52.197863751137" calcext:value-type="float">
            <text:p>52.197863751137</text:p>
          </table:table-cell>
        </table:table-row>
        <table:table-row table:style-name="ro1">
          <table:table-cell office:value-type="float" office:value="693.23" calcext:value-type="float">
            <text:p>693.23</text:p>
          </table:table-cell>
          <table:table-cell office:value-type="float" office:value="0.070645396" calcext:value-type="float">
            <text:p>0.070645396</text:p>
          </table:table-cell>
          <table:table-cell table:formula="of:=[.B683]/3.7249425" office:value-type="float" office:value="0.018965499735902" calcext:value-type="float">
            <text:p>0.018965499735902</text:p>
          </table:table-cell>
          <table:table-cell office:value-type="float" office:value="52.269777715832" calcext:value-type="float">
            <text:p>52.269777715832</text:p>
          </table:table-cell>
        </table:table-row>
        <table:table-row table:style-name="ro1">
          <table:table-cell office:value-type="float" office:value="694.25" calcext:value-type="float">
            <text:p>694.25</text:p>
          </table:table-cell>
          <table:table-cell office:value-type="float" office:value="0.066859938" calcext:value-type="float">
            <text:p>0.066859938</text:p>
          </table:table-cell>
          <table:table-cell table:formula="of:=[.B684]/3.7249425" office:value-type="float" office:value="0.0179492537133124" calcext:value-type="float">
            <text:p>0.017949253713312</text:p>
          </table:table-cell>
          <table:table-cell office:value-type="float" office:value="52.337838247927" calcext:value-type="float">
            <text:p>52.337838247927</text:p>
          </table:table-cell>
        </table:table-row>
        <table:table-row table:style-name="ro1">
          <table:table-cell office:value-type="float" office:value="695.26" calcext:value-type="float">
            <text:p>695.26</text:p>
          </table:table-cell>
          <table:table-cell office:value-type="float" office:value="0.063760502" calcext:value-type="float">
            <text:p>0.063760502</text:p>
          </table:table-cell>
          <table:table-cell table:formula="of:=[.B685]/3.7249425" office:value-type="float" office:value="0.0171171775134784" calcext:value-type="float">
            <text:p>0.017117177513478</text:p>
          </table:table-cell>
          <table:table-cell office:value-type="float" office:value="52.402743687893" calcext:value-type="float">
            <text:p>52.402743687893</text:p>
          </table:table-cell>
        </table:table-row>
        <table:table-row table:style-name="ro1">
          <table:table-cell office:value-type="float" office:value="696.28" calcext:value-type="float">
            <text:p>696.28</text:p>
          </table:table-cell>
          <table:table-cell office:value-type="float" office:value="0.061354057" calcext:value-type="float">
            <text:p>0.061354057</text:p>
          </table:table-cell>
          <table:table-cell table:formula="of:=[.B686]/3.7249425" office:value-type="float" office:value="0.016471142037763" calcext:value-type="float">
            <text:p>0.016471142037763</text:p>
          </table:table-cell>
          <table:table-cell office:value-type="float" office:value="52.465199469998" calcext:value-type="float">
            <text:p>52.465199469998</text:p>
          </table:table-cell>
        </table:table-row>
        <table:table-row table:style-name="ro1">
          <table:table-cell office:value-type="float" office:value="697.3" calcext:value-type="float">
            <text:p>697.3</text:p>
          </table:table-cell>
          <table:table-cell office:value-type="float" office:value="0.059598675" calcext:value-type="float">
            <text:p>0.059598675</text:p>
          </table:table-cell>
          <table:table-cell table:formula="of:=[.B687]/3.7249425" office:value-type="float" office:value="0.0159998912734895" calcext:value-type="float">
            <text:p>0.01599989127349</text:p>
          </table:table-cell>
          <table:table-cell office:value-type="float" office:value="52.525868349819" calcext:value-type="float">
            <text:p>52.525868349819</text:p>
          </table:table-cell>
        </table:table-row>
        <table:table-row table:style-name="ro1">
          <table:table-cell office:value-type="float" office:value="698.32" calcext:value-type="float">
            <text:p>698.32</text:p>
          </table:table-cell>
          <table:table-cell office:value-type="float" office:value="0.058416512" calcext:value-type="float">
            <text:p>0.058416512</text:p>
          </table:table-cell>
          <table:table-cell table:formula="of:=[.B688]/3.7249425" office:value-type="float" office:value="0.0156825271799498" calcext:value-type="float">
            <text:p>0.01568252717995</text:p>
          </table:table-cell>
          <table:table-cell office:value-type="float" office:value="52.585333838536" calcext:value-type="float">
            <text:p>52.585333838536</text:p>
          </table:table-cell>
        </table:table-row>
        <table:table-row table:style-name="ro1">
          <table:table-cell office:value-type="float" office:value="699.34" calcext:value-type="float">
            <text:p>699.34</text:p>
          </table:table-cell>
          <table:table-cell office:value-type="float" office:value="0.057710217" calcext:value-type="float">
            <text:p>0.057710217</text:p>
          </table:table-cell>
          <table:table-cell table:formula="of:=[.B689]/3.7249425" office:value-type="float" office:value="0.015492914857075" calcext:value-type="float">
            <text:p>0.015492914857075</text:p>
          </table:table-cell>
          <table:table-cell office:value-type="float" office:value="52.644080349376" calcext:value-type="float">
            <text:p>52.644080349376</text:p>
          </table:table-cell>
        </table:table-row>
        <table:table-row table:style-name="ro1">
          <table:table-cell office:value-type="float" office:value="700.35" calcext:value-type="float">
            <text:p>700.35</text:p>
          </table:table-cell>
          <table:table-cell office:value-type="float" office:value="0.057377935" calcext:value-type="float">
            <text:p>0.057377935</text:p>
          </table:table-cell>
          <table:table-cell table:formula="of:=[.B690]/3.7249425" office:value-type="float" office:value="0.0154037102586147" calcext:value-type="float">
            <text:p>0.015403710258615</text:p>
          </table:table-cell>
          <table:table-cell office:value-type="float" office:value="52.70248861087" calcext:value-type="float">
            <text:p>52.70248861087</text:p>
          </table:table-cell>
        </table:table-row>
        <table:table-row table:style-name="ro1">
          <table:table-cell office:value-type="float" office:value="701.37" calcext:value-type="float">
            <text:p>701.37</text:p>
          </table:table-cell>
          <table:table-cell office:value-type="float" office:value="0.057323368" calcext:value-type="float">
            <text:p>0.057323368</text:p>
          </table:table-cell>
          <table:table-cell table:formula="of:=[.B691]/3.7249425" office:value-type="float" office:value="0.0153890611734275" calcext:value-type="float">
            <text:p>0.015389061173428</text:p>
          </table:table-cell>
          <table:table-cell office:value-type="float" office:value="52.760841325481" calcext:value-type="float">
            <text:p>52.760841325481</text:p>
          </table:table-cell>
        </table:table-row>
        <table:table-row table:style-name="ro1">
          <table:table-cell office:value-type="float" office:value="702.39" calcext:value-type="float">
            <text:p>702.39</text:p>
          </table:table-cell>
          <table:table-cell office:value-type="float" office:value="0.057460788" calcext:value-type="float">
            <text:p>0.057460788</text:p>
          </table:table-cell>
          <table:table-cell table:formula="of:=[.B692]/3.7249425" office:value-type="float" office:value="0.0154259530180667" calcext:value-type="float">
            <text:p>0.015425953018067</text:p>
          </table:table-cell>
          <table:table-cell office:value-type="float" office:value="52.819333928046" calcext:value-type="float">
            <text:p>52.819333928046</text:p>
          </table:table-cell>
        </table:table-row>
        <table:table-row table:style-name="ro1">
          <table:table-cell office:value-type="float" office:value="703.41" calcext:value-type="float">
            <text:p>703.41</text:p>
          </table:table-cell>
          <table:table-cell office:value-type="float" office:value="0.057718448" calcext:value-type="float">
            <text:p>0.057718448</text:p>
          </table:table-cell>
          <table:table-cell table:formula="of:=[.B693]/3.7249425" office:value-type="float" office:value="0.0154951245556139" calcext:value-type="float">
            <text:p>0.015495124555614</text:p>
          </table:table-cell>
          <table:table-cell office:value-type="float" office:value="52.878088816975" calcext:value-type="float">
            <text:p>52.878088816975</text:p>
          </table:table-cell>
        </table:table-row>
        <table:table-row table:style-name="ro1">
          <table:table-cell office:value-type="float" office:value="704.43" calcext:value-type="float">
            <text:p>704.43</text:p>
          </table:table-cell>
          <table:table-cell office:value-type="float" office:value="0.058045311" calcext:value-type="float">
            <text:p>0.058045311</text:p>
          </table:table-cell>
          <table:table-cell table:formula="of:=[.B694]/3.7249425" office:value-type="float" office:value="0.0155828743665171" calcext:value-type="float">
            <text:p>0.015582874366517</text:p>
          </table:table-cell>
          <table:table-cell office:value-type="float" office:value="52.937176438368" calcext:value-type="float">
            <text:p>52.937176438368</text:p>
          </table:table-cell>
        </table:table-row>
        <table:table-row table:style-name="ro1">
          <table:table-cell office:value-type="float" office:value="705.44" calcext:value-type="float">
            <text:p>705.44</text:p>
          </table:table-cell>
          <table:table-cell office:value-type="float" office:value="0.058423917" calcext:value-type="float">
            <text:p>0.058423917</text:p>
          </table:table-cell>
          <table:table-cell table:formula="of:=[.B695]/3.7249425" office:value-type="float" office:value="0.0156845151300993" calcext:value-type="float">
            <text:p>0.015684515130099</text:p>
          </table:table-cell>
          <table:table-cell office:value-type="float" office:value="52.996649464984" calcext:value-type="float">
            <text:p>52.996649464984</text:p>
          </table:table-cell>
        </table:table-row>
        <table:table-row table:style-name="ro1">
          <table:table-cell office:value-type="float" office:value="706.46" calcext:value-type="float">
            <text:p>706.46</text:p>
          </table:table-cell>
          <table:table-cell office:value-type="float" office:value="0.058886946" calcext:value-type="float">
            <text:p>0.058886946</text:p>
          </table:table-cell>
          <table:table-cell table:formula="of:=[.B696]/3.7249425" office:value-type="float" office:value="0.0158088201361498" calcext:value-type="float">
            <text:p>0.01580882013615</text:p>
          </table:table-cell>
          <table:table-cell office:value-type="float" office:value="53.056593834692" calcext:value-type="float">
            <text:p>53.056593834692</text:p>
          </table:table-cell>
        </table:table-row>
        <table:table-row table:style-name="ro1">
          <table:table-cell office:value-type="float" office:value="707.48" calcext:value-type="float">
            <text:p>707.48</text:p>
          </table:table-cell>
          <table:table-cell office:value-type="float" office:value="0.059529128" calcext:value-type="float">
            <text:p>0.059529128</text:p>
          </table:table-cell>
          <table:table-cell table:formula="of:=[.B697]/3.7249425" office:value-type="float" office:value="0.0159812206497147" calcext:value-type="float">
            <text:p>0.015981220649715</text:p>
          </table:table-cell>
          <table:table-cell office:value-type="float" office:value="53.117191918114" calcext:value-type="float">
            <text:p>53.117191918114</text:p>
          </table:table-cell>
        </table:table-row>
        <table:table-row table:style-name="ro1">
          <table:table-cell office:value-type="float" office:value="708.5" calcext:value-type="float">
            <text:p>708.5</text:p>
          </table:table-cell>
          <table:table-cell office:value-type="float" office:value="0.060503127" calcext:value-type="float">
            <text:p>0.060503127</text:p>
          </table:table-cell>
          <table:table-cell table:formula="of:=[.B698]/3.7249425" office:value-type="float" office:value="0.0162427009275982" calcext:value-type="float">
            <text:p>0.016242700927598</text:p>
          </table:table-cell>
          <table:table-cell office:value-type="float" office:value="53.178781490432" calcext:value-type="float">
            <text:p>53.178781490432</text:p>
          </table:table-cell>
        </table:table-row>
        <table:table-row table:style-name="ro1">
          <table:table-cell office:value-type="float" office:value="709.52" calcext:value-type="float">
            <text:p>709.52</text:p>
          </table:table-cell>
          <table:table-cell office:value-type="float" office:value="0.061990645" calcext:value-type="float">
            <text:p>0.061990645</text:p>
          </table:table-cell>
          <table:table-cell table:formula="of:=[.B699]/3.7249425" office:value-type="float" office:value="0.0166420407831799" calcext:value-type="float">
            <text:p>0.01664204078318</text:p>
          </table:table-cell>
          <table:table-cell office:value-type="float" office:value="53.241885291919" calcext:value-type="float">
            <text:p>53.241885291919</text:p>
          </table:table-cell>
        </table:table-row>
        <table:table-row table:style-name="ro1">
          <table:table-cell office:value-type="float" office:value="710.53" calcext:value-type="float">
            <text:p>710.53</text:p>
          </table:table-cell>
          <table:table-cell office:value-type="float" office:value="0.064148794" calcext:value-type="float">
            <text:p>0.064148794</text:p>
          </table:table-cell>
          <table:table-cell table:formula="of:=[.B700]/3.7249425" office:value-type="float" office:value="0.017221418585656" calcext:value-type="float">
            <text:p>0.017221418585656</text:p>
          </table:table-cell>
          <table:table-cell office:value-type="float" office:value="53.307185996178" calcext:value-type="float">
            <text:p>53.307185996178</text:p>
          </table:table-cell>
        </table:table-row>
        <table:table-row table:style-name="ro1">
          <table:table-cell office:value-type="float" office:value="711.55" calcext:value-type="float">
            <text:p>711.55</text:p>
          </table:table-cell>
          <table:table-cell office:value-type="float" office:value="0.067043858" calcext:value-type="float">
            <text:p>0.067043858</text:p>
          </table:table-cell>
          <table:table-cell table:formula="of:=[.B701]/3.7249425" office:value-type="float" office:value="0.0179986289721251" calcext:value-type="float">
            <text:p>0.017998628972125</text:p>
          </table:table-cell>
          <table:table-cell office:value-type="float" office:value="53.375433750314" calcext:value-type="float">
            <text:p>53.375433750314</text:p>
          </table:table-cell>
        </table:table-row>
        <table:table-row table:style-name="ro1">
          <table:table-cell office:value-type="float" office:value="712.57" calcext:value-type="float">
            <text:p>712.57</text:p>
          </table:table-cell>
          <table:table-cell office:value-type="float" office:value="0.070594773" calcext:value-type="float">
            <text:p>0.070594773</text:p>
          </table:table-cell>
          <table:table-cell table:formula="of:=[.B702]/3.7249425" office:value-type="float" office:value="0.0189519094590051" calcext:value-type="float">
            <text:p>0.018951909459005</text:p>
          </table:table-cell>
          <table:table-cell office:value-type="float" office:value="53.447296182842" calcext:value-type="float">
            <text:p>53.447296182842</text:p>
          </table:table-cell>
        </table:table-row>
        <table:table-row table:style-name="ro1">
          <table:table-cell office:value-type="float" office:value="713.59" calcext:value-type="float">
            <text:p>713.59</text:p>
          </table:table-cell>
          <table:table-cell office:value-type="float" office:value="0.074551482" calcext:value-type="float">
            <text:p>0.074551482</text:p>
          </table:table-cell>
          <table:table-cell table:formula="of:=[.B703]/3.7249425" office:value-type="float" office:value="0.0200141296140813" calcext:value-type="float">
            <text:p>0.020014129614081</text:p>
          </table:table-cell>
          <table:table-cell office:value-type="float" office:value="53.523186374348" calcext:value-type="float">
            <text:p>53.523186374348</text:p>
          </table:table-cell>
        </table:table-row>
        <table:table-row table:style-name="ro1">
          <table:table-cell office:value-type="float" office:value="714.61" calcext:value-type="float">
            <text:p>714.61</text:p>
          </table:table-cell>
          <table:table-cell office:value-type="float" office:value="0.078525631" calcext:value-type="float">
            <text:p>0.078525631</text:p>
          </table:table-cell>
          <table:table-cell table:formula="of:=[.B704]/3.7249425" office:value-type="float" office:value="0.0210810317206239" calcext:value-type="float">
            <text:p>0.021081031720624</text:p>
          </table:table-cell>
          <table:table-cell office:value-type="float" office:value="53.60312207865" calcext:value-type="float">
            <text:p>53.60312207865</text:p>
          </table:table-cell>
        </table:table-row>
        <table:table-row table:style-name="ro1">
          <table:table-cell office:value-type="float" office:value="715.62" calcext:value-type="float">
            <text:p>715.62</text:p>
          </table:table-cell>
          <table:table-cell office:value-type="float" office:value="0.082074181" calcext:value-type="float">
            <text:p>0.082074181</text:p>
          </table:table-cell>
          <table:table-cell table:formula="of:=[.B705]/3.7249425" office:value-type="float" office:value="0.0220336772983744" calcext:value-type="float">
            <text:p>0.022033677298374</text:p>
          </table:table-cell>
          <table:table-cell office:value-type="float" office:value="53.686670053148" calcext:value-type="float">
            <text:p>53.686670053148</text:p>
          </table:table-cell>
        </table:table-row>
        <table:table-row table:style-name="ro1">
          <table:table-cell office:value-type="float" office:value="716.64" calcext:value-type="float">
            <text:p>716.64</text:p>
          </table:table-cell>
          <table:table-cell office:value-type="float" office:value="0.084816028" calcext:value-type="float">
            <text:p>0.084816028</text:p>
          </table:table-cell>
          <table:table-cell table:formula="of:=[.B706]/3.7249425" office:value-type="float" office:value="0.022769754969372" calcext:value-type="float">
            <text:p>0.022769754969372</text:p>
          </table:table-cell>
          <table:table-cell office:value-type="float" office:value="53.773009109856" calcext:value-type="float">
            <text:p>53.773009109856</text:p>
          </table:table-cell>
        </table:table-row>
        <table:table-row table:style-name="ro1">
          <table:table-cell office:value-type="float" office:value="717.66" calcext:value-type="float">
            <text:p>717.66</text:p>
          </table:table-cell>
          <table:table-cell office:value-type="float" office:value="0.086546009" calcext:value-type="float">
            <text:p>0.086546009</text:p>
          </table:table-cell>
          <table:table-cell table:formula="of:=[.B707]/3.7249425" office:value-type="float" office:value="0.0232341865679806" calcext:value-type="float">
            <text:p>0.023234186567981</text:p>
          </table:table-cell>
          <table:table-cell office:value-type="float" office:value="53.861109212094" calcext:value-type="float">
            <text:p>53.861109212094</text:p>
          </table:table-cell>
        </table:table-row>
        <table:table-row table:style-name="ro1">
          <table:table-cell office:value-type="float" office:value="718.68" calcext:value-type="float">
            <text:p>718.68</text:p>
          </table:table-cell>
          <table:table-cell office:value-type="float" office:value="0.087306885" calcext:value-type="float">
            <text:p>0.087306885</text:p>
          </table:table-cell>
          <table:table-cell table:formula="of:=[.B708]/3.7249425" office:value-type="float" office:value="0.0234384517344899" calcext:value-type="float">
            <text:p>0.02343845173449</text:p>
          </table:table-cell>
          <table:table-cell office:value-type="float" office:value="53.949983853836" calcext:value-type="float">
            <text:p>53.949983853836</text:p>
          </table:table-cell>
        </table:table-row>
        <table:table-row table:style-name="ro1">
          <table:table-cell office:value-type="float" office:value="719.7" calcext:value-type="float">
            <text:p>719.7</text:p>
          </table:table-cell>
          <table:table-cell office:value-type="float" office:value="0.087391253" calcext:value-type="float">
            <text:p>0.087391253</text:p>
          </table:table-cell>
          <table:table-cell table:formula="of:=[.B709]/3.7249425" office:value-type="float" office:value="0.0234611012116294" calcext:value-type="float">
            <text:p>0.02346110121163</text:p>
          </table:table-cell>
          <table:table-cell office:value-type="float" office:value="54.038944378209" calcext:value-type="float">
            <text:p>54.038944378209</text:p>
          </table:table-cell>
        </table:table-row>
        <table:table-row table:style-name="ro1">
          <table:table-cell office:value-type="float" office:value="720.71" calcext:value-type="float">
            <text:p>720.71</text:p>
          </table:table-cell>
          <table:table-cell office:value-type="float" office:value="0.087268514" calcext:value-type="float">
            <text:p>0.087268514</text:p>
          </table:table-cell>
          <table:table-cell table:formula="of:=[.B710]/3.7249425" office:value-type="float" office:value="0.0234281506358823" calcext:value-type="float">
            <text:p>0.023428150635882</text:p>
          </table:table-cell>
          <table:table-cell office:value-type="float" office:value="54.127779959448" calcext:value-type="float">
            <text:p>54.127779959448</text:p>
          </table:table-cell>
        </table:table-row>
        <table:table-row table:style-name="ro1">
          <table:table-cell office:value-type="float" office:value="721.73" calcext:value-type="float">
            <text:p>721.73</text:p>
          </table:table-cell>
          <table:table-cell office:value-type="float" office:value="0.087458769" calcext:value-type="float">
            <text:p>0.087458769</text:p>
          </table:table-cell>
          <table:table-cell table:formula="of:=[.B711]/3.7249425" office:value-type="float" office:value="0.0234792265920883" calcext:value-type="float">
            <text:p>0.023479226592088</text:p>
          </table:table-cell>
          <table:table-cell office:value-type="float" office:value="54.216809212239" calcext:value-type="float">
            <text:p>54.216809212239</text:p>
          </table:table-cell>
        </table:table-row>
        <table:table-row table:style-name="ro1">
          <table:table-cell office:value-type="float" office:value="722.75" calcext:value-type="float">
            <text:p>722.75</text:p>
          </table:table-cell>
          <table:table-cell office:value-type="float" office:value="0.088395058" calcext:value-type="float">
            <text:p>0.088395058</text:p>
          </table:table-cell>
          <table:table-cell table:formula="of:=[.B712]/3.7249425" office:value-type="float" office:value="0.0237305832237679" calcext:value-type="float">
            <text:p>0.023730583223768</text:p>
          </table:table-cell>
          <table:table-cell office:value-type="float" office:value="54.306791567368" calcext:value-type="float">
            <text:p>54.306791567368</text:p>
          </table:table-cell>
        </table:table-row>
        <table:table-row table:style-name="ro1">
          <table:table-cell office:value-type="float" office:value="723.77" calcext:value-type="float">
            <text:p>723.77</text:p>
          </table:table-cell>
          <table:table-cell office:value-type="float" office:value="0.090319621" calcext:value-type="float">
            <text:p>0.090319621</text:p>
          </table:table-cell>
          <table:table-cell table:formula="of:=[.B713]/3.7249425" office:value-type="float" office:value="0.0242472524072519" calcext:value-type="float">
            <text:p>0.024247252407252</text:p>
          </table:table-cell>
          <table:table-cell office:value-type="float" office:value="54.398733044277" calcext:value-type="float">
            <text:p>54.398733044277</text:p>
          </table:table-cell>
        </table:table-row>
        <table:table-row table:style-name="ro1">
          <table:table-cell office:value-type="float" office:value="724.79" calcext:value-type="float">
            <text:p>724.79</text:p>
          </table:table-cell>
          <table:table-cell office:value-type="float" office:value="0.093246551" calcext:value-type="float">
            <text:p>0.093246551</text:p>
          </table:table-cell>
          <table:table-cell table:formula="of:=[.B714]/3.7249425" office:value-type="float" office:value="0.0250330175566468" calcext:value-type="float">
            <text:p>0.025033017556647</text:p>
          </table:table-cell>
          <table:table-cell office:value-type="float" office:value="54.493654009716" calcext:value-type="float">
            <text:p>54.493654009716</text:p>
          </table:table-cell>
        </table:table-row>
        <table:table-row table:style-name="ro1">
          <table:table-cell office:value-type="float" office:value="725.8" calcext:value-type="float">
            <text:p>725.8</text:p>
          </table:table-cell>
          <table:table-cell office:value-type="float" office:value="0.0969975" calcext:value-type="float">
            <text:p>0.0969975</text:p>
          </table:table-cell>
          <table:table-cell table:formula="of:=[.B715]/3.7249425" office:value-type="float" office:value="0.0260399992751566" calcext:value-type="float">
            <text:p>0.026039999275157</text:p>
          </table:table-cell>
          <table:table-cell office:value-type="float" office:value="54.592393279328" calcext:value-type="float">
            <text:p>54.592393279328</text:p>
          </table:table-cell>
        </table:table-row>
        <table:table-row table:style-name="ro1">
          <table:table-cell office:value-type="float" office:value="726.82" calcext:value-type="float">
            <text:p>726.82</text:p>
          </table:table-cell>
          <table:table-cell office:value-type="float" office:value="0.10128939" calcext:value-type="float">
            <text:p>0.10128939</text:p>
          </table:table-cell>
          <table:table-cell table:formula="of:=[.B716]/3.7249425" office:value-type="float" office:value="0.0271922022957401" calcext:value-type="float">
            <text:p>0.02719220229574</text:p>
          </table:table-cell>
          <table:table-cell office:value-type="float" office:value="54.695501507218" calcext:value-type="float">
            <text:p>54.695501507218</text:p>
          </table:table-cell>
        </table:table-row>
        <table:table-row table:style-name="ro1">
          <table:table-cell office:value-type="float" office:value="727.84" calcext:value-type="float">
            <text:p>727.84</text:p>
          </table:table-cell>
          <table:table-cell office:value-type="float" office:value="0.10583495" calcext:value-type="float">
            <text:p>0.10583495</text:p>
          </table:table-cell>
          <table:table-cell table:formula="of:=[.B717]/3.7249425" office:value-type="float" office:value="0.0284125056963967" calcext:value-type="float">
            <text:p>0.028412505696397</text:p>
          </table:table-cell>
          <table:table-cell office:value-type="float" office:value="54.803236921135" calcext:value-type="float">
            <text:p>54.803236921135</text:p>
          </table:table-cell>
        </table:table-row>
        <table:table-row table:style-name="ro1">
          <table:table-cell office:value-type="float" office:value="728.86" calcext:value-type="float">
            <text:p>728.86</text:p>
          </table:table-cell>
          <table:table-cell office:value-type="float" office:value="0.1104158" calcext:value-type="float">
            <text:p>0.1104158</text:p>
          </table:table-cell>
          <table:table-cell table:formula="of:=[.B718]/3.7249425" office:value-type="float" office:value="0.029642283068799" calcext:value-type="float">
            <text:p>0.029642283068799</text:p>
          </table:table-cell>
          <table:table-cell office:value-type="float" office:value="54.91563544275" calcext:value-type="float">
            <text:p>54.91563544275</text:p>
          </table:table-cell>
        </table:table-row>
        <table:table-row table:style-name="ro1">
          <table:table-cell office:value-type="float" office:value="729.88" calcext:value-type="float">
            <text:p>729.88</text:p>
          </table:table-cell>
          <table:table-cell office:value-type="float" office:value="0.11490382" calcext:value-type="float">
            <text:p>0.11490382</text:p>
          </table:table-cell>
          <table:table-cell table:formula="of:=[.B719]/3.7249425" office:value-type="float" office:value="0.0308471392511428" calcext:value-type="float">
            <text:p>0.030847139251143</text:p>
          </table:table-cell>
          <table:table-cell office:value-type="float" office:value="55.032602577786" calcext:value-type="float">
            <text:p>55.032602577786</text:p>
          </table:table-cell>
        </table:table-row>
        <table:table-row table:style-name="ro1">
          <table:table-cell office:value-type="float" office:value="730.89" calcext:value-type="float">
            <text:p>730.89</text:p>
          </table:table-cell>
          <table:table-cell office:value-type="float" office:value="0.1192325" calcext:value-type="float">
            <text:p>0.1192325</text:p>
          </table:table-cell>
          <table:table-cell table:formula="of:=[.B720]/3.7249425" office:value-type="float" office:value="0.032009218934252" calcext:value-type="float">
            <text:p>0.032009218934252</text:p>
          </table:table-cell>
          <table:table-cell office:value-type="float" office:value="55.15397611844" calcext:value-type="float">
            <text:p>55.15397611844</text:p>
          </table:table-cell>
        </table:table-row>
        <table:table-row table:style-name="ro1">
          <table:table-cell office:value-type="float" office:value="731.91" calcext:value-type="float">
            <text:p>731.91</text:p>
          </table:table-cell>
          <table:table-cell office:value-type="float" office:value="0.12334363" calcext:value-type="float">
            <text:p>0.12334363</text:p>
          </table:table-cell>
          <table:table-cell table:formula="of:=[.B721]/3.7249425" office:value-type="float" office:value="0.0331128950312656" calcext:value-type="float">
            <text:p>0.033112895031266</text:p>
          </table:table-cell>
          <table:table-cell office:value-type="float" office:value="55.279534612686" calcext:value-type="float">
            <text:p>55.279534612686</text:p>
          </table:table-cell>
        </table:table-row>
        <table:table-row table:style-name="ro1">
          <table:table-cell office:value-type="float" office:value="732.93" calcext:value-type="float">
            <text:p>732.93</text:p>
          </table:table-cell>
          <table:table-cell office:value-type="float" office:value="0.12714576" calcext:value-type="float">
            <text:p>0.12714576</text:p>
          </table:table-cell>
          <table:table-cell table:formula="of:=[.B722]/3.7249425" office:value-type="float" office:value="0.0341336168276423" calcext:value-type="float">
            <text:p>0.034133616827642</text:p>
          </table:table-cell>
          <table:table-cell office:value-type="float" office:value="55.408963507566" calcext:value-type="float">
            <text:p>55.408963507566</text:p>
          </table:table-cell>
        </table:table-row>
        <table:table-row table:style-name="ro1">
          <table:table-cell office:value-type="float" office:value="733.95" calcext:value-type="float">
            <text:p>733.95</text:p>
          </table:table-cell>
          <table:table-cell office:value-type="float" office:value="0.13051329" calcext:value-type="float">
            <text:p>0.13051329</text:p>
          </table:table-cell>
          <table:table-cell table:formula="of:=[.B723]/3.7249425" office:value-type="float" office:value="0.0350376656820877" calcext:value-type="float">
            <text:p>0.035037665682088</text:p>
          </table:table-cell>
          <table:table-cell office:value-type="float" office:value="55.541820406936" calcext:value-type="float">
            <text:p>55.541820406936</text:p>
          </table:table-cell>
        </table:table-row>
        <table:table-row table:style-name="ro1">
          <table:table-cell office:value-type="float" office:value="734.96" calcext:value-type="float">
            <text:p>734.96</text:p>
          </table:table-cell>
          <table:table-cell office:value-type="float" office:value="0.13333308" calcext:value-type="float">
            <text:p>0.13333308</text:p>
          </table:table-cell>
          <table:table-cell table:formula="of:=[.B724]/3.7249425" office:value-type="float" office:value="0.0357946679713848" calcext:value-type="float">
            <text:p>0.035794667971385</text:p>
          </table:table-cell>
          <table:table-cell office:value-type="float" office:value="55.677547725856" calcext:value-type="float">
            <text:p>55.677547725856</text:p>
          </table:table-cell>
        </table:table-row>
        <table:table-row table:style-name="ro1">
          <table:table-cell office:value-type="float" office:value="735.98" calcext:value-type="float">
            <text:p>735.98</text:p>
          </table:table-cell>
          <table:table-cell office:value-type="float" office:value="0.13557802" calcext:value-type="float">
            <text:p>0.13557802</text:p>
          </table:table-cell>
          <table:table-cell table:formula="of:=[.B725]/3.7249425" office:value-type="float" office:value="0.0363973457308401" calcext:value-type="float">
            <text:p>0.03639734573084</text:p>
          </table:table-cell>
          <table:table-cell office:value-type="float" office:value="55.815560302696" calcext:value-type="float">
            <text:p>55.81556030269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13736848" calcext:value-type="float">
            <text:p>0.13736848</text:p>
          </table:table-cell>
          <table:table-cell table:formula="of:=[.B726]/3.7249425" office:value-type="float" office:value="0.0368780135532293" calcext:value-type="float">
            <text:p>0.036878013553229</text:p>
          </table:table-cell>
          <table:table-cell office:value-type="float" office:value="55.955395487084" calcext:value-type="float">
            <text:p>55.955395487084</text:p>
          </table:table-cell>
        </table:table-row>
        <table:table-row table:style-name="ro1">
          <table:table-cell office:value-type="float" office:value="738.02" calcext:value-type="float">
            <text:p>738.02</text:p>
          </table:table-cell>
          <table:table-cell office:value-type="float" office:value="0.13898091" calcext:value-type="float">
            <text:p>0.13898091</text:p>
          </table:table-cell>
          <table:table-cell table:formula="of:=[.B727]/3.7249425" office:value-type="float" office:value="0.0373108873492678" calcext:value-type="float">
            <text:p>0.037310887349268</text:p>
          </table:table-cell>
          <table:table-cell office:value-type="float" office:value="56.096872060638" calcext:value-type="float">
            <text:p>56.096872060638</text:p>
          </table:table-cell>
        </table:table-row>
        <table:table-row table:style-name="ro1">
          <table:table-cell office:value-type="float" office:value="739.04" calcext:value-type="float">
            <text:p>739.04</text:p>
          </table:table-cell>
          <table:table-cell office:value-type="float" office:value="0.14078238" calcext:value-type="float">
            <text:p>0.14078238</text:p>
          </table:table-cell>
          <table:table-cell table:formula="of:=[.B728]/3.7249425" office:value-type="float" office:value="0.0377945109219807" calcext:value-type="float">
            <text:p>0.037794510921981</text:p>
          </table:table-cell>
          <table:table-cell office:value-type="float" office:value="56.240182443782" calcext:value-type="float">
            <text:p>56.240182443782</text:p>
          </table:table-cell>
        </table:table-row>
        <table:table-row table:style-name="ro1">
          <table:table-cell office:value-type="float" office:value="740.05" calcext:value-type="float">
            <text:p>740.05</text:p>
          </table:table-cell>
          <table:table-cell office:value-type="float" office:value="0.14310132" calcext:value-type="float">
            <text:p>0.14310132</text:p>
          </table:table-cell>
          <table:table-cell table:formula="of:=[.B729]/3.7249425" office:value-type="float" office:value="0.0384170547599057" calcext:value-type="float">
            <text:p>0.038417054759906</text:p>
          </table:table-cell>
          <table:table-cell office:value-type="float" office:value="56.385853410095" calcext:value-type="float">
            <text:p>56.385853410095</text:p>
          </table:table-cell>
        </table:table-row>
        <table:table-row table:style-name="ro1">
          <table:table-cell office:value-type="float" office:value="741.07" calcext:value-type="float">
            <text:p>741.07</text:p>
          </table:table-cell>
          <table:table-cell office:value-type="float" office:value="0.14607741" calcext:value-type="float">
            <text:p>0.14607741</text:p>
          </table:table-cell>
          <table:table-cell table:formula="of:=[.B730]/3.7249425" office:value-type="float" office:value="0.039216017428457" calcext:value-type="float">
            <text:p>0.039216017428457</text:p>
          </table:table-cell>
          <table:table-cell office:value-type="float" office:value="56.534553908877" calcext:value-type="float">
            <text:p>56.534553908877</text:p>
          </table:table-cell>
        </table:table-row>
        <table:table-row table:style-name="ro1">
          <table:table-cell office:value-type="float" office:value="742.09" calcext:value-type="float">
            <text:p>742.09</text:p>
          </table:table-cell>
          <table:table-cell office:value-type="float" office:value="0.1495507" calcext:value-type="float">
            <text:p>0.1495507</text:p>
          </table:table-cell>
          <table:table-cell table:formula="of:=[.B731]/3.7249425" office:value-type="float" office:value="0.0401484586674828" calcext:value-type="float">
            <text:p>0.040148458667483</text:p>
          </table:table-cell>
          <table:table-cell office:value-type="float" office:value="56.686790068174" calcext:value-type="float">
            <text:p>56.686790068174</text:p>
          </table:table-cell>
        </table:table-row>
        <table:table-row table:style-name="ro1">
          <table:table-cell office:value-type="float" office:value="743.11" calcext:value-type="float">
            <text:p>743.11</text:p>
          </table:table-cell>
          <table:table-cell office:value-type="float" office:value="0.15304491" calcext:value-type="float">
            <text:p>0.15304491</text:p>
          </table:table-cell>
          <table:table-cell table:formula="of:=[.B732]/3.7249425" office:value-type="float" office:value="0.0410865161005841" calcext:value-type="float">
            <text:p>0.041086516100584</text:p>
          </table:table-cell>
          <table:table-cell office:value-type="float" office:value="56.842583183323" calcext:value-type="float">
            <text:p>56.842583183323</text:p>
          </table:table-cell>
        </table:table-row>
        <table:table-row table:style-name="ro1">
          <table:table-cell office:value-type="float" office:value="744.13" calcext:value-type="float">
            <text:p>744.13</text:p>
          </table:table-cell>
          <table:table-cell office:value-type="float" office:value="0.15587051" calcext:value-type="float">
            <text:p>0.15587051</text:p>
          </table:table-cell>
          <table:table-cell table:formula="of:=[.B733]/3.7249425" office:value-type="float" office:value="0.0418450781455016" calcext:value-type="float">
            <text:p>0.041845078145502</text:p>
          </table:table-cell>
          <table:table-cell office:value-type="float" office:value="57.00125264037" calcext:value-type="float">
            <text:p>57.00125264037</text:p>
          </table:table-cell>
        </table:table-row>
        <table:table-row table:style-name="ro1">
          <table:table-cell office:value-type="float" office:value="745.14" calcext:value-type="float">
            <text:p>745.14</text:p>
          </table:table-cell>
          <table:table-cell office:value-type="float" office:value="0.15733033" calcext:value-type="float">
            <text:p>0.15733033</text:p>
          </table:table-cell>
          <table:table-cell table:formula="of:=[.B734]/3.7249425" office:value-type="float" office:value="0.0422369821816041" calcext:value-type="float">
            <text:p>0.042236982181604</text:p>
          </table:table-cell>
          <table:table-cell office:value-type="float" office:value="57.161408128306" calcext:value-type="float">
            <text:p>57.161408128306</text:p>
          </table:table-cell>
        </table:table-row>
        <table:table-row table:style-name="ro1">
          <table:table-cell office:value-type="float" office:value="746.16" calcext:value-type="float">
            <text:p>746.16</text:p>
          </table:table-cell>
          <table:table-cell office:value-type="float" office:value="0.15696913" calcext:value-type="float">
            <text:p>0.15696913</text:p>
          </table:table-cell>
          <table:table-cell table:formula="of:=[.B735]/3.7249425" office:value-type="float" office:value="0.0421400142418306" calcext:value-type="float">
            <text:p>0.042140014241831</text:p>
          </table:table-cell>
          <table:table-cell office:value-type="float" office:value="57.321195925675" calcext:value-type="float">
            <text:p>57.321195925675</text:p>
          </table:table-cell>
        </table:table-row>
        <table:table-row table:style-name="ro1">
          <table:table-cell office:value-type="float" office:value="747.18" calcext:value-type="float">
            <text:p>747.18</text:p>
          </table:table-cell>
          <table:table-cell office:value-type="float" office:value="0.15478502" calcext:value-type="float">
            <text:p>0.15478502</text:p>
          </table:table-cell>
          <table:table-cell table:formula="of:=[.B736]/3.7249425" office:value-type="float" office:value="0.0415536669357983" calcext:value-type="float">
            <text:p>0.041553666935798</text:p>
          </table:table-cell>
          <table:table-cell office:value-type="float" office:value="57.478760396479" calcext:value-type="float">
            <text:p>57.478760396479</text:p>
          </table:table-cell>
        </table:table-row>
        <table:table-row table:style-name="ro1">
          <table:table-cell office:value-type="float" office:value="748.2" calcext:value-type="float">
            <text:p>748.2</text:p>
          </table:table-cell>
          <table:table-cell office:value-type="float" office:value="0.15132446" calcext:value-type="float">
            <text:p>0.15132446</text:p>
          </table:table-cell>
          <table:table-cell table:formula="of:=[.B737]/3.7249425" office:value-type="float" office:value="0.0406246431991903" calcext:value-type="float">
            <text:p>0.04062464319919</text:p>
          </table:table-cell>
          <table:table-cell office:value-type="float" office:value="57.632802166842" calcext:value-type="float">
            <text:p>57.632802166842</text:p>
          </table:table-cell>
        </table:table-row>
        <table:table-row table:style-name="ro1">
          <table:table-cell office:value-type="float" office:value="749.22" calcext:value-type="float">
            <text:p>749.22</text:p>
          </table:table-cell>
          <table:table-cell office:value-type="float" office:value="0.14761431" calcext:value-type="float">
            <text:p>0.14761431</text:p>
          </table:table-cell>
          <table:table-cell table:formula="of:=[.B738]/3.7249425" office:value-type="float" office:value="0.0396286144014304" calcext:value-type="float">
            <text:p>0.03962861440143</text:p>
          </table:table-cell>
          <table:table-cell office:value-type="float" office:value="57.783067161795" calcext:value-type="float">
            <text:p>57.783067161795</text:p>
          </table:table-cell>
        </table:table-row>
        <table:table-row table:style-name="ro1">
          <table:table-cell office:value-type="float" office:value="750.23" calcext:value-type="float">
            <text:p>750.23</text:p>
          </table:table-cell>
          <table:table-cell office:value-type="float" office:value="0.14493461" calcext:value-type="float">
            <text:p>0.14493461</text:p>
          </table:table-cell>
          <table:table-cell table:formula="of:=[.B739]/3.7249425" office:value-type="float" office:value="0.0389092207463605" calcext:value-type="float">
            <text:p>0.038909220746361</text:p>
          </table:table-cell>
          <table:table-cell office:value-type="float" office:value="57.930604336608" calcext:value-type="float">
            <text:p>57.930604336608</text:p>
          </table:table-cell>
        </table:table-row>
        <table:table-row table:style-name="ro1">
          <table:table-cell office:value-type="float" office:value="751.25" calcext:value-type="float">
            <text:p>751.25</text:p>
          </table:table-cell>
          <table:table-cell office:value-type="float" office:value="0.1444877" calcext:value-type="float">
            <text:p>0.1444877</text:p>
          </table:table-cell>
          <table:table-cell table:formula="of:=[.B740]/3.7249425" office:value-type="float" office:value="0.0387892430554297" calcext:value-type="float">
            <text:p>0.03878924305543</text:p>
          </table:table-cell>
          <table:table-cell office:value-type="float" office:value="58.077686575407" calcext:value-type="float">
            <text:p>58.077686575407</text:p>
          </table:table-cell>
        </table:table-row>
        <table:table-row table:style-name="ro1">
          <table:table-cell office:value-type="float" office:value="752.27" calcext:value-type="float">
            <text:p>752.27</text:p>
          </table:table-cell>
          <table:table-cell office:value-type="float" office:value="0.14705608" calcext:value-type="float">
            <text:p>0.14705608</text:p>
          </table:table-cell>
          <table:table-cell table:formula="of:=[.B741]/3.7249425" office:value-type="float" office:value="0.0394787516854287" calcext:value-type="float">
            <text:p>0.039478751685429</text:p>
          </table:table-cell>
          <table:table-cell office:value-type="float" office:value="58.227383314287" calcext:value-type="float">
            <text:p>58.227383314287</text:p>
          </table:table-cell>
        </table:table-row>
        <table:table-row table:style-name="ro1">
          <table:table-cell office:value-type="float" office:value="753.29" calcext:value-type="float">
            <text:p>753.29</text:p>
          </table:table-cell>
          <table:table-cell office:value-type="float" office:value="0.15275052" calcext:value-type="float">
            <text:p>0.15275052</text:p>
          </table:table-cell>
          <table:table-cell table:formula="of:=[.B742]/3.7249425" office:value-type="float" office:value="0.0410074840081424" calcext:value-type="float">
            <text:p>0.041007484008142</text:p>
          </table:table-cell>
          <table:table-cell office:value-type="float" office:value="58.382876756328" calcext:value-type="float">
            <text:p>58.382876756328</text:p>
          </table:table-cell>
        </table:table-row>
        <table:table-row table:style-name="ro1">
          <table:table-cell office:value-type="float" office:value="754.31" calcext:value-type="float">
            <text:p>754.31</text:p>
          </table:table-cell>
          <table:table-cell office:value-type="float" office:value="0.16092769" calcext:value-type="float">
            <text:p>0.16092769</text:p>
          </table:table-cell>
          <table:table-cell table:formula="of:=[.B743]/3.7249425" office:value-type="float" office:value="0.0432027313173291" calcext:value-type="float">
            <text:p>0.043202731317329</text:p>
          </table:table-cell>
          <table:table-cell office:value-type="float" office:value="58.546694200055" calcext:value-type="float">
            <text:p>58.546694200055</text:p>
          </table:table-cell>
        </table:table-row>
        <table:table-row table:style-name="ro1">
          <table:table-cell office:value-type="float" office:value="755.32" calcext:value-type="float">
            <text:p>755.32</text:p>
          </table:table-cell>
          <table:table-cell office:value-type="float" office:value="0.17030915" calcext:value-type="float">
            <text:p>0.17030915</text:p>
          </table:table-cell>
          <table:table-cell table:formula="of:=[.B744]/3.7249425" office:value-type="float" office:value="0.0457212829459784" calcext:value-type="float">
            <text:p>0.045721282945978</text:p>
          </table:table-cell>
          <table:table-cell office:value-type="float" office:value="58.720061561376" calcext:value-type="float">
            <text:p>58.720061561376</text:p>
          </table:table-cell>
        </table:table-row>
        <table:table-row table:style-name="ro1">
          <table:table-cell office:value-type="float" office:value="756.34" calcext:value-type="float">
            <text:p>756.34</text:p>
          </table:table-cell>
          <table:table-cell office:value-type="float" office:value="0.1792758" calcext:value-type="float">
            <text:p>0.1792758</text:p>
          </table:table-cell>
          <table:table-cell table:formula="of:=[.B745]/3.7249425" office:value-type="float" office:value="0.0481284744663844" calcext:value-type="float">
            <text:p>0.048128474466384</text:p>
          </table:table-cell>
          <table:table-cell office:value-type="float" office:value="58.902556591391" calcext:value-type="float">
            <text:p>58.902556591391</text:p>
          </table:table-cell>
        </table:table-row>
        <table:table-row table:style-name="ro1">
          <table:table-cell office:value-type="float" office:value="757.36" calcext:value-type="float">
            <text:p>757.36</text:p>
          </table:table-cell>
          <table:table-cell office:value-type="float" office:value="0.18626012" calcext:value-type="float">
            <text:p>0.18626012</text:p>
          </table:table-cell>
          <table:table-cell table:formula="of:=[.B746]/3.7249425" office:value-type="float" office:value="0.0500034886444556" calcext:value-type="float">
            <text:p>0.050003488644456</text:p>
          </table:table-cell>
          <table:table-cell office:value-type="float" office:value="59.092161359633" calcext:value-type="float">
            <text:p>59.092161359633</text:p>
          </table:table-cell>
        </table:table-row>
        <table:table-row table:style-name="ro1">
          <table:table-cell office:value-type="float" office:value="758.38" calcext:value-type="float">
            <text:p>758.38</text:p>
          </table:table-cell>
          <table:table-cell office:value-type="float" office:value="0.19012938" calcext:value-type="float">
            <text:p>0.19012938</text:p>
          </table:table-cell>
          <table:table-cell table:formula="of:=[.B747]/3.7249425" office:value-type="float" office:value="0.0510422321955305" calcext:value-type="float">
            <text:p>0.051042232195531</text:p>
          </table:table-cell>
          <table:table-cell office:value-type="float" office:value="59.285704861829" calcext:value-type="float">
            <text:p>59.285704861829</text:p>
          </table:table-cell>
        </table:table-row>
        <table:table-row table:style-name="ro1">
          <table:table-cell office:value-type="float" office:value="759.4" calcext:value-type="float">
            <text:p>759.4</text:p>
          </table:table-cell>
          <table:table-cell office:value-type="float" office:value="0.19045491" calcext:value-type="float">
            <text:p>0.19045491</text:p>
          </table:table-cell>
          <table:table-cell table:formula="of:=[.B748]/3.7249425" office:value-type="float" office:value="0.0511296241485607" calcext:value-type="float">
            <text:p>0.051129624148561</text:p>
          </table:table-cell>
          <table:table-cell office:value-type="float" office:value="59.479579740023" calcext:value-type="float">
            <text:p>59.479579740023</text:p>
          </table:table-cell>
        </table:table-row>
        <table:table-row table:style-name="ro1">
          <table:table-cell office:value-type="float" office:value="760.41" calcext:value-type="float">
            <text:p>760.41</text:p>
          </table:table-cell>
          <table:table-cell office:value-type="float" office:value="0.18759493" calcext:value-type="float">
            <text:p>0.18759493</text:p>
          </table:table-cell>
          <table:table-cell table:formula="of:=[.B749]/3.7249425" office:value-type="float" office:value="0.0503618324309704" calcext:value-type="float">
            <text:p>0.05036183243097</text:p>
          </table:table-cell>
          <table:table-cell office:value-type="float" office:value="59.670543279782" calcext:value-type="float">
            <text:p>59.670543279782</text:p>
          </table:table-cell>
        </table:table-row>
        <table:table-row table:style-name="ro1">
          <table:table-cell office:value-type="float" office:value="761.43" calcext:value-type="float">
            <text:p>761.43</text:p>
          </table:table-cell>
          <table:table-cell office:value-type="float" office:value="0.18257182" calcext:value-type="float">
            <text:p>0.18257182</text:p>
          </table:table-cell>
          <table:table-cell table:formula="of:=[.B750]/3.7249425" office:value-type="float" office:value="0.0490133257090546" calcext:value-type="float">
            <text:p>0.049013325709055</text:p>
          </table:table-cell>
          <table:table-cell office:value-type="float" office:value="59.856393512014" calcext:value-type="float">
            <text:p>59.856393512014</text:p>
          </table:table-cell>
        </table:table-row>
        <table:table-row table:style-name="ro1">
          <table:table-cell office:value-type="float" office:value="762.45" calcext:value-type="float">
            <text:p>762.45</text:p>
          </table:table-cell>
          <table:table-cell office:value-type="float" office:value="0.17678356" calcext:value-type="float">
            <text:p>0.17678356</text:p>
          </table:table-cell>
          <table:table-cell table:formula="of:=[.B751]/3.7249425" office:value-type="float" office:value="0.0474594064203676" calcext:value-type="float">
            <text:p>0.047459406420368</text:p>
          </table:table-cell>
          <table:table-cell office:value-type="float" office:value="60.036351542515" calcext:value-type="float">
            <text:p>60.036351542515</text:p>
          </table:table-cell>
        </table:table-row>
        <table:table-row table:style-name="ro1">
          <table:table-cell office:value-type="float" office:value="763.47" calcext:value-type="float">
            <text:p>763.47</text:p>
          </table:table-cell>
          <table:table-cell office:value-type="float" office:value="0.17163479" calcext:value-type="float">
            <text:p>0.17163479</text:p>
          </table:table-cell>
          <table:table-cell table:formula="of:=[.B752]/3.7249425" office:value-type="float" office:value="0.0460771649495261" calcext:value-type="float">
            <text:p>0.046077164949526</text:p>
          </table:table-cell>
          <table:table-cell office:value-type="float" office:value="60.211068349654" calcext:value-type="float">
            <text:p>60.211068349654</text:p>
          </table:table-cell>
        </table:table-row>
        <table:table-row table:style-name="ro1">
          <table:table-cell office:value-type="float" office:value="764.49" calcext:value-type="float">
            <text:p>764.49</text:p>
          </table:table-cell>
          <table:table-cell office:value-type="float" office:value="0.16819274" calcext:value-type="float">
            <text:p>0.16819274</text:p>
          </table:table-cell>
          <table:table-cell table:formula="of:=[.B753]/3.7249425" office:value-type="float" office:value="0.0451531104171407" calcext:value-type="float">
            <text:p>0.045153110417141</text:p>
          </table:table-cell>
          <table:table-cell office:value-type="float" office:value="60.382281304534" calcext:value-type="float">
            <text:p>60.382281304534</text:p>
          </table:table-cell>
        </table:table-row>
        <table:table-row table:style-name="ro1">
          <table:table-cell office:value-type="float" office:value="765.5" calcext:value-type="float">
            <text:p>765.5</text:p>
          </table:table-cell>
          <table:table-cell office:value-type="float" office:value="0.16696052" calcext:value-type="float">
            <text:p>0.16696052</text:p>
          </table:table-cell>
          <table:table-cell table:formula="of:=[.B754]/3.7249425" office:value-type="float" office:value="0.0448223079953583" calcext:value-type="float">
            <text:p>0.044822307995358</text:p>
          </table:table-cell>
          <table:table-cell office:value-type="float" office:value="60.552239911521" calcext:value-type="float">
            <text:p>60.552239911521</text:p>
          </table:table-cell>
        </table:table-row>
        <table:table-row table:style-name="ro1">
          <table:table-cell office:value-type="float" office:value="766.52" calcext:value-type="float">
            <text:p>766.52</text:p>
          </table:table-cell>
          <table:table-cell office:value-type="float" office:value="0.16782031" calcext:value-type="float">
            <text:p>0.16782031</text:p>
          </table:table-cell>
          <table:table-cell table:formula="of:=[.B755]/3.7249425" office:value-type="float" office:value="0.0450531276657291" calcext:value-type="float">
            <text:p>0.045053127665729</text:p>
          </table:table-cell>
          <table:table-cell office:value-type="float" office:value="60.723073742662" calcext:value-type="float">
            <text:p>60.723073742662</text:p>
          </table:table-cell>
        </table:table-row>
        <table:table-row table:style-name="ro1">
          <table:table-cell office:value-type="float" office:value="767.54" calcext:value-type="float">
            <text:p>767.54</text:p>
          </table:table-cell>
          <table:table-cell office:value-type="float" office:value="0.17014501" calcext:value-type="float">
            <text:p>0.17014501</text:p>
          </table:table-cell>
          <table:table-cell table:formula="of:=[.B756]/3.7249425" office:value-type="float" office:value="0.0456772178362485" calcext:value-type="float">
            <text:p>0.045677217836249</text:p>
          </table:table-cell>
          <table:table-cell office:value-type="float" office:value="60.896274019586" calcext:value-type="float">
            <text:p>60.896274019586</text:p>
          </table:table-cell>
        </table:table-row>
        <table:table-row table:style-name="ro1">
          <table:table-cell office:value-type="float" office:value="768.56" calcext:value-type="float">
            <text:p>768.56</text:p>
          </table:table-cell>
          <table:table-cell office:value-type="float" office:value="0.17302691" calcext:value-type="float">
            <text:p>0.17302691</text:p>
          </table:table-cell>
          <table:table-cell table:formula="of:=[.B757]/3.7249425" office:value-type="float" office:value="0.0464508942084341" calcext:value-type="float">
            <text:p>0.046450894208434</text:p>
          </table:table-cell>
          <table:table-cell office:value-type="float" office:value="61.072407946602" calcext:value-type="float">
            <text:p>61.072407946602</text:p>
          </table:table-cell>
        </table:table-row>
        <table:table-row table:style-name="ro1">
          <table:table-cell office:value-type="float" office:value="769.58" calcext:value-type="float">
            <text:p>769.58</text:p>
          </table:table-cell>
          <table:table-cell office:value-type="float" office:value="0.17554246" calcext:value-type="float">
            <text:p>0.17554246</text:p>
          </table:table-cell>
          <table:table-cell table:formula="of:=[.B758]/3.7249425" office:value-type="float" office:value="0.0471262200691689" calcext:value-type="float">
            <text:p>0.047126220069169</text:p>
          </table:table-cell>
          <table:table-cell office:value-type="float" office:value="61.251102590948" calcext:value-type="float">
            <text:p>61.251102590948</text:p>
          </table:table-cell>
        </table:table-row>
        <table:table-row table:style-name="ro1">
          <table:table-cell office:value-type="float" office:value="770.59" calcext:value-type="float">
            <text:p>770.59</text:p>
          </table:table-cell>
          <table:table-cell office:value-type="float" office:value="0.1769723" calcext:value-type="float">
            <text:p>0.1769723</text:p>
          </table:table-cell>
          <table:table-cell table:formula="of:=[.B759]/3.7249425" office:value-type="float" office:value="0.047510075658886" calcext:value-type="float">
            <text:p>0.047510075658886</text:p>
          </table:table-cell>
          <table:table-cell office:value-type="float" office:value="61.431252758311" calcext:value-type="float">
            <text:p>61.431252758311</text:p>
          </table:table-cell>
        </table:table-row>
        <table:table-row table:style-name="ro1">
          <table:table-cell office:value-type="float" office:value="771.61" calcext:value-type="float">
            <text:p>771.61</text:p>
          </table:table-cell>
          <table:table-cell office:value-type="float" office:value="0.17692312" calcext:value-type="float">
            <text:p>0.17692312</text:p>
          </table:table-cell>
          <table:table-cell table:formula="of:=[.B760]/3.7249425" office:value-type="float" office:value="0.0474968727705193" calcext:value-type="float">
            <text:p>0.047496872770519</text:p>
          </table:table-cell>
          <table:table-cell office:value-type="float" office:value="61.611352857659" calcext:value-type="float">
            <text:p>61.611352857659</text:p>
          </table:table-cell>
        </table:table-row>
        <table:table-row table:style-name="ro1">
          <table:table-cell office:value-type="float" office:value="772.63" calcext:value-type="float">
            <text:p>772.63</text:p>
          </table:table-cell>
          <table:table-cell office:value-type="float" office:value="0.1753404" calcext:value-type="float">
            <text:p>0.1753404</text:p>
          </table:table-cell>
          <table:table-cell table:formula="of:=[.B761]/3.7249425" office:value-type="float" office:value="0.0470719749365259" calcext:value-type="float">
            <text:p>0.047071974936526</text:p>
          </table:table-cell>
          <table:table-cell office:value-type="float" office:value="61.789841821889" calcext:value-type="float">
            <text:p>61.789841821889</text:p>
          </table:table-cell>
        </table:table-row>
        <table:table-row table:style-name="ro1">
          <table:table-cell office:value-type="float" office:value="773.65" calcext:value-type="float">
            <text:p>773.65</text:p>
          </table:table-cell>
          <table:table-cell office:value-type="float" office:value="0.17244219" calcext:value-type="float">
            <text:p>0.17244219</text:p>
          </table:table-cell>
          <table:table-cell table:formula="of:=[.B762]/3.7249425" office:value-type="float" office:value="0.0462939199732613" calcext:value-type="float">
            <text:p>0.046293919973261</text:p>
          </table:table-cell>
          <table:table-cell office:value-type="float" office:value="61.965380528989" calcext:value-type="float">
            <text:p>61.965380528989</text:p>
          </table:table-cell>
        </table:table-row>
        <table:table-row table:style-name="ro1">
          <table:table-cell office:value-type="float" office:value="774.67" calcext:value-type="float">
            <text:p>774.67</text:p>
          </table:table-cell>
          <table:table-cell office:value-type="float" office:value="0.16862583" calcext:value-type="float">
            <text:p>0.16862583</text:p>
          </table:table-cell>
          <table:table-cell table:formula="of:=[.B763]/3.7249425" office:value-type="float" office:value="0.045269377983687" calcext:value-type="float">
            <text:p>0.045269377983687</text:p>
          </table:table-cell>
          <table:table-cell office:value-type="float" office:value="62.137034346741" calcext:value-type="float">
            <text:p>62.137034346741</text:p>
          </table:table-cell>
        </table:table-row>
        <table:table-row table:style-name="ro1">
          <table:table-cell office:value-type="float" office:value="775.68" calcext:value-type="float">
            <text:p>775.68</text:p>
          </table:table-cell>
          <table:table-cell office:value-type="float" office:value="0.16439646" calcext:value-type="float">
            <text:p>0.16439646</text:p>
          </table:table-cell>
          <table:table-cell table:formula="of:=[.B764]/3.7249425" office:value-type="float" office:value="0.0441339591148051" calcext:value-type="float">
            <text:p>0.044133959114805</text:p>
          </table:table-cell>
          <table:table-cell office:value-type="float" office:value="62.304382850523" calcext:value-type="float">
            <text:p>62.304382850523</text:p>
          </table:table-cell>
        </table:table-row>
        <table:table-row table:style-name="ro1">
          <table:table-cell office:value-type="float" office:value="776.7" calcext:value-type="float">
            <text:p>776.7</text:p>
          </table:table-cell>
          <table:table-cell office:value-type="float" office:value="0.16033943" calcext:value-type="float">
            <text:p>0.16033943</text:p>
          </table:table-cell>
          <table:table-cell table:formula="of:=[.B765]/3.7249425" office:value-type="float" office:value="0.043044806731916" calcext:value-type="float">
            <text:p>0.043044806731916</text:p>
          </table:table-cell>
          <table:table-cell office:value-type="float" office:value="62.467601473434" calcext:value-type="float">
            <text:p>62.467601473434</text:p>
          </table:table-cell>
        </table:table-row>
        <table:table-row table:style-name="ro1">
          <table:table-cell office:value-type="float" office:value="777.72" calcext:value-type="float">
            <text:p>777.72</text:p>
          </table:table-cell>
          <table:table-cell office:value-type="float" office:value="0.1571237" calcext:value-type="float">
            <text:p>0.1571237</text:p>
          </table:table-cell>
          <table:table-cell table:formula="of:=[.B766]/3.7249425" office:value-type="float" office:value="0.0421815101843854" calcext:value-type="float">
            <text:p>0.042181510184385</text:p>
          </table:table-cell>
          <table:table-cell office:value-type="float" office:value="62.627546615428" calcext:value-type="float">
            <text:p>62.627546615428</text:p>
          </table:table-cell>
        </table:table-row>
        <table:table-row table:style-name="ro1">
          <table:table-cell office:value-type="float" office:value="778.74" calcext:value-type="float">
            <text:p>778.74</text:p>
          </table:table-cell>
          <table:table-cell office:value-type="float" office:value="0.15549645" calcext:value-type="float">
            <text:p>0.15549645</text:p>
          </table:table-cell>
          <table:table-cell table:formula="of:=[.B767]/3.7249425" office:value-type="float" office:value="0.0417446578034426" calcext:value-type="float">
            <text:p>0.041744657803443</text:p>
          </table:table-cell>
          <table:table-cell office:value-type="float" office:value="62.785835292654" calcext:value-type="float">
            <text:p>62.785835292654</text:p>
          </table:table-cell>
        </table:table-row>
        <table:table-row table:style-name="ro1">
          <table:table-cell office:value-type="float" office:value="779.75" calcext:value-type="float">
            <text:p>779.75</text:p>
          </table:table-cell>
          <table:table-cell office:value-type="float" office:value="0.15622505" calcext:value-type="float">
            <text:p>0.15622505</text:p>
          </table:table-cell>
          <table:table-cell table:formula="of:=[.B768]/3.7249425" office:value-type="float" office:value="0.0419402581382129" calcext:value-type="float">
            <text:p>0.041940258138213</text:p>
          </table:table-cell>
          <table:table-cell office:value-type="float" office:value="62.944865653341" calcext:value-type="float">
            <text:p>62.944865653341</text:p>
          </table:table-cell>
        </table:table-row>
        <table:table-row table:style-name="ro1">
          <table:table-cell office:value-type="float" office:value="780.77" calcext:value-type="float">
            <text:p>780.77</text:p>
          </table:table-cell>
          <table:table-cell office:value-type="float" office:value="0.15996421" calcext:value-type="float">
            <text:p>0.15996421</text:p>
          </table:table-cell>
          <table:table-cell table:formula="of:=[.B769]/3.7249425" office:value-type="float" office:value="0.042944074975654" calcext:value-type="float">
            <text:p>0.042944074975654</text:p>
          </table:table-cell>
          <table:table-cell office:value-type="float" office:value="63.107702315431" calcext:value-type="float">
            <text:p>63.107702315431</text:p>
          </table:table-cell>
        </table:table-row>
        <table:table-row table:style-name="ro1">
          <table:table-cell office:value-type="float" office:value="781.79" calcext:value-type="float">
            <text:p>781.79</text:p>
          </table:table-cell>
          <table:table-cell office:value-type="float" office:value="0.16706609" calcext:value-type="float">
            <text:p>0.16706609</text:p>
          </table:table-cell>
          <table:table-cell table:formula="of:=[.B770]/3.7249425" office:value-type="float" office:value="0.04485064937244" calcext:value-type="float">
            <text:p>0.04485064937244</text:p>
          </table:table-cell>
          <table:table-cell office:value-type="float" office:value="63.277768383523" calcext:value-type="float">
            <text:p>63.277768383523</text:p>
          </table:table-cell>
        </table:table-row>
        <table:table-row table:style-name="ro1">
          <table:table-cell office:value-type="float" office:value="782.81" calcext:value-type="float">
            <text:p>782.81</text:p>
          </table:table-cell>
          <table:table-cell office:value-type="float" office:value="0.1773903" calcext:value-type="float">
            <text:p>0.1773903</text:p>
          </table:table-cell>
          <table:table-cell table:formula="of:=[.B771]/3.7249425" office:value-type="float" office:value="0.0476222921561876" calcext:value-type="float">
            <text:p>0.047622292156188</text:p>
          </table:table-cell>
          <table:table-cell office:value-type="float" office:value="63.458344056319" calcext:value-type="float">
            <text:p>63.458344056319</text:p>
          </table:table-cell>
        </table:table-row>
        <table:table-row table:style-name="ro1">
          <table:table-cell office:value-type="float" office:value="783.83" calcext:value-type="float">
            <text:p>783.83</text:p>
          </table:table-cell>
          <table:table-cell office:value-type="float" office:value="0.19019102" calcext:value-type="float">
            <text:p>0.19019102</text:p>
          </table:table-cell>
          <table:table-cell table:formula="of:=[.B772]/3.7249425" office:value-type="float" office:value="0.0510587801019747" calcext:value-type="float">
            <text:p>0.051058780101975</text:p>
          </table:table-cell>
          <table:table-cell office:value-type="float" office:value="63.651950308061" calcext:value-type="float">
            <text:p>63.651950308061</text:p>
          </table:table-cell>
        </table:table-row>
        <table:table-row table:style-name="ro1">
          <table:table-cell office:value-type="float" office:value="784.84" calcext:value-type="float">
            <text:p>784.84</text:p>
          </table:table-cell>
          <table:table-cell office:value-type="float" office:value="0.2041472" calcext:value-type="float">
            <text:p>0.2041472</text:p>
          </table:table-cell>
          <table:table-cell table:formula="of:=[.B773]/3.7249425" office:value-type="float" office:value="0.0548054634400397" calcext:value-type="float">
            <text:p>0.05480546344004</text:p>
          </table:table-cell>
          <table:table-cell office:value-type="float" office:value="63.859763350102" calcext:value-type="float">
            <text:p>63.859763350102</text:p>
          </table:table-cell>
        </table:table-row>
        <table:table-row table:style-name="ro1">
          <table:table-cell office:value-type="float" office:value="785.86" calcext:value-type="float">
            <text:p>785.86</text:p>
          </table:table-cell>
          <table:table-cell office:value-type="float" office:value="0.21756052" calcext:value-type="float">
            <text:p>0.21756052</text:p>
          </table:table-cell>
          <table:table-cell table:formula="of:=[.B774]/3.7249425" office:value-type="float" office:value="0.0584064103002932" calcext:value-type="float">
            <text:p>0.058406410300293</text:p>
          </table:table-cell>
          <table:table-cell office:value-type="float" office:value="64.081230568536" calcext:value-type="float">
            <text:p>64.081230568536</text:p>
          </table:table-cell>
        </table:table-row>
        <table:table-row table:style-name="ro1">
          <table:table-cell office:value-type="float" office:value="786.88" calcext:value-type="float">
            <text:p>786.88</text:p>
          </table:table-cell>
          <table:table-cell office:value-type="float" office:value="0.22868798" calcext:value-type="float">
            <text:p>0.22868798</text:p>
          </table:table-cell>
          <table:table-cell table:formula="of:=[.B775]/3.7249425" office:value-type="float" office:value="0.0613936939966187" calcext:value-type="float">
            <text:p>0.061393693996619</text:p>
          </table:table-cell>
          <table:table-cell office:value-type="float" office:value="64.314025065547" calcext:value-type="float">
            <text:p>64.314025065547</text:p>
          </table:table-cell>
        </table:table-row>
        <table:table-row table:style-name="ro1">
          <table:table-cell office:value-type="float" office:value="787.9" calcext:value-type="float">
            <text:p>787.9</text:p>
          </table:table-cell>
          <table:table-cell office:value-type="float" office:value="0.23612488" calcext:value-type="float">
            <text:p>0.23612488</text:p>
          </table:table-cell>
          <table:table-cell table:formula="of:=[.B776]/3.7249425" office:value-type="float" office:value="0.0633902080367684" calcext:value-type="float">
            <text:p>0.063390208036768</text:p>
          </table:table-cell>
          <table:table-cell office:value-type="float" office:value="64.554390004274" calcext:value-type="float">
            <text:p>64.554390004274</text:p>
          </table:table-cell>
        </table:table-row>
        <table:table-row table:style-name="ro1">
          <table:table-cell office:value-type="float" office:value="788.92" calcext:value-type="float">
            <text:p>788.92</text:p>
          </table:table-cell>
          <table:table-cell office:value-type="float" office:value="0.23912907" calcext:value-type="float">
            <text:p>0.23912907</text:p>
          </table:table-cell>
          <table:table-cell table:formula="of:=[.B777]/3.7249425" office:value-type="float" office:value="0.0641967144459277" calcext:value-type="float">
            <text:p>0.064196714445928</text:p>
          </table:table-cell>
          <table:table-cell office:value-type="float" office:value="64.797813078935" calcext:value-type="float">
            <text:p>64.797813078935</text:p>
          </table:table-cell>
        </table:table-row>
        <table:table-row table:style-name="ro1">
          <table:table-cell office:value-type="float" office:value="789.93" calcext:value-type="float">
            <text:p>789.93</text:p>
          </table:table-cell>
          <table:table-cell office:value-type="float" office:value="0.23779089" calcext:value-type="float">
            <text:p>0.23779089</text:p>
          </table:table-cell>
          <table:table-cell table:formula="of:=[.B778]/3.7249425" office:value-type="float" office:value="0.0638374659474609" calcext:value-type="float">
            <text:p>0.063837465947461</text:p>
          </table:table-cell>
          <table:table-cell office:value-type="float" office:value="65.039873940551" calcext:value-type="float">
            <text:p>65.039873940551</text:p>
          </table:table-cell>
        </table:table-row>
        <table:table-row table:style-name="ro1">
          <table:table-cell office:value-type="float" office:value="790.95" calcext:value-type="float">
            <text:p>790.95</text:p>
          </table:table-cell>
          <table:table-cell office:value-type="float" office:value="0.23299966" calcext:value-type="float">
            <text:p>0.23299966</text:p>
          </table:table-cell>
          <table:table-cell table:formula="of:=[.B779]/3.7249425" office:value-type="float" office:value="0.0625512098508903" calcext:value-type="float">
            <text:p>0.06255120985089</text:p>
          </table:table-cell>
          <table:table-cell office:value-type="float" office:value="65.277057539859" calcext:value-type="float">
            <text:p>65.277057539859</text:p>
          </table:table-cell>
        </table:table-row>
        <table:table-row table:style-name="ro1">
          <table:table-cell office:value-type="float" office:value="791.97" calcext:value-type="float">
            <text:p>791.97</text:p>
          </table:table-cell>
          <table:table-cell office:value-type="float" office:value="0.22622104" calcext:value-type="float">
            <text:p>0.22622104</text:p>
          </table:table-cell>
          <table:table-cell table:formula="of:=[.B780]/3.7249425" office:value-type="float" office:value="0.0607314180017544" calcext:value-type="float">
            <text:p>0.060731418001754</text:p>
          </table:table-cell>
          <table:table-cell office:value-type="float" office:value="65.507340793649" calcext:value-type="float">
            <text:p>65.507340793649</text:p>
          </table:table-cell>
        </table:table-row>
        <table:table-row table:style-name="ro1">
          <table:table-cell office:value-type="float" office:value="792.99" calcext:value-type="float">
            <text:p>792.99</text:p>
          </table:table-cell>
          <table:table-cell office:value-type="float" office:value="0.21915554" calcext:value-type="float">
            <text:p>0.21915554</text:p>
          </table:table-cell>
          <table:table-cell table:formula="of:=[.B781]/3.7249425" office:value-type="float" office:value="0.0588346101986809" calcext:value-type="float">
            <text:p>0.058834610198681</text:p>
          </table:table-cell>
          <table:table-cell office:value-type="float" office:value="65.730431677376" calcext:value-type="float">
            <text:p>65.730431677376</text:p>
          </table:table-cell>
        </table:table-row>
        <table:table-row table:style-name="ro1">
          <table:table-cell office:value-type="float" office:value="794.01" calcext:value-type="float">
            <text:p>794.01</text:p>
          </table:table-cell>
          <table:table-cell office:value-type="float" office:value="0.21337823" calcext:value-type="float">
            <text:p>0.21337823</text:p>
          </table:table-cell>
          <table:table-cell table:formula="of:=[.B782]/3.7249425" office:value-type="float" office:value="0.0572836305526864" calcext:value-type="float">
            <text:p>0.057283630552686</text:p>
          </table:table-cell>
          <table:table-cell office:value-type="float" office:value="65.94764150817" calcext:value-type="float">
            <text:p>65.94764150817</text:p>
          </table:table-cell>
        </table:table-row>
        <table:table-row table:style-name="ro1">
          <table:table-cell office:value-type="float" office:value="795.02" calcext:value-type="float">
            <text:p>795.02</text:p>
          </table:table-cell>
          <table:table-cell office:value-type="float" office:value="0.21005342" calcext:value-type="float">
            <text:p>0.21005342</text:p>
          </table:table-cell>
          <table:table-cell table:formula="of:=[.B783]/3.7249425" office:value-type="float" office:value="0.0563910503316494" calcext:value-type="float">
            <text:p>0.05639105033165</text:p>
          </table:table-cell>
          <table:table-cell office:value-type="float" office:value="66.161466824125" calcext:value-type="float">
            <text:p>66.161466824125</text:p>
          </table:table-cell>
        </table:table-row>
        <table:table-row table:style-name="ro1">
          <table:table-cell office:value-type="float" office:value="796.04" calcext:value-type="float">
            <text:p>796.04</text:p>
          </table:table-cell>
          <table:table-cell office:value-type="float" office:value="0.20978275" calcext:value-type="float">
            <text:p>0.20978275</text:p>
          </table:table-cell>
          <table:table-cell table:formula="of:=[.B784]/3.7249425" office:value-type="float" office:value="0.0563183861227388" calcext:value-type="float">
            <text:p>0.056318386122739</text:p>
          </table:table-cell>
          <table:table-cell office:value-type="float" office:value="66.375016613765" calcext:value-type="float">
            <text:p>66.375016613765</text:p>
          </table:table-cell>
        </table:table-row>
        <table:table-row table:style-name="ro1">
          <table:table-cell office:value-type="float" office:value="797.06" calcext:value-type="float">
            <text:p>797.06</text:p>
          </table:table-cell>
          <table:table-cell office:value-type="float" office:value="0.21259607" calcext:value-type="float">
            <text:p>0.21259607</text:p>
          </table:table-cell>
          <table:table-cell table:formula="of:=[.B785]/3.7249425" office:value-type="float" office:value="0.0570736514724724" calcext:value-type="float">
            <text:p>0.057073651472472</text:p>
          </table:table-cell>
          <table:table-cell office:value-type="float" office:value="66.591430237374" calcext:value-type="float">
            <text:p>66.591430237374</text:p>
          </table:table-cell>
        </table:table-row>
        <table:table-row table:style-name="ro1">
          <table:table-cell office:value-type="float" office:value="798.08" calcext:value-type="float">
            <text:p>798.08</text:p>
          </table:table-cell>
          <table:table-cell office:value-type="float" office:value="0.21805209" calcext:value-type="float">
            <text:p>0.21805209</text:p>
          </table:table-cell>
          <table:table-cell table:formula="of:=[.B786]/3.7249425" office:value-type="float" office:value="0.058538377438041" calcext:value-type="float">
            <text:p>0.058538377438041</text:p>
          </table:table-cell>
          <table:table-cell office:value-type="float" office:value="66.813397857314" calcext:value-type="float">
            <text:p>66.813397857314</text:p>
          </table:table-cell>
        </table:table-row>
        <table:table-row table:style-name="ro1">
          <table:table-cell office:value-type="float" office:value="799.1" calcext:value-type="float">
            <text:p>799.1</text:p>
          </table:table-cell>
          <table:table-cell office:value-type="float" office:value="0.22539474" calcext:value-type="float">
            <text:p>0.22539474</text:p>
          </table:table-cell>
          <table:table-cell table:formula="of:=[.B787]/3.7249425" office:value-type="float" office:value="0.0605095890741938" calcext:value-type="float">
            <text:p>0.060509589074194</text:p>
          </table:table-cell>
          <table:table-cell office:value-type="float" office:value="67.042839977282" calcext:value-type="float">
            <text:p>67.042839977282</text:p>
          </table:table-cell>
        </table:table-row>
        <table:table-row table:style-name="ro1">
          <table:table-cell office:value-type="float" office:value="800.11" calcext:value-type="float">
            <text:p>800.11</text:p>
          </table:table-cell>
          <table:table-cell office:value-type="float" office:value="0.23371423" calcext:value-type="float">
            <text:p>0.23371423</text:p>
          </table:table-cell>
          <table:table-cell table:formula="of:=[.B788]/3.7249425" office:value-type="float" office:value="0.0627430436845669" calcext:value-type="float">
            <text:p>0.062743043684567</text:p>
          </table:table-cell>
          <table:table-cell office:value-type="float" office:value="67.280750980289" calcext:value-type="float">
            <text:p>67.280750980289</text:p>
          </table:table-cell>
        </table:table-row>
        <table:table-row table:style-name="ro1">
          <table:table-cell office:value-type="float" office:value="801.13" calcext:value-type="float">
            <text:p>801.13</text:p>
          </table:table-cell>
          <table:table-cell office:value-type="float" office:value="0.24208299" calcext:value-type="float">
            <text:p>0.24208299</text:p>
          </table:table-cell>
          <table:table-cell table:formula="of:=[.B789]/3.7249425" office:value-type="float" office:value="0.0649897253447536" calcext:value-type="float">
            <text:p>0.064989725344754</text:p>
          </table:table-cell>
          <table:table-cell office:value-type="float" office:value="67.527181013991" calcext:value-type="float">
            <text:p>67.527181013991</text:p>
          </table:table-cell>
        </table:table-row>
        <table:table-row table:style-name="ro1">
          <table:table-cell office:value-type="float" office:value="802.15" calcext:value-type="float">
            <text:p>802.15</text:p>
          </table:table-cell>
          <table:table-cell office:value-type="float" office:value="0.24966067" calcext:value-type="float">
            <text:p>0.24966067</text:p>
          </table:table-cell>
          <table:table-cell table:formula="of:=[.B790]/3.7249425" office:value-type="float" office:value="0.0670240332568892" calcext:value-type="float">
            <text:p>0.067024033256889</text:p>
          </table:table-cell>
          <table:table-cell office:value-type="float" office:value="67.781324800646" calcext:value-type="float">
            <text:p>67.781324800646</text:p>
          </table:table-cell>
        </table:table-row>
        <table:table-row table:style-name="ro1">
          <table:table-cell office:value-type="float" office:value="803.17" calcext:value-type="float">
            <text:p>803.17</text:p>
          </table:table-cell>
          <table:table-cell office:value-type="float" office:value="0.25577757" calcext:value-type="float">
            <text:p>0.25577757</text:p>
          </table:table-cell>
          <table:table-cell table:formula="of:=[.B791]/3.7249425" office:value-type="float" office:value="0.0686661794108231" calcext:value-type="float">
            <text:p>0.068666179410823</text:p>
          </table:table-cell>
          <table:table-cell office:value-type="float" office:value="68.041695330881" calcext:value-type="float">
            <text:p>68.041695330881</text:p>
          </table:table-cell>
        </table:table-row>
        <table:table-row table:style-name="ro1">
          <table:table-cell office:value-type="float" office:value="804.19" calcext:value-type="float">
            <text:p>804.19</text:p>
          </table:table-cell>
          <table:table-cell office:value-type="float" office:value="0.26000508" calcext:value-type="float">
            <text:p>0.26000508</text:p>
          </table:table-cell>
          <table:table-cell table:formula="of:=[.B792]/3.7249425" office:value-type="float" office:value="0.069801098943138" calcext:value-type="float">
            <text:p>0.069801098943138</text:p>
          </table:table-cell>
          <table:table-cell office:value-type="float" office:value="68.306369281872" calcext:value-type="float">
            <text:p>68.306369281872</text:p>
          </table:table-cell>
        </table:table-row>
        <table:table-row table:style-name="ro1">
          <table:table-cell office:value-type="float" office:value="805.2" calcext:value-type="float">
            <text:p>805.2</text:p>
          </table:table-cell>
          <table:table-cell office:value-type="float" office:value="0.26220949" calcext:value-type="float">
            <text:p>0.26220949</text:p>
          </table:table-cell>
          <table:table-cell table:formula="of:=[.B793]/3.7249425" office:value-type="float" office:value="0.0703928959977235" calcext:value-type="float">
            <text:p>0.070392895997724</text:p>
          </table:table-cell>
          <table:table-cell office:value-type="float" office:value="68.573287228472" calcext:value-type="float">
            <text:p>68.573287228472</text:p>
          </table:table-cell>
        </table:table-row>
        <table:table-row table:style-name="ro1">
          <table:table-cell office:value-type="float" office:value="806.22" calcext:value-type="float">
            <text:p>806.22</text:p>
          </table:table-cell>
          <table:table-cell office:value-type="float" office:value="0.26257145" calcext:value-type="float">
            <text:p>0.26257145</text:p>
          </table:table-cell>
          <table:table-cell table:formula="of:=[.B794]/3.7249425" office:value-type="float" office:value="0.0704900679674921" calcext:value-type="float">
            <text:p>0.070490067967492</text:p>
          </table:table-cell>
          <table:table-cell office:value-type="float" office:value="68.840573632374" calcext:value-type="float">
            <text:p>68.840573632374</text:p>
          </table:table-cell>
        </table:table-row>
        <table:table-row table:style-name="ro1">
          <table:table-cell office:value-type="float" office:value="807.24" calcext:value-type="float">
            <text:p>807.24</text:p>
          </table:table-cell>
          <table:table-cell office:value-type="float" office:value="0.26154881" calcext:value-type="float">
            <text:p>0.26154881</text:p>
          </table:table-cell>
          <table:table-cell table:formula="of:=[.B795]/3.7249425" office:value-type="float" office:value="0.0702155295014621" calcext:value-type="float">
            <text:p>0.070215529501462</text:p>
          </table:table-cell>
          <table:table-cell office:value-type="float" office:value="69.106819039671" calcext:value-type="float">
            <text:p>69.106819039671</text:p>
          </table:table-cell>
        </table:table-row>
        <table:table-row table:style-name="ro1">
          <table:table-cell office:value-type="float" office:value="808.26" calcext:value-type="float">
            <text:p>808.26</text:p>
          </table:table-cell>
          <table:table-cell office:value-type="float" office:value="0.25977214" calcext:value-type="float">
            <text:p>0.25977214</text:p>
          </table:table-cell>
          <table:table-cell table:formula="of:=[.B796]/3.7249425" office:value-type="float" office:value="0.0697385637496418" calcext:value-type="float">
            <text:p>0.069738563749642</text:p>
          </table:table-cell>
          <table:table-cell office:value-type="float" office:value="69.371255864273" calcext:value-type="float">
            <text:p>69.371255864273</text:p>
          </table:table-cell>
        </table:table-row>
        <table:table-row table:style-name="ro1">
          <table:table-cell office:value-type="float" office:value="809.28" calcext:value-type="float">
            <text:p>809.28</text:p>
          </table:table-cell>
          <table:table-cell office:value-type="float" office:value="0.25788606" calcext:value-type="float">
            <text:p>0.25788606</text:p>
          </table:table-cell>
          <table:table-cell table:formula="of:=[.B797]/3.7249425" office:value-type="float" office:value="0.0692322257323435" calcext:value-type="float">
            <text:p>0.069232225732344</text:p>
          </table:table-cell>
          <table:table-cell office:value-type="float" office:value="69.633772743533" calcext:value-type="float">
            <text:p>69.633772743533</text:p>
          </table:table-cell>
        </table:table-row>
        <table:table-row table:style-name="ro1">
          <table:table-cell office:value-type="float" office:value="810.29" calcext:value-type="float">
            <text:p>810.29</text:p>
          </table:table-cell>
          <table:table-cell office:value-type="float" office:value="0.25637663" calcext:value-type="float">
            <text:p>0.25637663</text:p>
          </table:table-cell>
          <table:table-cell table:formula="of:=[.B798]/3.7249425" office:value-type="float" office:value="0.0688270033698507" calcext:value-type="float">
            <text:p>0.068827003369851</text:p>
          </table:table-cell>
          <table:table-cell office:value-type="float" office:value="69.894753090557" calcext:value-type="float">
            <text:p>69.894753090557</text:p>
          </table:table-cell>
        </table:table-row>
        <table:table-row table:style-name="ro1">
          <table:table-cell office:value-type="float" office:value="811.31" calcext:value-type="float">
            <text:p>811.31</text:p>
          </table:table-cell>
          <table:table-cell office:value-type="float" office:value="0.2554398" calcext:value-type="float">
            <text:p>0.2554398</text:p>
          </table:table-cell>
          <table:table-cell table:formula="of:=[.B799]/3.7249425" office:value-type="float" office:value="0.0685755015010299" calcext:value-type="float">
            <text:p>0.06857550150103</text:p>
          </table:table-cell>
          <table:table-cell office:value-type="float" office:value="70.154779779206" calcext:value-type="float">
            <text:p>70.154779779206</text:p>
          </table:table-cell>
        </table:table-row>
        <table:table-row table:style-name="ro1">
          <table:table-cell office:value-type="float" office:value="812.33" calcext:value-type="float">
            <text:p>812.33</text:p>
          </table:table-cell>
          <table:table-cell office:value-type="float" office:value="0.25494088" calcext:value-type="float">
            <text:p>0.25494088</text:p>
          </table:table-cell>
          <table:table-cell table:formula="of:=[.B800]/3.7249425" office:value-type="float" office:value="0.0684415611784611" calcext:value-type="float">
            <text:p>0.068441561178461</text:p>
          </table:table-cell>
          <table:table-cell office:value-type="float" office:value="70.414298589852" calcext:value-type="float">
            <text:p>70.414298589852</text:p>
          </table:table-cell>
        </table:table-row>
        <table:table-row table:style-name="ro1">
          <table:table-cell office:value-type="float" office:value="813.35" calcext:value-type="float">
            <text:p>813.35</text:p>
          </table:table-cell>
          <table:table-cell office:value-type="float" office:value="0.25448747" calcext:value-type="float">
            <text:p>0.25448747</text:p>
          </table:table-cell>
          <table:table-cell table:formula="of:=[.B801]/3.7249425" office:value-type="float" office:value="0.0683198384941513" calcext:value-type="float">
            <text:p>0.068319838494151</text:p>
          </table:table-cell>
          <table:table-cell office:value-type="float" office:value="70.673355851374" calcext:value-type="float">
            <text:p>70.673355851374</text:p>
          </table:table-cell>
        </table:table-row>
        <table:table-row table:style-name="ro1">
          <table:table-cell office:value-type="float" office:value="814.37" calcext:value-type="float">
            <text:p>814.37</text:p>
          </table:table-cell>
          <table:table-cell office:value-type="float" office:value="0.25359787" calcext:value-type="float">
            <text:p>0.25359787</text:p>
          </table:table-cell>
          <table:table-cell table:formula="of:=[.B802]/3.7249425" office:value-type="float" office:value="0.0680810160156835" calcext:value-type="float">
            <text:p>0.068081016015684</text:p>
          </table:table-cell>
          <table:table-cell office:value-type="float" office:value="70.9315075348" calcext:value-type="float">
            <text:p>70.9315075348</text:p>
          </table:table-cell>
        </table:table-row>
        <table:table-row table:style-name="ro1">
          <table:table-cell office:value-type="float" office:value="815.38" calcext:value-type="float">
            <text:p>815.38</text:p>
          </table:table-cell>
          <table:table-cell office:value-type="float" office:value="0.25190958" calcext:value-type="float">
            <text:p>0.25190958</text:p>
          </table:table-cell>
          <table:table-cell table:formula="of:=[.B803]/3.7249425" office:value-type="float" office:value="0.0676277768046084" calcext:value-type="float">
            <text:p>0.067627776804608</text:p>
          </table:table-cell>
          <table:table-cell office:value-type="float" office:value="71.187940618417" calcext:value-type="float">
            <text:p>71.187940618417</text:p>
          </table:table-cell>
        </table:table-row>
        <table:table-row table:style-name="ro1">
          <table:table-cell office:value-type="float" office:value="816.4" calcext:value-type="float">
            <text:p>816.4</text:p>
          </table:table-cell>
          <table:table-cell office:value-type="float" office:value="0.24935329" calcext:value-type="float">
            <text:p>0.24935329</text:p>
          </table:table-cell>
          <table:table-cell table:formula="of:=[.B804]/3.7249425" office:value-type="float" office:value="0.0669415138622945" calcext:value-type="float">
            <text:p>0.066941513862295</text:p>
          </table:table-cell>
          <table:table-cell office:value-type="float" office:value="71.441771505834" calcext:value-type="float">
            <text:p>71.441771505834</text:p>
          </table:table-cell>
        </table:table-row>
        <table:table-row table:style-name="ro1">
          <table:table-cell office:value-type="float" office:value="817.42" calcext:value-type="float">
            <text:p>817.42</text:p>
          </table:table-cell>
          <table:table-cell office:value-type="float" office:value="0.24622553" calcext:value-type="float">
            <text:p>0.24622553</text:p>
          </table:table-cell>
          <table:table-cell table:formula="of:=[.B805]/3.7249425" office:value-type="float" office:value="0.066101833786696" calcext:value-type="float">
            <text:p>0.066101833786696</text:p>
          </table:table-cell>
          <table:table-cell office:value-type="float" office:value="71.692418469381" calcext:value-type="float">
            <text:p>71.692418469381</text:p>
          </table:table-cell>
        </table:table-row>
        <table:table-row table:style-name="ro1">
          <table:table-cell office:value-type="float" office:value="818.44" calcext:value-type="float">
            <text:p>818.44</text:p>
          </table:table-cell>
          <table:table-cell office:value-type="float" office:value="0.24312742" calcext:value-type="float">
            <text:p>0.24312742</text:p>
          </table:table-cell>
          <table:table-cell table:formula="of:=[.B806]/3.7249425" office:value-type="float" office:value="0.0652701135655114" calcext:value-type="float">
            <text:p>0.065270113565512</text:p>
          </table:table-cell>
          <table:table-cell office:value-type="float" office:value="71.939911693521" calcext:value-type="float">
            <text:p>71.939911693521</text:p>
          </table:table-cell>
        </table:table-row>
        <table:table-row table:style-name="ro1">
          <table:table-cell office:value-type="float" office:value="819.46" calcext:value-type="float">
            <text:p>819.46</text:p>
          </table:table-cell>
          <table:table-cell office:value-type="float" office:value="0.24078418" calcext:value-type="float">
            <text:p>0.24078418</text:p>
          </table:table-cell>
          <table:table-cell table:formula="of:=[.B807]/3.7249425" office:value-type="float" office:value="0.0646410461369538" calcext:value-type="float">
            <text:p>0.064641046136954</text:p>
          </table:table-cell>
          <table:table-cell office:value-type="float" office:value="72.185019594366" calcext:value-type="float">
            <text:p>72.185019594366</text:p>
          </table:table-cell>
        </table:table-row>
        <table:table-row table:style-name="ro1">
          <table:table-cell office:value-type="float" office:value="820.47" calcext:value-type="float">
            <text:p>820.47</text:p>
          </table:table-cell>
          <table:table-cell office:value-type="float" office:value="0.23980418" calcext:value-type="float">
            <text:p>0.23980418</text:p>
          </table:table-cell>
          <table:table-cell table:formula="of:=[.B808]/3.7249425" office:value-type="float" office:value="0.0643779548274906" calcext:value-type="float">
            <text:p>0.064377954827491</text:p>
          </table:table-cell>
          <table:table-cell office:value-type="float" office:value="72.429129902978" calcext:value-type="float">
            <text:p>72.429129902978</text:p>
          </table:table-cell>
        </table:table-row>
        <table:table-row table:style-name="ro1">
          <table:table-cell office:value-type="float" office:value="821.49" calcext:value-type="float">
            <text:p>821.49</text:p>
          </table:table-cell>
          <table:table-cell office:value-type="float" office:value="0.24046022" calcext:value-type="float">
            <text:p>0.24046022</text:p>
          </table:table-cell>
          <table:table-cell table:formula="of:=[.B809]/3.7249425" office:value-type="float" office:value="0.0645540756669398" calcext:value-type="float">
            <text:p>0.06455407566694</text:p>
          </table:table-cell>
          <table:table-cell office:value-type="float" office:value="72.673908029804" calcext:value-type="float">
            <text:p>72.673908029804</text:p>
          </table:table-cell>
        </table:table-row>
        <table:table-row table:style-name="ro1">
          <table:table-cell office:value-type="float" office:value="822.51" calcext:value-type="float">
            <text:p>822.51</text:p>
          </table:table-cell>
          <table:table-cell office:value-type="float" office:value="0.24257003" calcext:value-type="float">
            <text:p>0.24257003</text:p>
          </table:table-cell>
          <table:table-cell table:formula="of:=[.B810]/3.7249425" office:value-type="float" office:value="0.0651204763563464" calcext:value-type="float">
            <text:p>0.065120476356347</text:p>
          </table:table-cell>
          <table:table-cell office:value-type="float" office:value="72.920833855229" calcext:value-type="float">
            <text:p>72.920833855229</text:p>
          </table:table-cell>
        </table:table-row>
        <table:table-row table:style-name="ro1">
          <table:table-cell office:value-type="float" office:value="823.53" calcext:value-type="float">
            <text:p>823.53</text:p>
          </table:table-cell>
          <table:table-cell office:value-type="float" office:value="0.24552085" calcext:value-type="float">
            <text:p>0.24552085</text:p>
          </table:table-cell>
          <table:table-cell table:formula="of:=[.B811]/3.7249425" office:value-type="float" office:value="0.0659126550275608" calcext:value-type="float">
            <text:p>0.065912655027561</text:p>
          </table:table-cell>
          <table:table-cell office:value-type="float" office:value="73.170763488514" calcext:value-type="float">
            <text:p>73.170763488514</text:p>
          </table:table-cell>
        </table:table-row>
        <table:table-row table:style-name="ro1">
          <table:table-cell office:value-type="float" office:value="824.55" calcext:value-type="float">
            <text:p>824.55</text:p>
          </table:table-cell>
          <table:table-cell office:value-type="float" office:value="0.24843413" calcext:value-type="float">
            <text:p>0.24843413</text:p>
          </table:table-cell>
          <table:table-cell table:formula="of:=[.B812]/3.7249425" office:value-type="float" office:value="0.0666947556908597" calcext:value-type="float">
            <text:p>0.06669475569086</text:p>
          </table:table-cell>
          <table:table-cell office:value-type="float" office:value="73.423658712577" calcext:value-type="float">
            <text:p>73.423658712577</text:p>
          </table:table-cell>
        </table:table-row>
        <table:table-row table:style-name="ro1">
          <table:table-cell office:value-type="float" office:value="825.56" calcext:value-type="float">
            <text:p>825.56</text:p>
          </table:table-cell>
          <table:table-cell office:value-type="float" office:value="0.25041965" calcext:value-type="float">
            <text:p>0.25041965</text:p>
          </table:table-cell>
          <table:table-cell table:formula="of:=[.B813]/3.7249425" office:value-type="float" office:value="0.0672277894222528" calcext:value-type="float">
            <text:p>0.067227789422253</text:p>
          </table:table-cell>
          <table:table-cell office:value-type="float" office:value="73.678575113863" calcext:value-type="float">
            <text:p>73.678575113863</text:p>
          </table:table-cell>
        </table:table-row>
        <table:table-row table:style-name="ro1">
          <table:table-cell office:value-type="float" office:value="826.58" calcext:value-type="float">
            <text:p>826.58</text:p>
          </table:table-cell>
          <table:table-cell office:value-type="float" office:value="0.25083868" calcext:value-type="float">
            <text:p>0.25083868</text:p>
          </table:table-cell>
          <table:table-cell table:formula="of:=[.B814]/3.7249425" office:value-type="float" office:value="0.0673402824338899" calcext:value-type="float">
            <text:p>0.06734028243389</text:p>
          </table:table-cell>
          <table:table-cell office:value-type="float" office:value="73.933918067982" calcext:value-type="float">
            <text:p>73.933918067982</text:p>
          </table:table-cell>
        </table:table-row>
        <table:table-row table:style-name="ro1">
          <table:table-cell office:value-type="float" office:value="827.6" calcext:value-type="float">
            <text:p>827.6</text:p>
          </table:table-cell>
          <table:table-cell office:value-type="float" office:value="0.24949328" calcext:value-type="float">
            <text:p>0.24949328</text:p>
          </table:table-cell>
          <table:table-cell table:formula="of:=[.B815]/3.7249425" office:value-type="float" office:value="0.0669790956504698" calcext:value-type="float">
            <text:p>0.06697909565047</text:p>
          </table:table-cell>
          <table:table-cell office:value-type="float" office:value="74.187891457178" calcext:value-type="float">
            <text:p>74.187891457178</text:p>
          </table:table-cell>
        </table:table-row>
        <table:table-row table:style-name="ro1">
          <table:table-cell office:value-type="float" office:value="828.62" calcext:value-type="float">
            <text:p>828.62</text:p>
          </table:table-cell>
          <table:table-cell office:value-type="float" office:value="0.24668391" calcext:value-type="float">
            <text:p>0.24668391</text:p>
          </table:table-cell>
          <table:table-cell table:formula="of:=[.B816]/3.7249425" office:value-type="float" office:value="0.0662248907197896" calcext:value-type="float">
            <text:p>0.06622489071979</text:p>
          </table:table-cell>
          <table:table-cell office:value-type="float" office:value="74.439005032358" calcext:value-type="float">
            <text:p>74.439005032358</text:p>
          </table:table-cell>
        </table:table-row>
        <table:table-row table:style-name="ro1">
          <table:table-cell office:value-type="float" office:value="829.63" calcext:value-type="float">
            <text:p>829.63</text:p>
          </table:table-cell>
          <table:table-cell office:value-type="float" office:value="0.24312062" calcext:value-type="float">
            <text:p>0.24312062</text:p>
          </table:table-cell>
          <table:table-cell table:formula="of:=[.B817]/3.7249425" office:value-type="float" office:value="0.0652682880339764" calcext:value-type="float">
            <text:p>0.065268288033976</text:p>
          </table:table-cell>
          <table:table-cell office:value-type="float" office:value="74.686491331244" calcext:value-type="float">
            <text:p>74.686491331244</text:p>
          </table:table-cell>
        </table:table-row>
        <table:table-row table:style-name="ro1">
          <table:table-cell office:value-type="float" office:value="830.65" calcext:value-type="float">
            <text:p>830.65</text:p>
          </table:table-cell>
          <table:table-cell office:value-type="float" office:value="0.23971973" calcext:value-type="float">
            <text:p>0.23971973</text:p>
          </table:table-cell>
          <table:table-cell table:formula="of:=[.B818]/3.7249425" office:value-type="float" office:value="0.0643552833365884" calcext:value-type="float">
            <text:p>0.064355283336588</text:p>
          </table:table-cell>
          <table:table-cell office:value-type="float" office:value="74.930515667339" calcext:value-type="float">
            <text:p>74.930515667339</text:p>
          </table:table-cell>
        </table:table-row>
        <table:table-row table:style-name="ro1">
          <table:table-cell office:value-type="float" office:value="831.67" calcext:value-type="float">
            <text:p>831.67</text:p>
          </table:table-cell>
          <table:table-cell office:value-type="float" office:value="0.23735317" calcext:value-type="float">
            <text:p>0.23735317</text:p>
          </table:table-cell>
          <table:table-cell table:formula="of:=[.B819]/3.7249425" office:value-type="float" office:value="0.0637199554087076" calcext:value-type="float">
            <text:p>0.063719955408708</text:p>
          </table:table-cell>
          <table:table-cell office:value-type="float" office:value="75.172130955909" calcext:value-type="float">
            <text:p>75.172130955909</text:p>
          </table:table-cell>
        </table:table-row>
        <table:table-row table:style-name="ro1">
          <table:table-cell office:value-type="float" office:value="832.69" calcext:value-type="float">
            <text:p>832.69</text:p>
          </table:table-cell>
          <table:table-cell office:value-type="float" office:value="0.2366299" calcext:value-type="float">
            <text:p>0.2366299</text:p>
          </table:table-cell>
          <table:table-cell table:formula="of:=[.B820]/3.7249425" office:value-type="float" office:value="0.0635257859685082" calcext:value-type="float">
            <text:p>0.063525785968508</text:p>
          </table:table-cell>
          <table:table-cell office:value-type="float" office:value="75.413009985733" calcext:value-type="float">
            <text:p>75.413009985733</text:p>
          </table:table-cell>
        </table:table-row>
        <table:table-row table:style-name="ro1">
          <table:table-cell office:value-type="float" office:value="833.71" calcext:value-type="float">
            <text:p>833.71</text:p>
          </table:table-cell>
          <table:table-cell office:value-type="float" office:value="0.23777522" calcext:value-type="float">
            <text:p>0.23777522</text:p>
          </table:table-cell>
          <table:table-cell table:formula="of:=[.B821]/3.7249425" office:value-type="float" office:value="0.0638332591711147" calcext:value-type="float">
            <text:p>0.063833259171115</text:p>
          </table:table-cell>
          <table:table-cell office:value-type="float" office:value="75.65505490124" calcext:value-type="float">
            <text:p>75.65505490124</text:p>
          </table:table-cell>
        </table:table-row>
        <table:table-row table:style-name="ro1">
          <table:table-cell office:value-type="float" office:value="834.72" calcext:value-type="float">
            <text:p>834.72</text:p>
          </table:table-cell>
          <table:table-cell office:value-type="float" office:value="0.24064018" calcext:value-type="float">
            <text:p>0.24064018</text:p>
          </table:table-cell>
          <table:table-cell table:formula="of:=[.B822]/3.7249425" office:value-type="float" office:value="0.0646023878220939" calcext:value-type="float">
            <text:p>0.064602387822094</text:p>
          </table:table-cell>
          <table:table-cell office:value-type="float" office:value="75.900016218024" calcext:value-type="float">
            <text:p>75.900016218024</text:p>
          </table:table-cell>
        </table:table-row>
        <table:table-row table:style-name="ro1">
          <table:table-cell office:value-type="float" office:value="835.74" calcext:value-type="float">
            <text:p>835.74</text:p>
          </table:table-cell>
          <table:table-cell office:value-type="float" office:value="0.24483006" calcext:value-type="float">
            <text:p>0.24483006</text:p>
          </table:table-cell>
          <table:table-cell table:formula="of:=[.B823]/3.7249425" office:value-type="float" office:value="0.0657272051850465" calcext:value-type="float">
            <text:p>0.065727205185047</text:p>
          </table:table-cell>
          <table:table-cell office:value-type="float" office:value="76.149242654971" calcext:value-type="float">
            <text:p>76.149242654971</text:p>
          </table:table-cell>
        </table:table-row>
        <table:table-row table:style-name="ro1">
          <table:table-cell office:value-type="float" office:value="836.76" calcext:value-type="float">
            <text:p>836.76</text:p>
          </table:table-cell>
          <table:table-cell office:value-type="float" office:value="0.2499037" calcext:value-type="float">
            <text:p>0.2499037</text:p>
          </table:table-cell>
          <table:table-cell table:formula="of:=[.B824]/3.7249425" office:value-type="float" office:value="0.0670892772170309" calcext:value-type="float">
            <text:p>0.067089277217031</text:p>
          </table:table-cell>
          <table:table-cell office:value-type="float" office:value="76.403633833056" calcext:value-type="float">
            <text:p>76.403633833056</text:p>
          </table:table-cell>
        </table:table-row>
        <table:table-row table:style-name="ro1">
          <table:table-cell office:value-type="float" office:value="837.78" calcext:value-type="float">
            <text:p>837.78</text:p>
          </table:table-cell>
          <table:table-cell office:value-type="float" office:value="0.25557488" calcext:value-type="float">
            <text:p>0.25557488</text:p>
          </table:table-cell>
          <table:table-cell table:formula="of:=[.B825]/3.7249425" office:value-type="float" office:value="0.0686117651480526" calcext:value-type="float">
            <text:p>0.068611765148053</text:p>
          </table:table-cell>
          <table:table-cell office:value-type="float" office:value="76.663798037218" calcext:value-type="float">
            <text:p>76.663798037218</text:p>
          </table:table-cell>
        </table:table-row>
        <table:table-row table:style-name="ro1">
          <table:table-cell office:value-type="float" office:value="838.8" calcext:value-type="float">
            <text:p>838.8</text:p>
          </table:table-cell>
          <table:table-cell office:value-type="float" office:value="0.2618503" calcext:value-type="float">
            <text:p>0.2618503</text:p>
          </table:table-cell>
          <table:table-cell table:formula="of:=[.B826]/3.7249425" office:value-type="float" office:value="0.0702964676635948" calcext:value-type="float">
            <text:p>0.070296467663595</text:p>
          </table:table-cell>
          <table:table-cell office:value-type="float" office:value="76.930350347299" calcext:value-type="float">
            <text:p>76.930350347299</text:p>
          </table:table-cell>
        </table:table-row>
        <table:table-row table:style-name="ro1">
          <table:table-cell office:value-type="float" office:value="839.81" calcext:value-type="float">
            <text:p>839.81</text:p>
          </table:table-cell>
          <table:table-cell office:value-type="float" office:value="0.26906225" calcext:value-type="float">
            <text:p>0.26906225</text:p>
          </table:table-cell>
          <table:table-cell table:formula="of:=[.B827]/3.7249425" office:value-type="float" office:value="0.0722325915098018" calcext:value-type="float">
            <text:p>0.072232591509802</text:p>
          </table:table-cell>
          <table:table-cell office:value-type="float" office:value="77.204244104277" calcext:value-type="float">
            <text:p>77.204244104277</text:p>
          </table:table-cell>
        </table:table-row>
        <table:table-row table:style-name="ro1">
          <table:table-cell office:value-type="float" office:value="840.83" calcext:value-type="float">
            <text:p>840.83</text:p>
          </table:table-cell>
          <table:table-cell office:value-type="float" office:value="0.27779095" calcext:value-type="float">
            <text:p>0.27779095</text:p>
          </table:table-cell>
          <table:table-cell table:formula="of:=[.B828]/3.7249425" office:value-type="float" office:value="0.0745759028495071" calcext:value-type="float">
            <text:p>0.074575902849507</text:p>
          </table:table-cell>
          <table:table-cell office:value-type="float" office:value="77.487023308833" calcext:value-type="float">
            <text:p>77.487023308833</text:p>
          </table:table-cell>
        </table:table-row>
        <table:table-row table:style-name="ro1">
          <table:table-cell office:value-type="float" office:value="841.85" calcext:value-type="float">
            <text:p>841.85</text:p>
          </table:table-cell>
          <table:table-cell office:value-type="float" office:value="0.28870694" calcext:value-type="float">
            <text:p>0.28870694</text:p>
          </table:table-cell>
          <table:table-cell table:formula="of:=[.B829]/3.7249425" office:value-type="float" office:value="0.0775064151996977" calcext:value-type="float">
            <text:p>0.077506415199698</text:p>
          </table:table-cell>
          <table:table-cell office:value-type="float" office:value="77.780914516298" calcext:value-type="float">
            <text:p>77.780914516298</text:p>
          </table:table-cell>
        </table:table-row>
        <table:table-row table:style-name="ro1">
          <table:table-cell office:value-type="float" office:value="842.87" calcext:value-type="float">
            <text:p>842.87</text:p>
          </table:table-cell>
          <table:table-cell office:value-type="float" office:value="0.30238672" calcext:value-type="float">
            <text:p>0.30238672</text:p>
          </table:table-cell>
          <table:table-cell table:formula="of:=[.B830]/3.7249425" office:value-type="float" office:value="0.0811788960500732" calcext:value-type="float">
            <text:p>0.081178896050073</text:p>
          </table:table-cell>
          <table:table-cell office:value-type="float" office:value="78.088731153697" calcext:value-type="float">
            <text:p>78.088731153697</text:p>
          </table:table-cell>
        </table:table-row>
        <table:table-row table:style-name="ro1">
          <table:table-cell office:value-type="float" office:value="843.89" calcext:value-type="float">
            <text:p>843.89</text:p>
          </table:table-cell>
          <table:table-cell office:value-type="float" office:value="0.31915857" calcext:value-type="float">
            <text:p>0.31915857</text:p>
          </table:table-cell>
          <table:table-cell table:formula="of:=[.B831]/3.7249425" office:value-type="float" office:value="0.0856814756200935" calcext:value-type="float">
            <text:p>0.085681475620094</text:p>
          </table:table-cell>
          <table:table-cell office:value-type="float" office:value="78.413620802406" calcext:value-type="float">
            <text:p>78.413620802406</text:p>
          </table:table-cell>
        </table:table-row>
        <table:table-row table:style-name="ro1">
          <table:table-cell office:value-type="float" office:value="844.9" calcext:value-type="float">
            <text:p>844.9</text:p>
          </table:table-cell>
          <table:table-cell office:value-type="float" office:value="0.33901861" calcext:value-type="float">
            <text:p>0.33901861</text:p>
          </table:table-cell>
          <table:table-cell table:formula="of:=[.B832]/3.7249425" office:value-type="float" office:value="0.0910131122829413" calcext:value-type="float">
            <text:p>0.091013112282941</text:p>
          </table:table-cell>
          <table:table-cell office:value-type="float" office:value="78.758727113414" calcext:value-type="float">
            <text:p>78.758727113414</text:p>
          </table:table-cell>
        </table:table-row>
        <table:table-row table:style-name="ro1">
          <table:table-cell office:value-type="float" office:value="845.92" calcext:value-type="float">
            <text:p>845.92</text:p>
          </table:table-cell>
          <table:table-cell office:value-type="float" office:value="0.36162965" calcext:value-type="float">
            <text:p>0.36162965</text:p>
          </table:table-cell>
          <table:table-cell table:formula="of:=[.B833]/3.7249425" office:value-type="float" office:value="0.097083283835925" calcext:value-type="float">
            <text:p>0.097083283835925</text:p>
          </table:table-cell>
          <table:table-cell office:value-type="float" office:value="79.126850492634" calcext:value-type="float">
            <text:p>79.126850492634</text:p>
          </table:table-cell>
        </table:table-row>
        <table:table-row table:style-name="ro1">
          <table:table-cell office:value-type="float" office:value="846.94" calcext:value-type="float">
            <text:p>846.94</text:p>
          </table:table-cell>
          <table:table-cell office:value-type="float" office:value="0.38638623" calcext:value-type="float">
            <text:p>0.38638623</text:p>
          </table:table-cell>
          <table:table-cell table:formula="of:=[.B834]/3.7249425" office:value-type="float" office:value="0.10372944817269" calcext:value-type="float">
            <text:p>0.10372944817269</text:p>
          </table:table-cell>
          <table:table-cell office:value-type="float" office:value="79.520174999228" calcext:value-type="float">
            <text:p>79.520174999228</text:p>
          </table:table-cell>
        </table:table-row>
        <table:table-row table:style-name="ro1">
          <table:table-cell office:value-type="float" office:value="847.96" calcext:value-type="float">
            <text:p>847.96</text:p>
          </table:table-cell>
          <table:table-cell office:value-type="float" office:value="0.41251113" calcext:value-type="float">
            <text:p>0.41251113</text:p>
          </table:table-cell>
          <table:table-cell table:formula="of:=[.B835]/3.7249425" office:value-type="float" office:value="0.11074295240799" calcext:value-type="float">
            <text:p>0.11074295240799</text:p>
          </table:table-cell>
          <table:table-cell office:value-type="float" office:value="79.940093529357" calcext:value-type="float">
            <text:p>79.940093529357</text:p>
          </table:table-cell>
        </table:table-row>
        <table:table-row table:style-name="ro1">
          <table:table-cell office:value-type="float" office:value="848.98" calcext:value-type="float">
            <text:p>848.98</text:p>
          </table:table-cell>
          <table:table-cell office:value-type="float" office:value="0.43914657" calcext:value-type="float">
            <text:p>0.43914657</text:p>
          </table:table-cell>
          <table:table-cell table:formula="of:=[.B836]/3.7249425" office:value-type="float" office:value="0.1178935164771" calcext:value-type="float">
            <text:p>0.1178935164771</text:p>
          </table:table-cell>
          <table:table-cell office:value-type="float" office:value="80.387125790301" calcext:value-type="float">
            <text:p>80.387125790301</text:p>
          </table:table-cell>
        </table:table-row>
        <table:table-row table:style-name="ro1">
          <table:table-cell office:value-type="float" office:value="849.99" calcext:value-type="float">
            <text:p>849.99</text:p>
          </table:table-cell>
          <table:table-cell office:value-type="float" office:value="0.46541586" calcext:value-type="float">
            <text:p>0.46541586</text:p>
          </table:table-cell>
          <table:table-cell table:formula="of:=[.B837]/3.7249425" office:value-type="float" office:value="0.124945783726863" calcext:value-type="float">
            <text:p>0.124945783726863</text:p>
          </table:table-cell>
          <table:table-cell office:value-type="float" office:value="80.860899055679" calcext:value-type="float">
            <text:p>80.860899055679</text:p>
          </table:table-cell>
        </table:table-row>
        <table:table-row table:style-name="ro1">
          <table:table-cell office:value-type="float" office:value="851.01" calcext:value-type="float">
            <text:p>851.01</text:p>
          </table:table-cell>
          <table:table-cell office:value-type="float" office:value="0.4904519" calcext:value-type="float">
            <text:p>0.4904519</text:p>
          </table:table-cell>
          <table:table-cell table:formula="of:=[.B838]/3.7249425" office:value-type="float" office:value="0.131666972040508" calcext:value-type="float">
            <text:p>0.131666972040508</text:p>
          </table:table-cell>
          <table:table-cell office:value-type="float" office:value="81.360157924032" calcext:value-type="float">
            <text:p>81.360157924032</text:p>
          </table:table-cell>
        </table:table-row>
        <table:table-row table:style-name="ro1">
          <table:table-cell office:value-type="float" office:value="852.03" calcext:value-type="float">
            <text:p>852.03</text:p>
          </table:table-cell>
          <table:table-cell office:value-type="float" office:value="0.51340661" calcext:value-type="float">
            <text:p>0.51340661</text:p>
          </table:table-cell>
          <table:table-cell table:formula="of:=[.B839]/3.7249425" office:value-type="float" office:value="0.137829405420352" calcext:value-type="float">
            <text:p>0.137829405420352</text:p>
          </table:table-cell>
          <table:table-cell office:value-type="float" office:value="81.882783697804" calcext:value-type="float">
            <text:p>81.882783697804</text:p>
          </table:table-cell>
        </table:table-row>
        <table:table-row table:style-name="ro1">
          <table:table-cell office:value-type="float" office:value="853.05" calcext:value-type="float">
            <text:p>853.05</text:p>
          </table:table-cell>
          <table:table-cell office:value-type="float" office:value="0.53346271" calcext:value-type="float">
            <text:p>0.53346271</text:p>
          </table:table-cell>
          <table:table-cell table:formula="of:=[.B840]/3.7249425" office:value-type="float" office:value="0.143213676452724" calcext:value-type="float">
            <text:p>0.143213676452724</text:p>
          </table:table-cell>
          <table:table-cell office:value-type="float" office:value="82.425825717137" calcext:value-type="float">
            <text:p>82.425825717137</text:p>
          </table:table-cell>
        </table:table-row>
        <table:table-row table:style-name="ro1">
          <table:table-cell office:value-type="float" office:value="854.07" calcext:value-type="float">
            <text:p>854.07</text:p>
          </table:table-cell>
          <table:table-cell office:value-type="float" office:value="0.54986314" calcext:value-type="float">
            <text:p>0.54986314</text:p>
          </table:table-cell>
          <table:table-cell table:formula="of:=[.B841]/3.7249425" office:value-type="float" office:value="0.147616544416457" calcext:value-type="float">
            <text:p>0.147616544416457</text:p>
          </table:table-cell>
          <table:table-cell office:value-type="float" office:value="82.985562664754" calcext:value-type="float">
            <text:p>82.985562664754</text:p>
          </table:table-cell>
        </table:table-row>
        <table:table-row table:style-name="ro1">
          <table:table-cell office:value-type="float" office:value="855.08" calcext:value-type="float">
            <text:p>855.08</text:p>
          </table:table-cell>
          <table:table-cell office:value-type="float" office:value="0.5619587" calcext:value-type="float">
            <text:p>0.5619587</text:p>
          </table:table-cell>
          <table:table-cell table:formula="of:=[.B842]/3.7249425" office:value-type="float" office:value="0.15086372474206" calcext:value-type="float">
            <text:p>0.15086372474206</text:p>
          </table:table-cell>
          <table:table-cell office:value-type="float" office:value="83.55761236756" calcext:value-type="float">
            <text:p>83.55761236756</text:p>
          </table:table-cell>
        </table:table-row>
        <table:table-row table:style-name="ro1">
          <table:table-cell office:value-type="float" office:value="856.1" calcext:value-type="float">
            <text:p>856.1</text:p>
          </table:table-cell>
          <table:table-cell office:value-type="float" office:value="0.56925911" calcext:value-type="float">
            <text:p>0.56925911</text:p>
          </table:table-cell>
          <table:table-cell table:formula="of:=[.B843]/3.7249425" office:value-type="float" office:value="0.152823596605854" calcext:value-type="float">
            <text:p>0.152823596605854</text:p>
          </table:table-cell>
          <table:table-cell office:value-type="float" office:value="84.137093573174" calcext:value-type="float">
            <text:p>84.137093573174</text:p>
          </table:table-cell>
        </table:table-row>
        <table:table-row table:style-name="ro1">
          <table:table-cell office:value-type="float" office:value="857.12" calcext:value-type="float">
            <text:p>857.12</text:p>
          </table:table-cell>
          <table:table-cell office:value-type="float" office:value="0.57146577" calcext:value-type="float">
            <text:p>0.57146577</text:p>
          </table:table-cell>
          <table:table-cell table:formula="of:=[.B844]/3.7249425" office:value-type="float" office:value="0.153415997696609" calcext:value-type="float">
            <text:p>0.153415997696609</text:p>
          </table:table-cell>
          <table:table-cell office:value-type="float" office:value="84.71882107198" calcext:value-type="float">
            <text:p>84.71882107198</text:p>
          </table:table-cell>
        </table:table-row>
        <table:table-row table:style-name="ro1">
          <table:table-cell office:value-type="float" office:value="858.14" calcext:value-type="float">
            <text:p>858.14</text:p>
          </table:table-cell>
          <table:table-cell office:value-type="float" office:value="0.56847035" calcext:value-type="float">
            <text:p>0.56847035</text:p>
          </table:table-cell>
          <table:table-cell table:formula="of:=[.B845]/3.7249425" office:value-type="float" office:value="0.152611845686209" calcext:value-type="float">
            <text:p>0.152611845686209</text:p>
          </table:table-cell>
          <table:table-cell office:value-type="float" office:value="85.297499360813" calcext:value-type="float">
            <text:p>85.297499360813</text:p>
          </table:table-cell>
        </table:table-row>
        <table:table-row table:style-name="ro1">
          <table:table-cell office:value-type="float" office:value="859.16" calcext:value-type="float">
            <text:p>859.16</text:p>
          </table:table-cell>
          <table:table-cell office:value-type="float" office:value="0.56031954" calcext:value-type="float">
            <text:p>0.56031954</text:p>
          </table:table-cell>
          <table:table-cell table:formula="of:=[.B846]/3.7249425" office:value-type="float" office:value="0.150423674996325" calcext:value-type="float">
            <text:p>0.150423674996325</text:p>
          </table:table-cell>
          <table:table-cell office:value-type="float" office:value="85.867880469184" calcext:value-type="float">
            <text:p>85.867880469184</text:p>
          </table:table-cell>
        </table:table-row>
        <table:table-row table:style-name="ro1">
          <table:table-cell office:value-type="float" office:value="860.17" calcext:value-type="float">
            <text:p>860.17</text:p>
          </table:table-cell>
          <table:table-cell office:value-type="float" office:value="0.54716517" calcext:value-type="float">
            <text:p>0.54716517</text:p>
          </table:table-cell>
          <table:table-cell table:formula="of:=[.B847]/3.7249425" office:value-type="float" office:value="0.14689224598769" calcext:value-type="float">
            <text:p>0.14689224598769</text:p>
          </table:table-cell>
          <table:table-cell office:value-type="float" office:value="86.424871000202" calcext:value-type="float">
            <text:p>86.424871000202</text:p>
          </table:table-cell>
        </table:table-row>
        <table:table-row table:style-name="ro1">
          <table:table-cell office:value-type="float" office:value="861.19" calcext:value-type="float">
            <text:p>861.19</text:p>
          </table:table-cell>
          <table:table-cell office:value-type="float" office:value="0.5292297" calcext:value-type="float">
            <text:p>0.5292297</text:p>
          </table:table-cell>
          <table:table-cell table:formula="of:=[.B848]/3.7249425" office:value-type="float" office:value="0.14207728038755" calcext:value-type="float">
            <text:p>0.14207728038755</text:p>
          </table:table-cell>
          <table:table-cell office:value-type="float" office:value="86.963603995825" calcext:value-type="float">
            <text:p>86.963603995825</text:p>
          </table:table-cell>
        </table:table-row>
        <table:table-row table:style-name="ro1">
          <table:table-cell office:value-type="float" office:value="862.21" calcext:value-type="float">
            <text:p>862.21</text:p>
          </table:table-cell>
          <table:table-cell office:value-type="float" office:value="0.50681309" calcext:value-type="float">
            <text:p>0.50681309</text:p>
          </table:table-cell>
          <table:table-cell table:formula="of:=[.B849]/3.7249425" office:value-type="float" office:value="0.136059305613442" calcext:value-type="float">
            <text:p>0.136059305613442</text:p>
          </table:table-cell>
          <table:table-cell office:value-type="float" office:value="87.479517851082" calcext:value-type="float">
            <text:p>87.479517851082</text:p>
          </table:table-cell>
        </table:table-row>
        <table:table-row table:style-name="ro1">
          <table:table-cell office:value-type="float" office:value="863.23" calcext:value-type="float">
            <text:p>863.23</text:p>
          </table:table-cell>
          <table:table-cell office:value-type="float" office:value="0.48034852" calcext:value-type="float">
            <text:p>0.48034852</text:p>
          </table:table-cell>
          <table:table-cell table:formula="of:=[.B850]/3.7249425" office:value-type="float" office:value="0.128954613393361" calcext:value-type="float">
            <text:p>0.128954613393361</text:p>
          </table:table-cell>
          <table:table-cell office:value-type="float" office:value="87.968491912044" calcext:value-type="float">
            <text:p>87.968491912044</text:p>
          </table:table-cell>
        </table:table-row>
        <table:table-row table:style-name="ro1">
          <table:table-cell office:value-type="float" office:value="864.25" calcext:value-type="float">
            <text:p>864.25</text:p>
          </table:table-cell>
          <table:table-cell office:value-type="float" office:value="0.45048759" calcext:value-type="float">
            <text:p>0.45048759</text:p>
          </table:table-cell>
          <table:table-cell table:formula="of:=[.B851]/3.7249425" office:value-type="float" office:value="0.120938132602047" calcext:value-type="float">
            <text:p>0.120938132602047</text:p>
          </table:table-cell>
          <table:table-cell office:value-type="float" office:value="88.427068843818" calcext:value-type="float">
            <text:p>88.427068843818</text:p>
          </table:table-cell>
        </table:table-row>
        <table:table-row table:style-name="ro1">
          <table:table-cell office:value-type="float" office:value="865.26" calcext:value-type="float">
            <text:p>865.26</text:p>
          </table:table-cell>
          <table:table-cell office:value-type="float" office:value="0.41817388" calcext:value-type="float">
            <text:p>0.41817388</text:p>
          </table:table-cell>
          <table:table-cell table:formula="of:=[.B852]/3.7249425" office:value-type="float" office:value="0.11226317721683" calcext:value-type="float">
            <text:p>0.11226317721683</text:p>
          </table:table-cell>
          <table:table-cell office:value-type="float" office:value="88.85275181269" calcext:value-type="float">
            <text:p>88.85275181269</text:p>
          </table:table-cell>
        </table:table-row>
        <table:table-row table:style-name="ro1">
          <table:table-cell office:value-type="float" office:value="866.28" calcext:value-type="float">
            <text:p>866.28</text:p>
          </table:table-cell>
          <table:table-cell office:value-type="float" office:value="0.38465689" calcext:value-type="float">
            <text:p>0.38465689</text:p>
          </table:table-cell>
          <table:table-cell table:formula="of:=[.B853]/3.7249425" office:value-type="float" office:value="0.103265188657275" calcext:value-type="float">
            <text:p>0.103265188657275</text:p>
          </table:table-cell>
          <table:table-cell office:value-type="float" office:value="89.244315932888" calcext:value-type="float">
            <text:p>89.244315932888</text:p>
          </table:table-cell>
        </table:table-row>
        <table:table-row table:style-name="ro1">
          <table:table-cell office:value-type="float" office:value="867.3" calcext:value-type="float">
            <text:p>867.3</text:p>
          </table:table-cell>
          <table:table-cell office:value-type="float" office:value="0.3514133" calcext:value-type="float">
            <text:p>0.3514133</text:p>
          </table:table-cell>
          <table:table-cell table:formula="of:=[.B854]/3.7249425" office:value-type="float" office:value="0.0943405972038494" calcext:value-type="float">
            <text:p>0.09434059720385</text:p>
          </table:table-cell>
          <table:table-cell office:value-type="float" office:value="89.602039504817" calcext:value-type="float">
            <text:p>89.602039504817</text:p>
          </table:table-cell>
        </table:table-row>
        <table:table-row table:style-name="ro1">
          <table:table-cell office:value-type="float" office:value="868.32" calcext:value-type="float">
            <text:p>868.32</text:p>
          </table:table-cell>
          <table:table-cell office:value-type="float" office:value="0.31997349" calcext:value-type="float">
            <text:p>0.31997349</text:p>
          </table:table-cell>
          <table:table-cell table:formula="of:=[.B855]/3.7249425" office:value-type="float" office:value="0.0859002494669381" calcext:value-type="float">
            <text:p>0.085900249466938</text:p>
          </table:table-cell>
          <table:table-cell office:value-type="float" office:value="89.927758708916" calcext:value-type="float">
            <text:p>89.927758708916</text:p>
          </table:table-cell>
        </table:table-row>
        <table:table-row table:style-name="ro1">
          <table:table-cell office:value-type="float" office:value="869.34" calcext:value-type="float">
            <text:p>869.34</text:p>
          </table:table-cell>
          <table:table-cell office:value-type="float" office:value="0.29168864" calcext:value-type="float">
            <text:p>0.29168864</text:p>
          </table:table-cell>
          <table:table-cell table:formula="of:=[.B856]/3.7249425" office:value-type="float" office:value="0.0783068839317654" calcext:value-type="float">
            <text:p>0.078306883931765</text:p>
          </table:table-cell>
          <table:table-cell office:value-type="float" office:value="90.224685159244" calcext:value-type="float">
            <text:p>90.224685159244</text:p>
          </table:table-cell>
        </table:table-row>
        <table:table-row table:style-name="ro1">
          <table:table-cell office:value-type="float" office:value="870.35" calcext:value-type="float">
            <text:p>870.35</text:p>
          </table:table-cell>
          <table:table-cell office:value-type="float" office:value="0.26750085" calcext:value-type="float">
            <text:p>0.26750085</text:p>
          </table:table-cell>
          <table:table-cell table:formula="of:=[.B857]/3.7249425" office:value-type="float" office:value="0.0718134172540919" calcext:value-type="float">
            <text:p>0.071813417254092</text:p>
          </table:table-cell>
          <table:table-cell office:value-type="float" office:value="90.496989479639" calcext:value-type="float">
            <text:p>90.496989479639</text:p>
          </table:table-cell>
        </table:table-row>
        <table:table-row table:style-name="ro1">
          <table:table-cell office:value-type="float" office:value="871.37" calcext:value-type="float">
            <text:p>871.37</text:p>
          </table:table-cell>
          <table:table-cell office:value-type="float" office:value="0.24778531" calcext:value-type="float">
            <text:p>0.24778531</text:p>
          </table:table-cell>
          <table:table-cell table:formula="of:=[.B858]/3.7249425" office:value-type="float" office:value="0.0665205731363638" calcext:value-type="float">
            <text:p>0.066520573136364</text:p>
          </table:table-cell>
          <table:table-cell office:value-type="float" office:value="90.749224234447" calcext:value-type="float">
            <text:p>90.749224234447</text:p>
          </table:table-cell>
        </table:table-row>
        <table:table-row table:style-name="ro1">
          <table:table-cell office:value-type="float" office:value="872.39" calcext:value-type="float">
            <text:p>872.39</text:p>
          </table:table-cell>
          <table:table-cell office:value-type="float" office:value="0.23231493" calcext:value-type="float">
            <text:p>0.23231493</text:p>
          </table:table-cell>
          <table:table-cell table:formula="of:=[.B859]/3.7249425" office:value-type="float" office:value="0.0623673868791263" calcext:value-type="float">
            <text:p>0.062367386879126</text:p>
          </table:table-cell>
          <table:table-cell office:value-type="float" office:value="90.985710805146" calcext:value-type="float">
            <text:p>90.985710805146</text:p>
          </table:table-cell>
        </table:table-row>
        <table:table-row table:style-name="ro1">
          <table:table-cell office:value-type="float" office:value="873.41" calcext:value-type="float">
            <text:p>873.41</text:p>
          </table:table-cell>
          <table:table-cell office:value-type="float" office:value="0.22036039" calcext:value-type="float">
            <text:p>0.22036039</text:p>
          </table:table-cell>
          <table:table-cell table:formula="of:=[.B860]/3.7249425" office:value-type="float" office:value="0.0591580648560347" calcext:value-type="float">
            <text:p>0.059158064856035</text:p>
          </table:table-cell>
          <table:table-cell office:value-type="float" office:value="91.210028177889" calcext:value-type="float">
            <text:p>91.210028177889</text:p>
          </table:table-cell>
        </table:table-row>
        <table:table-row table:style-name="ro1">
          <table:table-cell office:value-type="float" office:value="874.42" calcext:value-type="float">
            <text:p>874.42</text:p>
          </table:table-cell>
          <table:table-cell office:value-type="float" office:value="0.2108968" calcext:value-type="float">
            <text:p>0.2108968</text:p>
          </table:table-cell>
          <table:table-cell table:formula="of:=[.B861]/3.7249425" office:value-type="float" office:value="0.0566174645648893" calcext:value-type="float">
            <text:p>0.056617464564889</text:p>
          </table:table-cell>
          <table:table-cell office:value-type="float" office:value="91.424712016803" calcext:value-type="float">
            <text:p>91.424712016803</text:p>
          </table:table-cell>
        </table:table-row>
        <table:table-row table:style-name="ro1">
          <table:table-cell office:value-type="float" office:value="875.44" calcext:value-type="float">
            <text:p>875.44</text:p>
          </table:table-cell>
          <table:table-cell office:value-type="float" office:value="0.20285589" calcext:value-type="float">
            <text:p>0.20285589</text:p>
          </table:table-cell>
          <table:table-cell table:formula="of:=[.B862]/3.7249425" office:value-type="float" office:value="0.0544587976861388" calcext:value-type="float">
            <text:p>0.054458797686139</text:p>
          </table:table-cell>
          <table:table-cell office:value-type="float" office:value="91.631210560199" calcext:value-type="float">
            <text:p>91.631210560199</text:p>
          </table:table-cell>
        </table:table-row>
        <table:table-row table:style-name="ro1">
          <table:table-cell office:value-type="float" office:value="876.46" calcext:value-type="float">
            <text:p>876.46</text:p>
          </table:table-cell>
          <table:table-cell office:value-type="float" office:value="0.19535335" calcext:value-type="float">
            <text:p>0.19535335</text:p>
          </table:table-cell>
          <table:table-cell table:formula="of:=[.B863]/3.7249425" office:value-type="float" office:value="0.0524446618974655" calcext:value-type="float">
            <text:p>0.052444661897466</text:p>
          </table:table-cell>
          <table:table-cell office:value-type="float" office:value="91.830071844171" calcext:value-type="float">
            <text:p>91.830071844171</text:p>
          </table:table-cell>
        </table:table-row>
        <table:table-row table:style-name="ro1">
          <table:table-cell office:value-type="float" office:value="877.48" calcext:value-type="float">
            <text:p>877.48</text:p>
          </table:table-cell>
          <table:table-cell office:value-type="float" office:value="0.18783435" calcext:value-type="float">
            <text:p>0.18783435</text:p>
          </table:table-cell>
          <table:table-cell table:formula="of:=[.B864]/3.7249425" office:value-type="float" office:value="0.0504261072486354" calcext:value-type="float">
            <text:p>0.050426107248635</text:p>
          </table:table-cell>
          <table:table-cell office:value-type="float" office:value="92.021279104494" calcext:value-type="float">
            <text:p>92.021279104494</text:p>
          </table:table-cell>
        </table:table-row>
        <table:table-row table:style-name="ro1">
          <table:table-cell office:value-type="float" office:value="878.5" calcext:value-type="float">
            <text:p>878.5</text:p>
          </table:table-cell>
          <table:table-cell office:value-type="float" office:value="0.18011227" calcext:value-type="float">
            <text:p>0.18011227</text:p>
          </table:table-cell>
          <table:table-cell table:formula="of:=[.B865]/3.7249425" office:value-type="float" office:value="0.048353033637432" calcext:value-type="float">
            <text:p>0.048353033637432</text:p>
          </table:table-cell>
          <table:table-cell office:value-type="float" office:value="92.204625622813" calcext:value-type="float">
            <text:p>92.204625622813</text:p>
          </table:table-cell>
        </table:table-row>
        <table:table-row table:style-name="ro1">
          <table:table-cell office:value-type="float" office:value="879.51" calcext:value-type="float">
            <text:p>879.51</text:p>
          </table:table-cell>
          <table:table-cell office:value-type="float" office:value="0.17231162" calcext:value-type="float">
            <text:p>0.17231162</text:p>
          </table:table-cell>
          <table:table-cell table:formula="of:=[.B866]/3.7249425" office:value-type="float" office:value="0.0462588670831832" calcext:value-type="float">
            <text:p>0.046258867083183</text:p>
          </table:table-cell>
          <table:table-cell office:value-type="float" office:value="92.38003141539" calcext:value-type="float">
            <text:p>92.38003141539</text:p>
          </table:table-cell>
        </table:table-row>
        <table:table-row table:style-name="ro1">
          <table:table-cell office:value-type="float" office:value="880.53" calcext:value-type="float">
            <text:p>880.53</text:p>
          </table:table-cell>
          <table:table-cell office:value-type="float" office:value="0.16475314" calcext:value-type="float">
            <text:p>0.16475314</text:p>
          </table:table-cell>
          <table:table-cell table:formula="of:=[.B867]/3.7249425" office:value-type="float" office:value="0.0442297136130289" calcext:value-type="float">
            <text:p>0.044229713613029</text:p>
          </table:table-cell>
          <table:table-cell office:value-type="float" office:value="92.547743004094" calcext:value-type="float">
            <text:p>92.547743004094</text:p>
          </table:table-cell>
        </table:table-row>
        <table:table-row table:style-name="ro1">
          <table:table-cell office:value-type="float" office:value="881.55" calcext:value-type="float">
            <text:p>881.55</text:p>
          </table:table-cell>
          <table:table-cell office:value-type="float" office:value="0.15782906" calcext:value-type="float">
            <text:p>0.15782906</text:p>
          </table:table-cell>
          <table:table-cell table:formula="of:=[.B868]/3.7249425" office:value-type="float" office:value="0.0423708714966741" calcext:value-type="float">
            <text:p>0.042370871496674</text:p>
          </table:table-cell>
          <table:table-cell office:value-type="float" office:value="92.70840617233" calcext:value-type="float">
            <text:p>92.70840617233</text:p>
          </table:table-cell>
        </table:table-row>
        <table:table-row table:style-name="ro1">
          <table:table-cell office:value-type="float" office:value="882.57" calcext:value-type="float">
            <text:p>882.57</text:p>
          </table:table-cell>
          <table:table-cell office:value-type="float" office:value="0.15190719" calcext:value-type="float">
            <text:p>0.15190719</text:p>
          </table:table-cell>
          <table:table-cell table:formula="of:=[.B869]/3.7249425" office:value-type="float" office:value="0.0407810831979286" calcext:value-type="float">
            <text:p>0.040781083197929</text:p>
          </table:table-cell>
          <table:table-cell office:value-type="float" office:value="92.863041137459" calcext:value-type="float">
            <text:p>92.863041137459</text:p>
          </table:table-cell>
        </table:table-row>
        <table:table-row table:style-name="ro1">
          <table:table-cell office:value-type="float" office:value="883.59" calcext:value-type="float">
            <text:p>883.59</text:p>
          </table:table-cell>
          <table:table-cell office:value-type="float" office:value="0.14728152" calcext:value-type="float">
            <text:p>0.14728152</text:p>
          </table:table-cell>
          <table:table-cell table:formula="of:=[.B870]/3.7249425" office:value-type="float" office:value="0.039539273425026" calcext:value-type="float">
            <text:p>0.039539273425026</text:p>
          </table:table-cell>
          <table:table-cell office:value-type="float" office:value="93.012967370181" calcext:value-type="float">
            <text:p>93.012967370181</text:p>
          </table:table-cell>
        </table:table-row>
        <table:table-row table:style-name="ro1">
          <table:table-cell office:value-type="float" office:value="884.6" calcext:value-type="float">
            <text:p>884.6</text:p>
          </table:table-cell>
          <table:table-cell office:value-type="float" office:value="0.14416313" calcext:value-type="float">
            <text:p>0.14416313</text:p>
          </table:table-cell>
          <table:table-cell table:formula="of:=[.B871]/3.7249425" office:value-type="float" office:value="0.0387021088244986" calcext:value-type="float">
            <text:p>0.038702108824499</text:p>
          </table:table-cell>
          <table:table-cell office:value-type="float" office:value="93.15971921933" calcext:value-type="float">
            <text:p>93.15971921933</text:p>
          </table:table-cell>
        </table:table-row>
        <table:table-row table:style-name="ro1">
          <table:table-cell office:value-type="float" office:value="885.62" calcext:value-type="float">
            <text:p>885.62</text:p>
          </table:table-cell>
          <table:table-cell office:value-type="float" office:value="0.14268985" calcext:value-type="float">
            <text:p>0.14268985</text:p>
          </table:table-cell>
          <table:table-cell table:formula="of:=[.B872]/3.7249425" office:value-type="float" office:value="0.0383065913097987" calcext:value-type="float">
            <text:p>0.038306591309799</text:p>
          </table:table-cell>
          <table:table-cell office:value-type="float" office:value="93.304971332141" calcext:value-type="float">
            <text:p>93.304971332141</text:p>
          </table:table-cell>
        </table:table-row>
        <table:table-row table:style-name="ro1">
          <table:table-cell office:value-type="float" office:value="886.64" calcext:value-type="float">
            <text:p>886.64</text:p>
          </table:table-cell>
          <table:table-cell office:value-type="float" office:value="0.14292994" calcext:value-type="float">
            <text:p>0.14292994</text:p>
          </table:table-cell>
          <table:table-cell table:formula="of:=[.B873]/3.7249425" office:value-type="float" office:value="0.038371045996012" calcext:value-type="float">
            <text:p>0.038371045996012</text:p>
          </table:table-cell>
          <table:table-cell office:value-type="float" office:value="93.450467846227" calcext:value-type="float">
            <text:p>93.450467846227</text:p>
          </table:table-cell>
        </table:table-row>
        <table:table-row table:style-name="ro1">
          <table:table-cell office:value-type="float" office:value="887.66" calcext:value-type="float">
            <text:p>887.66</text:p>
          </table:table-cell>
          <table:table-cell office:value-type="float" office:value="0.14486493" calcext:value-type="float">
            <text:p>0.14486493</text:p>
          </table:table-cell>
          <table:table-cell table:formula="of:=[.B874]/3.7249425" office:value-type="float" office:value="0.0388905144173366" calcext:value-type="float">
            <text:p>0.038890514417337</text:p>
          </table:table-cell>
          <table:table-cell office:value-type="float" office:value="93.59793409461" calcext:value-type="float">
            <text:p>93.59793409461</text:p>
          </table:table-cell>
        </table:table-row>
        <table:table-row table:style-name="ro1">
          <table:table-cell office:value-type="float" office:value="888.68" calcext:value-type="float">
            <text:p>888.68</text:p>
          </table:table-cell>
          <table:table-cell office:value-type="float" office:value="0.14835294" calcext:value-type="float">
            <text:p>0.14835294</text:p>
          </table:table-cell>
          <table:table-cell table:formula="of:=[.B875]/3.7249425" office:value-type="float" office:value="0.0398269073952148" calcext:value-type="float">
            <text:p>0.039826907395215</text:p>
          </table:table-cell>
          <table:table-cell office:value-type="float" office:value="93.748950984285" calcext:value-type="float">
            <text:p>93.748950984285</text:p>
          </table:table-cell>
        </table:table-row>
        <table:table-row table:style-name="ro1">
          <table:table-cell office:value-type="float" office:value="889.69" calcext:value-type="float">
            <text:p>889.69</text:p>
          </table:table-cell>
          <table:table-cell office:value-type="float" office:value="0.1530892" calcext:value-type="float">
            <text:p>0.1530892</text:p>
          </table:table-cell>
          <table:table-cell table:formula="of:=[.B876]/3.7249425" office:value-type="float" office:value="0.0410984062170087" calcext:value-type="float">
            <text:p>0.041098406217009</text:p>
          </table:table-cell>
          <table:table-cell office:value-type="float" office:value="93.904789181055" calcext:value-type="float">
            <text:p>93.904789181055</text:p>
          </table:table-cell>
        </table:table-row>
        <table:table-row table:style-name="ro1">
          <table:table-cell office:value-type="float" office:value="890.71" calcext:value-type="float">
            <text:p>890.71</text:p>
          </table:table-cell>
          <table:table-cell office:value-type="float" office:value="0.15858794" calcext:value-type="float">
            <text:p>0.15858794</text:p>
          </table:table-cell>
          <table:table-cell table:formula="of:=[.B877]/3.7249425" office:value-type="float" office:value="0.0425746008159858" calcext:value-type="float">
            <text:p>0.042574600815986</text:p>
          </table:table-cell>
          <table:table-cell office:value-type="float" office:value="94.066224857964" calcext:value-type="float">
            <text:p>94.066224857964</text:p>
          </table:table-cell>
        </table:table-row>
        <table:table-row table:style-name="ro1">
          <table:table-cell office:value-type="float" office:value="891.73" calcext:value-type="float">
            <text:p>891.73</text:p>
          </table:table-cell>
          <table:table-cell office:value-type="float" office:value="0.16420653" calcext:value-type="float">
            <text:p>0.16420653</text:p>
          </table:table-cell>
          <table:table-cell table:formula="of:=[.B878]/3.7249425" office:value-type="float" office:value="0.044082970408268" calcext:value-type="float">
            <text:p>0.044082970408268</text:p>
          </table:table-cell>
          <table:table-cell office:value-type="float" office:value="94.233380024508" calcext:value-type="float">
            <text:p>94.233380024508</text:p>
          </table:table-cell>
        </table:table-row>
        <table:table-row table:style-name="ro1">
          <table:table-cell office:value-type="float" office:value="892.75" calcext:value-type="float">
            <text:p>892.75</text:p>
          </table:table-cell>
          <table:table-cell office:value-type="float" office:value="0.16922" calcext:value-type="float">
            <text:p>0.16922</text:p>
          </table:table-cell>
          <table:table-cell table:formula="of:=[.B879]/3.7249425" office:value-type="float" office:value="0.0454288891707724" calcext:value-type="float">
            <text:p>0.045428889170773</text:p>
          </table:table-cell>
          <table:table-cell office:value-type="float" office:value="94.405638686633" calcext:value-type="float">
            <text:p>94.405638686633</text:p>
          </table:table-cell>
        </table:table-row>
        <table:table-row table:style-name="ro1">
          <table:table-cell office:value-type="float" office:value="893.77" calcext:value-type="float">
            <text:p>893.77</text:p>
          </table:table-cell>
          <table:table-cell office:value-type="float" office:value="0.17293643" calcext:value-type="float">
            <text:p>0.17293643</text:p>
          </table:table-cell>
          <table:table-cell table:formula="of:=[.B880]/3.7249425" office:value-type="float" office:value="0.0464266039005971" calcext:value-type="float">
            <text:p>0.046426603900597</text:p>
          </table:table-cell>
          <table:table-cell office:value-type="float" office:value="94.58168050927" calcext:value-type="float">
            <text:p>94.58168050927</text:p>
          </table:table-cell>
        </table:table-row>
        <table:table-row table:style-name="ro1">
          <table:table-cell office:value-type="float" office:value="894.78" calcext:value-type="float">
            <text:p>894.78</text:p>
          </table:table-cell>
          <table:table-cell office:value-type="float" office:value="0.17482797" calcext:value-type="float">
            <text:p>0.17482797</text:p>
          </table:table-cell>
          <table:table-cell table:formula="of:=[.B881]/3.7249425" office:value-type="float" office:value="0.0469344077123338" calcext:value-type="float">
            <text:p>0.046934407712334</text:p>
          </table:table-cell>
          <table:table-cell office:value-type="float" office:value="94.759647840248" calcext:value-type="float">
            <text:p>94.759647840248</text:p>
          </table:table-cell>
        </table:table-row>
        <table:table-row table:style-name="ro1">
          <table:table-cell office:value-type="float" office:value="895.8" calcext:value-type="float">
            <text:p>895.8</text:p>
          </table:table-cell>
          <table:table-cell office:value-type="float" office:value="0.17464321" calcext:value-type="float">
            <text:p>0.17464321</text:p>
          </table:table-cell>
          <table:table-cell table:formula="of:=[.B882]/3.7249425" office:value-type="float" office:value="0.0468848069466844" calcext:value-type="float">
            <text:p>0.046884806946684</text:p>
          </table:table-cell>
          <table:table-cell office:value-type="float" office:value="94.937427091794" calcext:value-type="float">
            <text:p>94.937427091794</text:p>
          </table:table-cell>
        </table:table-row>
        <table:table-row table:style-name="ro1">
          <table:table-cell office:value-type="float" office:value="896.82" calcext:value-type="float">
            <text:p>896.82</text:p>
          </table:table-cell>
          <table:table-cell office:value-type="float" office:value="0.17246786" calcext:value-type="float">
            <text:p>0.17246786</text:p>
          </table:table-cell>
          <table:table-cell table:formula="of:=[.B883]/3.7249425" office:value-type="float" office:value="0.0463008113548062" calcext:value-type="float">
            <text:p>0.046300811354806</text:p>
          </table:table-cell>
          <table:table-cell office:value-type="float" office:value="95.112991929084" calcext:value-type="float">
            <text:p>95.112991929084</text:p>
          </table:table-cell>
        </table:table-row>
        <table:table-row table:style-name="ro1">
          <table:table-cell office:value-type="float" office:value="897.84" calcext:value-type="float">
            <text:p>897.84</text:p>
          </table:table-cell>
          <table:table-cell office:value-type="float" office:value="0.16871238" calcext:value-type="float">
            <text:p>0.16871238</text:p>
          </table:table-cell>
          <table:table-cell table:formula="of:=[.B884]/3.7249425" office:value-type="float" office:value="0.0452926132416809" calcext:value-type="float">
            <text:p>0.045292613241681</text:p>
          </table:table-cell>
          <table:table-cell office:value-type="float" office:value="95.284733853631" calcext:value-type="float">
            <text:p>95.284733853631</text:p>
          </table:table-cell>
        </table:table-row>
        <table:table-row table:style-name="ro1">
          <table:table-cell office:value-type="float" office:value="898.86" calcext:value-type="float">
            <text:p>898.86</text:p>
          </table:table-cell>
          <table:table-cell office:value-type="float" office:value="0.16402376" calcext:value-type="float">
            <text:p>0.16402376</text:p>
          </table:table-cell>
          <table:table-cell table:formula="of:=[.B885]/3.7249425" office:value-type="float" office:value="0.0440339038790532" calcext:value-type="float">
            <text:p>0.044033903879053</text:p>
          </table:table-cell>
          <table:table-cell office:value-type="float" office:value="95.451702961451" calcext:value-type="float">
            <text:p>95.451702961451</text:p>
          </table:table-cell>
        </table:table-row>
        <table:table-row table:style-name="ro1">
          <table:table-cell office:value-type="float" office:value="899.87" calcext:value-type="float">
            <text:p>899.87</text:p>
          </table:table-cell>
          <table:table-cell office:value-type="float" office:value="0.15913953" calcext:value-type="float">
            <text:p>0.15913953</text:p>
          </table:table-cell>
          <table:table-cell table:formula="of:=[.B886]/3.7249425" office:value-type="float" office:value="0.0427226809541355" calcext:value-type="float">
            <text:p>0.042722680954136</text:p>
          </table:table-cell>
          <table:table-cell office:value-type="float" office:value="95.613700132153" calcext:value-type="float">
            <text:p>95.613700132153</text:p>
          </table:table-cell>
        </table:table-row>
        <table:table-row table:style-name="ro1">
          <table:table-cell office:value-type="float" office:value="900.89" calcext:value-type="float">
            <text:p>900.89</text:p>
          </table:table-cell>
          <table:table-cell office:value-type="float" office:value="0.15471951" calcext:value-type="float">
            <text:p>0.15471951</text:p>
          </table:table-cell>
          <table:table-cell table:formula="of:=[.B887]/3.7249425" office:value-type="float" office:value="0.0415360800871423" calcext:value-type="float">
            <text:p>0.041536080087142</text:p>
          </table:table-cell>
          <table:table-cell office:value-type="float" office:value="95.771197916927" calcext:value-type="float">
            <text:p>95.771197916927</text:p>
          </table:table-cell>
        </table:table-row>
        <table:table-row table:style-name="ro1">
          <table:table-cell office:value-type="float" office:value="901.91" calcext:value-type="float">
            <text:p>901.91</text:p>
          </table:table-cell>
          <table:table-cell office:value-type="float" office:value="0.1511989" calcext:value-type="float">
            <text:p>0.1511989</text:p>
          </table:table-cell>
          <table:table-cell table:formula="of:=[.B888]/3.7249425" office:value-type="float" office:value="0.0405909352963167" calcext:value-type="float">
            <text:p>0.040590935296317</text:p>
          </table:table-cell>
          <table:table-cell office:value-type="float" office:value="95.925111873622" calcext:value-type="float">
            <text:p>95.925111873622</text:p>
          </table:table-cell>
        </table:table-row>
        <table:table-row table:style-name="ro1">
          <table:table-cell office:value-type="float" office:value="902.93" calcext:value-type="float">
            <text:p>902.93</text:p>
          </table:table-cell>
          <table:table-cell office:value-type="float" office:value="0.14870269" calcext:value-type="float">
            <text:p>0.14870269</text:p>
          </table:table-cell>
          <table:table-cell table:formula="of:=[.B889]/3.7249425" office:value-type="float" office:value="0.039920801462036" calcext:value-type="float">
            <text:p>0.039920801462036</text:p>
          </table:table-cell>
          <table:table-cell office:value-type="float" office:value="96.076484792936" calcext:value-type="float">
            <text:p>96.076484792936</text:p>
          </table:table-cell>
        </table:table-row>
        <table:table-row table:style-name="ro1">
          <table:table-cell office:value-type="float" office:value="903.95" calcext:value-type="float">
            <text:p>903.95</text:p>
          </table:table-cell>
          <table:table-cell office:value-type="float" office:value="0.14704574" calcext:value-type="float">
            <text:p>0.14704574</text:p>
          </table:table-cell>
          <table:table-cell table:formula="of:=[.B890]/3.7249425" office:value-type="float" office:value="0.0394759758036533" calcext:value-type="float">
            <text:p>0.039475975803653</text:p>
          </table:table-cell>
          <table:table-cell office:value-type="float" office:value="96.226171006821" calcext:value-type="float">
            <text:p>96.226171006821</text:p>
          </table:table-cell>
        </table:table-row>
        <table:table-row table:style-name="ro1">
          <table:table-cell office:value-type="float" office:value="904.96" calcext:value-type="float">
            <text:p>904.96</text:p>
          </table:table-cell>
          <table:table-cell office:value-type="float" office:value="0.14581893" calcext:value-type="float">
            <text:p>0.14581893</text:p>
          </table:table-cell>
          <table:table-cell table:formula="of:=[.B891]/3.7249425" office:value-type="float" office:value="0.0391466257532834" calcext:value-type="float">
            <text:p>0.039146625753284</text:p>
          </table:table-cell>
          <table:table-cell office:value-type="float" office:value="96.374608381891" calcext:value-type="float">
            <text:p>96.374608381891</text:p>
          </table:table-cell>
        </table:table-row>
        <table:table-row table:style-name="ro1">
          <table:table-cell office:value-type="float" office:value="905.98" calcext:value-type="float">
            <text:p>905.98</text:p>
          </table:table-cell>
          <table:table-cell office:value-type="float" office:value="0.14453631" calcext:value-type="float">
            <text:p>0.14453631</text:p>
          </table:table-cell>
          <table:table-cell table:formula="of:=[.B892]/3.7249425" office:value-type="float" office:value="0.0388022929213001" calcext:value-type="float">
            <text:p>0.0388022929213</text:p>
          </table:table-cell>
          <table:table-cell office:value-type="float" office:value="96.521740109039" calcext:value-type="float">
            <text:p>96.52174010903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14279917" calcext:value-type="float">
            <text:p>0.14279917</text:p>
          </table:table-cell>
          <table:table-cell table:formula="of:=[.B893]/3.7249425" office:value-type="float" office:value="0.0383359394138299" calcext:value-type="float">
            <text:p>0.03833593941383</text:p>
          </table:table-cell>
          <table:table-cell office:value-type="float" office:value="96.667103503634" calcext:value-type="float">
            <text:p>96.667103503634</text:p>
          </table:table-cell>
        </table:table-row>
        <table:table-row table:style-name="ro1">
          <table:table-cell office:value-type="float" office:value="908.02" calcext:value-type="float">
            <text:p>908.02</text:p>
          </table:table-cell>
          <table:table-cell office:value-type="float" office:value="0.14042685" calcext:value-type="float">
            <text:p>0.14042685</text:p>
          </table:table-cell>
          <table:table-cell table:formula="of:=[.B894]/3.7249425" office:value-type="float" office:value="0.0376990651533547" calcext:value-type="float">
            <text:p>0.037699065153355</text:p>
          </table:table-cell>
          <table:table-cell office:value-type="float" office:value="96.810051973855" calcext:value-type="float">
            <text:p>96.810051973855</text:p>
          </table:table-cell>
        </table:table-row>
        <table:table-row table:style-name="ro1">
          <table:table-cell office:value-type="float" office:value="909.04" calcext:value-type="float">
            <text:p>909.04</text:p>
          </table:table-cell>
          <table:table-cell office:value-type="float" office:value="0.13751395" calcext:value-type="float">
            <text:p>0.13751395</text:p>
          </table:table-cell>
          <table:table-cell table:formula="of:=[.B895]/3.7249425" office:value-type="float" office:value="0.0369170665050534" calcext:value-type="float">
            <text:p>0.036917066505054</text:p>
          </table:table-cell>
          <table:table-cell office:value-type="float" office:value="96.950035245422" calcext:value-type="float">
            <text:p>96.950035245422</text:p>
          </table:table-cell>
        </table:table-row>
        <table:table-row table:style-name="ro1">
          <table:table-cell office:value-type="float" office:value="910.05" calcext:value-type="float">
            <text:p>910.05</text:p>
          </table:table-cell>
          <table:table-cell office:value-type="float" office:value="0.13439698" calcext:value-type="float">
            <text:p>0.13439698</text:p>
          </table:table-cell>
          <table:table-cell table:formula="of:=[.B896]/3.7249425" office:value-type="float" office:value="0.0360802831184642" calcext:value-type="float">
            <text:p>0.036080283118464</text:p>
          </table:table-cell>
          <table:table-cell office:value-type="float" office:value="97.086845570936" calcext:value-type="float">
            <text:p>97.086845570936</text:p>
          </table:table-cell>
        </table:table-row>
        <table:table-row table:style-name="ro1">
          <table:table-cell office:value-type="float" office:value="911.07" calcext:value-type="float">
            <text:p>911.07</text:p>
          </table:table-cell>
          <table:table-cell office:value-type="float" office:value="0.13154265" calcext:value-type="float">
            <text:p>0.13154265</text:p>
          </table:table-cell>
          <table:table-cell table:formula="of:=[.B897]/3.7249425" office:value-type="float" office:value="0.0353140082028112" calcext:value-type="float">
            <text:p>0.035314008202811</text:p>
          </table:table-cell>
          <table:table-cell office:value-type="float" office:value="97.220750310263" calcext:value-type="float">
            <text:p>97.220750310263</text:p>
          </table:table-cell>
        </table:table-row>
        <table:table-row table:style-name="ro1">
          <table:table-cell office:value-type="float" office:value="912.09" calcext:value-type="float">
            <text:p>912.09</text:p>
          </table:table-cell>
          <table:table-cell office:value-type="float" office:value="0.12939629" calcext:value-type="float">
            <text:p>0.12939629</text:p>
          </table:table-cell>
          <table:table-cell table:formula="of:=[.B898]/3.7249425" office:value-type="float" office:value="0.0347377952814037" calcext:value-type="float">
            <text:p>0.034737795281404</text:p>
          </table:table-cell>
          <table:table-cell office:value-type="float" office:value="97.352470146991" calcext:value-type="float">
            <text:p>97.352470146991</text:p>
          </table:table-cell>
        </table:table-row>
        <table:table-row table:style-name="ro1">
          <table:table-cell office:value-type="float" office:value="913.11" calcext:value-type="float">
            <text:p>913.11</text:p>
          </table:table-cell>
          <table:table-cell office:value-type="float" office:value="0.12824131" calcext:value-type="float">
            <text:p>0.12824131</text:p>
          </table:table-cell>
          <table:table-cell table:formula="of:=[.B899]/3.7249425" office:value-type="float" office:value="0.0344277287501753" calcext:value-type="float">
            <text:p>0.034427728750175</text:p>
          </table:table-cell>
          <table:table-cell office:value-type="float" office:value="97.483014271717" calcext:value-type="float">
            <text:p>97.483014271717</text:p>
          </table:table-cell>
        </table:table-row>
        <table:table-row table:style-name="ro1">
          <table:table-cell office:value-type="float" office:value="914.13" calcext:value-type="float">
            <text:p>914.13</text:p>
          </table:table-cell>
          <table:table-cell office:value-type="float" office:value="0.1281164" calcext:value-type="float">
            <text:p>0.1281164</text:p>
          </table:table-cell>
          <table:table-cell table:formula="of:=[.B900]/3.7249425" office:value-type="float" office:value="0.0343941953466396" calcext:value-type="float">
            <text:p>0.03439419534664</text:p>
          </table:table-cell>
          <table:table-cell office:value-type="float" office:value="97.613431236667" calcext:value-type="float">
            <text:p>97.613431236667</text:p>
          </table:table-cell>
        </table:table-row>
        <table:table-row table:style-name="ro1">
          <table:table-cell office:value-type="float" office:value="915.14" calcext:value-type="float">
            <text:p>915.14</text:p>
          </table:table-cell>
          <table:table-cell office:value-type="float" office:value="0.12881619" calcext:value-type="float">
            <text:p>0.12881619</text:p>
          </table:table-cell>
          <table:table-cell table:formula="of:=[.B901]/3.7249425" office:value-type="float" office:value="0.0345820613338327" calcext:value-type="float">
            <text:p>0.034582061333833</text:p>
          </table:table-cell>
          <table:table-cell office:value-type="float" office:value="97.744560561219" calcext:value-type="float">
            <text:p>97.744560561219</text:p>
          </table:table-cell>
        </table:table-row>
        <table:table-row table:style-name="ro1">
          <table:table-cell office:value-type="float" office:value="916.16" calcext:value-type="float">
            <text:p>916.16</text:p>
          </table:table-cell>
          <table:table-cell office:value-type="float" office:value="0.12997238" calcext:value-type="float">
            <text:p>0.12997238</text:p>
          </table:table-cell>
          <table:table-cell table:formula="of:=[.B902]/3.7249425" office:value-type="float" office:value="0.03489245270229" calcext:value-type="float">
            <text:p>0.03489245270229</text:p>
          </table:table-cell>
          <table:table-cell office:value-type="float" office:value="97.876866833493" calcext:value-type="float">
            <text:p>97.876866833493</text:p>
          </table:table-cell>
        </table:table-row>
        <table:table-row table:style-name="ro1">
          <table:table-cell office:value-type="float" office:value="917.18" calcext:value-type="float">
            <text:p>917.18</text:p>
          </table:table-cell>
          <table:table-cell office:value-type="float" office:value="0.13118463" calcext:value-type="float">
            <text:p>0.13118463</text:p>
          </table:table-cell>
          <table:table-cell table:formula="of:=[.B903]/3.7249425" office:value-type="float" office:value="0.0352178939674908" calcext:value-type="float">
            <text:p>0.035217893967491</text:p>
          </table:table-cell>
          <table:table-cell office:value-type="float" office:value="98.010407121863" calcext:value-type="float">
            <text:p>98.010407121863</text:p>
          </table:table-cell>
        </table:table-row>
        <table:table-row table:style-name="ro1">
          <table:table-cell office:value-type="float" office:value="918.2" calcext:value-type="float">
            <text:p>918.2</text:p>
          </table:table-cell>
          <table:table-cell office:value-type="float" office:value="0.13215578" calcext:value-type="float">
            <text:p>0.13215578</text:p>
          </table:table-cell>
          <table:table-cell table:formula="of:=[.B904]/3.7249425" office:value-type="float" office:value="0.0354786094013532" calcext:value-type="float">
            <text:p>0.035478609401353</text:p>
          </table:table-cell>
          <table:table-cell office:value-type="float" office:value="98.144935998686" calcext:value-type="float">
            <text:p>98.144935998686</text:p>
          </table:table-cell>
        </table:table-row>
        <table:table-row table:style-name="ro1">
          <table:table-cell office:value-type="float" office:value="919.22" calcext:value-type="float">
            <text:p>919.22</text:p>
          </table:table-cell>
          <table:table-cell office:value-type="float" office:value="0.13278712" calcext:value-type="float">
            <text:p>0.13278712</text:p>
          </table:table-cell>
          <table:table-cell table:formula="of:=[.B905]/3.7249425" office:value-type="float" office:value="0.0356480992659618" calcext:value-type="float">
            <text:p>0.035648099265962</text:p>
          </table:table-cell>
          <table:table-cell office:value-type="float" office:value="98.280107554348" calcext:value-type="float">
            <text:p>98.280107554348</text:p>
          </table:table-cell>
        </table:table-row>
        <table:table-row table:style-name="ro1">
          <table:table-cell office:value-type="float" office:value="920.23" calcext:value-type="float">
            <text:p>920.23</text:p>
          </table:table-cell>
          <table:table-cell office:value-type="float" office:value="0.13320656" calcext:value-type="float">
            <text:p>0.13320656</text:p>
          </table:table-cell>
          <table:table-cell table:formula="of:=[.B906]/3.7249425" office:value-type="float" office:value="0.0357607023464121" calcext:value-type="float">
            <text:p>0.035760702346412</text:p>
          </table:table-cell>
          <table:table-cell office:value-type="float" office:value="98.415706079252" calcext:value-type="float">
            <text:p>98.415706079252</text:p>
          </table:table-cell>
        </table:table-row>
        <table:table-row table:style-name="ro1">
          <table:table-cell office:value-type="float" office:value="921.25" calcext:value-type="float">
            <text:p>921.25</text:p>
          </table:table-cell>
          <table:table-cell office:value-type="float" office:value="0.13372742" calcext:value-type="float">
            <text:p>0.13372742</text:p>
          </table:table-cell>
          <table:table-cell table:formula="of:=[.B907]/3.7249425" office:value-type="float" office:value="0.0359005326927865" calcext:value-type="float">
            <text:p>0.035900532692787</text:p>
          </table:table-cell>
          <table:table-cell office:value-type="float" office:value="98.551834824187" calcext:value-type="float">
            <text:p>98.551834824187</text:p>
          </table:table-cell>
        </table:table-row>
        <table:table-row table:style-name="ro1">
          <table:table-cell office:value-type="float" office:value="922.27" calcext:value-type="float">
            <text:p>922.27</text:p>
          </table:table-cell>
          <table:table-cell office:value-type="float" office:value="0.13475881" calcext:value-type="float">
            <text:p>0.13475881</text:p>
          </table:table-cell>
          <table:table-cell table:formula="of:=[.B908]/3.7249425" office:value-type="float" office:value="0.0361774201883653" calcext:value-type="float">
            <text:p>0.036177420188365</text:p>
          </table:table-cell>
          <table:table-cell office:value-type="float" office:value="98.689013474225" calcext:value-type="float">
            <text:p>98.689013474225</text:p>
          </table:table-cell>
        </table:table-row>
        <table:table-row table:style-name="ro1">
          <table:table-cell office:value-type="float" office:value="923.29" calcext:value-type="float">
            <text:p>923.29</text:p>
          </table:table-cell>
          <table:table-cell office:value-type="float" office:value="0.13670088" calcext:value-type="float">
            <text:p>0.13670088</text:p>
          </table:table-cell>
          <table:table-cell table:formula="of:=[.B909]/3.7249425" office:value-type="float" office:value="0.0366987893101706" calcext:value-type="float">
            <text:p>0.036698789310171</text:p>
          </table:table-cell>
          <table:table-cell office:value-type="float" office:value="98.828169074971" calcext:value-type="float">
            <text:p>98.828169074971</text:p>
          </table:table-cell>
        </table:table-row>
        <table:table-row table:style-name="ro1">
          <table:table-cell office:value-type="float" office:value="924.3" calcext:value-type="float">
            <text:p>924.3</text:p>
          </table:table-cell>
          <table:table-cell office:value-type="float" office:value="0.1398573" calcext:value-type="float">
            <text:p>0.1398573</text:p>
          </table:table-cell>
          <table:table-cell table:formula="of:=[.B910]/3.7249425" office:value-type="float" office:value="0.0375461634642682" calcext:value-type="float">
            <text:p>0.037546163464268</text:p>
          </table:table-cell>
          <table:table-cell office:value-type="float" office:value="98.970537775558" calcext:value-type="float">
            <text:p>98.970537775558</text:p>
          </table:table-cell>
        </table:table-row>
        <table:table-row table:style-name="ro1">
          <table:table-cell office:value-type="float" office:value="925.32" calcext:value-type="float">
            <text:p>925.32</text:p>
          </table:table-cell>
          <table:table-cell office:value-type="float" office:value="0.14438352" calcext:value-type="float">
            <text:p>0.14438352</text:p>
          </table:table-cell>
          <table:table-cell table:formula="of:=[.B911]/3.7249425" office:value-type="float" office:value="0.0387612748384707" calcext:value-type="float">
            <text:p>0.038761274838471</text:p>
          </table:table-cell>
          <table:table-cell office:value-type="float" office:value="99.117513973492" calcext:value-type="float">
            <text:p>99.117513973492</text:p>
          </table:table-cell>
        </table:table-row>
        <table:table-row table:style-name="ro1">
          <table:table-cell office:value-type="float" office:value="926.34" calcext:value-type="float">
            <text:p>926.34</text:p>
          </table:table-cell>
          <table:table-cell office:value-type="float" office:value="0.15027213" calcext:value-type="float">
            <text:p>0.15027213</text:p>
          </table:table-cell>
          <table:table-cell table:formula="of:=[.B912]/3.7249425" office:value-type="float" office:value="0.0403421341403257" calcext:value-type="float">
            <text:p>0.040342134140326</text:p>
          </table:table-cell>
          <table:table-cell office:value-type="float" office:value="99.27048451623" calcext:value-type="float">
            <text:p>99.27048451623</text:p>
          </table:table-cell>
        </table:table-row>
        <table:table-row table:style-name="ro1">
          <table:table-cell office:value-type="float" office:value="927.36" calcext:value-type="float">
            <text:p>927.36</text:p>
          </table:table-cell>
          <table:table-cell office:value-type="float" office:value="0.15736207" calcext:value-type="float">
            <text:p>0.15736207</text:p>
          </table:table-cell>
          <table:table-cell table:formula="of:=[.B913]/3.7249425" office:value-type="float" office:value="0.0422455031185045" calcext:value-type="float">
            <text:p>0.042245503118505</text:p>
          </table:table-cell>
          <table:table-cell office:value-type="float" office:value="99.430672316072" calcext:value-type="float">
            <text:p>99.430672316072</text:p>
          </table:table-cell>
        </table:table-row>
        <table:table-row table:style-name="ro1">
          <table:table-cell office:value-type="float" office:value="928.38" calcext:value-type="float">
            <text:p>928.38</text:p>
          </table:table-cell>
          <table:table-cell office:value-type="float" office:value="0.16535434" calcext:value-type="float">
            <text:p>0.16535434</text:p>
          </table:table-cell>
          <table:table-cell table:formula="of:=[.B914]/3.7249425" office:value-type="float" office:value="0.044391112077569" calcext:value-type="float">
            <text:p>0.044391112077569</text:p>
          </table:table-cell>
          <table:table-cell office:value-type="float" office:value="99.598995895786" calcext:value-type="float">
            <text:p>99.598995895786</text:p>
          </table:table-cell>
        </table:table-row>
        <table:table-row table:style-name="ro1">
          <table:table-cell office:value-type="float" office:value="929.39" calcext:value-type="float">
            <text:p>929.39</text:p>
          </table:table-cell>
          <table:table-cell office:value-type="float" office:value="0.17382261" calcext:value-type="float">
            <text:p>0.17382261</text:p>
          </table:table-cell>
          <table:table-cell table:formula="of:=[.B915]/3.7249425" office:value-type="float" office:value="0.046664508244087" calcext:value-type="float">
            <text:p>0.046664508244087</text:p>
          </table:table-cell>
          <table:table-cell office:value-type="float" office:value="99.775939816082" calcext:value-type="float">
            <text:p>99.775939816082</text:p>
          </table:table-cell>
        </table:table-row>
        <table:table-row table:style-name="ro1">
          <table:table-cell office:value-type="float" office:value="930.41" calcext:value-type="float">
            <text:p>930.41</text:p>
          </table:table-cell>
          <table:table-cell office:value-type="float" office:value="0.18222026" calcext:value-type="float">
            <text:p>0.18222026</text:p>
          </table:table-cell>
          <table:table-cell table:formula="of:=[.B916]/3.7249425" office:value-type="float" office:value="0.0489189457286925" calcext:value-type="float">
            <text:p>0.048918945728693</text:p>
          </table:table-cell>
          <table:table-cell office:value-type="float" office:value="99.961432173501" calcext:value-type="float">
            <text:p>99.961432173501</text:p>
          </table:table-cell>
        </table:table-row>
        <table:table-row table:style-name="ro1">
          <table:table-cell office:value-type="float" office:value="931.43" calcext:value-type="float">
            <text:p>931.43</text:p>
          </table:table-cell>
          <table:table-cell office:value-type="float" office:value="0.18989644" calcext:value-type="float">
            <text:p>0.18989644</text:p>
          </table:table-cell>
          <table:table-cell table:formula="of:=[.B917]/3.7249425" office:value-type="float" office:value="0.0509796970020343" calcext:value-type="float">
            <text:p>0.050979697002034</text:p>
          </table:table-cell>
          <table:table-cell office:value-type="float" office:value="100.1547385541" calcext:value-type="float">
            <text:p>100.1547385541</text:p>
          </table:table-cell>
        </table:table-row>
        <table:table-row table:style-name="ro1">
          <table:table-cell office:value-type="float" office:value="932.45" calcext:value-type="float">
            <text:p>932.45</text:p>
          </table:table-cell>
          <table:table-cell office:value-type="float" office:value="0.19613862" calcext:value-type="float">
            <text:p>0.19613862</text:p>
          </table:table-cell>
          <table:table-cell table:formula="of:=[.B918]/3.7249425" office:value-type="float" office:value="0.0526554758898963" calcext:value-type="float">
            <text:p>0.052655475889896</text:p>
          </table:table-cell>
          <table:table-cell office:value-type="float" office:value="100.35439920877" calcext:value-type="float">
            <text:p>100.35439920877</text:p>
          </table:table-cell>
        </table:table-row>
        <table:table-row table:style-name="ro1">
          <table:table-cell office:value-type="float" office:value="933.47" calcext:value-type="float">
            <text:p>933.47</text:p>
          </table:table-cell>
          <table:table-cell office:value-type="float" office:value="0.20025171" calcext:value-type="float">
            <text:p>0.20025171</text:p>
          </table:table-cell>
          <table:table-cell table:formula="of:=[.B919]/3.7249425" office:value-type="float" office:value="0.0537596781695288" calcext:value-type="float">
            <text:p>0.053759678169529</text:p>
          </table:table-cell>
          <table:table-cell office:value-type="float" office:value="100.55824680579" calcext:value-type="float">
            <text:p>100.55824680579</text:p>
          </table:table-cell>
        </table:table-row>
        <table:table-row table:style-name="ro1">
          <table:table-cell office:value-type="float" office:value="934.48" calcext:value-type="float">
            <text:p>934.48</text:p>
          </table:table-cell>
          <table:table-cell office:value-type="float" office:value="0.2016689" calcext:value-type="float">
            <text:p>0.2016689</text:p>
          </table:table-cell>
          <table:table-cell table:formula="of:=[.B920]/3.7249425" office:value-type="float" office:value="0.0541401377336697" calcext:value-type="float">
            <text:p>0.05414013773367</text:p>
          </table:table-cell>
          <table:table-cell office:value-type="float" office:value="100.76353704373" calcext:value-type="float">
            <text:p>100.76353704373</text:p>
          </table:table-cell>
        </table:table-row>
        <table:table-row table:style-name="ro1">
          <table:table-cell office:value-type="float" office:value="935.5" calcext:value-type="float">
            <text:p>935.5</text:p>
          </table:table-cell>
          <table:table-cell office:value-type="float" office:value="0.20007168" calcext:value-type="float">
            <text:p>0.20007168</text:p>
          </table:table-cell>
          <table:table-cell table:formula="of:=[.B921]/3.7249425" office:value-type="float" office:value="0.0537113472221383" calcext:value-type="float">
            <text:p>0.053711347222138</text:p>
          </table:table-cell>
          <table:table-cell office:value-type="float" office:value="100.96720138322" calcext:value-type="float">
            <text:p>100.96720138322</text:p>
          </table:table-cell>
        </table:table-row>
        <table:table-row table:style-name="ro1">
          <table:table-cell office:value-type="float" office:value="936.52" calcext:value-type="float">
            <text:p>936.52</text:p>
          </table:table-cell>
          <table:table-cell office:value-type="float" office:value="0.19548443" calcext:value-type="float">
            <text:p>0.19548443</text:p>
          </table:table-cell>
          <table:table-cell table:formula="of:=[.B922]/3.7249425" office:value-type="float" office:value="0.0524798517024088" calcext:value-type="float">
            <text:p>0.052479851702409</text:p>
          </table:table-cell>
          <table:table-cell office:value-type="float" office:value="101.16619609918" calcext:value-type="float">
            <text:p>101.16619609918</text:p>
          </table:table-cell>
        </table:table-row>
        <table:table-row table:style-name="ro1">
          <table:table-cell office:value-type="float" office:value="937.54" calcext:value-type="float">
            <text:p>937.54</text:p>
          </table:table-cell>
          <table:table-cell office:value-type="float" office:value="0.18830939" calcext:value-type="float">
            <text:p>0.18830939</text:p>
          </table:table-cell>
          <table:table-cell table:formula="of:=[.B923]/3.7249425" office:value-type="float" office:value="0.0505536367339899" calcext:value-type="float">
            <text:p>0.05055363673399</text:p>
          </table:table-cell>
          <table:table-cell office:value-type="float" office:value="101.35788693641" calcext:value-type="float">
            <text:p>101.35788693641</text:p>
          </table:table-cell>
        </table:table-row>
        <table:table-row table:style-name="ro1">
          <table:table-cell office:value-type="float" office:value="938.56" calcext:value-type="float">
            <text:p>938.56</text:p>
          </table:table-cell>
          <table:table-cell office:value-type="float" office:value="0.17928126" calcext:value-type="float">
            <text:p>0.17928126</text:p>
          </table:table-cell>
          <table:table-cell table:formula="of:=[.B924]/3.7249425" office:value-type="float" office:value="0.0481299402608228" calcext:value-type="float">
            <text:p>0.048129940260823</text:p>
          </table:table-cell>
          <table:table-cell office:value-type="float" office:value="101.54038752212" calcext:value-type="float">
            <text:p>101.54038752212</text:p>
          </table:table-cell>
        </table:table-row>
        <table:table-row table:style-name="ro1">
          <table:table-cell office:value-type="float" office:value="939.57" calcext:value-type="float">
            <text:p>939.57</text:p>
          </table:table-cell>
          <table:table-cell office:value-type="float" office:value="0.16934354" calcext:value-type="float">
            <text:p>0.16934354</text:p>
          </table:table-cell>
          <table:table-cell table:formula="of:=[.B925]/3.7249425" office:value-type="float" office:value="0.045462054783396" calcext:value-type="float">
            <text:p>0.045462054783396</text:p>
          </table:table-cell>
          <table:table-cell office:value-type="float" office:value="101.71277193591" calcext:value-type="float">
            <text:p>101.71277193591</text:p>
          </table:table-cell>
        </table:table-row>
        <table:table-row table:style-name="ro1">
          <table:table-cell office:value-type="float" office:value="940.59" calcext:value-type="float">
            <text:p>940.59</text:p>
          </table:table-cell>
          <table:table-cell office:value-type="float" office:value="0.15947336" calcext:value-type="float">
            <text:p>0.15947336</text:p>
          </table:table-cell>
          <table:table-cell table:formula="of:=[.B926]/3.7249425" office:value-type="float" office:value="0.0428123011294805" calcext:value-type="float">
            <text:p>0.042812301129481</text:p>
          </table:table-cell>
          <table:table-cell office:value-type="float" office:value="101.87510893674" calcext:value-type="float">
            <text:p>101.87510893674</text:p>
          </table:table-cell>
        </table:table-row>
        <table:table-row table:style-name="ro1">
          <table:table-cell office:value-type="float" office:value="941.61" calcext:value-type="float">
            <text:p>941.61</text:p>
          </table:table-cell>
          <table:table-cell office:value-type="float" office:value="0.15049839" calcext:value-type="float">
            <text:p>0.15049839</text:p>
          </table:table-cell>
          <table:table-cell table:formula="of:=[.B927]/3.7249425" office:value-type="float" office:value="0.0404028760175493" calcext:value-type="float">
            <text:p>0.040402876017549</text:p>
          </table:table-cell>
          <table:table-cell office:value-type="float" office:value="102.02830980819" calcext:value-type="float">
            <text:p>102.02830980819</text:p>
          </table:table-cell>
        </table:table-row>
        <table:table-row table:style-name="ro1">
          <table:table-cell office:value-type="float" office:value="942.63" calcext:value-type="float">
            <text:p>942.63</text:p>
          </table:table-cell>
          <table:table-cell office:value-type="float" office:value="0.14295298" calcext:value-type="float">
            <text:p>0.14295298</text:p>
          </table:table-cell>
          <table:table-cell table:formula="of:=[.B928]/3.7249425" office:value-type="float" office:value="0.0383772313263896" calcext:value-type="float">
            <text:p>0.03837723132639</text:p>
          </table:table-cell>
          <table:table-cell office:value-type="float" office:value="102.17382977762" calcext:value-type="float">
            <text:p>102.17382977762</text:p>
          </table:table-cell>
        </table:table-row>
        <table:table-row table:style-name="ro1">
          <table:table-cell office:value-type="float" office:value="943.65" calcext:value-type="float">
            <text:p>943.65</text:p>
          </table:table-cell>
          <table:table-cell office:value-type="float" office:value="0.13700932" calcext:value-type="float">
            <text:p>0.13700932</text:p>
          </table:table-cell>
          <table:table-cell table:formula="of:=[.B929]/3.7249425" office:value-type="float" office:value="0.0367815932729163" calcext:value-type="float">
            <text:p>0.036781593272916</text:p>
          </table:table-cell>
          <table:table-cell office:value-type="float" office:value="102.31329935101" calcext:value-type="float">
            <text:p>102.31329935101</text:p>
          </table:table-cell>
        </table:table-row>
        <table:table-row table:style-name="ro1">
          <table:table-cell office:value-type="float" office:value="944.66" calcext:value-type="float">
            <text:p>944.66</text:p>
          </table:table-cell>
          <table:table-cell office:value-type="float" office:value="0.13249706" calcext:value-type="float">
            <text:p>0.13249706</text:p>
          </table:table-cell>
          <table:table-cell table:formula="of:=[.B930]/3.7249425" office:value-type="float" office:value="0.0355702296075711" calcext:value-type="float">
            <text:p>0.035570229607571</text:p>
          </table:table-cell>
          <table:table-cell office:value-type="float" office:value="102.44817564394" calcext:value-type="float">
            <text:p>102.44817564394</text:p>
          </table:table-cell>
        </table:table-row>
        <table:table-row table:style-name="ro1">
          <table:table-cell office:value-type="float" office:value="945.68" calcext:value-type="float">
            <text:p>945.68</text:p>
          </table:table-cell>
          <table:table-cell office:value-type="float" office:value="0.12899958" calcext:value-type="float">
            <text:p>0.12899958</text:p>
          </table:table-cell>
          <table:table-cell table:formula="of:=[.B931]/3.7249425" office:value-type="float" office:value="0.0346312943085699" calcext:value-type="float">
            <text:p>0.03463129430857</text:p>
          </table:table-cell>
          <table:table-cell office:value-type="float" office:value="102.57949165273" calcext:value-type="float">
            <text:p>102.57949165273</text:p>
          </table:table-cell>
        </table:table-row>
        <table:table-row table:style-name="ro1">
          <table:table-cell office:value-type="float" office:value="946.7" calcext:value-type="float">
            <text:p>946.7</text:p>
          </table:table-cell>
          <table:table-cell office:value-type="float" office:value="0.12599457" calcext:value-type="float">
            <text:p>0.12599457</text:p>
          </table:table-cell>
          <table:table-cell table:formula="of:=[.B932]/3.7249425" office:value-type="float" office:value="0.0338245677617842" calcext:value-type="float">
            <text:p>0.033824567761784</text:p>
          </table:table-cell>
          <table:table-cell office:value-type="float" office:value="102.70774869201" calcext:value-type="float">
            <text:p>102.70774869201</text:p>
          </table:table-cell>
        </table:table-row>
        <table:table-row table:style-name="ro1">
          <table:table-cell office:value-type="float" office:value="947.72" calcext:value-type="float">
            <text:p>947.72</text:p>
          </table:table-cell>
          <table:table-cell office:value-type="float" office:value="0.12299802" calcext:value-type="float">
            <text:p>0.12299802</text:p>
          </table:table-cell>
          <table:table-cell table:formula="of:=[.B933]/3.7249425" office:value-type="float" office:value="0.0330201123909966" calcext:value-type="float">
            <text:p>0.033020112390997</text:p>
          </table:table-cell>
          <table:table-cell office:value-type="float" office:value="102.83295537286" calcext:value-type="float">
            <text:p>102.83295537286</text:p>
          </table:table-cell>
        </table:table-row>
        <table:table-row table:style-name="ro1">
          <table:table-cell office:value-type="float" office:value="948.74" calcext:value-type="float">
            <text:p>948.74</text:p>
          </table:table-cell>
          <table:table-cell office:value-type="float" office:value="0.11967441" calcext:value-type="float">
            <text:p>0.11967441</text:p>
          </table:table-cell>
          <table:table-cell table:formula="of:=[.B934]/3.7249425" office:value-type="float" office:value="0.0321278543225835" calcext:value-type="float">
            <text:p>0.032127854322584</text:p>
          </table:table-cell>
          <table:table-cell office:value-type="float" office:value="102.9547787606" calcext:value-type="float">
            <text:p>102.9547787606</text:p>
          </table:table-cell>
        </table:table-row>
        <table:table-row table:style-name="ro1">
          <table:table-cell office:value-type="float" office:value="949.75" calcext:value-type="float">
            <text:p>949.75</text:p>
          </table:table-cell>
          <table:table-cell office:value-type="float" office:value="0.11589045" calcext:value-type="float">
            <text:p>0.11589045</text:p>
          </table:table-cell>
          <table:table-cell table:formula="of:=[.B935]/3.7249425" office:value-type="float" office:value="0.0311120104538526" calcext:value-type="float">
            <text:p>0.031112010453853</text:p>
          </table:table-cell>
          <table:table-cell office:value-type="float" office:value="103.07275023672" calcext:value-type="float">
            <text:p>103.07275023672</text:p>
          </table:table-cell>
        </table:table-row>
        <table:table-row table:style-name="ro1">
          <table:table-cell office:value-type="float" office:value="950.77" calcext:value-type="float">
            <text:p>950.77</text:p>
          </table:table-cell>
          <table:table-cell office:value-type="float" office:value="0.11170857" calcext:value-type="float">
            <text:p>0.11170857</text:p>
          </table:table-cell>
          <table:table-cell table:formula="of:=[.B936]/3.7249425" office:value-type="float" office:value="0.0299893407750589" calcext:value-type="float">
            <text:p>0.029989340775059</text:p>
          </table:table-cell>
          <table:table-cell office:value-type="float" office:value="103.18646474023" calcext:value-type="float">
            <text:p>103.18646474023</text:p>
          </table:table-cell>
        </table:table-row>
        <table:table-row table:style-name="ro1">
          <table:table-cell office:value-type="float" office:value="951.79" calcext:value-type="float">
            <text:p>951.79</text:p>
          </table:table-cell>
          <table:table-cell office:value-type="float" office:value="0.10733344" calcext:value-type="float">
            <text:p>0.10733344</text:p>
          </table:table-cell>
          <table:table-cell table:formula="of:=[.B937]/3.7249425" office:value-type="float" office:value="0.0288147911008022" calcext:value-type="float">
            <text:p>0.028814791100802</text:p>
          </table:table-cell>
          <table:table-cell office:value-type="float" office:value="103.29572555326" calcext:value-type="float">
            <text:p>103.29572555326</text:p>
          </table:table-cell>
        </table:table-row>
        <table:table-row table:style-name="ro1">
          <table:table-cell office:value-type="float" office:value="952.81" calcext:value-type="float">
            <text:p>952.81</text:p>
          </table:table-cell>
          <table:table-cell office:value-type="float" office:value="0.10303501" calcext:value-type="float">
            <text:p>0.10303501</text:p>
          </table:table-cell>
          <table:table-cell table:formula="of:=[.B938]/3.7249425" office:value-type="float" office:value="0.0276608323484188" calcext:value-type="float">
            <text:p>0.027660832348419</text:p>
          </table:table-cell>
          <table:table-cell office:value-type="float" office:value="103.40061074499" calcext:value-type="float">
            <text:p>103.40061074499</text:p>
          </table:table-cell>
        </table:table-row>
        <table:table-row table:style-name="ro1">
          <table:table-cell office:value-type="float" office:value="953.83" calcext:value-type="float">
            <text:p>953.83</text:p>
          </table:table-cell>
          <table:table-cell office:value-type="float" office:value="0.099073199" calcext:value-type="float">
            <text:p>0.099073199</text:p>
          </table:table-cell>
          <table:table-cell table:formula="of:=[.B939]/3.7249425" office:value-type="float" office:value="0.0265972425077703" calcext:value-type="float">
            <text:p>0.02659724250777</text:p>
          </table:table-cell>
          <table:table-cell office:value-type="float" office:value="103.50146298598" calcext:value-type="float">
            <text:p>103.50146298598</text:p>
          </table:table-cell>
        </table:table-row>
        <table:table-row table:style-name="ro1">
          <table:table-cell office:value-type="float" office:value="954.84" calcext:value-type="float">
            <text:p>954.84</text:p>
          </table:table-cell>
          <table:table-cell office:value-type="float" office:value="0.095643644" calcext:value-type="float">
            <text:p>0.095643644</text:p>
          </table:table-cell>
          <table:table-cell table:formula="of:=[.B940]/3.7249425" office:value-type="float" office:value="0.0256765423895805" calcext:value-type="float">
            <text:p>0.025676542389581</text:p>
          </table:table-cell>
          <table:table-cell office:value-type="float" office:value="103.5988240886" calcext:value-type="float">
            <text:p>103.5988240886</text:p>
          </table:table-cell>
        </table:table-row>
        <table:table-row table:style-name="ro1">
          <table:table-cell office:value-type="float" office:value="955.86" calcext:value-type="float">
            <text:p>955.86</text:p>
          </table:table-cell>
          <table:table-cell office:value-type="float" office:value="0.092853594" calcext:value-type="float">
            <text:p>0.092853594</text:p>
          </table:table-cell>
          <table:table-cell table:formula="of:=[.B941]/3.7249425" office:value-type="float" office:value="0.0249275241161441" calcext:value-type="float">
            <text:p>0.024927524116144</text:p>
          </table:table-cell>
          <table:table-cell office:value-type="float" office:value="103.69334504054" calcext:value-type="float">
            <text:p>103.69334504054</text:p>
          </table:table-cell>
        </table:table-row>
        <table:table-row table:style-name="ro1">
          <table:table-cell office:value-type="float" office:value="956.88" calcext:value-type="float">
            <text:p>956.88</text:p>
          </table:table-cell>
          <table:table-cell office:value-type="float" office:value="0.090726896" calcext:value-type="float">
            <text:p>0.090726896</text:p>
          </table:table-cell>
          <table:table-cell table:formula="of:=[.B942]/3.7249425" office:value-type="float" office:value="0.0243565896654781" calcext:value-type="float">
            <text:p>0.024356589665478</text:p>
          </table:table-cell>
          <table:table-cell office:value-type="float" office:value="103.78570110576" calcext:value-type="float">
            <text:p>103.78570110576</text:p>
          </table:table-cell>
        </table:table-row>
        <table:table-row table:style-name="ro1">
          <table:table-cell office:value-type="float" office:value="957.9" calcext:value-type="float">
            <text:p>957.9</text:p>
          </table:table-cell>
          <table:table-cell office:value-type="float" office:value="0.089229113" calcext:value-type="float">
            <text:p>0.089229113</text:p>
          </table:table-cell>
          <table:table-cell table:formula="of:=[.B943]/3.7249425" office:value-type="float" office:value="0.02395449406266" calcext:value-type="float">
            <text:p>0.02395449406266</text:p>
          </table:table-cell>
          <table:table-cell office:value-type="float" office:value="103.87653249277" calcext:value-type="float">
            <text:p>103.87653249277</text:p>
          </table:table-cell>
        </table:table-row>
        <table:table-row table:style-name="ro1">
          <table:table-cell office:value-type="float" office:value="958.92" calcext:value-type="float">
            <text:p>958.92</text:p>
          </table:table-cell>
          <table:table-cell office:value-type="float" office:value="0.088300292" calcext:value-type="float">
            <text:p>0.088300292</text:p>
          </table:table-cell>
          <table:table-cell table:formula="of:=[.B944]/3.7249425" office:value-type="float" office:value="0.0237051422941428" calcext:value-type="float">
            <text:p>0.023705142294143</text:p>
          </table:table-cell>
          <table:table-cell office:value-type="float" office:value="103.96641837928" calcext:value-type="float">
            <text:p>103.96641837928</text:p>
          </table:table-cell>
        </table:table-row>
        <table:table-row table:style-name="ro1">
          <table:table-cell office:value-type="float" office:value="959.93" calcext:value-type="float">
            <text:p>959.93</text:p>
          </table:table-cell>
          <table:table-cell office:value-type="float" office:value="0.087883451" calcext:value-type="float">
            <text:p>0.087883451</text:p>
          </table:table-cell>
          <table:table-cell table:formula="of:=[.B945]/3.7249425" office:value-type="float" office:value="0.0235932369425837" calcext:value-type="float">
            <text:p>0.023593236942584</text:p>
          </table:table-cell>
          <table:table-cell office:value-type="float" office:value="104.05587994038" calcext:value-type="float">
            <text:p>104.05587994038</text:p>
          </table:table-cell>
        </table:table-row>
        <table:table-row table:style-name="ro1">
          <table:table-cell office:value-type="float" office:value="960.95" calcext:value-type="float">
            <text:p>960.95</text:p>
          </table:table-cell>
          <table:table-cell office:value-type="float" office:value="0.087940487" calcext:value-type="float">
            <text:p>0.087940487</text:p>
          </table:table-cell>
          <table:table-cell table:formula="of:=[.B946]/3.7249425" office:value-type="float" office:value="0.0236085488567944" calcext:value-type="float">
            <text:p>0.023608548856795</text:p>
          </table:table-cell>
          <table:table-cell office:value-type="float" office:value="104.14539956086" calcext:value-type="float">
            <text:p>104.14539956086</text:p>
          </table:table-cell>
        </table:table-row>
        <table:table-row table:style-name="ro1">
          <table:table-cell office:value-type="float" office:value="961.97" calcext:value-type="float">
            <text:p>961.97</text:p>
          </table:table-cell>
          <table:table-cell office:value-type="float" office:value="0.088452348" calcext:value-type="float">
            <text:p>0.088452348</text:p>
          </table:table-cell>
          <table:table-cell table:formula="of:=[.B947]/3.7249425" office:value-type="float" office:value="0.0237459633269507" calcext:value-type="float">
            <text:p>0.023745963326951</text:p>
          </table:table-cell>
          <table:table-cell office:value-type="float" office:value="104.23544023413" calcext:value-type="float">
            <text:p>104.23544023413</text:p>
          </table:table-cell>
        </table:table-row>
        <table:table-row table:style-name="ro1">
          <table:table-cell office:value-type="float" office:value="962.99" calcext:value-type="float">
            <text:p>962.99</text:p>
          </table:table-cell>
          <table:table-cell office:value-type="float" office:value="0.089405756" calcext:value-type="float">
            <text:p>0.089405756</text:p>
          </table:table-cell>
          <table:table-cell table:formula="of:=[.B948]/3.7249425" office:value-type="float" office:value="0.0240019157342697" calcext:value-type="float">
            <text:p>0.02400191573427</text:p>
          </table:table-cell>
          <table:table-cell office:value-type="float" office:value="104.32645143542" calcext:value-type="float">
            <text:p>104.32645143542</text:p>
          </table:table-cell>
        </table:table-row>
        <table:table-row table:style-name="ro1">
          <table:table-cell office:value-type="float" office:value="964.01" calcext:value-type="float">
            <text:p>964.01</text:p>
          </table:table-cell>
          <table:table-cell office:value-type="float" office:value="0.090773045" calcext:value-type="float">
            <text:p>0.090773045</text:p>
          </table:table-cell>
          <table:table-cell table:formula="of:=[.B949]/3.7249425" office:value-type="float" office:value="0.0243689788500091" calcext:value-type="float">
            <text:p>0.024368978850009</text:p>
          </table:table-cell>
          <table:table-cell office:value-type="float" office:value="104.41885447867" calcext:value-type="float">
            <text:p>104.41885447867</text:p>
          </table:table-cell>
        </table:table-row>
        <table:table-row table:style-name="ro1">
          <table:table-cell office:value-type="float" office:value="965.02" calcext:value-type="float">
            <text:p>965.02</text:p>
          </table:table-cell>
          <table:table-cell office:value-type="float" office:value="0.092494136" calcext:value-type="float">
            <text:p>0.092494136</text:p>
          </table:table-cell>
          <table:table-cell table:formula="of:=[.B950]/3.7249425" office:value-type="float" office:value="0.0248310238345961" calcext:value-type="float">
            <text:p>0.024831023834596</text:p>
          </table:table-cell>
          <table:table-cell office:value-type="float" office:value="104.51300951796" calcext:value-type="float">
            <text:p>104.51300951796</text:p>
          </table:table-cell>
        </table:table-row>
        <table:table-row table:style-name="ro1">
          <table:table-cell office:value-type="float" office:value="966.04" calcext:value-type="float">
            <text:p>966.04</text:p>
          </table:table-cell>
          <table:table-cell office:value-type="float" office:value="0.094469328" calcext:value-type="float">
            <text:p>0.094469328</text:p>
          </table:table-cell>
          <table:table-cell table:formula="of:=[.B951]/3.7249425" office:value-type="float" office:value="0.0253612849057402" calcext:value-type="float">
            <text:p>0.02536128490574</text:p>
          </table:table-cell>
          <table:table-cell office:value-type="float" office:value="104.60917521745" calcext:value-type="float">
            <text:p>104.60917521745</text:p>
          </table:table-cell>
        </table:table-row>
        <table:table-row table:style-name="ro1">
          <table:table-cell office:value-type="float" office:value="967.06" calcext:value-type="float">
            <text:p>967.06</text:p>
          </table:table-cell>
          <table:table-cell office:value-type="float" office:value="0.096568448" calcext:value-type="float">
            <text:p>0.096568448</text:p>
          </table:table-cell>
          <table:table-cell table:formula="of:=[.B952]/3.7249425" office:value-type="float" office:value="0.0259248157521895" calcext:value-type="float">
            <text:p>0.02592481575219</text:p>
          </table:table-cell>
          <table:table-cell office:value-type="float" office:value="104.70747773082" calcext:value-type="float">
            <text:p>104.70747773082</text:p>
          </table:table-cell>
        </table:table-row>
        <table:table-row table:style-name="ro1">
          <table:table-cell office:value-type="float" office:value="968.08" calcext:value-type="float">
            <text:p>968.08</text:p>
          </table:table-cell>
          <table:table-cell office:value-type="float" office:value="0.098656308" calcext:value-type="float">
            <text:p>0.098656308</text:p>
          </table:table-cell>
          <table:table-cell table:formula="of:=[.B953]/3.7249425" office:value-type="float" office:value="0.0264853237331851" calcext:value-type="float">
            <text:p>0.026485323733185</text:p>
          </table:table-cell>
          <table:table-cell office:value-type="float" office:value="104.80790559486" calcext:value-type="float">
            <text:p>104.80790559486</text:p>
          </table:table-cell>
        </table:table-row>
        <table:table-row table:style-name="ro1">
          <table:table-cell office:value-type="float" office:value="969.09" calcext:value-type="float">
            <text:p>969.09</text:p>
          </table:table-cell>
          <table:table-cell office:value-type="float" office:value="0.10062801" calcext:value-type="float">
            <text:p>0.10062801</text:p>
          </table:table-cell>
          <table:table-cell table:formula="of:=[.B954]/3.7249425" office:value-type="float" office:value="0.0270146478771149" calcext:value-type="float">
            <text:p>0.027014647877115</text:p>
          </table:table-cell>
          <table:table-cell office:value-type="float" office:value="104.91034056733" calcext:value-type="float">
            <text:p>104.91034056733</text:p>
          </table:table-cell>
        </table:table-row>
        <table:table-row table:style-name="ro1">
          <table:table-cell office:value-type="float" office:value="970.11" calcext:value-type="float">
            <text:p>970.11</text:p>
          </table:table-cell>
          <table:table-cell office:value-type="float" office:value="0.1024426" calcext:value-type="float">
            <text:p>0.1024426</text:p>
          </table:table-cell>
          <table:table-cell table:formula="of:=[.B955]/3.7249425" office:value-type="float" office:value="0.0275017936518483" calcext:value-type="float">
            <text:p>0.027501793651848</text:p>
          </table:table-cell>
          <table:table-cell office:value-type="float" office:value="105.01462271255" calcext:value-type="float">
            <text:p>105.01462271255</text:p>
          </table:table-cell>
        </table:table-row>
        <table:table-row table:style-name="ro1">
          <table:table-cell office:value-type="float" office:value="971.13" calcext:value-type="float">
            <text:p>971.13</text:p>
          </table:table-cell>
          <table:table-cell office:value-type="float" office:value="0.10414207" calcext:value-type="float">
            <text:p>0.10414207</text:p>
          </table:table-cell>
          <table:table-cell table:formula="of:=[.B956]/3.7249425" office:value-type="float" office:value="0.0279580342515354" calcext:value-type="float">
            <text:p>0.027958034251536</text:p>
          </table:table-cell>
          <table:table-cell office:value-type="float" office:value="105.12063485012" calcext:value-type="float">
            <text:p>105.12063485012</text:p>
          </table:table-cell>
        </table:table-row>
        <table:table-row table:style-name="ro1">
          <table:table-cell office:value-type="float" office:value="972.15" calcext:value-type="float">
            <text:p>972.15</text:p>
          </table:table-cell>
          <table:table-cell office:value-type="float" office:value="0.10584632" calcext:value-type="float">
            <text:p>0.10584632</text:p>
          </table:table-cell>
          <table:table-cell table:formula="of:=[.B957]/3.7249425" office:value-type="float" office:value="0.0284155580925075" calcext:value-type="float">
            <text:p>0.028415558092508</text:p>
          </table:table-cell>
          <table:table-cell office:value-type="float" office:value="105.22838184068" calcext:value-type="float">
            <text:p>105.22838184068</text:p>
          </table:table-cell>
        </table:table-row>
        <table:table-row table:style-name="ro1">
          <table:table-cell office:value-type="float" office:value="973.17" calcext:value-type="float">
            <text:p>973.17</text:p>
          </table:table-cell>
          <table:table-cell office:value-type="float" office:value="0.10772237" calcext:value-type="float">
            <text:p>0.10772237</text:p>
          </table:table-cell>
          <table:table-cell table:formula="of:=[.B958]/3.7249425" office:value-type="float" office:value="0.0289192034507915" calcext:value-type="float">
            <text:p>0.028919203450792</text:p>
          </table:table-cell>
          <table:table-cell office:value-type="float" office:value="105.33803856746" calcext:value-type="float">
            <text:p>105.33803856746</text:p>
          </table:table-cell>
        </table:table-row>
        <table:table-row table:style-name="ro1">
          <table:table-cell office:value-type="float" office:value="974.18" calcext:value-type="float">
            <text:p>974.18</text:p>
          </table:table-cell>
          <table:table-cell office:value-type="float" office:value="0.10993612" calcext:value-type="float">
            <text:p>0.10993612</text:p>
          </table:table-cell>
          <table:table-cell table:formula="of:=[.B959]/3.7249425" office:value-type="float" office:value="0.0295135079266324" calcext:value-type="float">
            <text:p>0.029513507926633</text:p>
          </table:table-cell>
          <table:table-cell office:value-type="float" office:value="105.44994878881" calcext:value-type="float">
            <text:p>105.44994878881</text:p>
          </table:table-cell>
        </table:table-row>
        <table:table-row table:style-name="ro1">
          <table:table-cell office:value-type="float" office:value="975.2" calcext:value-type="float">
            <text:p>975.2</text:p>
          </table:table-cell>
          <table:table-cell office:value-type="float" office:value="0.11260253" calcext:value-type="float">
            <text:p>0.11260253</text:p>
          </table:table-cell>
          <table:table-cell table:formula="of:=[.B960]/3.7249425" office:value-type="float" office:value="0.0302293337413933" calcext:value-type="float">
            <text:p>0.030229333741393</text:p>
          </table:table-cell>
          <table:table-cell office:value-type="float" office:value="105.56457330454" calcext:value-type="float">
            <text:p>105.56457330454</text:p>
          </table:table-cell>
        </table:table-row>
        <table:table-row table:style-name="ro1">
          <table:table-cell office:value-type="float" office:value="976.22" calcext:value-type="float">
            <text:p>976.22</text:p>
          </table:table-cell>
          <table:table-cell office:value-type="float" office:value="0.1157526" calcext:value-type="float">
            <text:p>0.1157526</text:p>
          </table:table-cell>
          <table:table-cell table:formula="of:=[.B961]/3.7249425" office:value-type="float" office:value="0.0310750031711899" calcext:value-type="float">
            <text:p>0.03107500317119</text:p>
          </table:table-cell>
          <table:table-cell office:value-type="float" office:value="105.68240445259" calcext:value-type="float">
            <text:p>105.68240445259</text:p>
          </table:table-cell>
        </table:table-row>
        <table:table-row table:style-name="ro1">
          <table:table-cell office:value-type="float" office:value="977.24" calcext:value-type="float">
            <text:p>977.24</text:p>
          </table:table-cell>
          <table:table-cell office:value-type="float" office:value="0.1193302" calcext:value-type="float">
            <text:p>0.1193302</text:p>
          </table:table-cell>
          <table:table-cell table:formula="of:=[.B962]/3.7249425" office:value-type="float" office:value="0.0320354475270424" calcext:value-type="float">
            <text:p>0.032035447527042</text:p>
          </table:table-cell>
          <table:table-cell office:value-type="float" office:value="105.80387744269" calcext:value-type="float">
            <text:p>105.80387744269</text:p>
          </table:table-cell>
        </table:table-row>
        <table:table-row table:style-name="ro1">
          <table:table-cell office:value-type="float" office:value="978.26" calcext:value-type="float">
            <text:p>978.26</text:p>
          </table:table-cell>
          <table:table-cell office:value-type="float" office:value="0.12322122" calcext:value-type="float">
            <text:p>0.12322122</text:p>
          </table:table-cell>
          <table:table-cell table:formula="of:=[.B963]/3.7249425" office:value-type="float" office:value="0.0330800327790295" calcext:value-type="float">
            <text:p>0.03308003277903</text:p>
          </table:table-cell>
          <table:table-cell office:value-type="float" office:value="105.92931132943" calcext:value-type="float">
            <text:p>105.92931132943</text:p>
          </table:table-cell>
        </table:table-row>
        <table:table-row table:style-name="ro1">
          <table:table-cell office:value-type="float" office:value="979.27" calcext:value-type="float">
            <text:p>979.27</text:p>
          </table:table-cell>
          <table:table-cell office:value-type="float" office:value="0.12730425" calcext:value-type="float">
            <text:p>0.12730425</text:p>
          </table:table-cell>
          <table:table-cell table:formula="of:=[.B964]/3.7249425" office:value-type="float" office:value="0.034176165135435" calcext:value-type="float">
            <text:p>0.034176165135435</text:p>
          </table:table-cell>
          <table:table-cell office:value-type="float" office:value="106.05890156417" calcext:value-type="float">
            <text:p>106.05890156417</text:p>
          </table:table-cell>
        </table:table-row>
        <table:table-row table:style-name="ro1">
          <table:table-cell office:value-type="float" office:value="980.29" calcext:value-type="float">
            <text:p>980.29</text:p>
          </table:table-cell>
          <table:table-cell office:value-type="float" office:value="0.13150263" calcext:value-type="float">
            <text:p>0.13150263</text:p>
          </table:table-cell>
          <table:table-cell table:formula="of:=[.B965]/3.7249425" office:value-type="float" office:value="0.0353032644128064" calcext:value-type="float">
            <text:p>0.035303264412806</text:p>
          </table:table-cell>
          <table:table-cell office:value-type="float" office:value="106.19276556748" calcext:value-type="float">
            <text:p>106.19276556748</text:p>
          </table:table-cell>
        </table:table-row>
        <table:table-row table:style-name="ro1">
          <table:table-cell office:value-type="float" office:value="981.31" calcext:value-type="float">
            <text:p>981.31</text:p>
          </table:table-cell>
          <table:table-cell office:value-type="float" office:value="0.13581626" calcext:value-type="float">
            <text:p>0.13581626</text:p>
          </table:table-cell>
          <table:table-cell table:formula="of:=[.B966]/3.7249425" office:value-type="float" office:value="0.0364613037650917" calcext:value-type="float">
            <text:p>0.036461303765092</text:p>
          </table:table-cell>
          <table:table-cell office:value-type="float" office:value="106.3310206546" calcext:value-type="float">
            <text:p>106.3310206546</text:p>
          </table:table-cell>
        </table:table-row>
        <table:table-row table:style-name="ro1">
          <table:table-cell office:value-type="float" office:value="982.33" calcext:value-type="float">
            <text:p>982.33</text:p>
          </table:table-cell>
          <table:table-cell office:value-type="float" office:value="0.14031895" calcext:value-type="float">
            <text:p>0.14031895</text:p>
          </table:table-cell>
          <table:table-cell table:formula="of:=[.B967]/3.7249425" office:value-type="float" office:value="0.0376700982632618" calcext:value-type="float">
            <text:p>0.037670098263262</text:p>
          </table:table-cell>
          <table:table-cell office:value-type="float" office:value="106.47385929016" calcext:value-type="float">
            <text:p>106.47385929016</text:p>
          </table:table-cell>
        </table:table-row>
        <table:table-row table:style-name="ro1">
          <table:table-cell office:value-type="float" office:value="983.35" calcext:value-type="float">
            <text:p>983.35</text:p>
          </table:table-cell>
          <table:table-cell office:value-type="float" office:value="0.14512147" calcext:value-type="float">
            <text:p>0.14512147</text:p>
          </table:table-cell>
          <table:table-cell table:formula="of:=[.B968]/3.7249425" office:value-type="float" office:value="0.0389593852791016" calcext:value-type="float">
            <text:p>0.038959385279102</text:p>
          </table:table-cell>
          <table:table-cell office:value-type="float" office:value="106.62158668058" calcext:value-type="float">
            <text:p>106.62158668058</text:p>
          </table:table-cell>
        </table:table-row>
        <table:table-row table:style-name="ro1">
          <table:table-cell office:value-type="float" office:value="984.36" calcext:value-type="float">
            <text:p>984.36</text:p>
          </table:table-cell>
          <table:table-cell office:value-type="float" office:value="0.15031498" calcext:value-type="float">
            <text:p>0.15031498</text:p>
          </table:table-cell>
          <table:table-cell table:formula="of:=[.B969]/3.7249425" office:value-type="float" office:value="0.0403536376736017" calcext:value-type="float">
            <text:p>0.040353637673602</text:p>
          </table:table-cell>
          <table:table-cell office:value-type="float" office:value="106.77460084109" calcext:value-type="float">
            <text:p>106.77460084109</text:p>
          </table:table-cell>
        </table:table-row>
        <table:table-row table:style-name="ro1">
          <table:table-cell office:value-type="float" office:value="985.38" calcext:value-type="float">
            <text:p>985.38</text:p>
          </table:table-cell>
          <table:table-cell office:value-type="float" office:value="0.15591888" calcext:value-type="float">
            <text:p>0.15591888</text:p>
          </table:table-cell>
          <table:table-cell table:formula="of:=[.B970]/3.7249425" office:value-type="float" office:value="0.0418580635808472" calcext:value-type="float">
            <text:p>0.041858063580847</text:p>
          </table:table-cell>
          <table:table-cell office:value-type="float" office:value="106.93331953281" calcext:value-type="float">
            <text:p>106.93331953281</text:p>
          </table:table-cell>
        </table:table-row>
        <table:table-row table:style-name="ro1">
          <table:table-cell office:value-type="float" office:value="986.4" calcext:value-type="float">
            <text:p>986.4</text:p>
          </table:table-cell>
          <table:table-cell office:value-type="float" office:value="0.16185552" calcext:value-type="float">
            <text:p>0.16185552</text:p>
          </table:table-cell>
          <table:table-cell table:formula="of:=[.B971]/3.7249425" office:value-type="float" office:value="0.0434518170414711" calcext:value-type="float">
            <text:p>0.043451817041471</text:p>
          </table:table-cell>
          <table:table-cell office:value-type="float" office:value="107.09808146938" calcext:value-type="float">
            <text:p>107.09808146938</text:p>
          </table:table-cell>
        </table:table-row>
        <table:table-row table:style-name="ro1">
          <table:table-cell office:value-type="float" office:value="987.42" calcext:value-type="float">
            <text:p>987.42</text:p>
          </table:table-cell>
          <table:table-cell office:value-type="float" office:value="0.16796304" calcext:value-type="float">
            <text:p>0.16796304</text:p>
          </table:table-cell>
          <table:table-cell table:formula="of:=[.B972]/3.7249425" office:value-type="float" office:value="0.0450914450357287" calcext:value-type="float">
            <text:p>0.045091445035729</text:p>
          </table:table-cell>
          <table:table-cell office:value-type="float" office:value="107.26906059199" calcext:value-type="float">
            <text:p>107.26906059199</text:p>
          </table:table-cell>
        </table:table-row>
        <table:table-row table:style-name="ro1">
          <table:table-cell office:value-type="float" office:value="988.44" calcext:value-type="float">
            <text:p>988.44</text:p>
          </table:table-cell>
          <table:table-cell office:value-type="float" office:value="0.17404062" calcext:value-type="float">
            <text:p>0.17404062</text:p>
          </table:table-cell>
          <table:table-cell table:formula="of:=[.B973]/3.7249425" office:value-type="float" office:value="0.0467230353220218" calcext:value-type="float">
            <text:p>0.046723035322022</text:p>
          </table:table-cell>
          <table:table-cell office:value-type="float" office:value="107.44622643477" calcext:value-type="float">
            <text:p>107.44622643477</text:p>
          </table:table-cell>
        </table:table-row>
        <table:table-row table:style-name="ro1">
          <table:table-cell office:value-type="float" office:value="989.45" calcext:value-type="float">
            <text:p>989.45</text:p>
          </table:table-cell>
          <table:table-cell office:value-type="float" office:value="0.17990572" calcext:value-type="float">
            <text:p>0.17990572</text:p>
          </table:table-cell>
          <table:table-cell table:formula="of:=[.B974]/3.7249425" office:value-type="float" office:value="0.0482975831170548" calcext:value-type="float">
            <text:p>0.048297583117055</text:p>
          </table:table-cell>
          <table:table-cell office:value-type="float" office:value="107.62936269156" calcext:value-type="float">
            <text:p>107.62936269156</text:p>
          </table:table-cell>
        </table:table-row>
        <table:table-row table:style-name="ro1">
          <table:table-cell office:value-type="float" office:value="990.47" calcext:value-type="float">
            <text:p>990.47</text:p>
          </table:table-cell>
          <table:table-cell office:value-type="float" office:value="0.18543664" calcext:value-type="float">
            <text:p>0.18543664</text:p>
          </table:table-cell>
          <table:table-cell table:formula="of:=[.B975]/3.7249425" office:value-type="float" office:value="0.049782416775561" calcext:value-type="float">
            <text:p>0.049782416775561</text:p>
          </table:table-cell>
          <table:table-cell office:value-type="float" office:value="107.81812919178" calcext:value-type="float">
            <text:p>107.81812919178</text:p>
          </table:table-cell>
        </table:table-row>
        <table:table-row table:style-name="ro1">
          <table:table-cell office:value-type="float" office:value="991.49" calcext:value-type="float">
            <text:p>991.49</text:p>
          </table:table-cell>
          <table:table-cell office:value-type="float" office:value="0.19058057" calcext:value-type="float">
            <text:p>0.19058057</text:p>
          </table:table-cell>
          <table:table-cell table:formula="of:=[.B976]/3.7249425" office:value-type="float" office:value="0.0511633588974863" calcext:value-type="float">
            <text:p>0.051163358897486</text:p>
          </table:table-cell>
          <table:table-cell office:value-type="float" office:value="108.01213198821" calcext:value-type="float">
            <text:p>108.01213198821</text:p>
          </table:table-cell>
        </table:table-row>
        <table:table-row table:style-name="ro1">
          <table:table-cell office:value-type="float" office:value="992.51" calcext:value-type="float">
            <text:p>992.51</text:p>
          </table:table-cell>
          <table:table-cell office:value-type="float" office:value="0.19532283" calcext:value-type="float">
            <text:p>0.19532283</text:p>
          </table:table-cell>
          <table:table-cell table:formula="of:=[.B977]/3.7249425" office:value-type="float" office:value="0.0524364684823994" calcext:value-type="float">
            <text:p>0.052436468482399</text:p>
          </table:table-cell>
          <table:table-cell office:value-type="float" office:value="108.2109622028" calcext:value-type="float">
            <text:p>108.2109622028</text:p>
          </table:table-cell>
        </table:table-row>
        <table:table-row table:style-name="ro1">
          <table:table-cell office:value-type="float" office:value="993.53" calcext:value-type="float">
            <text:p>993.53</text:p>
          </table:table-cell>
          <table:table-cell office:value-type="float" office:value="0.19963258" calcext:value-type="float">
            <text:p>0.19963258</text:p>
          </table:table-cell>
          <table:table-cell table:formula="of:=[.B978]/3.7249425" office:value-type="float" office:value="0.0535934662078676" calcext:value-type="float">
            <text:p>0.053593466207868</text:p>
          </table:table-cell>
          <table:table-cell office:value-type="float" office:value="108.41417955723" calcext:value-type="float">
            <text:p>108.41417955723</text:p>
          </table:table-cell>
        </table:table-row>
        <table:table-row table:style-name="ro1">
          <table:table-cell office:value-type="float" office:value="994.54" calcext:value-type="float">
            <text:p>994.54</text:p>
          </table:table-cell>
          <table:table-cell office:value-type="float" office:value="0.20341288" calcext:value-type="float">
            <text:p>0.20341288</text:p>
          </table:table-cell>
          <table:table-cell table:formula="of:=[.B979]/3.7249425" office:value-type="float" office:value="0.0546083275110958" calcext:value-type="float">
            <text:p>0.054608327511096</text:p>
          </table:table-cell>
          <table:table-cell office:value-type="float" office:value="108.62124509638" calcext:value-type="float">
            <text:p>108.62124509638</text:p>
          </table:table-cell>
        </table:table-row>
        <table:table-row table:style-name="ro1">
          <table:table-cell office:value-type="float" office:value="995.56" calcext:value-type="float">
            <text:p>995.56</text:p>
          </table:table-cell>
          <table:table-cell office:value-type="float" office:value="0.20648393" calcext:value-type="float">
            <text:p>0.20648393</text:p>
          </table:table-cell>
          <table:table-cell table:formula="of:=[.B980]/3.7249425" office:value-type="float" office:value="0.055432783190613" calcext:value-type="float">
            <text:p>0.055432783190613</text:p>
          </table:table-cell>
          <table:table-cell office:value-type="float" office:value="108.83143682305" calcext:value-type="float">
            <text:p>108.83143682305</text:p>
          </table:table-cell>
        </table:table-row>
        <table:table-row table:style-name="ro1">
          <table:table-cell office:value-type="float" office:value="996.58" calcext:value-type="float">
            <text:p>996.58</text:p>
          </table:table-cell>
          <table:table-cell office:value-type="float" office:value="0.20861509" calcext:value-type="float">
            <text:p>0.20861509</text:p>
          </table:table-cell>
          <table:table-cell table:formula="of:=[.B981]/3.7249425" office:value-type="float" office:value="0.0560049155121186" calcext:value-type="float">
            <text:p>0.056004915512119</text:p>
          </table:table-cell>
          <table:table-cell office:value-type="float" office:value="109.04379798047" calcext:value-type="float">
            <text:p>109.04379798047</text:p>
          </table:table-cell>
        </table:table-row>
        <table:table-row table:style-name="ro1">
          <table:table-cell office:value-type="float" office:value="997.6" calcext:value-type="float">
            <text:p>997.6</text:p>
          </table:table-cell>
          <table:table-cell office:value-type="float" office:value="0.20960014" calcext:value-type="float">
            <text:p>0.20960014</text:p>
          </table:table-cell>
          <table:table-cell table:formula="of:=[.B982]/3.7249425" office:value-type="float" office:value="0.0562693625472071" calcext:value-type="float">
            <text:p>0.056269362547207</text:p>
          </table:table-cell>
          <table:table-cell office:value-type="float" office:value="109.25716188049" calcext:value-type="float">
            <text:p>109.25716188049</text:p>
          </table:table-cell>
        </table:table-row>
        <table:table-row table:style-name="ro1">
          <table:table-cell office:value-type="float" office:value="998.62" calcext:value-type="float">
            <text:p>998.62</text:p>
          </table:table-cell>
          <table:table-cell office:value-type="float" office:value="0.20934909" calcext:value-type="float">
            <text:p>0.20934909</text:p>
          </table:table-cell>
          <table:table-cell table:formula="of:=[.B983]/3.7249425" office:value-type="float" office:value="0.0562019655336962" calcext:value-type="float">
            <text:p>0.056201965533696</text:p>
          </table:table-cell>
          <table:table-cell office:value-type="float" office:value="109.4702702215" calcext:value-type="float">
            <text:p>109.4702702215</text:p>
          </table:table-cell>
        </table:table-row>
        <table:table-row table:style-name="ro1">
          <table:table-cell office:value-type="float" office:value="999.63" calcext:value-type="float">
            <text:p>999.63</text:p>
          </table:table-cell>
          <table:table-cell office:value-type="float" office:value="0.20795955" calcext:value-type="float">
            <text:p>0.20795955</text:p>
          </table:table-cell>
          <table:table-cell table:formula="of:=[.B984]/3.7249425" office:value-type="float" office:value="0.0558289289029294" calcext:value-type="float">
            <text:p>0.055828928902929</text:p>
          </table:table-cell>
          <table:table-cell office:value-type="float" office:value="109.68196407229" calcext:value-type="float">
            <text:p>109.68196407229</text:p>
          </table:table-cell>
        </table:table-row>
        <table:table-row table:style-name="ro1">
          <table:table-cell office:value-type="float" office:value="1000.65" calcext:value-type="float">
            <text:p>1000.65</text:p>
          </table:table-cell>
          <table:table-cell office:value-type="float" office:value="0.20573537" calcext:value-type="float">
            <text:p>0.20573537</text:p>
          </table:table-cell>
          <table:table-cell table:formula="of:=[.B985]/3.7249425" office:value-type="float" office:value="0.0552318243838663" calcext:value-type="float">
            <text:p>0.055231824383866</text:p>
          </table:table-cell>
          <table:table-cell office:value-type="float" office:value="109.89139380451" calcext:value-type="float">
            <text:p>109.89139380451</text:p>
          </table:table-cell>
        </table:table-row>
        <table:table-row table:style-name="ro1">
          <table:table-cell office:value-type="float" office:value="1001.67" calcext:value-type="float">
            <text:p>1001.67</text:p>
          </table:table-cell>
          <table:table-cell office:value-type="float" office:value="0.20313902" calcext:value-type="float">
            <text:p>0.20313902</text:p>
          </table:table-cell>
          <table:table-cell table:formula="of:=[.B986]/3.7249425" office:value-type="float" office:value="0.0545348069131269" calcext:value-type="float">
            <text:p>0.054534806913127</text:p>
          </table:table-cell>
          <table:table-cell office:value-type="float" office:value="110.09818056585" calcext:value-type="float">
            <text:p>110.09818056585</text:p>
          </table:table-cell>
        </table:table-row>
        <table:table-row table:style-name="ro1">
          <table:table-cell office:value-type="float" office:value="1002.69" calcext:value-type="float">
            <text:p>1002.69</text:p>
          </table:table-cell>
          <table:table-cell office:value-type="float" office:value="0.20068971" calcext:value-type="float">
            <text:p>0.20068971</text:p>
          </table:table-cell>
          <table:table-cell table:formula="of:=[.B987]/3.7249425" office:value-type="float" office:value="0.0538772638772276" calcext:value-type="float">
            <text:p>0.053877263877228</text:p>
          </table:table-cell>
          <table:table-cell office:value-type="float" office:value="110.3024740273" calcext:value-type="float">
            <text:p>110.3024740273</text:p>
          </table:table-cell>
        </table:table-row>
        <table:table-row table:style-name="ro1">
          <table:table-cell office:value-type="float" office:value="1003.71" calcext:value-type="float">
            <text:p>1003.71</text:p>
          </table:table-cell>
          <table:table-cell office:value-type="float" office:value="0.1988404" calcext:value-type="float">
            <text:p>0.1988404</text:p>
          </table:table-cell>
          <table:table-cell table:formula="of:=[.B988]/3.7249425" office:value-type="float" office:value="0.0533807971532446" calcext:value-type="float">
            <text:p>0.053380797153245</text:p>
          </table:table-cell>
          <table:table-cell office:value-type="float" office:value="110.50488497447" calcext:value-type="float">
            <text:p>110.50488497447</text:p>
          </table:table-cell>
        </table:table-row>
        <table:table-row table:style-name="ro1">
          <table:table-cell office:value-type="float" office:value="1004.72" calcext:value-type="float">
            <text:p>1004.72</text:p>
          </table:table-cell>
          <table:table-cell office:value-type="float" office:value="0.19787539" calcext:value-type="float">
            <text:p>0.19787539</text:p>
          </table:table-cell>
          <table:table-cell table:formula="of:=[.B989]/3.7249425" office:value-type="float" office:value="0.0531217300669742" calcext:value-type="float">
            <text:p>0.053121730066974</text:p>
          </table:table-cell>
          <table:table-cell office:value-type="float" office:value="110.70631358533" calcext:value-type="float">
            <text:p>110.70631358533</text:p>
          </table:table-cell>
        </table:table-row>
        <table:table-row table:style-name="ro1">
          <table:table-cell office:value-type="float" office:value="1005.74" calcext:value-type="float">
            <text:p>1005.74</text:p>
          </table:table-cell>
          <table:table-cell office:value-type="float" office:value="0.19786166" calcext:value-type="float">
            <text:p>0.19786166</text:p>
          </table:table-cell>
          <table:table-cell table:formula="of:=[.B990]/3.7249425" office:value-type="float" office:value="0.0531180441040365" calcext:value-type="float">
            <text:p>0.053118044104037</text:p>
          </table:table-cell>
          <table:table-cell office:value-type="float" office:value="110.90772821232" calcext:value-type="float">
            <text:p>110.90772821232</text:p>
          </table:table-cell>
        </table:table-row>
        <table:table-row table:style-name="ro1">
          <table:table-cell office:value-type="float" office:value="1006.76" calcext:value-type="float">
            <text:p>1006.76</text:p>
          </table:table-cell>
          <table:table-cell office:value-type="float" office:value="0.19866649" calcext:value-type="float">
            <text:p>0.19866649</text:p>
          </table:table-cell>
          <table:table-cell table:formula="of:=[.B991]/3.7249425" office:value-type="float" office:value="0.0533341091842357" calcext:value-type="float">
            <text:p>0.053334109184236</text:p>
          </table:table-cell>
          <table:table-cell office:value-type="float" office:value="111.10996212547" calcext:value-type="float">
            <text:p>111.10996212547</text:p>
          </table:table-cell>
        </table:table-row>
        <table:table-row table:style-name="ro1">
          <table:table-cell office:value-type="float" office:value="1007.78" calcext:value-type="float">
            <text:p>1007.78</text:p>
          </table:table-cell>
          <table:table-cell office:value-type="float" office:value="0.20002906" calcext:value-type="float">
            <text:p>0.20002906</text:p>
          </table:table-cell>
          <table:table-cell table:formula="of:=[.B992]/3.7249425" office:value-type="float" office:value="0.0536999054347819" calcext:value-type="float">
            <text:p>0.053699905434782</text:p>
          </table:table-cell>
          <table:table-cell office:value-type="float" office:value="111.31358307973" calcext:value-type="float">
            <text:p>111.31358307973</text:p>
          </table:table-cell>
        </table:table-row>
        <table:table-row table:style-name="ro1">
          <table:table-cell office:value-type="float" office:value="1008.8" calcext:value-type="float">
            <text:p>1008.8</text:p>
          </table:table-cell>
          <table:table-cell office:value-type="float" office:value="0.20165519" calcext:value-type="float">
            <text:p>0.20165519</text:p>
          </table:table-cell>
          <table:table-cell table:formula="of:=[.B993]/3.7249425" office:value-type="float" office:value="0.0541364571399424" calcext:value-type="float">
            <text:p>0.054136457139943</text:p>
          </table:table-cell>
          <table:table-cell office:value-type="float" office:value="111.51885935652" calcext:value-type="float">
            <text:p>111.51885935652</text:p>
          </table:table-cell>
        </table:table-row>
        <table:table-row table:style-name="ro1">
          <table:table-cell office:value-type="float" office:value="1009.81" calcext:value-type="float">
            <text:p>1009.81</text:p>
          </table:table-cell>
          <table:table-cell office:value-type="float" office:value="0.20329994" calcext:value-type="float">
            <text:p>0.20329994</text:p>
          </table:table-cell>
          <table:table-cell table:formula="of:=[.B994]/3.7249425" office:value-type="float" office:value="0.0545780075799828" calcext:value-type="float">
            <text:p>0.054578007579983</text:p>
          </table:table-cell>
          <table:table-cell office:value-type="float" office:value="111.72580992742" calcext:value-type="float">
            <text:p>111.72580992742</text:p>
          </table:table-cell>
        </table:table-row>
        <table:table-row table:style-name="ro1">
          <table:table-cell office:value-type="float" office:value="1010.83" calcext:value-type="float">
            <text:p>1010.83</text:p>
          </table:table-cell>
          <table:table-cell office:value-type="float" office:value="0.20481261" calcext:value-type="float">
            <text:p>0.20481261</text:p>
          </table:table-cell>
          <table:table-cell table:formula="of:=[.B995]/3.7249425" office:value-type="float" office:value="0.05498409975456" calcext:value-type="float">
            <text:p>0.05498409975456</text:p>
          </table:table-cell>
          <table:table-cell office:value-type="float" office:value="111.93430032591" calcext:value-type="float">
            <text:p>111.93430032591</text:p>
          </table:table-cell>
        </table:table-row>
        <table:table-row table:style-name="ro1">
          <table:table-cell office:value-type="float" office:value="1011.85" calcext:value-type="float">
            <text:p>1011.85</text:p>
          </table:table-cell>
          <table:table-cell office:value-type="float" office:value="0.20613699" calcext:value-type="float">
            <text:p>0.20613699</text:p>
          </table:table-cell>
          <table:table-cell table:formula="of:=[.B996]/3.7249425" office:value-type="float" office:value="0.0553396434978527" calcext:value-type="float">
            <text:p>0.055339643497853</text:p>
          </table:table-cell>
          <table:table-cell office:value-type="float" office:value="112.14413888923" calcext:value-type="float">
            <text:p>112.14413888923</text:p>
          </table:table-cell>
        </table:table-row>
        <table:table-row table:style-name="ro1">
          <table:table-cell office:value-type="float" office:value="1012.87" calcext:value-type="float">
            <text:p>1012.87</text:p>
          </table:table-cell>
          <table:table-cell office:value-type="float" office:value="0.20727933" calcext:value-type="float">
            <text:p>0.20727933</text:p>
          </table:table-cell>
          <table:table-cell table:formula="of:=[.B997]/3.7249425" office:value-type="float" office:value="0.05564631668811" calcext:value-type="float">
            <text:p>0.05564631668811</text:p>
          </table:table-cell>
          <table:table-cell office:value-type="float" office:value="112.35514030324" calcext:value-type="float">
            <text:p>112.35514030324</text:p>
          </table:table-cell>
        </table:table-row>
        <table:table-row table:style-name="ro1">
          <table:table-cell office:value-type="float" office:value="1013.89" calcext:value-type="float">
            <text:p>1013.89</text:p>
          </table:table-cell>
          <table:table-cell office:value-type="float" office:value="0.20826638" calcext:value-type="float">
            <text:p>0.20826638</text:p>
          </table:table-cell>
          <table:table-cell table:formula="of:=[.B998]/3.7249425" office:value-type="float" office:value="0.0559113006442381" calcext:value-type="float">
            <text:p>0.055911300644238</text:p>
          </table:table-cell>
          <table:table-cell office:value-type="float" office:value="112.56714649431" calcext:value-type="float">
            <text:p>112.56714649431</text:p>
          </table:table-cell>
        </table:table-row>
        <table:table-row table:style-name="ro1">
          <table:table-cell office:value-type="float" office:value="1014.9" calcext:value-type="float">
            <text:p>1014.9</text:p>
          </table:table-cell>
          <table:table-cell office:value-type="float" office:value="0.2091151" calcext:value-type="float">
            <text:p>0.2091151</text:p>
          </table:table-cell>
          <table:table-cell table:formula="of:=[.B999]/3.7249425" office:value-type="float" office:value="0.056139148456654" calcext:value-type="float">
            <text:p>0.056139148456654</text:p>
          </table:table-cell>
          <table:table-cell office:value-type="float" office:value="112.78001664004" calcext:value-type="float">
            <text:p>112.78001664004</text:p>
          </table:table-cell>
        </table:table-row>
        <table:table-row table:style-name="ro1">
          <table:table-cell office:value-type="float" office:value="1015.92" calcext:value-type="float">
            <text:p>1015.92</text:p>
          </table:table-cell>
          <table:table-cell office:value-type="float" office:value="0.20982395" calcext:value-type="float">
            <text:p>0.20982395</text:p>
          </table:table-cell>
          <table:table-cell table:formula="of:=[.B1000]/3.7249425" office:value-type="float" office:value="0.0563294466961571" calcext:value-type="float">
            <text:p>0.056329446696157</text:p>
          </table:table-cell>
          <table:table-cell office:value-type="float" office:value="112.99360836711" calcext:value-type="float">
            <text:p>112.99360836711</text:p>
          </table:table-cell>
        </table:table-row>
        <table:table-row table:style-name="ro1">
          <table:table-cell office:value-type="float" office:value="1016.94" calcext:value-type="float">
            <text:p>1016.94</text:p>
          </table:table-cell>
          <table:table-cell office:value-type="float" office:value="0.21038166" calcext:value-type="float">
            <text:p>0.21038166</text:p>
          </table:table-cell>
          <table:table-cell table:formula="of:=[.B1001]/3.7249425" office:value-type="float" office:value="0.0564791698126884" calcext:value-type="float">
            <text:p>0.056479169812688</text:p>
          </table:table-cell>
          <table:table-cell office:value-type="float" office:value="113.20776782217" calcext:value-type="float">
            <text:p>113.20776782217</text:p>
          </table:table-cell>
        </table:table-row>
        <table:table-row table:style-name="ro1">
          <table:table-cell office:value-type="float" office:value="1017.96" calcext:value-type="float">
            <text:p>1017.96</text:p>
          </table:table-cell>
          <table:table-cell office:value-type="float" office:value="0.2107791" calcext:value-type="float">
            <text:p>0.2107791</text:p>
          </table:table-cell>
          <table:table-cell table:formula="of:=[.B1002]/3.7249425" office:value-type="float" office:value="0.0565858667617017" calcext:value-type="float">
            <text:p>0.056585866761702</text:p>
          </table:table-cell>
          <table:table-cell office:value-type="float" office:value="113.42233184544" calcext:value-type="float">
            <text:p>113.42233184544</text:p>
          </table:table-cell>
        </table:table-row>
        <table:table-row table:style-name="ro1">
          <table:table-cell office:value-type="float" office:value="1018.97" calcext:value-type="float">
            <text:p>1018.97</text:p>
          </table:table-cell>
          <table:table-cell office:value-type="float" office:value="0.21100962" calcext:value-type="float">
            <text:p>0.21100962</text:p>
          </table:table-cell>
          <table:table-cell table:formula="of:=[.B1003]/3.7249425" office:value-type="float" office:value="0.0566477522807399" calcext:value-type="float">
            <text:p>0.05664775228074</text:p>
          </table:table-cell>
          <table:table-cell office:value-type="float" office:value="113.63713052842" calcext:value-type="float">
            <text:p>113.63713052842</text:p>
          </table:table-cell>
        </table:table-row>
        <table:table-row table:style-name="ro1">
          <table:table-cell office:value-type="float" office:value="1019.99" calcext:value-type="float">
            <text:p>1019.99</text:p>
          </table:table-cell>
          <table:table-cell office:value-type="float" office:value="0.21105196" calcext:value-type="float">
            <text:p>0.21105196</text:p>
          </table:table-cell>
          <table:table-cell table:formula="of:=[.B1004]/3.7249425" office:value-type="float" office:value="0.0566591188991508" calcext:value-type="float">
            <text:p>0.056659118899151</text:p>
          </table:table-cell>
          <table:table-cell office:value-type="float" office:value="113.8519723166" calcext:value-type="float">
            <text:p>113.8519723166</text:p>
          </table:table-cell>
        </table:table-row>
        <table:table-row table:style-name="ro1">
          <table:table-cell office:value-type="float" office:value="1021.01" calcext:value-type="float">
            <text:p>1021.01</text:p>
          </table:table-cell>
          <table:table-cell office:value-type="float" office:value="0.21084228" calcext:value-type="float">
            <text:p>0.21084228</text:p>
          </table:table-cell>
          <table:table-cell table:formula="of:=[.B1005]/3.7249425" office:value-type="float" office:value="0.0566028280973465" calcext:value-type="float">
            <text:p>0.056602828097347</text:p>
          </table:table-cell>
          <table:table-cell office:value-type="float" office:value="114.06660066105" calcext:value-type="float">
            <text:p>114.06660066105</text:p>
          </table:table-cell>
        </table:table-row>
        <table:table-row table:style-name="ro1">
          <table:table-cell office:value-type="float" office:value="1022.03" calcext:value-type="float">
            <text:p>1022.03</text:p>
          </table:table-cell>
          <table:table-cell office:value-type="float" office:value="0.21025171" calcext:value-type="float">
            <text:p>0.21025171</text:p>
          </table:table-cell>
          <table:table-cell table:formula="of:=[.B1006]/3.7249425" office:value-type="float" office:value="0.0564442833681325" calcext:value-type="float">
            <text:p>0.056444283368133</text:p>
          </table:table-cell>
          <table:table-cell office:value-type="float" office:value="114.28062783198" calcext:value-type="float">
            <text:p>114.28062783198</text:p>
          </table:table-cell>
        </table:table-row>
        <table:table-row table:style-name="ro1">
          <table:table-cell office:value-type="float" office:value="1023.05" calcext:value-type="float">
            <text:p>1023.05</text:p>
          </table:table-cell>
          <table:table-cell office:value-type="float" office:value="0.20908666" calcext:value-type="float">
            <text:p>0.20908666</text:p>
          </table:table-cell>
          <table:table-cell table:formula="of:=[.B1007]/3.7249425" office:value-type="float" office:value="0.0561315134394692" calcext:value-type="float">
            <text:p>0.056131513439469</text:p>
          </table:table-cell>
          <table:table-cell office:value-type="float" office:value="114.49346902477" calcext:value-type="float">
            <text:p>114.49346902477</text:p>
          </table:table-cell>
        </table:table-row>
        <table:table-row table:style-name="ro1">
          <table:table-cell office:value-type="float" office:value="1024.06" calcext:value-type="float">
            <text:p>1024.06</text:p>
          </table:table-cell>
          <table:table-cell office:value-type="float" office:value="0.20712015" calcext:value-type="float">
            <text:p>0.20712015</text:p>
          </table:table-cell>
          <table:table-cell table:formula="of:=[.B1008]/3.7249425" office:value-type="float" office:value="0.0556035831425586" calcext:value-type="float">
            <text:p>0.055603583142559</text:p>
          </table:table-cell>
          <table:table-cell office:value-type="float" office:value="114.70430839863" calcext:value-type="float">
            <text:p>114.70430839863</text:p>
          </table:table-cell>
        </table:table-row>
        <table:table-row table:style-name="ro1">
          <table:table-cell office:value-type="float" office:value="1025.08" calcext:value-type="float">
            <text:p>1025.08</text:p>
          </table:table-cell>
          <table:table-cell office:value-type="float" office:value="0.20414816" calcext:value-type="float">
            <text:p>0.20414816</text:p>
          </table:table-cell>
          <table:table-cell table:formula="of:=[.B1009]/3.7249425" office:value-type="float" office:value="0.0548057211621387" calcext:value-type="float">
            <text:p>0.054805721162139</text:p>
          </table:table-cell>
          <table:table-cell office:value-type="float" office:value="114.9121224145" calcext:value-type="float">
            <text:p>114.9121224145</text:p>
          </table:table-cell>
        </table:table-row>
        <table:table-row table:style-name="ro1">
          <table:table-cell office:value-type="float" office:value="1026.1" calcext:value-type="float">
            <text:p>1026.1</text:p>
          </table:table-cell>
          <table:table-cell office:value-type="float" office:value="0.2000516" calcext:value-type="float">
            <text:p>0.2000516</text:p>
          </table:table-cell>
          <table:table-cell table:formula="of:=[.B1010]/3.7249425" office:value-type="float" office:value="0.0537059565348995" calcext:value-type="float">
            <text:p>0.0537059565349</text:p>
          </table:table-cell>
          <table:table-cell office:value-type="float" office:value="115.11576630825" calcext:value-type="float">
            <text:p>115.11576630825</text:p>
          </table:table-cell>
        </table:table-row>
        <table:table-row table:style-name="ro1">
          <table:table-cell office:value-type="float" office:value="1027.12" calcext:value-type="float">
            <text:p>1027.12</text:p>
          </table:table-cell>
          <table:table-cell office:value-type="float" office:value="0.19484006" calcext:value-type="float">
            <text:p>0.19484006</text:p>
          </table:table-cell>
          <table:table-cell table:formula="of:=[.B1011]/3.7249425" office:value-type="float" office:value="0.0523068637972264" calcext:value-type="float">
            <text:p>0.052306863797226</text:p>
          </table:table-cell>
          <table:table-cell office:value-type="float" office:value="115.31410508108" calcext:value-type="float">
            <text:p>115.31410508108</text:p>
          </table:table-cell>
        </table:table-row>
        <table:table-row table:style-name="ro1">
          <table:table-cell office:value-type="float" office:value="1028.14" calcext:value-type="float">
            <text:p>1028.14</text:p>
          </table:table-cell>
          <table:table-cell office:value-type="float" office:value="0.18865941" calcext:value-type="float">
            <text:p>0.18865941</text:p>
          </table:table-cell>
          <table:table-cell table:formula="of:=[.B1012]/3.7249425" office:value-type="float" office:value="0.0506476032851514" calcext:value-type="float">
            <text:p>0.050647603285151</text:p>
          </table:table-cell>
          <table:table-cell office:value-type="float" office:value="115.50615221531" calcext:value-type="float">
            <text:p>115.50615221531</text:p>
          </table:table-cell>
        </table:table-row>
        <table:table-row table:style-name="ro1">
          <table:table-cell office:value-type="float" office:value="1029.15" calcext:value-type="float">
            <text:p>1029.15</text:p>
          </table:table-cell>
          <table:table-cell office:value-type="float" office:value="0.18175999" calcext:value-type="float">
            <text:p>0.18175999</text:p>
          </table:table-cell>
          <table:table-cell table:formula="of:=[.B1013]/3.7249425" office:value-type="float" office:value="0.0487953814052163" calcext:value-type="float">
            <text:p>0.048795381405216</text:p>
          </table:table-cell>
          <table:table-cell office:value-type="float" office:value="115.69117604577" calcext:value-type="float">
            <text:p>115.69117604577</text:p>
          </table:table-cell>
        </table:table-row>
        <table:table-row table:style-name="ro1">
          <table:table-cell office:value-type="float" office:value="1030.17" calcext:value-type="float">
            <text:p>1030.17</text:p>
          </table:table-cell>
          <table:table-cell office:value-type="float" office:value="0.17443867" calcext:value-type="float">
            <text:p>0.17443867</text:p>
          </table:table-cell>
          <table:table-cell table:formula="of:=[.B1014]/3.7249425" office:value-type="float" office:value="0.0468298960319522" calcext:value-type="float">
            <text:p>0.046829896031952</text:p>
          </table:table-cell>
          <table:table-cell office:value-type="float" office:value="115.86874708206" calcext:value-type="float">
            <text:p>115.86874708206</text:p>
          </table:table-cell>
        </table:table-row>
        <table:table-row table:style-name="ro1">
          <table:table-cell office:value-type="float" office:value="1031.19" calcext:value-type="float">
            <text:p>1031.19</text:p>
          </table:table-cell>
          <table:table-cell office:value-type="float" office:value="0.16697801" calcext:value-type="float">
            <text:p>0.16697801</text:p>
          </table:table-cell>
          <table:table-cell table:formula="of:=[.B1015]/3.7249425" office:value-type="float" office:value="0.0448270033698507" calcext:value-type="float">
            <text:p>0.044827003369851</text:p>
          </table:table-cell>
          <table:table-cell office:value-type="float" office:value="116.03872349451" calcext:value-type="float">
            <text:p>116.03872349451</text:p>
          </table:table-cell>
        </table:table-row>
        <table:table-row table:style-name="ro1">
          <table:table-cell office:value-type="float" office:value="1032.21" calcext:value-type="float">
            <text:p>1032.21</text:p>
          </table:table-cell>
          <table:table-cell office:value-type="float" office:value="0.15960587" calcext:value-type="float">
            <text:p>0.15960587</text:p>
          </table:table-cell>
          <table:table-cell table:formula="of:=[.B1016]/3.7249425" office:value-type="float" office:value="0.0428478748329672" calcext:value-type="float">
            <text:p>0.042847874832967</text:p>
          </table:table-cell>
          <table:table-cell office:value-type="float" office:value="116.20119538219" calcext:value-type="float">
            <text:p>116.20119538219</text:p>
          </table:table-cell>
        </table:table-row>
        <table:table-row table:style-name="ro1">
          <table:table-cell office:value-type="float" office:value="1033.23" calcext:value-type="float">
            <text:p>1033.23</text:p>
          </table:table-cell>
          <table:table-cell office:value-type="float" office:value="0.15248705" calcext:value-type="float">
            <text:p>0.15248705</text:p>
          </table:table-cell>
          <table:table-cell table:formula="of:=[.B1017]/3.7249425" office:value-type="float" office:value="0.0409367527149748" calcext:value-type="float">
            <text:p>0.040936752714975</text:p>
          </table:table-cell>
          <table:table-cell office:value-type="float" office:value="116.35642061906" calcext:value-type="float">
            <text:p>116.35642061906</text:p>
          </table:table-cell>
        </table:table-row>
        <table:table-row table:style-name="ro1">
          <table:table-cell office:value-type="float" office:value="1034.24" calcext:value-type="float">
            <text:p>1034.24</text:p>
          </table:table-cell>
          <table:table-cell office:value-type="float" office:value="0.14574314" calcext:value-type="float">
            <text:p>0.14574314</text:p>
          </table:table-cell>
          <table:table-cell table:formula="of:=[.B1018]/3.7249425" office:value-type="float" office:value="0.0391262791304832" calcext:value-type="float">
            <text:p>0.039126279130483</text:p>
          </table:table-cell>
          <table:table-cell office:value-type="float" office:value="116.5047808501" calcext:value-type="float">
            <text:p>116.5047808501</text:p>
          </table:table-cell>
        </table:table-row>
        <table:table-row table:style-name="ro1">
          <table:table-cell office:value-type="float" office:value="1035.26" calcext:value-type="float">
            <text:p>1035.26</text:p>
          </table:table-cell>
          <table:table-cell office:value-type="float" office:value="0.13948294" calcext:value-type="float">
            <text:p>0.13948294</text:p>
          </table:table-cell>
          <table:table-cell table:formula="of:=[.B1019]/3.7249425" office:value-type="float" office:value="0.0374456625840533" calcext:value-type="float">
            <text:p>0.037445662584053</text:p>
          </table:table-cell>
          <table:table-cell office:value-type="float" office:value="116.64676846453" calcext:value-type="float">
            <text:p>116.64676846453</text:p>
          </table:table-cell>
        </table:table-row>
        <table:table-row table:style-name="ro1">
          <table:table-cell office:value-type="float" office:value="1036.28" calcext:value-type="float">
            <text:p>1036.28</text:p>
          </table:table-cell>
          <table:table-cell office:value-type="float" office:value="0.13382213" calcext:value-type="float">
            <text:p>0.13382213</text:p>
          </table:table-cell>
          <table:table-cell table:formula="of:=[.B1020]/3.7249425" office:value-type="float" office:value="0.0359259585886225" calcext:value-type="float">
            <text:p>0.035925958588623</text:p>
          </table:table-cell>
          <table:table-cell office:value-type="float" office:value="116.78299362238" calcext:value-type="float">
            <text:p>116.78299362238</text:p>
          </table:table-cell>
        </table:table-row>
        <table:table-row table:style-name="ro1">
          <table:table-cell office:value-type="float" office:value="1037.3" calcext:value-type="float">
            <text:p>1037.3</text:p>
          </table:table-cell>
          <table:table-cell office:value-type="float" office:value="0.12887823" calcext:value-type="float">
            <text:p>0.12887823</text:p>
          </table:table-cell>
          <table:table-cell table:formula="of:=[.B1021]/3.7249425" office:value-type="float" office:value="0.0345987166244848" calcext:value-type="float">
            <text:p>0.034598716624485</text:p>
          </table:table-cell>
          <table:table-cell office:value-type="float" office:value="116.91418609879" calcext:value-type="float">
            <text:p>116.91418609879</text:p>
          </table:table-cell>
        </table:table-row>
        <table:table-row table:style-name="ro1">
          <table:table-cell office:value-type="float" office:value="1038.32" calcext:value-type="float">
            <text:p>1038.32</text:p>
          </table:table-cell>
          <table:table-cell office:value-type="float" office:value="0.12474146" calcext:value-type="float">
            <text:p>0.12474146</text:p>
          </table:table-cell>
          <table:table-cell table:formula="of:=[.B1022]/3.7249425" office:value-type="float" office:value="0.033488157199742" calcext:value-type="float">
            <text:p>0.033488157199742</text:p>
          </table:table-cell>
          <table:table-cell office:value-type="float" office:value="117.04116751872" calcext:value-type="float">
            <text:p>117.04116751872</text:p>
          </table:table-cell>
        </table:table-row>
        <table:table-row table:style-name="ro1">
          <table:table-cell office:value-type="float" office:value="1039.33" calcext:value-type="float">
            <text:p>1039.33</text:p>
          </table:table-cell>
          <table:table-cell office:value-type="float" office:value="0.12143733" calcext:value-type="float">
            <text:p>0.12143733</text:p>
          </table:table-cell>
          <table:table-cell table:formula="of:=[.B1023]/3.7249425" office:value-type="float" office:value="0.0326011287422557" calcext:value-type="float">
            <text:p>0.032601128742256</text:p>
          </table:table-cell>
          <table:table-cell office:value-type="float" office:value="117.16478548082" calcext:value-type="float">
            <text:p>117.16478548082</text:p>
          </table:table-cell>
        </table:table-row>
        <table:table-row table:style-name="ro1">
          <table:table-cell office:value-type="float" office:value="1040.35" calcext:value-type="float">
            <text:p>1040.35</text:p>
          </table:table-cell>
          <table:table-cell office:value-type="float" office:value="0.11890364" calcext:value-type="float">
            <text:p>0.11890364</text:p>
          </table:table-cell>
          <table:table-cell table:formula="of:=[.B1024]/3.7249425" office:value-type="float" office:value="0.0319209330076907" calcext:value-type="float">
            <text:p>0.031920933007691</text:p>
          </table:table-cell>
          <table:table-cell office:value-type="float" office:value="117.28582425133" calcext:value-type="float">
            <text:p>117.28582425133</text:p>
          </table:table-cell>
        </table:table-row>
        <table:table-row table:style-name="ro1">
          <table:table-cell office:value-type="float" office:value="1041.37" calcext:value-type="float">
            <text:p>1041.37</text:p>
          </table:table-cell>
          <table:table-cell office:value-type="float" office:value="0.11699993" calcext:value-type="float">
            <text:p>0.11699993</text:p>
          </table:table-cell>
          <table:table-cell table:formula="of:=[.B1025]/3.7249425" office:value-type="float" office:value="0.0314098620314273" calcext:value-type="float">
            <text:p>0.031409862031427</text:p>
          </table:table-cell>
          <table:table-cell office:value-type="float" office:value="117.4049251362" calcext:value-type="float">
            <text:p>117.4049251362</text:p>
          </table:table-cell>
        </table:table-row>
        <table:table-row table:style-name="ro1">
          <table:table-cell office:value-type="float" office:value="1042.39" calcext:value-type="float">
            <text:p>1042.39</text:p>
          </table:table-cell>
          <table:table-cell office:value-type="float" office:value="0.1155529" calcext:value-type="float">
            <text:p>0.1155529</text:p>
          </table:table-cell>
          <table:table-cell table:formula="of:=[.B1026]/3.7249425" office:value-type="float" office:value="0.0310213916053738" calcext:value-type="float">
            <text:p>0.031021391605374</text:p>
          </table:table-cell>
          <table:table-cell office:value-type="float" office:value="117.52255300606" calcext:value-type="float">
            <text:p>117.52255300606</text:p>
          </table:table-cell>
        </table:table-row>
        <table:table-row table:style-name="ro1">
          <table:table-cell office:value-type="float" office:value="1043.41" calcext:value-type="float">
            <text:p>1043.41</text:p>
          </table:table-cell>
          <table:table-cell office:value-type="float" office:value="0.11442269" calcext:value-type="float">
            <text:p>0.11442269</text:p>
          </table:table-cell>
          <table:table-cell table:formula="of:=[.B1027]/3.7249425" office:value-type="float" office:value="0.0307179748412224" calcext:value-type="float">
            <text:p>0.030717974841222</text:p>
          </table:table-cell>
          <table:table-cell office:value-type="float" office:value="117.63903036476" calcext:value-type="float">
            <text:p>117.63903036476</text:p>
          </table:table-cell>
        </table:table-row>
        <table:table-row table:style-name="ro1">
          <table:table-cell office:value-type="float" office:value="1044.42" calcext:value-type="float">
            <text:p>1044.42</text:p>
          </table:table-cell>
          <table:table-cell office:value-type="float" office:value="0.11356276" calcext:value-type="float">
            <text:p>0.11356276</text:p>
          </table:table-cell>
          <table:table-cell table:formula="of:=[.B1028]/3.7249425" office:value-type="float" office:value="0.0304871175863788" calcext:value-type="float">
            <text:p>0.030487117586379</text:p>
          </table:table-cell>
          <table:table-cell office:value-type="float" office:value="117.75463235515" calcext:value-type="float">
            <text:p>117.75463235515</text:p>
          </table:table-cell>
        </table:table-row>
        <table:table-row table:style-name="ro1">
          <table:table-cell office:value-type="float" office:value="1045.44" calcext:value-type="float">
            <text:p>1045.44</text:p>
          </table:table-cell>
          <table:table-cell office:value-type="float" office:value="0.11304514" calcext:value-type="float">
            <text:p>0.11304514</text:p>
          </table:table-cell>
          <table:table-cell table:formula="of:=[.B1029]/3.7249425" office:value-type="float" office:value="0.0303481570520887" calcext:value-type="float">
            <text:p>0.030348157052089</text:p>
          </table:table-cell>
          <table:table-cell office:value-type="float" office:value="117.86970742916" calcext:value-type="float">
            <text:p>117.86970742916</text:p>
          </table:table-cell>
        </table:table-row>
        <table:table-row table:style-name="ro1">
          <table:table-cell office:value-type="float" office:value="1046.46" calcext:value-type="float">
            <text:p>1046.46</text:p>
          </table:table-cell>
          <table:table-cell office:value-type="float" office:value="0.11303534" calcext:value-type="float">
            <text:p>0.11303534</text:p>
          </table:table-cell>
          <table:table-cell table:formula="of:=[.B1030]/3.7249425" office:value-type="float" office:value="0.0303455261389941" calcext:value-type="float">
            <text:p>0.030345526138994</text:p>
          </table:table-cell>
          <table:table-cell office:value-type="float" office:value="117.98477252852" calcext:value-type="float">
            <text:p>117.98477252852</text:p>
          </table:table-cell>
        </table:table-row>
        <table:table-row table:style-name="ro1">
          <table:table-cell office:value-type="float" office:value="1047.48" calcext:value-type="float">
            <text:p>1047.48</text:p>
          </table:table-cell>
          <table:table-cell office:value-type="float" office:value="0.11372232" calcext:value-type="float">
            <text:p>0.11372232</text:p>
          </table:table-cell>
          <table:table-cell table:formula="of:=[.B1031]/3.7249425" office:value-type="float" office:value="0.0305299531469278" calcext:value-type="float">
            <text:p>0.030529953146928</text:p>
          </table:table-cell>
          <table:table-cell office:value-type="float" office:value="118.10053694035" calcext:value-type="float">
            <text:p>118.10053694035</text:p>
          </table:table-cell>
        </table:table-row>
        <table:table-row table:style-name="ro1">
          <table:table-cell office:value-type="float" office:value="1048.5" calcext:value-type="float">
            <text:p>1048.5</text:p>
          </table:table-cell>
          <table:table-cell office:value-type="float" office:value="0.1152287" calcext:value-type="float">
            <text:p>0.1152287</text:p>
          </table:table-cell>
          <table:table-cell table:formula="of:=[.B1032]/3.7249425" office:value-type="float" office:value="0.030934356704835" calcext:value-type="float">
            <text:p>0.030934356704835</text:p>
          </table:table-cell>
          <table:table-cell office:value-type="float" office:value="118.21783478922" calcext:value-type="float">
            <text:p>118.21783478922</text:p>
          </table:table-cell>
        </table:table-row>
        <table:table-row table:style-name="ro1">
          <table:table-cell office:value-type="float" office:value="1049.51" calcext:value-type="float">
            <text:p>1049.51</text:p>
          </table:table-cell>
          <table:table-cell office:value-type="float" office:value="0.11753716" calcext:value-type="float">
            <text:p>0.11753716</text:p>
          </table:table-cell>
          <table:table-cell table:formula="of:=[.B1033]/3.7249425" office:value-type="float" office:value="0.0315540870765119" calcext:value-type="float">
            <text:p>0.031554087076512</text:p>
          </table:table-cell>
          <table:table-cell office:value-type="float" office:value="118.33748254108" calcext:value-type="float">
            <text:p>118.33748254108</text:p>
          </table:table-cell>
        </table:table-row>
        <table:table-row table:style-name="ro1">
          <table:table-cell office:value-type="float" office:value="1050.53" calcext:value-type="float">
            <text:p>1050.53</text:p>
          </table:table-cell>
          <table:table-cell office:value-type="float" office:value="0.12046434" calcext:value-type="float">
            <text:p>0.12046434</text:p>
          </table:table-cell>
          <table:table-cell table:formula="of:=[.B1034]/3.7249425" office:value-type="float" office:value="0.0323399193410368" calcext:value-type="float">
            <text:p>0.032339919341037</text:p>
          </table:table-cell>
          <table:table-cell office:value-type="float" office:value="118.46011004434" calcext:value-type="float">
            <text:p>118.46011004434</text:p>
          </table:table-cell>
        </table:table-row>
        <table:table-row table:style-name="ro1">
          <table:table-cell office:value-type="float" office:value="1051.55" calcext:value-type="float">
            <text:p>1051.55</text:p>
          </table:table-cell>
          <table:table-cell office:value-type="float" office:value="0.12369678" calcext:value-type="float">
            <text:p>0.12369678</text:p>
          </table:table-cell>
          <table:table-cell table:formula="of:=[.B1035]/3.7249425" office:value-type="float" office:value="0.0332077018638543" calcext:value-type="float">
            <text:p>0.033207701863854</text:p>
          </table:table-cell>
          <table:table-cell office:value-type="float" office:value="118.58602803075" calcext:value-type="float">
            <text:p>118.58602803075</text:p>
          </table:table-cell>
        </table:table-row>
        <table:table-row table:style-name="ro1">
          <table:table-cell office:value-type="float" office:value="1052.57" calcext:value-type="float">
            <text:p>1052.57</text:p>
          </table:table-cell>
          <table:table-cell office:value-type="float" office:value="0.12687898" calcext:value-type="float">
            <text:p>0.12687898</text:p>
          </table:table-cell>
          <table:table-cell table:formula="of:=[.B1036]/3.7249425" office:value-type="float" office:value="0.034061996930154" calcext:value-type="float">
            <text:p>0.034061996930154</text:p>
          </table:table-cell>
          <table:table-cell office:value-type="float" office:value="118.7151853557" calcext:value-type="float">
            <text:p>118.7151853557</text:p>
          </table:table-cell>
        </table:table-row>
        <table:table-row table:style-name="ro1">
          <table:table-cell office:value-type="float" office:value="1053.59" calcext:value-type="float">
            <text:p>1053.59</text:p>
          </table:table-cell>
          <table:table-cell office:value-type="float" office:value="0.12972433" calcext:value-type="float">
            <text:p>0.12972433</text:p>
          </table:table-cell>
          <table:table-cell table:formula="of:=[.B1037]/3.7249425" office:value-type="float" office:value="0.0348258610703387" calcext:value-type="float">
            <text:p>0.034825861070339</text:p>
          </table:table-cell>
          <table:table-cell office:value-type="float" office:value="118.84723912221" calcext:value-type="float">
            <text:p>118.84723912221</text:p>
          </table:table-cell>
        </table:table-row>
        <table:table-row table:style-name="ro1">
          <table:table-cell office:value-type="float" office:value="1054.6" calcext:value-type="float">
            <text:p>1054.6</text:p>
          </table:table-cell>
          <table:table-cell office:value-type="float" office:value="0.13211053" calcext:value-type="float">
            <text:p>0.13211053</text:p>
          </table:table-cell>
          <table:table-cell table:formula="of:=[.B1038]/3.7249425" office:value-type="float" office:value="0.0354664615628295" calcext:value-type="float">
            <text:p>0.03546646156283</text:p>
          </table:table-cell>
          <table:table-cell office:value-type="float" office:value="118.98172193931" calcext:value-type="float">
            <text:p>118.98172193931</text:p>
          </table:table-cell>
        </table:table-row>
        <table:table-row table:style-name="ro1">
          <table:table-cell office:value-type="float" office:value="1055.62" calcext:value-type="float">
            <text:p>1055.62</text:p>
          </table:table-cell>
          <table:table-cell office:value-type="float" office:value="0.1341273" calcext:value-type="float">
            <text:p>0.1341273</text:p>
          </table:table-cell>
          <table:table-cell table:formula="of:=[.B1039]/3.7249425" office:value-type="float" office:value="0.0360078846854683" calcext:value-type="float">
            <text:p>0.036007884685468</text:p>
          </table:table-cell>
          <table:table-cell office:value-type="float" office:value="119.11825774534" calcext:value-type="float">
            <text:p>119.11825774534</text:p>
          </table:table-cell>
        </table:table-row>
        <table:table-row table:style-name="ro1">
          <table:table-cell office:value-type="float" office:value="1056.64" calcext:value-type="float">
            <text:p>1056.64</text:p>
          </table:table-cell>
          <table:table-cell office:value-type="float" office:value="0.13606164" calcext:value-type="float">
            <text:p>0.13606164</text:p>
          </table:table-cell>
          <table:table-cell table:formula="of:=[.B1040]/3.7249425" office:value-type="float" office:value="0.036527178607455" calcext:value-type="float">
            <text:p>0.036527178607455</text:p>
          </table:table-cell>
          <table:table-cell office:value-type="float" office:value="119.2567626249" calcext:value-type="float">
            <text:p>119.2567626249</text:p>
          </table:table-cell>
        </table:table-row>
        <table:table-row table:style-name="ro1">
          <table:table-cell office:value-type="float" office:value="1057.66" calcext:value-type="float">
            <text:p>1057.66</text:p>
          </table:table-cell>
          <table:table-cell office:value-type="float" office:value="0.13832743" calcext:value-type="float">
            <text:p>0.13832743</text:p>
          </table:table-cell>
          <table:table-cell table:formula="of:=[.B1041]/3.7249425" office:value-type="float" office:value="0.0371354537687494" calcext:value-type="float">
            <text:p>0.03713545376875</text:p>
          </table:table-cell>
          <table:table-cell office:value-type="float" office:value="119.39757398021" calcext:value-type="float">
            <text:p>119.39757398021</text:p>
          </table:table-cell>
        </table:table-row>
        <table:table-row table:style-name="ro1">
          <table:table-cell office:value-type="float" office:value="1058.68" calcext:value-type="float">
            <text:p>1058.68</text:p>
          </table:table-cell>
          <table:table-cell office:value-type="float" office:value="0.14136333" calcext:value-type="float">
            <text:p>0.14136333</text:p>
          </table:table-cell>
          <table:table-cell table:formula="of:=[.B1042]/3.7249425" office:value-type="float" office:value="0.0379504730609936" calcext:value-type="float">
            <text:p>0.037950473060994</text:p>
          </table:table-cell>
          <table:table-cell office:value-type="float" office:value="119.5414757476" calcext:value-type="float">
            <text:p>119.5414757476</text:p>
          </table:table-cell>
        </table:table-row>
        <table:table-row table:style-name="ro1">
          <table:table-cell office:value-type="float" office:value="1059.69" calcext:value-type="float">
            <text:p>1059.69</text:p>
          </table:table-cell>
          <table:table-cell office:value-type="float" office:value="0.14552958" calcext:value-type="float">
            <text:p>0.14552958</text:p>
          </table:table-cell>
          <table:table-cell table:formula="of:=[.B1043]/3.7249425" office:value-type="float" office:value="0.0390689467018618" calcext:value-type="float">
            <text:p>0.039068946701862</text:p>
          </table:table-cell>
          <table:table-cell office:value-type="float" office:value="119.68961858273" calcext:value-type="float">
            <text:p>119.68961858273</text:p>
          </table:table-cell>
        </table:table-row>
        <table:table-row table:style-name="ro1">
          <table:table-cell office:value-type="float" office:value="1060.71" calcext:value-type="float">
            <text:p>1060.71</text:p>
          </table:table-cell>
          <table:table-cell office:value-type="float" office:value="0.15102995" calcext:value-type="float">
            <text:p>0.15102995</text:p>
          </table:table-cell>
          <table:table-cell table:formula="of:=[.B1044]/3.7249425" office:value-type="float" office:value="0.0405455788914862" calcext:value-type="float">
            <text:p>0.040545578891486</text:p>
          </table:table-cell>
          <table:table-cell office:value-type="float" office:value="119.84336055709" calcext:value-type="float">
            <text:p>119.84336055709</text:p>
          </table:table-cell>
        </table:table-row>
        <table:table-row table:style-name="ro1">
          <table:table-cell office:value-type="float" office:value="1061.73" calcext:value-type="float">
            <text:p>1061.73</text:p>
          </table:table-cell>
          <table:table-cell office:value-type="float" office:value="0.15787273" calcext:value-type="float">
            <text:p>0.15787273</text:p>
          </table:table-cell>
          <table:table-cell table:formula="of:=[.B1045]/3.7249425" office:value-type="float" office:value="0.0423825951675764" calcext:value-type="float">
            <text:p>0.042382595167576</text:p>
          </table:table-cell>
          <table:table-cell office:value-type="float" office:value="120.00406817959" calcext:value-type="float">
            <text:p>120.00406817959</text:p>
          </table:table-cell>
        </table:table-row>
        <table:table-row table:style-name="ro1">
          <table:table-cell office:value-type="float" office:value="1062.75" calcext:value-type="float">
            <text:p>1062.75</text:p>
          </table:table-cell>
          <table:table-cell office:value-type="float" office:value="0.16587136" calcext:value-type="float">
            <text:p>0.16587136</text:p>
          </table:table-cell>
          <table:table-cell table:formula="of:=[.B1046]/3.7249425" office:value-type="float" office:value="0.0445299115355472" calcext:value-type="float">
            <text:p>0.044529911535547</text:p>
          </table:table-cell>
          <table:table-cell office:value-type="float" office:value="120.17291807042" calcext:value-type="float">
            <text:p>120.17291807042</text:p>
          </table:table-cell>
        </table:table-row>
        <table:table-row table:style-name="ro1">
          <table:table-cell office:value-type="float" office:value="1063.76" calcext:value-type="float">
            <text:p>1063.76</text:p>
          </table:table-cell>
          <table:table-cell office:value-type="float" office:value="0.17467595" calcext:value-type="float">
            <text:p>0.17467595</text:p>
          </table:table-cell>
          <table:table-cell table:formula="of:=[.B1047]/3.7249425" office:value-type="float" office:value="0.0468935963441046" calcext:value-type="float">
            <text:p>0.046893596344105</text:p>
          </table:table-cell>
          <table:table-cell office:value-type="float" office:value="120.3507306484" calcext:value-type="float">
            <text:p>120.3507306484</text:p>
          </table:table-cell>
        </table:table-row>
        <table:table-row table:style-name="ro1">
          <table:table-cell office:value-type="float" office:value="1064.78" calcext:value-type="float">
            <text:p>1064.78</text:p>
          </table:table-cell>
          <table:table-cell office:value-type="float" office:value="0.18382401" calcext:value-type="float">
            <text:p>0.18382401</text:p>
          </table:table-cell>
          <table:table-cell table:formula="of:=[.B1048]/3.7249425" office:value-type="float" office:value="0.0493494892874185" calcext:value-type="float">
            <text:p>0.049349489287419</text:p>
          </table:table-cell>
          <table:table-cell office:value-type="float" office:value="120.53785555865" calcext:value-type="float">
            <text:p>120.53785555865</text:p>
          </table:table-cell>
        </table:table-row>
        <table:table-row table:style-name="ro1">
          <table:table-cell office:value-type="float" office:value="1065.8" calcext:value-type="float">
            <text:p>1065.8</text:p>
          </table:table-cell>
          <table:table-cell office:value-type="float" office:value="0.19280204" calcext:value-type="float">
            <text:p>0.19280204</text:p>
          </table:table-cell>
          <table:table-cell table:formula="of:=[.B1049]/3.7249425" office:value-type="float" office:value="0.0517597358885406" calcext:value-type="float">
            <text:p>0.051759735888541</text:p>
          </table:table-cell>
          <table:table-cell office:value-type="float" office:value="120.73411971792" calcext:value-type="float">
            <text:p>120.73411971792</text:p>
          </table:table-cell>
        </table:table-row>
        <table:table-row table:style-name="ro1">
          <table:table-cell office:value-type="float" office:value="1066.82" calcext:value-type="float">
            <text:p>1066.82</text:p>
          </table:table-cell>
          <table:table-cell office:value-type="float" office:value="0.2011132" calcext:value-type="float">
            <text:p>0.2011132</text:p>
          </table:table-cell>
          <table:table-cell table:formula="of:=[.B1050]/3.7249425" office:value-type="float" office:value="0.0539909542227833" calcext:value-type="float">
            <text:p>0.053990954222783</text:p>
          </table:table-cell>
          <table:table-cell office:value-type="float" office:value="120.93884427234" calcext:value-type="float">
            <text:p>120.93884427234</text:p>
          </table:table-cell>
        </table:table-row>
        <table:table-row table:style-name="ro1">
          <table:table-cell office:value-type="float" office:value="1067.84" calcext:value-type="float">
            <text:p>1067.84</text:p>
          </table:table-cell>
          <table:table-cell office:value-type="float" office:value="0.20834828" calcext:value-type="float">
            <text:p>0.20834828</text:p>
          </table:table-cell>
          <table:table-cell table:formula="of:=[.B1051]/3.7249425" office:value-type="float" office:value="0.0559332875608147" calcext:value-type="float">
            <text:p>0.055933287560815</text:p>
          </table:table-cell>
          <table:table-cell office:value-type="float" office:value="121.15093383216" calcext:value-type="float">
            <text:p>121.15093383216</text:p>
          </table:table-cell>
        </table:table-row>
        <table:table-row table:style-name="ro1">
          <table:table-cell office:value-type="float" office:value="1068.85" calcext:value-type="float">
            <text:p>1068.85</text:p>
          </table:table-cell>
          <table:table-cell office:value-type="float" office:value="0.21425445" calcext:value-type="float">
            <text:p>0.21425445</text:p>
          </table:table-cell>
          <table:table-cell table:formula="of:=[.B1052]/3.7249425" office:value-type="float" office:value="0.0575188610293985" calcext:value-type="float">
            <text:p>0.057518861029399</text:p>
          </table:table-cell>
          <table:table-cell office:value-type="float" office:value="121.36903561419" calcext:value-type="float">
            <text:p>121.36903561419</text:p>
          </table:table-cell>
        </table:table-row>
        <table:table-row table:style-name="ro1">
          <table:table-cell office:value-type="float" office:value="1069.87" calcext:value-type="float">
            <text:p>1069.87</text:p>
          </table:table-cell>
          <table:table-cell office:value-type="float" office:value="0.2187902" calcext:value-type="float">
            <text:p>0.2187902</text:p>
          </table:table-cell>
          <table:table-cell table:formula="of:=[.B1053]/3.7249425" office:value-type="float" office:value="0.0587365308323551" calcext:value-type="float">
            <text:p>0.058736530832355</text:p>
          </table:table-cell>
          <table:table-cell office:value-type="float" office:value="121.5917545927" calcext:value-type="float">
            <text:p>121.5917545927</text:p>
          </table:table-cell>
        </table:table-row>
        <table:table-row table:style-name="ro1">
          <table:table-cell office:value-type="float" office:value="1070.89" calcext:value-type="float">
            <text:p>1070.89</text:p>
          </table:table-cell>
          <table:table-cell office:value-type="float" office:value="0.22215072" calcext:value-type="float">
            <text:p>0.22215072</text:p>
          </table:table-cell>
          <table:table-cell table:formula="of:=[.B1054]/3.7249425" office:value-type="float" office:value="0.0596386977785563" calcext:value-type="float">
            <text:p>0.059638697778556</text:p>
          </table:table-cell>
          <table:table-cell office:value-type="float" office:value="121.81789444029" calcext:value-type="float">
            <text:p>121.81789444029</text:p>
          </table:table-cell>
        </table:table-row>
        <table:table-row table:style-name="ro1">
          <table:table-cell office:value-type="float" office:value="1071.91" calcext:value-type="float">
            <text:p>1071.91</text:p>
          </table:table-cell>
          <table:table-cell office:value-type="float" office:value="0.2247481" calcext:value-type="float">
            <text:p>0.2247481</text:p>
          </table:table-cell>
          <table:table-cell table:formula="of:=[.B1055]/3.7249425" office:value-type="float" office:value="0.0603359917636313" calcext:value-type="float">
            <text:p>0.060335991763631</text:p>
          </table:table-cell>
          <table:table-cell office:value-type="float" office:value="122.04667830481" calcext:value-type="float">
            <text:p>122.04667830481</text:p>
          </table:table-cell>
        </table:table-row>
        <table:table-row table:style-name="ro1">
          <table:table-cell office:value-type="float" office:value="1072.93" calcext:value-type="float">
            <text:p>1072.93</text:p>
          </table:table-cell>
          <table:table-cell office:value-type="float" office:value="0.22713897" calcext:value-type="float">
            <text:p>0.22713897</text:p>
          </table:table-cell>
          <table:table-cell table:formula="of:=[.B1056]/3.7249425" office:value-type="float" office:value="0.0609778459667498" calcext:value-type="float">
            <text:p>0.06097784596675</text:p>
          </table:table-cell>
          <table:table-cell office:value-type="float" office:value="122.27789597874" calcext:value-type="float">
            <text:p>122.27789597874</text:p>
          </table:table-cell>
        </table:table-row>
        <table:table-row table:style-name="ro1">
          <table:table-cell office:value-type="float" office:value="1073.94" calcext:value-type="float">
            <text:p>1073.94</text:p>
          </table:table-cell>
          <table:table-cell office:value-type="float" office:value="0.22990677" calcext:value-type="float">
            <text:p>0.22990677</text:p>
          </table:table-cell>
          <table:table-cell table:formula="of:=[.B1057]/3.7249425" office:value-type="float" office:value="0.0617208909936194" calcext:value-type="float">
            <text:p>0.061720890993619</text:p>
          </table:table-cell>
          <table:table-cell office:value-type="float" office:value="122.51193114624" calcext:value-type="float">
            <text:p>122.51193114624</text:p>
          </table:table-cell>
        </table:table-row>
        <table:table-row table:style-name="ro1">
          <table:table-cell office:value-type="float" office:value="1074.96" calcext:value-type="float">
            <text:p>1074.96</text:p>
          </table:table-cell>
          <table:table-cell office:value-type="float" office:value="0.23352139" calcext:value-type="float">
            <text:p>0.23352139</text:p>
          </table:table-cell>
          <table:table-cell table:formula="of:=[.B1058]/3.7249425" office:value-type="float" office:value="0.0626912737579171" calcext:value-type="float">
            <text:p>0.062691273757917</text:p>
          </table:table-cell>
          <table:table-cell office:value-type="float" office:value="122.74964584563" calcext:value-type="float">
            <text:p>122.74964584563</text:p>
          </table:table-cell>
        </table:table-row>
        <table:table-row table:style-name="ro1">
          <table:table-cell office:value-type="float" office:value="1075.98" calcext:value-type="float">
            <text:p>1075.98</text:p>
          </table:table-cell>
          <table:table-cell office:value-type="float" office:value="0.23821117" calcext:value-type="float">
            <text:p>0.23821117</text:p>
          </table:table-cell>
          <table:table-cell table:formula="of:=[.B1059]/3.7249425" office:value-type="float" office:value="0.0639502945347479" calcext:value-type="float">
            <text:p>0.063950294534748</text:p>
          </table:table-cell>
          <table:table-cell office:value-type="float" office:value="122.99213454081" calcext:value-type="float">
            <text:p>122.9921345408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24388362" calcext:value-type="float">
            <text:p>0.24388362</text:p>
          </table:table-cell>
          <table:table-cell table:formula="of:=[.B1060]/3.7249425" office:value-type="float" office:value="0.0654731234106298" calcext:value-type="float">
            <text:p>0.06547312341063</text:p>
          </table:table-cell>
          <table:table-cell office:value-type="float" office:value="123.24039754498" calcext:value-type="float">
            <text:p>123.24039754498</text:p>
          </table:table-cell>
        </table:table-row>
        <table:table-row table:style-name="ro1">
          <table:table-cell office:value-type="float" office:value="1078.02" calcext:value-type="float">
            <text:p>1078.02</text:p>
          </table:table-cell>
          <table:table-cell office:value-type="float" office:value="0.25012239" calcext:value-type="float">
            <text:p>0.25012239</text:p>
          </table:table-cell>
          <table:table-cell table:formula="of:=[.B1061]/3.7249425" office:value-type="float" office:value="0.0671479868481191" calcext:value-type="float">
            <text:p>0.067147986848119</text:p>
          </table:table-cell>
          <table:table-cell office:value-type="float" office:value="123.49501134006" calcext:value-type="float">
            <text:p>123.49501134006</text:p>
          </table:table-cell>
        </table:table-row>
        <table:table-row table:style-name="ro1">
          <table:table-cell office:value-type="float" office:value="1079.03" calcext:value-type="float">
            <text:p>1079.03</text:p>
          </table:table-cell>
          <table:table-cell office:value-type="float" office:value="0.256269" calcext:value-type="float">
            <text:p>0.256269</text:p>
          </table:table-cell>
          <table:table-cell table:formula="of:=[.B1062]/3.7249425" office:value-type="float" office:value="0.0687981089640981" calcext:value-type="float">
            <text:p>0.068798108964098</text:p>
          </table:table-cell>
          <table:table-cell office:value-type="float" office:value="123.75588212791" calcext:value-type="float">
            <text:p>123.75588212791</text:p>
          </table:table-cell>
        </table:table-row>
        <table:table-row table:style-name="ro1">
          <table:table-cell office:value-type="float" office:value="1080.05" calcext:value-type="float">
            <text:p>1080.05</text:p>
          </table:table-cell>
          <table:table-cell office:value-type="float" office:value="0.2615756" calcext:value-type="float">
            <text:p>0.2615756</text:p>
          </table:table-cell>
          <table:table-cell table:formula="of:=[.B1063]/3.7249425" office:value-type="float" office:value="0.0702227215587892" calcext:value-type="float">
            <text:p>0.070222721558789</text:p>
          </table:table-cell>
          <table:table-cell office:value-type="float" office:value="124.02215480391" calcext:value-type="float">
            <text:p>124.02215480391</text:p>
          </table:table-cell>
        </table:table-row>
        <table:table-row table:style-name="ro1">
          <table:table-cell office:value-type="float" office:value="1081.07" calcext:value-type="float">
            <text:p>1081.07</text:p>
          </table:table-cell>
          <table:table-cell office:value-type="float" office:value="0.26539491" calcext:value-type="float">
            <text:p>0.26539491</text:p>
          </table:table-cell>
          <table:table-cell table:formula="of:=[.B1064]/3.7249425" office:value-type="float" office:value="0.0712480555068971" calcext:value-type="float">
            <text:p>0.071248055506897</text:p>
          </table:table-cell>
          <table:table-cell office:value-type="float" office:value="124.29231537001" calcext:value-type="float">
            <text:p>124.29231537001</text:p>
          </table:table-cell>
        </table:table-row>
        <table:table-row table:style-name="ro1">
          <table:table-cell office:value-type="float" office:value="1082.09" calcext:value-type="float">
            <text:p>1082.09</text:p>
          </table:table-cell>
          <table:table-cell office:value-type="float" office:value="0.26736295" calcext:value-type="float">
            <text:p>0.26736295</text:p>
          </table:table-cell>
          <table:table-cell table:formula="of:=[.B1065]/3.7249425" office:value-type="float" office:value="0.0717763965484031" calcext:value-type="float">
            <text:p>0.071776396548403</text:p>
          </table:table-cell>
          <table:table-cell office:value-type="float" office:value="124.56447931245" calcext:value-type="float">
            <text:p>124.56447931245</text:p>
          </table:table-cell>
        </table:table-row>
        <table:table-row table:style-name="ro1">
          <table:table-cell office:value-type="float" office:value="1083.11" calcext:value-type="float">
            <text:p>1083.11</text:p>
          </table:table-cell>
          <table:table-cell office:value-type="float" office:value="0.26753003" calcext:value-type="float">
            <text:p>0.26753003</text:p>
          </table:table-cell>
          <table:table-cell table:formula="of:=[.B1066]/3.7249425" office:value-type="float" office:value="0.0718212509320614" calcext:value-type="float">
            <text:p>0.071821250932061</text:p>
          </table:table-cell>
          <table:table-cell office:value-type="float" office:value="124.83681333442" calcext:value-type="float">
            <text:p>124.83681333442</text:p>
          </table:table-cell>
        </table:table-row>
        <table:table-row table:style-name="ro1">
          <table:table-cell office:value-type="float" office:value="1084.12" calcext:value-type="float">
            <text:p>1084.12</text:p>
          </table:table-cell>
          <table:table-cell office:value-type="float" office:value="0.26640709" calcext:value-type="float">
            <text:p>0.26640709</text:p>
          </table:table-cell>
          <table:table-cell table:formula="of:=[.B1067]/3.7249425" office:value-type="float" office:value="0.0715197858758894" calcext:value-type="float">
            <text:p>0.071519785875889</text:p>
          </table:table-cell>
          <table:table-cell office:value-type="float" office:value="125.10800425592" calcext:value-type="float">
            <text:p>125.10800425592</text:p>
          </table:table-cell>
        </table:table-row>
        <table:table-row table:style-name="ro1">
          <table:table-cell office:value-type="float" office:value="1085.14" calcext:value-type="float">
            <text:p>1085.14</text:p>
          </table:table-cell>
          <table:table-cell office:value-type="float" office:value="0.26491343" calcext:value-type="float">
            <text:p>0.26491343</text:p>
          </table:table-cell>
          <table:table-cell table:formula="of:=[.B1068]/3.7249425" office:value-type="float" office:value="0.0711187971357947" calcext:value-type="float">
            <text:p>0.071118797135795</text:p>
          </table:table-cell>
          <table:table-cell office:value-type="float" office:value="125.37767469729" calcext:value-type="float">
            <text:p>125.37767469729</text:p>
          </table:table-cell>
        </table:table-row>
        <table:table-row table:style-name="ro1">
          <table:table-cell office:value-type="float" office:value="1086.16" calcext:value-type="float">
            <text:p>1086.16</text:p>
          </table:table-cell>
          <table:table-cell office:value-type="float" office:value="0.2642337" calcext:value-type="float">
            <text:p>0.2642337</text:p>
          </table:table-cell>
          <table:table-cell table:formula="of:=[.B1069]/3.7249425" office:value-type="float" office:value="0.07093631646663" calcext:value-type="float">
            <text:p>0.07093631646663</text:p>
          </table:table-cell>
          <table:table-cell office:value-type="float" office:value="125.6466532024" calcext:value-type="float">
            <text:p>125.6466532024</text:p>
          </table:table-cell>
        </table:table-row>
        <table:table-row table:style-name="ro1">
          <table:table-cell office:value-type="float" office:value="1087.18" calcext:value-type="float">
            <text:p>1087.18</text:p>
          </table:table-cell>
          <table:table-cell office:value-type="float" office:value="0.26561171" calcext:value-type="float">
            <text:p>0.26561171</text:p>
          </table:table-cell>
          <table:table-cell table:formula="of:=[.B1070]/3.7249425" office:value-type="float" office:value="0.0713062577476028" calcext:value-type="float">
            <text:p>0.071306257747603</text:p>
          </table:table-cell>
          <table:table-cell office:value-type="float" office:value="125.91703446093" calcext:value-type="float">
            <text:p>125.91703446093</text:p>
          </table:table-cell>
        </table:table-row>
        <table:table-row table:style-name="ro1">
          <table:table-cell office:value-type="float" office:value="1088.2" calcext:value-type="float">
            <text:p>1088.2</text:p>
          </table:table-cell>
          <table:table-cell office:value-type="float" office:value="0.27012185" calcext:value-type="float">
            <text:p>0.27012185</text:p>
          </table:table-cell>
          <table:table-cell table:formula="of:=[.B1071]/3.7249425" office:value-type="float" office:value="0.0725170522766459" calcext:value-type="float">
            <text:p>0.072517052276646</text:p>
          </table:table-cell>
          <table:table-cell office:value-type="float" office:value="126.19200684807" calcext:value-type="float">
            <text:p>126.19200684807</text:p>
          </table:table-cell>
        </table:table-row>
        <table:table-row table:style-name="ro1">
          <table:table-cell office:value-type="float" office:value="1089.21" calcext:value-type="float">
            <text:p>1089.21</text:p>
          </table:table-cell>
          <table:table-cell office:value-type="float" office:value="0.27846352" calcext:value-type="float">
            <text:p>0.27846352</text:p>
          </table:table-cell>
          <table:table-cell table:formula="of:=[.B1072]/3.7249425" office:value-type="float" office:value="0.0747564613413496" calcext:value-type="float">
            <text:p>0.07475646134135</text:p>
          </table:table-cell>
          <table:table-cell office:value-type="float" office:value="126.47547069129" calcext:value-type="float">
            <text:p>126.47547069129</text:p>
          </table:table-cell>
        </table:table-row>
        <table:table-row table:style-name="ro1">
          <table:table-cell office:value-type="float" office:value="1090.23" calcext:value-type="float">
            <text:p>1090.23</text:p>
          </table:table-cell>
          <table:table-cell office:value-type="float" office:value="0.29081905" calcext:value-type="float">
            <text:p>0.29081905</text:p>
          </table:table-cell>
          <table:table-cell table:formula="of:=[.B1073]/3.7249425" office:value-type="float" office:value="0.0780734333483" calcext:value-type="float">
            <text:p>0.0780734333483</text:p>
          </table:table-cell>
          <table:table-cell office:value-type="float" office:value="126.77151193425" calcext:value-type="float">
            <text:p>126.77151193425</text:p>
          </table:table-cell>
        </table:table-row>
        <table:table-row table:style-name="ro1">
          <table:table-cell office:value-type="float" office:value="1091.25" calcext:value-type="float">
            <text:p>1091.25</text:p>
          </table:table-cell>
          <table:table-cell office:value-type="float" office:value="0.30680269" calcext:value-type="float">
            <text:p>0.30680269</text:p>
          </table:table-cell>
          <table:table-cell table:formula="of:=[.B1074]/3.7249425" office:value-type="float" office:value="0.0823644096519611" calcext:value-type="float">
            <text:p>0.082364409651961</text:p>
          </table:table-cell>
          <table:table-cell office:value-type="float" office:value="127.08382383016" calcext:value-type="float">
            <text:p>127.08382383016</text:p>
          </table:table-cell>
        </table:table-row>
        <table:table-row table:style-name="ro1">
          <table:table-cell office:value-type="float" office:value="1092.27" calcext:value-type="float">
            <text:p>1092.27</text:p>
          </table:table-cell>
          <table:table-cell office:value-type="float" office:value="0.32550949" calcext:value-type="float">
            <text:p>0.32550949</text:p>
          </table:table-cell>
          <table:table-cell table:formula="of:=[.B1075]/3.7249425" office:value-type="float" office:value="0.0873864469048851" calcext:value-type="float">
            <text:p>0.087386446904885</text:p>
          </table:table-cell>
          <table:table-cell office:value-type="float" office:value="127.41517844049" calcext:value-type="float">
            <text:p>127.41517844049</text:p>
          </table:table-cell>
        </table:table-row>
        <table:table-row table:style-name="ro1">
          <table:table-cell office:value-type="float" office:value="1093.29" calcext:value-type="float">
            <text:p>1093.29</text:p>
          </table:table-cell>
          <table:table-cell office:value-type="float" office:value="0.34565328" calcext:value-type="float">
            <text:p>0.34565328</text:p>
          </table:table-cell>
          <table:table-cell table:formula="of:=[.B1076]/3.7249425" office:value-type="float" office:value="0.0927942592402433" calcext:value-type="float">
            <text:p>0.092794259240243</text:p>
          </table:table-cell>
          <table:table-cell office:value-type="float" office:value="127.76703856723" calcext:value-type="float">
            <text:p>127.76703856723</text:p>
          </table:table-cell>
        </table:table-row>
        <table:table-row table:style-name="ro1">
          <table:table-cell office:value-type="float" office:value="1094.3" calcext:value-type="float">
            <text:p>1094.3</text:p>
          </table:table-cell>
          <table:table-cell office:value-type="float" office:value="0.36576575" calcext:value-type="float">
            <text:p>0.36576575</text:p>
          </table:table-cell>
          <table:table-cell table:formula="of:=[.B1077]/3.7249425" office:value-type="float" office:value="0.0981936633921195" calcext:value-type="float">
            <text:p>0.09819366339212</text:p>
          </table:table-cell>
          <table:table-cell office:value-type="float" office:value="128.13937231611" calcext:value-type="float">
            <text:p>128.13937231611</text:p>
          </table:table-cell>
        </table:table-row>
        <table:table-row table:style-name="ro1">
          <table:table-cell office:value-type="float" office:value="1095.32" calcext:value-type="float">
            <text:p>1095.32</text:p>
          </table:table-cell>
          <table:table-cell office:value-type="float" office:value="0.38441838" calcext:value-type="float">
            <text:p>0.38441838</text:p>
          </table:table-cell>
          <table:table-cell table:formula="of:=[.B1078]/3.7249425" office:value-type="float" office:value="0.103201158138683" calcext:value-type="float">
            <text:p>0.103201158138683</text:p>
          </table:table-cell>
          <table:table-cell office:value-type="float" office:value="128.53069363436" calcext:value-type="float">
            <text:p>128.53069363436</text:p>
          </table:table-cell>
        </table:table-row>
        <table:table-row table:style-name="ro1">
          <table:table-cell office:value-type="float" office:value="1096.34" calcext:value-type="float">
            <text:p>1096.34</text:p>
          </table:table-cell>
          <table:table-cell office:value-type="float" office:value="0.4004278" calcext:value-type="float">
            <text:p>0.4004278</text:p>
          </table:table-cell>
          <table:table-cell table:formula="of:=[.B1079]/3.7249425" office:value-type="float" office:value="0.107499055354546" calcext:value-type="float">
            <text:p>0.107499055354546</text:p>
          </table:table-cell>
          <table:table-cell office:value-type="float" office:value="128.93831185937" calcext:value-type="float">
            <text:p>128.93831185937</text:p>
          </table:table-cell>
        </table:table-row>
        <table:table-row table:style-name="ro1">
          <table:table-cell office:value-type="float" office:value="1097.36" calcext:value-type="float">
            <text:p>1097.36</text:p>
          </table:table-cell>
          <table:table-cell office:value-type="float" office:value="0.41301194" calcext:value-type="float">
            <text:p>0.41301194</text:p>
          </table:table-cell>
          <table:table-cell table:formula="of:=[.B1080]/3.7249425" office:value-type="float" office:value="0.110877400120941" calcext:value-type="float">
            <text:p>0.110877400120941</text:p>
          </table:table-cell>
          <table:table-cell office:value-type="float" office:value="129.35874019693" calcext:value-type="float">
            <text:p>129.35874019693</text:p>
          </table:table-cell>
        </table:table-row>
        <table:table-row table:style-name="ro1">
          <table:table-cell office:value-type="float" office:value="1098.38" calcext:value-type="float">
            <text:p>1098.38</text:p>
          </table:table-cell>
          <table:table-cell office:value-type="float" office:value="0.42187727" calcext:value-type="float">
            <text:p>0.42187727</text:p>
          </table:table-cell>
          <table:table-cell table:formula="of:=[.B1081]/3.7249425" office:value-type="float" office:value="0.113257391221475" calcext:value-type="float">
            <text:p>0.113257391221475</text:p>
          </table:table-cell>
          <table:table-cell office:value-type="float" office:value="129.78819305714" calcext:value-type="float">
            <text:p>129.78819305714</text:p>
          </table:table-cell>
        </table:table-row>
        <table:table-row table:style-name="ro1">
          <table:table-cell office:value-type="float" office:value="1099.39" calcext:value-type="float">
            <text:p>1099.39</text:p>
          </table:table-cell>
          <table:table-cell office:value-type="float" office:value="0.42723232" calcext:value-type="float">
            <text:p>0.42723232</text:p>
          </table:table-cell>
          <table:table-cell table:formula="of:=[.B1082]/3.7249425" office:value-type="float" office:value="0.114695010728354" calcext:value-type="float">
            <text:p>0.114695010728354</text:p>
          </table:table-cell>
          <table:table-cell office:value-type="float" office:value="130.22309711859" calcext:value-type="float">
            <text:p>130.22309711859</text:p>
          </table:table-cell>
        </table:table-row>
        <table:table-row table:style-name="ro1">
          <table:table-cell office:value-type="float" office:value="1100.41" calcext:value-type="float">
            <text:p>1100.41</text:p>
          </table:table-cell>
          <table:table-cell office:value-type="float" office:value="0.42973483" calcext:value-type="float">
            <text:p>0.42973483</text:p>
          </table:table-cell>
          <table:table-cell table:formula="of:=[.B1083]/3.7249425" office:value-type="float" office:value="0.115366835863909" calcext:value-type="float">
            <text:p>0.115366835863909</text:p>
          </table:table-cell>
          <table:table-cell office:value-type="float" office:value="130.66054862777" calcext:value-type="float">
            <text:p>130.66054862777</text:p>
          </table:table-cell>
        </table:table-row>
        <table:table-row table:style-name="ro1">
          <table:table-cell office:value-type="float" office:value="1101.43" calcext:value-type="float">
            <text:p>1101.43</text:p>
          </table:table-cell>
          <table:table-cell office:value-type="float" office:value="0.43038796" calcext:value-type="float">
            <text:p>0.43038796</text:p>
          </table:table-cell>
          <table:table-cell table:formula="of:=[.B1084]/3.7249425" office:value-type="float" office:value="0.115542175483246" calcext:value-type="float">
            <text:p>0.115542175483246</text:p>
          </table:table-cell>
          <table:table-cell office:value-type="float" office:value="131.09866499595" calcext:value-type="float">
            <text:p>131.09866499595</text:p>
          </table:table-cell>
        </table:table-row>
        <table:table-row table:style-name="ro1">
          <table:table-cell office:value-type="float" office:value="1102.45" calcext:value-type="float">
            <text:p>1102.45</text:p>
          </table:table-cell>
          <table:table-cell office:value-type="float" office:value="0.43040347" calcext:value-type="float">
            <text:p>0.43040347</text:p>
          </table:table-cell>
          <table:table-cell table:formula="of:=[.B1085]/3.7249425" office:value-type="float" office:value="0.115546339305909" calcext:value-type="float">
            <text:p>0.115546339305909</text:p>
          </table:table-cell>
          <table:table-cell office:value-type="float" office:value="131.53679715145" calcext:value-type="float">
            <text:p>131.53679715145</text:p>
          </table:table-cell>
        </table:table-row>
        <table:table-row table:style-name="ro1">
          <table:table-cell office:value-type="float" office:value="1103.47" calcext:value-type="float">
            <text:p>1103.47</text:p>
          </table:table-cell>
          <table:table-cell office:value-type="float" office:value="0.43104939" calcext:value-type="float">
            <text:p>0.43104939</text:p>
          </table:table-cell>
          <table:table-cell table:formula="of:=[.B1086]/3.7249425" office:value-type="float" office:value="0.115719743324897" calcext:value-type="float">
            <text:p>0.115719743324897</text:p>
          </table:table-cell>
          <table:table-cell office:value-type="float" office:value="131.97558683135" calcext:value-type="float">
            <text:p>131.97558683135</text:p>
          </table:table-cell>
        </table:table-row>
        <table:table-row table:style-name="ro1">
          <table:table-cell office:value-type="float" office:value="1104.48" calcext:value-type="float">
            <text:p>1104.48</text:p>
          </table:table-cell>
          <table:table-cell office:value-type="float" office:value="0.43349773" calcext:value-type="float">
            <text:p>0.43349773</text:p>
          </table:table-cell>
          <table:table-cell table:formula="of:=[.B1087]/3.7249425" office:value-type="float" office:value="0.116377025954092" calcext:value-type="float">
            <text:p>0.116377025954092</text:p>
          </table:table-cell>
          <table:table-cell office:value-type="float" office:value="132.41686881477" calcext:value-type="float">
            <text:p>132.41686881477</text:p>
          </table:table-cell>
        </table:table-row>
        <table:table-row table:style-name="ro1">
          <table:table-cell office:value-type="float" office:value="1105.5" calcext:value-type="float">
            <text:p>1105.5</text:p>
          </table:table-cell>
          <table:table-cell office:value-type="float" office:value="0.43868613" calcext:value-type="float">
            <text:p>0.43868613</text:p>
          </table:table-cell>
          <table:table-cell table:formula="of:=[.B1088]/3.7249425" office:value-type="float" office:value="0.117769906515335" calcext:value-type="float">
            <text:p>0.117769906515335</text:p>
          </table:table-cell>
          <table:table-cell office:value-type="float" office:value="132.86343236922" calcext:value-type="float">
            <text:p>132.86343236922</text:p>
          </table:table-cell>
        </table:table-row>
        <table:table-row table:style-name="ro1">
          <table:table-cell office:value-type="float" office:value="1106.52" calcext:value-type="float">
            <text:p>1106.52</text:p>
          </table:table-cell>
          <table:table-cell office:value-type="float" office:value="0.44720663" calcext:value-type="float">
            <text:p>0.44720663</text:p>
          </table:table-cell>
          <table:table-cell table:formula="of:=[.B1089]/3.7249425" office:value-type="float" office:value="0.120057324374806" calcext:value-type="float">
            <text:p>0.120057324374806</text:p>
          </table:table-cell>
          <table:table-cell office:value-type="float" office:value="133.31866942106" calcext:value-type="float">
            <text:p>133.31866942106</text:p>
          </table:table-cell>
        </table:table-row>
        <table:table-row table:style-name="ro1">
          <table:table-cell office:value-type="float" office:value="1107.54" calcext:value-type="float">
            <text:p>1107.54</text:p>
          </table:table-cell>
          <table:table-cell office:value-type="float" office:value="0.45923285" calcext:value-type="float">
            <text:p>0.45923285</text:p>
          </table:table-cell>
          <table:table-cell table:formula="of:=[.B1090]/3.7249425" office:value-type="float" office:value="0.123285889647961" calcext:value-type="float">
            <text:p>0.123285889647961</text:p>
          </table:table-cell>
          <table:table-cell office:value-type="float" office:value="133.78614864264" calcext:value-type="float">
            <text:p>133.78614864264</text:p>
          </table:table-cell>
        </table:table-row>
        <table:table-row table:style-name="ro1">
          <table:table-cell office:value-type="float" office:value="1108.56" calcext:value-type="float">
            <text:p>1108.56</text:p>
          </table:table-cell>
          <table:table-cell office:value-type="float" office:value="0.47449401" calcext:value-type="float">
            <text:p>0.47449401</text:p>
          </table:table-cell>
          <table:table-cell table:formula="of:=[.B1091]/3.7249425" office:value-type="float" office:value="0.127382908595233" calcext:value-type="float">
            <text:p>0.127382908595233</text:p>
          </table:table-cell>
          <table:table-cell office:value-type="float" office:value="134.26916307161" calcext:value-type="float">
            <text:p>134.26916307161</text:p>
          </table:table-cell>
        </table:table-row>
        <table:table-row table:style-name="ro1">
          <table:table-cell office:value-type="float" office:value="1109.57" calcext:value-type="float">
            <text:p>1109.57</text:p>
          </table:table-cell>
          <table:table-cell office:value-type="float" office:value="0.49229902" calcext:value-type="float">
            <text:p>0.49229902</text:p>
          </table:table-cell>
          <table:table-cell table:formula="of:=[.B1092]/3.7249425" office:value-type="float" office:value="0.132162850835953" calcext:value-type="float">
            <text:p>0.132162850835953</text:p>
          </table:table-cell>
          <table:table-cell office:value-type="float" office:value="134.77030223278" calcext:value-type="float">
            <text:p>134.77030223278</text:p>
          </table:table-cell>
        </table:table-row>
        <table:table-row table:style-name="ro1">
          <table:table-cell office:value-type="float" office:value="1110.59" calcext:value-type="float">
            <text:p>1110.59</text:p>
          </table:table-cell>
          <table:table-cell office:value-type="float" office:value="0.5116085" calcext:value-type="float">
            <text:p>0.5116085</text:p>
          </table:table-cell>
          <table:table-cell table:formula="of:=[.B1093]/3.7249425" office:value-type="float" office:value="0.137346683874986" calcext:value-type="float">
            <text:p>0.137346683874986</text:p>
          </table:table-cell>
          <table:table-cell office:value-type="float" office:value="135.29109760806" calcext:value-type="float">
            <text:p>135.29109760806</text:p>
          </table:table-cell>
        </table:table-row>
        <table:table-row table:style-name="ro1">
          <table:table-cell office:value-type="float" office:value="1111.61" calcext:value-type="float">
            <text:p>1111.61</text:p>
          </table:table-cell>
          <table:table-cell office:value-type="float" office:value="0.53114907" calcext:value-type="float">
            <text:p>0.53114907</text:p>
          </table:table-cell>
          <table:table-cell table:formula="of:=[.B1094]/3.7249425" office:value-type="float" office:value="0.142592555455554" calcext:value-type="float">
            <text:p>0.142592555455554</text:p>
          </table:table-cell>
          <table:table-cell office:value-type="float" office:value="135.8317844405" calcext:value-type="float">
            <text:p>135.8317844405</text:p>
          </table:table-cell>
        </table:table-row>
        <table:table-row table:style-name="ro1">
          <table:table-cell office:value-type="float" office:value="1112.63" calcext:value-type="float">
            <text:p>1112.63</text:p>
          </table:table-cell>
          <table:table-cell office:value-type="float" office:value="0.54956343" calcext:value-type="float">
            <text:p>0.54956343</text:p>
          </table:table-cell>
          <table:table-cell table:formula="of:=[.B1095]/3.7249425" office:value-type="float" office:value="0.14753608411405" calcext:value-type="float">
            <text:p>0.14753608411405</text:p>
          </table:table-cell>
          <table:table-cell office:value-type="float" office:value="136.39121629778" calcext:value-type="float">
            <text:p>136.39121629778</text:p>
          </table:table-cell>
        </table:table-row>
        <table:table-row table:style-name="ro1">
          <table:table-cell office:value-type="float" office:value="1113.64" calcext:value-type="float">
            <text:p>1113.64</text:p>
          </table:table-cell>
          <table:table-cell office:value-type="float" office:value="0.56559099" calcext:value-type="float">
            <text:p>0.56559099</text:p>
          </table:table-cell>
          <table:table-cell table:formula="of:=[.B1096]/3.7249425" office:value-type="float" office:value="0.151838851203743" calcext:value-type="float">
            <text:p>0.151838851203743</text:p>
          </table:table-cell>
          <table:table-cell office:value-type="float" office:value="136.96696351456" calcext:value-type="float">
            <text:p>136.96696351456</text:p>
          </table:table-cell>
        </table:table-row>
        <table:table-row table:style-name="ro1">
          <table:table-cell office:value-type="float" office:value="1114.66" calcext:value-type="float">
            <text:p>1114.66</text:p>
          </table:table-cell>
          <table:table-cell office:value-type="float" office:value="0.57827343" calcext:value-type="float">
            <text:p>0.57827343</text:p>
          </table:table-cell>
          <table:table-cell table:formula="of:=[.B1097]/3.7249425" office:value-type="float" office:value="0.155243585639241" calcext:value-type="float">
            <text:p>0.155243585639241</text:p>
          </table:table-cell>
          <table:table-cell office:value-type="float" office:value="137.55562091127" calcext:value-type="float">
            <text:p>137.55562091127</text:p>
          </table:table-cell>
        </table:table-row>
        <table:table-row table:style-name="ro1">
          <table:table-cell office:value-type="float" office:value="1115.68" calcext:value-type="float">
            <text:p>1115.68</text:p>
          </table:table-cell>
          <table:table-cell office:value-type="float" office:value="0.58717323" calcext:value-type="float">
            <text:p>0.58717323</text:p>
          </table:table-cell>
          <table:table-cell table:formula="of:=[.B1098]/3.7249425" office:value-type="float" office:value="0.157632830573895" calcext:value-type="float">
            <text:p>0.157632830573895</text:p>
          </table:table-cell>
          <table:table-cell office:value-type="float" office:value="138.15333792331" calcext:value-type="float">
            <text:p>138.15333792331</text:p>
          </table:table-cell>
        </table:table-row>
        <table:table-row table:style-name="ro1">
          <table:table-cell office:value-type="float" office:value="1116.7" calcext:value-type="float">
            <text:p>1116.7</text:p>
          </table:table-cell>
          <table:table-cell office:value-type="float" office:value="0.59257843" calcext:value-type="float">
            <text:p>0.59257843</text:p>
          </table:table-cell>
          <table:table-cell table:formula="of:=[.B1099]/3.7249425" office:value-type="float" office:value="0.159083913375844" calcext:value-type="float">
            <text:p>0.159083913375844</text:p>
          </table:table-cell>
          <table:table-cell office:value-type="float" office:value="138.75655719873" calcext:value-type="float">
            <text:p>138.75655719873</text:p>
          </table:table-cell>
        </table:table-row>
        <table:table-row table:style-name="ro1">
          <table:table-cell office:value-type="float" office:value="1117.72" calcext:value-type="float">
            <text:p>1117.72</text:p>
          </table:table-cell>
          <table:table-cell office:value-type="float" office:value="0.59564752" calcext:value-type="float">
            <text:p>0.59564752</text:p>
          </table:table-cell>
          <table:table-cell table:formula="of:=[.B1100]/3.7249425" office:value-type="float" office:value="0.159907842872742" calcext:value-type="float">
            <text:p>0.159907842872742</text:p>
          </table:table-cell>
          <table:table-cell office:value-type="float" office:value="139.36290067555" calcext:value-type="float">
            <text:p>139.36290067555</text:p>
          </table:table-cell>
        </table:table-row>
        <table:table-row table:style-name="ro1">
          <table:table-cell office:value-type="float" office:value="1118.73" calcext:value-type="float">
            <text:p>1118.73</text:p>
          </table:table-cell>
          <table:table-cell office:value-type="float" office:value="0.59843252" calcext:value-type="float">
            <text:p>0.59843252</text:p>
          </table:table-cell>
          <table:table-cell table:formula="of:=[.B1101]/3.7249425" office:value-type="float" office:value="0.160655505420553" calcext:value-type="float">
            <text:p>0.160655505420553</text:p>
          </table:table-cell>
          <table:table-cell office:value-type="float" office:value="139.9720791581" calcext:value-type="float">
            <text:p>139.9720791581</text:p>
          </table:table-cell>
        </table:table-row>
        <table:table-row table:style-name="ro1">
          <table:table-cell office:value-type="float" office:value="1119.75" calcext:value-type="float">
            <text:p>1119.75</text:p>
          </table:table-cell>
          <table:table-cell office:value-type="float" office:value="0.60371907" calcext:value-type="float">
            <text:p>0.60371907</text:p>
          </table:table-cell>
          <table:table-cell table:formula="of:=[.B1102]/3.7249425" office:value-type="float" office:value="0.162074735381821" calcext:value-type="float">
            <text:p>0.162074735381821</text:p>
          </table:table-cell>
          <table:table-cell office:value-type="float" office:value="140.58663911568" calcext:value-type="float">
            <text:p>140.58663911568</text:p>
          </table:table-cell>
        </table:table-row>
        <table:table-row table:style-name="ro1">
          <table:table-cell office:value-type="float" office:value="1120.77" calcext:value-type="float">
            <text:p>1120.77</text:p>
          </table:table-cell>
          <table:table-cell office:value-type="float" office:value="0.61464951" calcext:value-type="float">
            <text:p>0.61464951</text:p>
          </table:table-cell>
          <table:table-cell table:formula="of:=[.B1103]/3.7249425" office:value-type="float" office:value="0.165009126986524" calcext:value-type="float">
            <text:p>0.165009126986524</text:p>
          </table:table-cell>
          <table:table-cell office:value-type="float" office:value="141.21232579437" calcext:value-type="float">
            <text:p>141.21232579437</text:p>
          </table:table-cell>
        </table:table-row>
        <table:table-row table:style-name="ro1">
          <table:table-cell office:value-type="float" office:value="1121.79" calcext:value-type="float">
            <text:p>1121.79</text:p>
          </table:table-cell>
          <table:table-cell office:value-type="float" office:value="0.63415001" calcext:value-type="float">
            <text:p>0.63415001</text:p>
          </table:table-cell>
          <table:table-cell table:formula="of:=[.B1104]/3.7249425" office:value-type="float" office:value="0.170244241354061" calcext:value-type="float">
            <text:p>0.170244241354061</text:p>
          </table:table-cell>
          <table:table-cell office:value-type="float" office:value="141.85786313842" calcext:value-type="float">
            <text:p>141.85786313842</text:p>
          </table:table-cell>
        </table:table-row>
        <table:table-row table:style-name="ro1">
          <table:table-cell office:value-type="float" office:value="1122.81" calcext:value-type="float">
            <text:p>1122.81</text:p>
          </table:table-cell>
          <table:table-cell office:value-type="float" office:value="0.66425404" calcext:value-type="float">
            <text:p>0.66425404</text:p>
          </table:table-cell>
          <table:table-cell table:formula="of:=[.B1105]/3.7249425" office:value-type="float" office:value="0.178325984897753" calcext:value-type="float">
            <text:p>0.178325984897753</text:p>
          </table:table-cell>
          <table:table-cell office:value-type="float" office:value="142.53404508435" calcext:value-type="float">
            <text:p>142.53404508435</text:p>
          </table:table-cell>
        </table:table-row>
        <table:table-row table:style-name="ro1">
          <table:table-cell office:value-type="float" office:value="1123.82" calcext:value-type="float">
            <text:p>1123.82</text:p>
          </table:table-cell>
          <table:table-cell office:value-type="float" office:value="0.70547903" calcext:value-type="float">
            <text:p>0.70547903</text:p>
          </table:table-cell>
          <table:table-cell table:formula="of:=[.B1106]/3.7249425" office:value-type="float" office:value="0.189393267144392" calcext:value-type="float">
            <text:p>0.189393267144392</text:p>
          </table:table-cell>
          <table:table-cell office:value-type="float" office:value="143.25219229663" calcext:value-type="float">
            <text:p>143.25219229663</text:p>
          </table:table-cell>
        </table:table-row>
        <table:table-row table:style-name="ro1">
          <table:table-cell office:value-type="float" office:value="1124.84" calcext:value-type="float">
            <text:p>1124.84</text:p>
          </table:table-cell>
          <table:table-cell office:value-type="float" office:value="0.75644184" calcext:value-type="float">
            <text:p>0.75644184</text:p>
          </table:table-cell>
          <table:table-cell table:formula="of:=[.B1107]/3.7249425" office:value-type="float" office:value="0.203074769610538" calcext:value-type="float">
            <text:p>0.203074769610538</text:p>
          </table:table-cell>
          <table:table-cell office:value-type="float" office:value="144.02221745177" calcext:value-type="float">
            <text:p>144.02221745177</text:p>
          </table:table-cell>
        </table:table-row>
        <table:table-row table:style-name="ro1">
          <table:table-cell office:value-type="float" office:value="1125.86" calcext:value-type="float">
            <text:p>1125.86</text:p>
          </table:table-cell>
          <table:table-cell office:value-type="float" office:value="0.81387081" calcext:value-type="float">
            <text:p>0.81387081</text:p>
          </table:table-cell>
          <table:table-cell table:formula="of:=[.B1108]/3.7249425" office:value-type="float" office:value="0.218492180751783" calcext:value-type="float">
            <text:p>0.218492180751783</text:p>
          </table:table-cell>
          <table:table-cell office:value-type="float" office:value="144.85070281806" calcext:value-type="float">
            <text:p>144.85070281806</text:p>
          </table:table-cell>
        </table:table-row>
        <table:table-row table:style-name="ro1">
          <table:table-cell office:value-type="float" office:value="1126.88" calcext:value-type="float">
            <text:p>1126.88</text:p>
          </table:table-cell>
          <table:table-cell office:value-type="float" office:value="0.87308343" calcext:value-type="float">
            <text:p>0.87308343</text:p>
          </table:table-cell>
          <table:table-cell table:formula="of:=[.B1109]/3.7249425" office:value-type="float" office:value="0.234388431499278" calcext:value-type="float">
            <text:p>0.234388431499278</text:p>
          </table:table-cell>
          <table:table-cell office:value-type="float" office:value="145.73946407656" calcext:value-type="float">
            <text:p>145.73946407656</text:p>
          </table:table-cell>
        </table:table-row>
        <table:table-row table:style-name="ro1">
          <table:table-cell office:value-type="float" office:value="1127.9" calcext:value-type="float">
            <text:p>1127.9</text:p>
          </table:table-cell>
          <table:table-cell office:value-type="float" office:value="0.92886802" calcext:value-type="float">
            <text:p>0.92886802</text:p>
          </table:table-cell>
          <table:table-cell table:formula="of:=[.B1110]/3.7249425" office:value-type="float" office:value="0.249364391530876" calcext:value-type="float">
            <text:p>0.249364391530876</text:p>
          </table:table-cell>
          <table:table-cell office:value-type="float" office:value="146.68501164102" calcext:value-type="float">
            <text:p>146.68501164102</text:p>
          </table:table-cell>
        </table:table-row>
        <table:table-row table:style-name="ro1">
          <table:table-cell office:value-type="float" office:value="1128.91" calcext:value-type="float">
            <text:p>1128.91</text:p>
          </table:table-cell>
          <table:table-cell office:value-type="float" office:value="0.97657486" calcext:value-type="float">
            <text:p>0.97657486</text:p>
          </table:table-cell>
          <table:table-cell table:formula="of:=[.B1111]/3.7249425" office:value-type="float" office:value="0.262171794598172" calcext:value-type="float">
            <text:p>0.262171794598172</text:p>
          </table:table-cell>
          <table:table-cell office:value-type="float" office:value="147.6791227099" calcext:value-type="float">
            <text:p>147.6791227099</text:p>
          </table:table-cell>
        </table:table-row>
        <table:table-row table:style-name="ro1">
          <table:table-cell office:value-type="float" office:value="1129.93" calcext:value-type="float">
            <text:p>1129.93</text:p>
          </table:table-cell>
          <table:table-cell office:value-type="float" office:value="1.0131339" calcext:value-type="float">
            <text:p>1.0131339</text:p>
          </table:table-cell>
          <table:table-cell table:formula="of:=[.B1112]/3.7249425" office:value-type="float" office:value="0.271986453482168" calcext:value-type="float">
            <text:p>0.271986453482168</text:p>
          </table:table-cell>
          <table:table-cell office:value-type="float" office:value="148.710449319" calcext:value-type="float">
            <text:p>148.710449319</text:p>
          </table:table-cell>
        </table:table-row>
        <table:table-row table:style-name="ro1">
          <table:table-cell office:value-type="float" office:value="1130.95" calcext:value-type="float">
            <text:p>1130.95</text:p>
          </table:table-cell>
          <table:table-cell office:value-type="float" office:value="1.0377098" calcext:value-type="float">
            <text:p>1.0377098</text:p>
          </table:table-cell>
          <table:table-cell table:formula="of:=[.B1113]/3.7249425" office:value-type="float" office:value="0.278584112372204" calcext:value-type="float">
            <text:p>0.278584112372204</text:p>
          </table:table-cell>
          <table:table-cell office:value-type="float" office:value="149.76679309021" calcext:value-type="float">
            <text:p>149.76679309021</text:p>
          </table:table-cell>
        </table:table-row>
        <table:table-row table:style-name="ro1">
          <table:table-cell office:value-type="float" office:value="1131.97" calcext:value-type="float">
            <text:p>1131.97</text:p>
          </table:table-cell>
          <table:table-cell office:value-type="float" office:value="1.0517915" calcext:value-type="float">
            <text:p>1.0517915</text:p>
          </table:table-cell>
          <table:table-cell table:formula="of:=[.B1114]/3.7249425" office:value-type="float" office:value="0.282364492874722" calcext:value-type="float">
            <text:p>0.282364492874722</text:p>
          </table:table-cell>
          <table:table-cell office:value-type="float" office:value="150.83747140306" calcext:value-type="float">
            <text:p>150.83747140306</text:p>
          </table:table-cell>
        </table:table-row>
        <table:table-row table:style-name="ro1">
          <table:table-cell office:value-type="float" office:value="1132.99" calcext:value-type="float">
            <text:p>1132.99</text:p>
          </table:table-cell>
          <table:table-cell office:value-type="float" office:value="1.058674" calcext:value-type="float">
            <text:p>1.058674</text:p>
          </table:table-cell>
          <table:table-cell table:formula="of:=[.B1115]/3.7249425" office:value-type="float" office:value="0.284212172402661" calcext:value-type="float">
            <text:p>0.284212172402661</text:p>
          </table:table-cell>
          <table:table-cell office:value-type="float" office:value="151.91515583725" calcext:value-type="float">
            <text:p>151.9151558372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.0624707" calcext:value-type="float">
            <text:p>1.0624707</text:p>
          </table:table-cell>
          <table:table-cell table:formula="of:=[.B1116]/3.7249425" office:value-type="float" office:value="0.285231436458415" calcext:value-type="float">
            <text:p>0.285231436458415</text:p>
          </table:table-cell>
          <table:table-cell office:value-type="float" office:value="152.9967051903" calcext:value-type="float">
            <text:p>152.9967051903</text:p>
          </table:table-cell>
        </table:table-row>
        <table:table-row table:style-name="ro1">
          <table:table-cell office:value-type="float" office:value="1135.02" calcext:value-type="float">
            <text:p>1135.02</text:p>
          </table:table-cell>
          <table:table-cell office:value-type="float" office:value="1.0669394" calcext:value-type="float">
            <text:p>1.0669394</text:p>
          </table:table-cell>
          <table:table-cell table:formula="of:=[.B1117]/3.7249425" office:value-type="float" office:value="0.286431105983515" calcext:value-type="float">
            <text:p>0.286431105983515</text:p>
          </table:table-cell>
          <table:table-cell office:value-type="float" office:value="154.08280342949" calcext:value-type="float">
            <text:p>154.08280342949</text:p>
          </table:table-cell>
        </table:table-row>
        <table:table-row table:style-name="ro1">
          <table:table-cell office:value-type="float" office:value="1136.04" calcext:value-type="float">
            <text:p>1136.04</text:p>
          </table:table-cell>
          <table:table-cell office:value-type="float" office:value="1.0744603" calcext:value-type="float">
            <text:p>1.0744603</text:p>
          </table:table-cell>
          <table:table-cell table:formula="of:=[.B1118]/3.7249425" office:value-type="float" office:value="0.288450170707333" calcext:value-type="float">
            <text:p>0.288450170707333</text:p>
          </table:table-cell>
          <table:table-cell office:value-type="float" office:value="155.17655769677" calcext:value-type="float">
            <text:p>155.17655769677</text:p>
          </table:table-cell>
        </table:table-row>
        <table:table-row table:style-name="ro1">
          <table:table-cell office:value-type="float" office:value="1137.06" calcext:value-type="float">
            <text:p>1137.06</text:p>
          </table:table-cell>
          <table:table-cell office:value-type="float" office:value="1.0854533" calcext:value-type="float">
            <text:p>1.0854533</text:p>
          </table:table-cell>
          <table:table-cell table:formula="of:=[.B1119]/3.7249425" office:value-type="float" office:value="0.291401357202158" calcext:value-type="float">
            <text:p>0.291401357202158</text:p>
          </table:table-cell>
          <table:table-cell office:value-type="float" office:value="156.28150230666" calcext:value-type="float">
            <text:p>156.28150230666</text:p>
          </table:table-cell>
        </table:table-row>
        <table:table-row table:style-name="ro1">
          <table:table-cell office:value-type="float" office:value="1138.08" calcext:value-type="float">
            <text:p>1138.08</text:p>
          </table:table-cell>
          <table:table-cell office:value-type="float" office:value="1.0983736" calcext:value-type="float">
            <text:p>1.0983736</text:p>
          </table:table-cell>
          <table:table-cell table:formula="of:=[.B1120]/3.7249425" office:value-type="float" office:value="0.29486994765691" calcext:value-type="float">
            <text:p>0.29486994765691</text:p>
          </table:table-cell>
          <table:table-cell office:value-type="float" office:value="157.39959920024" calcext:value-type="float">
            <text:p>157.39959920024</text:p>
          </table:table-cell>
        </table:table-row>
        <table:table-row table:style-name="ro1">
          <table:table-cell office:value-type="float" office:value="1139.09" calcext:value-type="float">
            <text:p>1139.09</text:p>
          </table:table-cell>
          <table:table-cell office:value-type="float" office:value="1.1102466" calcext:value-type="float">
            <text:p>1.1102466</text:p>
          </table:table-cell>
          <table:table-cell table:formula="of:=[.B1121]/3.7249425" office:value-type="float" office:value="0.298057379409212" calcext:value-type="float">
            <text:p>0.298057379409212</text:p>
          </table:table-cell>
          <table:table-cell office:value-type="float" office:value="158.52978231299" calcext:value-type="float">
            <text:p>158.52978231299</text:p>
          </table:table-cell>
        </table:table-row>
        <table:table-row table:style-name="ro1">
          <table:table-cell office:value-type="float" office:value="1140.11" calcext:value-type="float">
            <text:p>1140.11</text:p>
          </table:table-cell>
          <table:table-cell office:value-type="float" office:value="1.1175369" calcext:value-type="float">
            <text:p>1.1175369</text:p>
          </table:table-cell>
          <table:table-cell table:formula="of:=[.B1122]/3.7249425" office:value-type="float" office:value="0.30001453713715" calcext:value-type="float">
            <text:p>0.30001453713715</text:p>
          </table:table-cell>
          <table:table-cell office:value-type="float" office:value="159.66738661317" calcext:value-type="float">
            <text:p>159.66738661317</text:p>
          </table:table-cell>
        </table:table-row>
        <table:table-row table:style-name="ro1">
          <table:table-cell office:value-type="float" office:value="1141.13" calcext:value-type="float">
            <text:p>1141.13</text:p>
          </table:table-cell>
          <table:table-cell office:value-type="float" office:value="1.1170651" calcext:value-type="float">
            <text:p>1.1170651</text:p>
          </table:table-cell>
          <table:table-cell table:formula="of:=[.B1123]/3.7249425" office:value-type="float" office:value="0.29988787746388" calcext:value-type="float">
            <text:p>0.29988787746388</text:p>
          </table:table-cell>
          <table:table-cell office:value-type="float" office:value="160.8045106998" calcext:value-type="float">
            <text:p>160.8045106998</text:p>
          </table:table-cell>
        </table:table-row>
        <table:table-row table:style-name="ro1">
          <table:table-cell office:value-type="float" office:value="1142.15" calcext:value-type="float">
            <text:p>1142.15</text:p>
          </table:table-cell>
          <table:table-cell office:value-type="float" office:value="1.106704" calcext:value-type="float">
            <text:p>1.106704</text:p>
          </table:table-cell>
          <table:table-cell table:formula="of:=[.B1124]/3.7249425" office:value-type="float" office:value="0.297106331171555" calcext:value-type="float">
            <text:p>0.297106331171555</text:p>
          </table:table-cell>
          <table:table-cell office:value-type="float" office:value="161.93108759871" calcext:value-type="float">
            <text:p>161.93108759871</text:p>
          </table:table-cell>
        </table:table-row>
        <table:table-row table:style-name="ro1">
          <table:table-cell office:value-type="float" office:value="1143.17" calcext:value-type="float">
            <text:p>1143.17</text:p>
          </table:table-cell>
          <table:table-cell office:value-type="float" office:value="1.0856873" calcext:value-type="float">
            <text:p>1.0856873</text:p>
          </table:table-cell>
          <table:table-cell table:formula="of:=[.B1125]/3.7249425" office:value-type="float" office:value="0.291464176963805" calcext:value-type="float">
            <text:p>0.291464176963805</text:p>
          </table:table-cell>
          <table:table-cell office:value-type="float" office:value="163.03627043825" calcext:value-type="float">
            <text:p>163.03627043825</text:p>
          </table:table-cell>
        </table:table-row>
        <table:table-row table:style-name="ro1">
          <table:table-cell office:value-type="float" office:value="1144.18" calcext:value-type="float">
            <text:p>1144.18</text:p>
          </table:table-cell>
          <table:table-cell office:value-type="float" office:value="1.0545152" calcext:value-type="float">
            <text:p>1.0545152</text:p>
          </table:table-cell>
          <table:table-cell table:formula="of:=[.B1126]/3.7249425" office:value-type="float" office:value="0.283095698792666" calcext:value-type="float">
            <text:p>0.283095698792666</text:p>
          </table:table-cell>
          <table:table-cell office:value-type="float" office:value="164.10972137378" calcext:value-type="float">
            <text:p>164.10972137378</text:p>
          </table:table-cell>
        </table:table-row>
        <table:table-row table:style-name="ro1">
          <table:table-cell office:value-type="float" office:value="1145.2" calcext:value-type="float">
            <text:p>1145.2</text:p>
          </table:table-cell>
          <table:table-cell office:value-type="float" office:value="1.0145694" calcext:value-type="float">
            <text:p>1.0145694</text:p>
          </table:table-cell>
          <table:table-cell table:formula="of:=[.B1127]/3.7249425" office:value-type="float" office:value="0.272371828558427" calcext:value-type="float">
            <text:p>0.272371828558427</text:p>
          </table:table-cell>
          <table:table-cell office:value-type="float" office:value="165.14250924256" calcext:value-type="float">
            <text:p>165.14250924256</text:p>
          </table:table-cell>
        </table:table-row>
        <table:table-row table:style-name="ro1">
          <table:table-cell office:value-type="float" office:value="1146.22" calcext:value-type="float">
            <text:p>1146.22</text:p>
          </table:table-cell>
          <table:table-cell office:value-type="float" office:value="0.96762792" calcext:value-type="float">
            <text:p>0.96762792</text:p>
          </table:table-cell>
          <table:table-cell table:formula="of:=[.B1128]/3.7249425" office:value-type="float" office:value="0.259769894434612" calcext:value-type="float">
            <text:p>0.259769894434612</text:p>
          </table:table-cell>
          <table:table-cell office:value-type="float" office:value="166.12751270513" calcext:value-type="float">
            <text:p>166.12751270513</text:p>
          </table:table-cell>
        </table:table-row>
        <table:table-row table:style-name="ro1">
          <table:table-cell office:value-type="float" office:value="1147.24" calcext:value-type="float">
            <text:p>1147.24</text:p>
          </table:table-cell>
          <table:table-cell office:value-type="float" office:value="0.9154591" calcext:value-type="float">
            <text:p>0.9154591</text:p>
          </table:table-cell>
          <table:table-cell table:formula="of:=[.B1129]/3.7249425" office:value-type="float" office:value="0.24576462589691" calcext:value-type="float">
            <text:p>0.24576462589691</text:p>
          </table:table-cell>
          <table:table-cell office:value-type="float" office:value="167.05941056427" calcext:value-type="float">
            <text:p>167.05941056427</text:p>
          </table:table-cell>
        </table:table-row>
        <table:table-row table:style-name="ro1">
          <table:table-cell office:value-type="float" office:value="1148.26" calcext:value-type="float">
            <text:p>1148.26</text:p>
          </table:table-cell>
          <table:table-cell office:value-type="float" office:value="0.85960631" calcext:value-type="float">
            <text:p>0.85960631</text:p>
          </table:table-cell>
          <table:table-cell table:formula="of:=[.B1130]/3.7249425" office:value-type="float" office:value="0.230770356857857" calcext:value-type="float">
            <text:p>0.230770356857857</text:p>
          </table:table-cell>
          <table:table-cell office:value-type="float" office:value="167.93445269893" calcext:value-type="float">
            <text:p>167.93445269893</text:p>
          </table:table-cell>
        </table:table-row>
        <table:table-row table:style-name="ro1">
          <table:table-cell office:value-type="float" office:value="1149.27" calcext:value-type="float">
            <text:p>1149.27</text:p>
          </table:table-cell>
          <table:table-cell office:value-type="float" office:value="0.80137203" calcext:value-type="float">
            <text:p>0.80137203</text:p>
          </table:table-cell>
          <table:table-cell table:formula="of:=[.B1131]/3.7249425" office:value-type="float" office:value="0.215136751775363" calcext:value-type="float">
            <text:p>0.215136751775363</text:p>
          </table:table-cell>
          <table:table-cell office:value-type="float" office:value="168.75021484335" calcext:value-type="float">
            <text:p>168.75021484335</text:p>
          </table:table-cell>
        </table:table-row>
        <table:table-row table:style-name="ro1">
          <table:table-cell office:value-type="float" office:value="1150.29" calcext:value-type="float">
            <text:p>1150.29</text:p>
          </table:table-cell>
          <table:table-cell office:value-type="float" office:value="0.74192685" calcext:value-type="float">
            <text:p>0.74192685</text:p>
          </table:table-cell>
          <table:table-cell table:formula="of:=[.B1132]/3.7249425" office:value-type="float" office:value="0.199178067849369" calcext:value-type="float">
            <text:p>0.199178067849369</text:p>
          </table:table-cell>
          <table:table-cell office:value-type="float" office:value="169.50546435883" calcext:value-type="float">
            <text:p>169.50546435883</text:p>
          </table:table-cell>
        </table:table-row>
        <table:table-row table:style-name="ro1">
          <table:table-cell office:value-type="float" office:value="1151.31" calcext:value-type="float">
            <text:p>1151.31</text:p>
          </table:table-cell>
          <table:table-cell office:value-type="float" office:value="0.68243224" calcext:value-type="float">
            <text:p>0.68243224</text:p>
          </table:table-cell>
          <table:table-cell table:formula="of:=[.B1133]/3.7249425" office:value-type="float" office:value="0.183206113919879" calcext:value-type="float">
            <text:p>0.183206113919879</text:p>
          </table:table-cell>
          <table:table-cell office:value-type="float" office:value="170.20015093139" calcext:value-type="float">
            <text:p>170.20015093139</text:p>
          </table:table-cell>
        </table:table-row>
        <table:table-row table:style-name="ro1">
          <table:table-cell office:value-type="float" office:value="1152.33" calcext:value-type="float">
            <text:p>1152.33</text:p>
          </table:table-cell>
          <table:table-cell office:value-type="float" office:value="0.62408525" calcext:value-type="float">
            <text:p>0.62408525</text:p>
          </table:table-cell>
          <table:table-cell table:formula="of:=[.B1134]/3.7249425" office:value-type="float" office:value="0.167542250652191" calcext:value-type="float">
            <text:p>0.167542250652191</text:p>
          </table:table-cell>
          <table:table-cell office:value-type="float" office:value="170.83544278346" calcext:value-type="float">
            <text:p>170.83544278346</text:p>
          </table:table-cell>
        </table:table-row>
        <table:table-row table:style-name="ro1">
          <table:table-cell office:value-type="float" office:value="1153.35" calcext:value-type="float">
            <text:p>1153.35</text:p>
          </table:table-cell>
          <table:table-cell office:value-type="float" office:value="0.56805228" calcext:value-type="float">
            <text:p>0.56805228</text:p>
          </table:table-cell>
          <table:table-cell table:formula="of:=[.B1135]/3.7249425" office:value-type="float" office:value="0.152499610396671" calcext:value-type="float">
            <text:p>0.152499610396671</text:p>
          </table:table-cell>
          <table:table-cell office:value-type="float" office:value="171.41369549565" calcext:value-type="float">
            <text:p>171.41369549565</text:p>
          </table:table-cell>
        </table:table-row>
        <table:table-row table:style-name="ro1">
          <table:table-cell office:value-type="float" office:value="1154.36" calcext:value-type="float">
            <text:p>1154.36</text:p>
          </table:table-cell>
          <table:table-cell office:value-type="float" office:value="0.51532541" calcext:value-type="float">
            <text:p>0.51532541</text:p>
          </table:table-cell>
          <table:table-cell table:formula="of:=[.B1136]/3.7249425" office:value-type="float" office:value="0.13834452746586" calcext:value-type="float">
            <text:p>0.13834452746586</text:p>
          </table:table-cell>
          <table:table-cell office:value-type="float" office:value="171.93827452151" calcext:value-type="float">
            <text:p>171.93827452151</text:p>
          </table:table-cell>
        </table:table-row>
        <table:table-row table:style-name="ro1">
          <table:table-cell office:value-type="float" office:value="1155.38" calcext:value-type="float">
            <text:p>1155.38</text:p>
          </table:table-cell>
          <table:table-cell office:value-type="float" office:value="0.46657675" calcext:value-type="float">
            <text:p>0.46657675</text:p>
          </table:table-cell>
          <table:table-cell table:formula="of:=[.B1137]/3.7249425" office:value-type="float" office:value="0.125257436859764" calcext:value-type="float">
            <text:p>0.125257436859764</text:p>
          </table:table-cell>
          <table:table-cell office:value-type="float" office:value="172.41322951769" calcext:value-type="float">
            <text:p>172.41322951769</text:p>
          </table:table-cell>
        </table:table-row>
        <table:table-row table:style-name="ro1">
          <table:table-cell office:value-type="float" office:value="1156.4" calcext:value-type="float">
            <text:p>1156.4</text:p>
          </table:table-cell>
          <table:table-cell office:value-type="float" office:value="0.42208773" calcext:value-type="float">
            <text:p>0.42208773</text:p>
          </table:table-cell>
          <table:table-cell table:formula="of:=[.B1138]/3.7249425" office:value-type="float" office:value="0.113313891422485" calcext:value-type="float">
            <text:p>0.113313891422485</text:p>
          </table:table-cell>
          <table:table-cell office:value-type="float" office:value="172.84289661423" calcext:value-type="float">
            <text:p>172.84289661423</text:p>
          </table:table-cell>
        </table:table-row>
        <table:table-row table:style-name="ro1">
          <table:table-cell office:value-type="float" office:value="1157.42" calcext:value-type="float">
            <text:p>1157.42</text:p>
          </table:table-cell>
          <table:table-cell office:value-type="float" office:value="0.38179247" calcext:value-type="float">
            <text:p>0.38179247</text:p>
          </table:table-cell>
          <table:table-cell table:formula="of:=[.B1139]/3.7249425" office:value-type="float" office:value="0.102496204974976" calcext:value-type="float">
            <text:p>0.102496204974976</text:p>
          </table:table-cell>
          <table:table-cell office:value-type="float" office:value="173.23154487121" calcext:value-type="float">
            <text:p>173.23154487121</text:p>
          </table:table-cell>
        </table:table-row>
        <table:table-row table:style-name="ro1">
          <table:table-cell office:value-type="float" office:value="1158.43" calcext:value-type="float">
            <text:p>1158.43</text:p>
          </table:table-cell>
          <table:table-cell office:value-type="float" office:value="0.34541988" calcext:value-type="float">
            <text:p>0.34541988</text:p>
          </table:table-cell>
          <table:table-cell table:formula="of:=[.B1140]/3.7249425" office:value-type="float" office:value="0.0927316005549079" calcext:value-type="float">
            <text:p>0.092731600554908</text:p>
          </table:table-cell>
          <table:table-cell office:value-type="float" office:value="173.58316740571" calcext:value-type="float">
            <text:p>173.58316740571</text:p>
          </table:table-cell>
        </table:table-row>
        <table:table-row table:style-name="ro1">
          <table:table-cell office:value-type="float" office:value="1159.45" calcext:value-type="float">
            <text:p>1159.45</text:p>
          </table:table-cell>
          <table:table-cell office:value-type="float" office:value="0.31267351" calcext:value-type="float">
            <text:p>0.31267351</text:p>
          </table:table-cell>
          <table:table-cell table:formula="of:=[.B1141]/3.7249425" office:value-type="float" office:value="0.0839404930411677" calcext:value-type="float">
            <text:p>0.083940493041168</text:p>
          </table:table-cell>
          <table:table-cell office:value-type="float" office:value="173.9014555484" calcext:value-type="float">
            <text:p>173.9014555484</text:p>
          </table:table-cell>
        </table:table-row>
        <table:table-row table:style-name="ro1">
          <table:table-cell office:value-type="float" office:value="1160.47" calcext:value-type="float">
            <text:p>1160.47</text:p>
          </table:table-cell>
          <table:table-cell office:value-type="float" office:value="0.28337256" calcext:value-type="float">
            <text:p>0.28337256</text:p>
          </table:table-cell>
          <table:table-cell table:formula="of:=[.B1142]/3.7249425" office:value-type="float" office:value="0.0760743447717649" calcext:value-type="float">
            <text:p>0.076074344771765</text:p>
          </table:table-cell>
          <table:table-cell office:value-type="float" office:value="174.18991659105" calcext:value-type="float">
            <text:p>174.18991659105</text:p>
          </table:table-cell>
        </table:table-row>
        <table:table-row table:style-name="ro1">
          <table:table-cell office:value-type="float" office:value="1161.49" calcext:value-type="float">
            <text:p>1161.49</text:p>
          </table:table-cell>
          <table:table-cell office:value-type="float" office:value="0.25749809" calcext:value-type="float">
            <text:p>0.25749809</text:p>
          </table:table-cell>
          <table:table-cell table:formula="of:=[.B1143]/3.7249425" office:value-type="float" office:value="0.0691280711044533" calcext:value-type="float">
            <text:p>0.069128071104453</text:p>
          </table:table-cell>
          <table:table-cell office:value-type="float" office:value="174.45203853574" calcext:value-type="float">
            <text:p>174.45203853574</text:p>
          </table:table-cell>
        </table:table-row>
        <table:table-row table:style-name="ro1">
          <table:table-cell office:value-type="float" office:value="1162.51" calcext:value-type="float">
            <text:p>1162.51</text:p>
          </table:table-cell>
          <table:table-cell office:value-type="float" office:value="0.23513293" calcext:value-type="float">
            <text:p>0.23513293</text:p>
          </table:table-cell>
          <table:table-cell table:formula="of:=[.B1144]/3.7249425" office:value-type="float" office:value="0.0631239086240929" calcext:value-type="float">
            <text:p>0.063123908624093</text:p>
          </table:table-cell>
          <table:table-cell office:value-type="float" office:value="174.69139371108" calcext:value-type="float">
            <text:p>174.69139371108</text:p>
          </table:table-cell>
        </table:table-row>
        <table:table-row table:style-name="ro1">
          <table:table-cell office:value-type="float" office:value="1163.52" calcext:value-type="float">
            <text:p>1163.52</text:p>
          </table:table-cell>
          <table:table-cell office:value-type="float" office:value="0.21633176" calcext:value-type="float">
            <text:p>0.21633176</text:p>
          </table:table-cell>
          <table:table-cell table:formula="of:=[.B1145]/3.7249425" office:value-type="float" office:value="0.0580765367519096" calcext:value-type="float">
            <text:p>0.05807653675191</text:p>
          </table:table-cell>
          <table:table-cell office:value-type="float" office:value="174.91161010488" calcext:value-type="float">
            <text:p>174.91161010488</text:p>
          </table:table-cell>
        </table:table-row>
        <table:table-row table:style-name="ro1">
          <table:table-cell office:value-type="float" office:value="1164.54" calcext:value-type="float">
            <text:p>1164.54</text:p>
          </table:table-cell>
          <table:table-cell office:value-type="float" office:value="0.20098654" calcext:value-type="float">
            <text:p>0.20098654</text:p>
          </table:table-cell>
          <table:table-cell table:formula="of:=[.B1146]/3.7249425" office:value-type="float" office:value="0.0539569510133378" calcext:value-type="float">
            <text:p>0.053956951013338</text:p>
          </table:table-cell>
          <table:table-cell office:value-type="float" office:value="175.11620573125" calcext:value-type="float">
            <text:p>175.11620573125</text:p>
          </table:table-cell>
        </table:table-row>
        <table:table-row table:style-name="ro1">
          <table:table-cell office:value-type="float" office:value="1165.56" calcext:value-type="float">
            <text:p>1165.56</text:p>
          </table:table-cell>
          <table:table-cell office:value-type="float" office:value="0.18875115" calcext:value-type="float">
            <text:p>0.18875115</text:p>
          </table:table-cell>
          <table:table-cell table:formula="of:=[.B1147]/3.7249425" office:value-type="float" office:value="0.0506722318532434" calcext:value-type="float">
            <text:p>0.050672231853243</text:p>
          </table:table-cell>
          <table:table-cell office:value-type="float" office:value="175.30834626051" calcext:value-type="float">
            <text:p>175.30834626051</text:p>
          </table:table-cell>
        </table:table-row>
        <table:table-row table:style-name="ro1">
          <table:table-cell office:value-type="float" office:value="1166.58" calcext:value-type="float">
            <text:p>1166.58</text:p>
          </table:table-cell>
          <table:table-cell office:value-type="float" office:value="0.17905954" calcext:value-type="float">
            <text:p>0.17905954</text:p>
          </table:table-cell>
          <table:table-cell table:formula="of:=[.B1148]/3.7249425" office:value-type="float" office:value="0.0480704171943594" calcext:value-type="float">
            <text:p>0.048070417194359</text:p>
          </table:table-cell>
          <table:table-cell office:value-type="float" office:value="175.4906211481" calcext:value-type="float">
            <text:p>175.4906211481</text:p>
          </table:table-cell>
        </table:table-row>
        <table:table-row table:style-name="ro1">
          <table:table-cell office:value-type="float" office:value="1167.6" calcext:value-type="float">
            <text:p>1167.6</text:p>
          </table:table-cell>
          <table:table-cell office:value-type="float" office:value="0.1712295" calcext:value-type="float">
            <text:p>0.1712295</text:p>
          </table:table-cell>
          <table:table-cell table:formula="of:=[.B1149]/3.7249425" office:value-type="float" office:value="0.0459683605854319" calcext:value-type="float">
            <text:p>0.045968360585432</text:p>
          </table:table-cell>
          <table:table-cell office:value-type="float" office:value="175.66492538613" calcext:value-type="float">
            <text:p>175.66492538613</text:p>
          </table:table-cell>
        </table:table-row>
        <table:table-row table:style-name="ro1">
          <table:table-cell office:value-type="float" office:value="1168.61" calcext:value-type="float">
            <text:p>1168.61</text:p>
          </table:table-cell>
          <table:table-cell office:value-type="float" office:value="0.16460817" calcext:value-type="float">
            <text:p>0.16460817</text:p>
          </table:table-cell>
          <table:table-cell table:formula="of:=[.B1150]/3.7249425" office:value-type="float" office:value="0.0441907948914648" calcext:value-type="float">
            <text:p>0.044190794891465</text:p>
          </table:table-cell>
          <table:table-cell office:value-type="float" office:value="175.83248939792" calcext:value-type="float">
            <text:p>175.83248939792</text:p>
          </table:table-cell>
        </table:table-row>
        <table:table-row table:style-name="ro1">
          <table:table-cell office:value-type="float" office:value="1169.63" calcext:value-type="float">
            <text:p>1169.63</text:p>
          </table:table-cell>
          <table:table-cell office:value-type="float" office:value="0.1587013" calcext:value-type="float">
            <text:p>0.1587013</text:p>
          </table:table-cell>
          <table:table-cell table:formula="of:=[.B1151]/3.7249425" office:value-type="float" office:value="0.0426050335005171" calcext:value-type="float">
            <text:p>0.042605033500517</text:p>
          </table:table-cell>
          <table:table-cell office:value-type="float" office:value="175.99404047228" calcext:value-type="float">
            <text:p>175.99404047228</text:p>
          </table:table-cell>
        </table:table-row>
        <table:table-row table:style-name="ro1">
          <table:table-cell office:value-type="float" office:value="1170.65" calcext:value-type="float">
            <text:p>1170.65</text:p>
          </table:table-cell>
          <table:table-cell office:value-type="float" office:value="0.15323963" calcext:value-type="float">
            <text:p>0.15323963</text:p>
          </table:table-cell>
          <table:table-cell table:formula="of:=[.B1152]/3.7249425" office:value-type="float" office:value="0.0411387907330113" calcext:value-type="float">
            <text:p>0.041138790733011</text:p>
          </table:table-cell>
          <table:table-cell office:value-type="float" office:value="176.15003180293" calcext:value-type="float">
            <text:p>176.15003180293</text:p>
          </table:table-cell>
        </table:table-row>
        <table:table-row table:style-name="ro1">
          <table:table-cell office:value-type="float" office:value="1171.67" calcext:value-type="float">
            <text:p>1171.67</text:p>
          </table:table-cell>
          <table:table-cell office:value-type="float" office:value="0.14816593" calcext:value-type="float">
            <text:p>0.14816593</text:p>
          </table:table-cell>
          <table:table-cell table:formula="of:=[.B1153]/3.7249425" office:value-type="float" office:value="0.0397767025933957" calcext:value-type="float">
            <text:p>0.039776702593396</text:p>
          </table:table-cell>
          <table:table-cell office:value-type="float" office:value="176.30085832644" calcext:value-type="float">
            <text:p>176.30085832644</text:p>
          </table:table-cell>
        </table:table-row>
        <table:table-row table:style-name="ro1">
          <table:table-cell office:value-type="float" office:value="1172.69" calcext:value-type="float">
            <text:p>1172.69</text:p>
          </table:table-cell>
          <table:table-cell office:value-type="float" office:value="0.14355947" calcext:value-type="float">
            <text:p>0.14355947</text:p>
          </table:table-cell>
          <table:table-cell table:formula="of:=[.B1154]/3.7249425" office:value-type="float" office:value="0.0385400499470797" calcext:value-type="float">
            <text:p>0.03854004994708</text:p>
          </table:table-cell>
          <table:table-cell office:value-type="float" office:value="176.44699567577" calcext:value-type="float">
            <text:p>176.44699567577</text:p>
          </table:table-cell>
        </table:table-row>
        <table:table-row table:style-name="ro1">
          <table:table-cell office:value-type="float" office:value="1173.7" calcext:value-type="float">
            <text:p>1173.7</text:p>
          </table:table-cell>
          <table:table-cell office:value-type="float" office:value="0.13953678" calcext:value-type="float">
            <text:p>0.13953678</text:p>
          </table:table-cell>
          <table:table-cell table:formula="of:=[.B1155]/3.7249425" office:value-type="float" office:value="0.0374601164984426" calcext:value-type="float">
            <text:p>0.037460116498443</text:p>
          </table:table-cell>
          <table:table-cell office:value-type="float" office:value="176.58903809611" calcext:value-type="float">
            <text:p>176.58903809611</text:p>
          </table:table-cell>
        </table:table-row>
        <table:table-row table:style-name="ro1">
          <table:table-cell office:value-type="float" office:value="1174.72" calcext:value-type="float">
            <text:p>1174.72</text:p>
          </table:table-cell>
          <table:table-cell office:value-type="float" office:value="0.13616994" calcext:value-type="float">
            <text:p>0.13616994</text:p>
          </table:table-cell>
          <table:table-cell table:formula="of:=[.B1156]/3.7249425" office:value-type="float" office:value="0.0365562528817559" calcext:value-type="float">
            <text:p>0.036556252881756</text:p>
          </table:table-cell>
          <table:table-cell office:value-type="float" office:value="176.72765321783" calcext:value-type="float">
            <text:p>176.72765321783</text:p>
          </table:table-cell>
        </table:table-row>
        <table:table-row table:style-name="ro1">
          <table:table-cell office:value-type="float" office:value="1175.74" calcext:value-type="float">
            <text:p>1175.74</text:p>
          </table:table-cell>
          <table:table-cell office:value-type="float" office:value="0.13344832" calcext:value-type="float">
            <text:p>0.13344832</text:p>
          </table:table-cell>
          <table:table-cell table:formula="of:=[.B1157]/3.7249425" office:value-type="float" office:value="0.0358256053616935" calcext:value-type="float">
            <text:p>0.035825605361694</text:p>
          </table:table-cell>
          <table:table-cell office:value-type="float" office:value="176.86349785196" calcext:value-type="float">
            <text:p>176.86349785196</text:p>
          </table:table-cell>
        </table:table-row>
        <table:table-row table:style-name="ro1">
          <table:table-cell office:value-type="float" office:value="1176.76" calcext:value-type="float">
            <text:p>1176.76</text:p>
          </table:table-cell>
          <table:table-cell office:value-type="float" office:value="0.13128556" calcext:value-type="float">
            <text:p>0.13128556</text:p>
          </table:table-cell>
          <table:table-cell table:formula="of:=[.B1158]/3.7249425" office:value-type="float" office:value="0.0352449896877603" calcext:value-type="float">
            <text:p>0.03524498968776</text:p>
          </table:table-cell>
          <table:table-cell office:value-type="float" office:value="176.997140882" calcext:value-type="float">
            <text:p>176.997140882</text:p>
          </table:table-cell>
        </table:table-row>
        <table:table-row table:style-name="ro1">
          <table:table-cell office:value-type="float" office:value="1177.78" calcext:value-type="float">
            <text:p>1177.78</text:p>
          </table:table-cell>
          <table:table-cell office:value-type="float" office:value="0.1295535" calcext:value-type="float">
            <text:p>0.1295535</text:p>
          </table:table-cell>
          <table:table-cell table:formula="of:=[.B1159]/3.7249425" office:value-type="float" office:value="0.0347799999597309" calcext:value-type="float">
            <text:p>0.034779999959731</text:p>
          </table:table-cell>
          <table:table-cell office:value-type="float" office:value="177.12902075118" calcext:value-type="float">
            <text:p>177.12902075118</text:p>
          </table:table-cell>
        </table:table-row>
        <table:table-row table:style-name="ro1">
          <table:table-cell office:value-type="float" office:value="1178.79" calcext:value-type="float">
            <text:p>1178.79</text:p>
          </table:table-cell>
          <table:table-cell office:value-type="float" office:value="0.12811759" calcext:value-type="float">
            <text:p>0.12811759</text:p>
          </table:table-cell>
          <table:table-cell table:formula="of:=[.B1160]/3.7249425" office:value-type="float" office:value="0.0343945148146582" calcext:value-type="float">
            <text:p>0.034394514814658</text:p>
          </table:table-cell>
          <table:table-cell office:value-type="float" office:value="177.25943893013" calcext:value-type="float">
            <text:p>177.25943893013</text:p>
          </table:table-cell>
        </table:table-row>
        <table:table-row table:style-name="ro1">
          <table:table-cell office:value-type="float" office:value="1179.81" calcext:value-type="float">
            <text:p>1179.81</text:p>
          </table:table-cell>
          <table:table-cell office:value-type="float" office:value="0.1268549" calcext:value-type="float">
            <text:p>0.1268549</text:p>
          </table:table-cell>
          <table:table-cell table:formula="of:=[.B1161]/3.7249425" office:value-type="float" office:value="0.0340555324008357" calcext:value-type="float">
            <text:p>0.034055532400836</text:p>
          </table:table-cell>
          <table:table-cell office:value-type="float" office:value="177.38857174437" calcext:value-type="float">
            <text:p>177.38857174437</text:p>
          </table:table-cell>
        </table:table-row>
        <table:table-row table:style-name="ro1">
          <table:table-cell office:value-type="float" office:value="1180.83" calcext:value-type="float">
            <text:p>1180.83</text:p>
          </table:table-cell>
          <table:table-cell office:value-type="float" office:value="0.12565188" calcext:value-type="float">
            <text:p>0.12565188</text:p>
          </table:table-cell>
          <table:table-cell table:formula="of:=[.B1162]/3.7249425" office:value-type="float" office:value="0.0337325690262333" calcext:value-type="float">
            <text:p>0.033732569026233</text:p>
          </table:table-cell>
          <table:table-cell office:value-type="float" office:value="177.51647993959" calcext:value-type="float">
            <text:p>177.51647993959</text:p>
          </table:table-cell>
        </table:table-row>
        <table:table-row table:style-name="ro1">
          <table:table-cell office:value-type="float" office:value="1181.85" calcext:value-type="float">
            <text:p>1181.85</text:p>
          </table:table-cell>
          <table:table-cell office:value-type="float" office:value="0.12439393" calcext:value-type="float">
            <text:p>0.12439393</text:p>
          </table:table-cell>
          <table:table-cell table:formula="of:=[.B1163]/3.7249425" office:value-type="float" office:value="0.0333948591152749" calcext:value-type="float">
            <text:p>0.033394859115275</text:p>
          </table:table-cell>
          <table:table-cell office:value-type="float" office:value="177.64310758768" calcext:value-type="float">
            <text:p>177.64310758768</text:p>
          </table:table-cell>
        </table:table-row>
        <table:table-row table:style-name="ro1">
          <table:table-cell office:value-type="float" office:value="1182.87" calcext:value-type="float">
            <text:p>1182.87</text:p>
          </table:table-cell>
          <table:table-cell office:value-type="float" office:value="0.12296454" calcext:value-type="float">
            <text:p>0.12296454</text:p>
          </table:table-cell>
          <table:table-cell table:formula="of:=[.B1164]/3.7249425" office:value-type="float" office:value="0.0330111243327917" calcext:value-type="float">
            <text:p>0.033011124332792</text:p>
          </table:table-cell>
          <table:table-cell office:value-type="float" office:value="177.76828017856" calcext:value-type="float">
            <text:p>177.76828017856</text:p>
          </table:table-cell>
        </table:table-row>
        <table:table-row table:style-name="ro1">
          <table:table-cell office:value-type="float" office:value="1183.88" calcext:value-type="float">
            <text:p>1183.88</text:p>
          </table:table-cell>
          <table:table-cell office:value-type="float" office:value="0.12126607" calcext:value-type="float">
            <text:p>0.12126607</text:p>
          </table:table-cell>
          <table:table-cell table:formula="of:=[.B1165]/3.7249425" office:value-type="float" office:value="0.0325551521936245" calcext:value-type="float">
            <text:p>0.032555152193625</text:p>
          </table:table-cell>
          <table:table-cell office:value-type="float" office:value="177.89172380683" calcext:value-type="float">
            <text:p>177.89172380683</text:p>
          </table:table-cell>
        </table:table-row>
        <table:table-row table:style-name="ro1">
          <table:table-cell office:value-type="float" office:value="1184.9" calcext:value-type="float">
            <text:p>1184.9</text:p>
          </table:table-cell>
          <table:table-cell office:value-type="float" office:value="0.11925942" calcext:value-type="float">
            <text:p>0.11925942</text:p>
          </table:table-cell>
          <table:table-cell table:formula="of:=[.B1166]/3.7249425" office:value-type="float" office:value="0.0320164458914466" calcext:value-type="float">
            <text:p>0.032016445891447</text:p>
          </table:table-cell>
          <table:table-cell office:value-type="float" office:value="178.01312474855" calcext:value-type="float">
            <text:p>178.01312474855</text:p>
          </table:table-cell>
        </table:table-row>
        <table:table-row table:style-name="ro1">
          <table:table-cell office:value-type="float" office:value="1185.92" calcext:value-type="float">
            <text:p>1185.92</text:p>
          </table:table-cell>
          <table:table-cell office:value-type="float" office:value="0.11700537" calcext:value-type="float">
            <text:p>0.11700537</text:p>
          </table:table-cell>
          <table:table-cell table:formula="of:=[.B1167]/3.7249425" office:value-type="float" office:value="0.0314113224566554" calcext:value-type="float">
            <text:p>0.031411322456655</text:p>
          </table:table-cell>
          <table:table-cell office:value-type="float" office:value="178.13223116395" calcext:value-type="float">
            <text:p>178.13223116395</text:p>
          </table:table-cell>
        </table:table-row>
        <table:table-row table:style-name="ro1">
          <table:table-cell office:value-type="float" office:value="1186.94" calcext:value-type="float">
            <text:p>1186.94</text:p>
          </table:table-cell>
          <table:table-cell office:value-type="float" office:value="0.1146838" calcext:value-type="float">
            <text:p>0.1146838</text:p>
          </table:table-cell>
          <table:table-cell table:formula="of:=[.B1168]/3.7249425" office:value-type="float" office:value="0.0307880725675631" calcext:value-type="float">
            <text:p>0.030788072567563</text:p>
          </table:table-cell>
          <table:table-cell office:value-type="float" office:value="178.24897432286" calcext:value-type="float">
            <text:p>178.24897432286</text:p>
          </table:table-cell>
        </table:table-row>
        <table:table-row table:style-name="ro1">
          <table:table-cell office:value-type="float" office:value="1187.96" calcext:value-type="float">
            <text:p>1187.96</text:p>
          </table:table-cell>
          <table:table-cell office:value-type="float" office:value="0.11257238" calcext:value-type="float">
            <text:p>0.11257238</text:p>
          </table:table-cell>
          <table:table-cell table:formula="of:=[.B1169]/3.7249425" office:value-type="float" office:value="0.0302212396567195" calcext:value-type="float">
            <text:p>0.03022123965672</text:p>
          </table:table-cell>
          <table:table-cell office:value-type="float" office:value="178.3635681491" calcext:value-type="float">
            <text:p>178.3635681491</text:p>
          </table:table-cell>
        </table:table-row>
        <table:table-row table:style-name="ro1">
          <table:table-cell office:value-type="float" office:value="1188.97" calcext:value-type="float">
            <text:p>1188.97</text:p>
          </table:table-cell>
          <table:table-cell office:value-type="float" office:value="0.11098258" calcext:value-type="float">
            <text:p>0.11098258</text:p>
          </table:table-cell>
          <table:table-cell table:formula="of:=[.B1170]/3.7249425" office:value-type="float" office:value="0.0297944411222455" calcext:value-type="float">
            <text:p>0.029794441122246</text:p>
          </table:table-cell>
          <table:table-cell office:value-type="float" office:value="178.47654362311" calcext:value-type="float">
            <text:p>178.47654362311</text:p>
          </table:table-cell>
        </table:table-row>
        <table:table-row table:style-name="ro1">
          <table:table-cell office:value-type="float" office:value="1189.99" calcext:value-type="float">
            <text:p>1189.99</text:p>
          </table:table-cell>
          <table:table-cell office:value-type="float" office:value="0.11017008" calcext:value-type="float">
            <text:p>0.11017008</text:p>
          </table:table-cell>
          <table:table-cell table:formula="of:=[.B1171]/3.7249425" office:value-type="float" office:value="0.029576316949859" calcext:value-type="float">
            <text:p>0.029576316949859</text:p>
          </table:table-cell>
          <table:table-cell office:value-type="float" office:value="178.58869201392" calcext:value-type="float">
            <text:p>178.58869201392</text:p>
          </table:table-cell>
        </table:table-row>
        <table:table-row table:style-name="ro1">
          <table:table-cell office:value-type="float" office:value="1191.01" calcext:value-type="float">
            <text:p>1191.01</text:p>
          </table:table-cell>
          <table:table-cell office:value-type="float" office:value="0.11025048" calcext:value-type="float">
            <text:p>0.11025048</text:p>
          </table:table-cell>
          <table:table-cell table:formula="of:=[.B1172]/3.7249425" office:value-type="float" office:value="0.0295979011756557" calcext:value-type="float">
            <text:p>0.029597901175656</text:p>
          </table:table-cell>
          <table:table-cell office:value-type="float" office:value="178.70092224397" calcext:value-type="float">
            <text:p>178.70092224397</text:p>
          </table:table-cell>
        </table:table-row>
        <table:table-row table:style-name="ro1">
          <table:table-cell office:value-type="float" office:value="1192.03" calcext:value-type="float">
            <text:p>1192.03</text:p>
          </table:table-cell>
          <table:table-cell office:value-type="float" office:value="0.11115224" calcext:value-type="float">
            <text:p>0.11115224</text:p>
          </table:table-cell>
          <table:table-cell table:formula="of:=[.B1173]/3.7249425" office:value-type="float" office:value="0.029839988134045" calcext:value-type="float">
            <text:p>0.029839988134045</text:p>
          </table:table-cell>
          <table:table-cell office:value-type="float" office:value="178.81407042485" calcext:value-type="float">
            <text:p>178.81407042485</text:p>
          </table:table-cell>
        </table:table-row>
        <table:table-row table:style-name="ro1">
          <table:table-cell office:value-type="float" office:value="1193.05" calcext:value-type="float">
            <text:p>1193.05</text:p>
          </table:table-cell>
          <table:table-cell office:value-type="float" office:value="0.1126272" calcext:value-type="float">
            <text:p>0.1126272</text:p>
          </table:table-cell>
          <table:table-cell table:formula="of:=[.B1174]/3.7249425" office:value-type="float" office:value="0.0302359566624183" calcext:value-type="float">
            <text:p>0.030235956662418</text:p>
          </table:table-cell>
          <table:table-cell office:value-type="float" office:value="178.92872005908" calcext:value-type="float">
            <text:p>178.92872005908</text:p>
          </table:table-cell>
        </table:table-row>
        <table:table-row table:style-name="ro1">
          <table:table-cell office:value-type="float" office:value="1194.06" calcext:value-type="float">
            <text:p>1194.06</text:p>
          </table:table-cell>
          <table:table-cell office:value-type="float" office:value="0.11431788" calcext:value-type="float">
            <text:p>0.11431788</text:p>
          </table:table-cell>
          <table:table-cell table:formula="of:=[.B1175]/3.7249425" office:value-type="float" office:value="0.0306898374941358" calcext:value-type="float">
            <text:p>0.030689837494136</text:p>
          </table:table-cell>
          <table:table-cell office:value-type="float" office:value="179.04509073279" calcext:value-type="float">
            <text:p>179.04509073279</text:p>
          </table:table-cell>
        </table:table-row>
        <table:table-row table:style-name="ro1">
          <table:table-cell office:value-type="float" office:value="1195.08" calcext:value-type="float">
            <text:p>1195.08</text:p>
          </table:table-cell>
          <table:table-cell office:value-type="float" office:value="0.1158599" calcext:value-type="float">
            <text:p>0.1158599</text:p>
          </table:table-cell>
          <table:table-cell table:formula="of:=[.B1176]/3.7249425" office:value-type="float" office:value="0.0311038089849709" calcext:value-type="float">
            <text:p>0.031103808984971</text:p>
          </table:table-cell>
          <table:table-cell office:value-type="float" office:value="179.1630311072" calcext:value-type="float">
            <text:p>179.1630311072</text:p>
          </table:table-cell>
        </table:table-row>
        <table:table-row table:style-name="ro1">
          <table:table-cell office:value-type="float" office:value="1196.1" calcext:value-type="float">
            <text:p>1196.1</text:p>
          </table:table-cell>
          <table:table-cell office:value-type="float" office:value="0.11698523" calcext:value-type="float">
            <text:p>0.11698523</text:p>
          </table:table-cell>
          <table:table-cell table:formula="of:=[.B1177]/3.7249425" office:value-type="float" office:value="0.0314059156617854" calcext:value-type="float">
            <text:p>0.031405915661785</text:p>
          </table:table-cell>
          <table:table-cell office:value-type="float" office:value="179.28211701969" calcext:value-type="float">
            <text:p>179.28211701969</text:p>
          </table:table-cell>
        </table:table-row>
        <table:table-row table:style-name="ro1">
          <table:table-cell office:value-type="float" office:value="1197.12" calcext:value-type="float">
            <text:p>1197.12</text:p>
          </table:table-cell>
          <table:table-cell office:value-type="float" office:value="0.11759221" calcext:value-type="float">
            <text:p>0.11759221</text:p>
          </table:table-cell>
          <table:table-cell table:formula="of:=[.B1178]/3.7249425" office:value-type="float" office:value="0.0315688658281302" calcext:value-type="float">
            <text:p>0.03156886582813</text:p>
          </table:table-cell>
          <table:table-cell office:value-type="float" office:value="179.40182081023" calcext:value-type="float">
            <text:p>179.40182081023</text:p>
          </table:table-cell>
        </table:table-row>
        <table:table-row table:style-name="ro1">
          <table:table-cell office:value-type="float" office:value="1198.14" calcext:value-type="float">
            <text:p>1198.14</text:p>
          </table:table-cell>
          <table:table-cell office:value-type="float" office:value="0.11776082" calcext:value-type="float">
            <text:p>0.11776082</text:p>
          </table:table-cell>
          <table:table-cell table:formula="of:=[.B1179]/3.7249425" office:value-type="float" office:value="0.0316141309563839" calcext:value-type="float">
            <text:p>0.031614130956384</text:p>
          </table:table-cell>
          <table:table-cell office:value-type="float" office:value="179.52169624762" calcext:value-type="float">
            <text:p>179.52169624762</text:p>
          </table:table-cell>
        </table:table-row>
        <table:table-row table:style-name="ro1">
          <table:table-cell office:value-type="float" office:value="1199.15" calcext:value-type="float">
            <text:p>1199.15</text:p>
          </table:table-cell>
          <table:table-cell office:value-type="float" office:value="0.11771175" calcext:value-type="float">
            <text:p>0.11771175</text:p>
          </table:table-cell>
          <table:table-cell table:formula="of:=[.B1180]/3.7249425" office:value-type="float" office:value="0.0316009575986743" calcext:value-type="float">
            <text:p>0.031600957598674</text:p>
          </table:table-cell>
          <table:table-cell office:value-type="float" office:value="179.64152172469" calcext:value-type="float">
            <text:p>179.64152172469</text:p>
          </table:table-cell>
        </table:table-row>
        <table:table-row table:style-name="ro1">
          <table:table-cell office:value-type="float" office:value="1200.17" calcext:value-type="float">
            <text:p>1200.17</text:p>
          </table:table-cell>
          <table:table-cell office:value-type="float" office:value="0.1177262" calcext:value-type="float">
            <text:p>0.1177262</text:p>
          </table:table-cell>
          <table:table-cell table:formula="of:=[.B1181]/3.7249425" office:value-type="float" office:value="0.0316048368531863" calcext:value-type="float">
            <text:p>0.031604836853186</text:p>
          </table:table-cell>
          <table:table-cell office:value-type="float" office:value="179.76136191335" calcext:value-type="float">
            <text:p>179.76136191335</text:p>
          </table:table-cell>
        </table:table-row>
        <table:table-row table:style-name="ro1">
          <table:table-cell office:value-type="float" office:value="1201.19" calcext:value-type="float">
            <text:p>1201.19</text:p>
          </table:table-cell>
          <table:table-cell office:value-type="float" office:value="0.11805531" calcext:value-type="float">
            <text:p>0.11805531</text:p>
          </table:table-cell>
          <table:table-cell table:formula="of:=[.B1182]/3.7249425" office:value-type="float" office:value="0.0316931898948776" calcext:value-type="float">
            <text:p>0.031693189894878</text:p>
          </table:table-cell>
          <table:table-cell office:value-type="float" office:value="179.88153712728" calcext:value-type="float">
            <text:p>179.88153712728</text:p>
          </table:table-cell>
        </table:table-row>
        <table:table-row table:style-name="ro1">
          <table:table-cell office:value-type="float" office:value="1202.21" calcext:value-type="float">
            <text:p>1202.21</text:p>
          </table:table-cell>
          <table:table-cell office:value-type="float" office:value="0.11884798" calcext:value-type="float">
            <text:p>0.11884798</text:p>
          </table:table-cell>
          <table:table-cell table:formula="of:=[.B1183]/3.7249425" office:value-type="float" office:value="0.0319059904951553" calcext:value-type="float">
            <text:p>0.031905990495155</text:p>
          </table:table-cell>
          <table:table-cell office:value-type="float" office:value="180.00251924655" calcext:value-type="float">
            <text:p>180.00251924655</text:p>
          </table:table-cell>
        </table:table-row>
        <table:table-row table:style-name="ro1">
          <table:table-cell office:value-type="float" office:value="1203.22" calcext:value-type="float">
            <text:p>1203.22</text:p>
          </table:table-cell>
          <table:table-cell office:value-type="float" office:value="0.12011717" calcext:value-type="float">
            <text:p>0.12011717</text:p>
          </table:table-cell>
          <table:table-cell table:formula="of:=[.B1184]/3.7249425" office:value-type="float" office:value="0.0322467179023569" calcext:value-type="float">
            <text:p>0.032246717902357</text:p>
          </table:table-cell>
          <table:table-cell office:value-type="float" office:value="180.12479333983" calcext:value-type="float">
            <text:p>180.12479333983</text:p>
          </table:table-cell>
        </table:table-row>
        <table:table-row table:style-name="ro1">
          <table:table-cell office:value-type="float" office:value="1204.24" calcext:value-type="float">
            <text:p>1204.24</text:p>
          </table:table-cell>
          <table:table-cell office:value-type="float" office:value="0.1217501" calcext:value-type="float">
            <text:p>0.1217501</text:p>
          </table:table-cell>
          <table:table-cell table:formula="of:=[.B1185]/3.7249425" office:value-type="float" office:value="0.0326850951390525" calcext:value-type="float">
            <text:p>0.032685095139053</text:p>
          </table:table-cell>
          <table:table-cell office:value-type="float" office:value="180.24872969148" calcext:value-type="float">
            <text:p>180.24872969148</text:p>
          </table:table-cell>
        </table:table-row>
        <table:table-row table:style-name="ro1">
          <table:table-cell office:value-type="float" office:value="1205.26" calcext:value-type="float">
            <text:p>1205.26</text:p>
          </table:table-cell>
          <table:table-cell office:value-type="float" office:value="0.12355376" calcext:value-type="float">
            <text:p>0.12355376</text:p>
          </table:table-cell>
          <table:table-cell table:formula="of:=[.B1186]/3.7249425" office:value-type="float" office:value="0.0331693066403038" calcext:value-type="float">
            <text:p>0.033169306640304</text:p>
          </table:table-cell>
          <table:table-cell office:value-type="float" office:value="180.37450209028" calcext:value-type="float">
            <text:p>180.37450209028</text:p>
          </table:table-cell>
        </table:table-row>
        <table:table-row table:style-name="ro1">
          <table:table-cell office:value-type="float" office:value="1206.28" calcext:value-type="float">
            <text:p>1206.28</text:p>
          </table:table-cell>
          <table:table-cell office:value-type="float" office:value="0.12531745" calcext:value-type="float">
            <text:p>0.12531745</text:p>
          </table:table-cell>
          <table:table-cell table:formula="of:=[.B1187]/3.7249425" office:value-type="float" office:value="0.0336427877745764" calcext:value-type="float">
            <text:p>0.033642787774576</text:p>
          </table:table-cell>
          <table:table-cell office:value-type="float" office:value="180.50206984871" calcext:value-type="float">
            <text:p>180.50206984871</text:p>
          </table:table-cell>
        </table:table-row>
        <table:table-row table:style-name="ro1">
          <table:table-cell office:value-type="float" office:value="1207.3" calcext:value-type="float">
            <text:p>1207.3</text:p>
          </table:table-cell>
          <table:table-cell office:value-type="float" office:value="0.12687204" calcext:value-type="float">
            <text:p>0.12687204</text:p>
          </table:table-cell>
          <table:table-cell table:formula="of:=[.B1188]/3.7249425" office:value-type="float" office:value="0.0340601338141461" calcext:value-type="float">
            <text:p>0.034060133814146</text:p>
          </table:table-cell>
          <table:table-cell office:value-type="float" office:value="180.63122011092" calcext:value-type="float">
            <text:p>180.63122011092</text:p>
          </table:table-cell>
        </table:table-row>
        <table:table-row table:style-name="ro1">
          <table:table-cell office:value-type="float" office:value="1208.31" calcext:value-type="float">
            <text:p>1208.31</text:p>
          </table:table-cell>
          <table:table-cell office:value-type="float" office:value="0.12812918" calcext:value-type="float">
            <text:p>0.12812918</text:p>
          </table:table-cell>
          <table:table-cell table:formula="of:=[.B1189]/3.7249425" office:value-type="float" office:value="0.0343976262720834" calcext:value-type="float">
            <text:p>0.034397626272083</text:p>
          </table:table-cell>
          <table:table-cell office:value-type="float" office:value="180.76165008211" calcext:value-type="float">
            <text:p>180.76165008211</text:p>
          </table:table-cell>
        </table:table-row>
        <table:table-row table:style-name="ro1">
          <table:table-cell office:value-type="float" office:value="1209.33" calcext:value-type="float">
            <text:p>1209.33</text:p>
          </table:table-cell>
          <table:table-cell office:value-type="float" office:value="0.1290919" calcext:value-type="float">
            <text:p>0.1290919</text:p>
          </table:table-cell>
          <table:table-cell table:formula="of:=[.B1190]/3.7249425" office:value-type="float" office:value="0.0346560785837634" calcext:value-type="float">
            <text:p>0.034656078583763</text:p>
          </table:table-cell>
          <table:table-cell office:value-type="float" office:value="180.89306006918" calcext:value-type="float">
            <text:p>180.89306006918</text:p>
          </table:table-cell>
        </table:table-row>
        <table:table-row table:style-name="ro1">
          <table:table-cell office:value-type="float" office:value="1210.35" calcext:value-type="float">
            <text:p>1210.35</text:p>
          </table:table-cell>
          <table:table-cell office:value-type="float" office:value="0.12983739" calcext:value-type="float">
            <text:p>0.12983739</text:p>
          </table:table-cell>
          <table:table-cell table:formula="of:=[.B1191]/3.7249425" office:value-type="float" office:value="0.0348562132167141" calcext:value-type="float">
            <text:p>0.034856213216714</text:p>
          </table:table-cell>
          <table:table-cell office:value-type="float" office:value="181.02522893364" calcext:value-type="float">
            <text:p>181.02522893364</text:p>
          </table:table-cell>
        </table:table-row>
        <table:table-row table:style-name="ro1">
          <table:table-cell office:value-type="float" office:value="1211.37" calcext:value-type="float">
            <text:p>1211.37</text:p>
          </table:table-cell>
          <table:table-cell office:value-type="float" office:value="0.13048047" calcext:value-type="float">
            <text:p>0.13048047</text:p>
          </table:table-cell>
          <table:table-cell table:formula="of:=[.B1192]/3.7249425" office:value-type="float" office:value="0.0350288548078259" calcext:value-type="float">
            <text:p>0.035028854807826</text:p>
          </table:table-cell>
          <table:table-cell office:value-type="float" office:value="181.15805241956" calcext:value-type="float">
            <text:p>181.15805241956</text:p>
          </table:table-cell>
        </table:table-row>
        <table:table-row table:style-name="ro1">
          <table:table-cell office:value-type="float" office:value="1212.39" calcext:value-type="float">
            <text:p>1212.39</text:p>
          </table:table-cell>
          <table:table-cell office:value-type="float" office:value="0.13113162" calcext:value-type="float">
            <text:p>0.13113162</text:p>
          </table:table-cell>
          <table:table-cell table:formula="of:=[.B1193]/3.7249425" office:value-type="float" office:value="0.035203662875333" calcext:value-type="float">
            <text:p>0.035203662875333</text:p>
          </table:table-cell>
          <table:table-cell office:value-type="float" office:value="181.29153874959" calcext:value-type="float">
            <text:p>181.29153874959</text:p>
          </table:table-cell>
        </table:table-row>
        <table:table-row table:style-name="ro1">
          <table:table-cell office:value-type="float" office:value="1213.4" calcext:value-type="float">
            <text:p>1213.4</text:p>
          </table:table-cell>
          <table:table-cell office:value-type="float" office:value="0.13186422" calcext:value-type="float">
            <text:p>0.13186422</text:p>
          </table:table-cell>
          <table:table-cell table:formula="of:=[.B1194]/3.7249425" office:value-type="float" office:value="0.0354003370521827" calcext:value-type="float">
            <text:p>0.035400337052183</text:p>
          </table:table-cell>
          <table:table-cell office:value-type="float" office:value="181.42577083444" calcext:value-type="float">
            <text:p>181.42577083444</text:p>
          </table:table-cell>
        </table:table-row>
        <table:table-row table:style-name="ro1">
          <table:table-cell office:value-type="float" office:value="1214.42" calcext:value-type="float">
            <text:p>1214.42</text:p>
          </table:table-cell>
          <table:table-cell office:value-type="float" office:value="0.13270241" calcext:value-type="float">
            <text:p>0.13270241</text:p>
          </table:table-cell>
          <table:table-cell table:formula="of:=[.B1195]/3.7249425" office:value-type="float" office:value="0.0356253579753244" calcext:value-type="float">
            <text:p>0.035625357975325</text:p>
          </table:table-cell>
          <table:table-cell office:value-type="float" office:value="181.56085615673" calcext:value-type="float">
            <text:p>181.56085615673</text:p>
          </table:table-cell>
        </table:table-row>
        <table:table-row table:style-name="ro1">
          <table:table-cell office:value-type="float" office:value="1215.44" calcext:value-type="float">
            <text:p>1215.44</text:p>
          </table:table-cell>
          <table:table-cell office:value-type="float" office:value="0.13363438" calcext:value-type="float">
            <text:p>0.13363438</text:p>
          </table:table-cell>
          <table:table-cell table:formula="of:=[.B1196]/3.7249425" office:value-type="float" office:value="0.0358755551260187" calcext:value-type="float">
            <text:p>0.035875555126019</text:p>
          </table:table-cell>
          <table:table-cell office:value-type="float" office:value="181.69689018833" calcext:value-type="float">
            <text:p>181.69689018833</text:p>
          </table:table-cell>
        </table:table-row>
        <table:table-row table:style-name="ro1">
          <table:table-cell office:value-type="float" office:value="1216.46" calcext:value-type="float">
            <text:p>1216.46</text:p>
          </table:table-cell>
          <table:table-cell office:value-type="float" office:value="0.13464693" calcext:value-type="float">
            <text:p>0.13464693</text:p>
          </table:table-cell>
          <table:table-cell table:formula="of:=[.B1197]/3.7249425" office:value-type="float" office:value="0.0361473848254033" calcext:value-type="float">
            <text:p>0.036147384825403</text:p>
          </table:table-cell>
          <table:table-cell office:value-type="float" office:value="181.83395495647" calcext:value-type="float">
            <text:p>181.83395495647</text:p>
          </table:table-cell>
        </table:table-row>
        <table:table-row table:style-name="ro1">
          <table:table-cell office:value-type="float" office:value="1217.48" calcext:value-type="float">
            <text:p>1217.48</text:p>
          </table:table-cell>
          <table:table-cell office:value-type="float" office:value="0.13576856" calcext:value-type="float">
            <text:p>0.13576856</text:p>
          </table:table-cell>
          <table:table-cell table:formula="of:=[.B1198]/3.7249425" office:value-type="float" office:value="0.0364484981982943" calcext:value-type="float">
            <text:p>0.036448498198294</text:p>
          </table:table-cell>
          <table:table-cell office:value-type="float" office:value="181.97216149185" calcext:value-type="float">
            <text:p>181.97216149185</text:p>
          </table:table-cell>
        </table:table-row>
        <table:table-row table:style-name="ro1">
          <table:table-cell office:value-type="float" office:value="1218.49" calcext:value-type="float">
            <text:p>1218.49</text:p>
          </table:table-cell>
          <table:table-cell office:value-type="float" office:value="0.13710338" calcext:value-type="float">
            <text:p>0.13710338</text:p>
          </table:table-cell>
          <table:table-cell table:formula="of:=[.B1199]/3.7249425" office:value-type="float" office:value="0.0368068446694144" calcext:value-type="float">
            <text:p>0.036806844669414</text:p>
          </table:table-cell>
          <table:table-cell office:value-type="float" office:value="182.11172681531" calcext:value-type="float">
            <text:p>182.11172681531</text:p>
          </table:table-cell>
        </table:table-row>
        <table:table-row table:style-name="ro1">
          <table:table-cell office:value-type="float" office:value="1219.51" calcext:value-type="float">
            <text:p>1219.51</text:p>
          </table:table-cell>
          <table:table-cell office:value-type="float" office:value="0.13883891" calcext:value-type="float">
            <text:p>0.13883891</text:p>
          </table:table-cell>
          <table:table-cell table:formula="of:=[.B1200]/3.7249425" office:value-type="float" office:value="0.0372727659554476" calcext:value-type="float">
            <text:p>0.037272765955448</text:p>
          </table:table-cell>
          <table:table-cell office:value-type="float" office:value="182.25305882947" calcext:value-type="float">
            <text:p>182.25305882947</text:p>
          </table:table-cell>
        </table:table-row>
        <table:table-row table:style-name="ro1">
          <table:table-cell office:value-type="float" office:value="1220.53" calcext:value-type="float">
            <text:p>1220.53</text:p>
          </table:table-cell>
          <table:table-cell office:value-type="float" office:value="0.1412181" calcext:value-type="float">
            <text:p>0.1412181</text:p>
          </table:table-cell>
          <table:table-cell table:formula="of:=[.B1201]/3.7249425" office:value-type="float" office:value="0.0379114845396942" calcext:value-type="float">
            <text:p>0.037911484539694</text:p>
          </table:table-cell>
          <table:table-cell office:value-type="float" office:value="182.39681275943" calcext:value-type="float">
            <text:p>182.39681275943</text:p>
          </table:table-cell>
        </table:table-row>
        <table:table-row table:style-name="ro1">
          <table:table-cell office:value-type="float" office:value="1221.55" calcext:value-type="float">
            <text:p>1221.55</text:p>
          </table:table-cell>
          <table:table-cell office:value-type="float" office:value="0.1444785" calcext:value-type="float">
            <text:p>0.1444785</text:p>
          </table:table-cell>
          <table:table-cell table:formula="of:=[.B1202]/3.7249425" office:value-type="float" office:value="0.038786773218647" calcext:value-type="float">
            <text:p>0.038786773218647</text:p>
          </table:table-cell>
          <table:table-cell office:value-type="float" office:value="182.54388564198" calcext:value-type="float">
            <text:p>182.54388564198</text:p>
          </table:table-cell>
        </table:table-row>
        <table:table-row table:style-name="ro1">
          <table:table-cell office:value-type="float" office:value="1222.57" calcext:value-type="float">
            <text:p>1222.57</text:p>
          </table:table-cell>
          <table:table-cell office:value-type="float" office:value="0.14877445" calcext:value-type="float">
            <text:p>0.14877445</text:p>
          </table:table-cell>
          <table:table-cell table:formula="of:=[.B1203]/3.7249425" office:value-type="float" office:value="0.0399400661889412" calcext:value-type="float">
            <text:p>0.039940066188941</text:p>
          </table:table-cell>
          <table:table-cell office:value-type="float" office:value="182.69533161677" calcext:value-type="float">
            <text:p>182.69533161677</text:p>
          </table:table-cell>
        </table:table-row>
        <table:table-row table:style-name="ro1">
          <table:table-cell office:value-type="float" office:value="1223.58" calcext:value-type="float">
            <text:p>1223.58</text:p>
          </table:table-cell>
          <table:table-cell office:value-type="float" office:value="0.1541071" calcext:value-type="float">
            <text:p>0.1541071</text:p>
          </table:table-cell>
          <table:table-cell table:formula="of:=[.B1204]/3.7249425" office:value-type="float" office:value="0.0413716721801746" calcext:value-type="float">
            <text:p>0.041371672180175</text:p>
          </table:table-cell>
          <table:table-cell office:value-type="float" office:value="182.85220599831" calcext:value-type="float">
            <text:p>182.85220599831</text:p>
          </table:table-cell>
        </table:table-row>
        <table:table-row table:style-name="ro1">
          <table:table-cell office:value-type="float" office:value="1224.6" calcext:value-type="float">
            <text:p>1224.6</text:p>
          </table:table-cell>
          <table:table-cell office:value-type="float" office:value="0.16028744" calcext:value-type="float">
            <text:p>0.16028744</text:p>
          </table:table-cell>
          <table:table-cell table:formula="of:=[.B1205]/3.7249425" office:value-type="float" office:value="0.0430308494694885" calcext:value-type="float">
            <text:p>0.043030849469489</text:p>
          </table:table-cell>
          <table:table-cell office:value-type="float" office:value="183.01537169351" calcext:value-type="float">
            <text:p>183.01537169351</text:p>
          </table:table-cell>
        </table:table-row>
        <table:table-row table:style-name="ro1">
          <table:table-cell office:value-type="float" office:value="1225.62" calcext:value-type="float">
            <text:p>1225.62</text:p>
          </table:table-cell>
          <table:table-cell office:value-type="float" office:value="0.16694821" calcext:value-type="float">
            <text:p>0.16694821</text:p>
          </table:table-cell>
          <table:table-cell table:formula="of:=[.B1206]/3.7249425" office:value-type="float" office:value="0.0448190032463588" calcext:value-type="float">
            <text:p>0.044819003246359</text:p>
          </table:table-cell>
          <table:table-cell office:value-type="float" office:value="183.18531776882" calcext:value-type="float">
            <text:p>183.18531776882</text:p>
          </table:table-cell>
        </table:table-row>
        <table:table-row table:style-name="ro1">
          <table:table-cell office:value-type="float" office:value="1226.64" calcext:value-type="float">
            <text:p>1226.64</text:p>
          </table:table-cell>
          <table:table-cell office:value-type="float" office:value="0.17360484" calcext:value-type="float">
            <text:p>0.17360484</text:p>
          </table:table-cell>
          <table:table-cell table:formula="of:=[.B1207]/3.7249425" office:value-type="float" office:value="0.046606045596677" calcext:value-type="float">
            <text:p>0.046606045596677</text:p>
          </table:table-cell>
          <table:table-cell office:value-type="float" office:value="183.36204000903" calcext:value-type="float">
            <text:p>183.36204000903</text:p>
          </table:table-cell>
        </table:table-row>
        <table:table-row table:style-name="ro1">
          <table:table-cell office:value-type="float" office:value="1227.66" calcext:value-type="float">
            <text:p>1227.66</text:p>
          </table:table-cell>
          <table:table-cell office:value-type="float" office:value="0.17974854" calcext:value-type="float">
            <text:p>0.17974854</text:p>
          </table:table-cell>
          <table:table-cell table:formula="of:=[.B1208]/3.7249425" office:value-type="float" office:value="0.0482553864925432" calcext:value-type="float">
            <text:p>0.048255386492543</text:p>
          </table:table-cell>
          <table:table-cell office:value-type="float" office:value="183.54501626241" calcext:value-type="float">
            <text:p>183.54501626241</text:p>
          </table:table-cell>
        </table:table-row>
        <table:table-row table:style-name="ro1">
          <table:table-cell office:value-type="float" office:value="1228.67" calcext:value-type="float">
            <text:p>1228.67</text:p>
          </table:table-cell>
          <table:table-cell office:value-type="float" office:value="0.18494381" calcext:value-type="float">
            <text:p>0.18494381</text:p>
          </table:table-cell>
          <table:table-cell table:formula="of:=[.B1209]/3.7249425" office:value-type="float" office:value="0.0496501113775582" calcext:value-type="float">
            <text:p>0.049650111377558</text:p>
          </table:table-cell>
          <table:table-cell office:value-type="float" office:value="183.73328108001" calcext:value-type="float">
            <text:p>183.73328108001</text:p>
          </table:table-cell>
        </table:table-row>
        <table:table-row table:style-name="ro1">
          <table:table-cell office:value-type="float" office:value="1229.69" calcext:value-type="float">
            <text:p>1229.69</text:p>
          </table:table-cell>
          <table:table-cell office:value-type="float" office:value="0.1889019" calcext:value-type="float">
            <text:p>0.1889019</text:p>
          </table:table-cell>
          <table:table-cell table:formula="of:=[.B1210]/3.7249425" office:value-type="float" office:value="0.0507127022766123" calcext:value-type="float">
            <text:p>0.050712702276612</text:p>
          </table:table-cell>
          <table:table-cell office:value-type="float" office:value="183.92557506518" calcext:value-type="float">
            <text:p>183.92557506518</text:p>
          </table:table-cell>
        </table:table-row>
        <table:table-row table:style-name="ro1">
          <table:table-cell office:value-type="float" office:value="1230.71" calcext:value-type="float">
            <text:p>1230.71</text:p>
          </table:table-cell>
          <table:table-cell office:value-type="float" office:value="0.19151122" calcext:value-type="float">
            <text:p>0.19151122</text:p>
          </table:table-cell>
          <table:table-cell table:formula="of:=[.B1211]/3.7249425" office:value-type="float" office:value="0.0514132016802944" calcext:value-type="float">
            <text:p>0.051413201680294</text:p>
          </table:table-cell>
          <table:table-cell office:value-type="float" office:value="184.12052522439" calcext:value-type="float">
            <text:p>184.12052522439</text:p>
          </table:table-cell>
        </table:table-row>
        <table:table-row table:style-name="ro1">
          <table:table-cell office:value-type="float" office:value="1231.73" calcext:value-type="float">
            <text:p>1231.73</text:p>
          </table:table-cell>
          <table:table-cell office:value-type="float" office:value="0.19282232" calcext:value-type="float">
            <text:p>0.19282232</text:p>
          </table:table-cell>
          <table:table-cell table:formula="of:=[.B1212]/3.7249425" office:value-type="float" office:value="0.0517651802678833" calcext:value-type="float">
            <text:p>0.051765180267883</text:p>
          </table:table-cell>
          <table:table-cell office:value-type="float" office:value="184.31681002626" calcext:value-type="float">
            <text:p>184.31681002626</text:p>
          </table:table-cell>
        </table:table-row>
        <table:table-row table:style-name="ro1">
          <table:table-cell office:value-type="float" office:value="1232.75" calcext:value-type="float">
            <text:p>1232.75</text:p>
          </table:table-cell>
          <table:table-cell office:value-type="float" office:value="0.19300074" calcext:value-type="float">
            <text:p>0.19300074</text:p>
          </table:table-cell>
          <table:table-cell table:formula="of:=[.B1213]/3.7249425" office:value-type="float" office:value="0.0518130789938368" calcext:value-type="float">
            <text:p>0.051813078993837</text:p>
          </table:table-cell>
          <table:table-cell office:value-type="float" office:value="184.5132764462" calcext:value-type="float">
            <text:p>184.5132764462</text:p>
          </table:table-cell>
        </table:table-row>
        <table:table-row table:style-name="ro1">
          <table:table-cell office:value-type="float" office:value="1233.76" calcext:value-type="float">
            <text:p>1233.76</text:p>
          </table:table-cell>
          <table:table-cell office:value-type="float" office:value="0.19226998" calcext:value-type="float">
            <text:p>0.19226998</text:p>
          </table:table-cell>
          <table:table-cell table:formula="of:=[.B1214]/3.7249425" office:value-type="float" office:value="0.0516168987843437" calcext:value-type="float">
            <text:p>0.051616898784344</text:p>
          </table:table-cell>
          <table:table-cell office:value-type="float" office:value="184.70899898711" calcext:value-type="float">
            <text:p>184.70899898711</text:p>
          </table:table-cell>
        </table:table-row>
        <table:table-row table:style-name="ro1">
          <table:table-cell office:value-type="float" office:value="1234.78" calcext:value-type="float">
            <text:p>1234.78</text:p>
          </table:table-cell>
          <table:table-cell office:value-type="float" office:value="0.19086584" calcext:value-type="float">
            <text:p>0.19086584</text:p>
          </table:table-cell>
          <table:table-cell table:formula="of:=[.B1215]/3.7249425" office:value-type="float" office:value="0.0512399426299869" calcext:value-type="float">
            <text:p>0.051239942629987</text:p>
          </table:table-cell>
          <table:table-cell office:value-type="float" office:value="184.90329217488" calcext:value-type="float">
            <text:p>184.90329217488</text:p>
          </table:table-cell>
        </table:table-row>
        <table:table-row table:style-name="ro1">
          <table:table-cell office:value-type="float" office:value="1235.8" calcext:value-type="float">
            <text:p>1235.8</text:p>
          </table:table-cell>
          <table:table-cell office:value-type="float" office:value="0.18901316" calcext:value-type="float">
            <text:p>0.18901316</text:p>
          </table:table-cell>
          <table:table-cell table:formula="of:=[.B1216]/3.7249425" office:value-type="float" office:value="0.050742571194052" calcext:value-type="float">
            <text:p>0.050742571194052</text:p>
          </table:table-cell>
          <table:table-cell office:value-type="float" office:value="185.09569941384" calcext:value-type="float">
            <text:p>185.09569941384</text:p>
          </table:table-cell>
        </table:table-row>
        <table:table-row table:style-name="ro1">
          <table:table-cell office:value-type="float" office:value="1236.82" calcext:value-type="float">
            <text:p>1236.82</text:p>
          </table:table-cell>
          <table:table-cell office:value-type="float" office:value="0.18692288" calcext:value-type="float">
            <text:p>0.18692288</text:p>
          </table:table-cell>
          <table:table-cell table:formula="of:=[.B1217]/3.7249425" office:value-type="float" office:value="0.0501814135385983" calcext:value-type="float">
            <text:p>0.050181413538598</text:p>
          </table:table-cell>
          <table:table-cell office:value-type="float" office:value="185.2859788438" calcext:value-type="float">
            <text:p>185.2859788438</text:p>
          </table:table-cell>
        </table:table-row>
        <table:table-row table:style-name="ro1">
          <table:table-cell office:value-type="float" office:value="1237.84" calcext:value-type="float">
            <text:p>1237.84</text:p>
          </table:table-cell>
          <table:table-cell office:value-type="float" office:value="0.184797" calcext:value-type="float">
            <text:p>0.184797</text:p>
          </table:table-cell>
          <table:table-cell table:formula="of:=[.B1218]/3.7249425" office:value-type="float" office:value="0.0496106986886375" calcext:value-type="float">
            <text:p>0.049610698688638</text:p>
          </table:table-cell>
          <table:table-cell office:value-type="float" office:value="185.47409421616" calcext:value-type="float">
            <text:p>185.47409421616</text:p>
          </table:table-cell>
        </table:table-row>
        <table:table-row table:style-name="ro1">
          <table:table-cell office:value-type="float" office:value="1238.85" calcext:value-type="float">
            <text:p>1238.85</text:p>
          </table:table-cell>
          <table:table-cell office:value-type="float" office:value="0.1828267" calcext:value-type="float">
            <text:p>0.1828267</text:p>
          </table:table-cell>
          <table:table-cell table:formula="of:=[.B1219]/3.7249425" office:value-type="float" office:value="0.0490817509263566" calcext:value-type="float">
            <text:p>0.049081750926357</text:p>
          </table:table-cell>
          <table:table-cell office:value-type="float" office:value="185.66020390642" calcext:value-type="float">
            <text:p>185.66020390642</text:p>
          </table:table-cell>
        </table:table-row>
        <table:table-row table:style-name="ro1">
          <table:table-cell office:value-type="float" office:value="1239.87" calcext:value-type="float">
            <text:p>1239.87</text:p>
          </table:table-cell>
          <table:table-cell office:value-type="float" office:value="0.18117553" calcext:value-type="float">
            <text:p>0.18117553</text:p>
          </table:table-cell>
          <table:table-cell table:formula="of:=[.B1220]/3.7249425" office:value-type="float" office:value="0.0486384769697787" calcext:value-type="float">
            <text:p>0.048638476969779</text:p>
          </table:table-cell>
          <table:table-cell office:value-type="float" office:value="185.844632776" calcext:value-type="float">
            <text:p>185.844632776</text:p>
          </table:table-cell>
        </table:table-row>
        <table:table-row table:style-name="ro1">
          <table:table-cell office:value-type="float" office:value="1240.89" calcext:value-type="float">
            <text:p>1240.89</text:p>
          </table:table-cell>
          <table:table-cell office:value-type="float" office:value="0.17995059" calcext:value-type="float">
            <text:p>0.17995059</text:p>
          </table:table-cell>
          <table:table-cell table:formula="of:=[.B1221]/3.7249425" office:value-type="float" office:value="0.048309628940581" calcext:value-type="float">
            <text:p>0.048309628940581</text:p>
          </table:table-cell>
          <table:table-cell office:value-type="float" office:value="186.02781471266" calcext:value-type="float">
            <text:p>186.02781471266</text:p>
          </table:table-cell>
        </table:table-row>
        <table:table-row table:style-name="ro1">
          <table:table-cell office:value-type="float" office:value="1241.91" calcext:value-type="float">
            <text:p>1241.91</text:p>
          </table:table-cell>
          <table:table-cell office:value-type="float" office:value="0.17917498" calcext:value-type="float">
            <text:p>0.17917498</text:p>
          </table:table-cell>
          <table:table-cell table:formula="of:=[.B1222]/3.7249425" office:value-type="float" office:value="0.0481014082767721" calcext:value-type="float">
            <text:p>0.048101408276772</text:p>
          </table:table-cell>
          <table:table-cell office:value-type="float" office:value="186.2102071125" calcext:value-type="float">
            <text:p>186.2102071125</text:p>
          </table:table-cell>
        </table:table-row>
        <table:table-row table:style-name="ro1">
          <table:table-cell office:value-type="float" office:value="1242.93" calcext:value-type="float">
            <text:p>1242.93</text:p>
          </table:table-cell>
          <table:table-cell office:value-type="float" office:value="0.17877811" calcext:value-type="float">
            <text:p>0.17877811</text:p>
          </table:table-cell>
          <table:table-cell table:formula="of:=[.B1223]/3.7249425" office:value-type="float" office:value="0.0479948643502551" calcext:value-type="float">
            <text:p>0.047994864350255</text:p>
          </table:table-cell>
          <table:table-cell office:value-type="float" office:value="186.39219551488" calcext:value-type="float">
            <text:p>186.39219551488</text:p>
          </table:table-cell>
        </table:table-row>
        <table:table-row table:style-name="ro1">
          <table:table-cell office:value-type="float" office:value="1243.94" calcext:value-type="float">
            <text:p>1243.94</text:p>
          </table:table-cell>
          <table:table-cell office:value-type="float" office:value="0.17861519" calcext:value-type="float">
            <text:p>0.17861519</text:p>
          </table:table-cell>
          <table:table-cell table:formula="of:=[.B1224]/3.7249425" office:value-type="float" office:value="0.0479511267623594" calcext:value-type="float">
            <text:p>0.04795112676236</text:p>
          </table:table-cell>
          <table:table-cell office:value-type="float" office:value="186.57401807552" calcext:value-type="float">
            <text:p>186.57401807552</text:p>
          </table:table-cell>
        </table:table-row>
        <table:table-row table:style-name="ro1">
          <table:table-cell office:value-type="float" office:value="1244.96" calcext:value-type="float">
            <text:p>1244.96</text:p>
          </table:table-cell>
          <table:table-cell office:value-type="float" office:value="0.17851523" calcext:value-type="float">
            <text:p>0.17851523</text:p>
          </table:table-cell>
          <table:table-cell table:formula="of:=[.B1225]/3.7249425" office:value-type="float" office:value="0.0479242914487942" calcext:value-type="float">
            <text:p>0.047924291448794</text:p>
          </table:table-cell>
          <table:table-cell office:value-type="float" office:value="186.75573887878" calcext:value-type="float">
            <text:p>186.75573887878</text:p>
          </table:table-cell>
        </table:table-row>
        <table:table-row table:style-name="ro1">
          <table:table-cell office:value-type="float" office:value="1245.98" calcext:value-type="float">
            <text:p>1245.98</text:p>
          </table:table-cell>
          <table:table-cell office:value-type="float" office:value="0.17834386" calcext:value-type="float">
            <text:p>0.17834386</text:p>
          </table:table-cell>
          <table:table-cell table:formula="of:=[.B1226]/3.7249425" office:value-type="float" office:value="0.0478782853695057" calcext:value-type="float">
            <text:p>0.047878285369506</text:p>
          </table:table-cell>
          <table:table-cell office:value-type="float" office:value="186.93728523732" calcext:value-type="float">
            <text:p>186.9372852373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17805977" calcext:value-type="float">
            <text:p>0.17805977</text:p>
          </table:table-cell>
          <table:table-cell table:formula="of:=[.B1227]/3.7249425" office:value-type="float" office:value="0.0478020184204186" calcext:value-type="float">
            <text:p>0.047802018420419</text:p>
          </table:table-cell>
          <table:table-cell office:value-type="float" office:value="187.11854239922" calcext:value-type="float">
            <text:p>187.11854239922</text:p>
          </table:table-cell>
        </table:table-row>
        <table:table-row table:style-name="ro1">
          <table:table-cell office:value-type="float" office:value="1248.02" calcext:value-type="float">
            <text:p>1248.02</text:p>
          </table:table-cell>
          <table:table-cell office:value-type="float" office:value="0.17774454" calcext:value-type="float">
            <text:p>0.17774454</text:p>
          </table:table-cell>
          <table:table-cell table:formula="of:=[.B1228]/3.7249425" office:value-type="float" office:value="0.047717391610743" calcext:value-type="float">
            <text:p>0.047717391610743</text:p>
          </table:table-cell>
          <table:table-cell office:value-type="float" office:value="187.29947866774" calcext:value-type="float">
            <text:p>187.29947866774</text:p>
          </table:table-cell>
        </table:table-row>
        <table:table-row table:style-name="ro1">
          <table:table-cell office:value-type="float" office:value="1249.03" calcext:value-type="float">
            <text:p>1249.03</text:p>
          </table:table-cell>
          <table:table-cell office:value-type="float" office:value="0.17759594" calcext:value-type="float">
            <text:p>0.17759594</text:p>
          </table:table-cell>
          <table:table-cell table:formula="of:=[.B1229]/3.7249425" office:value-type="float" office:value="0.0476774983774917" calcext:value-type="float">
            <text:p>0.047677498377492</text:p>
          </table:table-cell>
          <table:table-cell office:value-type="float" office:value="187.48026367091" calcext:value-type="float">
            <text:p>187.48026367091</text:p>
          </table:table-cell>
        </table:table-row>
        <table:table-row table:style-name="ro1">
          <table:table-cell office:value-type="float" office:value="1250.05" calcext:value-type="float">
            <text:p>1250.05</text:p>
          </table:table-cell>
          <table:table-cell office:value-type="float" office:value="0.17788881" calcext:value-type="float">
            <text:p>0.17788881</text:p>
          </table:table-cell>
          <table:table-cell table:formula="of:=[.B1230]/3.7249425" office:value-type="float" office:value="0.0477561224099433" calcext:value-type="float">
            <text:p>0.047756122409943</text:p>
          </table:table-cell>
          <table:table-cell office:value-type="float" office:value="187.66134679949" calcext:value-type="float">
            <text:p>187.66134679949</text:p>
          </table:table-cell>
        </table:table-row>
        <table:table-row table:style-name="ro1">
          <table:table-cell office:value-type="float" office:value="1251.07" calcext:value-type="float">
            <text:p>1251.07</text:p>
          </table:table-cell>
          <table:table-cell office:value-type="float" office:value="0.17891999" calcext:value-type="float">
            <text:p>0.17891999</text:p>
          </table:table-cell>
          <table:table-cell table:formula="of:=[.B1231]/3.7249425" office:value-type="float" office:value="0.0480329535288129" calcext:value-type="float">
            <text:p>0.048032953528813</text:p>
          </table:table-cell>
          <table:table-cell office:value-type="float" office:value="187.84347962431" calcext:value-type="float">
            <text:p>187.84347962431</text:p>
          </table:table-cell>
        </table:table-row>
        <table:table-row table:style-name="ro1">
          <table:table-cell office:value-type="float" office:value="1252.09" calcext:value-type="float">
            <text:p>1252.09</text:p>
          </table:table-cell>
          <table:table-cell office:value-type="float" office:value="0.18095881" calcext:value-type="float">
            <text:p>0.18095881</text:p>
          </table:table-cell>
          <table:table-cell table:formula="of:=[.B1232]/3.7249425" office:value-type="float" office:value="0.0485802962059146" calcext:value-type="float">
            <text:p>0.048580296205915</text:p>
          </table:table-cell>
          <table:table-cell office:value-type="float" office:value="188.027687881" calcext:value-type="float">
            <text:p>188.027687881</text:p>
          </table:table-cell>
        </table:table-row>
        <table:table-row table:style-name="ro1">
          <table:table-cell office:value-type="float" office:value="1253.1" calcext:value-type="float">
            <text:p>1253.1</text:p>
          </table:table-cell>
          <table:table-cell office:value-type="float" office:value="0.18421986" calcext:value-type="float">
            <text:p>0.18421986</text:p>
          </table:table-cell>
          <table:table-cell table:formula="of:=[.B1233]/3.7249425" office:value-type="float" office:value="0.0494557593842053" calcext:value-type="float">
            <text:p>0.049455759384205</text:p>
          </table:table-cell>
          <table:table-cell office:value-type="float" office:value="188.21521575305" calcext:value-type="float">
            <text:p>188.21521575305</text:p>
          </table:table-cell>
        </table:table-row>
        <table:table-row table:style-name="ro1">
          <table:table-cell office:value-type="float" office:value="1254.12" calcext:value-type="float">
            <text:p>1254.12</text:p>
          </table:table-cell>
          <table:table-cell office:value-type="float" office:value="0.18886313" calcext:value-type="float">
            <text:p>0.18886313</text:p>
          </table:table-cell>
          <table:table-cell table:formula="of:=[.B1234]/3.7249425" office:value-type="float" office:value="0.0507022940622573" calcext:value-type="float">
            <text:p>0.050702294062257</text:p>
          </table:table-cell>
          <table:table-cell office:value-type="float" office:value="188.40747026501" calcext:value-type="float">
            <text:p>188.40747026501</text:p>
          </table:table-cell>
        </table:table-row>
        <table:table-row table:style-name="ro1">
          <table:table-cell office:value-type="float" office:value="1255.14" calcext:value-type="float">
            <text:p>1255.14</text:p>
          </table:table-cell>
          <table:table-cell office:value-type="float" office:value="0.19501257" calcext:value-type="float">
            <text:p>0.19501257</text:p>
          </table:table-cell>
          <table:table-cell table:formula="of:=[.B1235]/3.7249425" office:value-type="float" office:value="0.0523531759215075" calcext:value-type="float">
            <text:p>0.052353175921508</text:p>
          </table:table-cell>
          <table:table-cell office:value-type="float" office:value="188.60598464691" calcext:value-type="float">
            <text:p>188.60598464691</text:p>
          </table:table-cell>
        </table:table-row>
        <table:table-row table:style-name="ro1">
          <table:table-cell office:value-type="float" office:value="1256.16" calcext:value-type="float">
            <text:p>1256.16</text:p>
          </table:table-cell>
          <table:table-cell office:value-type="float" office:value="0.20277508" calcext:value-type="float">
            <text:p>0.20277508</text:p>
          </table:table-cell>
          <table:table-cell table:formula="of:=[.B1236]/3.7249425" office:value-type="float" office:value="0.0544371033915289" calcext:value-type="float">
            <text:p>0.054437103391529</text:p>
          </table:table-cell>
          <table:table-cell office:value-type="float" office:value="188.81240092437" calcext:value-type="float">
            <text:p>188.81240092437</text:p>
          </table:table-cell>
        </table:table-row>
        <table:table-row table:style-name="ro1">
          <table:table-cell office:value-type="float" office:value="1257.18" calcext:value-type="float">
            <text:p>1257.18</text:p>
          </table:table-cell>
          <table:table-cell office:value-type="float" office:value="0.21224056" calcext:value-type="float">
            <text:p>0.21224056</text:p>
          </table:table-cell>
          <table:table-cell table:formula="of:=[.B1237]/3.7249425" office:value-type="float" office:value="0.0569782110730568" calcext:value-type="float">
            <text:p>0.056978211073057</text:p>
          </table:table-cell>
          <table:table-cell office:value-type="float" office:value="189.02845265922" calcext:value-type="float">
            <text:p>189.02845265922</text:p>
          </table:table-cell>
        </table:table-row>
        <table:table-row table:style-name="ro1">
          <table:table-cell office:value-type="float" office:value="1258.19" calcext:value-type="float">
            <text:p>1258.19</text:p>
          </table:table-cell>
          <table:table-cell office:value-type="float" office:value="0.22345333" calcext:value-type="float">
            <text:p>0.22345333</text:p>
          </table:table-cell>
          <table:table-cell table:formula="of:=[.B1238]/3.7249425" office:value-type="float" office:value="0.0599883971363316" calcext:value-type="float">
            <text:p>0.059988397136332</text:p>
          </table:table-cell>
          <table:table-cell office:value-type="float" office:value="189.25591850357" calcext:value-type="float">
            <text:p>189.25591850357</text:p>
          </table:table-cell>
        </table:table-row>
        <table:table-row table:style-name="ro1">
          <table:table-cell office:value-type="float" office:value="1259.21" calcext:value-type="float">
            <text:p>1259.21</text:p>
          </table:table-cell>
          <table:table-cell office:value-type="float" office:value="0.23635979" calcext:value-type="float">
            <text:p>0.23635979</text:p>
          </table:table-cell>
          <table:table-cell table:formula="of:=[.B1239]/3.7249425" office:value-type="float" office:value="0.0634532720974887" calcext:value-type="float">
            <text:p>0.063453272097489</text:p>
          </table:table-cell>
          <table:table-cell office:value-type="float" office:value="189.49652257453" calcext:value-type="float">
            <text:p>189.49652257453</text:p>
          </table:table-cell>
        </table:table-row>
        <table:table-row table:style-name="ro1">
          <table:table-cell office:value-type="float" office:value="1260.23" calcext:value-type="float">
            <text:p>1260.23</text:p>
          </table:table-cell>
          <table:table-cell office:value-type="float" office:value="0.25075356" calcext:value-type="float">
            <text:p>0.25075356</text:p>
          </table:table-cell>
          <table:table-cell table:formula="of:=[.B1240]/3.7249425" office:value-type="float" office:value="0.0673174310744394" calcext:value-type="float">
            <text:p>0.067317431074439</text:p>
          </table:table-cell>
          <table:table-cell office:value-type="float" office:value="189.75177887946" calcext:value-type="float">
            <text:p>189.75177887946</text:p>
          </table:table-cell>
        </table:table-row>
        <table:table-row table:style-name="ro1">
          <table:table-cell office:value-type="float" office:value="1261.25" calcext:value-type="float">
            <text:p>1261.25</text:p>
          </table:table-cell>
          <table:table-cell office:value-type="float" office:value="0.26624752" calcext:value-type="float">
            <text:p>0.26624752</text:p>
          </table:table-cell>
          <table:table-cell table:formula="of:=[.B1241]/3.7249425" office:value-type="float" office:value="0.0714769476307352" calcext:value-type="float">
            <text:p>0.071476947630735</text:p>
          </table:table-cell>
          <table:table-cell office:value-type="float" office:value="190.02280736644" calcext:value-type="float">
            <text:p>190.02280736644</text:p>
          </table:table-cell>
        </table:table-row>
        <table:table-row table:style-name="ro1">
          <table:table-cell office:value-type="float" office:value="1262.27" calcext:value-type="float">
            <text:p>1262.27</text:p>
          </table:table-cell>
          <table:table-cell office:value-type="float" office:value="0.28230008" calcext:value-type="float">
            <text:p>0.28230008</text:p>
          </table:table-cell>
          <table:table-cell table:formula="of:=[.B1242]/3.7249425" office:value-type="float" office:value="0.0757864262334251" calcext:value-type="float">
            <text:p>0.075786426233425</text:p>
          </table:table-cell>
          <table:table-cell office:value-type="float" office:value="190.31017666842" calcext:value-type="float">
            <text:p>190.31017666842</text:p>
          </table:table-cell>
        </table:table-row>
        <table:table-row table:style-name="ro1">
          <table:table-cell office:value-type="float" office:value="1263.28" calcext:value-type="float">
            <text:p>1263.28</text:p>
          </table:table-cell>
          <table:table-cell office:value-type="float" office:value="0.29830675" calcext:value-type="float">
            <text:p>0.29830675</text:p>
          </table:table-cell>
          <table:table-cell table:formula="of:=[.B1243]/3.7249425" office:value-type="float" office:value="0.0800835851828585" calcext:value-type="float">
            <text:p>0.080083585182859</text:p>
          </table:table-cell>
          <table:table-cell office:value-type="float" office:value="190.6138400718" calcext:value-type="float">
            <text:p>190.6138400718</text:p>
          </table:table-cell>
        </table:table-row>
        <table:table-row table:style-name="ro1">
          <table:table-cell office:value-type="float" office:value="1264.3" calcext:value-type="float">
            <text:p>1264.3</text:p>
          </table:table-cell>
          <table:table-cell office:value-type="float" office:value="0.31374344" calcext:value-type="float">
            <text:p>0.31374344</text:p>
          </table:table-cell>
          <table:table-cell table:formula="of:=[.B1244]/3.7249425" office:value-type="float" office:value="0.084227727005182" calcext:value-type="float">
            <text:p>0.084227727005182</text:p>
          </table:table-cell>
          <table:table-cell office:value-type="float" office:value="190.93321735059" calcext:value-type="float">
            <text:p>190.93321735059</text:p>
          </table:table-cell>
        </table:table-row>
        <table:table-row table:style-name="ro1">
          <table:table-cell office:value-type="float" office:value="1265.32" calcext:value-type="float">
            <text:p>1265.32</text:p>
          </table:table-cell>
          <table:table-cell office:value-type="float" office:value="0.32832199" calcext:value-type="float">
            <text:p>0.32832199</text:p>
          </table:table-cell>
          <table:table-cell table:formula="of:=[.B1245]/3.7249425" office:value-type="float" office:value="0.0881414921169924" calcext:value-type="float">
            <text:p>0.088141492116993</text:p>
          </table:table-cell>
          <table:table-cell office:value-type="float" office:value="191.26743497378" calcext:value-type="float">
            <text:p>191.26743497378</text:p>
          </table:table-cell>
        </table:table-row>
        <table:table-row table:style-name="ro1">
          <table:table-cell office:value-type="float" office:value="1266.34" calcext:value-type="float">
            <text:p>1266.34</text:p>
          </table:table-cell>
          <table:table-cell office:value-type="float" office:value="0.3421026" calcext:value-type="float">
            <text:p>0.3421026</text:p>
          </table:table-cell>
          <table:table-cell table:formula="of:=[.B1246]/3.7249425" office:value-type="float" office:value="0.0918410418415855" calcext:value-type="float">
            <text:p>0.091841041841586</text:p>
          </table:table-cell>
          <table:table-cell office:value-type="float" office:value="191.61568065346" calcext:value-type="float">
            <text:p>191.61568065346</text:p>
          </table:table-cell>
        </table:table-row>
        <table:table-row table:style-name="ro1">
          <table:table-cell office:value-type="float" office:value="1267.36" calcext:value-type="float">
            <text:p>1267.36</text:p>
          </table:table-cell>
          <table:table-cell office:value-type="float" office:value="0.35550995" calcext:value-type="float">
            <text:p>0.35550995</text:p>
          </table:table-cell>
          <table:table-cell table:formula="of:=[.B1247]/3.7249425" office:value-type="float" office:value="0.0954403859925355" calcext:value-type="float">
            <text:p>0.095440385992536</text:p>
          </table:table-cell>
          <table:table-cell office:value-type="float" office:value="191.9775744392" calcext:value-type="float">
            <text:p>191.9775744392</text:p>
          </table:table-cell>
        </table:table-row>
        <table:table-row table:style-name="ro1">
          <table:table-cell office:value-type="float" office:value="1268.37" calcext:value-type="float">
            <text:p>1268.37</text:p>
          </table:table-cell>
          <table:table-cell office:value-type="float" office:value="0.36922601" calcext:value-type="float">
            <text:p>0.36922601</text:p>
          </table:table-cell>
          <table:table-cell table:formula="of:=[.B1248]/3.7249425" office:value-type="float" office:value="0.0991226065905715" calcext:value-type="float">
            <text:p>0.099122606590572</text:p>
          </table:table-cell>
          <table:table-cell office:value-type="float" office:value="192.35343058055" calcext:value-type="float">
            <text:p>192.35343058055</text:p>
          </table:table-cell>
        </table:table-row>
        <table:table-row table:style-name="ro1">
          <table:table-cell office:value-type="float" office:value="1269.39" calcext:value-type="float">
            <text:p>1269.39</text:p>
          </table:table-cell>
          <table:table-cell office:value-type="float" office:value="0.3839748" calcext:value-type="float">
            <text:p>0.3839748</text:p>
          </table:table-cell>
          <table:table-cell table:formula="of:=[.B1249]/3.7249425" office:value-type="float" office:value="0.103082074421283" calcext:value-type="float">
            <text:p>0.103082074421283</text:p>
          </table:table-cell>
          <table:table-cell office:value-type="float" office:value="192.74430035291" calcext:value-type="float">
            <text:p>192.74430035291</text:p>
          </table:table-cell>
        </table:table-row>
        <table:table-row table:style-name="ro1">
          <table:table-cell office:value-type="float" office:value="1270.41" calcext:value-type="float">
            <text:p>1270.41</text:p>
          </table:table-cell>
          <table:table-cell office:value-type="float" office:value="0.40026252" calcext:value-type="float">
            <text:p>0.40026252</text:p>
          </table:table-cell>
          <table:table-cell table:formula="of:=[.B1250]/3.7249425" office:value-type="float" office:value="0.107454684199823" calcext:value-type="float">
            <text:p>0.107454684199823</text:p>
          </table:table-cell>
          <table:table-cell office:value-type="float" office:value="193.15175032193" calcext:value-type="float">
            <text:p>193.15175032193</text:p>
          </table:table-cell>
        </table:table-row>
        <table:table-row table:style-name="ro1">
          <table:table-cell office:value-type="float" office:value="1271.43" calcext:value-type="float">
            <text:p>1271.43</text:p>
          </table:table-cell>
          <table:table-cell office:value-type="float" office:value="0.41816874" calcext:value-type="float">
            <text:p>0.41816874</text:p>
          </table:table-cell>
          <table:table-cell table:formula="of:=[.B1251]/3.7249425" office:value-type="float" office:value="0.112261797329757" calcext:value-type="float">
            <text:p>0.112261797329757</text:p>
          </table:table-cell>
          <table:table-cell office:value-type="float" office:value="193.57742805728" calcext:value-type="float">
            <text:p>193.57742805728</text:p>
          </table:table-cell>
        </table:table-row>
        <table:table-row table:style-name="ro1">
          <table:table-cell office:value-type="float" office:value="1272.45" calcext:value-type="float">
            <text:p>1272.45</text:p>
          </table:table-cell>
          <table:table-cell office:value-type="float" office:value="0.4372847" calcext:value-type="float">
            <text:p>0.4372847</text:p>
          </table:table-cell>
          <table:table-cell table:formula="of:=[.B1252]/3.7249425" office:value-type="float" office:value="0.117393677888988" calcext:value-type="float">
            <text:p>0.117393677888988</text:p>
          </table:table-cell>
          <table:table-cell office:value-type="float" office:value="194.02256501378" calcext:value-type="float">
            <text:p>194.02256501378</text:p>
          </table:table-cell>
        </table:table-row>
        <table:table-row table:style-name="ro1">
          <table:table-cell office:value-type="float" office:value="1273.46" calcext:value-type="float">
            <text:p>1273.46</text:p>
          </table:table-cell>
          <table:table-cell office:value-type="float" office:value="0.4568541" calcext:value-type="float">
            <text:p>0.4568541</text:p>
          </table:table-cell>
          <table:table-cell table:formula="of:=[.B1253]/3.7249425" office:value-type="float" office:value="0.122647289186343" calcext:value-type="float">
            <text:p>0.122647289186343</text:p>
          </table:table-cell>
          <table:table-cell office:value-type="float" office:value="194.4876227778" calcext:value-type="float">
            <text:p>194.4876227778</text:p>
          </table:table-cell>
        </table:table-row>
        <table:table-row table:style-name="ro1">
          <table:table-cell office:value-type="float" office:value="1274.48" calcext:value-type="float">
            <text:p>1274.48</text:p>
          </table:table-cell>
          <table:table-cell office:value-type="float" office:value="0.47609844" calcext:value-type="float">
            <text:p>0.47609844</text:p>
          </table:table-cell>
          <table:table-cell table:formula="of:=[.B1254]/3.7249425" office:value-type="float" office:value="0.127813634707113" calcext:value-type="float">
            <text:p>0.127813634707113</text:p>
          </table:table-cell>
          <table:table-cell office:value-type="float" office:value="194.97227044084" calcext:value-type="float">
            <text:p>194.97227044084</text:p>
          </table:table-cell>
        </table:table-row>
        <table:table-row table:style-name="ro1">
          <table:table-cell office:value-type="float" office:value="1275.5" calcext:value-type="float">
            <text:p>1275.5</text:p>
          </table:table-cell>
          <table:table-cell office:value-type="float" office:value="0.49462591" calcext:value-type="float">
            <text:p>0.49462591</text:p>
          </table:table-cell>
          <table:table-cell table:formula="of:=[.B1255]/3.7249425" office:value-type="float" office:value="0.13278752893501" calcext:value-type="float">
            <text:p>0.13278752893501</text:p>
          </table:table-cell>
          <table:table-cell office:value-type="float" office:value="195.47577827354" calcext:value-type="float">
            <text:p>195.47577827354</text:p>
          </table:table-cell>
        </table:table-row>
        <table:table-row table:style-name="ro1">
          <table:table-cell office:value-type="float" office:value="1276.52" calcext:value-type="float">
            <text:p>1276.52</text:p>
          </table:table-cell>
          <table:table-cell office:value-type="float" office:value="0.51276542" calcext:value-type="float">
            <text:p>0.51276542</text:p>
          </table:table-cell>
          <table:table-cell table:formula="of:=[.B1256]/3.7249425" office:value-type="float" office:value="0.137657271219623" calcext:value-type="float">
            <text:p>0.137657271219623</text:p>
          </table:table-cell>
          <table:table-cell office:value-type="float" office:value="195.99775134385" calcext:value-type="float">
            <text:p>195.99775134385</text:p>
          </table:table-cell>
        </table:table-row>
        <table:table-row table:style-name="ro1">
          <table:table-cell office:value-type="float" office:value="1277.54" calcext:value-type="float">
            <text:p>1277.54</text:p>
          </table:table-cell>
          <table:table-cell office:value-type="float" office:value="0.53166455" calcext:value-type="float">
            <text:p>0.53166455</text:p>
          </table:table-cell>
          <table:table-cell table:formula="of:=[.B1257]/3.7249425" office:value-type="float" office:value="0.142730941484332" calcext:value-type="float">
            <text:p>0.142730941484332</text:p>
          </table:table-cell>
          <table:table-cell office:value-type="float" office:value="196.53896291751" calcext:value-type="float">
            <text:p>196.53896291751</text:p>
          </table:table-cell>
        </table:table-row>
        <table:table-row table:style-name="ro1">
          <table:table-cell office:value-type="float" office:value="1278.55" calcext:value-type="float">
            <text:p>1278.55</text:p>
          </table:table-cell>
          <table:table-cell office:value-type="float" office:value="0.55305768" calcext:value-type="float">
            <text:p>0.55305768</text:p>
          </table:table-cell>
          <table:table-cell table:formula="of:=[.B1258]/3.7249425" office:value-type="float" office:value="0.148474152285572" calcext:value-type="float">
            <text:p>0.148474152285572</text:p>
          </table:table-cell>
          <table:table-cell office:value-type="float" office:value="197.10195177511" calcext:value-type="float">
            <text:p>197.10195177511</text:p>
          </table:table-cell>
        </table:table-row>
        <table:table-row table:style-name="ro1">
          <table:table-cell office:value-type="float" office:value="1279.57" calcext:value-type="float">
            <text:p>1279.57</text:p>
          </table:table-cell>
          <table:table-cell office:value-type="float" office:value="0.57873231" calcext:value-type="float">
            <text:p>0.57873231</text:p>
          </table:table-cell>
          <table:table-cell table:formula="of:=[.B1259]/3.7249425" office:value-type="float" office:value="0.155366776802595" calcext:value-type="float">
            <text:p>0.155366776802595</text:p>
          </table:table-cell>
          <table:table-cell office:value-type="float" office:value="197.69107629395" calcext:value-type="float">
            <text:p>197.69107629395</text:p>
          </table:table-cell>
        </table:table-row>
        <table:table-row table:style-name="ro1">
          <table:table-cell office:value-type="float" office:value="1280.59" calcext:value-type="float">
            <text:p>1280.59</text:p>
          </table:table-cell>
          <table:table-cell office:value-type="float" office:value="0.60985863" calcext:value-type="float">
            <text:p>0.60985863</text:p>
          </table:table-cell>
          <table:table-cell table:formula="of:=[.B1260]/3.7249425" office:value-type="float" office:value="0.163722964851135" calcext:value-type="float">
            <text:p>0.163722964851135</text:p>
          </table:table-cell>
          <table:table-cell office:value-type="float" office:value="198.31188606045" calcext:value-type="float">
            <text:p>198.31188606045</text:p>
          </table:table-cell>
        </table:table-row>
        <table:table-row table:style-name="ro1">
          <table:table-cell office:value-type="float" office:value="1281.61" calcext:value-type="float">
            <text:p>1281.61</text:p>
          </table:table-cell>
          <table:table-cell office:value-type="float" office:value="0.64644323" calcext:value-type="float">
            <text:p>0.64644323</text:p>
          </table:table-cell>
          <table:table-cell table:formula="of:=[.B1261]/3.7249425" office:value-type="float" office:value="0.173544485586019" calcext:value-type="float">
            <text:p>0.173544485586019</text:p>
          </table:table-cell>
          <table:table-cell office:value-type="float" office:value="198.96993737166" calcext:value-type="float">
            <text:p>198.96993737166</text:p>
          </table:table-cell>
        </table:table-row>
        <table:table-row table:style-name="ro1">
          <table:table-cell office:value-type="float" office:value="1282.63" calcext:value-type="float">
            <text:p>1282.63</text:p>
          </table:table-cell>
          <table:table-cell office:value-type="float" office:value="0.68717446" calcext:value-type="float">
            <text:p>0.68717446</text:p>
          </table:table-cell>
          <table:table-cell table:formula="of:=[.B1262]/3.7249425" office:value-type="float" office:value="0.184479212766372" calcext:value-type="float">
            <text:p>0.184479212766372</text:p>
          </table:table-cell>
          <table:table-cell office:value-type="float" office:value="199.66945132053" calcext:value-type="float">
            <text:p>199.66945132053</text:p>
          </table:table-cell>
        </table:table-row>
        <table:table-row table:style-name="ro1">
          <table:table-cell office:value-type="float" office:value="1283.64" calcext:value-type="float">
            <text:p>1283.64</text:p>
          </table:table-cell>
          <table:table-cell office:value-type="float" office:value="0.7298247" calcext:value-type="float">
            <text:p>0.7298247</text:p>
          </table:table-cell>
          <table:table-cell table:formula="of:=[.B1263]/3.7249425" office:value-type="float" office:value="0.195929118368941" calcext:value-type="float">
            <text:p>0.195929118368941</text:p>
          </table:table-cell>
          <table:table-cell office:value-type="float" office:value="200.41238137244" calcext:value-type="float">
            <text:p>200.41238137244</text:p>
          </table:table-cell>
        </table:table-row>
        <table:table-row table:style-name="ro1">
          <table:table-cell office:value-type="float" office:value="1284.66" calcext:value-type="float">
            <text:p>1284.66</text:p>
          </table:table-cell>
          <table:table-cell office:value-type="float" office:value="0.77218617" calcext:value-type="float">
            <text:p>0.77218617</text:p>
          </table:table-cell>
          <table:table-cell table:formula="of:=[.B1264]/3.7249425" office:value-type="float" office:value="0.207301500627191" calcext:value-type="float">
            <text:p>0.207301500627191</text:p>
          </table:table-cell>
          <table:table-cell office:value-type="float" office:value="201.19843357411" calcext:value-type="float">
            <text:p>201.19843357411</text:p>
          </table:table-cell>
        </table:table-row>
        <table:table-row table:style-name="ro1">
          <table:table-cell office:value-type="float" office:value="1285.68" calcext:value-type="float">
            <text:p>1285.68</text:p>
          </table:table-cell>
          <table:table-cell office:value-type="float" office:value="0.8133039" calcext:value-type="float">
            <text:p>0.8133039</text:p>
          </table:table-cell>
          <table:table-cell table:formula="of:=[.B1265]/3.7249425" office:value-type="float" office:value="0.218339987798469" calcext:value-type="float">
            <text:p>0.218339987798469</text:p>
          </table:table-cell>
          <table:table-cell office:value-type="float" office:value="202.02634184713" calcext:value-type="float">
            <text:p>202.02634184713</text:p>
          </table:table-cell>
        </table:table-row>
        <table:table-row table:style-name="ro1">
          <table:table-cell office:value-type="float" office:value="1286.7" calcext:value-type="float">
            <text:p>1286.7</text:p>
          </table:table-cell>
          <table:table-cell office:value-type="float" office:value="0.85461246" calcext:value-type="float">
            <text:p>0.85461246</text:p>
          </table:table-cell>
          <table:table-cell table:formula="of:=[.B1266]/3.7249425" office:value-type="float" office:value="0.229429705290753" calcext:value-type="float">
            <text:p>0.229429705290753</text:p>
          </table:table-cell>
          <table:table-cell office:value-type="float" office:value="202.89630045685" calcext:value-type="float">
            <text:p>202.89630045685</text:p>
          </table:table-cell>
        </table:table-row>
        <table:table-row table:style-name="ro1">
          <table:table-cell office:value-type="float" office:value="1287.72" calcext:value-type="float">
            <text:p>1287.72</text:p>
          </table:table-cell>
          <table:table-cell office:value-type="float" office:value="0.90055135" calcext:value-type="float">
            <text:p>0.90055135</text:p>
          </table:table-cell>
          <table:table-cell table:formula="of:=[.B1267]/3.7249425" office:value-type="float" office:value="0.241762483581961" calcext:value-type="float">
            <text:p>0.241762483581961</text:p>
          </table:table-cell>
          <table:table-cell office:value-type="float" office:value="203.81302287305" calcext:value-type="float">
            <text:p>203.81302287305</text:p>
          </table:table-cell>
        </table:table-row>
        <table:table-row table:style-name="ro1">
          <table:table-cell office:value-type="float" office:value="1288.73" calcext:value-type="float">
            <text:p>1288.73</text:p>
          </table:table-cell>
          <table:table-cell office:value-type="float" office:value="0.95835365" calcext:value-type="float">
            <text:p>0.95835365</text:p>
          </table:table-cell>
          <table:table-cell table:formula="of:=[.B1268]/3.7249425" office:value-type="float" office:value="0.257280119089087" calcext:value-type="float">
            <text:p>0.257280119089087</text:p>
          </table:table-cell>
          <table:table-cell office:value-type="float" office:value="204.78858553164" calcext:value-type="float">
            <text:p>204.78858553164</text:p>
          </table:table-cell>
        </table:table-row>
        <table:table-row table:style-name="ro1">
          <table:table-cell office:value-type="float" office:value="1289.75" calcext:value-type="float">
            <text:p>1289.75</text:p>
          </table:table-cell>
          <table:table-cell office:value-type="float" office:value="1.036945" calcext:value-type="float">
            <text:p>1.036945</text:p>
          </table:table-cell>
          <table:table-cell table:formula="of:=[.B1269]/3.7249425" office:value-type="float" office:value="0.278378793766615" calcext:value-type="float">
            <text:p>0.278378793766615</text:p>
          </table:table-cell>
          <table:table-cell office:value-type="float" office:value="205.84415074542" calcext:value-type="float">
            <text:p>205.84415074542</text:p>
          </table:table-cell>
        </table:table-row>
        <table:table-row table:style-name="ro1">
          <table:table-cell office:value-type="float" office:value="1290.77" calcext:value-type="float">
            <text:p>1290.77</text:p>
          </table:table-cell>
          <table:table-cell office:value-type="float" office:value="1.1451738" calcext:value-type="float">
            <text:p>1.1451738</text:p>
          </table:table-cell>
          <table:table-cell table:formula="of:=[.B1270]/3.7249425" office:value-type="float" office:value="0.30743395367848" calcext:value-type="float">
            <text:p>0.30743395367848</text:p>
          </table:table-cell>
          <table:table-cell office:value-type="float" office:value="207.00988830619" calcext:value-type="float">
            <text:p>207.00988830619</text:p>
          </table:table-cell>
        </table:table-row>
        <table:table-row table:style-name="ro1">
          <table:table-cell office:value-type="float" office:value="1291.79" calcext:value-type="float">
            <text:p>1291.79</text:p>
          </table:table-cell>
          <table:table-cell office:value-type="float" office:value="1.2898207" calcext:value-type="float">
            <text:p>1.2898207</text:p>
          </table:table-cell>
          <table:table-cell table:formula="of:=[.B1271]/3.7249425" office:value-type="float" office:value="0.346265935648671" calcext:value-type="float">
            <text:p>0.346265935648671</text:p>
          </table:table-cell>
          <table:table-cell office:value-type="float" office:value="208.3228701121" calcext:value-type="float">
            <text:p>208.3228701121</text:p>
          </table:table-cell>
        </table:table-row>
        <table:table-row table:style-name="ro1">
          <table:table-cell office:value-type="float" office:value="1292.81" calcext:value-type="float">
            <text:p>1292.81</text:p>
          </table:table-cell>
          <table:table-cell office:value-type="float" office:value="1.473914" calcext:value-type="float">
            <text:p>1.473914</text:p>
          </table:table-cell>
          <table:table-cell table:formula="of:=[.B1272]/3.7249425" office:value-type="float" office:value="0.395687718669483" calcext:value-type="float">
            <text:p>0.395687718669483</text:p>
          </table:table-cell>
          <table:table-cell office:value-type="float" office:value="209.82325098363" calcext:value-type="float">
            <text:p>209.82325098363</text:p>
          </table:table-cell>
        </table:table-row>
        <table:table-row table:style-name="ro1">
          <table:table-cell office:value-type="float" office:value="1293.82" calcext:value-type="float">
            <text:p>1293.82</text:p>
          </table:table-cell>
          <table:table-cell office:value-type="float" office:value="1.6957912" calcext:value-type="float">
            <text:p>1.6957912</text:p>
          </table:table-cell>
          <table:table-cell table:formula="of:=[.B1273]/3.7249425" office:value-type="float" office:value="0.455252987126647" calcext:value-type="float">
            <text:p>0.455252987126647</text:p>
          </table:table-cell>
          <table:table-cell office:value-type="float" office:value="211.54949329238" calcext:value-type="float">
            <text:p>211.54949329238</text:p>
          </table:table-cell>
        </table:table-row>
        <table:table-row table:style-name="ro1">
          <table:table-cell office:value-type="float" office:value="1294.84" calcext:value-type="float">
            <text:p>1294.84</text:p>
          </table:table-cell>
          <table:table-cell office:value-type="float" office:value="1.9491058" calcext:value-type="float">
            <text:p>1.9491058</text:p>
          </table:table-cell>
          <table:table-cell table:formula="of:=[.B1274]/3.7249425" office:value-type="float" office:value="0.52325795633087" calcext:value-type="float">
            <text:p>0.52325795633087</text:p>
          </table:table-cell>
          <table:table-cell office:value-type="float" office:value="213.533598869" calcext:value-type="float">
            <text:p>213.533598869</text:p>
          </table:table-cell>
        </table:table-row>
        <table:table-row table:style-name="ro1">
          <table:table-cell office:value-type="float" office:value="1295.86" calcext:value-type="float">
            <text:p>1295.86</text:p>
          </table:table-cell>
          <table:table-cell office:value-type="float" office:value="2.2236941" calcext:value-type="float">
            <text:p>2.2236941</text:p>
          </table:table-cell>
          <table:table-cell table:formula="of:=[.B1275]/3.7249425" office:value-type="float" office:value="0.596974074096446" calcext:value-type="float">
            <text:p>0.596974074096446</text:p>
          </table:table-cell>
          <table:table-cell office:value-type="float" office:value="215.79722348437" calcext:value-type="float">
            <text:p>215.79722348437</text:p>
          </table:table-cell>
        </table:table-row>
        <table:table-row table:style-name="ro1">
          <table:table-cell office:value-type="float" office:value="1296.88" calcext:value-type="float">
            <text:p>1296.88</text:p>
          </table:table-cell>
          <table:table-cell office:value-type="float" office:value="2.5069791" calcext:value-type="float">
            <text:p>2.5069791</text:p>
          </table:table-cell>
          <table:table-cell table:formula="of:=[.B1276]/3.7249425" office:value-type="float" office:value="0.673024912465092" calcext:value-type="float">
            <text:p>0.673024912465092</text:p>
          </table:table-cell>
          <table:table-cell office:value-type="float" office:value="218.34922006099" calcext:value-type="float">
            <text:p>218.34922006099</text:p>
          </table:table-cell>
        </table:table-row>
        <table:table-row table:style-name="ro1">
          <table:table-cell office:value-type="float" office:value="1297.89" calcext:value-type="float">
            <text:p>1297.89</text:p>
          </table:table-cell>
          <table:table-cell office:value-type="float" office:value="2.7854856" calcext:value-type="float">
            <text:p>2.7854856</text:p>
          </table:table-cell>
          <table:table-cell table:formula="of:=[.B1277]/3.7249425" office:value-type="float" office:value="0.747792912239585" calcext:value-type="float">
            <text:p>0.747792912239585</text:p>
          </table:table-cell>
          <table:table-cell office:value-type="float" office:value="221.18472421742" calcext:value-type="float">
            <text:p>221.18472421742</text:p>
          </table:table-cell>
        </table:table-row>
        <table:table-row table:style-name="ro1">
          <table:table-cell office:value-type="float" office:value="1298.91" calcext:value-type="float">
            <text:p>1298.91</text:p>
          </table:table-cell>
          <table:table-cell office:value-type="float" office:value="3.0461017" calcext:value-type="float">
            <text:p>3.0461017</text:p>
          </table:table-cell>
          <table:table-cell table:formula="of:=[.B1278]/3.7249425" office:value-type="float" office:value="0.817758045929568" calcext:value-type="float">
            <text:p>0.817758045929568</text:p>
          </table:table-cell>
          <table:table-cell office:value-type="float" office:value="224.28552426067" calcext:value-type="float">
            <text:p>224.28552426067</text:p>
          </table:table-cell>
        </table:table-row>
        <table:table-row table:style-name="ro1">
          <table:table-cell office:value-type="float" office:value="1299.93" calcext:value-type="float">
            <text:p>1299.93</text:p>
          </table:table-cell>
          <table:table-cell office:value-type="float" office:value="3.2769047" calcext:value-type="float">
            <text:p>3.2769047</text:p>
          </table:table-cell>
          <table:table-cell table:formula="of:=[.B1279]/3.7249425" office:value-type="float" office:value="0.879719539294902" calcext:value-type="float">
            <text:p>0.879719539294902</text:p>
          </table:table-cell>
          <table:table-cell office:value-type="float" office:value="227.62127182012" calcext:value-type="float">
            <text:p>227.62127182012</text:p>
          </table:table-cell>
        </table:table-row>
        <table:table-row table:style-name="ro1">
          <table:table-cell office:value-type="float" office:value="1300.95" calcext:value-type="float">
            <text:p>1300.95</text:p>
          </table:table-cell>
          <table:table-cell office:value-type="float" office:value="3.4675867" calcext:value-type="float">
            <text:p>3.4675867</text:p>
          </table:table-cell>
          <table:table-cell table:formula="of:=[.B1280]/3.7249425" office:value-type="float" office:value="0.930910128142918" calcext:value-type="float">
            <text:p>0.930910128142918</text:p>
          </table:table-cell>
          <table:table-cell office:value-type="float" office:value="231.1511254561" calcext:value-type="float">
            <text:p>231.1511254561</text:p>
          </table:table-cell>
        </table:table-row>
        <table:table-row table:style-name="ro1">
          <table:table-cell office:value-type="float" office:value="1301.97" calcext:value-type="float">
            <text:p>1301.97</text:p>
          </table:table-cell>
          <table:table-cell office:value-type="float" office:value="3.6096733" calcext:value-type="float">
            <text:p>3.6096733</text:p>
          </table:table-cell>
          <table:table-cell table:formula="of:=[.B1281]/3.7249425" office:value-type="float" office:value="0.969054770644111" calcext:value-type="float">
            <text:p>0.969054770644111</text:p>
          </table:table-cell>
          <table:table-cell office:value-type="float" office:value="234.82561710925" calcext:value-type="float">
            <text:p>234.82561710925</text:p>
          </table:table-cell>
        </table:table-row>
        <table:table-row table:style-name="ro1">
          <table:table-cell office:value-type="float" office:value="1302.98" calcext:value-type="float">
            <text:p>1302.98</text:p>
          </table:table-cell>
          <table:table-cell office:value-type="float" office:value="3.6967656" calcext:value-type="float">
            <text:p>3.6967656</text:p>
          </table:table-cell>
          <table:table-cell table:formula="of:=[.B1282]/3.7249425" office:value-type="float" office:value="0.992435614777946" calcext:value-type="float">
            <text:p>0.992435614777946</text:p>
          </table:table-cell>
          <table:table-cell office:value-type="float" office:value="238.58876497372" calcext:value-type="float">
            <text:p>238.5887649737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.7249425" calcext:value-type="float">
            <text:p>3.7249425</text:p>
          </table:table-cell>
          <table:table-cell table:formula="of:=[.B1283]/3.7249425" office:value-type="float" office:value="1" calcext:value-type="float">
            <text:p>1</text:p>
          </table:table-cell>
          <table:table-cell office:value-type="float" office:value="242.38059566803" calcext:value-type="float">
            <text:p>242.38059566803</text:p>
          </table:table-cell>
        </table:table-row>
        <table:table-row table:style-name="ro1">
          <table:table-cell office:value-type="float" office:value="1305.02" calcext:value-type="float">
            <text:p>1305.02</text:p>
          </table:table-cell>
          <table:table-cell office:value-type="float" office:value="3.6932909" calcext:value-type="float">
            <text:p>3.6932909</text:p>
          </table:table-cell>
          <table:table-cell table:formula="of:=[.B1284]/3.7249425" office:value-type="float" office:value="0.991502795009587" calcext:value-type="float">
            <text:p>0.991502795009587</text:p>
          </table:table-cell>
          <table:table-cell office:value-type="float" office:value="246.14020647667" calcext:value-type="float">
            <text:p>246.14020647667</text:p>
          </table:table-cell>
        </table:table-row>
        <table:table-row table:style-name="ro1">
          <table:table-cell office:value-type="float" office:value="1306.04" calcext:value-type="float">
            <text:p>1306.04</text:p>
          </table:table-cell>
          <table:table-cell office:value-type="float" office:value="3.604375" calcext:value-type="float">
            <text:p>3.604375</text:p>
          </table:table-cell>
          <table:table-cell table:formula="of:=[.B1285]/3.7249425" office:value-type="float" office:value="0.967632386271734" calcext:value-type="float">
            <text:p>0.967632386271734</text:p>
          </table:table-cell>
          <table:table-cell office:value-type="float" office:value="249.80930466778" calcext:value-type="float">
            <text:p>249.80930466778</text:p>
          </table:table-cell>
        </table:table-row>
        <table:table-row table:style-name="ro1">
          <table:table-cell office:value-type="float" office:value="1307.06" calcext:value-type="float">
            <text:p>1307.06</text:p>
          </table:table-cell>
          <table:table-cell office:value-type="float" office:value="3.464381" calcext:value-type="float">
            <text:p>3.464381</text:p>
          </table:table-cell>
          <table:table-cell table:formula="of:=[.B1286]/3.7249425" office:value-type="float" office:value="0.930049524254401" calcext:value-type="float">
            <text:p>0.930049524254401</text:p>
          </table:table-cell>
          <table:table-cell office:value-type="float" office:value="253.33589506828" calcext:value-type="float">
            <text:p>253.33589506828</text:p>
          </table:table-cell>
        </table:table-row>
        <table:table-row table:style-name="ro1">
          <table:table-cell office:value-type="float" office:value="1308.07" calcext:value-type="float">
            <text:p>1308.07</text:p>
          </table:table-cell>
          <table:table-cell office:value-type="float" office:value="3.2827337" calcext:value-type="float">
            <text:p>3.2827337</text:p>
          </table:table-cell>
          <table:table-cell table:formula="of:=[.B1287]/3.7249425" office:value-type="float" office:value="0.881284395665168" calcext:value-type="float">
            <text:p>0.881284395665168</text:p>
          </table:table-cell>
          <table:table-cell office:value-type="float" office:value="256.67757634285" calcext:value-type="float">
            <text:p>256.67757634285</text:p>
          </table:table-cell>
        </table:table-row>
        <table:table-row table:style-name="ro1">
          <table:table-cell office:value-type="float" office:value="1309.09" calcext:value-type="float">
            <text:p>1309.09</text:p>
          </table:table-cell>
          <table:table-cell office:value-type="float" office:value="3.0711332" calcext:value-type="float">
            <text:p>3.0711332</text:p>
          </table:table-cell>
          <table:table-cell table:formula="of:=[.B1288]/3.7249425" office:value-type="float" office:value="0.824478015432453" calcext:value-type="float">
            <text:p>0.824478015432453</text:p>
          </table:table-cell>
          <table:table-cell office:value-type="float" office:value="259.8038574621" calcext:value-type="float">
            <text:p>259.8038574621</text:p>
          </table:table-cell>
        </table:table-row>
        <table:table-row table:style-name="ro1">
          <table:table-cell office:value-type="float" office:value="1310.11" calcext:value-type="float">
            <text:p>1310.11</text:p>
          </table:table-cell>
          <table:table-cell office:value-type="float" office:value="2.8421638" calcext:value-type="float">
            <text:p>2.8421638</text:p>
          </table:table-cell>
          <table:table-cell table:formula="of:=[.B1289]/3.7249425" office:value-type="float" office:value="0.763008771276335" calcext:value-type="float">
            <text:p>0.763008771276335</text:p>
          </table:table-cell>
          <table:table-cell office:value-type="float" office:value="262.6970575727" calcext:value-type="float">
            <text:p>262.6970575727</text:p>
          </table:table-cell>
        </table:table-row>
        <table:table-row table:style-name="ro1">
          <table:table-cell office:value-type="float" office:value="1311.13" calcext:value-type="float">
            <text:p>1311.13</text:p>
          </table:table-cell>
          <table:table-cell office:value-type="float" office:value="2.607775" calcext:value-type="float">
            <text:p>2.607775</text:p>
          </table:table-cell>
          <table:table-cell table:formula="of:=[.B1290]/3.7249425" office:value-type="float" office:value="0.700084632178886" calcext:value-type="float">
            <text:p>0.700084632178886</text:p>
          </table:table-cell>
          <table:table-cell office:value-type="float" office:value="265.35165997409" calcext:value-type="float">
            <text:p>265.35165997409</text:p>
          </table:table-cell>
        </table:table-row>
        <table:table-row table:style-name="ro1">
          <table:table-cell office:value-type="float" office:value="1312.15" calcext:value-type="float">
            <text:p>1312.15</text:p>
          </table:table-cell>
          <table:table-cell office:value-type="float" office:value="2.3779853" calcext:value-type="float">
            <text:p>2.3779853</text:p>
          </table:table-cell>
          <table:table-cell table:formula="of:=[.B1291]/3.7249425" office:value-type="float" office:value="0.638395169858327" calcext:value-type="float">
            <text:p>0.638395169858327</text:p>
          </table:table-cell>
          <table:table-cell office:value-type="float" office:value="267.77234642979" calcext:value-type="float">
            <text:p>267.77234642979</text:p>
          </table:table-cell>
        </table:table-row>
        <table:table-row table:style-name="ro1">
          <table:table-cell office:value-type="float" office:value="1313.16" calcext:value-type="float">
            <text:p>1313.16</text:p>
          </table:table-cell>
          <table:table-cell office:value-type="float" office:value="2.1600835" calcext:value-type="float">
            <text:p>2.1600835</text:p>
          </table:table-cell>
          <table:table-cell table:formula="of:=[.B1292]/3.7249425" office:value-type="float" office:value="0.579897139351815" calcext:value-type="float">
            <text:p>0.579897139351815</text:p>
          </table:table-cell>
          <table:table-cell office:value-type="float" office:value="269.97121818894" calcext:value-type="float">
            <text:p>269.97121818894</text:p>
          </table:table-cell>
        </table:table-row>
        <table:table-row table:style-name="ro1">
          <table:table-cell office:value-type="float" office:value="1314.18" calcext:value-type="float">
            <text:p>1314.18</text:p>
          </table:table-cell>
          <table:table-cell office:value-type="float" office:value="1.9584413" calcext:value-type="float">
            <text:p>1.9584413</text:p>
          </table:table-cell>
          <table:table-cell table:formula="of:=[.B1293]/3.7249425" office:value-type="float" office:value="0.525764169514026" calcext:value-type="float">
            <text:p>0.525764169514026</text:p>
          </table:table-cell>
          <table:table-cell office:value-type="float" office:value="271.96482691261" calcext:value-type="float">
            <text:p>271.96482691261</text:p>
          </table:table-cell>
        </table:table-row>
        <table:table-row table:style-name="ro1">
          <table:table-cell office:value-type="float" office:value="1315.2" calcext:value-type="float">
            <text:p>1315.2</text:p>
          </table:table-cell>
          <table:table-cell office:value-type="float" office:value="1.7748741" calcext:value-type="float">
            <text:p>1.7748741</text:p>
          </table:table-cell>
          <table:table-cell table:formula="of:=[.B1294]/3.7249425" office:value-type="float" office:value="0.476483623572713" calcext:value-type="float">
            <text:p>0.476483623572713</text:p>
          </table:table-cell>
          <table:table-cell office:value-type="float" office:value="273.77157217724" calcext:value-type="float">
            <text:p>273.77157217724</text:p>
          </table:table-cell>
        </table:table-row>
        <table:table-row table:style-name="ro1">
          <table:table-cell office:value-type="float" office:value="1316.22" calcext:value-type="float">
            <text:p>1316.22</text:p>
          </table:table-cell>
          <table:table-cell office:value-type="float" office:value="1.6093502" calcext:value-type="float">
            <text:p>1.6093502</text:p>
          </table:table-cell>
          <table:table-cell table:formula="of:=[.B1295]/3.7249425" office:value-type="float" office:value="0.432046991329396" calcext:value-type="float">
            <text:p>0.432046991329396</text:p>
          </table:table-cell>
          <table:table-cell office:value-type="float" office:value="275.40982124638" calcext:value-type="float">
            <text:p>275.40982124638</text:p>
          </table:table-cell>
        </table:table-row>
        <table:table-row table:style-name="ro1">
          <table:table-cell office:value-type="float" office:value="1317.24" calcext:value-type="float">
            <text:p>1317.24</text:p>
          </table:table-cell>
          <table:table-cell office:value-type="float" office:value="1.4608081" calcext:value-type="float">
            <text:p>1.4608081</text:p>
          </table:table-cell>
          <table:table-cell table:formula="of:=[.B1296]/3.7249425" office:value-type="float" office:value="0.392169301942245" calcext:value-type="float">
            <text:p>0.392169301942245</text:p>
          </table:table-cell>
          <table:table-cell office:value-type="float" office:value="276.89686082083" calcext:value-type="float">
            <text:p>276.89686082083</text:p>
          </table:table-cell>
        </table:table-row>
        <table:table-row table:style-name="ro1">
          <table:table-cell office:value-type="float" office:value="1318.25" calcext:value-type="float">
            <text:p>1318.25</text:p>
          </table:table-cell>
          <table:table-cell office:value-type="float" office:value="1.3278819" calcext:value-type="float">
            <text:p>1.3278819</text:p>
          </table:table-cell>
          <table:table-cell table:formula="of:=[.B1297]/3.7249425" office:value-type="float" office:value="0.356483865187181" calcext:value-type="float">
            <text:p>0.356483865187181</text:p>
          </table:table-cell>
          <table:table-cell office:value-type="float" office:value="278.24858729809" calcext:value-type="float">
            <text:p>278.24858729809</text:p>
          </table:table-cell>
        </table:table-row>
        <table:table-row table:style-name="ro1">
          <table:table-cell office:value-type="float" office:value="1319.27" calcext:value-type="float">
            <text:p>1319.27</text:p>
          </table:table-cell>
          <table:table-cell office:value-type="float" office:value="1.2094273" calcext:value-type="float">
            <text:p>1.2094273</text:p>
          </table:table-cell>
          <table:table-cell table:formula="of:=[.B1298]/3.7249425" office:value-type="float" office:value="0.324683481691328" calcext:value-type="float">
            <text:p>0.324683481691328</text:p>
          </table:table-cell>
          <table:table-cell office:value-type="float" office:value="279.47973214165" calcext:value-type="float">
            <text:p>279.47973214165</text:p>
          </table:table-cell>
        </table:table-row>
        <table:table-row table:style-name="ro1">
          <table:table-cell office:value-type="float" office:value="1320.29" calcext:value-type="float">
            <text:p>1320.29</text:p>
          </table:table-cell>
          <table:table-cell office:value-type="float" office:value="1.1048304" calcext:value-type="float">
            <text:p>1.1048304</text:p>
          </table:table-cell>
          <table:table-cell table:formula="of:=[.B1299]/3.7249425" office:value-type="float" office:value="0.296603343541545" calcext:value-type="float">
            <text:p>0.296603343541545</text:p>
          </table:table-cell>
          <table:table-cell office:value-type="float" office:value="280.60440181818" calcext:value-type="float">
            <text:p>280.60440181818</text:p>
          </table:table-cell>
        </table:table-row>
        <table:table-row table:style-name="ro1">
          <table:table-cell office:value-type="float" office:value="1321.31" calcext:value-type="float">
            <text:p>1321.31</text:p>
          </table:table-cell>
          <table:table-cell office:value-type="float" office:value="1.0141358" calcext:value-type="float">
            <text:p>1.0141358</text:p>
          </table:table-cell>
          <table:table-cell table:formula="of:=[.B1300]/3.7249425" office:value-type="float" office:value="0.272255424077016" calcext:value-type="float">
            <text:p>0.272255424077016</text:p>
          </table:table-cell>
          <table:table-cell office:value-type="float" office:value="281.63674828881" calcext:value-type="float">
            <text:p>281.63674828881</text:p>
          </table:table-cell>
        </table:table-row>
        <table:table-row table:style-name="ro1">
          <table:table-cell office:value-type="float" office:value="1322.33" calcext:value-type="float">
            <text:p>1322.33</text:p>
          </table:table-cell>
          <table:table-cell office:value-type="float" office:value="0.93803497" calcext:value-type="float">
            <text:p>0.93803497</text:p>
          </table:table-cell>
          <table:table-cell table:formula="of:=[.B1301]/3.7249425" office:value-type="float" office:value="0.25182535569341" calcext:value-type="float">
            <text:p>0.25182535569341</text:p>
          </table:table-cell>
          <table:table-cell office:value-type="float" office:value="282.59162740621" calcext:value-type="float">
            <text:p>282.59162740621</text:p>
          </table:table-cell>
        </table:table-row>
        <table:table-row table:style-name="ro1">
          <table:table-cell office:value-type="float" office:value="1323.34" calcext:value-type="float">
            <text:p>1323.34</text:p>
          </table:table-cell>
          <table:table-cell office:value-type="float" office:value="0.87773062" calcext:value-type="float">
            <text:p>0.87773062</text:p>
          </table:table-cell>
          <table:table-cell table:formula="of:=[.B1302]/3.7249425" office:value-type="float" office:value="0.235636018542568" calcext:value-type="float">
            <text:p>0.235636018542568</text:p>
          </table:table-cell>
          <table:table-cell office:value-type="float" office:value="283.48511930049" calcext:value-type="float">
            <text:p>283.48511930049</text:p>
          </table:table-cell>
        </table:table-row>
        <table:table-row table:style-name="ro1">
          <table:table-cell office:value-type="float" office:value="1324.36" calcext:value-type="float">
            <text:p>1324.36</text:p>
          </table:table-cell>
          <table:table-cell office:value-type="float" office:value="0.83467347" calcext:value-type="float">
            <text:p>0.83467347</text:p>
          </table:table-cell>
          <table:table-cell table:formula="of:=[.B1303]/3.7249425" office:value-type="float" office:value="0.224076873669862" calcext:value-type="float">
            <text:p>0.224076873669862</text:p>
          </table:table-cell>
          <table:table-cell office:value-type="float" office:value="284.33478087296" calcext:value-type="float">
            <text:p>284.33478087296</text:p>
          </table:table-cell>
        </table:table-row>
        <table:table-row table:style-name="ro1">
          <table:table-cell office:value-type="float" office:value="1325.38" calcext:value-type="float">
            <text:p>1325.38</text:p>
          </table:table-cell>
          <table:table-cell office:value-type="float" office:value="0.81017687" calcext:value-type="float">
            <text:p>0.81017687</text:p>
          </table:table-cell>
          <table:table-cell table:formula="of:=[.B1304]/3.7249425" office:value-type="float" office:value="0.21750050369905" calcext:value-type="float">
            <text:p>0.21750050369905</text:p>
          </table:table-cell>
          <table:table-cell office:value-type="float" office:value="285.15950596191" calcext:value-type="float">
            <text:p>285.15950596191</text:p>
          </table:table-cell>
        </table:table-row>
        <table:table-row table:style-name="ro1">
          <table:table-cell office:value-type="float" office:value="1326.4" calcext:value-type="float">
            <text:p>1326.4</text:p>
          </table:table-cell>
          <table:table-cell office:value-type="float" office:value="0.80495635" calcext:value-type="float">
            <text:p>0.80495635</text:p>
          </table:table-cell>
          <table:table-cell table:formula="of:=[.B1305]/3.7249425" office:value-type="float" office:value="0.216099000185909" calcext:value-type="float">
            <text:p>0.216099000185909</text:p>
          </table:table-cell>
          <table:table-cell office:value-type="float" office:value="285.97891678976" calcext:value-type="float">
            <text:p>285.97891678976</text:p>
          </table:table-cell>
        </table:table-row>
        <table:table-row table:style-name="ro1">
          <table:table-cell office:value-type="float" office:value="1327.42" calcext:value-type="float">
            <text:p>1327.42</text:p>
          </table:table-cell>
          <table:table-cell office:value-type="float" office:value="0.81869411" calcext:value-type="float">
            <text:p>0.81869411</text:p>
          </table:table-cell>
          <table:table-cell table:formula="of:=[.B1306]/3.7249425" office:value-type="float" office:value="0.219787046377226" calcext:value-type="float">
            <text:p>0.219787046377226</text:p>
          </table:table-cell>
          <table:table-cell office:value-type="float" office:value="286.8123120658" calcext:value-type="float">
            <text:p>286.8123120658</text:p>
          </table:table-cell>
        </table:table-row>
        <table:table-row table:style-name="ro1">
          <table:table-cell office:value-type="float" office:value="1328.43" calcext:value-type="float">
            <text:p>1328.43</text:p>
          </table:table-cell>
          <table:table-cell office:value-type="float" office:value="0.84975796" calcext:value-type="float">
            <text:p>0.84975796</text:p>
          </table:table-cell>
          <table:table-cell table:formula="of:=[.B1307]/3.7249425" office:value-type="float" office:value="0.228126463697091" calcext:value-type="float">
            <text:p>0.228126463697091</text:p>
          </table:table-cell>
          <table:table-cell office:value-type="float" office:value="287.67732899874" calcext:value-type="float">
            <text:p>287.67732899874</text:p>
          </table:table-cell>
        </table:table-row>
        <table:table-row table:style-name="ro1">
          <table:table-cell office:value-type="float" office:value="1329.45" calcext:value-type="float">
            <text:p>1329.45</text:p>
          </table:table-cell>
          <table:table-cell office:value-type="float" office:value="0.89518396" calcext:value-type="float">
            <text:p>0.89518396</text:p>
          </table:table-cell>
          <table:table-cell table:formula="of:=[.B1308]/3.7249425" office:value-type="float" office:value="0.240321551272268" calcext:value-type="float">
            <text:p>0.240321551272268</text:p>
          </table:table-cell>
          <table:table-cell office:value-type="float" office:value="288.58858763972" calcext:value-type="float">
            <text:p>288.58858763972</text:p>
          </table:table-cell>
        </table:table-row>
        <table:table-row table:style-name="ro1">
          <table:table-cell office:value-type="float" office:value="1330.47" calcext:value-type="float">
            <text:p>1330.47</text:p>
          </table:table-cell>
          <table:table-cell office:value-type="float" office:value="0.95095887" calcext:value-type="float">
            <text:p>0.95095887</text:p>
          </table:table-cell>
          <table:table-cell table:formula="of:=[.B1309]/3.7249425" office:value-type="float" office:value="0.255294912606034" calcext:value-type="float">
            <text:p>0.255294912606034</text:p>
          </table:table-cell>
          <table:table-cell office:value-type="float" office:value="289.55662272988" calcext:value-type="float">
            <text:p>289.55662272988</text:p>
          </table:table-cell>
        </table:table-row>
        <table:table-row table:style-name="ro1">
          <table:table-cell office:value-type="float" office:value="1331.49" calcext:value-type="float">
            <text:p>1331.49</text:p>
          </table:table-cell>
          <table:table-cell office:value-type="float" office:value="1.012538" calcext:value-type="float">
            <text:p>1.012538</text:p>
          </table:table-cell>
          <table:table-cell table:formula="of:=[.B1310]/3.7249425" office:value-type="float" office:value="0.271826477858383" calcext:value-type="float">
            <text:p>0.271826477858383</text:p>
          </table:table-cell>
          <table:table-cell office:value-type="float" office:value="290.5873426731" calcext:value-type="float">
            <text:p>290.5873426731</text:p>
          </table:table-cell>
        </table:table-row>
        <table:table-row table:style-name="ro1">
          <table:table-cell office:value-type="float" office:value="1332.51" calcext:value-type="float">
            <text:p>1332.51</text:p>
          </table:table-cell>
          <table:table-cell office:value-type="float" office:value="1.0754487" calcext:value-type="float">
            <text:p>1.0754487</text:p>
          </table:table-cell>
          <table:table-cell table:formula="of:=[.B1311]/3.7249425" office:value-type="float" office:value="0.288715517085163" calcext:value-type="float">
            <text:p>0.288715517085163</text:p>
          </table:table-cell>
          <table:table-cell office:value-type="float" office:value="291.68210306753" calcext:value-type="float">
            <text:p>291.68210306753</text:p>
          </table:table-cell>
        </table:table-row>
        <table:table-row table:style-name="ro1">
          <table:table-cell office:value-type="float" office:value="1333.52" calcext:value-type="float">
            <text:p>1333.52</text:p>
          </table:table-cell>
          <table:table-cell office:value-type="float" office:value="1.135801" calcext:value-type="float">
            <text:p>1.135801</text:p>
          </table:table-cell>
          <table:table-cell table:formula="of:=[.B1312]/3.7249425" office:value-type="float" office:value="0.304917726917932" calcext:value-type="float">
            <text:p>0.304917726917932</text:p>
          </table:table-cell>
          <table:table-cell office:value-type="float" office:value="292.83829946241" calcext:value-type="float">
            <text:p>292.83829946241</text:p>
          </table:table-cell>
        </table:table-row>
        <table:table-row table:style-name="ro1">
          <table:table-cell office:value-type="float" office:value="1334.54" calcext:value-type="float">
            <text:p>1334.54</text:p>
          </table:table-cell>
          <table:table-cell office:value-type="float" office:value="1.1905652" calcext:value-type="float">
            <text:p>1.1905652</text:p>
          </table:table-cell>
          <table:table-cell table:formula="of:=[.B1313]/3.7249425" office:value-type="float" office:value="0.31961975251967" calcext:value-type="float">
            <text:p>0.31961975251967</text:p>
          </table:table-cell>
          <table:table-cell office:value-type="float" office:value="294.05024342691" calcext:value-type="float">
            <text:p>294.05024342691</text:p>
          </table:table-cell>
        </table:table-row>
        <table:table-row table:style-name="ro1">
          <table:table-cell office:value-type="float" office:value="1335.56" calcext:value-type="float">
            <text:p>1335.56</text:p>
          </table:table-cell>
          <table:table-cell office:value-type="float" office:value="1.2375775" calcext:value-type="float">
            <text:p>1.2375775</text:p>
          </table:table-cell>
          <table:table-cell table:formula="of:=[.B1314]/3.7249425" office:value-type="float" office:value="0.332240699017502" calcext:value-type="float">
            <text:p>0.332240699017502</text:p>
          </table:table-cell>
          <table:table-cell office:value-type="float" office:value="295.31004393585" calcext:value-type="float">
            <text:p>295.31004393585</text:p>
          </table:table-cell>
        </table:table-row>
        <table:table-row table:style-name="ro1">
          <table:table-cell office:value-type="float" office:value="1336.58" calcext:value-type="float">
            <text:p>1336.58</text:p>
          </table:table-cell>
          <table:table-cell office:value-type="float" office:value="1.2753407" calcext:value-type="float">
            <text:p>1.2753407</text:p>
          </table:table-cell>
          <table:table-cell table:formula="of:=[.B1315]/3.7249425" office:value-type="float" office:value="0.342378627321093" calcext:value-type="float">
            <text:p>0.342378627321093</text:p>
          </table:table-cell>
          <table:table-cell office:value-type="float" office:value="296.60828574571" calcext:value-type="float">
            <text:p>296.60828574571</text:p>
          </table:table-cell>
        </table:table-row>
        <table:table-row table:style-name="ro1">
          <table:table-cell office:value-type="float" office:value="1337.6" calcext:value-type="float">
            <text:p>1337.6</text:p>
          </table:table-cell>
          <table:table-cell office:value-type="float" office:value="1.302762" calcext:value-type="float">
            <text:p>1.302762</text:p>
          </table:table-cell>
          <table:table-cell table:formula="of:=[.B1316]/3.7249425" office:value-type="float" office:value="0.34974016377434" calcext:value-type="float">
            <text:p>0.34974016377434</text:p>
          </table:table-cell>
          <table:table-cell office:value-type="float" office:value="297.93444127644" calcext:value-type="float">
            <text:p>297.93444127644</text:p>
          </table:table-cell>
        </table:table-row>
        <table:table-row table:style-name="ro1">
          <table:table-cell office:value-type="float" office:value="1338.61" calcext:value-type="float">
            <text:p>1338.61</text:p>
          </table:table-cell>
          <table:table-cell office:value-type="float" office:value="1.318977" calcext:value-type="float">
            <text:p>1.318977</text:p>
          </table:table-cell>
          <table:table-cell table:formula="of:=[.B1317]/3.7249425" office:value-type="float" office:value="0.354093251103876" calcext:value-type="float">
            <text:p>0.354093251103876</text:p>
          </table:table-cell>
          <table:table-cell office:value-type="float" office:value="299.27710289884" calcext:value-type="float">
            <text:p>299.27710289884</text:p>
          </table:table-cell>
        </table:table-row>
        <table:table-row table:style-name="ro1">
          <table:table-cell office:value-type="float" office:value="1339.63" calcext:value-type="float">
            <text:p>1339.63</text:p>
          </table:table-cell>
          <table:table-cell office:value-type="float" office:value="1.3233424" calcext:value-type="float">
            <text:p>1.3233424</text:p>
          </table:table-cell>
          <table:table-cell table:formula="of:=[.B1318]/3.7249425" office:value-type="float" office:value="0.355265188657275" calcext:value-type="float">
            <text:p>0.355265188657275</text:p>
          </table:table-cell>
          <table:table-cell office:value-type="float" office:value="300.6242083905" calcext:value-type="float">
            <text:p>300.6242083905</text:p>
          </table:table-cell>
        </table:table-row>
        <table:table-row table:style-name="ro1">
          <table:table-cell office:value-type="float" office:value="1340.65" calcext:value-type="float">
            <text:p>1340.65</text:p>
          </table:table-cell>
          <table:table-cell office:value-type="float" office:value="1.315584" calcext:value-type="float">
            <text:p>1.315584</text:p>
          </table:table-cell>
          <table:table-cell table:formula="of:=[.B1319]/3.7249425" office:value-type="float" office:value="0.35318236455999" calcext:value-type="float">
            <text:p>0.35318236455999</text:p>
          </table:table-cell>
          <table:table-cell office:value-type="float" office:value="301.96341610695" calcext:value-type="float">
            <text:p>301.96341610695</text:p>
          </table:table-cell>
        </table:table-row>
        <table:table-row table:style-name="ro1">
          <table:table-cell office:value-type="float" office:value="1341.67" calcext:value-type="float">
            <text:p>1341.67</text:p>
          </table:table-cell>
          <table:table-cell office:value-type="float" office:value="1.2959925" calcext:value-type="float">
            <text:p>1.2959925</text:p>
          </table:table-cell>
          <table:table-cell table:formula="of:=[.B1320]/3.7249425" office:value-type="float" office:value="0.347922820285145" calcext:value-type="float">
            <text:p>0.347922820285145</text:p>
          </table:table-cell>
          <table:table-cell office:value-type="float" office:value="303.28268054101" calcext:value-type="float">
            <text:p>303.28268054101</text:p>
          </table:table-cell>
        </table:table-row>
        <table:table-row table:style-name="ro1">
          <table:table-cell office:value-type="float" office:value="1342.69" calcext:value-type="float">
            <text:p>1342.69</text:p>
          </table:table-cell>
          <table:table-cell office:value-type="float" office:value="1.2655339" calcext:value-type="float">
            <text:p>1.2655339</text:p>
          </table:table-cell>
          <table:table-cell table:formula="of:=[.B1321]/3.7249425" office:value-type="float" office:value="0.339745888694926" calcext:value-type="float">
            <text:p>0.339745888694926</text:p>
          </table:table-cell>
          <table:table-cell office:value-type="float" office:value="304.57093941605" calcext:value-type="float">
            <text:p>304.57093941605</text:p>
          </table:table-cell>
        </table:table-row>
        <table:table-row table:style-name="ro1">
          <table:table-cell office:value-type="float" office:value="1343.7" calcext:value-type="float">
            <text:p>1343.7</text:p>
          </table:table-cell>
          <table:table-cell office:value-type="float" office:value="1.2257722" calcext:value-type="float">
            <text:p>1.2257722</text:p>
          </table:table-cell>
          <table:table-cell table:formula="of:=[.B1322]/3.7249425" office:value-type="float" office:value="0.329071442042394" calcext:value-type="float">
            <text:p>0.329071442042394</text:p>
          </table:table-cell>
          <table:table-cell office:value-type="float" office:value="305.81872265167" calcext:value-type="float">
            <text:p>305.81872265167</text:p>
          </table:table-cell>
        </table:table-row>
        <table:table-row table:style-name="ro1">
          <table:table-cell office:value-type="float" office:value="1344.72" calcext:value-type="float">
            <text:p>1344.72</text:p>
          </table:table-cell>
          <table:table-cell office:value-type="float" office:value="1.1785986" calcext:value-type="float">
            <text:p>1.1785986</text:p>
          </table:table-cell>
          <table:table-cell table:formula="of:=[.B1323]/3.7249425" office:value-type="float" office:value="0.316407192862709" calcext:value-type="float">
            <text:p>0.316407192862709</text:p>
          </table:table-cell>
          <table:table-cell office:value-type="float" office:value="307.018485181" calcext:value-type="float">
            <text:p>307.018485181</text:p>
          </table:table-cell>
        </table:table-row>
        <table:table-row table:style-name="ro1">
          <table:table-cell office:value-type="float" office:value="1345.74" calcext:value-type="float">
            <text:p>1345.74</text:p>
          </table:table-cell>
          <table:table-cell office:value-type="float" office:value="1.1258567" calcext:value-type="float">
            <text:p>1.1258567</text:p>
          </table:table-cell>
          <table:table-cell table:formula="of:=[.B1324]/3.7249425" office:value-type="float" office:value="0.302248074970285" calcext:value-type="float">
            <text:p>0.302248074970285</text:p>
          </table:table-cell>
          <table:table-cell office:value-type="float" office:value="308.16455866874" calcext:value-type="float">
            <text:p>308.16455866874</text:p>
          </table:table-cell>
        </table:table-row>
        <table:table-row table:style-name="ro1">
          <table:table-cell office:value-type="float" office:value="1346.76" calcext:value-type="float">
            <text:p>1346.76</text:p>
          </table:table-cell>
          <table:table-cell office:value-type="float" office:value="1.0690163" calcext:value-type="float">
            <text:p>1.0690163</text:p>
          </table:table-cell>
          <table:table-cell table:formula="of:=[.B1325]/3.7249425" office:value-type="float" office:value="0.286988671637213" calcext:value-type="float">
            <text:p>0.286988671637213</text:p>
          </table:table-cell>
          <table:table-cell office:value-type="float" office:value="309.25277112398" calcext:value-type="float">
            <text:p>309.25277112398</text:p>
          </table:table-cell>
        </table:table-row>
        <table:table-row table:style-name="ro1">
          <table:table-cell office:value-type="float" office:value="1347.77" calcext:value-type="float">
            <text:p>1347.77</text:p>
          </table:table-cell>
          <table:table-cell office:value-type="float" office:value="1.0090366" calcext:value-type="float">
            <text:p>1.0090366</text:p>
          </table:table-cell>
          <table:table-cell table:formula="of:=[.B1326]/3.7249425" office:value-type="float" office:value="0.270886490194144" calcext:value-type="float">
            <text:p>0.270886490194144</text:p>
          </table:table-cell>
          <table:table-cell office:value-type="float" office:value="310.27992688113" calcext:value-type="float">
            <text:p>310.27992688113</text:p>
          </table:table-cell>
        </table:table-row>
        <table:table-row table:style-name="ro1">
          <table:table-cell office:value-type="float" office:value="1348.79" calcext:value-type="float">
            <text:p>1348.79</text:p>
          </table:table-cell>
          <table:table-cell office:value-type="float" office:value="0.94648099" calcext:value-type="float">
            <text:p>0.94648099</text:p>
          </table:table-cell>
          <table:table-cell table:formula="of:=[.B1327]/3.7249425" office:value-type="float" office:value="0.254092778613361" calcext:value-type="float">
            <text:p>0.254092778613361</text:p>
          </table:table-cell>
          <table:table-cell office:value-type="float" office:value="311.24340368362" calcext:value-type="float">
            <text:p>311.24340368362</text:p>
          </table:table-cell>
        </table:table-row>
        <table:table-row table:style-name="ro1">
          <table:table-cell office:value-type="float" office:value="1349.81" calcext:value-type="float">
            <text:p>1349.81</text:p>
          </table:table-cell>
          <table:table-cell office:value-type="float" office:value="0.88183611" calcext:value-type="float">
            <text:p>0.88183611</text:p>
          </table:table-cell>
          <table:table-cell table:formula="of:=[.B1328]/3.7249425" office:value-type="float" office:value="0.23673818052225" calcext:value-type="float">
            <text:p>0.23673818052225</text:p>
          </table:table-cell>
          <table:table-cell office:value-type="float" office:value="312.14107479262" calcext:value-type="float">
            <text:p>312.14107479262</text:p>
          </table:table-cell>
        </table:table-row>
        <table:table-row table:style-name="ro1">
          <table:table-cell office:value-type="float" office:value="1350.83" calcext:value-type="float">
            <text:p>1350.83</text:p>
          </table:table-cell>
          <table:table-cell office:value-type="float" office:value="0.8158937" calcext:value-type="float">
            <text:p>0.8158937</text:p>
          </table:table-cell>
          <table:table-cell table:formula="of:=[.B1329]/3.7249425" office:value-type="float" office:value="0.219035246852804" calcext:value-type="float">
            <text:p>0.219035246852804</text:p>
          </table:table-cell>
          <table:table-cell office:value-type="float" office:value="312.97161937524" calcext:value-type="float">
            <text:p>312.97161937524</text:p>
          </table:table-cell>
        </table:table-row>
        <table:table-row table:style-name="ro1">
          <table:table-cell office:value-type="float" office:value="1351.85" calcext:value-type="float">
            <text:p>1351.85</text:p>
          </table:table-cell>
          <table:table-cell office:value-type="float" office:value="0.75001758" calcext:value-type="float">
            <text:p>0.75001758</text:p>
          </table:table-cell>
          <table:table-cell table:formula="of:=[.B1330]/3.7249425" office:value-type="float" office:value="0.201350109431219" calcext:value-type="float">
            <text:p>0.201350109431219</text:p>
          </table:table-cell>
          <table:table-cell office:value-type="float" office:value="313.7351049119" calcext:value-type="float">
            <text:p>313.7351049119</text:p>
          </table:table-cell>
        </table:table-row>
        <table:table-row table:style-name="ro1">
          <table:table-cell office:value-type="float" office:value="1352.86" calcext:value-type="float">
            <text:p>1352.86</text:p>
          </table:table-cell>
          <table:table-cell office:value-type="float" office:value="0.68616238" calcext:value-type="float">
            <text:p>0.68616238</text:p>
          </table:table-cell>
          <table:table-cell table:formula="of:=[.B1331]/3.7249425" office:value-type="float" office:value="0.184207509243431" calcext:value-type="float">
            <text:p>0.184207509243431</text:p>
          </table:table-cell>
          <table:table-cell office:value-type="float" office:value="314.43358860908" calcext:value-type="float">
            <text:p>314.43358860908</text:p>
          </table:table-cell>
        </table:table-row>
        <table:table-row table:style-name="ro1">
          <table:table-cell office:value-type="float" office:value="1353.88" calcext:value-type="float">
            <text:p>1353.88</text:p>
          </table:table-cell>
          <table:table-cell office:value-type="float" office:value="0.62661003" calcext:value-type="float">
            <text:p>0.62661003</text:p>
          </table:table-cell>
          <table:table-cell table:formula="of:=[.B1332]/3.7249425" office:value-type="float" office:value="0.168220054403524" calcext:value-type="float">
            <text:p>0.168220054403524</text:p>
          </table:table-cell>
          <table:table-cell office:value-type="float" office:value="315.07145058064" calcext:value-type="float">
            <text:p>315.07145058064</text:p>
          </table:table-cell>
        </table:table-row>
        <table:table-row table:style-name="ro1">
          <table:table-cell office:value-type="float" office:value="1354.9" calcext:value-type="float">
            <text:p>1354.9</text:p>
          </table:table-cell>
          <table:table-cell office:value-type="float" office:value="0.57350678" calcext:value-type="float">
            <text:p>0.57350678</text:p>
          </table:table-cell>
          <table:table-cell table:formula="of:=[.B1333]/3.7249425" office:value-type="float" office:value="0.153963928302249" calcext:value-type="float">
            <text:p>0.153963928302249</text:p>
          </table:table-cell>
          <table:table-cell office:value-type="float" office:value="315.65525573972" calcext:value-type="float">
            <text:p>315.65525573972</text:p>
          </table:table-cell>
        </table:table-row>
        <table:table-row table:style-name="ro1">
          <table:table-cell office:value-type="float" office:value="1355.92" calcext:value-type="float">
            <text:p>1355.92</text:p>
          </table:table-cell>
          <table:table-cell office:value-type="float" office:value="0.52836612" calcext:value-type="float">
            <text:p>0.52836612</text:p>
          </table:table-cell>
          <table:table-cell table:formula="of:=[.B1334]/3.7249425" office:value-type="float" office:value="0.141845443251809" calcext:value-type="float">
            <text:p>0.141845443251809</text:p>
          </table:table-cell>
          <table:table-cell office:value-type="float" office:value="316.19310965356" calcext:value-type="float">
            <text:p>316.19310965356</text:p>
          </table:table-cell>
        </table:table-row>
        <table:table-row table:style-name="ro1">
          <table:table-cell office:value-type="float" office:value="1356.94" calcext:value-type="float">
            <text:p>1356.94</text:p>
          </table:table-cell>
          <table:table-cell office:value-type="float" office:value="0.49171802" calcext:value-type="float">
            <text:p>0.49171802</text:p>
          </table:table-cell>
          <table:table-cell table:formula="of:=[.B1335]/3.7249425" office:value-type="float" office:value="0.132006875273914" calcext:value-type="float">
            <text:p>0.132006875273914</text:p>
          </table:table-cell>
          <table:table-cell office:value-type="float" office:value="316.69365738085" calcext:value-type="float">
            <text:p>316.69365738085</text:p>
          </table:table-cell>
        </table:table-row>
        <table:table-row table:style-name="ro1">
          <table:table-cell office:value-type="float" office:value="1357.95" calcext:value-type="float">
            <text:p>1357.95</text:p>
          </table:table-cell>
          <table:table-cell office:value-type="float" office:value="0.46302857" calcext:value-type="float">
            <text:p>0.46302857</text:p>
          </table:table-cell>
          <table:table-cell table:formula="of:=[.B1336]/3.7249425" office:value-type="float" office:value="0.124304890612405" calcext:value-type="float">
            <text:p>0.124304890612405</text:p>
          </table:table-cell>
          <table:table-cell office:value-type="float" office:value="317.16500048084" calcext:value-type="float">
            <text:p>317.16500048084</text:p>
          </table:table-cell>
        </table:table-row>
        <table:table-row table:style-name="ro1">
          <table:table-cell office:value-type="float" office:value="1358.97" calcext:value-type="float">
            <text:p>1358.97</text:p>
          </table:table-cell>
          <table:table-cell office:value-type="float" office:value="0.44091126" calcext:value-type="float">
            <text:p>0.44091126</text:p>
          </table:table-cell>
          <table:table-cell table:formula="of:=[.B1337]/3.7249425" office:value-type="float" office:value="0.118367266071892" calcext:value-type="float">
            <text:p>0.118367266071892</text:p>
          </table:table-cell>
          <table:table-cell office:value-type="float" office:value="317.61382912011" calcext:value-type="float">
            <text:p>317.61382912011</text:p>
          </table:table-cell>
        </table:table-row>
        <table:table-row table:style-name="ro1">
          <table:table-cell office:value-type="float" office:value="1359.99" calcext:value-type="float">
            <text:p>1359.99</text:p>
          </table:table-cell>
          <table:table-cell office:value-type="float" office:value="0.42354616" calcext:value-type="float">
            <text:p>0.42354616</text:p>
          </table:table-cell>
          <table:table-cell table:formula="of:=[.B1338]/3.7249425" office:value-type="float" office:value="0.113705422298465" calcext:value-type="float">
            <text:p>0.113705422298465</text:p>
          </table:table-cell>
          <table:table-cell office:value-type="float" office:value="318.04498083162" calcext:value-type="float">
            <text:p>318.04498083162</text:p>
          </table:table-cell>
        </table:table-row>
        <table:table-row table:style-name="ro1">
          <table:table-cell office:value-type="float" office:value="1361.01" calcext:value-type="float">
            <text:p>1361.01</text:p>
          </table:table-cell>
          <table:table-cell office:value-type="float" office:value="0.40915676" calcext:value-type="float">
            <text:p>0.40915676</text:p>
          </table:table-cell>
          <table:table-cell table:formula="of:=[.B1339]/3.7249425" office:value-type="float" office:value="0.109842436493986" calcext:value-type="float">
            <text:p>0.109842436493986</text:p>
          </table:table-cell>
          <table:table-cell office:value-type="float" office:value="318.46148475514" calcext:value-type="float">
            <text:p>318.46148475514</text:p>
          </table:table-cell>
        </table:table-row>
        <table:table-row table:style-name="ro1">
          <table:table-cell office:value-type="float" office:value="1362.03" calcext:value-type="float">
            <text:p>1362.03</text:p>
          </table:table-cell>
          <table:table-cell office:value-type="float" office:value="0.39639028" calcext:value-type="float">
            <text:p>0.39639028</text:p>
          </table:table-cell>
          <table:table-cell table:formula="of:=[.B1340]/3.7249425" office:value-type="float" office:value="0.106415140636399" calcext:value-type="float">
            <text:p>0.106415140636399</text:p>
          </table:table-cell>
          <table:table-cell office:value-type="float" office:value="318.86499295552" calcext:value-type="float">
            <text:p>318.86499295552</text:p>
          </table:table-cell>
        </table:table-row>
        <table:table-row table:style-name="ro1">
          <table:table-cell office:value-type="float" office:value="1363.04" calcext:value-type="float">
            <text:p>1363.04</text:p>
          </table:table-cell>
          <table:table-cell office:value-type="float" office:value="0.38449983" calcext:value-type="float">
            <text:p>0.38449983</text:p>
          </table:table-cell>
          <table:table-cell table:formula="of:=[.B1341]/3.7249425" office:value-type="float" office:value="0.103223024248025" calcext:value-type="float">
            <text:p>0.103223024248025</text:p>
          </table:table-cell>
          <table:table-cell office:value-type="float" office:value="319.25639718742" calcext:value-type="float">
            <text:p>319.25639718742</text:p>
          </table:table-cell>
        </table:table-row>
        <table:table-row table:style-name="ro1">
          <table:table-cell office:value-type="float" office:value="1364.06" calcext:value-type="float">
            <text:p>1364.06</text:p>
          </table:table-cell>
          <table:table-cell office:value-type="float" office:value="0.37331059" calcext:value-type="float">
            <text:p>0.37331059</text:p>
          </table:table-cell>
          <table:table-cell table:formula="of:=[.B1342]/3.7249425" office:value-type="float" office:value="0.100219155060783" calcext:value-type="float">
            <text:p>0.100219155060783</text:p>
          </table:table-cell>
          <table:table-cell office:value-type="float" office:value="319.63641125681" calcext:value-type="float">
            <text:p>319.63641125681</text:p>
          </table:table-cell>
        </table:table-row>
        <table:table-row table:style-name="ro1">
          <table:table-cell office:value-type="float" office:value="1365.08" calcext:value-type="float">
            <text:p>1365.08</text:p>
          </table:table-cell>
          <table:table-cell office:value-type="float" office:value="0.36302981" calcext:value-type="float">
            <text:p>0.36302981</text:p>
          </table:table-cell>
          <table:table-cell table:formula="of:=[.B1343]/3.7249425" office:value-type="float" office:value="0.0974591715174127" calcext:value-type="float">
            <text:p>0.097459171517413</text:p>
          </table:table-cell>
          <table:table-cell office:value-type="float" office:value="320.00595993901" calcext:value-type="float">
            <text:p>320.00595993901</text:p>
          </table:table-cell>
        </table:table-row>
        <table:table-row table:style-name="ro1">
          <table:table-cell office:value-type="float" office:value="1366.1" calcext:value-type="float">
            <text:p>1366.1</text:p>
          </table:table-cell>
          <table:table-cell office:value-type="float" office:value="0.35400252" calcext:value-type="float">
            <text:p>0.35400252</text:p>
          </table:table-cell>
          <table:table-cell table:formula="of:=[.B1344]/3.7249425" office:value-type="float" office:value="0.0950357005510823" calcext:value-type="float">
            <text:p>0.095035700551082</text:p>
          </table:table-cell>
          <table:table-cell office:value-type="float" office:value="320.36631922875" calcext:value-type="float">
            <text:p>320.36631922875</text:p>
          </table:table-cell>
        </table:table-row>
        <table:table-row table:style-name="ro1">
          <table:table-cell office:value-type="float" office:value="1367.12" calcext:value-type="float">
            <text:p>1367.12</text:p>
          </table:table-cell>
          <table:table-cell office:value-type="float" office:value="0.34651067" calcext:value-type="float">
            <text:p>0.34651067</text:p>
          </table:table-cell>
          <table:table-cell table:formula="of:=[.B1345]/3.7249425" office:value-type="float" office:value="0.0930244346053664" calcext:value-type="float">
            <text:p>0.093024434605366</text:p>
          </table:table-cell>
          <table:table-cell office:value-type="float" office:value="320.71905213604" calcext:value-type="float">
            <text:p>320.71905213604</text:p>
          </table:table-cell>
        </table:table-row>
        <table:table-row table:style-name="ro1">
          <table:table-cell office:value-type="float" office:value="1368.13" calcext:value-type="float">
            <text:p>1368.13</text:p>
          </table:table-cell>
          <table:table-cell office:value-type="float" office:value="0.34067217" calcext:value-type="float">
            <text:p>0.34067217</text:p>
          </table:table-cell>
          <table:table-cell table:formula="of:=[.B1346]/3.7249425" office:value-type="float" office:value="0.0914570278601616" calcext:value-type="float">
            <text:p>0.091457027860162</text:p>
          </table:table-cell>
          <table:table-cell office:value-type="float" office:value="321.06584170333" calcext:value-type="float">
            <text:p>321.06584170333</text:p>
          </table:table-cell>
        </table:table-row>
        <table:table-row table:style-name="ro1">
          <table:table-cell office:value-type="float" office:value="1369.15" calcext:value-type="float">
            <text:p>1369.15</text:p>
          </table:table-cell>
          <table:table-cell office:value-type="float" office:value="0.33644168" calcext:value-type="float">
            <text:p>0.33644168</text:p>
          </table:table-cell>
          <table:table-cell table:formula="of:=[.B1347]/3.7249425" office:value-type="float" office:value="0.0903213083154975" calcext:value-type="float">
            <text:p>0.090321308315498</text:p>
          </table:table-cell>
          <table:table-cell office:value-type="float" office:value="321.40832481703" calcext:value-type="float">
            <text:p>321.40832481703</text:p>
          </table:table-cell>
        </table:table-row>
        <table:table-row table:style-name="ro1">
          <table:table-cell office:value-type="float" office:value="1370.17" calcext:value-type="float">
            <text:p>1370.17</text:p>
          </table:table-cell>
          <table:table-cell office:value-type="float" office:value="0.3336726" calcext:value-type="float">
            <text:p>0.3336726</text:p>
          </table:table-cell>
          <table:table-cell table:formula="of:=[.B1348]/3.7249425" office:value-type="float" office:value="0.0895779196591625" calcext:value-type="float">
            <text:p>0.089577919659163</text:p>
          </table:table-cell>
          <table:table-cell office:value-type="float" office:value="321.7479891238" calcext:value-type="float">
            <text:p>321.7479891238</text:p>
          </table:table-cell>
        </table:table-row>
        <table:table-row table:style-name="ro1">
          <table:table-cell office:value-type="float" office:value="1371.19" calcext:value-type="float">
            <text:p>1371.19</text:p>
          </table:table-cell>
          <table:table-cell office:value-type="float" office:value="0.3321856" calcext:value-type="float">
            <text:p>0.3321856</text:p>
          </table:table-cell>
          <table:table-cell table:formula="of:=[.B1349]/3.7249425" office:value-type="float" office:value="0.0891787188661302" calcext:value-type="float">
            <text:p>0.08917871886613</text:p>
          </table:table-cell>
          <table:table-cell office:value-type="float" office:value="322.08613972645" calcext:value-type="float">
            <text:p>322.08613972645</text:p>
          </table:table-cell>
        </table:table-row>
        <table:table-row table:style-name="ro1">
          <table:table-cell office:value-type="float" office:value="1372.21" calcext:value-type="float">
            <text:p>1372.21</text:p>
          </table:table-cell>
          <table:table-cell office:value-type="float" office:value="0.33180412" calcext:value-type="float">
            <text:p>0.33180412</text:p>
          </table:table-cell>
          <table:table-cell table:formula="of:=[.B1350]/3.7249425" office:value-type="float" office:value="0.0890763065470138" calcext:value-type="float">
            <text:p>0.089076306547014</text:p>
          </table:table-cell>
          <table:table-cell office:value-type="float" office:value="322.4239020077" calcext:value-type="float">
            <text:p>322.4239020077</text:p>
          </table:table-cell>
        </table:table-row>
        <table:table-row table:style-name="ro1">
          <table:table-cell office:value-type="float" office:value="1373.22" calcext:value-type="float">
            <text:p>1373.22</text:p>
          </table:table-cell>
          <table:table-cell office:value-type="float" office:value="0.3323488" calcext:value-type="float">
            <text:p>0.3323488</text:p>
          </table:table-cell>
          <table:table-cell table:formula="of:=[.B1351]/3.7249425" office:value-type="float" office:value="0.0892225316229714" calcext:value-type="float">
            <text:p>0.089222531622971</text:p>
          </table:table-cell>
          <table:table-cell office:value-type="float" office:value="322.76221874896" calcext:value-type="float">
            <text:p>322.76221874896</text:p>
          </table:table-cell>
        </table:table-row>
        <table:table-row table:style-name="ro1">
          <table:table-cell office:value-type="float" office:value="1374.24" calcext:value-type="float">
            <text:p>1374.24</text:p>
          </table:table-cell>
          <table:table-cell office:value-type="float" office:value="0.33361231" calcext:value-type="float">
            <text:p>0.33361231</text:p>
          </table:table-cell>
          <table:table-cell table:formula="of:=[.B1352]/3.7249425" office:value-type="float" office:value="0.0895617341744202" calcext:value-type="float">
            <text:p>0.08956173417442</text:p>
          </table:table-cell>
          <table:table-cell office:value-type="float" office:value="323.10182168016" calcext:value-type="float">
            <text:p>323.10182168016</text:p>
          </table:table-cell>
        </table:table-row>
        <table:table-row table:style-name="ro1">
          <table:table-cell office:value-type="float" office:value="1375.26" calcext:value-type="float">
            <text:p>1375.26</text:p>
          </table:table-cell>
          <table:table-cell office:value-type="float" office:value="0.33534892" calcext:value-type="float">
            <text:p>0.33534892</text:p>
          </table:table-cell>
          <table:table-cell table:formula="of:=[.B1353]/3.7249425" office:value-type="float" office:value="0.0900279453978149" calcext:value-type="float">
            <text:p>0.090027945397815</text:p>
          </table:table-cell>
          <table:table-cell office:value-type="float" office:value="323.44319241212" calcext:value-type="float">
            <text:p>323.44319241212</text:p>
          </table:table-cell>
        </table:table-row>
        <table:table-row table:style-name="ro1">
          <table:table-cell office:value-type="float" office:value="1376.28" calcext:value-type="float">
            <text:p>1376.28</text:p>
          </table:table-cell>
          <table:table-cell office:value-type="float" office:value="0.33730376" calcext:value-type="float">
            <text:p>0.33730376</text:p>
          </table:table-cell>
          <table:table-cell table:formula="of:=[.B1354]/3.7249425" office:value-type="float" office:value="0.0905527427604587" calcext:value-type="float">
            <text:p>0.090552742760459</text:p>
          </table:table-cell>
          <table:table-cell office:value-type="float" office:value="323.78655308674" calcext:value-type="float">
            <text:p>323.78655308674</text:p>
          </table:table-cell>
        </table:table-row>
        <table:table-row table:style-name="ro1">
          <table:table-cell office:value-type="float" office:value="1377.3" calcext:value-type="float">
            <text:p>1377.3</text:p>
          </table:table-cell>
          <table:table-cell office:value-type="float" office:value="0.33928187" calcext:value-type="float">
            <text:p>0.33928187</text:p>
          </table:table-cell>
          <table:table-cell table:formula="of:=[.B1355]/3.7249425" office:value-type="float" office:value="0.0910837871993997" calcext:value-type="float">
            <text:p>0.0910837871994</text:p>
          </table:table-cell>
          <table:table-cell office:value-type="float" office:value="324.13192738647" calcext:value-type="float">
            <text:p>324.13192738647</text:p>
          </table:table-cell>
        </table:table-row>
        <table:table-row table:style-name="ro1">
          <table:table-cell office:value-type="float" office:value="1378.31" calcext:value-type="float">
            <text:p>1378.31</text:p>
          </table:table-cell>
          <table:table-cell office:value-type="float" office:value="0.3412313" calcext:value-type="float">
            <text:p>0.3412313</text:p>
          </table:table-cell>
          <table:table-cell table:formula="of:=[.B1356]/3.7249425" office:value-type="float" office:value="0.0916071321906311" calcext:value-type="float">
            <text:p>0.091607132190631</text:p>
          </table:table-cell>
          <table:table-cell office:value-type="float" office:value="324.47928612529" calcext:value-type="float">
            <text:p>324.47928612529</text:p>
          </table:table-cell>
        </table:table-row>
        <table:table-row table:style-name="ro1">
          <table:table-cell office:value-type="float" office:value="1379.33" calcext:value-type="float">
            <text:p>1379.33</text:p>
          </table:table-cell>
          <table:table-cell office:value-type="float" office:value="0.34330021" calcext:value-type="float">
            <text:p>0.34330021</text:p>
          </table:table-cell>
          <table:table-cell table:formula="of:=[.B1357]/3.7249425" office:value-type="float" office:value="0.0921625528447755" calcext:value-type="float">
            <text:p>0.092162552844776</text:p>
          </table:table-cell>
          <table:table-cell office:value-type="float" office:value="324.82875092727" calcext:value-type="float">
            <text:p>324.82875092727</text:p>
          </table:table-cell>
        </table:table-row>
        <table:table-row table:style-name="ro1">
          <table:table-cell office:value-type="float" office:value="1380.35" calcext:value-type="float">
            <text:p>1380.35</text:p>
          </table:table-cell>
          <table:table-cell office:value-type="float" office:value="0.34583338" calcext:value-type="float">
            <text:p>0.34583338</text:p>
          </table:table-cell>
          <table:table-cell table:formula="of:=[.B1358]/3.7249425" office:value-type="float" office:value="0.0928426089798702" calcext:value-type="float">
            <text:p>0.09284260897987</text:p>
          </table:table-cell>
          <table:table-cell office:value-type="float" office:value="325.1807943843" calcext:value-type="float">
            <text:p>325.1807943843</text:p>
          </table:table-cell>
        </table:table-row>
        <table:table-row table:style-name="ro1">
          <table:table-cell office:value-type="float" office:value="1381.37" calcext:value-type="float">
            <text:p>1381.37</text:p>
          </table:table-cell>
          <table:table-cell office:value-type="float" office:value="0.34929653" calcext:value-type="float">
            <text:p>0.34929653</text:p>
          </table:table-cell>
          <table:table-cell table:formula="of:=[.B1359]/3.7249425" office:value-type="float" office:value="0.0937723280292246" calcext:value-type="float">
            <text:p>0.093772328029225</text:p>
          </table:table-cell>
          <table:table-cell office:value-type="float" office:value="325.53636317651" calcext:value-type="float">
            <text:p>325.53636317651</text:p>
          </table:table-cell>
        </table:table-row>
        <table:table-row table:style-name="ro1">
          <table:table-cell office:value-type="float" office:value="1382.39" calcext:value-type="float">
            <text:p>1382.39</text:p>
          </table:table-cell>
          <table:table-cell office:value-type="float" office:value="0.35414651" calcext:value-type="float">
            <text:p>0.35414651</text:p>
          </table:table-cell>
          <table:table-cell table:formula="of:=[.B1360]/3.7249425" office:value-type="float" office:value="0.095074356181337" calcext:value-type="float">
            <text:p>0.095074356181337</text:p>
          </table:table-cell>
          <table:table-cell office:value-type="float" office:value="325.89686904109" calcext:value-type="float">
            <text:p>325.89686904109</text:p>
          </table:table-cell>
        </table:table-row>
        <table:table-row table:style-name="ro1">
          <table:table-cell office:value-type="float" office:value="1383.4" calcext:value-type="float">
            <text:p>1383.4</text:p>
          </table:table-cell>
          <table:table-cell office:value-type="float" office:value="0.36068884" calcext:value-type="float">
            <text:p>0.36068884</text:p>
          </table:table-cell>
          <table:table-cell table:formula="of:=[.B1361]/3.7249425" office:value-type="float" office:value="0.0968307134942351" calcext:value-type="float">
            <text:p>0.096830713494235</text:p>
          </table:table-cell>
          <table:table-cell office:value-type="float" office:value="326.26403472078" calcext:value-type="float">
            <text:p>326.26403472078</text:p>
          </table:table-cell>
        </table:table-row>
        <table:table-row table:style-name="ro1">
          <table:table-cell office:value-type="float" office:value="1384.42" calcext:value-type="float">
            <text:p>1384.42</text:p>
          </table:table-cell>
          <table:table-cell office:value-type="float" office:value="0.36897094" calcext:value-type="float">
            <text:p>0.36897094</text:p>
          </table:table-cell>
          <table:table-cell table:formula="of:=[.B1362]/3.7249425" office:value-type="float" office:value="0.0990541303657708" calcext:value-type="float">
            <text:p>0.099054130365771</text:p>
          </table:table-cell>
          <table:table-cell office:value-type="float" office:value="326.63963121354" calcext:value-type="float">
            <text:p>326.63963121354</text:p>
          </table:table-cell>
        </table:table-row>
        <table:table-row table:style-name="ro1">
          <table:table-cell office:value-type="float" office:value="1385.44" calcext:value-type="float">
            <text:p>1385.44</text:p>
          </table:table-cell>
          <table:table-cell office:value-type="float" office:value="0.37874674" calcext:value-type="float">
            <text:p>0.37874674</text:p>
          </table:table-cell>
          <table:table-cell table:formula="of:=[.B1363]/3.7249425" office:value-type="float" office:value="0.101678546715822" calcext:value-type="float">
            <text:p>0.101678546715822</text:p>
          </table:table-cell>
          <table:table-cell office:value-type="float" office:value="327.02517904793" calcext:value-type="float">
            <text:p>327.02517904793</text:p>
          </table:table-cell>
        </table:table-row>
        <table:table-row table:style-name="ro1">
          <table:table-cell office:value-type="float" office:value="1386.46" calcext:value-type="float">
            <text:p>1386.46</text:p>
          </table:table-cell>
          <table:table-cell office:value-type="float" office:value="0.38952223" calcext:value-type="float">
            <text:p>0.38952223</text:p>
          </table:table-cell>
          <table:table-cell table:formula="of:=[.B1364]/3.7249425" office:value-type="float" office:value="0.104571340362972" calcext:value-type="float">
            <text:p>0.104571340362972</text:p>
          </table:table-cell>
          <table:table-cell office:value-type="float" office:value="327.42169586991" calcext:value-type="float">
            <text:p>327.42169586991</text:p>
          </table:table-cell>
        </table:table-row>
        <table:table-row table:style-name="ro1">
          <table:table-cell office:value-type="float" office:value="1387.48" calcext:value-type="float">
            <text:p>1387.48</text:p>
          </table:table-cell>
          <table:table-cell office:value-type="float" office:value="0.40066219" calcext:value-type="float">
            <text:p>0.40066219</text:p>
          </table:table-cell>
          <table:table-cell table:formula="of:=[.B1365]/3.7249425" office:value-type="float" office:value="0.107561979815796" calcext:value-type="float">
            <text:p>0.107561979815796</text:p>
          </table:table-cell>
          <table:table-cell office:value-type="float" office:value="327.82955269332" calcext:value-type="float">
            <text:p>327.82955269332</text:p>
          </table:table-cell>
        </table:table-row>
        <table:table-row table:style-name="ro1">
          <table:table-cell office:value-type="float" office:value="1388.49" calcext:value-type="float">
            <text:p>1388.49</text:p>
          </table:table-cell>
          <table:table-cell office:value-type="float" office:value="0.41151886" calcext:value-type="float">
            <text:p>0.41151886</text:p>
          </table:table-cell>
          <table:table-cell table:formula="of:=[.B1366]/3.7249425" office:value-type="float" office:value="0.110476567087948" calcext:value-type="float">
            <text:p>0.110476567087948</text:p>
          </table:table-cell>
          <table:table-cell office:value-type="float" office:value="328.24846113551" calcext:value-type="float">
            <text:p>328.24846113551</text:p>
          </table:table-cell>
        </table:table-row>
        <table:table-row table:style-name="ro1">
          <table:table-cell office:value-type="float" office:value="1389.51" calcext:value-type="float">
            <text:p>1389.51</text:p>
          </table:table-cell>
          <table:table-cell office:value-type="float" office:value="0.42154018" calcext:value-type="float">
            <text:p>0.42154018</text:p>
          </table:table-cell>
          <table:table-cell table:formula="of:=[.B1367]/3.7249425" office:value-type="float" office:value="0.113166895864835" calcext:value-type="float">
            <text:p>0.113166895864835</text:p>
          </table:table-cell>
          <table:table-cell office:value-type="float" office:value="328.67757084537" calcext:value-type="float">
            <text:p>328.67757084537</text:p>
          </table:table-cell>
        </table:table-row>
        <table:table-row table:style-name="ro1">
          <table:table-cell office:value-type="float" office:value="1390.53" calcext:value-type="float">
            <text:p>1390.53</text:p>
          </table:table-cell>
          <table:table-cell office:value-type="float" office:value="0.43032912" calcext:value-type="float">
            <text:p>0.43032912</text:p>
          </table:table-cell>
          <table:table-cell table:formula="of:=[.B1368]/3.7249425" office:value-type="float" office:value="0.115526379266257" calcext:value-type="float">
            <text:p>0.115526379266257</text:p>
          </table:table-cell>
          <table:table-cell office:value-type="float" office:value="329.11562732261" calcext:value-type="float">
            <text:p>329.11562732261</text:p>
          </table:table-cell>
        </table:table-row>
        <table:table-row table:style-name="ro1">
          <table:table-cell office:value-type="float" office:value="1391.55" calcext:value-type="float">
            <text:p>1391.55</text:p>
          </table:table-cell>
          <table:table-cell office:value-type="float" office:value="0.43764946" calcext:value-type="float">
            <text:p>0.43764946</text:p>
          </table:table-cell>
          <table:table-cell table:formula="of:=[.B1369]/3.7249425" office:value-type="float" office:value="0.117491601548212" calcext:value-type="float">
            <text:p>0.117491601548212</text:p>
          </table:table-cell>
          <table:table-cell office:value-type="float" office:value="329.56113558796" calcext:value-type="float">
            <text:p>329.56113558796</text:p>
          </table:table-cell>
        </table:table-row>
        <table:table-row table:style-name="ro1">
          <table:table-cell office:value-type="float" office:value="1392.56" calcext:value-type="float">
            <text:p>1392.56</text:p>
          </table:table-cell>
          <table:table-cell office:value-type="float" office:value="0.44339625" calcext:value-type="float">
            <text:p>0.44339625</text:p>
          </table:table-cell>
          <table:table-cell table:formula="of:=[.B1370]/3.7249425" office:value-type="float" office:value="0.11903438777914" calcext:value-type="float">
            <text:p>0.11903438777914</text:p>
          </table:table-cell>
          <table:table-cell office:value-type="float" office:value="330.01249383683" calcext:value-type="float">
            <text:p>330.01249383683</text:p>
          </table:table-cell>
        </table:table-row>
        <table:table-row table:style-name="ro1">
          <table:table-cell office:value-type="float" office:value="1393.58" calcext:value-type="float">
            <text:p>1393.58</text:p>
          </table:table-cell>
          <table:table-cell office:value-type="float" office:value="0.44756158" calcext:value-type="float">
            <text:p>0.44756158</text:p>
          </table:table-cell>
          <table:table-cell table:formula="of:=[.B1371]/3.7249425" office:value-type="float" office:value="0.12015261443633" calcext:value-type="float">
            <text:p>0.12015261443633</text:p>
          </table:table-cell>
          <table:table-cell office:value-type="float" office:value="330.46809220908" calcext:value-type="float">
            <text:p>330.46809220908</text:p>
          </table:table-cell>
        </table:table-row>
        <table:table-row table:style-name="ro1">
          <table:table-cell office:value-type="float" office:value="1394.6" calcext:value-type="float">
            <text:p>1394.6</text:p>
          </table:table-cell>
          <table:table-cell office:value-type="float" office:value="0.45022218" calcext:value-type="float">
            <text:p>0.45022218</text:p>
          </table:table-cell>
          <table:table-cell table:formula="of:=[.B1372]/3.7249425" office:value-type="float" office:value="0.120866880495471" calcext:value-type="float">
            <text:p>0.120866880495471</text:p>
          </table:table-cell>
          <table:table-cell office:value-type="float" office:value="330.92639895921" calcext:value-type="float">
            <text:p>330.92639895921</text:p>
          </table:table-cell>
        </table:table-row>
        <table:table-row table:style-name="ro1">
          <table:table-cell office:value-type="float" office:value="1395.62" calcext:value-type="float">
            <text:p>1395.62</text:p>
          </table:table-cell>
          <table:table-cell office:value-type="float" office:value="0.45155812" calcext:value-type="float">
            <text:p>0.45155812</text:p>
          </table:table-cell>
          <table:table-cell table:formula="of:=[.B1373]/3.7249425" office:value-type="float" office:value="0.121225527642373" calcext:value-type="float">
            <text:p>0.121225527642373</text:p>
          </table:table-cell>
          <table:table-cell office:value-type="float" office:value="331.38606563721" calcext:value-type="float">
            <text:p>331.38606563721</text:p>
          </table:table-cell>
        </table:table-row>
        <table:table-row table:style-name="ro1">
          <table:table-cell office:value-type="float" office:value="1396.64" calcext:value-type="float">
            <text:p>1396.64</text:p>
          </table:table-cell>
          <table:table-cell office:value-type="float" office:value="0.45188883" calcext:value-type="float">
            <text:p>0.45188883</text:p>
          </table:table-cell>
          <table:table-cell table:formula="of:=[.B1374]/3.7249425" office:value-type="float" office:value="0.121314310220896" calcext:value-type="float">
            <text:p>0.121314310220896</text:p>
          </table:table-cell>
          <table:table-cell office:value-type="float" office:value="331.84606896578" calcext:value-type="float">
            <text:p>331.84606896578</text:p>
          </table:table-cell>
        </table:table-row>
        <table:table-row table:style-name="ro1">
          <table:table-cell office:value-type="float" office:value="1397.65" calcext:value-type="float">
            <text:p>1397.65</text:p>
          </table:table-cell>
          <table:table-cell office:value-type="float" office:value="0.45169578" calcext:value-type="float">
            <text:p>0.45169578</text:p>
          </table:table-cell>
          <table:table-cell table:formula="of:=[.B1375]/3.7249425" office:value-type="float" office:value="0.121262483917537" calcext:value-type="float">
            <text:p>0.121262483917537</text:p>
          </table:table-cell>
          <table:table-cell office:value-type="float" office:value="332.30587577848" calcext:value-type="float">
            <text:p>332.30587577848</text:p>
          </table:table-cell>
        </table:table-row>
        <table:table-row table:style-name="ro1">
          <table:table-cell office:value-type="float" office:value="1398.67" calcext:value-type="float">
            <text:p>1398.67</text:p>
          </table:table-cell>
          <table:table-cell office:value-type="float" office:value="0.45159856" calcext:value-type="float">
            <text:p>0.45159856</text:p>
          </table:table-cell>
          <table:table-cell table:formula="of:=[.B1376]/3.7249425" office:value-type="float" office:value="0.121236384185796" calcext:value-type="float">
            <text:p>0.121236384185796</text:p>
          </table:table-cell>
          <table:table-cell office:value-type="float" office:value="332.76558362458" calcext:value-type="float">
            <text:p>332.76558362458</text:p>
          </table:table-cell>
        </table:table-row>
        <table:table-row table:style-name="ro1">
          <table:table-cell office:value-type="float" office:value="1399.69" calcext:value-type="float">
            <text:p>1399.69</text:p>
          </table:table-cell>
          <table:table-cell office:value-type="float" office:value="0.45226631" calcext:value-type="float">
            <text:p>0.45226631</text:p>
          </table:table-cell>
          <table:table-cell table:formula="of:=[.B1377]/3.7249425" office:value-type="float" office:value="0.121415648697933" calcext:value-type="float">
            <text:p>0.121415648697933</text:p>
          </table:table-cell>
          <table:table-cell office:value-type="float" office:value="333.22597121342" calcext:value-type="float">
            <text:p>333.22597121342</text:p>
          </table:table-cell>
        </table:table-row>
        <table:table-row table:style-name="ro1">
          <table:table-cell office:value-type="float" office:value="1400.71" calcext:value-type="float">
            <text:p>1400.71</text:p>
          </table:table-cell>
          <table:table-cell office:value-type="float" office:value="0.45427386" calcext:value-type="float">
            <text:p>0.45427386</text:p>
          </table:table-cell>
          <table:table-cell table:formula="of:=[.B1378]/3.7249425" office:value-type="float" office:value="0.121954596614579" calcext:value-type="float">
            <text:p>0.121954596614579</text:p>
          </table:table-cell>
          <table:table-cell office:value-type="float" office:value="333.68840239992" calcext:value-type="float">
            <text:p>333.68840239992</text:p>
          </table:table-cell>
        </table:table-row>
        <table:table-row table:style-name="ro1">
          <table:table-cell office:value-type="float" office:value="1401.73" calcext:value-type="float">
            <text:p>1401.73</text:p>
          </table:table-cell>
          <table:table-cell office:value-type="float" office:value="0.45794063" calcext:value-type="float">
            <text:p>0.45794063</text:p>
          </table:table-cell>
          <table:table-cell table:formula="of:=[.B1379]/3.7249425" office:value-type="float" office:value="0.122938979594987" calcext:value-type="float">
            <text:p>0.122938979594987</text:p>
          </table:table-cell>
          <table:table-cell office:value-type="float" office:value="334.15456619961" calcext:value-type="float">
            <text:p>334.15456619961</text:p>
          </table:table-cell>
        </table:table-row>
        <table:table-row table:style-name="ro1">
          <table:table-cell office:value-type="float" office:value="1402.74" calcext:value-type="float">
            <text:p>1402.74</text:p>
          </table:table-cell>
          <table:table-cell office:value-type="float" office:value="0.46320765" calcext:value-type="float">
            <text:p>0.46320765</text:p>
          </table:table-cell>
          <table:table-cell table:formula="of:=[.B1380]/3.7249425" office:value-type="float" office:value="0.124352966522302" calcext:value-type="float">
            <text:p>0.124352966522302</text:p>
          </table:table-cell>
          <table:table-cell office:value-type="float" office:value="334.62609160249" calcext:value-type="float">
            <text:p>334.62609160249</text:p>
          </table:table-cell>
        </table:table-row>
        <table:table-row table:style-name="ro1">
          <table:table-cell office:value-type="float" office:value="1403.76" calcext:value-type="float">
            <text:p>1403.76</text:p>
          </table:table-cell>
          <table:table-cell office:value-type="float" office:value="0.46960453" calcext:value-type="float">
            <text:p>0.46960453</text:p>
          </table:table-cell>
          <table:table-cell table:formula="of:=[.B1381]/3.7249425" office:value-type="float" office:value="0.126070276252586" calcext:value-type="float">
            <text:p>0.126070276252586</text:p>
          </table:table-cell>
          <table:table-cell office:value-type="float" office:value="335.10412874944" calcext:value-type="float">
            <text:p>335.10412874944</text:p>
          </table:table-cell>
        </table:table-row>
        <table:table-row table:style-name="ro1">
          <table:table-cell office:value-type="float" office:value="1404.78" calcext:value-type="float">
            <text:p>1404.78</text:p>
          </table:table-cell>
          <table:table-cell office:value-type="float" office:value="0.47633309" calcext:value-type="float">
            <text:p>0.47633309</text:p>
          </table:table-cell>
          <table:table-cell table:formula="of:=[.B1382]/3.7249425" office:value-type="float" office:value="0.127876628968098" calcext:value-type="float">
            <text:p>0.127876628968098</text:p>
          </table:table-cell>
          <table:table-cell office:value-type="float" office:value="335.58901527801" calcext:value-type="float">
            <text:p>335.58901527801</text:p>
          </table:table-cell>
        </table:table-row>
        <table:table-row table:style-name="ro1">
          <table:table-cell office:value-type="float" office:value="1405.8" calcext:value-type="float">
            <text:p>1405.8</text:p>
          </table:table-cell>
          <table:table-cell office:value-type="float" office:value="0.48245578" calcext:value-type="float">
            <text:p>0.48245578</text:p>
          </table:table-cell>
          <table:table-cell table:formula="of:=[.B1383]/3.7249425" office:value-type="float" office:value="0.129520329508442" calcext:value-type="float">
            <text:p>0.129520329508442</text:p>
          </table:table-cell>
          <table:table-cell office:value-type="float" office:value="336.08013444388" calcext:value-type="float">
            <text:p>336.08013444388</text:p>
          </table:table-cell>
        </table:table-row>
        <table:table-row table:style-name="ro1">
          <table:table-cell office:value-type="float" office:value="1406.82" calcext:value-type="float">
            <text:p>1406.82</text:p>
          </table:table-cell>
          <table:table-cell office:value-type="float" office:value="0.48713881" calcext:value-type="float">
            <text:p>0.48713881</text:p>
          </table:table-cell>
          <table:table-cell table:formula="of:=[.B1384]/3.7249425" office:value-type="float" office:value="0.130777538176764" calcext:value-type="float">
            <text:p>0.130777538176764</text:p>
          </table:table-cell>
          <table:table-cell office:value-type="float" office:value="336.5760207343" calcext:value-type="float">
            <text:p>336.5760207343</text:p>
          </table:table-cell>
        </table:table-row>
        <table:table-row table:style-name="ro1">
          <table:table-cell office:value-type="float" office:value="1407.83" calcext:value-type="float">
            <text:p>1407.83</text:p>
          </table:table-cell>
          <table:table-cell office:value-type="float" office:value="0.48987787" calcext:value-type="float">
            <text:p>0.48987787</text:p>
          </table:table-cell>
          <table:table-cell table:formula="of:=[.B1385]/3.7249425" office:value-type="float" office:value="0.131512867648293" calcext:value-type="float">
            <text:p>0.131512867648293</text:p>
          </table:table-cell>
          <table:table-cell office:value-type="float" office:value="337.07469526387" calcext:value-type="float">
            <text:p>337.07469526387</text:p>
          </table:table-cell>
        </table:table-row>
        <table:table-row table:style-name="ro1">
          <table:table-cell office:value-type="float" office:value="1408.85" calcext:value-type="float">
            <text:p>1408.85</text:p>
          </table:table-cell>
          <table:table-cell office:value-type="float" office:value="0.4906376" calcext:value-type="float">
            <text:p>0.4906376</text:p>
          </table:table-cell>
          <table:table-cell table:formula="of:=[.B1386]/3.7249425" office:value-type="float" office:value="0.131716825159046" calcext:value-type="float">
            <text:p>0.131716825159046</text:p>
          </table:table-cell>
          <table:table-cell office:value-type="float" office:value="337.57414316396" calcext:value-type="float">
            <text:p>337.57414316396</text:p>
          </table:table-cell>
        </table:table-row>
        <table:table-row table:style-name="ro1">
          <table:table-cell office:value-type="float" office:value="1409.87" calcext:value-type="float">
            <text:p>1409.87</text:p>
          </table:table-cell>
          <table:table-cell office:value-type="float" office:value="0.48986443" calcext:value-type="float">
            <text:p>0.48986443</text:p>
          </table:table-cell>
          <table:table-cell table:formula="of:=[.B1387]/3.7249425" office:value-type="float" office:value="0.131509259538906" calcext:value-type="float">
            <text:p>0.131509259538906</text:p>
          </table:table-cell>
          <table:table-cell office:value-type="float" office:value="338.07280401793" calcext:value-type="float">
            <text:p>338.07280401793</text:p>
          </table:table-cell>
        </table:table-row>
        <table:table-row table:style-name="ro1">
          <table:table-cell office:value-type="float" office:value="1410.89" calcext:value-type="float">
            <text:p>1410.89</text:p>
          </table:table-cell>
          <table:table-cell office:value-type="float" office:value="0.48837535" calcext:value-type="float">
            <text:p>0.48837535</text:p>
          </table:table-cell>
          <table:table-cell table:formula="of:=[.B1388]/3.7249425" office:value-type="float" office:value="0.131109500347992" calcext:value-type="float">
            <text:p>0.131109500347992</text:p>
          </table:table-cell>
          <table:table-cell office:value-type="float" office:value="338.56994905267" calcext:value-type="float">
            <text:p>338.56994905267</text:p>
          </table:table-cell>
        </table:table-row>
        <table:table-row table:style-name="ro1">
          <table:table-cell office:value-type="float" office:value="1411.91" calcext:value-type="float">
            <text:p>1411.91</text:p>
          </table:table-cell>
          <table:table-cell office:value-type="float" office:value="0.48716619" calcext:value-type="float">
            <text:p>0.48716619</text:p>
          </table:table-cell>
          <table:table-cell table:formula="of:=[.B1389]/3.7249425" office:value-type="float" office:value="0.130784888625798" calcext:value-type="float">
            <text:p>0.130784888625798</text:p>
          </table:table-cell>
          <table:table-cell office:value-type="float" office:value="339.06586320834" calcext:value-type="float">
            <text:p>339.06586320834</text:p>
          </table:table-cell>
        </table:table-row>
        <table:table-row table:style-name="ro1">
          <table:table-cell office:value-type="float" office:value="1412.92" calcext:value-type="float">
            <text:p>1412.92</text:p>
          </table:table-cell>
          <table:table-cell office:value-type="float" office:value="0.48720609" calcext:value-type="float">
            <text:p>0.48720609</text:p>
          </table:table-cell>
          <table:table-cell table:formula="of:=[.B1390]/3.7249425" office:value-type="float" office:value="0.13079560020054" calcext:value-type="float">
            <text:p>0.13079560020054</text:p>
          </table:table-cell>
          <table:table-cell office:value-type="float" office:value="339.56181798516" calcext:value-type="float">
            <text:p>339.56181798516</text:p>
          </table:table-cell>
        </table:table-row>
        <table:table-row table:style-name="ro1">
          <table:table-cell office:value-type="float" office:value="1413.94" calcext:value-type="float">
            <text:p>1413.94</text:p>
          </table:table-cell>
          <table:table-cell office:value-type="float" office:value="0.489281" calcext:value-type="float">
            <text:p>0.489281</text:p>
          </table:table-cell>
          <table:table-cell table:formula="of:=[.B1391]/3.7249425" office:value-type="float" office:value="0.131352631617803" calcext:value-type="float">
            <text:p>0.131352631617803</text:p>
          </table:table-cell>
          <table:table-cell office:value-type="float" office:value="340.05988493032" calcext:value-type="float">
            <text:p>340.05988493032</text:p>
          </table:table-cell>
        </table:table-row>
        <table:table-row table:style-name="ro1">
          <table:table-cell office:value-type="float" office:value="1414.96" calcext:value-type="float">
            <text:p>1414.96</text:p>
          </table:table-cell>
          <table:table-cell office:value-type="float" office:value="0.49392098" calcext:value-type="float">
            <text:p>0.49392098</text:p>
          </table:table-cell>
          <table:table-cell table:formula="of:=[.B1392]/3.7249425" office:value-type="float" office:value="0.132598283060745" calcext:value-type="float">
            <text:p>0.132598283060745</text:p>
          </table:table-cell>
          <table:table-cell office:value-type="float" office:value="340.56267517912" calcext:value-type="float">
            <text:p>340.56267517912</text:p>
          </table:table-cell>
        </table:table-row>
        <table:table-row table:style-name="ro1">
          <table:table-cell office:value-type="float" office:value="1415.98" calcext:value-type="float">
            <text:p>1415.98</text:p>
          </table:table-cell>
          <table:table-cell office:value-type="float" office:value="0.50140711" calcext:value-type="float">
            <text:p>0.50140711</text:p>
          </table:table-cell>
          <table:table-cell table:formula="of:=[.B1393]/3.7249425" office:value-type="float" office:value="0.134608013412288" calcext:value-type="float">
            <text:p>0.134608013412288</text:p>
          </table:table-cell>
          <table:table-cell office:value-type="float" office:value="341.0730859758" calcext:value-type="float">
            <text:p>341.073085975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51182013" calcext:value-type="float">
            <text:p>0.51182013</text:p>
          </table:table-cell>
          <table:table-cell table:formula="of:=[.B1394]/3.7249425" office:value-type="float" office:value="0.137403498174804" calcext:value-type="float">
            <text:p>0.137403498174804</text:p>
          </table:table-cell>
          <table:table-cell office:value-type="float" office:value="341.59409677838" calcext:value-type="float">
            <text:p>341.59409677838</text:p>
          </table:table-cell>
        </table:table-row>
        <table:table-row table:style-name="ro1">
          <table:table-cell office:value-type="float" office:value="1418.01" calcext:value-type="float">
            <text:p>1418.01</text:p>
          </table:table-cell>
          <table:table-cell office:value-type="float" office:value="0.52508096" calcext:value-type="float">
            <text:p>0.52508096</text:p>
          </table:table-cell>
          <table:table-cell table:formula="of:=[.B1395]/3.7249425" office:value-type="float" office:value="0.140963507490384" calcext:value-type="float">
            <text:p>0.140963507490384</text:p>
          </table:table-cell>
          <table:table-cell office:value-type="float" office:value="342.128606536" calcext:value-type="float">
            <text:p>342.128606536</text:p>
          </table:table-cell>
        </table:table-row>
        <table:table-row table:style-name="ro1">
          <table:table-cell office:value-type="float" office:value="1419.03" calcext:value-type="float">
            <text:p>1419.03</text:p>
          </table:table-cell>
          <table:table-cell office:value-type="float" office:value="0.54094632" calcext:value-type="float">
            <text:p>0.54094632</text:p>
          </table:table-cell>
          <table:table-cell table:formula="of:=[.B1396]/3.7249425" office:value-type="float" office:value="0.145222730283756" calcext:value-type="float">
            <text:p>0.145222730283756</text:p>
          </table:table-cell>
          <table:table-cell office:value-type="float" office:value="342.67926654753" calcext:value-type="float">
            <text:p>342.67926654753</text:p>
          </table:table-cell>
        </table:table-row>
        <table:table-row table:style-name="ro1">
          <table:table-cell office:value-type="float" office:value="1420.05" calcext:value-type="float">
            <text:p>1420.05</text:p>
          </table:table-cell>
          <table:table-cell office:value-type="float" office:value="0.55895617" calcext:value-type="float">
            <text:p>0.55895617</text:p>
          </table:table-cell>
          <table:table-cell table:formula="of:=[.B1397]/3.7249425" office:value-type="float" office:value="0.150057663977363" calcext:value-type="float">
            <text:p>0.150057663977363</text:p>
          </table:table-cell>
          <table:table-cell office:value-type="float" office:value="343.24825980357" calcext:value-type="float">
            <text:p>343.24825980357</text:p>
          </table:table-cell>
        </table:table-row>
        <table:table-row table:style-name="ro1">
          <table:table-cell office:value-type="float" office:value="1421.07" calcext:value-type="float">
            <text:p>1421.07</text:p>
          </table:table-cell>
          <table:table-cell office:value-type="float" office:value="0.57836627" calcext:value-type="float">
            <text:p>0.57836627</text:p>
          </table:table-cell>
          <table:table-cell table:formula="of:=[.B1398]/3.7249425" office:value-type="float" office:value="0.155268509513905" calcext:value-type="float">
            <text:p>0.155268509513905</text:p>
          </table:table-cell>
          <table:table-cell office:value-type="float" office:value="343.83701171093" calcext:value-type="float">
            <text:p>343.83701171093</text:p>
          </table:table-cell>
        </table:table-row>
        <table:table-row table:style-name="ro1">
          <table:table-cell office:value-type="float" office:value="1422.09" calcext:value-type="float">
            <text:p>1422.09</text:p>
          </table:table-cell>
          <table:table-cell office:value-type="float" office:value="0.59812198" calcext:value-type="float">
            <text:p>0.59812198</text:p>
          </table:table-cell>
          <table:table-cell table:formula="of:=[.B1399]/3.7249425" office:value-type="float" office:value="0.160572137690716" calcext:value-type="float">
            <text:p>0.160572137690716</text:p>
          </table:table-cell>
          <table:table-cell office:value-type="float" office:value="344.44587407896" calcext:value-type="float">
            <text:p>344.44587407896</text:p>
          </table:table-cell>
        </table:table-row>
        <table:table-row table:style-name="ro1">
          <table:table-cell office:value-type="float" office:value="1423.1" calcext:value-type="float">
            <text:p>1423.1</text:p>
          </table:table-cell>
          <table:table-cell office:value-type="float" office:value="0.61692507" calcext:value-type="float">
            <text:p>0.61692507</text:p>
          </table:table-cell>
          <table:table-cell table:formula="of:=[.B1400]/3.7249425" office:value-type="float" office:value="0.165620025007097" calcext:value-type="float">
            <text:p>0.165620025007097</text:p>
          </table:table-cell>
          <table:table-cell office:value-type="float" office:value="345.0738771822" calcext:value-type="float">
            <text:p>345.0738771822</text:p>
          </table:table-cell>
        </table:table-row>
        <table:table-row table:style-name="ro1">
          <table:table-cell office:value-type="float" office:value="1424.12" calcext:value-type="float">
            <text:p>1424.12</text:p>
          </table:table-cell>
          <table:table-cell office:value-type="float" office:value="0.63341443" calcext:value-type="float">
            <text:p>0.63341443</text:p>
          </table:table-cell>
          <table:table-cell table:formula="of:=[.B1401]/3.7249425" office:value-type="float" office:value="0.170046767164862" calcext:value-type="float">
            <text:p>0.170046767164862</text:p>
          </table:table-cell>
          <table:table-cell office:value-type="float" office:value="345.71866574064" calcext:value-type="float">
            <text:p>345.71866574064</text:p>
          </table:table-cell>
        </table:table-row>
        <table:table-row table:style-name="ro1">
          <table:table-cell office:value-type="float" office:value="1425.14" calcext:value-type="float">
            <text:p>1425.14</text:p>
          </table:table-cell>
          <table:table-cell office:value-type="float" office:value="0.64643395" calcext:value-type="float">
            <text:p>0.64643395</text:p>
          </table:table-cell>
          <table:table-cell table:formula="of:=[.B1402]/3.7249425" office:value-type="float" office:value="0.173541994272395" calcext:value-type="float">
            <text:p>0.173541994272395</text:p>
          </table:table-cell>
          <table:table-cell office:value-type="float" office:value="346.37670760767" calcext:value-type="float">
            <text:p>346.37670760767</text:p>
          </table:table-cell>
        </table:table-row>
        <table:table-row table:style-name="ro1">
          <table:table-cell office:value-type="float" office:value="1426.16" calcext:value-type="float">
            <text:p>1426.16</text:p>
          </table:table-cell>
          <table:table-cell office:value-type="float" office:value="0.65531729" calcext:value-type="float">
            <text:p>0.65531729</text:p>
          </table:table-cell>
          <table:table-cell table:formula="of:=[.B1403]/3.7249425" office:value-type="float" office:value="0.175926820346891" calcext:value-type="float">
            <text:p>0.175926820346891</text:p>
          </table:table-cell>
          <table:table-cell office:value-type="float" office:value="347.04379232902" calcext:value-type="float">
            <text:p>347.04379232902</text:p>
          </table:table-cell>
        </table:table-row>
        <table:table-row table:style-name="ro1">
          <table:table-cell office:value-type="float" office:value="1427.18" calcext:value-type="float">
            <text:p>1427.18</text:p>
          </table:table-cell>
          <table:table-cell office:value-type="float" office:value="0.66009795" calcext:value-type="float">
            <text:p>0.66009795</text:p>
          </table:table-cell>
          <table:table-cell table:formula="of:=[.B1404]/3.7249425" office:value-type="float" office:value="0.177210238815767" calcext:value-type="float">
            <text:p>0.177210238815767</text:p>
          </table:table-cell>
          <table:table-cell office:value-type="float" office:value="347.71574355735" calcext:value-type="float">
            <text:p>347.71574355735</text:p>
          </table:table-cell>
        </table:table-row>
        <table:table-row table:style-name="ro1">
          <table:table-cell office:value-type="float" office:value="1428.19" calcext:value-type="float">
            <text:p>1428.19</text:p>
          </table:table-cell>
          <table:table-cell office:value-type="float" office:value="0.66156553" calcext:value-type="float">
            <text:p>0.66156553</text:p>
          </table:table-cell>
          <table:table-cell table:formula="of:=[.B1405]/3.7249425" office:value-type="float" office:value="0.177604226105504" calcext:value-type="float">
            <text:p>0.177604226105504</text:p>
          </table:table-cell>
          <table:table-cell office:value-type="float" office:value="348.38918871641" calcext:value-type="float">
            <text:p>348.38918871641</text:p>
          </table:table-cell>
        </table:table-row>
        <table:table-row table:style-name="ro1">
          <table:table-cell office:value-type="float" office:value="1429.21" calcext:value-type="float">
            <text:p>1429.21</text:p>
          </table:table-cell>
          <table:table-cell office:value-type="float" office:value="0.66113265" calcext:value-type="float">
            <text:p>0.66113265</text:p>
          </table:table-cell>
          <table:table-cell table:formula="of:=[.B1406]/3.7249425" office:value-type="float" office:value="0.177488014915666" calcext:value-type="float">
            <text:p>0.177488014915666</text:p>
          </table:table-cell>
          <table:table-cell office:value-type="float" office:value="349.06219322893" calcext:value-type="float">
            <text:p>349.06219322893</text:p>
          </table:table-cell>
        </table:table-row>
        <table:table-row table:style-name="ro1">
          <table:table-cell office:value-type="float" office:value="1430.23" calcext:value-type="float">
            <text:p>1430.23</text:p>
          </table:table-cell>
          <table:table-cell office:value-type="float" office:value="0.6605375" calcext:value-type="float">
            <text:p>0.6605375</text:p>
          </table:table-cell>
          <table:table-cell table:formula="of:=[.B1407]/3.7249425" office:value-type="float" office:value="0.177328240637272" calcext:value-type="float">
            <text:p>0.177328240637272</text:p>
          </table:table-cell>
          <table:table-cell office:value-type="float" office:value="349.7345919011" calcext:value-type="float">
            <text:p>349.7345919011</text:p>
          </table:table-cell>
        </table:table-row>
        <table:table-row table:style-name="ro1">
          <table:table-cell office:value-type="float" office:value="1431.25" calcext:value-type="float">
            <text:p>1431.25</text:p>
          </table:table-cell>
          <table:table-cell office:value-type="float" office:value="0.66146164" calcext:value-type="float">
            <text:p>0.66146164</text:p>
          </table:table-cell>
          <table:table-cell table:formula="of:=[.B1408]/3.7249425" office:value-type="float" office:value="0.177576335742095" calcext:value-type="float">
            <text:p>0.177576335742095</text:p>
          </table:table-cell>
          <table:table-cell office:value-type="float" office:value="350.40793131082" calcext:value-type="float">
            <text:p>350.40793131082</text:p>
          </table:table-cell>
        </table:table-row>
        <table:table-row table:style-name="ro1">
          <table:table-cell office:value-type="float" office:value="1432.27" calcext:value-type="float">
            <text:p>1432.27</text:p>
          </table:table-cell>
          <table:table-cell office:value-type="float" office:value="0.66517239" calcext:value-type="float">
            <text:p>0.66517239</text:p>
          </table:table-cell>
          <table:table-cell table:formula="of:=[.B1409]/3.7249425" office:value-type="float" office:value="0.178572525616167" calcext:value-type="float">
            <text:p>0.178572525616167</text:p>
          </table:table-cell>
          <table:table-cell office:value-type="float" office:value="351.08504810409" calcext:value-type="float">
            <text:p>351.08504810409</text:p>
          </table:table-cell>
        </table:table-row>
        <table:table-row table:style-name="ro1">
          <table:table-cell office:value-type="float" office:value="1433.28" calcext:value-type="float">
            <text:p>1433.28</text:p>
          </table:table-cell>
          <table:table-cell office:value-type="float" office:value="0.67229115" calcext:value-type="float">
            <text:p>0.67229115</text:p>
          </table:table-cell>
          <table:table-cell table:formula="of:=[.B1410]/3.7249425" office:value-type="float" office:value="0.180483631626528" calcext:value-type="float">
            <text:p>0.180483631626528</text:p>
          </table:table-cell>
          <table:table-cell office:value-type="float" office:value="351.76941148135" calcext:value-type="float">
            <text:p>351.76941148135</text:p>
          </table:table-cell>
        </table:table-row>
        <table:table-row table:style-name="ro1">
          <table:table-cell office:value-type="float" office:value="1434.3" calcext:value-type="float">
            <text:p>1434.3</text:p>
          </table:table-cell>
          <table:table-cell office:value-type="float" office:value="0.6827474" calcext:value-type="float">
            <text:p>0.6827474</text:p>
          </table:table-cell>
          <table:table-cell table:formula="of:=[.B1411]/3.7249425" office:value-type="float" office:value="0.183290721937318" calcext:value-type="float">
            <text:p>0.183290721937318</text:p>
          </table:table-cell>
          <table:table-cell office:value-type="float" office:value="352.46441887069" calcext:value-type="float">
            <text:p>352.46441887069</text:p>
          </table:table-cell>
        </table:table-row>
        <table:table-row table:style-name="ro1">
          <table:table-cell office:value-type="float" office:value="1435.32" calcext:value-type="float">
            <text:p>1435.32</text:p>
          </table:table-cell>
          <table:table-cell office:value-type="float" office:value="0.69591682" calcext:value-type="float">
            <text:p>0.69591682</text:p>
          </table:table-cell>
          <table:table-cell table:formula="of:=[.B1412]/3.7249425" office:value-type="float" office:value="0.186826191276778" calcext:value-type="float">
            <text:p>0.186826191276778</text:p>
          </table:table-cell>
          <table:table-cell office:value-type="float" office:value="353.17283216347" calcext:value-type="float">
            <text:p>353.17283216347</text:p>
          </table:table-cell>
        </table:table-row>
        <table:table-row table:style-name="ro1">
          <table:table-cell office:value-type="float" office:value="1436.34" calcext:value-type="float">
            <text:p>1436.34</text:p>
          </table:table-cell>
          <table:table-cell office:value-type="float" office:value="0.71088316" calcext:value-type="float">
            <text:p>0.71088316</text:p>
          </table:table-cell>
          <table:table-cell table:formula="of:=[.B1413]/3.7249425" office:value-type="float" office:value="0.190844062693585" calcext:value-type="float">
            <text:p>0.190844062693585</text:p>
          </table:table-cell>
          <table:table-cell office:value-type="float" office:value="353.89648054617" calcext:value-type="float">
            <text:p>353.89648054617</text:p>
          </table:table-cell>
        </table:table-row>
        <table:table-row table:style-name="ro1">
          <table:table-cell office:value-type="float" office:value="1437.36" calcext:value-type="float">
            <text:p>1437.36</text:p>
          </table:table-cell>
          <table:table-cell office:value-type="float" office:value="0.72672817" calcext:value-type="float">
            <text:p>0.72672817</text:p>
          </table:table-cell>
          <table:table-cell table:formula="of:=[.B1414]/3.7249425" office:value-type="float" office:value="0.195097822315378" calcext:value-type="float">
            <text:p>0.195097822315378</text:p>
          </table:table-cell>
          <table:table-cell office:value-type="float" office:value="354.63625846414" calcext:value-type="float">
            <text:p>354.63625846414</text:p>
          </table:table-cell>
        </table:table-row>
        <table:table-row table:style-name="ro1">
          <table:table-cell office:value-type="float" office:value="1438.37" calcext:value-type="float">
            <text:p>1438.37</text:p>
          </table:table-cell>
          <table:table-cell office:value-type="float" office:value="0.74275316" calcext:value-type="float">
            <text:p>0.74275316</text:p>
          </table:table-cell>
          <table:table-cell table:formula="of:=[.B1415]/3.7249425" office:value-type="float" office:value="0.199399899461535" calcext:value-type="float">
            <text:p>0.199399899461535</text:p>
          </table:table-cell>
          <table:table-cell office:value-type="float" office:value="355.39234912493" calcext:value-type="float">
            <text:p>355.39234912493</text:p>
          </table:table-cell>
        </table:table-row>
        <table:table-row table:style-name="ro1">
          <table:table-cell office:value-type="float" office:value="1439.39" calcext:value-type="float">
            <text:p>1439.39</text:p>
          </table:table-cell>
          <table:table-cell office:value-type="float" office:value="0.7585689" calcext:value-type="float">
            <text:p>0.7585689</text:p>
          </table:table-cell>
          <table:table-cell table:formula="of:=[.B1416]/3.7249425" office:value-type="float" office:value="0.203645801243912" calcext:value-type="float">
            <text:p>0.203645801243912</text:p>
          </table:table-cell>
          <table:table-cell office:value-type="float" office:value="356.16453953358" calcext:value-type="float">
            <text:p>356.16453953358</text:p>
          </table:table-cell>
        </table:table-row>
        <table:table-row table:style-name="ro1">
          <table:table-cell office:value-type="float" office:value="1440.41" calcext:value-type="float">
            <text:p>1440.41</text:p>
          </table:table-cell>
          <table:table-cell office:value-type="float" office:value="0.77404418" calcext:value-type="float">
            <text:p>0.77404418</text:p>
          </table:table-cell>
          <table:table-cell table:formula="of:=[.B1417]/3.7249425" office:value-type="float" office:value="0.207800302957697" calcext:value-type="float">
            <text:p>0.207800302957697</text:p>
          </table:table-cell>
          <table:table-cell office:value-type="float" office:value="356.95248311246" calcext:value-type="float">
            <text:p>356.95248311246</text:p>
          </table:table-cell>
        </table:table-row>
        <table:table-row table:style-name="ro1">
          <table:table-cell office:value-type="float" office:value="1441.43" calcext:value-type="float">
            <text:p>1441.43</text:p>
          </table:table-cell>
          <table:table-cell office:value-type="float" office:value="0.78915664" calcext:value-type="float">
            <text:p>0.78915664</text:p>
          </table:table-cell>
          <table:table-cell table:formula="of:=[.B1418]/3.7249425" office:value-type="float" office:value="0.211857401825666" calcext:value-type="float">
            <text:p>0.211857401825666</text:p>
          </table:table-cell>
          <table:table-cell office:value-type="float" office:value="357.75581052007" calcext:value-type="float">
            <text:p>357.75581052007</text:p>
          </table:table-cell>
        </table:table-row>
        <table:table-row table:style-name="ro1">
          <table:table-cell office:value-type="float" office:value="1442.44" calcext:value-type="float">
            <text:p>1442.44</text:p>
          </table:table-cell>
          <table:table-cell office:value-type="float" office:value="0.80382356" calcext:value-type="float">
            <text:p>0.80382356</text:p>
          </table:table-cell>
          <table:table-cell table:formula="of:=[.B1419]/3.7249425" office:value-type="float" office:value="0.215794890793616" calcext:value-type="float">
            <text:p>0.215794890793616</text:p>
          </table:table-cell>
          <table:table-cell office:value-type="float" office:value="358.574068221" calcext:value-type="float">
            <text:p>358.574068221</text:p>
          </table:table-cell>
        </table:table-row>
        <table:table-row table:style-name="ro1">
          <table:table-cell office:value-type="float" office:value="1443.46" calcext:value-type="float">
            <text:p>1443.46</text:p>
          </table:table-cell>
          <table:table-cell office:value-type="float" office:value="0.81779219" calcext:value-type="float">
            <text:p>0.81779219</text:p>
          </table:table-cell>
          <table:table-cell table:formula="of:=[.B1420]/3.7249425" office:value-type="float" office:value="0.219544916465153" calcext:value-type="float">
            <text:p>0.219544916465153</text:p>
          </table:table-cell>
          <table:table-cell office:value-type="float" office:value="359.40654538026" calcext:value-type="float">
            <text:p>359.40654538026</text:p>
          </table:table-cell>
        </table:table-row>
        <table:table-row table:style-name="ro1">
          <table:table-cell office:value-type="float" office:value="1444.48" calcext:value-type="float">
            <text:p>1444.48</text:p>
          </table:table-cell>
          <table:table-cell office:value-type="float" office:value="0.83063963" calcext:value-type="float">
            <text:p>0.83063963</text:p>
          </table:table-cell>
          <table:table-cell table:formula="of:=[.B1421]/3.7249425" office:value-type="float" office:value="0.222993946886428" calcext:value-type="float">
            <text:p>0.222993946886428</text:p>
          </table:table-cell>
          <table:table-cell office:value-type="float" office:value="360.25210068235" calcext:value-type="float">
            <text:p>360.25210068235</text:p>
          </table:table-cell>
        </table:table-row>
        <table:table-row table:style-name="ro1">
          <table:table-cell office:value-type="float" office:value="1445.5" calcext:value-type="float">
            <text:p>1445.5</text:p>
          </table:table-cell>
          <table:table-cell office:value-type="float" office:value="0.84188379" calcext:value-type="float">
            <text:p>0.84188379</text:p>
          </table:table-cell>
          <table:table-cell table:formula="of:=[.B1422]/3.7249425" office:value-type="float" office:value="0.226012559925422" calcext:value-type="float">
            <text:p>0.226012559925422</text:p>
          </table:table-cell>
          <table:table-cell office:value-type="float" office:value="361.10910205678" calcext:value-type="float">
            <text:p>361.10910205678</text:p>
          </table:table-cell>
        </table:table-row>
        <table:table-row table:style-name="ro1">
          <table:table-cell office:value-type="float" office:value="1446.52" calcext:value-type="float">
            <text:p>1446.52</text:p>
          </table:table-cell>
          <table:table-cell office:value-type="float" office:value="0.85115811" calcext:value-type="float">
            <text:p>0.85115811</text:p>
          </table:table-cell>
          <table:table-cell table:formula="of:=[.B1423]/3.7249425" office:value-type="float" office:value="0.228502348693973" calcext:value-type="float">
            <text:p>0.228502348693973</text:p>
          </table:table-cell>
          <table:table-cell office:value-type="float" office:value="361.9755442879" calcext:value-type="float">
            <text:p>361.9755442879</text:p>
          </table:table-cell>
        </table:table-row>
        <table:table-row table:style-name="ro1">
          <table:table-cell office:value-type="float" office:value="1447.53" calcext:value-type="float">
            <text:p>1447.53</text:p>
          </table:table-cell>
          <table:table-cell office:value-type="float" office:value="0.85837419" calcext:value-type="float">
            <text:p>0.85837419</text:p>
          </table:table-cell>
          <table:table-cell table:formula="of:=[.B1424]/3.7249425" office:value-type="float" office:value="0.230439581282127" calcext:value-type="float">
            <text:p>0.230439581282127</text:p>
          </table:table-cell>
          <table:table-cell office:value-type="float" office:value="362.84933217064" calcext:value-type="float">
            <text:p>362.84933217064</text:p>
          </table:table-cell>
        </table:table-row>
        <table:table-row table:style-name="ro1">
          <table:table-cell office:value-type="float" office:value="1448.55" calcext:value-type="float">
            <text:p>1448.55</text:p>
          </table:table-cell>
          <table:table-cell office:value-type="float" office:value="0.86379904" calcext:value-type="float">
            <text:p>0.86379904</text:p>
          </table:table-cell>
          <table:table-cell table:formula="of:=[.B1425]/3.7249425" office:value-type="float" office:value="0.231895939333292" calcext:value-type="float">
            <text:p>0.231895939333292</text:p>
          </table:table-cell>
          <table:table-cell office:value-type="float" office:value="363.7286423203" calcext:value-type="float">
            <text:p>363.7286423203</text:p>
          </table:table-cell>
        </table:table-row>
        <table:table-row table:style-name="ro1">
          <table:table-cell office:value-type="float" office:value="1449.57" calcext:value-type="float">
            <text:p>1449.57</text:p>
          </table:table-cell>
          <table:table-cell office:value-type="float" office:value="0.86800732" calcext:value-type="float">
            <text:p>0.86800732</text:p>
          </table:table-cell>
          <table:table-cell table:formula="of:=[.B1426]/3.7249425" office:value-type="float" office:value="0.23302569636981" calcext:value-type="float">
            <text:p>0.23302569636981</text:p>
          </table:table-cell>
          <table:table-cell office:value-type="float" office:value="364.61223631251" calcext:value-type="float">
            <text:p>364.61223631251</text:p>
          </table:table-cell>
        </table:table-row>
        <table:table-row table:style-name="ro1">
          <table:table-cell office:value-type="float" office:value="1450.59" calcext:value-type="float">
            <text:p>1450.59</text:p>
          </table:table-cell>
          <table:table-cell office:value-type="float" office:value="0.87171971" calcext:value-type="float">
            <text:p>0.87171971</text:p>
          </table:table-cell>
          <table:table-cell table:formula="of:=[.B1427]/3.7249425" office:value-type="float" office:value="0.234022326519134" calcext:value-type="float">
            <text:p>0.234022326519134</text:p>
          </table:table-cell>
          <table:table-cell office:value-type="float" office:value="365.49960936134" calcext:value-type="float">
            <text:p>365.49960936134</text:p>
          </table:table-cell>
        </table:table-row>
        <table:table-row table:style-name="ro1">
          <table:table-cell office:value-type="float" office:value="1451.61" calcext:value-type="float">
            <text:p>1451.61</text:p>
          </table:table-cell>
          <table:table-cell office:value-type="float" office:value="0.87558666" calcext:value-type="float">
            <text:p>0.87558666</text:p>
          </table:table-cell>
          <table:table-cell table:formula="of:=[.B1428]/3.7249425" office:value-type="float" office:value="0.235060449926408" calcext:value-type="float">
            <text:p>0.235060449926408</text:p>
          </table:table-cell>
          <table:table-cell office:value-type="float" office:value="366.39091879974" calcext:value-type="float">
            <text:p>366.39091879974</text:p>
          </table:table-cell>
        </table:table-row>
        <table:table-row table:style-name="ro1">
          <table:table-cell office:value-type="float" office:value="1452.62" calcext:value-type="float">
            <text:p>1452.62</text:p>
          </table:table-cell>
          <table:table-cell office:value-type="float" office:value="0.88000035" calcext:value-type="float">
            <text:p>0.88000035</text:p>
          </table:table-cell>
          <table:table-cell table:formula="of:=[.B1429]/3.7249425" office:value-type="float" office:value="0.236245351438311" calcext:value-type="float">
            <text:p>0.236245351438311</text:p>
          </table:table-cell>
          <table:table-cell office:value-type="float" office:value="367.2867211775" calcext:value-type="float">
            <text:p>367.2867211775</text:p>
          </table:table-cell>
        </table:table-row>
        <table:table-row table:style-name="ro1">
          <table:table-cell office:value-type="float" office:value="1453.64" calcext:value-type="float">
            <text:p>1453.64</text:p>
          </table:table-cell>
          <table:table-cell office:value-type="float" office:value="0.88500744" calcext:value-type="float">
            <text:p>0.88500744</text:p>
          </table:table-cell>
          <table:table-cell table:formula="of:=[.B1430]/3.7249425" office:value-type="float" office:value="0.237589557422698" calcext:value-type="float">
            <text:p>0.237589557422698</text:p>
          </table:table-cell>
          <table:table-cell office:value-type="float" office:value="368.18762056068" calcext:value-type="float">
            <text:p>368.18762056068</text:p>
          </table:table-cell>
        </table:table-row>
        <table:table-row table:style-name="ro1">
          <table:table-cell office:value-type="float" office:value="1454.66" calcext:value-type="float">
            <text:p>1454.66</text:p>
          </table:table-cell>
          <table:table-cell office:value-type="float" office:value="0.8903532" calcext:value-type="float">
            <text:p>0.8903532</text:p>
          </table:table-cell>
          <table:table-cell table:formula="of:=[.B1431]/3.7249425" office:value-type="float" office:value="0.239024682931347" calcext:value-type="float">
            <text:p>0.239024682931347</text:p>
          </table:table-cell>
          <table:table-cell office:value-type="float" office:value="369.09396169847" calcext:value-type="float">
            <text:p>369.09396169847</text:p>
          </table:table-cell>
        </table:table-row>
        <table:table-row table:style-name="ro1">
          <table:table-cell office:value-type="float" office:value="1455.68" calcext:value-type="float">
            <text:p>1455.68</text:p>
          </table:table-cell>
          <table:table-cell office:value-type="float" office:value="0.89563118" calcext:value-type="float">
            <text:p>0.89563118</text:p>
          </table:table-cell>
          <table:table-cell table:formula="of:=[.B1432]/3.7249425" office:value-type="float" office:value="0.24044161218596" calcext:value-type="float">
            <text:p>0.24044161218596</text:p>
          </table:table-cell>
          <table:table-cell office:value-type="float" office:value="370.00567558743" calcext:value-type="float">
            <text:p>370.00567558743</text:p>
          </table:table-cell>
        </table:table-row>
        <table:table-row table:style-name="ro1">
          <table:table-cell office:value-type="float" office:value="1456.7" calcext:value-type="float">
            <text:p>1456.7</text:p>
          </table:table-cell>
          <table:table-cell office:value-type="float" office:value="0.90046662" calcext:value-type="float">
            <text:p>0.90046662</text:p>
          </table:table-cell>
          <table:table-cell table:formula="of:=[.B1433]/3.7249425" office:value-type="float" office:value="0.241739736922114" calcext:value-type="float">
            <text:p>0.241739736922114</text:p>
          </table:table-cell>
          <table:table-cell office:value-type="float" office:value="370.92231175035" calcext:value-type="float">
            <text:p>370.92231175035</text:p>
          </table:table-cell>
        </table:table-row>
        <table:table-row table:style-name="ro1">
          <table:table-cell office:value-type="float" office:value="1457.71" calcext:value-type="float">
            <text:p>1457.71</text:p>
          </table:table-cell>
          <table:table-cell office:value-type="float" office:value="0.90464662" calcext:value-type="float">
            <text:p>0.90464662</text:p>
          </table:table-cell>
          <table:table-cell table:formula="of:=[.B1434]/3.7249425" office:value-type="float" office:value="0.24286190189513" calcext:value-type="float">
            <text:p>0.24286190189513</text:p>
          </table:table-cell>
          <table:table-cell office:value-type="float" office:value="371.84320296853" calcext:value-type="float">
            <text:p>371.84320296853</text:p>
          </table:table-cell>
        </table:table-row>
        <table:table-row table:style-name="ro1">
          <table:table-cell office:value-type="float" office:value="1458.73" calcext:value-type="float">
            <text:p>1458.73</text:p>
          </table:table-cell>
          <table:table-cell office:value-type="float" office:value="0.90813441" calcext:value-type="float">
            <text:p>0.90813441</text:p>
          </table:table-cell>
          <table:table-cell table:formula="of:=[.B1435]/3.7249425" office:value-type="float" office:value="0.243798235811694" calcext:value-type="float">
            <text:p>0.243798235811694</text:p>
          </table:table-cell>
          <table:table-cell office:value-type="float" office:value="372.76764461257" calcext:value-type="float">
            <text:p>372.76764461257</text:p>
          </table:table-cell>
        </table:table-row>
        <table:table-row table:style-name="ro1">
          <table:table-cell office:value-type="float" office:value="1459.75" calcext:value-type="float">
            <text:p>1459.75</text:p>
          </table:table-cell>
          <table:table-cell office:value-type="float" office:value="0.91096075" calcext:value-type="float">
            <text:p>0.91096075</text:p>
          </table:table-cell>
          <table:table-cell table:formula="of:=[.B1436]/3.7249425" office:value-type="float" office:value="0.244556996517396" calcext:value-type="float">
            <text:p>0.244556996517396</text:p>
          </table:table-cell>
          <table:table-cell office:value-type="float" office:value="373.69496334966" calcext:value-type="float">
            <text:p>373.69496334966</text:p>
          </table:table-cell>
        </table:table-row>
        <table:table-row table:style-name="ro1">
          <table:table-cell office:value-type="float" office:value="1460.77" calcext:value-type="float">
            <text:p>1460.77</text:p>
          </table:table-cell>
          <table:table-cell office:value-type="float" office:value="0.91304723" calcext:value-type="float">
            <text:p>0.91304723</text:p>
          </table:table-cell>
          <table:table-cell table:formula="of:=[.B1437]/3.7249425" office:value-type="float" office:value="0.245117134022874" calcext:value-type="float">
            <text:p>0.245117134022874</text:p>
          </table:table-cell>
          <table:table-cell office:value-type="float" office:value="374.62440603517" calcext:value-type="float">
            <text:p>374.62440603517</text:p>
          </table:table-cell>
        </table:table-row>
        <table:table-row table:style-name="ro1">
          <table:table-cell office:value-type="float" office:value="1461.79" calcext:value-type="float">
            <text:p>1461.79</text:p>
          </table:table-cell>
          <table:table-cell office:value-type="float" office:value="0.91405735" calcext:value-type="float">
            <text:p>0.91405735</text:p>
          </table:table-cell>
          <table:table-cell table:formula="of:=[.B1438]/3.7249425" office:value-type="float" office:value="0.245388311363196" calcext:value-type="float">
            <text:p>0.245388311363196</text:p>
          </table:table-cell>
          <table:table-cell office:value-type="float" office:value="375.55487697136" calcext:value-type="float">
            <text:p>375.55487697136</text:p>
          </table:table-cell>
        </table:table-row>
        <table:table-row table:style-name="ro1">
          <table:table-cell office:value-type="float" office:value="1462.8" calcext:value-type="float">
            <text:p>1462.8</text:p>
          </table:table-cell>
          <table:table-cell office:value-type="float" office:value="0.91336879" calcext:value-type="float">
            <text:p>0.91336879</text:p>
          </table:table-cell>
          <table:table-cell table:formula="of:=[.B1439]/3.7249425" office:value-type="float" office:value="0.24520346018764" calcext:value-type="float">
            <text:p>0.24520346018764</text:p>
          </table:table-cell>
          <table:table-cell office:value-type="float" office:value="376.48464698318" calcext:value-type="float">
            <text:p>376.48464698318</text:p>
          </table:table-cell>
        </table:table-row>
        <table:table-row table:style-name="ro1">
          <table:table-cell office:value-type="float" office:value="1463.82" calcext:value-type="float">
            <text:p>1463.82</text:p>
          </table:table-cell>
          <table:table-cell office:value-type="float" office:value="0.91021284" calcext:value-type="float">
            <text:p>0.91021284</text:p>
          </table:table-cell>
          <table:table-cell table:formula="of:=[.B1440]/3.7249425" office:value-type="float" office:value="0.244356212209987" calcext:value-type="float">
            <text:p>0.244356212209987</text:p>
          </table:table-cell>
          <table:table-cell office:value-type="float" office:value="377.41120437662" calcext:value-type="float">
            <text:p>377.41120437662</text:p>
          </table:table-cell>
        </table:table-row>
        <table:table-row table:style-name="ro1">
          <table:table-cell office:value-type="float" office:value="1464.84" calcext:value-type="float">
            <text:p>1464.84</text:p>
          </table:table-cell>
          <table:table-cell office:value-type="float" office:value="0.90395095" calcext:value-type="float">
            <text:p>0.90395095</text:p>
          </table:table-cell>
          <table:table-cell table:formula="of:=[.B1441]/3.7249425" office:value-type="float" office:value="0.242675141965279" calcext:value-type="float">
            <text:p>0.242675141965279</text:p>
          </table:table-cell>
          <table:table-cell office:value-type="float" office:value="378.33138743691" calcext:value-type="float">
            <text:p>378.33138743691</text:p>
          </table:table-cell>
        </table:table-row>
        <table:table-row table:style-name="ro1">
          <table:table-cell office:value-type="float" office:value="1465.86" calcext:value-type="float">
            <text:p>1465.86</text:p>
          </table:table-cell>
          <table:table-cell office:value-type="float" office:value="0.8943874" calcext:value-type="float">
            <text:p>0.8943874</text:p>
          </table:table-cell>
          <table:table-cell table:formula="of:=[.B1442]/3.7249425" office:value-type="float" office:value="0.240107706360568" calcext:value-type="float">
            <text:p>0.240107706360568</text:p>
          </table:table-cell>
          <table:table-cell office:value-type="float" office:value="379.2418352161" calcext:value-type="float">
            <text:p>379.2418352161</text:p>
          </table:table-cell>
        </table:table-row>
        <table:table-row table:style-name="ro1">
          <table:table-cell office:value-type="float" office:value="1466.88" calcext:value-type="float">
            <text:p>1466.88</text:p>
          </table:table-cell>
          <table:table-cell office:value-type="float" office:value="0.8819834" calcext:value-type="float">
            <text:p>0.8819834</text:p>
          </table:table-cell>
          <table:table-cell table:formula="of:=[.B1443]/3.7249425" office:value-type="float" office:value="0.23677772207222" calcext:value-type="float">
            <text:p>0.23677772207222</text:p>
          </table:table-cell>
          <table:table-cell office:value-type="float" office:value="380.13965625882" calcext:value-type="float">
            <text:p>380.13965625882</text:p>
          </table:table-cell>
        </table:table-row>
        <table:table-row table:style-name="ro1">
          <table:table-cell office:value-type="float" office:value="1467.89" calcext:value-type="float">
            <text:p>1467.89</text:p>
          </table:table-cell>
          <table:table-cell office:value-type="float" office:value="0.86786099" calcext:value-type="float">
            <text:p>0.86786099</text:p>
          </table:table-cell>
          <table:table-cell table:formula="of:=[.B1444]/3.7249425" office:value-type="float" office:value="0.232986412541939" calcext:value-type="float">
            <text:p>0.232986412541939</text:p>
          </table:table-cell>
          <table:table-cell office:value-type="float" office:value="381.02310129576" calcext:value-type="float">
            <text:p>381.02310129576</text:p>
          </table:table-cell>
        </table:table-row>
        <table:table-row table:style-name="ro1">
          <table:table-cell office:value-type="float" office:value="1468.91" calcext:value-type="float">
            <text:p>1468.91</text:p>
          </table:table-cell>
          <table:table-cell office:value-type="float" office:value="0.85355999" calcext:value-type="float">
            <text:p>0.85355999</text:p>
          </table:table-cell>
          <table:table-cell table:formula="of:=[.B1445]/3.7249425" office:value-type="float" office:value="0.229147158647415" calcext:value-type="float">
            <text:p>0.229147158647415</text:p>
          </table:table-cell>
          <table:table-cell office:value-type="float" office:value="381.89198853559" calcext:value-type="float">
            <text:p>381.89198853559</text:p>
          </table:table-cell>
        </table:table-row>
        <table:table-row table:style-name="ro1">
          <table:table-cell office:value-type="float" office:value="1469.93" calcext:value-type="float">
            <text:p>1469.93</text:p>
          </table:table-cell>
          <table:table-cell office:value-type="float" office:value="0.84060974" calcext:value-type="float">
            <text:p>0.84060974</text:p>
          </table:table-cell>
          <table:table-cell table:formula="of:=[.B1446]/3.7249425" office:value-type="float" office:value="0.225670527800094" calcext:value-type="float">
            <text:p>0.225670527800094</text:p>
          </table:table-cell>
          <table:table-cell office:value-type="float" office:value="382.74769297323" calcext:value-type="float">
            <text:p>382.74769297323</text:p>
          </table:table-cell>
        </table:table-row>
        <table:table-row table:style-name="ro1">
          <table:table-cell office:value-type="float" office:value="1470.95" calcext:value-type="float">
            <text:p>1470.95</text:p>
          </table:table-cell>
          <table:table-cell office:value-type="float" office:value="0.83005852" calcext:value-type="float">
            <text:p>0.83005852</text:p>
          </table:table-cell>
          <table:table-cell table:formula="of:=[.B1447]/3.7249425" office:value-type="float" office:value="0.222837941793732" calcext:value-type="float">
            <text:p>0.222837941793732</text:p>
          </table:table-cell>
          <table:table-cell office:value-type="float" office:value="383.59265673248" calcext:value-type="float">
            <text:p>383.59265673248</text:p>
          </table:table-cell>
        </table:table-row>
        <table:table-row table:style-name="ro1">
          <table:table-cell office:value-type="float" office:value="1471.97" calcext:value-type="float">
            <text:p>1471.97</text:p>
          </table:table-cell>
          <table:table-cell office:value-type="float" office:value="0.82213253" calcext:value-type="float">
            <text:p>0.82213253</text:p>
          </table:table-cell>
          <table:table-cell table:formula="of:=[.B1448]/3.7249425" office:value-type="float" office:value="0.220710126397924" calcext:value-type="float">
            <text:p>0.220710126397924</text:p>
          </table:table-cell>
          <table:table-cell office:value-type="float" office:value="384.42955216968" calcext:value-type="float">
            <text:p>384.42955216968</text:p>
          </table:table-cell>
        </table:table-row>
        <table:table-row table:style-name="ro1">
          <table:table-cell office:value-type="float" office:value="1472.98" calcext:value-type="float">
            <text:p>1472.98</text:p>
          </table:table-cell>
          <table:table-cell office:value-type="float" office:value="0.81615674" calcext:value-type="float">
            <text:p>0.81615674</text:p>
          </table:table-cell>
          <table:table-cell table:formula="of:=[.B1449]/3.7249425" office:value-type="float" office:value="0.219105862707948" calcext:value-type="float">
            <text:p>0.219105862707948</text:p>
          </table:table-cell>
          <table:table-cell office:value-type="float" office:value="385.26036451491" calcext:value-type="float">
            <text:p>385.26036451491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81077758" calcext:value-type="float">
            <text:p>0.81077758</text:p>
          </table:table-cell>
          <table:table-cell table:formula="of:=[.B1450]/3.7249425" office:value-type="float" office:value="0.217661770617936" calcext:value-type="float">
            <text:p>0.217661770617936</text:p>
          </table:table-cell>
          <table:table-cell office:value-type="float" office:value="386.08570110353" calcext:value-type="float">
            <text:p>386.08570110353</text:p>
          </table:table-cell>
        </table:table-row>
        <table:table-row table:style-name="ro1">
          <table:table-cell office:value-type="float" office:value="1475.02" calcext:value-type="float">
            <text:p>1475.02</text:p>
          </table:table-cell>
          <table:table-cell office:value-type="float" office:value="0.80441612" calcext:value-type="float">
            <text:p>0.80441612</text:p>
          </table:table-cell>
          <table:table-cell table:formula="of:=[.B1451]/3.7249425" office:value-type="float" office:value="0.215953969759265" calcext:value-type="float">
            <text:p>0.215953969759265</text:p>
          </table:table-cell>
          <table:table-cell office:value-type="float" office:value="386.9045620002" calcext:value-type="float">
            <text:p>386.9045620002</text:p>
          </table:table-cell>
        </table:table-row>
        <table:table-row table:style-name="ro1">
          <table:table-cell office:value-type="float" office:value="1476.04" calcext:value-type="float">
            <text:p>1476.04</text:p>
          </table:table-cell>
          <table:table-cell office:value-type="float" office:value="0.79579763" calcext:value-type="float">
            <text:p>0.79579763</text:p>
          </table:table-cell>
          <table:table-cell table:formula="of:=[.B1452]/3.7249425" office:value-type="float" office:value="0.213640245453453" calcext:value-type="float">
            <text:p>0.213640245453453</text:p>
          </table:table-cell>
          <table:table-cell office:value-type="float" office:value="387.71464965049" calcext:value-type="float">
            <text:p>387.71464965049</text:p>
          </table:table-cell>
        </table:table-row>
        <table:table-row table:style-name="ro1">
          <table:table-cell office:value-type="float" office:value="1477.06" calcext:value-type="float">
            <text:p>1477.06</text:p>
          </table:table-cell>
          <table:table-cell office:value-type="float" office:value="0.78437995" calcext:value-type="float">
            <text:p>0.78437995</text:p>
          </table:table-cell>
          <table:table-cell table:formula="of:=[.B1453]/3.7249425" office:value-type="float" office:value="0.210575049145054" calcext:value-type="float">
            <text:p>0.210575049145054</text:p>
          </table:table-cell>
          <table:table-cell office:value-type="float" office:value="388.51311459701" calcext:value-type="float">
            <text:p>388.51311459701</text:p>
          </table:table-cell>
        </table:table-row>
        <table:table-row table:style-name="ro1">
          <table:table-cell office:value-type="float" office:value="1478.07" calcext:value-type="float">
            <text:p>1478.07</text:p>
          </table:table-cell>
          <table:table-cell office:value-type="float" office:value="0.77054829" calcext:value-type="float">
            <text:p>0.77054829</text:p>
          </table:table-cell>
          <table:table-cell table:formula="of:=[.B1454]/3.7249425" office:value-type="float" office:value="0.206861794510922" calcext:value-type="float">
            <text:p>0.206861794510922</text:p>
          </table:table-cell>
          <table:table-cell office:value-type="float" office:value="389.29749950109" calcext:value-type="float">
            <text:p>389.29749950109</text:p>
          </table:table-cell>
        </table:table-row>
        <table:table-row table:style-name="ro1">
          <table:table-cell office:value-type="float" office:value="1479.09" calcext:value-type="float">
            <text:p>1479.09</text:p>
          </table:table-cell>
          <table:table-cell office:value-type="float" office:value="0.75553599" calcext:value-type="float">
            <text:p>0.75553599</text:p>
          </table:table-cell>
          <table:table-cell table:formula="of:=[.B1455]/3.7249425" office:value-type="float" office:value="0.202831584648622" calcext:value-type="float">
            <text:p>0.202831584648622</text:p>
          </table:table-cell>
          <table:table-cell office:value-type="float" office:value="390.06660253843" calcext:value-type="float">
            <text:p>390.06660253843</text:p>
          </table:table-cell>
        </table:table-row>
        <table:table-row table:style-name="ro1">
          <table:table-cell office:value-type="float" office:value="1480.11" calcext:value-type="float">
            <text:p>1480.11</text:p>
          </table:table-cell>
          <table:table-cell office:value-type="float" office:value="0.74112997" calcext:value-type="float">
            <text:p>0.74112997</text:p>
          </table:table-cell>
          <table:table-cell table:formula="of:=[.B1456]/3.7249425" office:value-type="float" office:value="0.198964137030303" calcext:value-type="float">
            <text:p>0.198964137030303</text:p>
          </table:table-cell>
          <table:table-cell office:value-type="float" office:value="390.82104086434" calcext:value-type="float">
            <text:p>390.82104086434</text:p>
          </table:table-cell>
        </table:table-row>
        <table:table-row table:style-name="ro1">
          <table:table-cell office:value-type="float" office:value="1481.13" calcext:value-type="float">
            <text:p>1481.13</text:p>
          </table:table-cell>
          <table:table-cell office:value-type="float" office:value="0.72928443" calcext:value-type="float">
            <text:p>0.72928443</text:p>
          </table:table-cell>
          <table:table-cell table:formula="of:=[.B1457]/3.7249425" office:value-type="float" office:value="0.195784077203876" calcext:value-type="float">
            <text:p>0.195784077203876</text:p>
          </table:table-cell>
          <table:table-cell office:value-type="float" office:value="391.56342094666" calcext:value-type="float">
            <text:p>391.56342094666</text:p>
          </table:table-cell>
        </table:table-row>
        <table:table-row table:style-name="ro1">
          <table:table-cell office:value-type="float" office:value="1482.15" calcext:value-type="float">
            <text:p>1482.15</text:p>
          </table:table-cell>
          <table:table-cell office:value-type="float" office:value="0.72177505" calcext:value-type="float">
            <text:p>0.72177505</text:p>
          </table:table-cell>
          <table:table-cell table:formula="of:=[.B1458]/3.7249425" office:value-type="float" office:value="0.193768105145247" calcext:value-type="float">
            <text:p>0.193768105145247</text:p>
          </table:table-cell>
          <table:table-cell office:value-type="float" office:value="392.29815680269" calcext:value-type="float">
            <text:p>392.29815680269</text:p>
          </table:table-cell>
        </table:table-row>
        <table:table-row table:style-name="ro1">
          <table:table-cell office:value-type="float" office:value="1483.16" calcext:value-type="float">
            <text:p>1483.16</text:p>
          </table:table-cell>
          <table:table-cell office:value-type="float" office:value="0.71997918" calcext:value-type="float">
            <text:p>0.71997918</text:p>
          </table:table-cell>
          <table:table-cell table:formula="of:=[.B1459]/3.7249425" office:value-type="float" office:value="0.193285984951446" calcext:value-type="float">
            <text:p>0.193285984951446</text:p>
          </table:table-cell>
          <table:table-cell office:value-type="float" office:value="393.03106453641" calcext:value-type="float">
            <text:p>393.03106453641</text:p>
          </table:table-cell>
        </table:table-row>
        <table:table-row table:style-name="ro1">
          <table:table-cell office:value-type="float" office:value="1484.18" calcext:value-type="float">
            <text:p>1484.18</text:p>
          </table:table-cell>
          <table:table-cell office:value-type="float" office:value="0.72479514" calcext:value-type="float">
            <text:p>0.72479514</text:p>
          </table:table-cell>
          <table:table-cell table:formula="of:=[.B1460]/3.7249425" office:value-type="float" office:value="0.194578880076672" calcext:value-type="float">
            <text:p>0.194578880076672</text:p>
          </table:table-cell>
          <table:table-cell office:value-type="float" office:value="393.76887471289" calcext:value-type="float">
            <text:p>393.76887471289</text:p>
          </table:table-cell>
        </table:table-row>
        <table:table-row table:style-name="ro1">
          <table:table-cell office:value-type="float" office:value="1485.2" calcext:value-type="float">
            <text:p>1485.2</text:p>
          </table:table-cell>
          <table:table-cell office:value-type="float" office:value="0.73665086" calcext:value-type="float">
            <text:p>0.73665086</text:p>
          </table:table-cell>
          <table:table-cell table:formula="of:=[.B1461]/3.7249425" office:value-type="float" office:value="0.197761672831191" calcext:value-type="float">
            <text:p>0.197761672831191</text:p>
          </table:table-cell>
          <table:table-cell office:value-type="float" office:value="394.51875349582" calcext:value-type="float">
            <text:p>394.51875349582</text:p>
          </table:table-cell>
        </table:table-row>
        <table:table-row table:style-name="ro1">
          <table:table-cell office:value-type="float" office:value="1486.22" calcext:value-type="float">
            <text:p>1486.22</text:p>
          </table:table-cell>
          <table:table-cell office:value-type="float" office:value="0.75552872" calcext:value-type="float">
            <text:p>0.75552872</text:p>
          </table:table-cell>
          <table:table-cell table:formula="of:=[.B1462]/3.7249425" office:value-type="float" office:value="0.202829632940643" calcext:value-type="float">
            <text:p>0.202829632940643</text:p>
          </table:table-cell>
          <table:table-cell office:value-type="float" office:value="395.28784912678" calcext:value-type="float">
            <text:p>395.28784912678</text:p>
          </table:table-cell>
        </table:table-row>
        <table:table-row table:style-name="ro1">
          <table:table-cell office:value-type="float" office:value="1487.23" calcext:value-type="float">
            <text:p>1487.23</text:p>
          </table:table-cell>
          <table:table-cell office:value-type="float" office:value="0.78095711" calcext:value-type="float">
            <text:p>0.78095711</text:p>
          </table:table-cell>
          <table:table-cell table:formula="of:=[.B1463]/3.7249425" office:value-type="float" office:value="0.209656151739255" calcext:value-type="float">
            <text:p>0.209656151739255</text:p>
          </table:table-cell>
          <table:table-cell office:value-type="float" office:value="396.08282976878" calcext:value-type="float">
            <text:p>396.08282976878</text:p>
          </table:table-cell>
        </table:table-row>
        <table:table-row table:style-name="ro1">
          <table:table-cell office:value-type="float" office:value="1488.25" calcext:value-type="float">
            <text:p>1488.25</text:p>
          </table:table-cell>
          <table:table-cell office:value-type="float" office:value="0.81197213" calcext:value-type="float">
            <text:p>0.81197213</text:p>
          </table:table-cell>
          <table:table-cell table:formula="of:=[.B1464]/3.7249425" office:value-type="float" office:value="0.217982460131935" calcext:value-type="float">
            <text:p>0.217982460131935</text:p>
          </table:table-cell>
          <table:table-cell office:value-type="float" office:value="396.90938235442" calcext:value-type="float">
            <text:p>396.90938235442</text:p>
          </table:table-cell>
        </table:table-row>
        <table:table-row table:style-name="ro1">
          <table:table-cell office:value-type="float" office:value="1489.27" calcext:value-type="float">
            <text:p>1489.27</text:p>
          </table:table-cell>
          <table:table-cell office:value-type="float" office:value="0.84710427" calcext:value-type="float">
            <text:p>0.84710427</text:p>
          </table:table-cell>
          <table:table-cell table:formula="of:=[.B1465]/3.7249425" office:value-type="float" office:value="0.227414052700142" calcext:value-type="float">
            <text:p>0.227414052700142</text:p>
          </table:table-cell>
          <table:table-cell office:value-type="float" office:value="397.77169794696" calcext:value-type="float">
            <text:p>397.77169794696</text:p>
          </table:table-cell>
        </table:table-row>
        <table:table-row table:style-name="ro1">
          <table:table-cell office:value-type="float" office:value="1490.29" calcext:value-type="float">
            <text:p>1490.29</text:p>
          </table:table-cell>
          <table:table-cell office:value-type="float" office:value="0.88446443" calcext:value-type="float">
            <text:p>0.88446443</text:p>
          </table:table-cell>
          <table:table-cell table:formula="of:=[.B1466]/3.7249425" office:value-type="float" office:value="0.237443780675809" calcext:value-type="float">
            <text:p>0.237443780675809</text:p>
          </table:table-cell>
          <table:table-cell office:value-type="float" office:value="398.67204457276" calcext:value-type="float">
            <text:p>398.67204457276</text:p>
          </table:table-cell>
        </table:table-row>
        <table:table-row table:style-name="ro1">
          <table:table-cell office:value-type="float" office:value="1491.31" calcext:value-type="float">
            <text:p>1491.31</text:p>
          </table:table-cell>
          <table:table-cell office:value-type="float" office:value="0.92197688" calcext:value-type="float">
            <text:p>0.92197688</text:p>
          </table:table-cell>
          <table:table-cell table:formula="of:=[.B1467]/3.7249425" office:value-type="float" office:value="0.247514392504045" calcext:value-type="float">
            <text:p>0.247514392504045</text:p>
          </table:table-cell>
          <table:table-cell office:value-type="float" office:value="399.61057725432" calcext:value-type="float">
            <text:p>399.61057725432</text:p>
          </table:table-cell>
        </table:table-row>
        <table:table-row table:style-name="ro1">
          <table:table-cell office:value-type="float" office:value="1492.32" calcext:value-type="float">
            <text:p>1492.32</text:p>
          </table:table-cell>
          <table:table-cell office:value-type="float" office:value="0.95774583" calcext:value-type="float">
            <text:p>0.95774583</text:p>
          </table:table-cell>
          <table:table-cell table:formula="of:=[.B1468]/3.7249425" office:value-type="float" office:value="0.257116943415905" calcext:value-type="float">
            <text:p>0.257116943415905</text:p>
          </table:table-cell>
          <table:table-cell office:value-type="float" office:value="400.58552118074" calcext:value-type="float">
            <text:p>400.58552118074</text:p>
          </table:table-cell>
        </table:table-row>
        <table:table-row table:style-name="ro1">
          <table:table-cell office:value-type="float" office:value="1493.34" calcext:value-type="float">
            <text:p>1493.34</text:p>
          </table:table-cell>
          <table:table-cell office:value-type="float" office:value="0.99047393" calcext:value-type="float">
            <text:p>0.99047393</text:p>
          </table:table-cell>
          <table:table-cell table:formula="of:=[.B1469]/3.7249425" office:value-type="float" office:value="0.265903146155947" calcext:value-type="float">
            <text:p>0.265903146155947</text:p>
          </table:table-cell>
          <table:table-cell office:value-type="float" office:value="401.59378090281" calcext:value-type="float">
            <text:p>401.59378090281</text:p>
          </table:table-cell>
        </table:table-row>
        <table:table-row table:style-name="ro1">
          <table:table-cell office:value-type="float" office:value="1494.36" calcext:value-type="float">
            <text:p>1494.36</text:p>
          </table:table-cell>
          <table:table-cell office:value-type="float" office:value="1.0198096" calcext:value-type="float">
            <text:p>1.0198096</text:p>
          </table:table-cell>
          <table:table-cell table:formula="of:=[.B1470]/3.7249425" office:value-type="float" office:value="0.2737786153746" calcext:value-type="float">
            <text:p>0.2737786153746</text:p>
          </table:table-cell>
          <table:table-cell office:value-type="float" office:value="402.63190305911" calcext:value-type="float">
            <text:p>402.63190305911</text:p>
          </table:table-cell>
        </table:table-row>
        <table:table-row table:style-name="ro1">
          <table:table-cell office:value-type="float" office:value="1495.38" calcext:value-type="float">
            <text:p>1495.38</text:p>
          </table:table-cell>
          <table:table-cell office:value-type="float" office:value="1.046506" calcext:value-type="float">
            <text:p>1.046506</text:p>
          </table:table-cell>
          <table:table-cell table:formula="of:=[.B1471]/3.7249425" office:value-type="float" office:value="0.280945544797" calcext:value-type="float">
            <text:p>0.280945544797</text:p>
          </table:table-cell>
          <table:table-cell office:value-type="float" office:value="403.69720103802" calcext:value-type="float">
            <text:p>403.69720103802</text:p>
          </table:table-cell>
        </table:table-row>
        <table:table-row table:style-name="ro1">
          <table:table-cell office:value-type="float" office:value="1496.4" calcext:value-type="float">
            <text:p>1496.4</text:p>
          </table:table-cell>
          <table:table-cell office:value-type="float" office:value="1.0723285" calcext:value-type="float">
            <text:p>1.0723285</text:p>
          </table:table-cell>
          <table:table-cell table:formula="of:=[.B1472]/3.7249425" office:value-type="float" office:value="0.287877866571095" calcext:value-type="float">
            <text:p>0.287877866571095</text:p>
          </table:table-cell>
          <table:table-cell office:value-type="float" office:value="404.78878520737" calcext:value-type="float">
            <text:p>404.78878520737</text:p>
          </table:table-cell>
        </table:table-row>
        <table:table-row table:style-name="ro1">
          <table:table-cell office:value-type="float" office:value="1497.41" calcext:value-type="float">
            <text:p>1497.41</text:p>
          </table:table-cell>
          <table:table-cell office:value-type="float" office:value="1.099725" calcext:value-type="float">
            <text:p>1.099725</text:p>
          </table:table-cell>
          <table:table-cell table:formula="of:=[.B1473]/3.7249425" office:value-type="float" office:value="0.295232745203449" calcext:value-type="float">
            <text:p>0.295232745203449</text:p>
          </table:table-cell>
          <table:table-cell office:value-type="float" office:value="405.90825779594" calcext:value-type="float">
            <text:p>405.90825779594</text:p>
          </table:table-cell>
        </table:table-row>
        <table:table-row table:style-name="ro1">
          <table:table-cell office:value-type="float" office:value="1498.43" calcext:value-type="float">
            <text:p>1498.43</text:p>
          </table:table-cell>
          <table:table-cell office:value-type="float" office:value="1.131347" calcext:value-type="float">
            <text:p>1.131347</text:p>
          </table:table-cell>
          <table:table-cell table:formula="of:=[.B1474]/3.7249425" office:value-type="float" office:value="0.303722003762474" calcext:value-type="float">
            <text:p>0.303722003762474</text:p>
          </table:table-cell>
          <table:table-cell office:value-type="float" office:value="407.05992022974" calcext:value-type="float">
            <text:p>407.05992022974</text:p>
          </table:table-cell>
        </table:table-row>
        <table:table-row table:style-name="ro1">
          <table:table-cell office:value-type="float" office:value="1499.45" calcext:value-type="float">
            <text:p>1499.45</text:p>
          </table:table-cell>
          <table:table-cell office:value-type="float" office:value="1.1695461" calcext:value-type="float">
            <text:p>1.1695461</text:p>
          </table:table-cell>
          <table:table-cell table:formula="of:=[.B1475]/3.7249425" office:value-type="float" office:value="0.313976954006673" calcext:value-type="float">
            <text:p>0.313976954006673</text:p>
          </table:table-cell>
          <table:table-cell office:value-type="float" office:value="408.25046768713" calcext:value-type="float">
            <text:p>408.25046768713</text:p>
          </table:table-cell>
        </table:table-row>
        <table:table-row table:style-name="ro1">
          <table:table-cell office:value-type="float" office:value="1500.47" calcext:value-type="float">
            <text:p>1500.47</text:p>
          </table:table-cell>
          <table:table-cell office:value-type="float" office:value="1.2159623" calcext:value-type="float">
            <text:p>1.2159623</text:p>
          </table:table-cell>
          <table:table-cell table:formula="of:=[.B1476]/3.7249425" office:value-type="float" office:value="0.326437871188616" calcext:value-type="float">
            <text:p>0.326437871188616</text:p>
          </table:table-cell>
          <table:table-cell office:value-type="float" office:value="409.48826482504" calcext:value-type="float">
            <text:p>409.48826482504</text:p>
          </table:table-cell>
        </table:table-row>
        <table:table-row table:style-name="ro1">
          <table:table-cell office:value-type="float" office:value="1501.49" calcext:value-type="float">
            <text:p>1501.49</text:p>
          </table:table-cell>
          <table:table-cell office:value-type="float" office:value="1.2712785" calcext:value-type="float">
            <text:p>1.2712785</text:p>
          </table:table-cell>
          <table:table-cell table:formula="of:=[.B1477]/3.7249425" office:value-type="float" office:value="0.341288086997316" calcext:value-type="float">
            <text:p>0.341288086997316</text:p>
          </table:table-cell>
          <table:table-cell office:value-type="float" office:value="410.78237145653" calcext:value-type="float">
            <text:p>410.78237145653</text:p>
          </table:table-cell>
        </table:table-row>
        <table:table-row table:style-name="ro1">
          <table:table-cell office:value-type="float" office:value="1502.5" calcext:value-type="float">
            <text:p>1502.5</text:p>
          </table:table-cell>
          <table:table-cell office:value-type="float" office:value="1.3351573" calcext:value-type="float">
            <text:p>1.3351573</text:p>
          </table:table-cell>
          <table:table-cell table:formula="of:=[.B1478]/3.7249425" office:value-type="float" office:value="0.358437022853373" calcext:value-type="float">
            <text:p>0.358437022853373</text:p>
          </table:table-cell>
          <table:table-cell office:value-type="float" office:value="412.14150402424" calcext:value-type="float">
            <text:p>412.14150402424</text:p>
          </table:table-cell>
        </table:table-row>
        <table:table-row table:style-name="ro1">
          <table:table-cell office:value-type="float" office:value="1503.52" calcext:value-type="float">
            <text:p>1503.52</text:p>
          </table:table-cell>
          <table:table-cell office:value-type="float" office:value="1.4063317" calcext:value-type="float">
            <text:p>1.4063317</text:p>
          </table:table-cell>
          <table:table-cell table:formula="of:=[.B1479]/3.7249425" office:value-type="float" office:value="0.377544539278123" calcext:value-type="float">
            <text:p>0.377544539278123</text:p>
          </table:table-cell>
          <table:table-cell office:value-type="float" office:value="413.5730890258" calcext:value-type="float">
            <text:p>413.5730890258</text:p>
          </table:table-cell>
        </table:table-row>
        <table:table-row table:style-name="ro1">
          <table:table-cell office:value-type="float" office:value="1504.54" calcext:value-type="float">
            <text:p>1504.54</text:p>
          </table:table-cell>
          <table:table-cell office:value-type="float" office:value="1.4827978" calcext:value-type="float">
            <text:p>1.4827978</text:p>
          </table:table-cell>
          <table:table-cell table:formula="of:=[.B1480]/3.7249425" office:value-type="float" office:value="0.398072668235818" calcext:value-type="float">
            <text:p>0.398072668235818</text:p>
          </table:table-cell>
          <table:table-cell office:value-type="float" office:value="415.08251318255" calcext:value-type="float">
            <text:p>415.08251318255</text:p>
          </table:table-cell>
        </table:table-row>
        <table:table-row table:style-name="ro1">
          <table:table-cell office:value-type="float" office:value="1505.56" calcext:value-type="float">
            <text:p>1505.56</text:p>
          </table:table-cell>
          <table:table-cell office:value-type="float" office:value="1.5620632" calcext:value-type="float">
            <text:p>1.5620632</text:p>
          </table:table-cell>
          <table:table-cell table:formula="of:=[.B1481]/3.7249425" office:value-type="float" office:value="0.419352298726759" calcext:value-type="float">
            <text:p>0.419352298726759</text:p>
          </table:table-cell>
          <table:table-cell office:value-type="float" office:value="416.67262616501" calcext:value-type="float">
            <text:p>416.67262616501</text:p>
          </table:table-cell>
        </table:table-row>
        <table:table-row table:style-name="ro1">
          <table:table-cell office:value-type="float" office:value="1506.58" calcext:value-type="float">
            <text:p>1506.58</text:p>
          </table:table-cell>
          <table:table-cell office:value-type="float" office:value="1.6414162" calcext:value-type="float">
            <text:p>1.6414162</text:p>
          </table:table-cell>
          <table:table-cell table:formula="of:=[.B1482]/3.7249425" office:value-type="float" office:value="0.440655446359239" calcext:value-type="float">
            <text:p>0.440655446359239</text:p>
          </table:table-cell>
          <table:table-cell office:value-type="float" office:value="418.34351698605" calcext:value-type="float">
            <text:p>418.34351698605</text:p>
          </table:table-cell>
        </table:table-row>
        <table:table-row table:style-name="ro1">
          <table:table-cell office:value-type="float" office:value="1507.59" calcext:value-type="float">
            <text:p>1507.59</text:p>
          </table:table-cell>
          <table:table-cell office:value-type="float" office:value="1.7181925" calcext:value-type="float">
            <text:p>1.7181925</text:p>
          </table:table-cell>
          <table:table-cell table:formula="of:=[.B1483]/3.7249425" office:value-type="float" office:value="0.461266851770195" calcext:value-type="float">
            <text:p>0.461266851770195</text:p>
          </table:table-cell>
          <table:table-cell office:value-type="float" office:value="420.09256281811" calcext:value-type="float">
            <text:p>420.09256281811</text:p>
          </table:table-cell>
        </table:table-row>
        <table:table-row table:style-name="ro1">
          <table:table-cell office:value-type="float" office:value="1508.61" calcext:value-type="float">
            <text:p>1508.61</text:p>
          </table:table-cell>
          <table:table-cell office:value-type="float" office:value="1.7900246" calcext:value-type="float">
            <text:p>1.7900246</text:p>
          </table:table-cell>
          <table:table-cell table:formula="of:=[.B1484]/3.7249425" office:value-type="float" office:value="0.480550934678857" calcext:value-type="float">
            <text:p>0.480550934678857</text:p>
          </table:table-cell>
          <table:table-cell office:value-type="float" office:value="421.9147306287" calcext:value-type="float">
            <text:p>421.9147306287</text:p>
          </table:table-cell>
        </table:table-row>
        <table:table-row table:style-name="ro1">
          <table:table-cell office:value-type="float" office:value="1509.63" calcext:value-type="float">
            <text:p>1509.63</text:p>
          </table:table-cell>
          <table:table-cell office:value-type="float" office:value="1.8550518" calcext:value-type="float">
            <text:p>1.8550518</text:p>
          </table:table-cell>
          <table:table-cell table:formula="of:=[.B1485]/3.7249425" office:value-type="float" office:value="0.498008170595922" calcext:value-type="float">
            <text:p>0.498008170595922</text:p>
          </table:table-cell>
          <table:table-cell office:value-type="float" office:value="423.80309331566" calcext:value-type="float">
            <text:p>423.80309331566</text:p>
          </table:table-cell>
        </table:table-row>
        <table:table-row table:style-name="ro1">
          <table:table-cell office:value-type="float" office:value="1510.65" calcext:value-type="float">
            <text:p>1510.65</text:p>
          </table:table-cell>
          <table:table-cell office:value-type="float" office:value="1.9120801" calcext:value-type="float">
            <text:p>1.9120801</text:p>
          </table:table-cell>
          <table:table-cell table:formula="of:=[.B1486]/3.7249425" office:value-type="float" office:value="0.513318017660675" calcext:value-type="float">
            <text:p>0.513318017660675</text:p>
          </table:table-cell>
          <table:table-cell office:value-type="float" office:value="425.74950835274" calcext:value-type="float">
            <text:p>425.74950835274</text:p>
          </table:table-cell>
        </table:table-row>
        <table:table-row table:style-name="ro1">
          <table:table-cell office:value-type="float" office:value="1511.67" calcext:value-type="float">
            <text:p>1511.67</text:p>
          </table:table-cell>
          <table:table-cell office:value-type="float" office:value="1.9606936" calcext:value-type="float">
            <text:p>1.9606936</text:p>
          </table:table-cell>
          <table:table-cell table:formula="of:=[.B1487]/3.7249425" office:value-type="float" office:value="0.526368823142908" calcext:value-type="float">
            <text:p>0.526368823142908</text:p>
          </table:table-cell>
          <table:table-cell office:value-type="float" office:value="427.745409852" calcext:value-type="float">
            <text:p>427.745409852</text:p>
          </table:table-cell>
        </table:table-row>
        <table:table-row table:style-name="ro1">
          <table:table-cell office:value-type="float" office:value="1512.68" calcext:value-type="float">
            <text:p>1512.68</text:p>
          </table:table-cell>
          <table:table-cell office:value-type="float" office:value="2.0013431" calcext:value-type="float">
            <text:p>2.0013431</text:p>
          </table:table-cell>
          <table:table-cell table:formula="of:=[.B1488]/3.7249425" office:value-type="float" office:value="0.537281609044972" calcext:value-type="float">
            <text:p>0.537281609044972</text:p>
          </table:table-cell>
          <table:table-cell office:value-type="float" office:value="429.7826908008" calcext:value-type="float">
            <text:p>429.7826908008</text:p>
          </table:table-cell>
        </table:table-row>
        <table:table-row table:style-name="ro1">
          <table:table-cell office:value-type="float" office:value="1513.7" calcext:value-type="float">
            <text:p>1513.7</text:p>
          </table:table-cell>
          <table:table-cell office:value-type="float" office:value="2.0354498" calcext:value-type="float">
            <text:p>2.0354498</text:p>
          </table:table-cell>
          <table:table-cell table:formula="of:=[.B1489]/3.7249425" office:value-type="float" office:value="0.546437911457694" calcext:value-type="float">
            <text:p>0.546437911457694</text:p>
          </table:table-cell>
          <table:table-cell office:value-type="float" office:value="431.85469083144" calcext:value-type="float">
            <text:p>431.85469083144</text:p>
          </table:table-cell>
        </table:table-row>
        <table:table-row table:style-name="ro1">
          <table:table-cell office:value-type="float" office:value="1514.72" calcext:value-type="float">
            <text:p>1514.72</text:p>
          </table:table-cell>
          <table:table-cell office:value-type="float" office:value="2.0655453" calcext:value-type="float">
            <text:p>2.0655453</text:p>
          </table:table-cell>
          <table:table-cell table:formula="of:=[.B1490]/3.7249425" office:value-type="float" office:value="0.554517365033152" calcext:value-type="float">
            <text:p>0.554517365033152</text:p>
          </table:table-cell>
          <table:table-cell office:value-type="float" office:value="433.95732685857" calcext:value-type="float">
            <text:p>433.95732685857</text:p>
          </table:table-cell>
        </table:table-row>
        <table:table-row table:style-name="ro1">
          <table:table-cell office:value-type="float" office:value="1515.74" calcext:value-type="float">
            <text:p>1515.74</text:p>
          </table:table-cell>
          <table:table-cell office:value-type="float" office:value="2.0954182" calcext:value-type="float">
            <text:p>2.0954182</text:p>
          </table:table-cell>
          <table:table-cell table:formula="of:=[.B1491]/3.7249425" office:value-type="float" office:value="0.562537059296888" calcext:value-type="float">
            <text:p>0.562537059296888</text:p>
          </table:table-cell>
          <table:table-cell office:value-type="float" office:value="436.09037215605" calcext:value-type="float">
            <text:p>436.09037215605</text:p>
          </table:table-cell>
        </table:table-row>
        <table:table-row table:style-name="ro1">
          <table:table-cell office:value-type="float" office:value="1516.76" calcext:value-type="float">
            <text:p>1516.76</text:p>
          </table:table-cell>
          <table:table-cell office:value-type="float" office:value="2.1301584" calcext:value-type="float">
            <text:p>2.1301584</text:p>
          </table:table-cell>
          <table:table-cell table:formula="of:=[.B1492]/3.7249425" office:value-type="float" office:value="0.571863431448942" calcext:value-type="float">
            <text:p>0.571863431448942</text:p>
          </table:table-cell>
          <table:table-cell office:value-type="float" office:value="438.25878150128" calcext:value-type="float">
            <text:p>438.25878150128</text:p>
          </table:table-cell>
        </table:table-row>
        <table:table-row table:style-name="ro1">
          <table:table-cell office:value-type="float" office:value="1517.77" calcext:value-type="float">
            <text:p>1517.77</text:p>
          </table:table-cell>
          <table:table-cell office:value-type="float" office:value="2.1759363" calcext:value-type="float">
            <text:p>2.1759363</text:p>
          </table:table-cell>
          <table:table-cell table:formula="of:=[.B1493]/3.7249425" office:value-type="float" office:value="0.584152990281058" calcext:value-type="float">
            <text:p>0.584152990281058</text:p>
          </table:table-cell>
          <table:table-cell office:value-type="float" office:value="440.47379076796" calcext:value-type="float">
            <text:p>440.47379076796</text:p>
          </table:table-cell>
        </table:table-row>
        <table:table-row table:style-name="ro1">
          <table:table-cell office:value-type="float" office:value="1518.79" calcext:value-type="float">
            <text:p>1518.79</text:p>
          </table:table-cell>
          <table:table-cell office:value-type="float" office:value="2.2393476" calcext:value-type="float">
            <text:p>2.2393476</text:p>
          </table:table-cell>
          <table:table-cell table:formula="of:=[.B1494]/3.7249425" office:value-type="float" office:value="0.60117642084408" calcext:value-type="float">
            <text:p>0.60117642084408</text:p>
          </table:table-cell>
          <table:table-cell office:value-type="float" office:value="442.75334994477" calcext:value-type="float">
            <text:p>442.75334994477</text:p>
          </table:table-cell>
        </table:table-row>
        <table:table-row table:style-name="ro1">
          <table:table-cell office:value-type="float" office:value="1519.81" calcext:value-type="float">
            <text:p>1519.81</text:p>
          </table:table-cell>
          <table:table-cell office:value-type="float" office:value="2.3262501" calcext:value-type="float">
            <text:p>2.3262501</text:p>
          </table:table-cell>
          <table:table-cell table:formula="of:=[.B1495]/3.7249425" office:value-type="float" office:value="0.624506311171246" calcext:value-type="float">
            <text:p>0.624506311171246</text:p>
          </table:table-cell>
          <table:table-cell office:value-type="float" office:value="445.12137212776" calcext:value-type="float">
            <text:p>445.12137212776</text:p>
          </table:table-cell>
        </table:table-row>
        <table:table-row table:style-name="ro1">
          <table:table-cell office:value-type="float" office:value="1520.83" calcext:value-type="float">
            <text:p>1520.83</text:p>
          </table:table-cell>
          <table:table-cell office:value-type="float" office:value="2.4401957" calcext:value-type="float">
            <text:p>2.4401957</text:p>
          </table:table-cell>
          <table:table-cell table:formula="of:=[.B1496]/3.7249425" office:value-type="float" office:value="0.655096206183048" calcext:value-type="float">
            <text:p>0.655096206183048</text:p>
          </table:table-cell>
          <table:table-cell office:value-type="float" office:value="447.60538609914" calcext:value-type="float">
            <text:p>447.60538609914</text:p>
          </table:table-cell>
        </table:table-row>
        <table:table-row table:style-name="ro1">
          <table:table-cell office:value-type="float" office:value="1521.85" calcext:value-type="float">
            <text:p>1521.85</text:p>
          </table:table-cell>
          <table:table-cell office:value-type="float" office:value="2.580776" calcext:value-type="float">
            <text:p>2.580776</text:p>
          </table:table-cell>
          <table:table-cell table:formula="of:=[.B1497]/3.7249425" office:value-type="float" office:value="0.692836466603176" calcext:value-type="float">
            <text:p>0.692836466603176</text:p>
          </table:table-cell>
          <table:table-cell office:value-type="float" office:value="450.232504737" calcext:value-type="float">
            <text:p>450.232504737</text:p>
          </table:table-cell>
        </table:table-row>
        <table:table-row table:style-name="ro1">
          <table:table-cell office:value-type="float" office:value="1522.86" calcext:value-type="float">
            <text:p>1522.86</text:p>
          </table:table-cell>
          <table:table-cell office:value-type="float" office:value="2.7423699" calcext:value-type="float">
            <text:p>2.7423699</text:p>
          </table:table-cell>
          <table:table-cell table:formula="of:=[.B1498]/3.7249425" office:value-type="float" office:value="0.736218049003441" calcext:value-type="float">
            <text:p>0.736218049003441</text:p>
          </table:table-cell>
          <table:table-cell office:value-type="float" office:value="453.02411890916" calcext:value-type="float">
            <text:p>453.02411890916</text:p>
          </table:table-cell>
        </table:table-row>
        <table:table-row table:style-name="ro1">
          <table:table-cell office:value-type="float" office:value="1523.88" calcext:value-type="float">
            <text:p>1523.88</text:p>
          </table:table-cell>
          <table:table-cell office:value-type="float" office:value="2.9138194" calcext:value-type="float">
            <text:p>2.9138194</text:p>
          </table:table-cell>
          <table:table-cell table:formula="of:=[.B1499]/3.7249425" office:value-type="float" office:value="0.782245470903242" calcext:value-type="float">
            <text:p>0.782245470903242</text:p>
          </table:table-cell>
          <table:table-cell office:value-type="float" office:value="455.99026127973" calcext:value-type="float">
            <text:p>455.99026127973</text:p>
          </table:table-cell>
        </table:table-row>
        <table:table-row table:style-name="ro1">
          <table:table-cell office:value-type="float" office:value="1524.9" calcext:value-type="float">
            <text:p>1524.9</text:p>
          </table:table-cell>
          <table:table-cell office:value-type="float" office:value="3.0794099" calcext:value-type="float">
            <text:p>3.0794099</text:p>
          </table:table-cell>
          <table:table-cell table:formula="of:=[.B1500]/3.7249425" office:value-type="float" office:value="0.826699982617181" calcext:value-type="float">
            <text:p>0.826699982617181</text:p>
          </table:table-cell>
          <table:table-cell office:value-type="float" office:value="459.1249676466" calcext:value-type="float">
            <text:p>459.1249676466</text:p>
          </table:table-cell>
        </table:table-row>
        <table:table-row table:style-name="ro1">
          <table:table-cell office:value-type="float" office:value="1525.92" calcext:value-type="float">
            <text:p>1525.92</text:p>
          </table:table-cell>
          <table:table-cell office:value-type="float" office:value="3.2212077" calcext:value-type="float">
            <text:p>3.2212077</text:p>
          </table:table-cell>
          <table:table-cell table:formula="of:=[.B1501]/3.7249425" office:value-type="float" office:value="0.864767093720239" calcext:value-type="float">
            <text:p>0.864767093720239</text:p>
          </table:table-cell>
          <table:table-cell office:value-type="float" office:value="462.4040180467" calcext:value-type="float">
            <text:p>462.4040180467</text:p>
          </table:table-cell>
        </table:table-row>
        <table:table-row table:style-name="ro1">
          <table:table-cell office:value-type="float" office:value="1526.94" calcext:value-type="float">
            <text:p>1526.94</text:p>
          </table:table-cell>
          <table:table-cell office:value-type="float" office:value="3.3223957" calcext:value-type="float">
            <text:p>3.3223957</text:p>
          </table:table-cell>
          <table:table-cell table:formula="of:=[.B1502]/3.7249425" office:value-type="float" office:value="0.89193207680387" calcext:value-type="float">
            <text:p>0.89193207680387</text:p>
          </table:table-cell>
          <table:table-cell office:value-type="float" office:value="465.78607350072" calcext:value-type="float">
            <text:p>465.78607350072</text:p>
          </table:table-cell>
        </table:table-row>
        <table:table-row table:style-name="ro1">
          <table:table-cell office:value-type="float" office:value="1527.95" calcext:value-type="float">
            <text:p>1527.95</text:p>
          </table:table-cell>
          <table:table-cell office:value-type="float" office:value="3.3708754" calcext:value-type="float">
            <text:p>3.3708754</text:p>
          </table:table-cell>
          <table:table-cell table:formula="of:=[.B1503]/3.7249425" office:value-type="float" office:value="0.904946962268545" calcext:value-type="float">
            <text:p>0.904946962268545</text:p>
          </table:table-cell>
          <table:table-cell office:value-type="float" office:value="469.21747923388" calcext:value-type="float">
            <text:p>469.21747923388</text:p>
          </table:table-cell>
        </table:table-row>
        <table:table-row table:style-name="ro1">
          <table:table-cell office:value-type="float" office:value="1528.97" calcext:value-type="float">
            <text:p>1528.97</text:p>
          </table:table-cell>
          <table:table-cell office:value-type="float" office:value="3.3622089" calcext:value-type="float">
            <text:p>3.3622089</text:p>
          </table:table-cell>
          <table:table-cell table:formula="of:=[.B1504]/3.7249425" office:value-type="float" office:value="0.902620349173175" calcext:value-type="float">
            <text:p>0.902620349173175</text:p>
          </table:table-cell>
          <table:table-cell office:value-type="float" office:value="472.64006280147" calcext:value-type="float">
            <text:p>472.64006280147</text:p>
          </table:table-cell>
        </table:table-row>
        <table:table-row table:style-name="ro1">
          <table:table-cell office:value-type="float" office:value="1529.99" calcext:value-type="float">
            <text:p>1529.99</text:p>
          </table:table-cell>
          <table:table-cell office:value-type="float" office:value="3.3010485" calcext:value-type="float">
            <text:p>3.3010485</text:p>
          </table:table-cell>
          <table:table-cell table:formula="of:=[.B1505]/3.7249425" office:value-type="float" office:value="0.886201196394307" calcext:value-type="float">
            <text:p>0.886201196394307</text:p>
          </table:table-cell>
          <table:table-cell office:value-type="float" office:value="476.00038774536" calcext:value-type="float">
            <text:p>476.00038774536</text:p>
          </table:table-cell>
        </table:table-row>
        <table:table-row table:style-name="ro1">
          <table:table-cell office:value-type="float" office:value="1531.01" calcext:value-type="float">
            <text:p>1531.01</text:p>
          </table:table-cell>
          <table:table-cell office:value-type="float" office:value="3.2005466" calcext:value-type="float">
            <text:p>3.2005466</text:p>
          </table:table-cell>
          <table:table-cell table:formula="of:=[.B1506]/3.7249425" office:value-type="float" office:value="0.859220404073351" calcext:value-type="float">
            <text:p>0.859220404073351</text:p>
          </table:table-cell>
          <table:table-cell office:value-type="float" office:value="479.25840612341" calcext:value-type="float">
            <text:p>479.25840612341</text:p>
          </table:table-cell>
        </table:table-row>
        <table:table-row table:style-name="ro1">
          <table:table-cell office:value-type="float" office:value="1532.03" calcext:value-type="float">
            <text:p>1532.03</text:p>
          </table:table-cell>
          <table:table-cell office:value-type="float" office:value="3.0797626" calcext:value-type="float">
            <text:p>3.0797626</text:p>
          </table:table-cell>
          <table:table-cell table:formula="of:=[.B1507]/3.7249425" office:value-type="float" office:value="0.826794668642536" calcext:value-type="float">
            <text:p>0.826794668642536</text:p>
          </table:table-cell>
          <table:table-cell office:value-type="float" office:value="482.39347152801" calcext:value-type="float">
            <text:p>482.39347152801</text:p>
          </table:table-cell>
        </table:table-row>
        <table:table-row table:style-name="ro1">
          <table:table-cell office:value-type="float" office:value="1533.04" calcext:value-type="float">
            <text:p>1533.04</text:p>
          </table:table-cell>
          <table:table-cell office:value-type="float" office:value="2.9596371" calcext:value-type="float">
            <text:p>2.9596371</text:p>
          </table:table-cell>
          <table:table-cell table:formula="of:=[.B1508]/3.7249425" office:value-type="float" office:value="0.794545714464049" calcext:value-type="float">
            <text:p>0.794545714464049</text:p>
          </table:table-cell>
          <table:table-cell office:value-type="float" office:value="485.40625433755" calcext:value-type="float">
            <text:p>485.40625433755</text:p>
          </table:table-cell>
        </table:table-row>
        <table:table-row table:style-name="ro1">
          <table:table-cell office:value-type="float" office:value="1534.06" calcext:value-type="float">
            <text:p>1534.06</text:p>
          </table:table-cell>
          <table:table-cell office:value-type="float" office:value="2.8585112" calcext:value-type="float">
            <text:p>2.8585112</text:p>
          </table:table-cell>
          <table:table-cell table:formula="of:=[.B1509]/3.7249425" office:value-type="float" office:value="0.767397402778701" calcext:value-type="float">
            <text:p>0.767397402778701</text:p>
          </table:table-cell>
          <table:table-cell office:value-type="float" office:value="488.31609538879" calcext:value-type="float">
            <text:p>488.31609538879</text:p>
          </table:table-cell>
        </table:table-row>
        <table:table-row table:style-name="ro1">
          <table:table-cell office:value-type="float" office:value="1535.08" calcext:value-type="float">
            <text:p>1535.08</text:p>
          </table:table-cell>
          <table:table-cell office:value-type="float" office:value="2.7883013" calcext:value-type="float">
            <text:p>2.7883013</text:p>
          </table:table-cell>
          <table:table-cell table:formula="of:=[.B1510]/3.7249425" office:value-type="float" office:value="0.748548816525356" calcext:value-type="float">
            <text:p>0.748548816525356</text:p>
          </table:table-cell>
          <table:table-cell office:value-type="float" office:value="491.15446575282" calcext:value-type="float">
            <text:p>491.15446575282</text:p>
          </table:table-cell>
        </table:table-row>
        <table:table-row table:style-name="ro1">
          <table:table-cell office:value-type="float" office:value="1536.1" calcext:value-type="float">
            <text:p>1536.1</text:p>
          </table:table-cell>
          <table:table-cell office:value-type="float" office:value="2.752262" calcext:value-type="float">
            <text:p>2.752262</text:p>
          </table:table-cell>
          <table:table-cell table:formula="of:=[.B1511]/3.7249425" office:value-type="float" office:value="0.738873687311952" calcext:value-type="float">
            <text:p>0.738873687311952</text:p>
          </table:table-cell>
          <table:table-cell office:value-type="float" office:value="493.9561496641" calcext:value-type="float">
            <text:p>493.9561496641</text:p>
          </table:table-cell>
        </table:table-row>
        <table:table-row table:style-name="ro1">
          <table:table-cell office:value-type="float" office:value="1537.11" calcext:value-type="float">
            <text:p>1537.11</text:p>
          </table:table-cell>
          <table:table-cell office:value-type="float" office:value="2.7448359" calcext:value-type="float">
            <text:p>2.7448359</text:p>
          </table:table-cell>
          <table:table-cell table:formula="of:=[.B1512]/3.7249425" office:value-type="float" office:value="0.736880072645417" calcext:value-type="float">
            <text:p>0.736880072645417</text:p>
          </table:table-cell>
          <table:table-cell office:value-type="float" office:value="496.7502741706" calcext:value-type="float">
            <text:p>496.7502741706</text:p>
          </table:table-cell>
        </table:table-row>
        <table:table-row table:style-name="ro1">
          <table:table-cell office:value-type="float" office:value="1538.13" calcext:value-type="float">
            <text:p>1538.13</text:p>
          </table:table-cell>
          <table:table-cell office:value-type="float" office:value="2.7535299" calcext:value-type="float">
            <text:p>2.7535299</text:p>
          </table:table-cell>
          <table:table-cell table:formula="of:=[.B1513]/3.7249425" office:value-type="float" office:value="0.739214068405083" calcext:value-type="float">
            <text:p>0.739214068405083</text:p>
          </table:table-cell>
          <table:table-cell office:value-type="float" office:value="499.55324876562" calcext:value-type="float">
            <text:p>499.55324876562</text:p>
          </table:table-cell>
        </table:table-row>
        <table:table-row table:style-name="ro1">
          <table:table-cell office:value-type="float" office:value="1539.15" calcext:value-type="float">
            <text:p>1539.15</text:p>
          </table:table-cell>
          <table:table-cell office:value-type="float" office:value="2.7622449" calcext:value-type="float">
            <text:p>2.7622449</text:p>
          </table:table-cell>
          <table:table-cell table:formula="of:=[.B1514]/3.7249425" office:value-type="float" office:value="0.741553701835666" calcext:value-type="float">
            <text:p>0.741553701835666</text:p>
          </table:table-cell>
          <table:table-cell office:value-type="float" office:value="502.36509489268" calcext:value-type="float">
            <text:p>502.36509489268</text:p>
          </table:table-cell>
        </table:table-row>
        <table:table-row table:style-name="ro1">
          <table:table-cell office:value-type="float" office:value="1540.17" calcext:value-type="float">
            <text:p>1540.17</text:p>
          </table:table-cell>
          <table:table-cell office:value-type="float" office:value="2.755158" calcext:value-type="float">
            <text:p>2.755158</text:p>
          </table:table-cell>
          <table:table-cell table:formula="of:=[.B1515]/3.7249425" office:value-type="float" office:value="0.739651148977468" calcext:value-type="float">
            <text:p>0.739651148977468</text:p>
          </table:table-cell>
          <table:table-cell office:value-type="float" office:value="505.16972684855" calcext:value-type="float">
            <text:p>505.16972684855</text:p>
          </table:table-cell>
        </table:table-row>
        <table:table-row table:style-name="ro1">
          <table:table-cell office:value-type="float" office:value="1541.19" calcext:value-type="float">
            <text:p>1541.19</text:p>
          </table:table-cell>
          <table:table-cell office:value-type="float" office:value="2.7201859" calcext:value-type="float">
            <text:p>2.7201859</text:p>
          </table:table-cell>
          <table:table-cell table:formula="of:=[.B1516]/3.7249425" office:value-type="float" office:value="0.730262520830858" calcext:value-type="float">
            <text:p>0.730262520830858</text:p>
          </table:table-cell>
          <table:table-cell office:value-type="float" office:value="507.93875875444" calcext:value-type="float">
            <text:p>507.93875875444</text:p>
          </table:table-cell>
        </table:table-row>
        <table:table-row table:style-name="ro1">
          <table:table-cell office:value-type="float" office:value="1542.2" calcext:value-type="float">
            <text:p>1542.2</text:p>
          </table:table-cell>
          <table:table-cell office:value-type="float" office:value="2.6512518" calcext:value-type="float">
            <text:p>2.6512518</text:p>
          </table:table-cell>
          <table:table-cell table:formula="of:=[.B1517]/3.7249425" office:value-type="float" office:value="0.711756436508751" calcext:value-type="float">
            <text:p>0.711756436508751</text:p>
          </table:table-cell>
          <table:table-cell office:value-type="float" office:value="510.63761865838" calcext:value-type="float">
            <text:p>510.63761865838</text:p>
          </table:table-cell>
        </table:table-row>
        <table:table-row table:style-name="ro1">
          <table:table-cell office:value-type="float" office:value="1543.22" calcext:value-type="float">
            <text:p>1543.22</text:p>
          </table:table-cell>
          <table:table-cell office:value-type="float" office:value="2.5489451" calcext:value-type="float">
            <text:p>2.5489451</text:p>
          </table:table-cell>
          <table:table-cell table:formula="of:=[.B1518]/3.7249425" office:value-type="float" office:value="0.684291126641552" calcext:value-type="float">
            <text:p>0.684291126641552</text:p>
          </table:table-cell>
          <table:table-cell office:value-type="float" office:value="513.23233473936" calcext:value-type="float">
            <text:p>513.23233473936</text:p>
          </table:table-cell>
        </table:table-row>
        <table:table-row table:style-name="ro1">
          <table:table-cell office:value-type="float" office:value="1544.24" calcext:value-type="float">
            <text:p>1544.24</text:p>
          </table:table-cell>
          <table:table-cell office:value-type="float" office:value="2.4196022" calcext:value-type="float">
            <text:p>2.4196022</text:p>
          </table:table-cell>
          <table:table-cell table:formula="of:=[.B1519]/3.7249425" office:value-type="float" office:value="0.649567664467304" calcext:value-type="float">
            <text:p>0.649567664467304</text:p>
          </table:table-cell>
          <table:table-cell office:value-type="float" office:value="515.69538534508" calcext:value-type="float">
            <text:p>515.69538534508</text:p>
          </table:table-cell>
        </table:table-row>
        <table:table-row table:style-name="ro1">
          <table:table-cell office:value-type="float" office:value="1545.26" calcext:value-type="float">
            <text:p>1545.26</text:p>
          </table:table-cell>
          <table:table-cell office:value-type="float" office:value="2.273213" calcext:value-type="float">
            <text:p>2.273213</text:p>
          </table:table-cell>
          <table:table-cell table:formula="of:=[.B1520]/3.7249425" office:value-type="float" office:value="0.61026794373336" calcext:value-type="float">
            <text:p>0.61026794373336</text:p>
          </table:table-cell>
          <table:table-cell office:value-type="float" office:value="518.00941807227" calcext:value-type="float">
            <text:p>518.00941807227</text:p>
          </table:table-cell>
        </table:table-row>
        <table:table-row table:style-name="ro1">
          <table:table-cell office:value-type="float" office:value="1546.28" calcext:value-type="float">
            <text:p>1546.28</text:p>
          </table:table-cell>
          <table:table-cell office:value-type="float" office:value="2.1207956" calcext:value-type="float">
            <text:p>2.1207956</text:p>
          </table:table-cell>
          <table:table-cell table:formula="of:=[.B1521]/3.7249425" office:value-type="float" office:value="0.569349889293593" calcext:value-type="float">
            <text:p>0.569349889293593</text:p>
          </table:table-cell>
          <table:table-cell office:value-type="float" office:value="520.1682964451" calcext:value-type="float">
            <text:p>520.1682964451</text:p>
          </table:table-cell>
        </table:table-row>
        <table:table-row table:style-name="ro1">
          <table:table-cell office:value-type="float" office:value="1547.29" calcext:value-type="float">
            <text:p>1547.29</text:p>
          </table:table-cell>
          <table:table-cell office:value-type="float" office:value="1.9719319" calcext:value-type="float">
            <text:p>1.9719319</text:p>
          </table:table-cell>
          <table:table-cell table:formula="of:=[.B1522]/3.7249425" office:value-type="float" office:value="0.529385863003254" calcext:value-type="float">
            <text:p>0.529385863003254</text:p>
          </table:table-cell>
          <table:table-cell office:value-type="float" office:value="522.17563805895" calcext:value-type="float">
            <text:p>522.17563805895</text:p>
          </table:table-cell>
        </table:table-row>
        <table:table-row table:style-name="ro1">
          <table:table-cell office:value-type="float" office:value="1548.31" calcext:value-type="float">
            <text:p>1548.31</text:p>
          </table:table-cell>
          <table:table-cell office:value-type="float" office:value="1.8330346" calcext:value-type="float">
            <text:p>1.8330346</text:p>
          </table:table-cell>
          <table:table-cell table:formula="of:=[.B1523]/3.7249425" office:value-type="float" office:value="0.492097421638052" calcext:value-type="float">
            <text:p>0.492097421638052</text:p>
          </table:table-cell>
          <table:table-cell office:value-type="float" office:value="524.04158822278" calcext:value-type="float">
            <text:p>524.04158822278</text:p>
          </table:table-cell>
        </table:table-row>
        <table:table-row table:style-name="ro1">
          <table:table-cell office:value-type="float" office:value="1549.33" calcext:value-type="float">
            <text:p>1549.33</text:p>
          </table:table-cell>
          <table:table-cell office:value-type="float" office:value="1.7066679" calcext:value-type="float">
            <text:p>1.7066679</text:p>
          </table:table-cell>
          <table:table-cell table:formula="of:=[.B1524]/3.7249425" office:value-type="float" office:value="0.458172951663012" calcext:value-type="float">
            <text:p>0.458172951663012</text:p>
          </table:table-cell>
          <table:table-cell office:value-type="float" office:value="525.77890251638" calcext:value-type="float">
            <text:p>525.77890251638</text:p>
          </table:table-cell>
        </table:table-row>
        <table:table-row table:style-name="ro1">
          <table:table-cell office:value-type="float" office:value="1550.35" calcext:value-type="float">
            <text:p>1550.35</text:p>
          </table:table-cell>
          <table:table-cell office:value-type="float" office:value="1.5919496" calcext:value-type="float">
            <text:p>1.5919496</text:p>
          </table:table-cell>
          <table:table-cell table:formula="of:=[.B1525]/3.7249425" office:value-type="float" office:value="0.427375617207514" calcext:value-type="float">
            <text:p>0.427375617207514</text:p>
          </table:table-cell>
          <table:table-cell office:value-type="float" office:value="527.3994384941" calcext:value-type="float">
            <text:p>527.3994384941</text:p>
          </table:table-cell>
        </table:table-row>
        <table:table-row table:style-name="ro1">
          <table:table-cell office:value-type="float" office:value="1551.37" calcext:value-type="float">
            <text:p>1551.37</text:p>
          </table:table-cell>
          <table:table-cell office:value-type="float" office:value="1.4857875" calcext:value-type="float">
            <text:p>1.4857875</text:p>
          </table:table-cell>
          <table:table-cell table:formula="of:=[.B1526]/3.7249425" office:value-type="float" office:value="0.398875284652045" calcext:value-type="float">
            <text:p>0.398875284652045</text:p>
          </table:table-cell>
          <table:table-cell office:value-type="float" office:value="528.91190602462" calcext:value-type="float">
            <text:p>528.91190602462</text:p>
          </table:table-cell>
        </table:table-row>
        <table:table-row table:style-name="ro1">
          <table:table-cell office:value-type="float" office:value="1552.38" calcext:value-type="float">
            <text:p>1552.38</text:p>
          </table:table-cell>
          <table:table-cell office:value-type="float" office:value="1.3845181" calcext:value-type="float">
            <text:p>1.3845181</text:p>
          </table:table-cell>
          <table:table-cell table:formula="of:=[.B1527]/3.7249425" office:value-type="float" office:value="0.371688448882097" calcext:value-type="float">
            <text:p>0.371688448882097</text:p>
          </table:table-cell>
          <table:table-cell office:value-type="float" office:value="530.32128574436" calcext:value-type="float">
            <text:p>530.32128574436</text:p>
          </table:table-cell>
        </table:table-row>
        <table:table-row table:style-name="ro1">
          <table:table-cell office:value-type="float" office:value="1553.4" calcext:value-type="float">
            <text:p>1553.4</text:p>
          </table:table-cell>
          <table:table-cell office:value-type="float" office:value="1.2854538" calcext:value-type="float">
            <text:p>1.2854538</text:p>
          </table:table-cell>
          <table:table-cell table:formula="of:=[.B1528]/3.7249425" office:value-type="float" office:value="0.345093595404493" calcext:value-type="float">
            <text:p>0.345093595404493</text:p>
          </table:table-cell>
          <table:table-cell office:value-type="float" office:value="531.62982221003" calcext:value-type="float">
            <text:p>531.62982221003</text:p>
          </table:table-cell>
        </table:table-row>
        <table:table-row table:style-name="ro1">
          <table:table-cell office:value-type="float" office:value="1554.42" calcext:value-type="float">
            <text:p>1554.42</text:p>
          </table:table-cell>
          <table:table-cell office:value-type="float" office:value="1.1879123" calcext:value-type="float">
            <text:p>1.1879123</text:p>
          </table:table-cell>
          <table:table-cell table:formula="of:=[.B1529]/3.7249425" office:value-type="float" office:value="0.318907553606532" calcext:value-type="float">
            <text:p>0.318907553606532</text:p>
          </table:table-cell>
          <table:table-cell office:value-type="float" office:value="532.83906567465" calcext:value-type="float">
            <text:p>532.83906567465</text:p>
          </table:table-cell>
        </table:table-row>
        <table:table-row table:style-name="ro1">
          <table:table-cell office:value-type="float" office:value="1555.44" calcext:value-type="float">
            <text:p>1555.44</text:p>
          </table:table-cell>
          <table:table-cell office:value-type="float" office:value="1.0934809" calcext:value-type="float">
            <text:p>1.0934809</text:p>
          </table:table-cell>
          <table:table-cell table:formula="of:=[.B1530]/3.7249425" office:value-type="float" office:value="0.293556450871389" calcext:value-type="float">
            <text:p>0.293556450871389</text:p>
          </table:table-cell>
          <table:table-cell office:value-type="float" office:value="533.95218205871" calcext:value-type="float">
            <text:p>533.95218205871</text:p>
          </table:table-cell>
        </table:table-row>
        <table:table-row table:style-name="ro1">
          <table:table-cell office:value-type="float" office:value="1556.46" calcext:value-type="float">
            <text:p>1556.46</text:p>
          </table:table-cell>
          <table:table-cell office:value-type="float" office:value="1.0054943" calcext:value-type="float">
            <text:p>1.0054943</text:p>
          </table:table-cell>
          <table:table-cell table:formula="of:=[.B1531]/3.7249425" office:value-type="float" office:value="0.269935522494643" calcext:value-type="float">
            <text:p>0.269935522494643</text:p>
          </table:table-cell>
          <table:table-cell office:value-type="float" office:value="534.97573182079" calcext:value-type="float">
            <text:p>534.97573182079</text:p>
          </table:table-cell>
        </table:table-row>
        <table:table-row table:style-name="ro1">
          <table:table-cell office:value-type="float" office:value="1557.47" calcext:value-type="float">
            <text:p>1557.47</text:p>
          </table:table-cell>
          <table:table-cell office:value-type="float" office:value="0.92793294" calcext:value-type="float">
            <text:p>0.92793294</text:p>
          </table:table-cell>
          <table:table-cell table:formula="of:=[.B1532]/3.7249425" office:value-type="float" office:value="0.249113359467965" calcext:value-type="float">
            <text:p>0.249113359467965</text:p>
          </table:table-cell>
          <table:table-cell office:value-type="float" office:value="535.92032751127" calcext:value-type="float">
            <text:p>535.92032751127</text:p>
          </table:table-cell>
        </table:table-row>
        <table:table-row table:style-name="ro1">
          <table:table-cell office:value-type="float" office:value="1558.49" calcext:value-type="float">
            <text:p>1558.49</text:p>
          </table:table-cell>
          <table:table-cell office:value-type="float" office:value="0.86410314" calcext:value-type="float">
            <text:p>0.86410314</text:p>
          </table:table-cell>
          <table:table-cell table:formula="of:=[.B1533]/3.7249425" office:value-type="float" office:value="0.231977578177381" calcext:value-type="float">
            <text:p>0.231977578177381</text:p>
          </table:table-cell>
          <table:table-cell office:value-type="float" office:value="536.79994722442" calcext:value-type="float">
            <text:p>536.79994722442</text:p>
          </table:table-cell>
        </table:table-row>
        <table:table-row table:style-name="ro1">
          <table:table-cell office:value-type="float" office:value="1559.51" calcext:value-type="float">
            <text:p>1559.51</text:p>
          </table:table-cell>
          <table:table-cell office:value-type="float" office:value="0.815504" calcext:value-type="float">
            <text:p>0.815504</text:p>
          </table:table-cell>
          <table:table-cell table:formula="of:=[.B1534]/3.7249425" office:value-type="float" office:value="0.218930627788214" calcext:value-type="float">
            <text:p>0.218930627788214</text:p>
          </table:table-cell>
          <table:table-cell office:value-type="float" office:value="537.63009510297" calcext:value-type="float">
            <text:p>537.63009510297</text:p>
          </table:table-cell>
        </table:table-row>
        <table:table-row table:style-name="ro1">
          <table:table-cell office:value-type="float" office:value="1560.53" calcext:value-type="float">
            <text:p>1560.53</text:p>
          </table:table-cell>
          <table:table-cell office:value-type="float" office:value="0.78121561" calcext:value-type="float">
            <text:p>0.78121561</text:p>
          </table:table-cell>
          <table:table-cell table:formula="of:=[.B1535]/3.7249425" office:value-type="float" office:value="0.209725548783639" calcext:value-type="float">
            <text:p>0.209725548783639</text:p>
          </table:table-cell>
          <table:table-cell office:value-type="float" office:value="538.42533887866" calcext:value-type="float">
            <text:p>538.42533887866</text:p>
          </table:table-cell>
        </table:table-row>
        <table:table-row table:style-name="ro1">
          <table:table-cell office:value-type="float" office:value="1561.55" calcext:value-type="float">
            <text:p>1561.55</text:p>
          </table:table-cell>
          <table:table-cell office:value-type="float" office:value="0.75797304" calcext:value-type="float">
            <text:p>0.75797304</text:p>
          </table:table-cell>
          <table:table-cell table:formula="of:=[.B1536]/3.7249425" office:value-type="float" office:value="0.203485836358548" calcext:value-type="float">
            <text:p>0.203485836358548</text:p>
          </table:table-cell>
          <table:table-cell office:value-type="float" office:value="539.19692272894" calcext:value-type="float">
            <text:p>539.19692272894</text:p>
          </table:table-cell>
        </table:table-row>
        <table:table-row table:style-name="ro1">
          <table:table-cell office:value-type="float" office:value="1562.56" calcext:value-type="float">
            <text:p>1562.56</text:p>
          </table:table-cell>
          <table:table-cell office:value-type="float" office:value="0.74088377" calcext:value-type="float">
            <text:p>0.74088377</text:p>
          </table:table-cell>
          <table:table-cell table:formula="of:=[.B1537]/3.7249425" office:value-type="float" office:value="0.198898042050314" calcext:value-type="float">
            <text:p>0.198898042050314</text:p>
          </table:table-cell>
          <table:table-cell office:value-type="float" office:value="539.95111043678" calcext:value-type="float">
            <text:p>539.95111043678</text:p>
          </table:table-cell>
        </table:table-row>
        <table:table-row table:style-name="ro1">
          <table:table-cell office:value-type="float" office:value="1563.58" calcext:value-type="float">
            <text:p>1563.58</text:p>
          </table:table-cell>
          <table:table-cell office:value-type="float" office:value="0.72456192" calcext:value-type="float">
            <text:p>0.72456192</text:p>
          </table:table-cell>
          <table:table-cell table:formula="of:=[.B1538]/3.7249425" office:value-type="float" office:value="0.19451626971423" calcext:value-type="float">
            <text:p>0.19451626971423</text:p>
          </table:table-cell>
          <table:table-cell office:value-type="float" office:value="540.68868320971" calcext:value-type="float">
            <text:p>540.68868320971</text:p>
          </table:table-cell>
        </table:table-row>
        <table:table-row table:style-name="ro1">
          <table:table-cell office:value-type="float" office:value="1564.6" calcext:value-type="float">
            <text:p>1564.6</text:p>
          </table:table-cell>
          <table:table-cell office:value-type="float" office:value="0.70434693" calcext:value-type="float">
            <text:p>0.70434693</text:p>
          </table:table-cell>
          <table:table-cell table:formula="of:=[.B1539]/3.7249425" office:value-type="float" office:value="0.189089342989858" calcext:value-type="float">
            <text:p>0.189089342989858</text:p>
          </table:table-cell>
          <table:table-cell office:value-type="float" office:value="541.40567799105" calcext:value-type="float">
            <text:p>541.40567799105</text:p>
          </table:table-cell>
        </table:table-row>
        <table:table-row table:style-name="ro1">
          <table:table-cell office:value-type="float" office:value="1565.62" calcext:value-type="float">
            <text:p>1565.62</text:p>
          </table:table-cell>
          <table:table-cell office:value-type="float" office:value="0.67727301" calcext:value-type="float">
            <text:p>0.67727301</text:p>
          </table:table-cell>
          <table:table-cell table:formula="of:=[.B1540]/3.7249425" office:value-type="float" office:value="0.181821064352" calcext:value-type="float">
            <text:p>0.181821064352</text:p>
          </table:table-cell>
          <table:table-cell office:value-type="float" office:value="542.09511269236" calcext:value-type="float">
            <text:p>542.09511269236</text:p>
          </table:table-cell>
        </table:table-row>
        <table:table-row table:style-name="ro1">
          <table:table-cell office:value-type="float" office:value="1566.64" calcext:value-type="float">
            <text:p>1566.64</text:p>
          </table:table-cell>
          <table:table-cell office:value-type="float" office:value="0.64255283" calcext:value-type="float">
            <text:p>0.64255283</text:p>
          </table:table-cell>
          <table:table-cell table:formula="of:=[.B1541]/3.7249425" office:value-type="float" office:value="0.172500066779554" calcext:value-type="float">
            <text:p>0.172500066779554</text:p>
          </table:table-cell>
          <table:table-cell office:value-type="float" office:value="542.74920374581" calcext:value-type="float">
            <text:p>542.74920374581</text:p>
          </table:table-cell>
        </table:table-row>
        <table:table-row table:style-name="ro1">
          <table:table-cell office:value-type="float" office:value="1567.65" calcext:value-type="float">
            <text:p>1567.65</text:p>
          </table:table-cell>
          <table:table-cell office:value-type="float" office:value="0.60149489" calcext:value-type="float">
            <text:p>0.60149489</text:p>
          </table:table-cell>
          <table:table-cell table:formula="of:=[.B1542]/3.7249425" office:value-type="float" office:value="0.161477630862758" calcext:value-type="float">
            <text:p>0.161477630862758</text:p>
          </table:table-cell>
          <table:table-cell office:value-type="float" office:value="543.36149958372" calcext:value-type="float">
            <text:p>543.36149958372</text:p>
          </table:table-cell>
        </table:table-row>
        <table:table-row table:style-name="ro1">
          <table:table-cell office:value-type="float" office:value="1568.67" calcext:value-type="float">
            <text:p>1568.67</text:p>
          </table:table-cell>
          <table:table-cell office:value-type="float" office:value="0.55693746" calcext:value-type="float">
            <text:p>0.55693746</text:p>
          </table:table-cell>
          <table:table-cell table:formula="of:=[.B1543]/3.7249425" office:value-type="float" office:value="0.149515720041316" calcext:value-type="float">
            <text:p>0.149515720041316</text:p>
          </table:table-cell>
          <table:table-cell office:value-type="float" office:value="543.92843788061" calcext:value-type="float">
            <text:p>543.92843788061</text:p>
          </table:table-cell>
        </table:table-row>
        <table:table-row table:style-name="ro1">
          <table:table-cell office:value-type="float" office:value="1569.69" calcext:value-type="float">
            <text:p>1569.69</text:p>
          </table:table-cell>
          <table:table-cell office:value-type="float" office:value="0.51240184" calcext:value-type="float">
            <text:p>0.51240184</text:p>
          </table:table-cell>
          <table:table-cell table:formula="of:=[.B1544]/3.7249425" office:value-type="float" office:value="0.137559664343812" calcext:value-type="float">
            <text:p>0.137559664343812</text:p>
          </table:table-cell>
          <table:table-cell office:value-type="float" office:value="544.45004084135" calcext:value-type="float">
            <text:p>544.45004084135</text:p>
          </table:table-cell>
        </table:table-row>
        <table:table-row table:style-name="ro1">
          <table:table-cell office:value-type="float" office:value="1570.71" calcext:value-type="float">
            <text:p>1570.71</text:p>
          </table:table-cell>
          <table:table-cell office:value-type="float" office:value="0.47121448" calcext:value-type="float">
            <text:p>0.47121448</text:p>
          </table:table-cell>
          <table:table-cell table:formula="of:=[.B1545]/3.7249425" office:value-type="float" office:value="0.126502484266536" calcext:value-type="float">
            <text:p>0.126502484266536</text:p>
          </table:table-cell>
          <table:table-cell office:value-type="float" office:value="544.929716845" calcext:value-type="float">
            <text:p>544.929716845</text:p>
          </table:table-cell>
        </table:table-row>
        <table:table-row table:style-name="ro1">
          <table:table-cell office:value-type="float" office:value="1571.73" calcext:value-type="float">
            <text:p>1571.73</text:p>
          </table:table-cell>
          <table:table-cell office:value-type="float" office:value="0.43581753" calcext:value-type="float">
            <text:p>0.43581753</text:p>
          </table:table-cell>
          <table:table-cell table:formula="of:=[.B1546]/3.7249425" office:value-type="float" office:value="0.116999800668064" calcext:value-type="float">
            <text:p>0.116999800668064</text:p>
          </table:table-cell>
          <table:table-cell office:value-type="float" office:value="545.37336027993" calcext:value-type="float">
            <text:p>545.37336027993</text:p>
          </table:table-cell>
        </table:table-row>
        <table:table-row table:style-name="ro1">
          <table:table-cell office:value-type="float" office:value="1572.74" calcext:value-type="float">
            <text:p>1572.74</text:p>
          </table:table-cell>
          <table:table-cell office:value-type="float" office:value="0.4074017" calcext:value-type="float">
            <text:p>0.4074017</text:p>
          </table:table-cell>
          <table:table-cell table:formula="of:=[.B1547]/3.7249425" office:value-type="float" office:value="0.109371272174" calcext:value-type="float">
            <text:p>0.109371272174</text:p>
          </table:table-cell>
          <table:table-cell office:value-type="float" office:value="545.78807763098" calcext:value-type="float">
            <text:p>545.78807763098</text:p>
          </table:table-cell>
        </table:table-row>
        <table:table-row table:style-name="ro1">
          <table:table-cell office:value-type="float" office:value="1573.76" calcext:value-type="float">
            <text:p>1573.76</text:p>
          </table:table-cell>
          <table:table-cell office:value-type="float" office:value="0.38588824" calcext:value-type="float">
            <text:p>0.38588824</text:p>
          </table:table-cell>
          <table:table-cell table:formula="of:=[.B1548]/3.7249425" office:value-type="float" office:value="0.103595757518405" calcext:value-type="float">
            <text:p>0.103595757518405</text:p>
          </table:table-cell>
          <table:table-cell office:value-type="float" office:value="546.18089520585" calcext:value-type="float">
            <text:p>546.18089520585</text:p>
          </table:table-cell>
        </table:table-row>
        <table:table-row table:style-name="ro1">
          <table:table-cell office:value-type="float" office:value="1574.78" calcext:value-type="float">
            <text:p>1574.78</text:p>
          </table:table-cell>
          <table:table-cell office:value-type="float" office:value="0.37019335" calcext:value-type="float">
            <text:p>0.37019335</text:p>
          </table:table-cell>
          <table:table-cell table:formula="of:=[.B1549]/3.7249425" office:value-type="float" office:value="0.0993822991898533" calcext:value-type="float">
            <text:p>0.099382299189853</text:p>
          </table:table-cell>
          <table:table-cell office:value-type="float" office:value="546.55773606157" calcext:value-type="float">
            <text:p>546.55773606157</text:p>
          </table:table-cell>
        </table:table-row>
        <table:table-row table:style-name="ro1">
          <table:table-cell office:value-type="float" office:value="1575.8" calcext:value-type="float">
            <text:p>1575.8</text:p>
          </table:table-cell>
          <table:table-cell office:value-type="float" office:value="0.35865226" calcext:value-type="float">
            <text:p>0.35865226</text:p>
          </table:table-cell>
          <table:table-cell table:formula="of:=[.B1550]/3.7249425" office:value-type="float" office:value="0.0962839721686979" calcext:value-type="float">
            <text:p>0.096283972168698</text:p>
          </table:table-cell>
          <table:table-cell office:value-type="float" office:value="546.92282859068" calcext:value-type="float">
            <text:p>546.92282859068</text:p>
          </table:table-cell>
        </table:table-row>
        <table:table-row table:style-name="ro1">
          <table:table-cell office:value-type="float" office:value="1576.82" calcext:value-type="float">
            <text:p>1576.82</text:p>
          </table:table-cell>
          <table:table-cell office:value-type="float" office:value="0.34946842" calcext:value-type="float">
            <text:p>0.34946842</text:p>
          </table:table-cell>
          <table:table-cell table:formula="of:=[.B1551]/3.7249425" office:value-type="float" office:value="0.0938184737079834" calcext:value-type="float">
            <text:p>0.093818473707983</text:p>
          </table:table-cell>
          <table:table-cell office:value-type="float" office:value="547.27857236531" calcext:value-type="float">
            <text:p>547.27857236531</text:p>
          </table:table-cell>
        </table:table-row>
        <table:table-row table:style-name="ro1">
          <table:table-cell office:value-type="float" office:value="1577.83" calcext:value-type="float">
            <text:p>1577.83</text:p>
          </table:table-cell>
          <table:table-cell office:value-type="float" office:value="0.34107921" calcext:value-type="float">
            <text:p>0.34107921</text:p>
          </table:table-cell>
          <table:table-cell table:formula="of:=[.B1552]/3.7249425" office:value-type="float" office:value="0.0915663020301656" calcext:value-type="float">
            <text:p>0.091566302030166</text:p>
          </table:table-cell>
          <table:table-cell office:value-type="float" office:value="547.62577628093" calcext:value-type="float">
            <text:p>547.62577628093</text:p>
          </table:table-cell>
        </table:table-row>
        <table:table-row table:style-name="ro1">
          <table:table-cell office:value-type="float" office:value="1578.85" calcext:value-type="float">
            <text:p>1578.85</text:p>
          </table:table-cell>
          <table:table-cell office:value-type="float" office:value="0.33237668" calcext:value-type="float">
            <text:p>0.33237668</text:p>
          </table:table-cell>
          <table:table-cell table:formula="of:=[.B1553]/3.7249425" office:value-type="float" office:value="0.0892300163022651" calcext:value-type="float">
            <text:p>0.089230016302265</text:p>
          </table:table-cell>
          <table:table-cell office:value-type="float" office:value="547.96412140216" calcext:value-type="float">
            <text:p>547.96412140216</text:p>
          </table:table-cell>
        </table:table-row>
        <table:table-row table:style-name="ro1">
          <table:table-cell office:value-type="float" office:value="1579.87" calcext:value-type="float">
            <text:p>1579.87</text:p>
          </table:table-cell>
          <table:table-cell office:value-type="float" office:value="0.32277234" calcext:value-type="float">
            <text:p>0.32277234</text:p>
          </table:table-cell>
          <table:table-cell table:formula="of:=[.B1554]/3.7249425" office:value-type="float" office:value="0.0866516301929493" calcext:value-type="float">
            <text:p>0.086651630192949</text:p>
          </table:table-cell>
          <table:table-cell office:value-type="float" office:value="548.29268971893" calcext:value-type="float">
            <text:p>548.29268971893</text:p>
          </table:table-cell>
        </table:table-row>
        <table:table-row table:style-name="ro1">
          <table:table-cell office:value-type="float" office:value="1580.89" calcext:value-type="float">
            <text:p>1580.89</text:p>
          </table:table-cell>
          <table:table-cell office:value-type="float" office:value="0.31213512" calcext:value-type="float">
            <text:p>0.31213512</text:p>
          </table:table-cell>
          <table:table-cell table:formula="of:=[.B1555]/3.7249425" office:value-type="float" office:value="0.0837959565818801" calcext:value-type="float">
            <text:p>0.08379595658188</text:p>
          </table:table-cell>
          <table:table-cell office:value-type="float" office:value="548.61042980047" calcext:value-type="float">
            <text:p>548.61042980047</text:p>
          </table:table-cell>
        </table:table-row>
        <table:table-row table:style-name="ro1">
          <table:table-cell office:value-type="float" office:value="1581.9" calcext:value-type="float">
            <text:p>1581.9</text:p>
          </table:table-cell>
          <table:table-cell office:value-type="float" office:value="0.30065465" calcext:value-type="float">
            <text:p>0.30065465</text:p>
          </table:table-cell>
          <table:table-cell table:formula="of:=[.B1556]/3.7249425" office:value-type="float" office:value="0.0807139036374387" calcext:value-type="float">
            <text:p>0.080713903637439</text:p>
          </table:table-cell>
          <table:table-cell office:value-type="float" office:value="548.91648326503" calcext:value-type="float">
            <text:p>548.91648326503</text:p>
          </table:table-cell>
        </table:table-row>
        <table:table-row table:style-name="ro1">
          <table:table-cell office:value-type="float" office:value="1582.92" calcext:value-type="float">
            <text:p>1582.92</text:p>
          </table:table-cell>
          <table:table-cell office:value-type="float" office:value="0.28868607" calcext:value-type="float">
            <text:p>0.28868607</text:p>
          </table:table-cell>
          <table:table-cell table:formula="of:=[.B1557]/3.7249425" office:value-type="float" office:value="0.0775008124286482" calcext:value-type="float">
            <text:p>0.077500812428648</text:p>
          </table:table-cell>
          <table:table-cell office:value-type="float" office:value="549.21035323124" calcext:value-type="float">
            <text:p>549.21035323124</text:p>
          </table:table-cell>
        </table:table-row>
        <table:table-row table:style-name="ro1">
          <table:table-cell office:value-type="float" office:value="1583.94" calcext:value-type="float">
            <text:p>1583.94</text:p>
          </table:table-cell>
          <table:table-cell office:value-type="float" office:value="0.27662161" calcext:value-type="float">
            <text:p>0.27662161</text:p>
          </table:table-cell>
          <table:table-cell table:formula="of:=[.B1558]/3.7249425" office:value-type="float" office:value="0.0742619812252135" calcext:value-type="float">
            <text:p>0.074261981225214</text:p>
          </table:table-cell>
          <table:table-cell office:value-type="float" office:value="549.4919420894" calcext:value-type="float">
            <text:p>549.4919420894</text:p>
          </table:table-cell>
        </table:table-row>
        <table:table-row table:style-name="ro1">
          <table:table-cell office:value-type="float" office:value="1584.96" calcext:value-type="float">
            <text:p>1584.96</text:p>
          </table:table-cell>
          <table:table-cell office:value-type="float" office:value="0.26481415" calcext:value-type="float">
            <text:p>0.26481415</text:p>
          </table:table-cell>
          <table:table-cell table:formula="of:=[.B1559]/3.7249425" office:value-type="float" office:value="0.071092144375383" calcext:value-type="float">
            <text:p>0.071092144375383</text:p>
          </table:table-cell>
          <table:table-cell office:value-type="float" office:value="549.76151147138" calcext:value-type="float">
            <text:p>549.76151147138</text:p>
          </table:table-cell>
        </table:table-row>
        <table:table-row table:style-name="ro1">
          <table:table-cell office:value-type="float" office:value="1585.98" calcext:value-type="float">
            <text:p>1585.98</text:p>
          </table:table-cell>
          <table:table-cell office:value-type="float" office:value="0.25355485" calcext:value-type="float">
            <text:p>0.25355485</text:p>
          </table:table-cell>
          <table:table-cell table:formula="of:=[.B1560]/3.7249425" office:value-type="float" office:value="0.0680694668441191" calcext:value-type="float">
            <text:p>0.068069466844119</text:p>
          </table:table-cell>
          <table:table-cell office:value-type="float" office:value="550.01961936493" calcext:value-type="float">
            <text:p>550.01961936493</text:p>
          </table:table-cell>
        </table:table-row>
        <table:table-row table:style-name="ro1">
          <table:table-cell office:value-type="float" office:value="1586.99" calcext:value-type="float">
            <text:p>1586.99</text:p>
          </table:table-cell>
          <table:table-cell office:value-type="float" office:value="0.24308719" calcext:value-type="float">
            <text:p>0.24308719</text:p>
          </table:table-cell>
          <table:table-cell table:formula="of:=[.B1561]/3.7249425" office:value-type="float" office:value="0.0652593133987974" calcext:value-type="float">
            <text:p>0.065259313398798</text:p>
          </table:table-cell>
          <table:table-cell office:value-type="float" office:value="550.26707163003" calcext:value-type="float">
            <text:p>550.26707163003</text:p>
          </table:table-cell>
        </table:table-row>
        <table:table-row table:style-name="ro1">
          <table:table-cell office:value-type="float" office:value="1588.01" calcext:value-type="float">
            <text:p>1588.01</text:p>
          </table:table-cell>
          <table:table-cell office:value-type="float" office:value="0.23362993" calcext:value-type="float">
            <text:p>0.23362993</text:p>
          </table:table-cell>
          <table:table-cell table:formula="of:=[.B1562]/3.7249425" office:value-type="float" office:value="0.0627204124627427" calcext:value-type="float">
            <text:p>0.062720412462743</text:p>
          </table:table-cell>
          <table:table-cell office:value-type="float" office:value="550.50489682214" calcext:value-type="float">
            <text:p>550.50489682214</text:p>
          </table:table-cell>
        </table:table-row>
        <table:table-row table:style-name="ro1">
          <table:table-cell office:value-type="float" office:value="1589.03" calcext:value-type="float">
            <text:p>1589.03</text:p>
          </table:table-cell>
          <table:table-cell office:value-type="float" office:value="0.22538224" calcext:value-type="float">
            <text:p>0.22538224</text:p>
          </table:table-cell>
          <table:table-cell table:formula="of:=[.B1563]/3.7249425" office:value-type="float" office:value="0.0605062333176955" calcext:value-type="float">
            <text:p>0.060506233317696</text:p>
          </table:table-cell>
          <table:table-cell office:value-type="float" office:value="550.73432621464" calcext:value-type="float">
            <text:p>550.73432621464</text:p>
          </table:table-cell>
        </table:table-row>
        <table:table-row table:style-name="ro1">
          <table:table-cell office:value-type="float" office:value="1590.05" calcext:value-type="float">
            <text:p>1590.05</text:p>
          </table:table-cell>
          <table:table-cell office:value-type="float" office:value="0.21849678" calcext:value-type="float">
            <text:p>0.21849678</text:p>
          </table:table-cell>
          <table:table-cell table:formula="of:=[.B1564]/3.7249425" office:value-type="float" office:value="0.0586577591466177" calcext:value-type="float">
            <text:p>0.058657759146618</text:p>
          </table:table-cell>
          <table:table-cell office:value-type="float" office:value="550.95674651254" calcext:value-type="float">
            <text:p>550.95674651254</text:p>
          </table:table-cell>
        </table:table-row>
        <table:table-row table:style-name="ro1">
          <table:table-cell office:value-type="float" office:value="1591.07" calcext:value-type="float">
            <text:p>1591.07</text:p>
          </table:table-cell>
          <table:table-cell office:value-type="float" office:value="0.2130257" calcext:value-type="float">
            <text:p>0.2130257</text:p>
          </table:table-cell>
          <table:table-cell table:formula="of:=[.B1565]/3.7249425" office:value-type="float" office:value="0.05718899016562" calcext:value-type="float">
            <text:p>0.05718899016562</text:p>
          </table:table-cell>
          <table:table-cell office:value-type="float" office:value="551.1735974831" calcext:value-type="float">
            <text:p>551.1735974831</text:p>
          </table:table-cell>
        </table:table-row>
        <table:table-row table:style-name="ro1">
          <table:table-cell office:value-type="float" office:value="1592.08" calcext:value-type="float">
            <text:p>1592.08</text:p>
          </table:table-cell>
          <table:table-cell office:value-type="float" office:value="0.2088615" calcext:value-type="float">
            <text:p>0.2088615</text:p>
          </table:table-cell>
          <table:table-cell table:formula="of:=[.B1566]/3.7249425" office:value-type="float" office:value="0.0560710668688174" calcext:value-type="float">
            <text:p>0.056071066868818</text:p>
          </table:table-cell>
          <table:table-cell office:value-type="float" office:value="551.38620948192" calcext:value-type="float">
            <text:p>551.38620948192</text:p>
          </table:table-cell>
        </table:table-row>
        <table:table-row table:style-name="ro1">
          <table:table-cell office:value-type="float" office:value="1593.1" calcext:value-type="float">
            <text:p>1593.1</text:p>
          </table:table-cell>
          <table:table-cell office:value-type="float" office:value="0.20570434" calcext:value-type="float">
            <text:p>0.20570434</text:p>
          </table:table-cell>
          <table:table-cell table:formula="of:=[.B1567]/3.7249425" office:value-type="float" office:value="0.0552234940539351" calcext:value-type="float">
            <text:p>0.055223494053935</text:p>
          </table:table-cell>
          <table:table-cell office:value-type="float" office:value="551.59560762697" calcext:value-type="float">
            <text:p>551.59560762697</text:p>
          </table:table-cell>
        </table:table-row>
        <table:table-row table:style-name="ro1">
          <table:table-cell office:value-type="float" office:value="1594.12" calcext:value-type="float">
            <text:p>1594.12</text:p>
          </table:table-cell>
          <table:table-cell office:value-type="float" office:value="0.20308197" calcext:value-type="float">
            <text:p>0.20308197</text:p>
          </table:table-cell>
          <table:table-cell table:formula="of:=[.B1568]/3.7249425" office:value-type="float" office:value="0.0545194912404688" calcext:value-type="float">
            <text:p>0.054519491240469</text:p>
          </table:table-cell>
          <table:table-cell office:value-type="float" office:value="551.80233630921" calcext:value-type="float">
            <text:p>551.80233630921</text:p>
          </table:table-cell>
        </table:table-row>
        <table:table-row table:style-name="ro1">
          <table:table-cell office:value-type="float" office:value="1595.14" calcext:value-type="float">
            <text:p>1595.14</text:p>
          </table:table-cell>
          <table:table-cell office:value-type="float" office:value="0.20043117" calcext:value-type="float">
            <text:p>0.20043117</text:p>
          </table:table-cell>
          <table:table-cell table:formula="of:=[.B1569]/3.7249425" office:value-type="float" office:value="0.0538078560944229" calcext:value-type="float">
            <text:p>0.053807856094423</text:p>
          </table:table-cell>
          <table:table-cell office:value-type="float" office:value="552.00636659345" calcext:value-type="float">
            <text:p>552.00636659345</text:p>
          </table:table-cell>
        </table:table-row>
        <table:table-row table:style-name="ro1">
          <table:table-cell office:value-type="float" office:value="1596.16" calcext:value-type="float">
            <text:p>1596.16</text:p>
          </table:table-cell>
          <table:table-cell office:value-type="float" office:value="0.19722494" calcext:value-type="float">
            <text:p>0.19722494</text:p>
          </table:table-cell>
          <table:table-cell table:formula="of:=[.B1570]/3.7249425" office:value-type="float" office:value="0.052947109921831" calcext:value-type="float">
            <text:p>0.052947109921831</text:p>
          </table:table-cell>
          <table:table-cell office:value-type="float" office:value="552.20713306927" calcext:value-type="float">
            <text:p>552.20713306927</text:p>
          </table:table-cell>
        </table:table-row>
        <table:table-row table:style-name="ro1">
          <table:table-cell office:value-type="float" office:value="1597.17" calcext:value-type="float">
            <text:p>1597.17</text:p>
          </table:table-cell>
          <table:table-cell office:value-type="float" office:value="0.19310839" calcext:value-type="float">
            <text:p>0.19310839</text:p>
          </table:table-cell>
          <table:table-cell table:formula="of:=[.B1571]/3.7249425" office:value-type="float" office:value="0.0518419787687998" calcext:value-type="float">
            <text:p>0.0518419787688</text:p>
          </table:table-cell>
          <table:table-cell office:value-type="float" office:value="552.40370908035" calcext:value-type="float">
            <text:p>552.40370908035</text:p>
          </table:table-cell>
        </table:table-row>
        <table:table-row table:style-name="ro1">
          <table:table-cell office:value-type="float" office:value="1598.19" calcext:value-type="float">
            <text:p>1598.19</text:p>
          </table:table-cell>
          <table:table-cell office:value-type="float" office:value="0.1879978" calcext:value-type="float">
            <text:p>0.1879978</text:p>
          </table:table-cell>
          <table:table-cell table:formula="of:=[.B1572]/3.7249425" office:value-type="float" office:value="0.0504699871206066" calcext:value-type="float">
            <text:p>0.050469987120607</text:p>
          </table:table-cell>
          <table:table-cell office:value-type="float" office:value="552.59508272415" calcext:value-type="float">
            <text:p>552.59508272415</text:p>
          </table:table-cell>
        </table:table-row>
        <table:table-row table:style-name="ro1">
          <table:table-cell office:value-type="float" office:value="1599.21" calcext:value-type="float">
            <text:p>1599.21</text:p>
          </table:table-cell>
          <table:table-cell office:value-type="float" office:value="0.18210538" calcext:value-type="float">
            <text:p>0.18210538</text:p>
          </table:table-cell>
          <table:table-cell table:formula="of:=[.B1573]/3.7249425" office:value-type="float" office:value="0.0488881049841709" calcext:value-type="float">
            <text:p>0.048888104984171</text:p>
          </table:table-cell>
          <table:table-cell office:value-type="float" office:value="552.78045814214" calcext:value-type="float">
            <text:p>552.78045814214</text:p>
          </table:table-cell>
        </table:table-row>
        <table:table-row table:style-name="ro1">
          <table:table-cell office:value-type="float" office:value="1600.23" calcext:value-type="float">
            <text:p>1600.23</text:p>
          </table:table-cell>
          <table:table-cell office:value-type="float" office:value="0.17587645" calcext:value-type="float">
            <text:p>0.17587645</text:p>
          </table:table-cell>
          <table:table-cell table:formula="of:=[.B1574]/3.7249425" office:value-type="float" office:value="0.047215883198197" calcext:value-type="float">
            <text:p>0.047215883198197</text:p>
          </table:table-cell>
          <table:table-cell office:value-type="float" office:value="552.9594927835" calcext:value-type="float">
            <text:p>552.9594927835</text:p>
          </table:table-cell>
        </table:table-row>
        <table:table-row table:style-name="ro1">
          <table:table-cell office:value-type="float" office:value="1601.25" calcext:value-type="float">
            <text:p>1601.25</text:p>
          </table:table-cell>
          <table:table-cell office:value-type="float" office:value="0.16985539" calcext:value-type="float">
            <text:p>0.16985539</text:p>
          </table:table-cell>
          <table:table-cell table:formula="of:=[.B1575]/3.7249425" office:value-type="float" office:value="0.0455994663004865" calcext:value-type="float">
            <text:p>0.045599466300487</text:p>
          </table:table-cell>
          <table:table-cell office:value-type="float" office:value="553.13239823836" calcext:value-type="float">
            <text:p>553.13239823836</text:p>
          </table:table-cell>
        </table:table-row>
        <table:table-row table:style-name="ro1">
          <table:table-cell office:value-type="float" office:value="1602.26" calcext:value-type="float">
            <text:p>1602.26</text:p>
          </table:table-cell>
          <table:table-cell office:value-type="float" office:value="0.16452238" calcext:value-type="float">
            <text:p>0.16452238</text:p>
          </table:table-cell>
          <table:table-cell table:formula="of:=[.B1576]/3.7249425" office:value-type="float" office:value="0.0441677636634659" calcext:value-type="float">
            <text:p>0.044167763663466</text:p>
          </table:table-cell>
          <table:table-cell office:value-type="float" office:value="553.29987491744" calcext:value-type="float">
            <text:p>553.29987491744</text:p>
          </table:table-cell>
        </table:table-row>
        <table:table-row table:style-name="ro1">
          <table:table-cell office:value-type="float" office:value="1603.28" calcext:value-type="float">
            <text:p>1603.28</text:p>
          </table:table-cell>
          <table:table-cell office:value-type="float" office:value="0.16015357" calcext:value-type="float">
            <text:p>0.16015357</text:p>
          </table:table-cell>
          <table:table-cell table:formula="of:=[.B1577]/3.7249425" office:value-type="float" office:value="0.0429949106596948" calcext:value-type="float">
            <text:p>0.042994910659695</text:p>
          </table:table-cell>
          <table:table-cell office:value-type="float" office:value="553.46290434411" calcext:value-type="float">
            <text:p>553.46290434411</text:p>
          </table:table-cell>
        </table:table-row>
        <table:table-row table:style-name="ro1">
          <table:table-cell office:value-type="float" office:value="1604.3" calcext:value-type="float">
            <text:p>1604.3</text:p>
          </table:table-cell>
          <table:table-cell office:value-type="float" office:value="0.15674893" calcext:value-type="float">
            <text:p>0.15674893</text:p>
          </table:table-cell>
          <table:table-cell table:formula="of:=[.B1578]/3.7249425" office:value-type="float" office:value="0.0420808992353573" calcext:value-type="float">
            <text:p>0.042080899235357</text:p>
          </table:table-cell>
          <table:table-cell office:value-type="float" office:value="553.62246799236" calcext:value-type="float">
            <text:p>553.62246799236</text:p>
          </table:table-cell>
        </table:table-row>
        <table:table-row table:style-name="ro1">
          <table:table-cell office:value-type="float" office:value="1605.32" calcext:value-type="float">
            <text:p>1605.32</text:p>
          </table:table-cell>
          <table:table-cell office:value-type="float" office:value="0.15404837" calcext:value-type="float">
            <text:p>0.15404837</text:p>
          </table:table-cell>
          <table:table-cell table:formula="of:=[.B1579]/3.7249425" office:value-type="float" office:value="0.0413559054938432" calcext:value-type="float">
            <text:p>0.041355905493843</text:p>
          </table:table-cell>
          <table:table-cell office:value-type="float" office:value="553.77928258688" calcext:value-type="float">
            <text:p>553.77928258688</text:p>
          </table:table-cell>
        </table:table-row>
        <table:table-row table:style-name="ro1">
          <table:table-cell office:value-type="float" office:value="1606.34" calcext:value-type="float">
            <text:p>1606.34</text:p>
          </table:table-cell>
          <table:table-cell office:value-type="float" office:value="0.15162664" calcext:value-type="float">
            <text:p>0.15162664</text:p>
          </table:table-cell>
          <table:table-cell table:formula="of:=[.B1580]/3.7249425" office:value-type="float" office:value="0.0407057665990817" calcext:value-type="float">
            <text:p>0.040705766599082</text:p>
          </table:table-cell>
          <table:table-cell office:value-type="float" office:value="553.93363196635" calcext:value-type="float">
            <text:p>553.93363196635</text:p>
          </table:table-cell>
        </table:table-row>
        <table:table-row table:style-name="ro1">
          <table:table-cell office:value-type="float" office:value="1607.35" calcext:value-type="float">
            <text:p>1607.35</text:p>
          </table:table-cell>
          <table:table-cell office:value-type="float" office:value="0.14903167" calcext:value-type="float">
            <text:p>0.14903167</text:p>
          </table:table-cell>
          <table:table-cell table:formula="of:=[.B1581]/3.7249425" office:value-type="float" office:value="0.0400091196038597" calcext:value-type="float">
            <text:p>0.04000911960386</text:p>
          </table:table-cell>
          <table:table-cell office:value-type="float" office:value="554.0853397773" calcext:value-type="float">
            <text:p>554.0853397773</text:p>
          </table:table-cell>
        </table:table-row>
        <table:table-row table:style-name="ro1">
          <table:table-cell office:value-type="float" office:value="1608.37" calcext:value-type="float">
            <text:p>1608.37</text:p>
          </table:table-cell>
          <table:table-cell office:value-type="float" office:value="0.1459192" calcext:value-type="float">
            <text:p>0.1459192</text:p>
          </table:table-cell>
          <table:table-cell table:formula="of:=[.B1582]/3.7249425" office:value-type="float" office:value="0.0391735442896098" calcext:value-type="float">
            <text:p>0.03917354428961</text:p>
          </table:table-cell>
          <table:table-cell office:value-type="float" office:value="554.23387922596" calcext:value-type="float">
            <text:p>554.23387922596</text:p>
          </table:table-cell>
        </table:table-row>
        <table:table-row table:style-name="ro1">
          <table:table-cell office:value-type="float" office:value="1609.39" calcext:value-type="float">
            <text:p>1609.39</text:p>
          </table:table-cell>
          <table:table-cell office:value-type="float" office:value="0.14214142" calcext:value-type="float">
            <text:p>0.14214142</text:p>
          </table:table-cell>
          <table:table-cell table:formula="of:=[.B1583]/3.7249425" office:value-type="float" office:value="0.0381593595068917" calcext:value-type="float">
            <text:p>0.038159359506892</text:p>
          </table:table-cell>
          <table:table-cell office:value-type="float" office:value="554.37857305565" calcext:value-type="float">
            <text:p>554.37857305565</text:p>
          </table:table-cell>
        </table:table-row>
        <table:table-row table:style-name="ro1">
          <table:table-cell office:value-type="float" office:value="1610.41" calcext:value-type="float">
            <text:p>1610.41</text:p>
          </table:table-cell>
          <table:table-cell office:value-type="float" office:value="0.13776601" calcext:value-type="float">
            <text:p>0.13776601</text:p>
          </table:table-cell>
          <table:table-cell table:formula="of:=[.B1584]/3.7249425" office:value-type="float" office:value="0.0369847346636894" calcext:value-type="float">
            <text:p>0.03698473466369</text:p>
          </table:table-cell>
          <table:table-cell office:value-type="float" office:value="554.51881291176" calcext:value-type="float">
            <text:p>554.51881291176</text:p>
          </table:table-cell>
        </table:table-row>
        <table:table-row table:style-name="ro1">
          <table:table-cell office:value-type="float" office:value="1611.43" calcext:value-type="float">
            <text:p>1611.43</text:p>
          </table:table-cell>
          <table:table-cell office:value-type="float" office:value="0.13302687" calcext:value-type="float">
            <text:p>0.13302687</text:p>
          </table:table-cell>
          <table:table-cell table:formula="of:=[.B1585]/3.7249425" office:value-type="float" office:value="0.0357124626755983" calcext:value-type="float">
            <text:p>0.035712462675598</text:p>
          </table:table-cell>
          <table:table-cell office:value-type="float" office:value="554.65422852769" calcext:value-type="float">
            <text:p>554.65422852769</text:p>
          </table:table-cell>
        </table:table-row>
        <table:table-row table:style-name="ro1">
          <table:table-cell office:value-type="float" office:value="1612.44" calcext:value-type="float">
            <text:p>1612.44</text:p>
          </table:table-cell>
          <table:table-cell office:value-type="float" office:value="0.12822958" calcext:value-type="float">
            <text:p>0.12822958</text:p>
          </table:table-cell>
          <table:table-cell table:formula="of:=[.B1586]/3.7249425" office:value-type="float" office:value="0.0344245797082774" calcext:value-type="float">
            <text:p>0.034424579708277</text:p>
          </table:table-cell>
          <table:table-cell office:value-type="float" office:value="554.78476070722" calcext:value-type="float">
            <text:p>554.78476070722</text:p>
          </table:table-cell>
        </table:table-row>
        <table:table-row table:style-name="ro1">
          <table:table-cell office:value-type="float" office:value="1613.46" calcext:value-type="float">
            <text:p>1613.46</text:p>
          </table:table-cell>
          <table:table-cell office:value-type="float" office:value="0.12364675" calcext:value-type="float">
            <text:p>0.12364675</text:p>
          </table:table-cell>
          <table:table-cell table:formula="of:=[.B1587]/3.7249425" office:value-type="float" office:value="0.0331942707840457" calcext:value-type="float">
            <text:p>0.033194270784046</text:p>
          </table:table-cell>
          <table:table-cell office:value-type="float" office:value="554.91062776797" calcext:value-type="float">
            <text:p>554.91062776797</text:p>
          </table:table-cell>
        </table:table-row>
        <table:table-row table:style-name="ro1">
          <table:table-cell office:value-type="float" office:value="1614.48" calcext:value-type="float">
            <text:p>1614.48</text:p>
          </table:table-cell>
          <table:table-cell office:value-type="float" office:value="0.11943756" calcext:value-type="float">
            <text:p>0.11943756</text:p>
          </table:table-cell>
          <table:table-cell table:formula="of:=[.B1588]/3.7249425" office:value-type="float" office:value="0.0320642694484546" calcext:value-type="float">
            <text:p>0.032064269448455</text:p>
          </table:table-cell>
          <table:table-cell office:value-type="float" office:value="555.03221005279" calcext:value-type="float">
            <text:p>555.03221005279</text:p>
          </table:table-cell>
        </table:table-row>
        <table:table-row table:style-name="ro1">
          <table:table-cell office:value-type="float" office:value="1615.5" calcext:value-type="float">
            <text:p>1615.5</text:p>
          </table:table-cell>
          <table:table-cell office:value-type="float" office:value="0.1156142" calcext:value-type="float">
            <text:p>0.1156142</text:p>
          </table:table-cell>
          <table:table-cell table:formula="of:=[.B1589]/3.7249425" office:value-type="float" office:value="0.0310378482352412" calcext:value-type="float">
            <text:p>0.031037848235241</text:p>
          </table:table-cell>
          <table:table-cell office:value-type="float" office:value="555.14990032429" calcext:value-type="float">
            <text:p>555.14990032429</text:p>
          </table:table-cell>
        </table:table-row>
        <table:table-row table:style-name="ro1">
          <table:table-cell office:value-type="float" office:value="1616.52" calcext:value-type="float">
            <text:p>1616.52</text:p>
          </table:table-cell>
          <table:table-cell office:value-type="float" office:value="0.11206096" calcext:value-type="float">
            <text:p>0.11206096</text:p>
          </table:table-cell>
          <table:table-cell table:formula="of:=[.B1590]/3.7249425" office:value-type="float" office:value="0.0300839435776525" calcext:value-type="float">
            <text:p>0.030083943577653</text:p>
          </table:table-cell>
          <table:table-cell office:value-type="float" office:value="555.26397355091" calcext:value-type="float">
            <text:p>555.26397355091</text:p>
          </table:table-cell>
        </table:table-row>
        <table:table-row table:style-name="ro1">
          <table:table-cell office:value-type="float" office:value="1617.53" calcext:value-type="float">
            <text:p>1617.53</text:p>
          </table:table-cell>
          <table:table-cell office:value-type="float" office:value="0.10859464" calcext:value-type="float">
            <text:p>0.10859464</text:p>
          </table:table-cell>
          <table:table-cell table:formula="of:=[.B1591]/3.7249425" office:value-type="float" office:value="0.0291533735084501" calcext:value-type="float">
            <text:p>0.02915337350845</text:p>
          </table:table-cell>
          <table:table-cell office:value-type="float" office:value="555.37451821079" calcext:value-type="float">
            <text:p>555.37451821079</text:p>
          </table:table-cell>
        </table:table-row>
        <table:table-row table:style-name="ro1">
          <table:table-cell office:value-type="float" office:value="1618.55" calcext:value-type="float">
            <text:p>1618.55</text:p>
          </table:table-cell>
          <table:table-cell office:value-type="float" office:value="0.10504382" calcext:value-type="float">
            <text:p>0.10504382</text:p>
          </table:table-cell>
          <table:table-cell table:formula="of:=[.B1592]/3.7249425" office:value-type="float" office:value="0.0282001185253195" calcext:value-type="float">
            <text:p>0.02820011852532</text:p>
          </table:table-cell>
          <table:table-cell office:value-type="float" office:value="555.48144828771" calcext:value-type="float">
            <text:p>555.48144828771</text:p>
          </table:table-cell>
        </table:table-row>
        <table:table-row table:style-name="ro1">
          <table:table-cell office:value-type="float" office:value="1619.57" calcext:value-type="float">
            <text:p>1619.57</text:p>
          </table:table-cell>
          <table:table-cell office:value-type="float" office:value="0.101321" calcext:value-type="float">
            <text:p>0.101321</text:p>
          </table:table-cell>
          <table:table-cell table:formula="of:=[.B1593]/3.7249425" office:value-type="float" office:value="0.0272006883327729" calcext:value-type="float">
            <text:p>0.027200688332773</text:p>
          </table:table-cell>
          <table:table-cell office:value-type="float" office:value="555.58458869662" calcext:value-type="float">
            <text:p>555.58458869662</text:p>
          </table:table-cell>
        </table:table-row>
        <table:table-row table:style-name="ro1">
          <table:table-cell office:value-type="float" office:value="1620.59" calcext:value-type="float">
            <text:p>1620.59</text:p>
          </table:table-cell>
          <table:table-cell office:value-type="float" office:value="0.097465991" calcext:value-type="float">
            <text:p>0.097465991</text:p>
          </table:table-cell>
          <table:table-cell table:formula="of:=[.B1594]/3.7249425" office:value-type="float" office:value="0.0261657706125665" calcext:value-type="float">
            <text:p>0.026165770612567</text:p>
          </table:table-cell>
          <table:table-cell office:value-type="float" office:value="555.68380486992" calcext:value-type="float">
            <text:p>555.68380486992</text:p>
          </table:table-cell>
        </table:table-row>
        <table:table-row table:style-name="ro1">
          <table:table-cell office:value-type="float" office:value="1621.61" calcext:value-type="float">
            <text:p>1621.61</text:p>
          </table:table-cell>
          <table:table-cell office:value-type="float" office:value="0.093648775" calcext:value-type="float">
            <text:p>0.093648775</text:p>
          </table:table-cell>
          <table:table-cell table:formula="of:=[.B1595]/3.7249425" office:value-type="float" office:value="0.0251409988207872" calcext:value-type="float">
            <text:p>0.025140998820787</text:p>
          </table:table-cell>
          <table:table-cell office:value-type="float" office:value="555.77913528211" calcext:value-type="float">
            <text:p>555.77913528211</text:p>
          </table:table-cell>
        </table:table-row>
        <table:table-row table:style-name="ro1">
          <table:table-cell office:value-type="float" office:value="1622.62" calcext:value-type="float">
            <text:p>1622.62</text:p>
          </table:table-cell>
          <table:table-cell office:value-type="float" office:value="0.090132259" calcext:value-type="float">
            <text:p>0.090132259</text:p>
          </table:table-cell>
          <table:table-cell table:formula="of:=[.B1596]/3.7249425" office:value-type="float" office:value="0.0241969531073298" calcext:value-type="float">
            <text:p>0.02419695310733</text:p>
          </table:table-cell>
          <table:table-cell office:value-type="float" office:value="555.87088603276" calcext:value-type="float">
            <text:p>555.87088603276</text:p>
          </table:table-cell>
        </table:table-row>
        <table:table-row table:style-name="ro1">
          <table:table-cell office:value-type="float" office:value="1623.64" calcext:value-type="float">
            <text:p>1623.64</text:p>
          </table:table-cell>
          <table:table-cell office:value-type="float" office:value="0.087206089" calcext:value-type="float">
            <text:p>0.087206089</text:p>
          </table:table-cell>
          <table:table-cell table:formula="of:=[.B1597]/3.7249425" office:value-type="float" office:value="0.02341139198793" calcext:value-type="float">
            <text:p>0.02341139198793</text:p>
          </table:table-cell>
          <table:table-cell office:value-type="float" office:value="555.95965806826" calcext:value-type="float">
            <text:p>555.95965806826</text:p>
          </table:table-cell>
        </table:table-row>
        <table:table-row table:style-name="ro1">
          <table:table-cell office:value-type="float" office:value="1624.66" calcext:value-type="float">
            <text:p>1624.66</text:p>
          </table:table-cell>
          <table:table-cell office:value-type="float" office:value="0.085109981" calcext:value-type="float">
            <text:p>0.085109981</text:p>
          </table:table-cell>
          <table:table-cell table:formula="of:=[.B1598]/3.7249425" office:value-type="float" office:value="0.0228486697445665" calcext:value-type="float">
            <text:p>0.022848669744567</text:p>
          </table:table-cell>
          <table:table-cell office:value-type="float" office:value="556.0462963562" calcext:value-type="float">
            <text:p>556.0462963562</text:p>
          </table:table-cell>
        </table:table-row>
        <table:table-row table:style-name="ro1">
          <table:table-cell office:value-type="float" office:value="1625.68" calcext:value-type="float">
            <text:p>1625.68</text:p>
          </table:table-cell>
          <table:table-cell office:value-type="float" office:value="0.083966899" calcext:value-type="float">
            <text:p>0.083966899</text:p>
          </table:table-cell>
          <table:table-cell table:formula="of:=[.B1599]/3.7249425" office:value-type="float" office:value="0.0225417973566035" calcext:value-type="float">
            <text:p>0.022541797356604</text:p>
          </table:table-cell>
          <table:table-cell office:value-type="float" office:value="556.13177103625" calcext:value-type="float">
            <text:p>556.13177103625</text:p>
          </table:table-cell>
        </table:table-row>
        <table:table-row table:style-name="ro1">
          <table:table-cell office:value-type="float" office:value="1626.7" calcext:value-type="float">
            <text:p>1626.7</text:p>
          </table:table-cell>
          <table:table-cell office:value-type="float" office:value="0.083743097" calcext:value-type="float">
            <text:p>0.083743097</text:p>
          </table:table-cell>
          <table:table-cell table:formula="of:=[.B1600]/3.7249425" office:value-type="float" office:value="0.0224817153553377" calcext:value-type="float">
            <text:p>0.022481715355338</text:p>
          </table:table-cell>
          <table:table-cell office:value-type="float" office:value="556.21701789517" calcext:value-type="float">
            <text:p>556.21701789517</text:p>
          </table:table-cell>
        </table:table-row>
        <table:table-row table:style-name="ro1">
          <table:table-cell office:value-type="float" office:value="1627.71" calcext:value-type="float">
            <text:p>1627.71</text:p>
          </table:table-cell>
          <table:table-cell office:value-type="float" office:value="0.084244645" calcext:value-type="float">
            <text:p>0.084244645</text:p>
          </table:table-cell>
          <table:table-cell table:formula="of:=[.B1601]/3.7249425" office:value-type="float" office:value="0.0226163611921526" calcext:value-type="float">
            <text:p>0.022616361192153</text:p>
          </table:table-cell>
          <table:table-cell office:value-type="float" office:value="556.30277530886" calcext:value-type="float">
            <text:p>556.30277530886</text:p>
          </table:table-cell>
        </table:table-row>
        <table:table-row table:style-name="ro1">
          <table:table-cell office:value-type="float" office:value="1628.73" calcext:value-type="float">
            <text:p>1628.73</text:p>
          </table:table-cell>
          <table:table-cell office:value-type="float" office:value="0.085150729" calcext:value-type="float">
            <text:p>0.085150729</text:p>
          </table:table-cell>
          <table:table-cell table:formula="of:=[.B1602]/3.7249425" office:value-type="float" office:value="0.0228596089738298" calcext:value-type="float">
            <text:p>0.02285960897383</text:p>
          </table:table-cell>
          <table:table-cell office:value-type="float" office:value="556.38945507691" calcext:value-type="float">
            <text:p>556.38945507691</text:p>
          </table:table-cell>
        </table:table-row>
        <table:table-row table:style-name="ro1">
          <table:table-cell office:value-type="float" office:value="1629.75" calcext:value-type="float">
            <text:p>1629.75</text:p>
          </table:table-cell>
          <table:table-cell office:value-type="float" office:value="0.086075167" calcext:value-type="float">
            <text:p>0.086075167</text:p>
          </table:table-cell>
          <table:table-cell table:formula="of:=[.B1603]/3.7249425" office:value-type="float" office:value="0.0231077840798885" calcext:value-type="float">
            <text:p>0.023107784079889</text:p>
          </table:table-cell>
          <table:table-cell office:value-type="float" office:value="556.47707588311" calcext:value-type="float">
            <text:p>556.47707588311</text:p>
          </table:table-cell>
        </table:table-row>
        <table:table-row table:style-name="ro1">
          <table:table-cell office:value-type="float" office:value="1630.77" calcext:value-type="float">
            <text:p>1630.77</text:p>
          </table:table-cell>
          <table:table-cell office:value-type="float" office:value="0.086641508" calcext:value-type="float">
            <text:p>0.086641508</text:p>
          </table:table-cell>
          <table:table-cell table:formula="of:=[.B1604]/3.7249425" office:value-type="float" office:value="0.0232598242791667" calcext:value-type="float">
            <text:p>0.023259824279167</text:p>
          </table:table-cell>
          <table:table-cell office:value-type="float" office:value="556.56527319921" calcext:value-type="float">
            <text:p>556.56527319921</text:p>
          </table:table-cell>
        </table:table-row>
        <table:table-row table:style-name="ro1">
          <table:table-cell office:value-type="float" office:value="1631.78" calcext:value-type="float">
            <text:p>1631.78</text:p>
          </table:table-cell>
          <table:table-cell office:value-type="float" office:value="0.086554903" calcext:value-type="float">
            <text:p>0.086554903</text:p>
          </table:table-cell>
          <table:table-cell table:formula="of:=[.B1605]/3.7249425" office:value-type="float" office:value="0.0232365742558442" calcext:value-type="float">
            <text:p>0.023236574255844</text:p>
          </table:table-cell>
          <table:table-cell office:value-type="float" office:value="556.65338235587" calcext:value-type="float">
            <text:p>556.65338235587</text:p>
          </table:table-cell>
        </table:table-row>
        <table:table-row table:style-name="ro1">
          <table:table-cell office:value-type="float" office:value="1632.8" calcext:value-type="float">
            <text:p>1632.8</text:p>
          </table:table-cell>
          <table:table-cell office:value-type="float" office:value="0.085655893" calcext:value-type="float">
            <text:p>0.085655893</text:p>
          </table:table-cell>
          <table:table-cell table:formula="of:=[.B1606]/3.7249425" office:value-type="float" office:value="0.0229952255638845" calcext:value-type="float">
            <text:p>0.022995225563885</text:p>
          </table:table-cell>
          <table:table-cell office:value-type="float" office:value="556.74057635903" calcext:value-type="float">
            <text:p>556.74057635903</text:p>
          </table:table-cell>
        </table:table-row>
        <table:table-row table:style-name="ro1">
          <table:table-cell office:value-type="float" office:value="1633.82" calcext:value-type="float">
            <text:p>1633.82</text:p>
          </table:table-cell>
          <table:table-cell office:value-type="float" office:value="0.083946163" calcext:value-type="float">
            <text:p>0.083946163</text:p>
          </table:table-cell>
          <table:table-cell table:formula="of:=[.B1607]/3.7249425" office:value-type="float" office:value="0.0225362305592637" calcext:value-type="float">
            <text:p>0.022536230559264</text:p>
          </table:table-cell>
          <table:table-cell office:value-type="float" office:value="556.82602993065" calcext:value-type="float">
            <text:p>556.82602993065</text:p>
          </table:table-cell>
        </table:table-row>
        <table:table-row table:style-name="ro1">
          <table:table-cell office:value-type="float" office:value="1634.84" calcext:value-type="float">
            <text:p>1634.84</text:p>
          </table:table-cell>
          <table:table-cell office:value-type="float" office:value="0.081582748" calcext:value-type="float">
            <text:p>0.081582748</text:p>
          </table:table-cell>
          <table:table-cell table:formula="of:=[.B1608]/3.7249425" office:value-type="float" office:value="0.0219017469397179" calcext:value-type="float">
            <text:p>0.021901746939718</text:p>
          </table:table-cell>
          <table:table-cell office:value-type="float" office:value="556.90907764799" calcext:value-type="float">
            <text:p>556.90907764799</text:p>
          </table:table-cell>
        </table:table-row>
        <table:table-row table:style-name="ro1">
          <table:table-cell office:value-type="float" office:value="1635.86" calcext:value-type="float">
            <text:p>1635.86</text:p>
          </table:table-cell>
          <table:table-cell office:value-type="float" office:value="0.078843334" calcext:value-type="float">
            <text:p>0.078843334</text:p>
          </table:table-cell>
          <table:table-cell table:formula="of:=[.B1609]/3.7249425" office:value-type="float" office:value="0.0211663224331651" calcext:value-type="float">
            <text:p>0.021166322433165</text:p>
          </table:table-cell>
          <table:table-cell office:value-type="float" office:value="556.98933675938" calcext:value-type="float">
            <text:p>556.98933675938</text:p>
          </table:table-cell>
        </table:table-row>
        <table:table-row table:style-name="ro1">
          <table:table-cell office:value-type="float" office:value="1636.87" calcext:value-type="float">
            <text:p>1636.87</text:p>
          </table:table-cell>
          <table:table-cell office:value-type="float" office:value="0.076070213" calcext:value-type="float">
            <text:p>0.076070213</text:p>
          </table:table-cell>
          <table:table-cell table:formula="of:=[.B1610]/3.7249425" office:value-type="float" office:value="0.0204218489278694" calcext:value-type="float">
            <text:p>0.020421848927869</text:p>
          </table:table-cell>
          <table:table-cell office:value-type="float" office:value="557.06677295358" calcext:value-type="float">
            <text:p>557.06677295358</text:p>
          </table:table-cell>
        </table:table-row>
        <table:table-row table:style-name="ro1">
          <table:table-cell office:value-type="float" office:value="1637.89" calcext:value-type="float">
            <text:p>1637.89</text:p>
          </table:table-cell>
          <table:table-cell office:value-type="float" office:value="0.073603636" calcext:value-type="float">
            <text:p>0.073603636</text:p>
          </table:table-cell>
          <table:table-cell table:formula="of:=[.B1611]/3.7249425" office:value-type="float" office:value="0.0197596703841737" calcext:value-type="float">
            <text:p>0.019759670384174</text:p>
          </table:table-cell>
          <table:table-cell office:value-type="float" office:value="557.14169827929" calcext:value-type="float">
            <text:p>557.14169827929</text:p>
          </table:table-cell>
        </table:table-row>
        <table:table-row table:style-name="ro1">
          <table:table-cell office:value-type="float" office:value="1638.91" calcext:value-type="float">
            <text:p>1638.91</text:p>
          </table:table-cell>
          <table:table-cell office:value-type="float" office:value="0.071716694" calcext:value-type="float">
            <text:p>0.071716694</text:p>
          </table:table-cell>
          <table:table-cell table:formula="of:=[.B1612]/3.7249425" office:value-type="float" office:value="0.0192531009539073" calcext:value-type="float">
            <text:p>0.019253100953907</text:p>
          </table:table-cell>
          <table:table-cell office:value-type="float" office:value="557.21470277933" calcext:value-type="float">
            <text:p>557.21470277933</text:p>
          </table:table-cell>
        </table:table-row>
        <table:table-row table:style-name="ro1">
          <table:table-cell office:value-type="float" office:value="1639.93" calcext:value-type="float">
            <text:p>1639.93</text:p>
          </table:table-cell>
          <table:table-cell office:value-type="float" office:value="0.070563663" calcext:value-type="float">
            <text:p>0.070563663</text:p>
          </table:table-cell>
          <table:table-cell table:formula="of:=[.B1613]/3.7249425" office:value-type="float" office:value="0.0189435576522322" calcext:value-type="float">
            <text:p>0.018943557652232</text:p>
          </table:table-cell>
          <table:table-cell office:value-type="float" office:value="557.28653354343" calcext:value-type="float">
            <text:p>557.28653354343</text:p>
          </table:table-cell>
        </table:table-row>
        <table:table-row table:style-name="ro1">
          <table:table-cell office:value-type="float" office:value="1640.95" calcext:value-type="float">
            <text:p>1640.95</text:p>
          </table:table-cell>
          <table:table-cell office:value-type="float" office:value="0.070151813" calcext:value-type="float">
            <text:p>0.070151813</text:p>
          </table:table-cell>
          <table:table-cell table:formula="of:=[.B1614]/3.7249425" office:value-type="float" office:value="0.0188329921871277" calcext:value-type="float">
            <text:p>0.018832992187128</text:p>
          </table:table-cell>
          <table:table-cell office:value-type="float" office:value="557.35794506203" calcext:value-type="float">
            <text:p>557.35794506203</text:p>
          </table:table-cell>
        </table:table-row>
        <table:table-row table:style-name="ro1">
          <table:table-cell office:value-type="float" office:value="1641.96" calcext:value-type="float">
            <text:p>1641.96</text:p>
          </table:table-cell>
          <table:table-cell office:value-type="float" office:value="0.070342887" calcext:value-type="float">
            <text:p>0.070342887</text:p>
          </table:table-cell>
          <table:table-cell table:formula="of:=[.B1615]/3.7249425" office:value-type="float" office:value="0.0188842880124995" calcext:value-type="float">
            <text:p>0.0188842880125</text:p>
          </table:table-cell>
          <table:table-cell office:value-type="float" office:value="557.42955108544" calcext:value-type="float">
            <text:p>557.42955108544</text:p>
          </table:table-cell>
        </table:table-row>
        <table:table-row table:style-name="ro1">
          <table:table-cell office:value-type="float" office:value="1642.98" calcext:value-type="float">
            <text:p>1642.98</text:p>
          </table:table-cell>
          <table:table-cell office:value-type="float" office:value="0.070884891" calcext:value-type="float">
            <text:p>0.070884891</text:p>
          </table:table-cell>
          <table:table-cell table:formula="of:=[.B1616]/3.7249425" office:value-type="float" office:value="0.0190297946881059" calcext:value-type="float">
            <text:p>0.019029794688106</text:p>
          </table:table-cell>
          <table:table-cell office:value-type="float" office:value="557.50170884533" calcext:value-type="float">
            <text:p>557.5017088453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071468207" calcext:value-type="float">
            <text:p>0.071468207</text:p>
          </table:table-cell>
          <table:table-cell table:formula="of:=[.B1617]/3.7249425" office:value-type="float" office:value="0.0191863920047088" calcext:value-type="float">
            <text:p>0.019186392004709</text:p>
          </table:table-cell>
          <table:table-cell office:value-type="float" office:value="557.57446039603" calcext:value-type="float">
            <text:p>557.57446039603</text:p>
          </table:table-cell>
        </table:table-row>
        <table:table-row table:style-name="ro1">
          <table:table-cell office:value-type="float" office:value="1645.02" calcext:value-type="float">
            <text:p>1645.02</text:p>
          </table:table-cell>
          <table:table-cell office:value-type="float" office:value="0.071793836" calcext:value-type="float">
            <text:p>0.071793836</text:p>
          </table:table-cell>
          <table:table-cell table:formula="of:=[.B1618]/3.7249425" office:value-type="float" office:value="0.0192738105353304" calcext:value-type="float">
            <text:p>0.019273810535331</text:p>
          </table:table-cell>
          <table:table-cell office:value-type="float" office:value="557.64754342333" calcext:value-type="float">
            <text:p>557.64754342333</text:p>
          </table:table-cell>
        </table:table-row>
        <table:table-row table:style-name="ro1">
          <table:table-cell office:value-type="float" office:value="1646.04" calcext:value-type="float">
            <text:p>1646.04</text:p>
          </table:table-cell>
          <table:table-cell office:value-type="float" office:value="0.071637769" calcext:value-type="float">
            <text:p>0.071637769</text:p>
          </table:table-cell>
          <table:table-cell table:formula="of:=[.B1619]/3.7249425" office:value-type="float" office:value="0.0192319127073774" calcext:value-type="float">
            <text:p>0.019231912707377</text:p>
          </table:table-cell>
          <table:table-cell office:value-type="float" office:value="557.72046758127" calcext:value-type="float">
            <text:p>557.72046758127</text:p>
          </table:table-cell>
        </table:table-row>
        <table:table-row table:style-name="ro1">
          <table:table-cell office:value-type="float" office:value="1647.05" calcext:value-type="float">
            <text:p>1647.05</text:p>
          </table:table-cell>
          <table:table-cell office:value-type="float" office:value="0.070895745" calcext:value-type="float">
            <text:p>0.070895745</text:p>
          </table:table-cell>
          <table:table-cell table:formula="of:=[.B1620]/3.7249425" office:value-type="float" office:value="0.0190327085585885" calcext:value-type="float">
            <text:p>0.019032708558589</text:p>
          </table:table-cell>
          <table:table-cell office:value-type="float" office:value="557.79263639075" calcext:value-type="float">
            <text:p>557.79263639075</text:p>
          </table:table-cell>
        </table:table-row>
        <table:table-row table:style-name="ro1">
          <table:table-cell office:value-type="float" office:value="1648.07" calcext:value-type="float">
            <text:p>1648.07</text:p>
          </table:table-cell>
          <table:table-cell office:value-type="float" office:value="0.069597523" calcext:value-type="float">
            <text:p>0.069597523</text:p>
          </table:table-cell>
          <table:table-cell table:formula="of:=[.B1621]/3.7249425" office:value-type="float" office:value="0.0186841872055743" calcext:value-type="float">
            <text:p>0.018684187205574</text:p>
          </table:table-cell>
          <table:table-cell office:value-type="float" office:value="557.86348366556" calcext:value-type="float">
            <text:p>557.86348366556</text:p>
          </table:table-cell>
        </table:table-row>
        <table:table-row table:style-name="ro1">
          <table:table-cell office:value-type="float" office:value="1649.09" calcext:value-type="float">
            <text:p>1649.09</text:p>
          </table:table-cell>
          <table:table-cell office:value-type="float" office:value="0.067888193" calcext:value-type="float">
            <text:p>0.067888193</text:p>
          </table:table-cell>
          <table:table-cell table:formula="of:=[.B1622]/3.7249425" office:value-type="float" office:value="0.0182252995851614" calcext:value-type="float">
            <text:p>0.018225299585161</text:p>
          </table:table-cell>
          <table:table-cell office:value-type="float" office:value="557.93259091661" calcext:value-type="float">
            <text:p>557.93259091661</text:p>
          </table:table-cell>
        </table:table-row>
        <table:table-row table:style-name="ro1">
          <table:table-cell office:value-type="float" office:value="1650.11" calcext:value-type="float">
            <text:p>1650.11</text:p>
          </table:table-cell>
          <table:table-cell office:value-type="float" office:value="0.065983445" calcext:value-type="float">
            <text:p>0.065983445</text:p>
          </table:table-cell>
          <table:table-cell table:formula="of:=[.B1623]/3.7249425" office:value-type="float" office:value="0.0177139499468784" calcext:value-type="float">
            <text:p>0.017713949946878</text:p>
          </table:table-cell>
          <table:table-cell office:value-type="float" office:value="557.99975921641" calcext:value-type="float">
            <text:p>557.99975921641</text:p>
          </table:table-cell>
        </table:table-row>
        <table:table-row table:style-name="ro1">
          <table:table-cell office:value-type="float" office:value="1651.13" calcext:value-type="float">
            <text:p>1651.13</text:p>
          </table:table-cell>
          <table:table-cell office:value-type="float" office:value="0.064112874" calcext:value-type="float">
            <text:p>0.064112874</text:p>
          </table:table-cell>
          <table:table-cell table:formula="of:=[.B1624]/3.7249425" office:value-type="float" office:value="0.0172117754837826" calcext:value-type="float">
            <text:p>0.017211775483783</text:p>
          </table:table-cell>
          <table:table-cell office:value-type="float" office:value="558.06502335595" calcext:value-type="float">
            <text:p>558.06502335595</text:p>
          </table:table-cell>
        </table:table-row>
        <table:table-row table:style-name="ro1">
          <table:table-cell office:value-type="float" office:value="1652.14" calcext:value-type="float">
            <text:p>1652.14</text:p>
          </table:table-cell>
          <table:table-cell office:value-type="float" office:value="0.062467907" calcext:value-type="float">
            <text:p>0.062467907</text:p>
          </table:table-cell>
          <table:table-cell table:formula="of:=[.B1625]/3.7249425" office:value-type="float" office:value="0.0167701667878095" calcext:value-type="float">
            <text:p>0.01677016678781</text:p>
          </table:table-cell>
          <table:table-cell office:value-type="float" office:value="558.12861298949" calcext:value-type="float">
            <text:p>558.12861298949</text:p>
          </table:table-cell>
        </table:table-row>
        <table:table-row table:style-name="ro1">
          <table:table-cell office:value-type="float" office:value="1653.16" calcext:value-type="float">
            <text:p>1653.16</text:p>
          </table:table-cell>
          <table:table-cell office:value-type="float" office:value="0.061167832" calcext:value-type="float">
            <text:p>0.061167832</text:p>
          </table:table-cell>
          <table:table-cell table:formula="of:=[.B1626]/3.7249425" office:value-type="float" office:value="0.016421147977452" calcext:value-type="float">
            <text:p>0.016421147977452</text:p>
          </table:table-cell>
          <table:table-cell office:value-type="float" office:value="558.190879203" calcext:value-type="float">
            <text:p>558.190879203</text:p>
          </table:table-cell>
        </table:table-row>
        <table:table-row table:style-name="ro1">
          <table:table-cell office:value-type="float" office:value="1654.18" calcext:value-type="float">
            <text:p>1654.18</text:p>
          </table:table-cell>
          <table:table-cell office:value-type="float" office:value="0.060250133" calcext:value-type="float">
            <text:p>0.060250133</text:p>
          </table:table-cell>
          <table:table-cell table:formula="of:=[.B1627]/3.7249425" office:value-type="float" office:value="0.0161747820268367" calcext:value-type="float">
            <text:p>0.016174782026837</text:p>
          </table:table-cell>
          <table:table-cell office:value-type="float" office:value="558.25221123841" calcext:value-type="float">
            <text:p>558.25221123841</text:p>
          </table:table-cell>
        </table:table-row>
        <table:table-row table:style-name="ro1">
          <table:table-cell office:value-type="float" office:value="1655.2" calcext:value-type="float">
            <text:p>1655.2</text:p>
          </table:table-cell>
          <table:table-cell office:value-type="float" office:value="0.05968265" calcext:value-type="float">
            <text:p>0.05968265</text:p>
          </table:table-cell>
          <table:table-cell table:formula="of:=[.B1628]/3.7249425" office:value-type="float" office:value="0.0160224352456447" calcext:value-type="float">
            <text:p>0.016022435245645</text:p>
          </table:table-cell>
          <table:table-cell office:value-type="float" office:value="558.31296560033" calcext:value-type="float">
            <text:p>558.31296560033</text:p>
          </table:table-cell>
        </table:table-row>
        <table:table-row table:style-name="ro1">
          <table:table-cell office:value-type="float" office:value="1656.22" calcext:value-type="float">
            <text:p>1656.22</text:p>
          </table:table-cell>
          <table:table-cell office:value-type="float" office:value="0.059388459" calcext:value-type="float">
            <text:p>0.059388459</text:p>
          </table:table-cell>
          <table:table-cell table:formula="of:=[.B1629]/3.7249425" office:value-type="float" office:value="0.0159434565768465" calcext:value-type="float">
            <text:p>0.015943456576847</text:p>
          </table:table-cell>
          <table:table-cell office:value-type="float" office:value="558.37342048933" calcext:value-type="float">
            <text:p>558.37342048933</text:p>
          </table:table-cell>
        </table:table-row>
        <table:table-row table:style-name="ro1">
          <table:table-cell office:value-type="float" office:value="1657.23" calcext:value-type="float">
            <text:p>1657.23</text:p>
          </table:table-cell>
          <table:table-cell office:value-type="float" office:value="0.059272036" calcext:value-type="float">
            <text:p>0.059272036</text:p>
          </table:table-cell>
          <table:table-cell table:formula="of:=[.B1630]/3.7249425" office:value-type="float" office:value="0.0159122015977428" calcext:value-type="float">
            <text:p>0.015912201597743</text:p>
          </table:table-cell>
          <table:table-cell office:value-type="float" office:value="558.43375686408" calcext:value-type="float">
            <text:p>558.43375686408</text:p>
          </table:table-cell>
        </table:table-row>
        <table:table-row table:style-name="ro1">
          <table:table-cell office:value-type="float" office:value="1658.25" calcext:value-type="float">
            <text:p>1658.25</text:p>
          </table:table-cell>
          <table:table-cell office:value-type="float" office:value="0.059237713" calcext:value-type="float">
            <text:p>0.059237713</text:p>
          </table:table-cell>
          <table:table-cell table:formula="of:=[.B1631]/3.7249425" office:value-type="float" office:value="0.0159029872273196" calcext:value-type="float">
            <text:p>0.01590298722732</text:p>
          </table:table-cell>
          <table:table-cell office:value-type="float" office:value="558.49405829955" calcext:value-type="float">
            <text:p>558.49405829955</text:p>
          </table:table-cell>
        </table:table-row>
        <table:table-row table:style-name="ro1">
          <table:table-cell office:value-type="float" office:value="1659.27" calcext:value-type="float">
            <text:p>1659.27</text:p>
          </table:table-cell>
          <table:table-cell office:value-type="float" office:value="0.059197152" calcext:value-type="float">
            <text:p>0.059197152</text:p>
          </table:table-cell>
          <table:table-cell table:formula="of:=[.B1632]/3.7249425" office:value-type="float" office:value="0.0158920982001736" calcext:value-type="float">
            <text:p>0.015892098200174</text:p>
          </table:table-cell>
          <table:table-cell office:value-type="float" office:value="558.55431844571" calcext:value-type="float">
            <text:p>558.55431844571</text:p>
          </table:table-cell>
        </table:table-row>
        <table:table-row table:style-name="ro1">
          <table:table-cell office:value-type="float" office:value="1660.29" calcext:value-type="float">
            <text:p>1660.29</text:p>
          </table:table-cell>
          <table:table-cell office:value-type="float" office:value="0.059068597" calcext:value-type="float">
            <text:p>0.059068597</text:p>
          </table:table-cell>
          <table:table-cell table:formula="of:=[.B1633]/3.7249425" office:value-type="float" office:value="0.0158575862580429" calcext:value-type="float">
            <text:p>0.015857586258043</text:p>
          </table:table-cell>
          <table:table-cell office:value-type="float" office:value="558.61444772865" calcext:value-type="float">
            <text:p>558.61444772865</text:p>
          </table:table-cell>
        </table:table-row>
        <table:table-row table:style-name="ro1">
          <table:table-cell office:value-type="float" office:value="1661.31" calcext:value-type="float">
            <text:p>1661.31</text:p>
          </table:table-cell>
          <table:table-cell office:value-type="float" office:value="0.058774487" calcext:value-type="float">
            <text:p>0.058774487</text:p>
          </table:table-cell>
          <table:table-cell table:formula="of:=[.B1634]/3.7249425" office:value-type="float" office:value="0.0157786293345468" calcext:value-type="float">
            <text:p>0.015778629334547</text:p>
          </table:table-cell>
          <table:table-cell office:value-type="float" office:value="558.67427762011" calcext:value-type="float">
            <text:p>558.67427762011</text:p>
          </table:table-cell>
        </table:table-row>
        <table:table-row table:style-name="ro1">
          <table:table-cell office:value-type="float" office:value="1662.32" calcext:value-type="float">
            <text:p>1662.32</text:p>
          </table:table-cell>
          <table:table-cell office:value-type="float" office:value="0.058243968" calcext:value-type="float">
            <text:p>0.058243968</text:p>
          </table:table-cell>
          <table:table-cell table:formula="of:=[.B1635]/3.7249425" office:value-type="float" office:value="0.015636205928011" calcext:value-type="float">
            <text:p>0.015636205928011</text:p>
          </table:table-cell>
          <table:table-cell office:value-type="float" office:value="558.7335674662" calcext:value-type="float">
            <text:p>558.7335674662</text:p>
          </table:table-cell>
        </table:table-row>
        <table:table-row table:style-name="ro1">
          <table:table-cell office:value-type="float" office:value="1663.34" calcext:value-type="float">
            <text:p>1663.34</text:p>
          </table:table-cell>
          <table:table-cell office:value-type="float" office:value="0.057423369" calcext:value-type="float">
            <text:p>0.057423369</text:p>
          </table:table-cell>
          <table:table-cell table:formula="of:=[.B1636]/3.7249425" office:value-type="float" office:value="0.0154159074938741" calcext:value-type="float">
            <text:p>0.015415907493874</text:p>
          </table:table-cell>
          <table:table-cell office:value-type="float" office:value="558.79202197744" calcext:value-type="float">
            <text:p>558.79202197744</text:p>
          </table:table-cell>
        </table:table-row>
        <table:table-row table:style-name="ro1">
          <table:table-cell office:value-type="float" office:value="1664.36" calcext:value-type="float">
            <text:p>1664.36</text:p>
          </table:table-cell>
          <table:table-cell office:value-type="float" office:value="0.056292586" calcext:value-type="float">
            <text:p>0.056292586</text:p>
          </table:table-cell>
          <table:table-cell table:formula="of:=[.B1637]/3.7249425" office:value-type="float" office:value="0.0151123369018448" calcext:value-type="float">
            <text:p>0.015112336901845</text:p>
          </table:table-cell>
          <table:table-cell office:value-type="float" office:value="558.84932540104" calcext:value-type="float">
            <text:p>558.84932540104</text:p>
          </table:table-cell>
        </table:table-row>
        <table:table-row table:style-name="ro1">
          <table:table-cell office:value-type="float" office:value="1665.38" calcext:value-type="float">
            <text:p>1665.38</text:p>
          </table:table-cell>
          <table:table-cell office:value-type="float" office:value="0.054881109" calcext:value-type="float">
            <text:p>0.054881109</text:p>
          </table:table-cell>
          <table:table-cell table:formula="of:=[.B1638]/3.7249425" office:value-type="float" office:value="0.0147334110526538" calcext:value-type="float">
            <text:p>0.014733411052654</text:p>
          </table:table-cell>
          <table:table-cell office:value-type="float" office:value="558.90519200206" calcext:value-type="float">
            <text:p>558.90519200206</text:p>
          </table:table-cell>
        </table:table-row>
        <table:table-row table:style-name="ro1">
          <table:table-cell office:value-type="float" office:value="1666.4" calcext:value-type="float">
            <text:p>1666.4</text:p>
          </table:table-cell>
          <table:table-cell office:value-type="float" office:value="0.053275964" calcext:value-type="float">
            <text:p>0.053275964</text:p>
          </table:table-cell>
          <table:table-cell table:formula="of:=[.B1639]/3.7249425" office:value-type="float" office:value="0.0143024929915026" calcext:value-type="float">
            <text:p>0.014302492991503</text:p>
          </table:table-cell>
          <table:table-cell office:value-type="float" office:value="558.95942463452" calcext:value-type="float">
            <text:p>558.95942463452</text:p>
          </table:table-cell>
        </table:table-row>
        <table:table-row table:style-name="ro1">
          <table:table-cell office:value-type="float" office:value="1667.41" calcext:value-type="float">
            <text:p>1667.41</text:p>
          </table:table-cell>
          <table:table-cell office:value-type="float" office:value="0.051615879" calcext:value-type="float">
            <text:p>0.051615879</text:p>
          </table:table-cell>
          <table:table-cell table:formula="of:=[.B1640]/3.7249425" office:value-type="float" office:value="0.0138568257093901" calcext:value-type="float">
            <text:p>0.01385682570939</text:p>
          </table:table-cell>
          <table:table-cell office:value-type="float" office:value="559.01196737202" calcext:value-type="float">
            <text:p>559.01196737202</text:p>
          </table:table-cell>
        </table:table-row>
        <table:table-row table:style-name="ro1">
          <table:table-cell office:value-type="float" office:value="1668.43" calcext:value-type="float">
            <text:p>1668.43</text:p>
          </table:table-cell>
          <table:table-cell office:value-type="float" office:value="0.050070498" calcext:value-type="float">
            <text:p>0.050070498</text:p>
          </table:table-cell>
          <table:table-cell table:formula="of:=[.B1641]/3.7249425" office:value-type="float" office:value="0.0134419519227478" calcext:value-type="float">
            <text:p>0.013441951922748</text:p>
          </table:table-cell>
          <table:table-cell office:value-type="float" office:value="559.06293697803" calcext:value-type="float">
            <text:p>559.06293697803</text:p>
          </table:table-cell>
        </table:table-row>
        <table:table-row table:style-name="ro1">
          <table:table-cell office:value-type="float" office:value="1669.45" calcext:value-type="float">
            <text:p>1669.45</text:p>
          </table:table-cell>
          <table:table-cell office:value-type="float" office:value="0.048808669" calcext:value-type="float">
            <text:p>0.048808669</text:p>
          </table:table-cell>
          <table:table-cell table:formula="of:=[.B1642]/3.7249425" office:value-type="float" office:value="0.0131032006534329" calcext:value-type="float">
            <text:p>0.013103200653433</text:p>
          </table:table-cell>
          <table:table-cell office:value-type="float" office:value="559.11262209664" calcext:value-type="float">
            <text:p>559.11262209664</text:p>
          </table:table-cell>
        </table:table-row>
        <table:table-row table:style-name="ro1">
          <table:table-cell office:value-type="float" office:value="1670.47" calcext:value-type="float">
            <text:p>1670.47</text:p>
          </table:table-cell>
          <table:table-cell office:value-type="float" office:value="0.047963681" calcext:value-type="float">
            <text:p>0.047963681</text:p>
          </table:table-cell>
          <table:table-cell table:formula="of:=[.B1643]/3.7249425" office:value-type="float" office:value="0.0128763547356771" calcext:value-type="float">
            <text:p>0.012876354735677</text:p>
          </table:table-cell>
          <table:table-cell office:value-type="float" office:value="559.16144705425" calcext:value-type="float">
            <text:p>559.16144705425</text:p>
          </table:table-cell>
        </table:table-row>
        <table:table-row table:style-name="ro1">
          <table:table-cell office:value-type="float" office:value="1671.49" calcext:value-type="float">
            <text:p>1671.49</text:p>
          </table:table-cell>
          <table:table-cell office:value-type="float" office:value="0.047604476" calcext:value-type="float">
            <text:p>0.047604476</text:p>
          </table:table-cell>
          <table:table-cell table:formula="of:=[.B1644]/3.7249425" office:value-type="float" office:value="0.0127799223746407" calcext:value-type="float">
            <text:p>0.012779922374641</text:p>
          </table:table-cell>
          <table:table-cell office:value-type="float" office:value="559.20990635651" calcext:value-type="float">
            <text:p>559.20990635651</text:p>
          </table:table-cell>
        </table:table-row>
        <table:table-row table:style-name="ro1">
          <table:table-cell office:value-type="float" office:value="1672.5" calcext:value-type="float">
            <text:p>1672.5</text:p>
          </table:table-cell>
          <table:table-cell office:value-type="float" office:value="0.047720157" calcext:value-type="float">
            <text:p>0.047720157</text:p>
          </table:table-cell>
          <table:table-cell table:formula="of:=[.B1645]/3.7249425" office:value-type="float" office:value="0.0128109781560387" calcext:value-type="float">
            <text:p>0.012810978156039</text:p>
          </table:table-cell>
          <table:table-cell office:value-type="float" office:value="559.25848341724" calcext:value-type="float">
            <text:p>559.25848341724</text:p>
          </table:table-cell>
        </table:table-row>
        <table:table-row table:style-name="ro1">
          <table:table-cell office:value-type="float" office:value="1673.52" calcext:value-type="float">
            <text:p>1673.52</text:p>
          </table:table-cell>
          <table:table-cell office:value-type="float" office:value="0.048221378" calcext:value-type="float">
            <text:p>0.048221378</text:p>
          </table:table-cell>
          <table:table-cell table:formula="of:=[.B1646]/3.7249425" office:value-type="float" office:value="0.0129455362062636" calcext:value-type="float">
            <text:p>0.012945536206264</text:p>
          </table:table-cell>
          <table:table-cell office:value-type="float" office:value="559.30757069936" calcext:value-type="float">
            <text:p>559.30757069936</text:p>
          </table:table-cell>
        </table:table-row>
        <table:table-row table:style-name="ro1">
          <table:table-cell office:value-type="float" office:value="1674.54" calcext:value-type="float">
            <text:p>1674.54</text:p>
          </table:table-cell>
          <table:table-cell office:value-type="float" office:value="0.048957802" calcext:value-type="float">
            <text:p>0.048957802</text:p>
          </table:table-cell>
          <table:table-cell table:formula="of:=[.B1647]/3.7249425" office:value-type="float" office:value="0.0131432369761412" calcext:value-type="float">
            <text:p>0.013143236976141</text:p>
          </table:table-cell>
          <table:table-cell office:value-type="float" office:value="559.3574076287" calcext:value-type="float">
            <text:p>559.3574076287</text:p>
          </table:table-cell>
        </table:table-row>
        <table:table-row table:style-name="ro1">
          <table:table-cell office:value-type="float" office:value="1675.56" calcext:value-type="float">
            <text:p>1675.56</text:p>
          </table:table-cell>
          <table:table-cell office:value-type="float" office:value="0.04974714" calcext:value-type="float">
            <text:p>0.04974714</text:p>
          </table:table-cell>
          <table:table-cell table:formula="of:=[.B1648]/3.7249425" office:value-type="float" office:value="0.0133551430659668" calcext:value-type="float">
            <text:p>0.013355143065967</text:p>
          </table:table-cell>
          <table:table-cell office:value-type="float" office:value="559.40804807055" calcext:value-type="float">
            <text:p>559.40804807055</text:p>
          </table:table-cell>
        </table:table-row>
        <table:table-row table:style-name="ro1">
          <table:table-cell office:value-type="float" office:value="1676.57" calcext:value-type="float">
            <text:p>1676.57</text:p>
          </table:table-cell>
          <table:table-cell office:value-type="float" office:value="0.050409138" calcext:value-type="float">
            <text:p>0.050409138</text:p>
          </table:table-cell>
          <table:table-cell table:formula="of:=[.B1649]/3.7249425" office:value-type="float" office:value="0.0135328633931933" calcext:value-type="float">
            <text:p>0.013532863393193</text:p>
          </table:table-cell>
          <table:table-cell office:value-type="float" office:value="559.45936239801" calcext:value-type="float">
            <text:p>559.45936239801</text:p>
          </table:table-cell>
        </table:table-row>
        <table:table-row table:style-name="ro1">
          <table:table-cell office:value-type="float" office:value="1677.59" calcext:value-type="float">
            <text:p>1677.59</text:p>
          </table:table-cell>
          <table:table-cell office:value-type="float" office:value="0.05079744" calcext:value-type="float">
            <text:p>0.05079744</text:p>
          </table:table-cell>
          <table:table-cell table:formula="of:=[.B1650]/3.7249425" office:value-type="float" office:value="0.0136371071499761" calcext:value-type="float">
            <text:p>0.013637107149976</text:p>
          </table:table-cell>
          <table:table-cell office:value-type="float" office:value="559.51107199992" calcext:value-type="float">
            <text:p>559.51107199992</text:p>
          </table:table-cell>
        </table:table-row>
        <table:table-row table:style-name="ro1">
          <table:table-cell office:value-type="float" office:value="1678.61" calcext:value-type="float">
            <text:p>1678.61</text:p>
          </table:table-cell>
          <table:table-cell office:value-type="float" office:value="0.050823321" calcext:value-type="float">
            <text:p>0.050823321</text:p>
          </table:table-cell>
          <table:table-cell table:formula="of:=[.B1651]/3.7249425" office:value-type="float" office:value="0.0136440551766906" calcext:value-type="float">
            <text:p>0.013644055176691</text:p>
          </table:table-cell>
          <table:table-cell office:value-type="float" office:value="559.56280794709" calcext:value-type="float">
            <text:p>559.56280794709</text:p>
          </table:table-cell>
        </table:table-row>
        <table:table-row table:style-name="ro1">
          <table:table-cell office:value-type="float" office:value="1679.63" calcext:value-type="float">
            <text:p>1679.63</text:p>
          </table:table-cell>
          <table:table-cell office:value-type="float" office:value="0.050467246" calcext:value-type="float">
            <text:p>0.050467246</text:p>
          </table:table-cell>
          <table:table-cell table:formula="of:=[.B1652]/3.7249425" office:value-type="float" office:value="0.0135484630970814" calcext:value-type="float">
            <text:p>0.013548463097081</text:p>
          </table:table-cell>
          <table:table-cell office:value-type="float" office:value="559.61418142601" calcext:value-type="float">
            <text:p>559.61418142601</text:p>
          </table:table-cell>
        </table:table-row>
        <table:table-row table:style-name="ro1">
          <table:table-cell office:value-type="float" office:value="1680.65" calcext:value-type="float">
            <text:p>1680.65</text:p>
          </table:table-cell>
          <table:table-cell office:value-type="float" office:value="0.049776684" calcext:value-type="float">
            <text:p>0.049776684</text:p>
          </table:table-cell>
          <table:table-cell table:formula="of:=[.B1653]/3.7249425" office:value-type="float" office:value="0.0133630744635655" calcext:value-type="float">
            <text:p>0.013363074463566</text:p>
          </table:table-cell>
          <table:table-cell office:value-type="float" office:value="559.66485194227" calcext:value-type="float">
            <text:p>559.66485194227</text:p>
          </table:table-cell>
        </table:table-row>
        <table:table-row table:style-name="ro1">
          <table:table-cell office:value-type="float" office:value="1681.66" calcext:value-type="float">
            <text:p>1681.66</text:p>
          </table:table-cell>
          <table:table-cell office:value-type="float" office:value="0.048851152" calcext:value-type="float">
            <text:p>0.048851152</text:p>
          </table:table-cell>
          <table:table-cell table:formula="of:=[.B1654]/3.7249425" office:value-type="float" office:value="0.0131146056616981" calcext:value-type="float">
            <text:p>0.013114605661698</text:p>
          </table:table-cell>
          <table:table-cell office:value-type="float" office:value="559.71458030653" calcext:value-type="float">
            <text:p>559.71458030653</text:p>
          </table:table-cell>
        </table:table-row>
        <table:table-row table:style-name="ro1">
          <table:table-cell office:value-type="float" office:value="1682.68" calcext:value-type="float">
            <text:p>1682.68</text:p>
          </table:table-cell>
          <table:table-cell office:value-type="float" office:value="0.047817888" calcext:value-type="float">
            <text:p>0.047817888</text:p>
          </table:table-cell>
          <table:table-cell table:formula="of:=[.B1655]/3.7249425" office:value-type="float" office:value="0.0128372150711051" calcext:value-type="float">
            <text:p>0.012837215071105</text:p>
          </table:table-cell>
          <table:table-cell office:value-type="float" office:value="559.76325685321" calcext:value-type="float">
            <text:p>559.76325685321</text:p>
          </table:table-cell>
        </table:table-row>
        <table:table-row table:style-name="ro1">
          <table:table-cell office:value-type="float" office:value="1683.7" calcext:value-type="float">
            <text:p>1683.7</text:p>
          </table:table-cell>
          <table:table-cell office:value-type="float" office:value="0.046803383" calcext:value-type="float">
            <text:p>0.046803383</text:p>
          </table:table-cell>
          <table:table-cell table:formula="of:=[.B1656]/3.7249425" office:value-type="float" office:value="0.0125648605314042" calcext:value-type="float">
            <text:p>0.012564860531404</text:p>
          </table:table-cell>
          <table:table-cell office:value-type="float" office:value="559.81090067782" calcext:value-type="float">
            <text:p>559.81090067782</text:p>
          </table:table-cell>
        </table:table-row>
        <table:table-row table:style-name="ro1">
          <table:table-cell office:value-type="float" office:value="1684.72" calcext:value-type="float">
            <text:p>1684.72</text:p>
          </table:table-cell>
          <table:table-cell office:value-type="float" office:value="0.045906967" calcext:value-type="float">
            <text:p>0.045906967</text:p>
          </table:table-cell>
          <table:table-cell table:formula="of:=[.B1657]/3.7249425" office:value-type="float" office:value="0.012324208226033" calcext:value-type="float">
            <text:p>0.012324208226033</text:p>
          </table:table-cell>
          <table:table-cell office:value-type="float" office:value="559.85763198954" calcext:value-type="float">
            <text:p>559.85763198954</text:p>
          </table:table-cell>
        </table:table-row>
        <table:table-row table:style-name="ro1">
          <table:table-cell office:value-type="float" office:value="1685.74" calcext:value-type="float">
            <text:p>1685.74</text:p>
          </table:table-cell>
          <table:table-cell office:value-type="float" office:value="0.045182357" calcext:value-type="float">
            <text:p>0.045182357</text:p>
          </table:table-cell>
          <table:table-cell table:formula="of:=[.B1658]/3.7249425" office:value-type="float" office:value="0.012129679048737" calcext:value-type="float">
            <text:p>0.012129679048737</text:p>
          </table:table-cell>
          <table:table-cell office:value-type="float" office:value="559.90362567919" calcext:value-type="float">
            <text:p>559.90362567919</text:p>
          </table:table-cell>
        </table:table-row>
        <table:table-row table:style-name="ro1">
          <table:table-cell office:value-type="float" office:value="1686.75" calcext:value-type="float">
            <text:p>1686.75</text:p>
          </table:table-cell>
          <table:table-cell office:value-type="float" office:value="0.044631353" calcext:value-type="float">
            <text:p>0.044631353</text:p>
          </table:table-cell>
          <table:table-cell table:formula="of:=[.B1659]/3.7249425" office:value-type="float" office:value="0.0119817562284518" calcext:value-type="float">
            <text:p>0.011981756228452</text:p>
          </table:table-cell>
          <table:table-cell office:value-type="float" office:value="559.94905847079" calcext:value-type="float">
            <text:p>559.94905847079</text:p>
          </table:table-cell>
        </table:table-row>
        <table:table-row table:style-name="ro1">
          <table:table-cell office:value-type="float" office:value="1687.77" calcext:value-type="float">
            <text:p>1687.77</text:p>
          </table:table-cell>
          <table:table-cell office:value-type="float" office:value="0.044211001" calcext:value-type="float">
            <text:p>0.044211001</text:p>
          </table:table-cell>
          <table:table-cell table:formula="of:=[.B1660]/3.7249425" office:value-type="float" office:value="0.0118689083120075" calcext:value-type="float">
            <text:p>0.011868908312008</text:p>
          </table:table-cell>
          <table:table-cell office:value-type="float" office:value="559.99406336169" calcext:value-type="float">
            <text:p>559.99406336169</text:p>
          </table:table-cell>
        </table:table-row>
        <table:table-row table:style-name="ro1">
          <table:table-cell office:value-type="float" office:value="1688.79" calcext:value-type="float">
            <text:p>1688.79</text:p>
          </table:table-cell>
          <table:table-cell office:value-type="float" office:value="0.043852099" calcext:value-type="float">
            <text:p>0.043852099</text:p>
          </table:table-cell>
          <table:table-cell table:formula="of:=[.B1661]/3.7249425" office:value-type="float" office:value="0.0117725572945086" calcext:value-type="float">
            <text:p>0.011772557294509</text:p>
          </table:table-cell>
          <table:table-cell office:value-type="float" office:value="560.03870290607" calcext:value-type="float">
            <text:p>560.03870290607</text:p>
          </table:table-cell>
        </table:table-row>
        <table:table-row table:style-name="ro1">
          <table:table-cell office:value-type="float" office:value="1689.81" calcext:value-type="float">
            <text:p>1689.81</text:p>
          </table:table-cell>
          <table:table-cell office:value-type="float" office:value="0.04348389" calcext:value-type="float">
            <text:p>0.04348389</text:p>
          </table:table-cell>
          <table:table-cell table:formula="of:=[.B1662]/3.7249425" office:value-type="float" office:value="0.0116737077149513" calcext:value-type="float">
            <text:p>0.011673707714951</text:p>
          </table:table-cell>
          <table:table-cell office:value-type="float" office:value="560.08296762975" calcext:value-type="float">
            <text:p>560.08296762975</text:p>
          </table:table-cell>
        </table:table-row>
        <table:table-row table:style-name="ro1">
          <table:table-cell office:value-type="float" office:value="1690.83" calcext:value-type="float">
            <text:p>1690.83</text:p>
          </table:table-cell>
          <table:table-cell office:value-type="float" office:value="0.043057965" calcext:value-type="float">
            <text:p>0.043057965</text:p>
          </table:table-cell>
          <table:table-cell table:formula="of:=[.B1663]/3.7249425" office:value-type="float" office:value="0.0115593636680298" calcext:value-type="float">
            <text:p>0.01155936366803</text:p>
          </table:table-cell>
          <table:table-cell office:value-type="float" office:value="560.12679877967" calcext:value-type="float">
            <text:p>560.12679877967</text:p>
          </table:table-cell>
        </table:table-row>
        <table:table-row table:style-name="ro1">
          <table:table-cell office:value-type="float" office:value="1691.84" calcext:value-type="float">
            <text:p>1691.84</text:p>
          </table:table-cell>
          <table:table-cell office:value-type="float" office:value="0.042564524" calcext:value-type="float">
            <text:p>0.042564524</text:p>
          </table:table-cell>
          <table:table-cell table:formula="of:=[.B1664]/3.7249425" office:value-type="float" office:value="0.0114268942406494" calcext:value-type="float">
            <text:p>0.011426894240649</text:p>
          </table:table-cell>
          <table:table-cell office:value-type="float" office:value="560.17012762851" calcext:value-type="float">
            <text:p>560.17012762851</text:p>
          </table:table-cell>
        </table:table-row>
        <table:table-row table:style-name="ro1">
          <table:table-cell office:value-type="float" office:value="1692.86" calcext:value-type="float">
            <text:p>1692.86</text:p>
          </table:table-cell>
          <table:table-cell office:value-type="float" office:value="0.042036215" calcext:value-type="float">
            <text:p>0.042036215</text:p>
          </table:table-cell>
          <table:table-cell table:formula="of:=[.B1665]/3.7249425" office:value-type="float" office:value="0.0112850641318624" calcext:value-type="float">
            <text:p>0.011285064131863</text:p>
          </table:table-cell>
          <table:table-cell office:value-type="float" office:value="560.21291868134" calcext:value-type="float">
            <text:p>560.21291868134</text:p>
          </table:table-cell>
        </table:table-row>
        <table:table-row table:style-name="ro1">
          <table:table-cell office:value-type="float" office:value="1693.88" calcext:value-type="float">
            <text:p>1693.88</text:p>
          </table:table-cell>
          <table:table-cell office:value-type="float" office:value="0.041538272" calcext:value-type="float">
            <text:p>0.041538272</text:p>
          </table:table-cell>
          <table:table-cell table:formula="of:=[.B1666]/3.7249425" office:value-type="float" office:value="0.0111513860952216" calcext:value-type="float">
            <text:p>0.011151386095222</text:p>
          </table:table-cell>
          <table:table-cell office:value-type="float" office:value="560.25520284965" calcext:value-type="float">
            <text:p>560.25520284965</text:p>
          </table:table-cell>
        </table:table-row>
        <table:table-row table:style-name="ro1">
          <table:table-cell office:value-type="float" office:value="1694.9" calcext:value-type="float">
            <text:p>1694.9</text:p>
          </table:table-cell>
          <table:table-cell office:value-type="float" office:value="0.04114773" calcext:value-type="float">
            <text:p>0.04114773</text:p>
          </table:table-cell>
          <table:table-cell table:formula="of:=[.B1667]/3.7249425" office:value-type="float" office:value="0.0110465409868743" calcext:value-type="float">
            <text:p>0.011046540986874</text:p>
          </table:table-cell>
          <table:table-cell office:value-type="float" office:value="560.29708946345" calcext:value-type="float">
            <text:p>560.29708946345</text:p>
          </table:table-cell>
        </table:table-row>
        <table:table-row table:style-name="ro1">
          <table:table-cell office:value-type="float" office:value="1695.92" calcext:value-type="float">
            <text:p>1695.92</text:p>
          </table:table-cell>
          <table:table-cell office:value-type="float" office:value="0.040927791" calcext:value-type="float">
            <text:p>0.040927791</text:p>
          </table:table-cell>
          <table:table-cell table:formula="of:=[.B1668]/3.7249425" office:value-type="float" office:value="0.0109874960485967" calcext:value-type="float">
            <text:p>0.010987496048597</text:p>
          </table:table-cell>
          <table:table-cell office:value-type="float" office:value="560.33875218888" calcext:value-type="float">
            <text:p>560.33875218888</text:p>
          </table:table-cell>
        </table:table-row>
        <table:table-row table:style-name="ro1">
          <table:table-cell office:value-type="float" office:value="1696.93" calcext:value-type="float">
            <text:p>1696.93</text:p>
          </table:table-cell>
          <table:table-cell office:value-type="float" office:value="0.040905065" calcext:value-type="float">
            <text:p>0.040905065</text:p>
          </table:table-cell>
          <table:table-cell table:formula="of:=[.B1669]/3.7249425" office:value-type="float" office:value="0.0109813950148224" calcext:value-type="float">
            <text:p>0.010981395014822</text:p>
          </table:table-cell>
          <table:table-cell office:value-type="float" office:value="560.38039177991" calcext:value-type="float">
            <text:p>560.38039177991</text:p>
          </table:table-cell>
        </table:table-row>
        <table:table-row table:style-name="ro1">
          <table:table-cell office:value-type="float" office:value="1697.95" calcext:value-type="float">
            <text:p>1697.95</text:p>
          </table:table-cell>
          <table:table-cell office:value-type="float" office:value="0.041056788" calcext:value-type="float">
            <text:p>0.041056788</text:p>
          </table:table-cell>
          <table:table-cell table:formula="of:=[.B1670]/3.7249425" office:value-type="float" office:value="0.0110221266502772" calcext:value-type="float">
            <text:p>0.011022126650277</text:p>
          </table:table-cell>
          <table:table-cell office:value-type="float" office:value="560.42218581821" calcext:value-type="float">
            <text:p>560.42218581821</text:p>
          </table:table-cell>
        </table:table-row>
        <table:table-row table:style-name="ro1">
          <table:table-cell office:value-type="float" office:value="1698.97" calcext:value-type="float">
            <text:p>1698.97</text:p>
          </table:table-cell>
          <table:table-cell office:value-type="float" office:value="0.041312314" calcext:value-type="float">
            <text:p>0.041312314</text:p>
          </table:table-cell>
          <table:table-cell table:formula="of:=[.B1671]/3.7249425" office:value-type="float" office:value="0.011090725293075" calcext:value-type="float">
            <text:p>0.011090725293075</text:p>
          </table:table-cell>
          <table:table-cell office:value-type="float" office:value="560.46423997164" calcext:value-type="float">
            <text:p>560.46423997164</text:p>
          </table:table-cell>
        </table:table-row>
        <table:table-row table:style-name="ro1">
          <table:table-cell office:value-type="float" office:value="1699.99" calcext:value-type="float">
            <text:p>1699.99</text:p>
          </table:table-cell>
          <table:table-cell office:value-type="float" office:value="0.041568953" calcext:value-type="float">
            <text:p>0.041568953</text:p>
          </table:table-cell>
          <table:table-cell table:formula="of:=[.B1672]/3.7249425" office:value-type="float" office:value="0.0111596227324314" calcext:value-type="float">
            <text:p>0.011159622732432</text:p>
          </table:table-cell>
          <table:table-cell office:value-type="float" office:value="560.50655537224" calcext:value-type="float">
            <text:p>560.50655537224</text:p>
          </table:table-cell>
        </table:table-row>
        <table:table-row table:style-name="ro1">
          <table:table-cell office:value-type="float" office:value="1701.01" calcext:value-type="float">
            <text:p>1701.01</text:p>
          </table:table-cell>
          <table:table-cell office:value-type="float" office:value="0.041717783" calcext:value-type="float">
            <text:p>0.041717783</text:p>
          </table:table-cell>
          <table:table-cell table:formula="of:=[.B1673]/3.7249425" office:value-type="float" office:value="0.0111995777116023" calcext:value-type="float">
            <text:p>0.011199577711602</text:p>
          </table:table-cell>
          <table:table-cell office:value-type="float" office:value="560.54902227468" calcext:value-type="float">
            <text:p>560.54902227468</text:p>
          </table:table-cell>
        </table:table-row>
        <table:table-row table:style-name="ro1">
          <table:table-cell office:value-type="float" office:value="1702.02" calcext:value-type="float">
            <text:p>1702.02</text:p>
          </table:table-cell>
          <table:table-cell office:value-type="float" office:value="0.041671839" calcext:value-type="float">
            <text:p>0.041671839</text:p>
          </table:table-cell>
          <table:table-cell table:formula="of:=[.B1674]/3.7249425" office:value-type="float" office:value="0.0111872435614778" calcext:value-type="float">
            <text:p>0.011187243561478</text:p>
          </table:table-cell>
          <table:table-cell office:value-type="float" office:value="560.59144240858" calcext:value-type="float">
            <text:p>560.59144240858</text:p>
          </table:table-cell>
        </table:table-row>
        <table:table-row table:style-name="ro1">
          <table:table-cell office:value-type="float" office:value="1703.04" calcext:value-type="float">
            <text:p>1703.04</text:p>
          </table:table-cell>
          <table:table-cell office:value-type="float" office:value="0.041388108" calcext:value-type="float">
            <text:p>0.041388108</text:p>
          </table:table-cell>
          <table:table-cell table:formula="of:=[.B1675]/3.7249425" office:value-type="float" office:value="0.0111110729897173" calcext:value-type="float">
            <text:p>0.011111072989717</text:p>
          </table:table-cell>
          <table:table-cell office:value-type="float" office:value="560.63357371644" calcext:value-type="float">
            <text:p>560.63357371644</text:p>
          </table:table-cell>
        </table:table-row>
        <table:table-row table:style-name="ro1">
          <table:table-cell office:value-type="float" office:value="1704.06" calcext:value-type="float">
            <text:p>1704.06</text:p>
          </table:table-cell>
          <table:table-cell office:value-type="float" office:value="0.040876538" calcext:value-type="float">
            <text:p>0.040876538</text:p>
          </table:table-cell>
          <table:table-cell table:formula="of:=[.B1676]/3.7249425" office:value-type="float" office:value="0.0109737366415723" calcext:value-type="float">
            <text:p>0.010973736641572</text:p>
          </table:table-cell>
          <table:table-cell office:value-type="float" office:value="560.67518426796" calcext:value-type="float">
            <text:p>560.67518426796</text:p>
          </table:table-cell>
        </table:table-row>
        <table:table-row table:style-name="ro1">
          <table:table-cell office:value-type="float" office:value="1705.08" calcext:value-type="float">
            <text:p>1705.08</text:p>
          </table:table-cell>
          <table:table-cell office:value-type="float" office:value="0.040193405" calcext:value-type="float">
            <text:p>0.040193405</text:p>
          </table:table-cell>
          <table:table-cell table:formula="of:=[.B1677]/3.7249425" office:value-type="float" office:value="0.0107903424012585" calcext:value-type="float">
            <text:p>0.010790342401259</text:p>
          </table:table-cell>
          <table:table-cell office:value-type="float" office:value="560.71609941944" calcext:value-type="float">
            <text:p>560.71609941944</text:p>
          </table:table-cell>
        </table:table-row>
        <table:table-row table:style-name="ro1">
          <table:table-cell office:value-type="float" office:value="1706.1" calcext:value-type="float">
            <text:p>1706.1</text:p>
          </table:table-cell>
          <table:table-cell office:value-type="float" office:value="0.039421517" calcext:value-type="float">
            <text:p>0.039421517</text:p>
          </table:table-cell>
          <table:table-cell table:formula="of:=[.B1678]/3.7249425" office:value-type="float" office:value="0.0105831209475046" calcext:value-type="float">
            <text:p>0.010583120947505</text:p>
          </table:table-cell>
          <table:table-cell office:value-type="float" office:value="560.75622882292" calcext:value-type="float">
            <text:p>560.75622882292</text:p>
          </table:table-cell>
        </table:table-row>
        <table:table-row table:style-name="ro1">
          <table:table-cell office:value-type="float" office:value="1707.11" calcext:value-type="float">
            <text:p>1707.11</text:p>
          </table:table-cell>
          <table:table-cell office:value-type="float" office:value="0.038644248" calcext:value-type="float">
            <text:p>0.038644248</text:p>
          </table:table-cell>
          <table:table-cell table:formula="of:=[.B1679]/3.7249425" office:value-type="float" office:value="0.0103744549076932" calcext:value-type="float">
            <text:p>0.010374454907693</text:p>
          </table:table-cell>
          <table:table-cell office:value-type="float" office:value="560.79556700001" calcext:value-type="float">
            <text:p>560.79556700001</text:p>
          </table:table-cell>
        </table:table-row>
        <table:table-row table:style-name="ro1">
          <table:table-cell office:value-type="float" office:value="1708.13" calcext:value-type="float">
            <text:p>1708.13</text:p>
          </table:table-cell>
          <table:table-cell office:value-type="float" office:value="0.037922564" calcext:value-type="float">
            <text:p>0.037922564</text:p>
          </table:table-cell>
          <table:table-cell table:formula="of:=[.B1680]/3.7249425" office:value-type="float" office:value="0.0101807112458783" calcext:value-type="float">
            <text:p>0.010180711245878</text:p>
          </table:table-cell>
          <table:table-cell office:value-type="float" office:value="560.83417053369" calcext:value-type="float">
            <text:p>560.83417053369</text:p>
          </table:table-cell>
        </table:table-row>
        <table:table-row table:style-name="ro1">
          <table:table-cell office:value-type="float" office:value="1709.15" calcext:value-type="float">
            <text:p>1709.15</text:p>
          </table:table-cell>
          <table:table-cell office:value-type="float" office:value="0.03728319" calcext:value-type="float">
            <text:p>0.03728319</text:p>
          </table:table-cell>
          <table:table-cell table:formula="of:=[.B1681]/3.7249425" office:value-type="float" office:value="0.0100090645694531" calcext:value-type="float">
            <text:p>0.010009064569453</text:p>
          </table:table-cell>
          <table:table-cell office:value-type="float" office:value="560.87212321181" calcext:value-type="float">
            <text:p>560.87212321181</text:p>
          </table:table-cell>
        </table:table-row>
        <table:table-row table:style-name="ro1">
          <table:table-cell office:value-type="float" office:value="1710.17" calcext:value-type="float">
            <text:p>1710.17</text:p>
          </table:table-cell>
          <table:table-cell office:value-type="float" office:value="0.036721967" calcext:value-type="float">
            <text:p>0.036721967</text:p>
          </table:table-cell>
          <table:table-cell table:formula="of:=[.B1682]/3.7249425" office:value-type="float" office:value="0.00985839835111549" calcext:value-type="float">
            <text:p>0.009858398351115</text:p>
          </table:table-cell>
          <table:table-cell office:value-type="float" office:value="560.90950458955" calcext:value-type="float">
            <text:p>560.90950458955</text:p>
          </table:table-cell>
        </table:table-row>
        <table:table-row table:style-name="ro1">
          <table:table-cell office:value-type="float" office:value="1711.19" calcext:value-type="float">
            <text:p>1711.19</text:p>
          </table:table-cell>
          <table:table-cell office:value-type="float" office:value="0.036220702" calcext:value-type="float">
            <text:p>0.036220702</text:p>
          </table:table-cell>
          <table:table-cell table:formula="of:=[.B1683]/3.7249425" office:value-type="float" office:value="0.00972382848862768" calcext:value-type="float">
            <text:p>0.009723828488628</text:p>
          </table:table-cell>
          <table:table-cell office:value-type="float" office:value="560.94637570118" calcext:value-type="float">
            <text:p>560.94637570118</text:p>
          </table:table-cell>
        </table:table-row>
        <table:table-row table:style-name="ro1">
          <table:table-cell office:value-type="float" office:value="1712.2" calcext:value-type="float">
            <text:p>1712.2</text:p>
          </table:table-cell>
          <table:table-cell office:value-type="float" office:value="0.035770408" calcext:value-type="float">
            <text:p>0.035770408</text:p>
          </table:table-cell>
          <table:table-cell table:formula="of:=[.B1684]/3.7249425" office:value-type="float" office:value="0.00960294232729767" calcext:value-type="float">
            <text:p>0.009602942327298</text:p>
          </table:table-cell>
          <table:table-cell office:value-type="float" office:value="560.98278843252" calcext:value-type="float">
            <text:p>560.98278843252</text:p>
          </table:table-cell>
        </table:table-row>
        <table:table-row table:style-name="ro1">
          <table:table-cell office:value-type="float" office:value="1713.22" calcext:value-type="float">
            <text:p>1713.22</text:p>
          </table:table-cell>
          <table:table-cell office:value-type="float" office:value="0.035390918" calcext:value-type="float">
            <text:p>0.035390918</text:p>
          </table:table-cell>
          <table:table-cell table:formula="of:=[.B1685]/3.7249425" office:value-type="float" office:value="0.00950106424461586" calcext:value-type="float">
            <text:p>0.009501064244616</text:p>
          </table:table-cell>
          <table:table-cell office:value-type="float" office:value="561.01881485941" calcext:value-type="float">
            <text:p>561.01881485941</text:p>
          </table:table-cell>
        </table:table-row>
        <table:table-row table:style-name="ro1">
          <table:table-cell office:value-type="float" office:value="1714.24" calcext:value-type="float">
            <text:p>1714.24</text:p>
          </table:table-cell>
          <table:table-cell office:value-type="float" office:value="0.035137633" calcext:value-type="float">
            <text:p>0.035137633</text:p>
          </table:table-cell>
          <table:table-cell table:formula="of:=[.B1686]/3.7249425" office:value-type="float" office:value="0.00943306722184302" calcext:value-type="float">
            <text:p>0.009433067221843</text:p>
          </table:table-cell>
          <table:table-cell office:value-type="float" office:value="561.0545834531" calcext:value-type="float">
            <text:p>561.0545834531</text:p>
          </table:table-cell>
        </table:table-row>
        <table:table-row table:style-name="ro1">
          <table:table-cell office:value-type="float" office:value="1715.26" calcext:value-type="float">
            <text:p>1715.26</text:p>
          </table:table-cell>
          <table:table-cell office:value-type="float" office:value="0.035090599" calcext:value-type="float">
            <text:p>0.035090599</text:p>
          </table:table-cell>
          <table:table-cell table:formula="of:=[.B1687]/3.7249425" office:value-type="float" office:value="0.00942044044975191" calcext:value-type="float">
            <text:p>0.009420440449752</text:p>
          </table:table-cell>
          <table:table-cell office:value-type="float" office:value="561.09030416914" calcext:value-type="float">
            <text:p>561.09030416914</text:p>
          </table:table-cell>
        </table:table-row>
        <table:table-row table:style-name="ro1">
          <table:table-cell office:value-type="float" office:value="1716.28" calcext:value-type="float">
            <text:p>1716.28</text:p>
          </table:table-cell>
          <table:table-cell office:value-type="float" office:value="0.035327751" calcext:value-type="float">
            <text:p>0.035327751</text:p>
          </table:table-cell>
          <table:table-cell table:formula="of:=[.B1688]/3.7249425" office:value-type="float" office:value="0.00948410639895784" calcext:value-type="float">
            <text:p>0.009484106398958</text:p>
          </table:table-cell>
          <table:table-cell office:value-type="float" office:value="561.12626629549" calcext:value-type="float">
            <text:p>561.12626629549</text:p>
          </table:table-cell>
        </table:table-row>
        <table:table-row table:style-name="ro1">
          <table:table-cell office:value-type="float" office:value="1717.29" calcext:value-type="float">
            <text:p>1717.29</text:p>
          </table:table-cell>
          <table:table-cell office:value-type="float" office:value="0.035890567" calcext:value-type="float">
            <text:p>0.035890567</text:p>
          </table:table-cell>
          <table:table-cell table:formula="of:=[.B1689]/3.7249425" office:value-type="float" office:value="0.00963520027490357" calcext:value-type="float">
            <text:p>0.009635200274904</text:p>
          </table:table-cell>
          <table:table-cell office:value-type="float" office:value="561.1628013437" calcext:value-type="float">
            <text:p>561.1628013437</text:p>
          </table:table-cell>
        </table:table-row>
        <table:table-row table:style-name="ro1">
          <table:table-cell office:value-type="float" office:value="1718.31" calcext:value-type="float">
            <text:p>1718.31</text:p>
          </table:table-cell>
          <table:table-cell office:value-type="float" office:value="0.036754226" calcext:value-type="float">
            <text:p>0.036754226</text:p>
          </table:table-cell>
          <table:table-cell table:formula="of:=[.B1690]/3.7249425" office:value-type="float" office:value="0.00986705861902566" calcext:value-type="float">
            <text:p>0.009867058619026</text:p>
          </table:table-cell>
          <table:table-cell office:value-type="float" office:value="561.20021555947" calcext:value-type="float">
            <text:p>561.20021555947</text:p>
          </table:table-cell>
        </table:table-row>
        <table:table-row table:style-name="ro1">
          <table:table-cell office:value-type="float" office:value="1719.33" calcext:value-type="float">
            <text:p>1719.33</text:p>
          </table:table-cell>
          <table:table-cell office:value-type="float" office:value="0.037813976" calcext:value-type="float">
            <text:p>0.037813976</text:p>
          </table:table-cell>
          <table:table-cell table:formula="of:=[.B1691]/3.7249425" office:value-type="float" office:value="0.0101515596549477" calcext:value-type="float">
            <text:p>0.010151559654948</text:p>
          </table:table-cell>
          <table:table-cell office:value-type="float" office:value="561.23870855503" calcext:value-type="float">
            <text:p>561.23870855503</text:p>
          </table:table-cell>
        </table:table-row>
        <table:table-row table:style-name="ro1">
          <table:table-cell office:value-type="float" office:value="1720.35" calcext:value-type="float">
            <text:p>1720.35</text:p>
          </table:table-cell>
          <table:table-cell office:value-type="float" office:value="0.038894814" calcext:value-type="float">
            <text:p>0.038894814</text:p>
          </table:table-cell>
          <table:table-cell table:formula="of:=[.B1692]/3.7249425" office:value-type="float" office:value="0.0104417219863125" calcext:value-type="float">
            <text:p>0.010441721986313</text:p>
          </table:table-cell>
          <table:table-cell office:value-type="float" office:value="561.27830179768" calcext:value-type="float">
            <text:p>561.27830179768</text:p>
          </table:table-cell>
        </table:table-row>
        <table:table-row table:style-name="ro1">
          <table:table-cell office:value-type="float" office:value="1721.37" calcext:value-type="float">
            <text:p>1721.37</text:p>
          </table:table-cell>
          <table:table-cell office:value-type="float" office:value="0.039784201" calcext:value-type="float">
            <text:p>0.039784201</text:p>
          </table:table-cell>
          <table:table-cell table:formula="of:=[.B1693]/3.7249425" office:value-type="float" office:value="0.0106804872826896" calcext:value-type="float">
            <text:p>0.01068048728269</text:p>
          </table:table-cell>
          <table:table-cell office:value-type="float" office:value="561.31880039725" calcext:value-type="float">
            <text:p>561.31880039725</text:p>
          </table:table-cell>
        </table:table-row>
        <table:table-row table:style-name="ro1">
          <table:table-cell office:value-type="float" office:value="1722.38" calcext:value-type="float">
            <text:p>1722.38</text:p>
          </table:table-cell>
          <table:table-cell office:value-type="float" office:value="0.040279848" calcext:value-type="float">
            <text:p>0.040279848</text:p>
          </table:table-cell>
          <table:table-cell table:formula="of:=[.B1694]/3.7249425" office:value-type="float" office:value="0.0108135489339768" calcext:value-type="float">
            <text:p>0.010813548933977</text:p>
          </table:table-cell>
          <table:table-cell office:value-type="float" office:value="561.35980354399" calcext:value-type="float">
            <text:p>561.35980354399</text:p>
          </table:table-cell>
        </table:table-row>
        <table:table-row table:style-name="ro1">
          <table:table-cell office:value-type="float" office:value="1723.4" calcext:value-type="float">
            <text:p>1723.4</text:p>
          </table:table-cell>
          <table:table-cell office:value-type="float" office:value="0.040239359" calcext:value-type="float">
            <text:p>0.040239359</text:p>
          </table:table-cell>
          <table:table-cell table:formula="of:=[.B1695]/3.7249425" office:value-type="float" office:value="0.0108026792359882" calcext:value-type="float">
            <text:p>0.010802679235988</text:p>
          </table:table-cell>
          <table:table-cell office:value-type="float" office:value="561.40076547499" calcext:value-type="float">
            <text:p>561.40076547499</text:p>
          </table:table-cell>
        </table:table-row>
        <table:table-row table:style-name="ro1">
          <table:table-cell office:value-type="float" office:value="1724.42" calcext:value-type="float">
            <text:p>1724.42</text:p>
          </table:table-cell>
          <table:table-cell office:value-type="float" office:value="0.039617389" calcext:value-type="float">
            <text:p>0.039617389</text:p>
          </table:table-cell>
          <table:table-cell table:formula="of:=[.B1696]/3.7249425" office:value-type="float" office:value="0.0106357048464507" calcext:value-type="float">
            <text:p>0.010635704846451</text:p>
          </table:table-cell>
          <table:table-cell office:value-type="float" office:value="561.44109426708" calcext:value-type="float">
            <text:p>561.44109426708</text:p>
          </table:table-cell>
        </table:table-row>
        <table:table-row table:style-name="ro1">
          <table:table-cell office:value-type="float" office:value="1725.44" calcext:value-type="float">
            <text:p>1725.44</text:p>
          </table:table-cell>
          <table:table-cell office:value-type="float" office:value="0.038479489" calcext:value-type="float">
            <text:p>0.038479489</text:p>
          </table:table-cell>
          <table:table-cell table:formula="of:=[.B1697]/3.7249425" office:value-type="float" office:value="0.0103302236209015" calcext:value-type="float">
            <text:p>0.010330223620902</text:p>
          </table:table-cell>
          <table:table-cell office:value-type="float" office:value="561.4802647261" calcext:value-type="float">
            <text:p>561.4802647261</text:p>
          </table:table-cell>
        </table:table-row>
        <table:table-row table:style-name="ro1">
          <table:table-cell office:value-type="float" office:value="1726.45" calcext:value-type="float">
            <text:p>1726.45</text:p>
          </table:table-cell>
          <table:table-cell office:value-type="float" office:value="0.036988684" calcext:value-type="float">
            <text:p>0.036988684</text:p>
          </table:table-cell>
          <table:table-cell table:formula="of:=[.B1698]/3.7249425" office:value-type="float" office:value="0.00993000133559109" calcext:value-type="float">
            <text:p>0.009930001335591</text:p>
          </table:table-cell>
          <table:table-cell office:value-type="float" office:value="561.51791761052" calcext:value-type="float">
            <text:p>561.51791761052</text:p>
          </table:table-cell>
        </table:table-row>
        <table:table-row table:style-name="ro1">
          <table:table-cell office:value-type="float" office:value="1727.47" calcext:value-type="float">
            <text:p>1727.47</text:p>
          </table:table-cell>
          <table:table-cell office:value-type="float" office:value="0.035368777" calcext:value-type="float">
            <text:p>0.035368777</text:p>
          </table:table-cell>
          <table:table-cell table:formula="of:=[.B1699]/3.7249425" office:value-type="float" office:value="0.00949512026024563" calcext:value-type="float">
            <text:p>0.009495120260246</text:p>
          </table:table-cell>
          <table:table-cell office:value-type="float" office:value="561.55392149963" calcext:value-type="float">
            <text:p>561.55392149963</text:p>
          </table:table-cell>
        </table:table-row>
        <table:table-row table:style-name="ro1">
          <table:table-cell office:value-type="float" office:value="1728.49" calcext:value-type="float">
            <text:p>1728.49</text:p>
          </table:table-cell>
          <table:table-cell office:value-type="float" office:value="0.033854849" calcext:value-type="float">
            <text:p>0.033854849</text:p>
          </table:table-cell>
          <table:table-cell table:formula="of:=[.B1700]/3.7249425" office:value-type="float" office:value="0.00908869036233445" calcext:value-type="float">
            <text:p>0.009088690362334</text:p>
          </table:table-cell>
          <table:table-cell office:value-type="float" office:value="561.58838427531" calcext:value-type="float">
            <text:p>561.58838427531</text:p>
          </table:table-cell>
        </table:table-row>
        <table:table-row table:style-name="ro1">
          <table:table-cell office:value-type="float" office:value="1729.51" calcext:value-type="float">
            <text:p>1729.51</text:p>
          </table:table-cell>
          <table:table-cell office:value-type="float" office:value="0.032644444" calcext:value-type="float">
            <text:p>0.032644444</text:p>
          </table:table-cell>
          <table:table-cell table:formula="of:=[.B1701]/3.7249425" office:value-type="float" office:value="0.00876374440679286" calcext:value-type="float">
            <text:p>0.008763744406793</text:p>
          </table:table-cell>
          <table:table-cell office:value-type="float" office:value="561.62161491059" calcext:value-type="float">
            <text:p>561.62161491059</text:p>
          </table:table-cell>
        </table:table-row>
        <table:table-row table:style-name="ro1">
          <table:table-cell office:value-type="float" office:value="1730.53" calcext:value-type="float">
            <text:p>1730.53</text:p>
          </table:table-cell>
          <table:table-cell office:value-type="float" office:value="0.031861733" calcext:value-type="float">
            <text:p>0.031861733</text:p>
          </table:table-cell>
          <table:table-cell table:formula="of:=[.B1702]/3.7249425" office:value-type="float" office:value="0.00855361740483242" calcext:value-type="float">
            <text:p>0.008553617404832</text:p>
          </table:table-cell>
          <table:table-cell office:value-type="float" office:value="561.65404878038" calcext:value-type="float">
            <text:p>561.65404878038</text:p>
          </table:table-cell>
        </table:table-row>
        <table:table-row table:style-name="ro1">
          <table:table-cell office:value-type="float" office:value="1731.54" calcext:value-type="float">
            <text:p>1731.54</text:p>
          </table:table-cell>
          <table:table-cell office:value-type="float" office:value="0.031542269" calcext:value-type="float">
            <text:p>0.031542269</text:p>
          </table:table-cell>
          <table:table-cell table:formula="of:=[.B1703]/3.7249425" office:value-type="float" office:value="0.00846785393331575" calcext:value-type="float">
            <text:p>0.008467853933316</text:p>
          </table:table-cell>
          <table:table-cell office:value-type="float" office:value="561.68615744913" calcext:value-type="float">
            <text:p>561.68615744913</text:p>
          </table:table-cell>
        </table:table-row>
        <table:table-row table:style-name="ro1">
          <table:table-cell office:value-type="float" office:value="1732.56" calcext:value-type="float">
            <text:p>1732.56</text:p>
          </table:table-cell>
          <table:table-cell office:value-type="float" office:value="0.031639453" calcext:value-type="float">
            <text:p>0.031639453</text:p>
          </table:table-cell>
          <table:table-cell table:formula="of:=[.B1704]/3.7249425" office:value-type="float" office:value="0.00849394400047786" calcext:value-type="float">
            <text:p>0.008493944000478</text:p>
          </table:table-cell>
          <table:table-cell office:value-type="float" office:value="561.71836504744" calcext:value-type="float">
            <text:p>561.71836504744</text:p>
          </table:table-cell>
        </table:table-row>
        <table:table-row table:style-name="ro1">
          <table:table-cell office:value-type="float" office:value="1733.58" calcext:value-type="float">
            <text:p>1733.58</text:p>
          </table:table-cell>
          <table:table-cell office:value-type="float" office:value="0.03204781" calcext:value-type="float">
            <text:p>0.03204781</text:p>
          </table:table-cell>
          <table:table-cell table:formula="of:=[.B1705]/3.7249425" office:value-type="float" office:value="0.00860357173298648" calcext:value-type="float">
            <text:p>0.008603571732986</text:p>
          </table:table-cell>
          <table:table-cell office:value-type="float" office:value="561.75098833512" calcext:value-type="float">
            <text:p>561.75098833512</text:p>
          </table:table-cell>
        </table:table-row>
        <table:table-row table:style-name="ro1">
          <table:table-cell office:value-type="float" office:value="1734.6" calcext:value-type="float">
            <text:p>1734.6</text:p>
          </table:table-cell>
          <table:table-cell office:value-type="float" office:value="0.032634286" calcext:value-type="float">
            <text:p>0.032634286</text:p>
          </table:table-cell>
          <table:table-cell table:formula="of:=[.B1706]/3.7249425" office:value-type="float" office:value="0.00876101738483211" calcext:value-type="float">
            <text:p>0.008761017384832</text:p>
          </table:table-cell>
          <table:table-cell office:value-type="float" office:value="561.78420863012" calcext:value-type="float">
            <text:p>561.78420863012</text:p>
          </table:table-cell>
        </table:table-row>
        <table:table-row table:style-name="ro1">
          <table:table-cell office:value-type="float" office:value="1735.62" calcext:value-type="float">
            <text:p>1735.62</text:p>
          </table:table-cell>
          <table:table-cell office:value-type="float" office:value="0.033268147" calcext:value-type="float">
            <text:p>0.033268147</text:p>
          </table:table-cell>
          <table:table-cell table:formula="of:=[.B1707]/3.7249425" office:value-type="float" office:value="0.00893118403841133" calcext:value-type="float">
            <text:p>0.008931184038411</text:p>
          </table:table-cell>
          <table:table-cell office:value-type="float" office:value="561.81807416859" calcext:value-type="float">
            <text:p>561.81807416859</text:p>
          </table:table-cell>
        </table:table-row>
        <table:table-row table:style-name="ro1">
          <table:table-cell office:value-type="float" office:value="1736.63" calcext:value-type="float">
            <text:p>1736.63</text:p>
          </table:table-cell>
          <table:table-cell office:value-type="float" office:value="0.033842275" calcext:value-type="float">
            <text:p>0.033842275</text:p>
          </table:table-cell>
          <table:table-cell table:formula="of:=[.B1708]/3.7249425" office:value-type="float" office:value="0.00908531473975773" calcext:value-type="float">
            <text:p>0.009085314739758</text:p>
          </table:table-cell>
          <table:table-cell office:value-type="float" office:value="561.85252414444" calcext:value-type="float">
            <text:p>561.85252414444</text:p>
          </table:table-cell>
        </table:table-row>
        <table:table-row table:style-name="ro1">
          <table:table-cell office:value-type="float" office:value="1737.65" calcext:value-type="float">
            <text:p>1737.65</text:p>
          </table:table-cell>
          <table:table-cell office:value-type="float" office:value="0.034282735" calcext:value-type="float">
            <text:p>0.034282735</text:p>
          </table:table-cell>
          <table:table-cell table:formula="of:=[.B1709]/3.7249425" office:value-type="float" office:value="0.00920356086033543" calcext:value-type="float">
            <text:p>0.009203560860335</text:p>
          </table:table-cell>
          <table:table-cell office:value-type="float" office:value="561.88742248889" calcext:value-type="float">
            <text:p>561.88742248889</text:p>
          </table:table-cell>
        </table:table-row>
        <table:table-row table:style-name="ro1">
          <table:table-cell office:value-type="float" office:value="1738.67" calcext:value-type="float">
            <text:p>1738.67</text:p>
          </table:table-cell>
          <table:table-cell office:value-type="float" office:value="0.034547742" calcext:value-type="float">
            <text:p>0.034547742</text:p>
          </table:table-cell>
          <table:table-cell table:formula="of:=[.B1710]/3.7249425" office:value-type="float" office:value="0.00927470477732207" calcext:value-type="float">
            <text:p>0.009274704777322</text:p>
          </table:table-cell>
          <table:table-cell office:value-type="float" office:value="561.92259059907" calcext:value-type="float">
            <text:p>561.92259059907</text:p>
          </table:table-cell>
        </table:table-row>
        <table:table-row table:style-name="ro1">
          <table:table-cell office:value-type="float" office:value="1739.69" calcext:value-type="float">
            <text:p>1739.69</text:p>
          </table:table-cell>
          <table:table-cell office:value-type="float" office:value="0.034620171" calcext:value-type="float">
            <text:p>0.034620171</text:p>
          </table:table-cell>
          <table:table-cell table:formula="of:=[.B1711]/3.7249425" office:value-type="float" office:value="0.00929414910431503" calcext:value-type="float">
            <text:p>0.009294149104315</text:p>
          </table:table-cell>
          <table:table-cell office:value-type="float" office:value="561.95783243875" calcext:value-type="float">
            <text:p>561.95783243875</text:p>
          </table:table-cell>
        </table:table-row>
        <table:table-row table:style-name="ro1">
          <table:table-cell office:value-type="float" office:value="1740.71" calcext:value-type="float">
            <text:p>1740.71</text:p>
          </table:table-cell>
          <table:table-cell office:value-type="float" office:value="0.034498682" calcext:value-type="float">
            <text:p>0.034498682</text:p>
          </table:table-cell>
          <table:table-cell table:formula="of:=[.B1712]/3.7249425" office:value-type="float" office:value="0.00926153410421772" calcext:value-type="float">
            <text:p>0.009261534104218</text:p>
          </table:table-cell>
          <table:table-cell office:value-type="float" office:value="561.99295060829" calcext:value-type="float">
            <text:p>561.99295060829</text:p>
          </table:table-cell>
        </table:table-row>
        <table:table-row table:style-name="ro1">
          <table:table-cell office:value-type="float" office:value="1741.72" calcext:value-type="float">
            <text:p>1741.72</text:p>
          </table:table-cell>
          <table:table-cell office:value-type="float" office:value="0.034191448" calcext:value-type="float">
            <text:p>0.034191448</text:p>
          </table:table-cell>
          <table:table-cell table:formula="of:=[.B1713]/3.7249425" office:value-type="float" office:value="0.00917905390485893" calcext:value-type="float">
            <text:p>0.009179053904859</text:p>
          </table:table-cell>
          <table:table-cell office:value-type="float" office:value="562.02775602663" calcext:value-type="float">
            <text:p>562.02775602663</text:p>
          </table:table-cell>
        </table:table-row>
        <table:table-row table:style-name="ro1">
          <table:table-cell office:value-type="float" office:value="1742.74" calcext:value-type="float">
            <text:p>1742.74</text:p>
          </table:table-cell>
          <table:table-cell office:value-type="float" office:value="0.033714053" calcext:value-type="float">
            <text:p>0.033714053</text:p>
          </table:table-cell>
          <table:table-cell table:formula="of:=[.B1714]/3.7249425" office:value-type="float" office:value="0.00905089219498019" calcext:value-type="float">
            <text:p>0.00905089219498</text:p>
          </table:table-cell>
          <table:table-cell office:value-type="float" office:value="562.06207547775" calcext:value-type="float">
            <text:p>562.06207547775</text:p>
          </table:table-cell>
        </table:table-row>
        <table:table-row table:style-name="ro1">
          <table:table-cell office:value-type="float" office:value="1743.76" calcext:value-type="float">
            <text:p>1743.76</text:p>
          </table:table-cell>
          <table:table-cell office:value-type="float" office:value="0.033090617" calcext:value-type="float">
            <text:p>0.033090617</text:p>
          </table:table-cell>
          <table:table-cell table:formula="of:=[.B1715]/3.7249425" office:value-type="float" office:value="0.00888352424232052" calcext:value-type="float">
            <text:p>0.008883524242321</text:p>
          </table:table-cell>
          <table:table-cell office:value-type="float" office:value="562.09576029779" calcext:value-type="float">
            <text:p>562.09576029779</text:p>
          </table:table-cell>
        </table:table-row>
        <table:table-row table:style-name="ro1">
          <table:table-cell office:value-type="float" office:value="1744.78" calcext:value-type="float">
            <text:p>1744.78</text:p>
          </table:table-cell>
          <table:table-cell office:value-type="float" office:value="0.03235554" calcext:value-type="float">
            <text:p>0.03235554</text:p>
          </table:table-cell>
          <table:table-cell table:formula="of:=[.B1716]/3.7249425" office:value-type="float" office:value="0.00868618508876312" calcext:value-type="float">
            <text:p>0.008686185088763</text:p>
          </table:table-cell>
          <table:table-cell office:value-type="float" office:value="562.12869684089" calcext:value-type="float">
            <text:p>562.12869684089</text:p>
          </table:table-cell>
        </table:table-row>
        <table:table-row table:style-name="ro1">
          <table:table-cell office:value-type="float" office:value="1745.8" calcext:value-type="float">
            <text:p>1745.8</text:p>
          </table:table-cell>
          <table:table-cell office:value-type="float" office:value="0.03155313" calcext:value-type="float">
            <text:p>0.03155313</text:p>
          </table:table-cell>
          <table:table-cell table:formula="of:=[.B1717]/3.7249425" office:value-type="float" office:value="0.00847076968302195" calcext:value-type="float">
            <text:p>0.008470769683022</text:p>
          </table:table-cell>
          <table:table-cell office:value-type="float" office:value="562.16081656577" calcext:value-type="float">
            <text:p>562.16081656577</text:p>
          </table:table-cell>
        </table:table-row>
        <table:table-row table:style-name="ro1">
          <table:table-cell office:value-type="float" office:value="1746.81" calcext:value-type="float">
            <text:p>1746.81</text:p>
          </table:table-cell>
          <table:table-cell office:value-type="float" office:value="0.030733599" calcext:value-type="float">
            <text:p>0.030733599</text:p>
          </table:table-cell>
          <table:table-cell table:formula="of:=[.B1718]/3.7249425" office:value-type="float" office:value="0.00825075796472026" calcext:value-type="float">
            <text:p>0.00825075796472</text:p>
          </table:table-cell>
          <table:table-cell office:value-type="float" office:value="562.19210204296" calcext:value-type="float">
            <text:p>562.19210204296</text:p>
          </table:table-cell>
        </table:table-row>
        <table:table-row table:style-name="ro1">
          <table:table-cell office:value-type="float" office:value="1747.83" calcext:value-type="float">
            <text:p>1747.83</text:p>
          </table:table-cell>
          <table:table-cell office:value-type="float" office:value="0.029945857" calcext:value-type="float">
            <text:p>0.029945857</text:p>
          </table:table-cell>
          <table:table-cell table:formula="of:=[.B1719]/3.7249425" office:value-type="float" office:value="0.00803928033788441" calcext:value-type="float">
            <text:p>0.008039280337884</text:p>
          </table:table-cell>
          <table:table-cell office:value-type="float" office:value="562.22258563363" calcext:value-type="float">
            <text:p>562.22258563363</text:p>
          </table:table-cell>
        </table:table-row>
        <table:table-row table:style-name="ro1">
          <table:table-cell office:value-type="float" office:value="1748.85" calcext:value-type="float">
            <text:p>1748.85</text:p>
          </table:table-cell>
          <table:table-cell office:value-type="float" office:value="0.029229333" calcext:value-type="float">
            <text:p>0.029229333</text:p>
          </table:table-cell>
          <table:table-cell table:formula="of:=[.B1720]/3.7249425" office:value-type="float" office:value="0.00784692193235197" calcext:value-type="float">
            <text:p>0.007846921932352</text:p>
          </table:table-cell>
          <table:table-cell office:value-type="float" office:value="562.25233983373" calcext:value-type="float">
            <text:p>562.25233983373</text:p>
          </table:table-cell>
        </table:table-row>
        <table:table-row table:style-name="ro1">
          <table:table-cell office:value-type="float" office:value="1749.87" calcext:value-type="float">
            <text:p>1749.87</text:p>
          </table:table-cell>
          <table:table-cell office:value-type="float" office:value="0.028607764" calcext:value-type="float">
            <text:p>0.028607764</text:p>
          </table:table-cell>
          <table:table-cell table:formula="of:=[.B1721]/3.7249425" office:value-type="float" office:value="0.00768005519548288" calcext:value-type="float">
            <text:p>0.007680055195483</text:p>
          </table:table-cell>
          <table:table-cell office:value-type="float" office:value="562.28146130308" calcext:value-type="float">
            <text:p>562.28146130308</text:p>
          </table:table-cell>
        </table:table-row>
        <table:table-row table:style-name="ro1">
          <table:table-cell office:value-type="float" office:value="1750.89" calcext:value-type="float">
            <text:p>1750.89</text:p>
          </table:table-cell>
          <table:table-cell office:value-type="float" office:value="0.028087391" calcext:value-type="float">
            <text:p>0.028087391</text:p>
          </table:table-cell>
          <table:table-cell table:formula="of:=[.B1722]/3.7249425" office:value-type="float" office:value="0.00754035558938158" calcext:value-type="float">
            <text:p>0.007540355589382</text:p>
          </table:table-cell>
          <table:table-cell office:value-type="float" office:value="562.31005305544" calcext:value-type="float">
            <text:p>562.31005305544</text:p>
          </table:table-cell>
        </table:table-row>
        <table:table-row table:style-name="ro1">
          <table:table-cell office:value-type="float" office:value="1751.9" calcext:value-type="float">
            <text:p>1751.9</text:p>
          </table:table-cell>
          <table:table-cell office:value-type="float" office:value="0.027660312" calcext:value-type="float">
            <text:p>0.027660312</text:p>
          </table:table-cell>
          <table:table-cell table:formula="of:=[.B1723]/3.7249425" office:value-type="float" office:value="0.00742570173902013" calcext:value-type="float">
            <text:p>0.00742570173902</text:p>
          </table:table-cell>
          <table:table-cell office:value-type="float" office:value="562.33821005971" calcext:value-type="float">
            <text:p>562.33821005971</text:p>
          </table:table-cell>
        </table:table-row>
        <table:table-row table:style-name="ro1">
          <table:table-cell office:value-type="float" office:value="1752.92" calcext:value-type="float">
            <text:p>1752.92</text:p>
          </table:table-cell>
          <table:table-cell office:value-type="float" office:value="0.027311704" calcext:value-type="float">
            <text:p>0.027311704</text:p>
          </table:table-cell>
          <table:table-cell table:formula="of:=[.B1724]/3.7249425" office:value-type="float" office:value="0.00733211425411265" calcext:value-type="float">
            <text:p>0.007332114254113</text:p>
          </table:table-cell>
          <table:table-cell office:value-type="float" office:value="562.36601219611" calcext:value-type="float">
            <text:p>562.36601219611</text:p>
          </table:table-cell>
        </table:table-row>
        <table:table-row table:style-name="ro1">
          <table:table-cell office:value-type="float" office:value="1753.94" calcext:value-type="float">
            <text:p>1753.94</text:p>
          </table:table-cell>
          <table:table-cell office:value-type="float" office:value="0.027028066" calcext:value-type="float">
            <text:p>0.027028066</text:p>
          </table:table-cell>
          <table:table-cell table:formula="of:=[.B1725]/3.7249425" office:value-type="float" office:value="0.00725596864918049" calcext:value-type="float">
            <text:p>0.00725596864918</text:p>
          </table:table-cell>
          <table:table-cell office:value-type="float" office:value="562.39352560126" calcext:value-type="float">
            <text:p>562.39352560126</text:p>
          </table:table-cell>
        </table:table-row>
        <table:table-row table:style-name="ro1">
          <table:table-cell office:value-type="float" office:value="1754.96" calcext:value-type="float">
            <text:p>1754.96</text:p>
          </table:table-cell>
          <table:table-cell office:value-type="float" office:value="0.026803177" calcext:value-type="float">
            <text:p>0.026803177</text:p>
          </table:table-cell>
          <table:table-cell table:formula="of:=[.B1726]/3.7249425" office:value-type="float" office:value="0.00719559483132961" calcext:value-type="float">
            <text:p>0.00719559483133</text:p>
          </table:table-cell>
          <table:table-cell office:value-type="float" office:value="562.42081007864" calcext:value-type="float">
            <text:p>562.42081007864</text:p>
          </table:table-cell>
        </table:table-row>
        <table:table-row table:style-name="ro1">
          <table:table-cell office:value-type="float" office:value="1755.98" calcext:value-type="float">
            <text:p>1755.98</text:p>
          </table:table-cell>
          <table:table-cell office:value-type="float" office:value="0.026639369" calcext:value-type="float">
            <text:p>0.026639369</text:p>
          </table:table-cell>
          <table:table-cell table:formula="of:=[.B1727]/3.7249425" office:value-type="float" office:value="0.00715161885049232" calcext:value-type="float">
            <text:p>0.007151618850492</text:p>
          </table:table-cell>
          <table:table-cell office:value-type="float" office:value="562.44792780724" calcext:value-type="float">
            <text:p>562.44792780724</text:p>
          </table:table-cell>
        </table:table-row>
        <table:table-row table:style-name="ro1">
          <table:table-cell office:value-type="float" office:value="1756.99" calcext:value-type="float">
            <text:p>1756.99</text:p>
          </table:table-cell>
          <table:table-cell office:value-type="float" office:value="0.026543617" calcext:value-type="float">
            <text:p>0.026543617</text:p>
          </table:table-cell>
          <table:table-cell table:formula="of:=[.B1728]/3.7249425" office:value-type="float" office:value="0.00712591321879465" calcext:value-type="float">
            <text:p>0.007125913218795</text:p>
          </table:table-cell>
          <table:table-cell office:value-type="float" office:value="562.47494806406" calcext:value-type="float">
            <text:p>562.47494806406</text:p>
          </table:table-cell>
        </table:table-row>
        <table:table-row table:style-name="ro1">
          <table:table-cell office:value-type="float" office:value="1758.01" calcext:value-type="float">
            <text:p>1758.01</text:p>
          </table:table-cell>
          <table:table-cell office:value-type="float" office:value="0.026520062" calcext:value-type="float">
            <text:p>0.026520062</text:p>
          </table:table-cell>
          <table:table-cell table:formula="of:=[.B1729]/3.7249425" office:value-type="float" office:value="0.00711958963124934" calcext:value-type="float">
            <text:p>0.007119589631249</text:p>
          </table:table-cell>
          <table:table-cell office:value-type="float" office:value="562.50194434305" calcext:value-type="float">
            <text:p>562.50194434305</text:p>
          </table:table-cell>
        </table:table-row>
        <table:table-row table:style-name="ro1">
          <table:table-cell office:value-type="float" office:value="1759.03" calcext:value-type="float">
            <text:p>1759.03</text:p>
          </table:table-cell>
          <table:table-cell office:value-type="float" office:value="0.026562184" calcext:value-type="float">
            <text:p>0.026562184</text:p>
          </table:table-cell>
          <table:table-cell table:formula="of:=[.B1730]/3.7249425" office:value-type="float" office:value="0.0071308977252669" calcext:value-type="float">
            <text:p>0.007130897725267</text:p>
          </table:table-cell>
          <table:table-cell office:value-type="float" office:value="562.52898349992" calcext:value-type="float">
            <text:p>562.52898349992</text:p>
          </table:table-cell>
        </table:table-row>
        <table:table-row table:style-name="ro1">
          <table:table-cell office:value-type="float" office:value="1760.05" calcext:value-type="float">
            <text:p>1760.05</text:p>
          </table:table-cell>
          <table:table-cell office:value-type="float" office:value="0.026648125" calcext:value-type="float">
            <text:p>0.026648125</text:p>
          </table:table-cell>
          <table:table-cell table:formula="of:=[.B1731]/3.7249425" office:value-type="float" office:value="0.00715396949080422" calcext:value-type="float">
            <text:p>0.007153969490804</text:p>
          </table:table-cell>
          <table:table-cell office:value-type="float" office:value="562.55611014091" calcext:value-type="float">
            <text:p>562.55611014091</text:p>
          </table:table-cell>
        </table:table-row>
        <table:table-row table:style-name="ro1">
          <table:table-cell office:value-type="float" office:value="1761.07" calcext:value-type="float">
            <text:p>1761.07</text:p>
          </table:table-cell>
          <table:table-cell office:value-type="float" office:value="0.026741672" calcext:value-type="float">
            <text:p>0.026741672</text:p>
          </table:table-cell>
          <table:table-cell table:formula="of:=[.B1732]/3.7249425" office:value-type="float" office:value="0.0071790831670556" calcext:value-type="float">
            <text:p>0.007179083167056</text:p>
          </table:table-cell>
          <table:table-cell office:value-type="float" office:value="562.58333200918" calcext:value-type="float">
            <text:p>562.58333200918</text:p>
          </table:table-cell>
        </table:table-row>
        <table:table-row table:style-name="ro1">
          <table:table-cell office:value-type="float" office:value="1762.08" calcext:value-type="float">
            <text:p>1762.08</text:p>
          </table:table-cell>
          <table:table-cell office:value-type="float" office:value="0.026799335" calcext:value-type="float">
            <text:p>0.026799335</text:p>
          </table:table-cell>
          <table:table-cell table:formula="of:=[.B1733]/3.7249425" office:value-type="float" office:value="0.00719456340601231" calcext:value-type="float">
            <text:p>0.007194563406012</text:p>
          </table:table-cell>
          <table:table-cell office:value-type="float" office:value="562.61061257547" calcext:value-type="float">
            <text:p>562.61061257547</text:p>
          </table:table-cell>
        </table:table-row>
        <table:table-row table:style-name="ro1">
          <table:table-cell office:value-type="float" office:value="1763.1" calcext:value-type="float">
            <text:p>1763.1</text:p>
          </table:table-cell>
          <table:table-cell office:value-type="float" office:value="0.026781648" calcext:value-type="float">
            <text:p>0.026781648</text:p>
          </table:table-cell>
          <table:table-cell table:formula="of:=[.B1734]/3.7249425" office:value-type="float" office:value="0.00718981514479754" calcext:value-type="float">
            <text:p>0.007189815144798</text:p>
          </table:table-cell>
          <table:table-cell office:value-type="float" office:value="562.63787513749" calcext:value-type="float">
            <text:p>562.63787513749</text:p>
          </table:table-cell>
        </table:table-row>
        <table:table-row table:style-name="ro1">
          <table:table-cell office:value-type="float" office:value="1764.12" calcext:value-type="float">
            <text:p>1764.12</text:p>
          </table:table-cell>
          <table:table-cell office:value-type="float" office:value="0.026665101" calcext:value-type="float">
            <text:p>0.026665101</text:p>
          </table:table-cell>
          <table:table-cell table:formula="of:=[.B1735]/3.7249425" office:value-type="float" office:value="0.00715852687658937" calcext:value-type="float">
            <text:p>0.007158526876589</text:p>
          </table:table-cell>
          <table:table-cell office:value-type="float" office:value="562.66501905957" calcext:value-type="float">
            <text:p>562.66501905957</text:p>
          </table:table-cell>
        </table:table-row>
        <table:table-row table:style-name="ro1">
          <table:table-cell office:value-type="float" office:value="1765.14" calcext:value-type="float">
            <text:p>1765.14</text:p>
          </table:table-cell>
          <table:table-cell office:value-type="float" office:value="0.026450554" calcext:value-type="float">
            <text:p>0.026450554</text:p>
          </table:table-cell>
          <table:table-cell table:formula="of:=[.B1736]/3.7249425" office:value-type="float" office:value="0.00710092947743489" calcext:value-type="float">
            <text:p>0.007100929477435</text:p>
          </table:table-cell>
          <table:table-cell office:value-type="float" office:value="562.69194458201" calcext:value-type="float">
            <text:p>562.69194458201</text:p>
          </table:table-cell>
        </table:table-row>
        <table:table-row table:style-name="ro1">
          <table:table-cell office:value-type="float" office:value="1766.16" calcext:value-type="float">
            <text:p>1766.16</text:p>
          </table:table-cell>
          <table:table-cell office:value-type="float" office:value="0.026164935" calcext:value-type="float">
            <text:p>0.026164935</text:p>
          </table:table-cell>
          <table:table-cell table:formula="of:=[.B1737]/3.7249425" office:value-type="float" office:value="0.00702425205221289" calcext:value-type="float">
            <text:p>0.007024252052213</text:p>
          </table:table-cell>
          <table:table-cell office:value-type="float" office:value="562.71857935627" calcext:value-type="float">
            <text:p>562.71857935627</text:p>
          </table:table-cell>
        </table:table-row>
        <table:table-row table:style-name="ro1">
          <table:table-cell office:value-type="float" office:value="1767.17" calcext:value-type="float">
            <text:p>1767.17</text:p>
          </table:table-cell>
          <table:table-cell office:value-type="float" office:value="0.025855059" calcext:value-type="float">
            <text:p>0.025855059</text:p>
          </table:table-cell>
          <table:table-cell table:formula="of:=[.B1738]/3.7249425" office:value-type="float" office:value="0.00694106258016063" calcext:value-type="float">
            <text:p>0.006941062580161</text:p>
          </table:table-cell>
          <table:table-cell office:value-type="float" office:value="562.74489869025" calcext:value-type="float">
            <text:p>562.74489869025</text:p>
          </table:table-cell>
        </table:table-row>
        <table:table-row table:style-name="ro1">
          <table:table-cell office:value-type="float" office:value="1768.19" calcext:value-type="float">
            <text:p>1768.19</text:p>
          </table:table-cell>
          <table:table-cell office:value-type="float" office:value="0.025574961" calcext:value-type="float">
            <text:p>0.025574961</text:p>
          </table:table-cell>
          <table:table-cell table:formula="of:=[.B1739]/3.7249425" office:value-type="float" office:value="0.00686586732546878" calcext:value-type="float">
            <text:p>0.006865867325469</text:p>
          </table:table-cell>
          <table:table-cell office:value-type="float" office:value="562.77093289677" calcext:value-type="float">
            <text:p>562.77093289677</text:p>
          </table:table-cell>
        </table:table-row>
        <table:table-row table:style-name="ro1">
          <table:table-cell office:value-type="float" office:value="1769.21" calcext:value-type="float">
            <text:p>1769.21</text:p>
          </table:table-cell>
          <table:table-cell office:value-type="float" office:value="0.025370285" calcext:value-type="float">
            <text:p>0.025370285</text:p>
          </table:table-cell>
          <table:table-cell table:formula="of:=[.B1740]/3.7249425" office:value-type="float" office:value="0.00681091990010584" calcext:value-type="float">
            <text:p>0.006810919900106</text:p>
          </table:table-cell>
          <table:table-cell office:value-type="float" office:value="562.79675875214" calcext:value-type="float">
            <text:p>562.79675875214</text:p>
          </table:table-cell>
        </table:table-row>
        <table:table-row table:style-name="ro1">
          <table:table-cell office:value-type="float" office:value="1770.23" calcext:value-type="float">
            <text:p>1770.23</text:p>
          </table:table-cell>
          <table:table-cell office:value-type="float" office:value="0.025264354" calcext:value-type="float">
            <text:p>0.025264354</text:p>
          </table:table-cell>
          <table:table-cell table:formula="of:=[.B1741]/3.7249425" office:value-type="float" office:value="0.00678248160877651" calcext:value-type="float">
            <text:p>0.006782481608777</text:p>
          </table:table-cell>
          <table:table-cell office:value-type="float" office:value="562.82247677397" calcext:value-type="float">
            <text:p>562.82247677397</text:p>
          </table:table-cell>
        </table:table-row>
        <table:table-row table:style-name="ro1">
          <table:table-cell office:value-type="float" office:value="1771.24" calcext:value-type="float">
            <text:p>1771.24</text:p>
          </table:table-cell>
          <table:table-cell office:value-type="float" office:value="0.025250148" calcext:value-type="float">
            <text:p>0.025250148</text:p>
          </table:table-cell>
          <table:table-cell table:formula="of:=[.B1742]/3.7249425" office:value-type="float" office:value="0.00677866785863137" calcext:value-type="float">
            <text:p>0.006778667858631</text:p>
          </table:table-cell>
          <table:table-cell office:value-type="float" office:value="562.84818033511" calcext:value-type="float">
            <text:p>562.84818033511</text:p>
          </table:table-cell>
        </table:table-row>
        <table:table-row table:style-name="ro1">
          <table:table-cell office:value-type="float" office:value="1772.26" calcext:value-type="float">
            <text:p>1772.26</text:p>
          </table:table-cell>
          <table:table-cell office:value-type="float" office:value="0.025290692" calcext:value-type="float">
            <text:p>0.025290692</text:p>
          </table:table-cell>
          <table:table-cell table:formula="of:=[.B1743]/3.7249425" office:value-type="float" office:value="0.00678955232194859" calcext:value-type="float">
            <text:p>0.006789552321949</text:p>
          </table:table-cell>
          <table:table-cell office:value-type="float" office:value="562.87392516866" calcext:value-type="float">
            <text:p>562.87392516866</text:p>
          </table:table-cell>
        </table:table-row>
        <table:table-row table:style-name="ro1">
          <table:table-cell office:value-type="float" office:value="1773.28" calcext:value-type="float">
            <text:p>1773.28</text:p>
          </table:table-cell>
          <table:table-cell office:value-type="float" office:value="0.025327807" calcext:value-type="float">
            <text:p>0.025327807</text:p>
          </table:table-cell>
          <table:table-cell table:formula="of:=[.B1744]/3.7249425" office:value-type="float" office:value="0.00679951623414321" calcext:value-type="float">
            <text:p>0.006799516234143</text:p>
          </table:table-cell>
          <table:table-cell office:value-type="float" office:value="562.89970778308" calcext:value-type="float">
            <text:p>562.89970778308</text:p>
          </table:table-cell>
        </table:table-row>
        <table:table-row table:style-name="ro1">
          <table:table-cell office:value-type="float" office:value="1774.3" calcext:value-type="float">
            <text:p>1774.3</text:p>
          </table:table-cell>
          <table:table-cell office:value-type="float" office:value="0.025296685" calcext:value-type="float">
            <text:p>0.025296685</text:p>
          </table:table-cell>
          <table:table-cell table:formula="of:=[.B1745]/3.7249425" office:value-type="float" office:value="0.00679116120584412" calcext:value-type="float">
            <text:p>0.006791161205844</text:p>
          </table:table-cell>
          <table:table-cell office:value-type="float" office:value="562.92545871657" calcext:value-type="float">
            <text:p>562.92545871657</text:p>
          </table:table-cell>
        </table:table-row>
        <table:table-row table:style-name="ro1">
          <table:table-cell office:value-type="float" office:value="1775.32" calcext:value-type="float">
            <text:p>1775.32</text:p>
          </table:table-cell>
          <table:table-cell office:value-type="float" office:value="0.025142073" calcext:value-type="float">
            <text:p>0.025142073</text:p>
          </table:table-cell>
          <table:table-cell table:formula="of:=[.B1746]/3.7249425" office:value-type="float" office:value="0.00674965398794746" calcext:value-type="float">
            <text:p>0.006749653987947</text:p>
          </table:table-cell>
          <table:table-cell office:value-type="float" office:value="562.95105226192" calcext:value-type="float">
            <text:p>562.95105226192</text:p>
          </table:table-cell>
        </table:table-row>
        <table:table-row table:style-name="ro1">
          <table:table-cell office:value-type="float" office:value="1776.33" calcext:value-type="float">
            <text:p>1776.33</text:p>
          </table:table-cell>
          <table:table-cell office:value-type="float" office:value="0.024831514" calcext:value-type="float">
            <text:p>0.024831514</text:p>
          </table:table-cell>
          <table:table-cell table:formula="of:=[.B1747]/3.7249425" office:value-type="float" office:value="0.00666628115736015" calcext:value-type="float">
            <text:p>0.00666628115736</text:p>
          </table:table-cell>
          <table:table-cell office:value-type="float" office:value="562.97632967137" calcext:value-type="float">
            <text:p>562.97632967137</text:p>
          </table:table-cell>
        </table:table-row>
        <table:table-row table:style-name="ro1">
          <table:table-cell office:value-type="float" office:value="1777.35" calcext:value-type="float">
            <text:p>1777.35</text:p>
          </table:table-cell>
          <table:table-cell office:value-type="float" office:value="0.024362223" calcext:value-type="float">
            <text:p>0.024362223</text:p>
          </table:table-cell>
          <table:table-cell table:formula="of:=[.B1748]/3.7249425" office:value-type="float" office:value="0.00654029505153435" calcext:value-type="float">
            <text:p>0.006540295051534</text:p>
          </table:table-cell>
          <table:table-cell office:value-type="float" office:value="563.00112936284" calcext:value-type="float">
            <text:p>563.00112936284</text:p>
          </table:table-cell>
        </table:table-row>
        <table:table-row table:style-name="ro1">
          <table:table-cell office:value-type="float" office:value="1778.37" calcext:value-type="float">
            <text:p>1778.37</text:p>
          </table:table-cell>
          <table:table-cell office:value-type="float" office:value="0.023760311" calcext:value-type="float">
            <text:p>0.023760311</text:p>
          </table:table-cell>
          <table:table-cell table:formula="of:=[.B1749]/3.7249425" office:value-type="float" office:value="0.00637870544310416" calcext:value-type="float">
            <text:p>0.006378705443104</text:p>
          </table:table-cell>
          <table:table-cell office:value-type="float" office:value="563.02531633378" calcext:value-type="float">
            <text:p>563.02531633378</text:p>
          </table:table-cell>
        </table:table-row>
        <table:table-row table:style-name="ro1">
          <table:table-cell office:value-type="float" office:value="1779.39" calcext:value-type="float">
            <text:p>1779.39</text:p>
          </table:table-cell>
          <table:table-cell office:value-type="float" office:value="0.023073456" calcext:value-type="float">
            <text:p>0.023073456</text:p>
          </table:table-cell>
          <table:table-cell table:formula="of:=[.B1750]/3.7249425" office:value-type="float" office:value="0.00619431199273546" calcext:value-type="float">
            <text:p>0.006194311992735</text:p>
          </table:table-cell>
          <table:table-cell office:value-type="float" office:value="563.04880411681" calcext:value-type="float">
            <text:p>563.04880411681</text:p>
          </table:table-cell>
        </table:table-row>
        <table:table-row table:style-name="ro1">
          <table:table-cell office:value-type="float" office:value="1780.41" calcext:value-type="float">
            <text:p>1780.41</text:p>
          </table:table-cell>
          <table:table-cell office:value-type="float" office:value="0.022359977" calcext:value-type="float">
            <text:p>0.022359977</text:p>
          </table:table-cell>
          <table:table-cell table:formula="of:=[.B1751]/3.7249425" office:value-type="float" office:value="0.006002771049486" calcext:value-type="float">
            <text:p>0.006002771049486</text:p>
          </table:table-cell>
          <table:table-cell office:value-type="float" office:value="563.0715656085" calcext:value-type="float">
            <text:p>563.0715656085</text:p>
          </table:table-cell>
        </table:table-row>
        <table:table-row table:style-name="ro1">
          <table:table-cell office:value-type="float" office:value="1781.42" calcext:value-type="float">
            <text:p>1781.42</text:p>
          </table:table-cell>
          <table:table-cell office:value-type="float" office:value="0.021677909" calcext:value-type="float">
            <text:p>0.021677909</text:p>
          </table:table-cell>
          <table:table-cell table:formula="of:=[.B1752]/3.7249425" office:value-type="float" office:value="0.00581966271962587" calcext:value-type="float">
            <text:p>0.005819662719626</text:p>
          </table:table-cell>
          <table:table-cell office:value-type="float" office:value="563.09363278427" calcext:value-type="float">
            <text:p>563.09363278427</text:p>
          </table:table-cell>
        </table:table-row>
        <table:table-row table:style-name="ro1">
          <table:table-cell office:value-type="float" office:value="1782.44" calcext:value-type="float">
            <text:p>1782.44</text:p>
          </table:table-cell>
          <table:table-cell office:value-type="float" office:value="0.021077069" calcext:value-type="float">
            <text:p>0.021077069</text:p>
          </table:table-cell>
          <table:table-cell table:formula="of:=[.B1753]/3.7249425" office:value-type="float" office:value="0.00565836090087297" calcext:value-type="float">
            <text:p>0.005658360900873</text:p>
          </table:table-cell>
          <table:table-cell office:value-type="float" office:value="563.11508833101" calcext:value-type="float">
            <text:p>563.11508833101</text:p>
          </table:table-cell>
        </table:table-row>
        <table:table-row table:style-name="ro1">
          <table:table-cell office:value-type="float" office:value="1783.46" calcext:value-type="float">
            <text:p>1783.46</text:p>
          </table:table-cell>
          <table:table-cell office:value-type="float" office:value="0.02059543" calcext:value-type="float">
            <text:p>0.02059543</text:p>
          </table:table-cell>
          <table:table-cell table:formula="of:=[.B1754]/3.7249425" office:value-type="float" office:value="0.00552905984454794" calcext:value-type="float">
            <text:p>0.005529059844548</text:p>
          </table:table-cell>
          <table:table-cell office:value-type="float" office:value="563.13605359049" calcext:value-type="float">
            <text:p>563.13605359049</text:p>
          </table:table-cell>
        </table:table-row>
        <table:table-row table:style-name="ro1">
          <table:table-cell office:value-type="float" office:value="1784.48" calcext:value-type="float">
            <text:p>1784.48</text:p>
          </table:table-cell>
          <table:table-cell office:value-type="float" office:value="0.020259248" calcext:value-type="float">
            <text:p>0.020259248</text:p>
          </table:table-cell>
          <table:table-cell table:formula="of:=[.B1755]/3.7249425" office:value-type="float" office:value="0.00543880825006024" calcext:value-type="float">
            <text:p>0.00543880825006</text:p>
          </table:table-cell>
          <table:table-cell office:value-type="float" office:value="563.15667663124" calcext:value-type="float">
            <text:p>563.15667663124</text:p>
          </table:table-cell>
        </table:table-row>
        <table:table-row table:style-name="ro1">
          <table:table-cell office:value-type="float" office:value="1785.5" calcext:value-type="float">
            <text:p>1785.5</text:p>
          </table:table-cell>
          <table:table-cell office:value-type="float" office:value="0.020084976" calcext:value-type="float">
            <text:p>0.020084976</text:p>
          </table:table-cell>
          <table:table-cell table:formula="of:=[.B1756]/3.7249425" office:value-type="float" office:value="0.00539202309834313" calcext:value-type="float">
            <text:p>0.005392023098343</text:p>
          </table:table-cell>
          <table:table-cell office:value-type="float" office:value="563.17712227059" calcext:value-type="float">
            <text:p>563.17712227059</text:p>
          </table:table-cell>
        </table:table-row>
        <table:table-row table:style-name="ro1">
          <table:table-cell office:value-type="float" office:value="1786.51" calcext:value-type="float">
            <text:p>1786.51</text:p>
          </table:table-cell>
          <table:table-cell office:value-type="float" office:value="0.020080664" calcext:value-type="float">
            <text:p>0.020080664</text:p>
          </table:table-cell>
          <table:table-cell table:formula="of:=[.B1757]/3.7249425" office:value-type="float" office:value="0.00539086549658149" calcext:value-type="float">
            <text:p>0.005390865496582</text:p>
          </table:table-cell>
          <table:table-cell office:value-type="float" office:value="563.19756352038" calcext:value-type="float">
            <text:p>563.19756352038</text:p>
          </table:table-cell>
        </table:table-row>
        <table:table-row table:style-name="ro1">
          <table:table-cell office:value-type="float" office:value="1787.53" calcext:value-type="float">
            <text:p>1787.53</text:p>
          </table:table-cell>
          <table:table-cell office:value-type="float" office:value="0.02024532" calcext:value-type="float">
            <text:p>0.02024532</text:p>
          </table:table-cell>
          <table:table-cell table:formula="of:=[.B1758]/3.7249425" office:value-type="float" office:value="0.00543506913193962" calcext:value-type="float">
            <text:p>0.00543506913194</text:p>
          </table:table-cell>
          <table:table-cell office:value-type="float" office:value="563.21817238229" calcext:value-type="float">
            <text:p>563.21817238229</text:p>
          </table:table-cell>
        </table:table-row>
        <table:table-row table:style-name="ro1">
          <table:table-cell office:value-type="float" office:value="1788.55" calcext:value-type="float">
            <text:p>1788.55</text:p>
          </table:table-cell>
          <table:table-cell office:value-type="float" office:value="0.020566229" calcext:value-type="float">
            <text:p>0.020566229</text:p>
          </table:table-cell>
          <table:table-cell table:formula="of:=[.B1759]/3.7249425" office:value-type="float" office:value="0.00552122052890749" calcext:value-type="float">
            <text:p>0.005521220528908</text:p>
          </table:table-cell>
          <table:table-cell office:value-type="float" office:value="563.23910791593" calcext:value-type="float">
            <text:p>563.23910791593</text:p>
          </table:table-cell>
        </table:table-row>
        <table:table-row table:style-name="ro1">
          <table:table-cell office:value-type="float" office:value="1789.57" calcext:value-type="float">
            <text:p>1789.57</text:p>
          </table:table-cell>
          <table:table-cell office:value-type="float" office:value="0.021015765" calcext:value-type="float">
            <text:p>0.021015765</text:p>
          </table:table-cell>
          <table:table-cell table:formula="of:=[.B1760]/3.7249425" office:value-type="float" office:value="0.00564190319716345" calcext:value-type="float">
            <text:p>0.005641903197163</text:p>
          </table:table-cell>
          <table:table-cell office:value-type="float" office:value="563.26050105738" calcext:value-type="float">
            <text:p>563.26050105738</text:p>
          </table:table-cell>
        </table:table-row>
        <table:table-row table:style-name="ro1">
          <table:table-cell office:value-type="float" office:value="1790.59" calcext:value-type="float">
            <text:p>1790.59</text:p>
          </table:table-cell>
          <table:table-cell office:value-type="float" office:value="0.021550029" calcext:value-type="float">
            <text:p>0.021550029</text:p>
          </table:table-cell>
          <table:table-cell table:formula="of:=[.B1761]/3.7249425" office:value-type="float" office:value="0.00578533198834613" calcext:value-type="float">
            <text:p>0.005785331988346</text:p>
          </table:table-cell>
          <table:table-cell office:value-type="float" office:value="563.28243805674" calcext:value-type="float">
            <text:p>563.28243805674</text:p>
          </table:table-cell>
        </table:table-row>
        <table:table-row table:style-name="ro1">
          <table:table-cell office:value-type="float" office:value="1791.6" calcext:value-type="float">
            <text:p>1791.6</text:p>
          </table:table-cell>
          <table:table-cell office:value-type="float" office:value="0.022111382" calcext:value-type="float">
            <text:p>0.022111382</text:p>
          </table:table-cell>
          <table:table-cell table:formula="of:=[.B1762]/3.7249425" office:value-type="float" office:value="0.00593603310655131" calcext:value-type="float">
            <text:p>0.005936033106551</text:p>
          </table:table-cell>
          <table:table-cell office:value-type="float" office:value="563.30494648908" calcext:value-type="float">
            <text:p>563.30494648908</text:p>
          </table:table-cell>
        </table:table-row>
        <table:table-row table:style-name="ro1">
          <table:table-cell office:value-type="float" office:value="1792.62" calcext:value-type="float">
            <text:p>1792.62</text:p>
          </table:table-cell>
          <table:table-cell office:value-type="float" office:value="0.022635552" calcext:value-type="float">
            <text:p>0.022635552</text:p>
          </table:table-cell>
          <table:table-cell table:formula="of:=[.B1763]/3.7249425" office:value-type="float" office:value="0.00607675205724652" calcext:value-type="float">
            <text:p>0.006076752057247</text:p>
          </table:table-cell>
          <table:table-cell office:value-type="float" office:value="563.32798850427" calcext:value-type="float">
            <text:p>563.32798850427</text:p>
          </table:table-cell>
        </table:table-row>
        <table:table-row table:style-name="ro1">
          <table:table-cell office:value-type="float" office:value="1793.64" calcext:value-type="float">
            <text:p>1793.64</text:p>
          </table:table-cell>
          <table:table-cell office:value-type="float" office:value="0.023062167" calcext:value-type="float">
            <text:p>0.023062167</text:p>
          </table:table-cell>
          <table:table-cell table:formula="of:=[.B1764]/3.7249425" office:value-type="float" office:value="0.00619128134192675" calcext:value-type="float">
            <text:p>0.006191281341927</text:p>
          </table:table-cell>
          <table:table-cell office:value-type="float" office:value="563.3514647952" calcext:value-type="float">
            <text:p>563.3514647952</text:p>
          </table:table-cell>
        </table:table-row>
        <table:table-row table:style-name="ro1">
          <table:table-cell office:value-type="float" office:value="1794.66" calcext:value-type="float">
            <text:p>1794.66</text:p>
          </table:table-cell>
          <table:table-cell office:value-type="float" office:value="0.023345928" calcext:value-type="float">
            <text:p>0.023345928</text:p>
          </table:table-cell>
          <table:table-cell table:formula="of:=[.B1765]/3.7249425" office:value-type="float" office:value="0.00626745996750285" calcext:value-type="float">
            <text:p>0.006267459967503</text:p>
          </table:table-cell>
          <table:table-cell office:value-type="float" office:value="563.37522994272" calcext:value-type="float">
            <text:p>563.37522994272</text:p>
          </table:table-cell>
        </table:table-row>
        <table:table-row table:style-name="ro1">
          <table:table-cell office:value-type="float" office:value="1795.68" calcext:value-type="float">
            <text:p>1795.68</text:p>
          </table:table-cell>
          <table:table-cell office:value-type="float" office:value="0.023465003" calcext:value-type="float">
            <text:p>0.023465003</text:p>
          </table:table-cell>
          <table:table-cell table:formula="of:=[.B1766]/3.7249425" office:value-type="float" office:value="0.00629942690390523" calcext:value-type="float">
            <text:p>0.006299426903905</text:p>
          </table:table-cell>
          <table:table-cell office:value-type="float" office:value="563.39911630358" calcext:value-type="float">
            <text:p>563.39911630358</text:p>
          </table:table-cell>
        </table:table-row>
        <table:table-row table:style-name="ro1">
          <table:table-cell office:value-type="float" office:value="1796.69" calcext:value-type="float">
            <text:p>1796.69</text:p>
          </table:table-cell>
          <table:table-cell office:value-type="float" office:value="0.02342381" calcext:value-type="float">
            <text:p>0.02342381</text:p>
          </table:table-cell>
          <table:table-cell table:formula="of:=[.B1767]/3.7249425" office:value-type="float" office:value="0.00628836820971062" calcext:value-type="float">
            <text:p>0.006288368209711</text:p>
          </table:table-cell>
          <table:table-cell office:value-type="float" office:value="563.42296073104" calcext:value-type="float">
            <text:p>563.42296073104</text:p>
          </table:table-cell>
        </table:table-row>
        <table:table-row table:style-name="ro1">
          <table:table-cell office:value-type="float" office:value="1797.71" calcext:value-type="float">
            <text:p>1797.71</text:p>
          </table:table-cell>
          <table:table-cell office:value-type="float" office:value="0.023249049" calcext:value-type="float">
            <text:p>0.023249049</text:p>
          </table:table-cell>
          <table:table-cell table:formula="of:=[.B1768]/3.7249425" office:value-type="float" office:value="0.0062414517807993" calcext:value-type="float">
            <text:p>0.006241451780799</text:p>
          </table:table-cell>
          <table:table-cell office:value-type="float" office:value="563.44662725995" calcext:value-type="float">
            <text:p>563.44662725995</text:p>
          </table:table-cell>
        </table:table-row>
        <table:table-row table:style-name="ro1">
          <table:table-cell office:value-type="float" office:value="1798.73" calcext:value-type="float">
            <text:p>1798.73</text:p>
          </table:table-cell>
          <table:table-cell office:value-type="float" office:value="0.022980031" calcext:value-type="float">
            <text:p>0.022980031</text:p>
          </table:table-cell>
          <table:table-cell table:formula="of:=[.B1769]/3.7249425" office:value-type="float" office:value="0.0061692310686675" calcext:value-type="float">
            <text:p>0.006169231068668</text:p>
          </table:table-cell>
          <table:table-cell office:value-type="float" office:value="563.47001993971" calcext:value-type="float">
            <text:p>563.47001993971</text:p>
          </table:table-cell>
        </table:table-row>
        <table:table-row table:style-name="ro1">
          <table:table-cell office:value-type="float" office:value="1799.75" calcext:value-type="float">
            <text:p>1799.75</text:p>
          </table:table-cell>
          <table:table-cell office:value-type="float" office:value="0.022656182" calcext:value-type="float">
            <text:p>0.022656182</text:p>
          </table:table-cell>
          <table:table-cell table:formula="of:=[.B1770]/3.7249425" office:value-type="float" office:value="0.00608229039777124" calcext:value-type="float">
            <text:p>0.006082290397771</text:p>
          </table:table-cell>
          <table:table-cell office:value-type="float" office:value="563.49308295571" calcext:value-type="float">
            <text:p>563.49308295571</text:p>
          </table:table-cell>
        </table:table-row>
        <table:table-row table:style-name="ro1">
          <table:table-cell office:value-type="float" office:value="1800.77" calcext:value-type="float">
            <text:p>1800.77</text:p>
          </table:table-cell>
          <table:table-cell office:value-type="float" office:value="0.022305578" calcext:value-type="float">
            <text:p>0.022305578</text:p>
          </table:table-cell>
          <table:table-cell table:formula="of:=[.B1771]/3.7249425" office:value-type="float" office:value="0.00598816706566611" calcext:value-type="float">
            <text:p>0.005988167065666</text:p>
          </table:table-cell>
          <table:table-cell office:value-type="float" office:value="563.51578907144" calcext:value-type="float">
            <text:p>563.51578907144</text:p>
          </table:table-cell>
        </table:table-row>
        <table:table-row table:style-name="ro1">
          <table:table-cell office:value-type="float" office:value="1801.78" calcext:value-type="float">
            <text:p>1801.78</text:p>
          </table:table-cell>
          <table:table-cell office:value-type="float" office:value="0.021937967" calcext:value-type="float">
            <text:p>0.021937967</text:p>
          </table:table-cell>
          <table:table-cell table:formula="of:=[.B1772]/3.7249425" office:value-type="float" office:value="0.00588947802549972" calcext:value-type="float">
            <text:p>0.0058894780255</text:p>
          </table:table-cell>
          <table:table-cell office:value-type="float" office:value="563.53812097539" calcext:value-type="float">
            <text:p>563.53812097539</text:p>
          </table:table-cell>
        </table:table-row>
        <table:table-row table:style-name="ro1">
          <table:table-cell office:value-type="float" office:value="1802.8" calcext:value-type="float">
            <text:p>1802.8</text:p>
          </table:table-cell>
          <table:table-cell office:value-type="float" office:value="0.021544364" calcext:value-type="float">
            <text:p>0.021544364</text:p>
          </table:table-cell>
          <table:table-cell table:formula="of:=[.B1773]/3.7249425" office:value-type="float" office:value="0.00578381115950112" calcext:value-type="float">
            <text:p>0.005783811159501</text:p>
          </table:table-cell>
          <table:table-cell office:value-type="float" office:value="563.56005220795" calcext:value-type="float">
            <text:p>563.56005220795</text:p>
          </table:table-cell>
        </table:table-row>
        <table:table-row table:style-name="ro1">
          <table:table-cell office:value-type="float" office:value="1803.82" calcext:value-type="float">
            <text:p>1803.82</text:p>
          </table:table-cell>
          <table:table-cell office:value-type="float" office:value="0.021103208" calcext:value-type="float">
            <text:p>0.021103208</text:p>
          </table:table-cell>
          <table:table-cell table:formula="of:=[.B1774]/3.7249425" office:value-type="float" office:value="0.0056653781904016" calcext:value-type="float">
            <text:p>0.005665378190402</text:p>
          </table:table-cell>
          <table:table-cell office:value-type="float" office:value="563.58153436254" calcext:value-type="float">
            <text:p>563.58153436254</text:p>
          </table:table-cell>
        </table:table-row>
        <table:table-row table:style-name="ro1">
          <table:table-cell office:value-type="float" office:value="1804.84" calcext:value-type="float">
            <text:p>1804.84</text:p>
          </table:table-cell>
          <table:table-cell office:value-type="float" office:value="0.020591149" calcext:value-type="float">
            <text:p>0.020591149</text:p>
          </table:table-cell>
          <table:table-cell table:formula="of:=[.B1775]/3.7249425" office:value-type="float" office:value="0.00552791056506241" calcext:value-type="float">
            <text:p>0.005527910565062</text:p>
          </table:table-cell>
          <table:table-cell office:value-type="float" office:value="563.60249526374" calcext:value-type="float">
            <text:p>563.60249526374</text:p>
          </table:table-cell>
        </table:table-row>
        <table:table-row table:style-name="ro1">
          <table:table-cell office:value-type="float" office:value="1805.86" calcext:value-type="float">
            <text:p>1805.86</text:p>
          </table:table-cell>
          <table:table-cell office:value-type="float" office:value="0.019995159" calcext:value-type="float">
            <text:p>0.019995159</text:p>
          </table:table-cell>
          <table:table-cell table:formula="of:=[.B1776]/3.7249425" office:value-type="float" office:value="0.00536791077983083" calcext:value-type="float">
            <text:p>0.005367910779831</text:p>
          </table:table-cell>
          <table:table-cell office:value-type="float" office:value="563.62284947254" calcext:value-type="float">
            <text:p>563.62284947254</text:p>
          </table:table-cell>
        </table:table-row>
        <table:table-row table:style-name="ro1">
          <table:table-cell office:value-type="float" office:value="1806.87" calcext:value-type="float">
            <text:p>1806.87</text:p>
          </table:table-cell>
          <table:table-cell office:value-type="float" office:value="0.019322309" calcext:value-type="float">
            <text:p>0.019322309</text:p>
          </table:table-cell>
          <table:table-cell table:formula="of:=[.B1777]/3.7249425" office:value-type="float" office:value="0.00518727711904278" calcext:value-type="float">
            <text:p>0.005187277119043</text:p>
          </table:table-cell>
          <table:table-cell office:value-type="float" office:value="563.64251874911" calcext:value-type="float">
            <text:p>563.64251874911</text:p>
          </table:table-cell>
        </table:table-row>
        <table:table-row table:style-name="ro1">
          <table:table-cell office:value-type="float" office:value="1807.89" calcext:value-type="float">
            <text:p>1807.89</text:p>
          </table:table-cell>
          <table:table-cell office:value-type="float" office:value="0.018604218" calcext:value-type="float">
            <text:p>0.018604218</text:p>
          </table:table-cell>
          <table:table-cell table:formula="of:=[.B1778]/3.7249425" office:value-type="float" office:value="0.00499449803587572" calcext:value-type="float">
            <text:p>0.004994498035876</text:p>
          </table:table-cell>
          <table:table-cell office:value-type="float" office:value="563.66145704001" calcext:value-type="float">
            <text:p>563.66145704001</text:p>
          </table:table-cell>
        </table:table-row>
        <table:table-row table:style-name="ro1">
          <table:table-cell office:value-type="float" office:value="1808.91" calcext:value-type="float">
            <text:p>1808.91</text:p>
          </table:table-cell>
          <table:table-cell office:value-type="float" office:value="0.017894571" calcext:value-type="float">
            <text:p>0.017894571</text:p>
          </table:table-cell>
          <table:table-cell table:formula="of:=[.B1779]/3.7249425" office:value-type="float" office:value="0.00480398583333837" calcext:value-type="float">
            <text:p>0.004803985833338</text:p>
          </table:table-cell>
          <table:table-cell office:value-type="float" office:value="563.6796729408" calcext:value-type="float">
            <text:p>563.6796729408</text:p>
          </table:table-cell>
        </table:table-row>
        <table:table-row table:style-name="ro1">
          <table:table-cell office:value-type="float" office:value="1809.93" calcext:value-type="float">
            <text:p>1809.93</text:p>
          </table:table-cell>
          <table:table-cell office:value-type="float" office:value="0.017259932" calcext:value-type="float">
            <text:p>0.017259932</text:p>
          </table:table-cell>
          <table:table-cell table:formula="of:=[.B1780]/3.7249425" office:value-type="float" office:value="0.0046336103174747" calcext:value-type="float">
            <text:p>0.004633610317475</text:p>
          </table:table-cell>
          <table:table-cell office:value-type="float" office:value="563.69724280634" calcext:value-type="float">
            <text:p>563.69724280634</text:p>
          </table:table-cell>
        </table:table-row>
        <table:table-row table:style-name="ro1">
          <table:table-cell office:value-type="float" office:value="1810.95" calcext:value-type="float">
            <text:p>1810.95</text:p>
          </table:table-cell>
          <table:table-cell office:value-type="float" office:value="0.01676582" calcext:value-type="float">
            <text:p>0.01676582</text:p>
          </table:table-cell>
          <table:table-cell table:formula="of:=[.B1781]/3.7249425" office:value-type="float" office:value="0.00450096075308545" calcext:value-type="float">
            <text:p>0.004500960753085</text:p>
          </table:table-cell>
          <table:table-cell office:value-type="float" office:value="563.7143096879" calcext:value-type="float">
            <text:p>563.7143096879</text:p>
          </table:table-cell>
        </table:table-row>
        <table:table-row table:style-name="ro1">
          <table:table-cell office:value-type="float" office:value="1811.96" calcext:value-type="float">
            <text:p>1811.96</text:p>
          </table:table-cell>
          <table:table-cell office:value-type="float" office:value="0.016461326" calcext:value-type="float">
            <text:p>0.016461326</text:p>
          </table:table-cell>
          <table:table-cell table:formula="of:=[.B1782]/3.7249425" office:value-type="float" office:value="0.00441921613555109" calcext:value-type="float">
            <text:p>0.004419216135551</text:p>
          </table:table-cell>
          <table:table-cell office:value-type="float" office:value="563.73106660754" calcext:value-type="float">
            <text:p>563.73106660754</text:p>
          </table:table-cell>
        </table:table-row>
        <table:table-row table:style-name="ro1">
          <table:table-cell office:value-type="float" office:value="1812.98" calcext:value-type="float">
            <text:p>1812.98</text:p>
          </table:table-cell>
          <table:table-cell office:value-type="float" office:value="0.016366086" calcext:value-type="float">
            <text:p>0.016366086</text:p>
          </table:table-cell>
          <table:table-cell table:formula="of:=[.B1783]/3.7249425" office:value-type="float" office:value="0.00439364795563958" calcext:value-type="float">
            <text:p>0.00439364795564</text:p>
          </table:table-cell>
          <table:table-cell office:value-type="float" office:value="563.7477265764" calcext:value-type="float">
            <text:p>563.747726576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016463102" calcext:value-type="float">
            <text:p>0.016463102</text:p>
          </table:table-cell>
          <table:table-cell table:formula="of:=[.B1784]/3.7249425" office:value-type="float" office:value="0.00441969292143436" calcext:value-type="float">
            <text:p>0.004419692921434</text:p>
          </table:table-cell>
          <table:table-cell office:value-type="float" office:value="563.76448530385" calcext:value-type="float">
            <text:p>563.76448530385</text:p>
          </table:table-cell>
        </table:table-row>
        <table:table-row table:style-name="ro1">
          <table:table-cell office:value-type="float" office:value="1815.02" calcext:value-type="float">
            <text:p>1815.02</text:p>
          </table:table-cell>
          <table:table-cell office:value-type="float" office:value="0.016699657" calcext:value-type="float">
            <text:p>0.016699657</text:p>
          </table:table-cell>
          <table:table-cell table:formula="of:=[.B1785]/3.7249425" office:value-type="float" office:value="0.00448319859970993" calcext:value-type="float">
            <text:p>0.00448319859971</text:p>
          </table:table-cell>
          <table:table-cell office:value-type="float" office:value="563.78148483454" calcext:value-type="float">
            <text:p>563.78148483454</text:p>
          </table:table-cell>
        </table:table-row>
        <table:table-row table:style-name="ro1">
          <table:table-cell office:value-type="float" office:value="1816.04" calcext:value-type="float">
            <text:p>1816.04</text:p>
          </table:table-cell>
          <table:table-cell office:value-type="float" office:value="0.01699668" calcext:value-type="float">
            <text:p>0.01699668</text:p>
          </table:table-cell>
          <table:table-cell table:formula="of:=[.B1786]/3.7249425" office:value-type="float" office:value="0.00456293754870042" calcext:value-type="float">
            <text:p>0.0045629375487</text:p>
          </table:table-cell>
          <table:table-cell office:value-type="float" office:value="563.79878672143" calcext:value-type="float">
            <text:p>563.79878672143</text:p>
          </table:table-cell>
        </table:table-row>
        <table:table-row table:style-name="ro1">
          <table:table-cell office:value-type="float" office:value="1817.05" calcext:value-type="float">
            <text:p>1817.05</text:p>
          </table:table-cell>
          <table:table-cell office:value-type="float" office:value="0.01726481" calcext:value-type="float">
            <text:p>0.01726481</text:p>
          </table:table-cell>
          <table:table-cell table:formula="of:=[.B1787]/3.7249425" office:value-type="float" office:value="0.00463491986789058" calcext:value-type="float">
            <text:p>0.004634919867891</text:p>
          </table:table-cell>
          <table:table-cell office:value-type="float" office:value="563.81636155318" calcext:value-type="float">
            <text:p>563.81636155318</text:p>
          </table:table-cell>
        </table:table-row>
        <table:table-row table:style-name="ro1">
          <table:table-cell office:value-type="float" office:value="1818.07" calcext:value-type="float">
            <text:p>1818.07</text:p>
          </table:table-cell>
          <table:table-cell office:value-type="float" office:value="0.017423581" calcext:value-type="float">
            <text:p>0.017423581</text:p>
          </table:table-cell>
          <table:table-cell table:formula="of:=[.B1788]/3.7249425" office:value-type="float" office:value="0.00467754361308933" calcext:value-type="float">
            <text:p>0.004677543613089</text:p>
          </table:table-cell>
          <table:table-cell office:value-type="float" office:value="563.83409800679" calcext:value-type="float">
            <text:p>563.83409800679</text:p>
          </table:table-cell>
        </table:table-row>
        <table:table-row table:style-name="ro1">
          <table:table-cell office:value-type="float" office:value="1819.09" calcext:value-type="float">
            <text:p>1819.09</text:p>
          </table:table-cell>
          <table:table-cell office:value-type="float" office:value="0.017419133" calcext:value-type="float">
            <text:p>0.017419133</text:p>
          </table:table-cell>
          <table:table-cell table:formula="of:=[.B1789]/3.7249425" office:value-type="float" office:value="0.00467634950069699" calcext:value-type="float">
            <text:p>0.004676349500697</text:p>
          </table:table-cell>
          <table:table-cell office:value-type="float" office:value="563.85182993217" calcext:value-type="float">
            <text:p>563.85182993217</text:p>
          </table:table-cell>
        </table:table-row>
        <table:table-row table:style-name="ro1">
          <table:table-cell office:value-type="float" office:value="1820.11" calcext:value-type="float">
            <text:p>1820.11</text:p>
          </table:table-cell>
          <table:table-cell office:value-type="float" office:value="0.017236055" calcext:value-type="float">
            <text:p>0.017236055</text:p>
          </table:table-cell>
          <table:table-cell table:formula="of:=[.B1790]/3.7249425" office:value-type="float" office:value="0.00462720028564199" calcext:value-type="float">
            <text:p>0.004627200285642</text:p>
          </table:table-cell>
          <table:table-cell office:value-type="float" office:value="563.86937549235" calcext:value-type="float">
            <text:p>563.86937549235</text:p>
          </table:table-cell>
        </table:table-row>
        <table:table-row table:style-name="ro1">
          <table:table-cell office:value-type="float" office:value="1821.12" calcext:value-type="float">
            <text:p>1821.12</text:p>
          </table:table-cell>
          <table:table-cell office:value-type="float" office:value="0.016900343" calcext:value-type="float">
            <text:p>0.016900343</text:p>
          </table:table-cell>
          <table:table-cell table:formula="of:=[.B1791]/3.7249425" office:value-type="float" office:value="0.00453707486759863" calcext:value-type="float">
            <text:p>0.004537074867599</text:p>
          </table:table-cell>
          <table:table-cell office:value-type="float" office:value="563.88657931231" calcext:value-type="float">
            <text:p>563.88657931231</text:p>
          </table:table-cell>
        </table:table-row>
        <table:table-row table:style-name="ro1">
          <table:table-cell office:value-type="float" office:value="1822.14" calcext:value-type="float">
            <text:p>1822.14</text:p>
          </table:table-cell>
          <table:table-cell office:value-type="float" office:value="0.016472713" calcext:value-type="float">
            <text:p>0.016472713</text:p>
          </table:table-cell>
          <table:table-cell table:formula="of:=[.B1792]/3.7249425" office:value-type="float" office:value="0.00442227309549074" calcext:value-type="float">
            <text:p>0.004422273095491</text:p>
          </table:table-cell>
          <table:table-cell office:value-type="float" office:value="563.90334782296" calcext:value-type="float">
            <text:p>563.90334782296</text:p>
          </table:table-cell>
        </table:table-row>
        <table:table-row table:style-name="ro1">
          <table:table-cell office:value-type="float" office:value="1823.16" calcext:value-type="float">
            <text:p>1823.16</text:p>
          </table:table-cell>
          <table:table-cell office:value-type="float" office:value="0.016034032" calcext:value-type="float">
            <text:p>0.016034032</text:p>
          </table:table-cell>
          <table:table-cell table:formula="of:=[.B1793]/3.7249425" office:value-type="float" office:value="0.00430450456617787" calcext:value-type="float">
            <text:p>0.004304504566178</text:p>
          </table:table-cell>
          <table:table-cell office:value-type="float" office:value="563.91966977526" calcext:value-type="float">
            <text:p>563.91966977526</text:p>
          </table:table-cell>
        </table:table-row>
        <table:table-row table:style-name="ro1">
          <table:table-cell office:value-type="float" office:value="1824.18" calcext:value-type="float">
            <text:p>1824.18</text:p>
          </table:table-cell>
          <table:table-cell office:value-type="float" office:value="0.015666652" calcext:value-type="float">
            <text:p>0.015666652</text:p>
          </table:table-cell>
          <table:table-cell table:formula="of:=[.B1794]/3.7249425" office:value-type="float" office:value="0.00420587754039156" calcext:value-type="float">
            <text:p>0.004205877540392</text:p>
          </table:table-cell>
          <table:table-cell office:value-type="float" office:value="563.93561775068" calcext:value-type="float">
            <text:p>563.93561775068</text:p>
          </table:table-cell>
        </table:table-row>
        <table:table-row table:style-name="ro1">
          <table:table-cell office:value-type="float" office:value="1825.2" calcext:value-type="float">
            <text:p>1825.2</text:p>
          </table:table-cell>
          <table:table-cell office:value-type="float" office:value="0.01543637" calcext:value-type="float">
            <text:p>0.01543637</text:p>
          </table:table-cell>
          <table:table-cell table:formula="of:=[.B1795]/3.7249425" office:value-type="float" office:value="0.00414405591495708" calcext:value-type="float">
            <text:p>0.004144055914957</text:p>
          </table:table-cell>
          <table:table-cell office:value-type="float" office:value="563.95133130973" calcext:value-type="float">
            <text:p>563.95133130973</text:p>
          </table:table-cell>
        </table:table-row>
        <table:table-row table:style-name="ro1">
          <table:table-cell office:value-type="float" office:value="1826.21" calcext:value-type="float">
            <text:p>1826.21</text:p>
          </table:table-cell>
          <table:table-cell office:value-type="float" office:value="0.015379369" calcext:value-type="float">
            <text:p>0.015379369</text:p>
          </table:table-cell>
          <table:table-cell table:formula="of:=[.B1796]/3.7249425" office:value-type="float" office:value="0.00412875339686452" calcext:value-type="float">
            <text:p>0.004128753396865</text:p>
          </table:table-cell>
          <table:table-cell office:value-type="float" office:value="563.96698684344" calcext:value-type="float">
            <text:p>563.96698684344</text:p>
          </table:table-cell>
        </table:table-row>
        <table:table-row table:style-name="ro1">
          <table:table-cell office:value-type="float" office:value="1827.23" calcext:value-type="float">
            <text:p>1827.23</text:p>
          </table:table-cell>
          <table:table-cell office:value-type="float" office:value="0.015496919" calcext:value-type="float">
            <text:p>0.015496919</text:p>
          </table:table-cell>
          <table:table-cell table:formula="of:=[.B1797]/3.7249425" office:value-type="float" office:value="0.0041603109309741" calcext:value-type="float">
            <text:p>0.004160310930974</text:p>
          </table:table-cell>
          <table:table-cell office:value-type="float" office:value="563.98276203775" calcext:value-type="float">
            <text:p>563.98276203775</text:p>
          </table:table-cell>
        </table:table-row>
        <table:table-row table:style-name="ro1">
          <table:table-cell office:value-type="float" office:value="1828.25" calcext:value-type="float">
            <text:p>1828.25</text:p>
          </table:table-cell>
          <table:table-cell office:value-type="float" office:value="0.015758461" calcext:value-type="float">
            <text:p>0.015758461</text:p>
          </table:table-cell>
          <table:table-cell table:formula="of:=[.B1798]/3.7249425" office:value-type="float" office:value="0.00423052463225942" calcext:value-type="float">
            <text:p>0.004230524632259</text:p>
          </table:table-cell>
          <table:table-cell office:value-type="float" office:value="563.99880347094" calcext:value-type="float">
            <text:p>563.99880347094</text:p>
          </table:table-cell>
        </table:table-row>
        <table:table-row table:style-name="ro1">
          <table:table-cell office:value-type="float" office:value="1829.27" calcext:value-type="float">
            <text:p>1829.27</text:p>
          </table:table-cell>
          <table:table-cell office:value-type="float" office:value="0.016111498" calcext:value-type="float">
            <text:p>0.016111498</text:p>
          </table:table-cell>
          <table:table-cell table:formula="of:=[.B1799]/3.7249425" office:value-type="float" office:value="0.00432530112880937" calcext:value-type="float">
            <text:p>0.004325301128809</text:p>
          </table:table-cell>
          <table:table-cell office:value-type="float" office:value="564.01520428026" calcext:value-type="float">
            <text:p>564.01520428026</text:p>
          </table:table-cell>
        </table:table-row>
        <table:table-row table:style-name="ro1">
          <table:table-cell office:value-type="float" office:value="1830.29" calcext:value-type="float">
            <text:p>1830.29</text:p>
          </table:table-cell>
          <table:table-cell office:value-type="float" office:value="0.01649523" calcext:value-type="float">
            <text:p>0.01649523</text:p>
          </table:table-cell>
          <table:table-cell table:formula="of:=[.B1800]/3.7249425" office:value-type="float" office:value="0.00442831802101643" calcext:value-type="float">
            <text:p>0.004428318021016</text:p>
          </table:table-cell>
          <table:table-cell office:value-type="float" office:value="564.03199571241" calcext:value-type="float">
            <text:p>564.03199571241</text:p>
          </table:table-cell>
        </table:table-row>
        <table:table-row table:style-name="ro1">
          <table:table-cell office:value-type="float" office:value="1831.3" calcext:value-type="float">
            <text:p>1831.3</text:p>
          </table:table-cell>
          <table:table-cell office:value-type="float" office:value="0.016854352" calcext:value-type="float">
            <text:p>0.016854352</text:p>
          </table:table-cell>
          <table:table-cell table:formula="of:=[.B1801]/3.7249425" office:value-type="float" office:value="0.00452472809982973" calcext:value-type="float">
            <text:p>0.00452472809983</text:p>
          </table:table-cell>
          <table:table-cell office:value-type="float" office:value="564.04915271518" calcext:value-type="float">
            <text:p>564.04915271518</text:p>
          </table:table-cell>
        </table:table-row>
        <table:table-row table:style-name="ro1">
          <table:table-cell office:value-type="float" office:value="1832.32" calcext:value-type="float">
            <text:p>1832.32</text:p>
          </table:table-cell>
          <table:table-cell office:value-type="float" office:value="0.017149864" calcext:value-type="float">
            <text:p>0.017149864</text:p>
          </table:table-cell>
          <table:table-cell table:formula="of:=[.B1802]/3.7249425" office:value-type="float" office:value="0.00460406140497471" calcext:value-type="float">
            <text:p>0.004604061404975</text:p>
          </table:table-cell>
          <table:table-cell office:value-type="float" office:value="564.06661053706" calcext:value-type="float">
            <text:p>564.06661053706</text:p>
          </table:table-cell>
        </table:table-row>
        <table:table-row table:style-name="ro1">
          <table:table-cell office:value-type="float" office:value="1833.34" calcext:value-type="float">
            <text:p>1833.34</text:p>
          </table:table-cell>
          <table:table-cell office:value-type="float" office:value="0.017364924" calcext:value-type="float">
            <text:p>0.017364924</text:p>
          </table:table-cell>
          <table:table-cell table:formula="of:=[.B1803]/3.7249425" office:value-type="float" office:value="0.00466179652437588" calcext:value-type="float">
            <text:p>0.004661796524376</text:p>
          </table:table-cell>
          <table:table-cell office:value-type="float" office:value="564.08428728045" calcext:value-type="float">
            <text:p>564.08428728045</text:p>
          </table:table-cell>
        </table:table-row>
        <table:table-row table:style-name="ro1">
          <table:table-cell office:value-type="float" office:value="1834.36" calcext:value-type="float">
            <text:p>1834.36</text:p>
          </table:table-cell>
          <table:table-cell office:value-type="float" office:value="0.017505152" calcext:value-type="float">
            <text:p>0.017505152</text:p>
          </table:table-cell>
          <table:table-cell table:formula="of:=[.B1804]/3.7249425" office:value-type="float" office:value="0.00469944220615486" calcext:value-type="float">
            <text:p>0.004699442206155</text:p>
          </table:table-cell>
          <table:table-cell office:value-type="float" office:value="564.10210677025" calcext:value-type="float">
            <text:p>564.10210677025</text:p>
          </table:table-cell>
        </table:table-row>
        <table:table-row table:style-name="ro1">
          <table:table-cell office:value-type="float" office:value="1835.38" calcext:value-type="float">
            <text:p>1835.38</text:p>
          </table:table-cell>
          <table:table-cell office:value-type="float" office:value="0.017594099" calcext:value-type="float">
            <text:p>0.017594099</text:p>
          </table:table-cell>
          <table:table-cell table:formula="of:=[.B1805]/3.7249425" office:value-type="float" office:value="0.00472332096401488" calcext:value-type="float">
            <text:p>0.004723320964015</text:p>
          </table:table-cell>
          <table:table-cell office:value-type="float" office:value="564.12001680352" calcext:value-type="float">
            <text:p>564.12001680352</text:p>
          </table:table-cell>
        </table:table-row>
        <table:table-row table:style-name="ro1">
          <table:table-cell office:value-type="float" office:value="1836.39" calcext:value-type="float">
            <text:p>1836.39</text:p>
          </table:table-cell>
          <table:table-cell office:value-type="float" office:value="0.017665408" calcext:value-type="float">
            <text:p>0.017665408</text:p>
          </table:table-cell>
          <table:table-cell table:formula="of:=[.B1806]/3.7249425" office:value-type="float" office:value="0.0047424646152256" calcext:value-type="float">
            <text:p>0.004742464615226</text:p>
          </table:table-cell>
          <table:table-cell office:value-type="float" office:value="564.13799942614" calcext:value-type="float">
            <text:p>564.13799942614</text:p>
          </table:table-cell>
        </table:table-row>
        <table:table-row table:style-name="ro1">
          <table:table-cell office:value-type="float" office:value="1837.41" calcext:value-type="float">
            <text:p>1837.41</text:p>
          </table:table-cell>
          <table:table-cell office:value-type="float" office:value="0.017753622" calcext:value-type="float">
            <text:p>0.017753622</text:p>
          </table:table-cell>
          <table:table-cell table:formula="of:=[.B1807]/3.7249425" office:value-type="float" office:value="0.00476614659152457" calcext:value-type="float">
            <text:p>0.004766146591525</text:p>
          </table:table-cell>
          <table:table-cell office:value-type="float" office:value="564.15607184677" calcext:value-type="float">
            <text:p>564.15607184677</text:p>
          </table:table-cell>
        </table:table-row>
        <table:table-row table:style-name="ro1">
          <table:table-cell office:value-type="float" office:value="1838.43" calcext:value-type="float">
            <text:p>1838.43</text:p>
          </table:table-cell>
          <table:table-cell office:value-type="float" office:value="0.017885506" calcext:value-type="float">
            <text:p>0.017885506</text:p>
          </table:table-cell>
          <table:table-cell table:formula="of:=[.B1808]/3.7249425" office:value-type="float" office:value="0.00480155223872583" calcext:value-type="float">
            <text:p>0.004801552238726</text:p>
          </table:table-cell>
          <table:table-cell office:value-type="float" office:value="564.17427852032" calcext:value-type="float">
            <text:p>564.17427852032</text:p>
          </table:table-cell>
        </table:table-row>
        <table:table-row table:style-name="ro1">
          <table:table-cell office:value-type="float" office:value="1839.45" calcext:value-type="float">
            <text:p>1839.45</text:p>
          </table:table-cell>
          <table:table-cell office:value-type="float" office:value="0.018073454" calcext:value-type="float">
            <text:p>0.018073454</text:p>
          </table:table-cell>
          <table:table-cell table:formula="of:=[.B1809]/3.7249425" office:value-type="float" office:value="0.00485200885651255" calcext:value-type="float">
            <text:p>0.004852008856513</text:p>
          </table:table-cell>
          <table:table-cell office:value-type="float" office:value="564.19267651624" calcext:value-type="float">
            <text:p>564.19267651624</text:p>
          </table:table-cell>
        </table:table-row>
        <table:table-row table:style-name="ro1">
          <table:table-cell office:value-type="float" office:value="1840.47" calcext:value-type="float">
            <text:p>1840.47</text:p>
          </table:table-cell>
          <table:table-cell office:value-type="float" office:value="0.018312018" calcext:value-type="float">
            <text:p>0.018312018</text:p>
          </table:table-cell>
          <table:table-cell table:formula="of:=[.B1810]/3.7249425" office:value-type="float" office:value="0.00491605387197252" calcext:value-type="float">
            <text:p>0.004916053871973</text:p>
          </table:table-cell>
          <table:table-cell office:value-type="float" office:value="564.21131736031" calcext:value-type="float">
            <text:p>564.21131736031</text:p>
          </table:table-cell>
        </table:table-row>
        <table:table-row table:style-name="ro1">
          <table:table-cell office:value-type="float" office:value="1841.48" calcext:value-type="float">
            <text:p>1841.48</text:p>
          </table:table-cell>
          <table:table-cell office:value-type="float" office:value="0.018578055" calcext:value-type="float">
            <text:p>0.018578055</text:p>
          </table:table-cell>
          <table:table-cell table:formula="of:=[.B1811]/3.7249425" office:value-type="float" office:value="0.00498747430329462" calcext:value-type="float">
            <text:p>0.004987474303295</text:p>
          </table:table-cell>
          <table:table-cell office:value-type="float" office:value="564.23022901843" calcext:value-type="float">
            <text:p>564.23022901843</text:p>
          </table:table-cell>
        </table:table-row>
        <table:table-row table:style-name="ro1">
          <table:table-cell office:value-type="float" office:value="1842.5" calcext:value-type="float">
            <text:p>1842.5</text:p>
          </table:table-cell>
          <table:table-cell office:value-type="float" office:value="0.018834332" calcext:value-type="float">
            <text:p>0.018834332</text:p>
          </table:table-cell>
          <table:table-cell table:formula="of:=[.B1812]/3.7249425" office:value-type="float" office:value="0.00505627455994287" calcext:value-type="float">
            <text:p>0.005056274559943</text:p>
          </table:table-cell>
          <table:table-cell office:value-type="float" office:value="564.24940155534" calcext:value-type="float">
            <text:p>564.24940155534</text:p>
          </table:table-cell>
        </table:table-row>
        <table:table-row table:style-name="ro1">
          <table:table-cell office:value-type="float" office:value="1843.52" calcext:value-type="float">
            <text:p>1843.52</text:p>
          </table:table-cell>
          <table:table-cell office:value-type="float" office:value="0.019035909" calcext:value-type="float">
            <text:p>0.019035909</text:p>
          </table:table-cell>
          <table:table-cell table:formula="of:=[.B1813]/3.7249425" office:value-type="float" office:value="0.00511039002615477" calcext:value-type="float">
            <text:p>0.005110390026155</text:p>
          </table:table-cell>
          <table:table-cell office:value-type="float" office:value="564.26877928925" calcext:value-type="float">
            <text:p>564.26877928925</text:p>
          </table:table-cell>
        </table:table-row>
        <table:table-row table:style-name="ro1">
          <table:table-cell office:value-type="float" office:value="1844.54" calcext:value-type="float">
            <text:p>1844.54</text:p>
          </table:table-cell>
          <table:table-cell office:value-type="float" office:value="0.01913814" calcext:value-type="float">
            <text:p>0.01913814</text:p>
          </table:table-cell>
          <table:table-cell table:formula="of:=[.B1814]/3.7249425" office:value-type="float" office:value="0.00513783501356061" calcext:value-type="float">
            <text:p>0.005137835013561</text:p>
          </table:table-cell>
          <table:table-cell office:value-type="float" office:value="564.28826108978" calcext:value-type="float">
            <text:p>564.28826108978</text:p>
          </table:table-cell>
        </table:table-row>
        <table:table-row table:style-name="ro1">
          <table:table-cell office:value-type="float" office:value="1845.56" calcext:value-type="float">
            <text:p>1845.56</text:p>
          </table:table-cell>
          <table:table-cell office:value-type="float" office:value="0.019104876" calcext:value-type="float">
            <text:p>0.019104876</text:p>
          </table:table-cell>
          <table:table-cell table:formula="of:=[.B1815]/3.7249425" office:value-type="float" office:value="0.00512890494282798" calcext:value-type="float">
            <text:p>0.005128904942828</text:p>
          </table:table-cell>
          <table:table-cell office:value-type="float" office:value="564.30770902896" calcext:value-type="float">
            <text:p>564.30770902896</text:p>
          </table:table-cell>
        </table:table-row>
        <table:table-row table:style-name="ro1">
          <table:table-cell office:value-type="float" office:value="1846.57" calcext:value-type="float">
            <text:p>1846.57</text:p>
          </table:table-cell>
          <table:table-cell office:value-type="float" office:value="0.018915453" calcext:value-type="float">
            <text:p>0.018915453</text:p>
          </table:table-cell>
          <table:table-cell table:formula="of:=[.B1816]/3.7249425" office:value-type="float" office:value="0.00507805234577446" calcext:value-type="float">
            <text:p>0.005078052345774</text:p>
          </table:table-cell>
          <table:table-cell office:value-type="float" office:value="564.3269641442" calcext:value-type="float">
            <text:p>564.3269641442</text:p>
          </table:table-cell>
        </table:table-row>
        <table:table-row table:style-name="ro1">
          <table:table-cell office:value-type="float" office:value="1847.59" calcext:value-type="float">
            <text:p>1847.59</text:p>
          </table:table-cell>
          <table:table-cell office:value-type="float" office:value="0.018569266" calcext:value-type="float">
            <text:p>0.018569266</text:p>
          </table:table-cell>
          <table:table-cell table:formula="of:=[.B1817]/3.7249425" office:value-type="float" office:value="0.00498511480378556" calcext:value-type="float">
            <text:p>0.004985114803786</text:p>
          </table:table-cell>
          <table:table-cell office:value-type="float" office:value="564.34586685619" calcext:value-type="float">
            <text:p>564.34586685619</text:p>
          </table:table-cell>
        </table:table-row>
        <table:table-row table:style-name="ro1">
          <table:table-cell office:value-type="float" office:value="1848.61" calcext:value-type="float">
            <text:p>1848.61</text:p>
          </table:table-cell>
          <table:table-cell office:value-type="float" office:value="0.018087145" calcext:value-type="float">
            <text:p>0.018087145</text:p>
          </table:table-cell>
          <table:table-cell table:formula="of:=[.B1818]/3.7249425" office:value-type="float" office:value="0.00485568434948996" calcext:value-type="float">
            <text:p>0.00485568434949</text:p>
          </table:table-cell>
          <table:table-cell office:value-type="float" office:value="564.36427878883" calcext:value-type="float">
            <text:p>564.36427878883</text:p>
          </table:table-cell>
        </table:table-row>
        <table:table-row table:style-name="ro1">
          <table:table-cell office:value-type="float" office:value="1849.63" calcext:value-type="float">
            <text:p>1849.63</text:p>
          </table:table-cell>
          <table:table-cell office:value-type="float" office:value="0.017509249" calcext:value-type="float">
            <text:p>0.017509249</text:p>
          </table:table-cell>
          <table:table-cell table:formula="of:=[.B1819]/3.7249425" office:value-type="float" office:value="0.00470054208890473" calcext:value-type="float">
            <text:p>0.004700542088905</text:p>
          </table:table-cell>
          <table:table-cell office:value-type="float" office:value="564.38210244904" calcext:value-type="float">
            <text:p>564.38210244904</text:p>
          </table:table-cell>
        </table:table-row>
        <table:table-row table:style-name="ro1">
          <table:table-cell office:value-type="float" office:value="1850.65" calcext:value-type="float">
            <text:p>1850.65</text:p>
          </table:table-cell>
          <table:table-cell office:value-type="float" office:value="0.016889707" calcext:value-type="float">
            <text:p>0.016889707</text:p>
          </table:table-cell>
          <table:table-cell table:formula="of:=[.B1820]/3.7249425" office:value-type="float" office:value="0.00453421952150939" calcext:value-type="float">
            <text:p>0.004534219521509</text:p>
          </table:table-cell>
          <table:table-cell office:value-type="float" office:value="564.39929544222" calcext:value-type="float">
            <text:p>564.39929544222</text:p>
          </table:table-cell>
        </table:table-row>
        <table:table-row table:style-name="ro1">
          <table:table-cell office:value-type="float" office:value="1851.66" calcext:value-type="float">
            <text:p>1851.66</text:p>
          </table:table-cell>
          <table:table-cell office:value-type="float" office:value="0.016288647" calcext:value-type="float">
            <text:p>0.016288647</text:p>
          </table:table-cell>
          <table:table-cell table:formula="of:=[.B1821]/3.7249425" office:value-type="float" office:value="0.00437285864144212" calcext:value-type="float">
            <text:p>0.004372858641442</text:p>
          </table:table-cell>
          <table:table-cell office:value-type="float" office:value="564.41587658161" calcext:value-type="float">
            <text:p>564.41587658161</text:p>
          </table:table-cell>
        </table:table-row>
        <table:table-row table:style-name="ro1">
          <table:table-cell office:value-type="float" office:value="1852.68" calcext:value-type="float">
            <text:p>1852.68</text:p>
          </table:table-cell>
          <table:table-cell office:value-type="float" office:value="0.015762723" calcext:value-type="float">
            <text:p>0.015762723</text:p>
          </table:table-cell>
          <table:table-cell table:formula="of:=[.B1822]/3.7249425" office:value-type="float" office:value="0.00423166881099507" calcext:value-type="float">
            <text:p>0.004231668810995</text:p>
          </table:table-cell>
          <table:table-cell office:value-type="float" office:value="564.43192235361" calcext:value-type="float">
            <text:p>564.43192235361</text:p>
          </table:table-cell>
        </table:table-row>
        <table:table-row table:style-name="ro1">
          <table:table-cell office:value-type="float" office:value="1853.7" calcext:value-type="float">
            <text:p>1853.7</text:p>
          </table:table-cell>
          <table:table-cell office:value-type="float" office:value="0.01535559" calcext:value-type="float">
            <text:p>0.01535559</text:p>
          </table:table-cell>
          <table:table-cell table:formula="of:=[.B1823]/3.7249425" office:value-type="float" office:value="0.00412236967416276" calcext:value-type="float">
            <text:p>0.004122369674163</text:p>
          </table:table-cell>
          <table:table-cell office:value-type="float" office:value="564.44755368145" calcext:value-type="float">
            <text:p>564.44755368145</text:p>
          </table:table-cell>
        </table:table-row>
        <table:table-row table:style-name="ro1">
          <table:table-cell office:value-type="float" office:value="1854.72" calcext:value-type="float">
            <text:p>1854.72</text:p>
          </table:table-cell>
          <table:table-cell office:value-type="float" office:value="0.01509004" calcext:value-type="float">
            <text:p>0.01509004</text:p>
          </table:table-cell>
          <table:table-cell table:formula="of:=[.B1824]/3.7249425" office:value-type="float" office:value="0.00405107998311383" calcext:value-type="float">
            <text:p>0.004051079983114</text:p>
          </table:table-cell>
          <table:table-cell office:value-type="float" office:value="564.46291469062" calcext:value-type="float">
            <text:p>564.46291469062</text:p>
          </table:table-cell>
        </table:table-row>
        <table:table-row table:style-name="ro1">
          <table:table-cell office:value-type="float" office:value="1855.74" calcext:value-type="float">
            <text:p>1855.74</text:p>
          </table:table-cell>
          <table:table-cell office:value-type="float" office:value="0.014963606" calcext:value-type="float">
            <text:p>0.014963606</text:p>
          </table:table-cell>
          <table:table-cell table:formula="of:=[.B1825]/3.7249425" office:value-type="float" office:value="0.00401713744574581" calcext:value-type="float">
            <text:p>0.004017137445746</text:p>
          </table:table-cell>
          <table:table-cell office:value-type="float" office:value="564.47814699588" calcext:value-type="float">
            <text:p>564.47814699588</text:p>
          </table:table-cell>
        </table:table-row>
        <table:table-row table:style-name="ro1">
          <table:table-cell office:value-type="float" office:value="1856.75" calcext:value-type="float">
            <text:p>1856.75</text:p>
          </table:table-cell>
          <table:table-cell office:value-type="float" office:value="0.01494907" calcext:value-type="float">
            <text:p>0.01494907</text:p>
          </table:table-cell>
          <table:table-cell table:formula="of:=[.B1826]/3.7249425" office:value-type="float" office:value="0.00401323510362912" calcext:value-type="float">
            <text:p>0.004013235103629</text:p>
          </table:table-cell>
          <table:table-cell office:value-type="float" office:value="564.49336450428" calcext:value-type="float">
            <text:p>564.49336450428</text:p>
          </table:table-cell>
        </table:table-row>
        <table:table-row table:style-name="ro1">
          <table:table-cell office:value-type="float" office:value="1857.77" calcext:value-type="float">
            <text:p>1857.77</text:p>
          </table:table-cell>
          <table:table-cell office:value-type="float" office:value="0.015000479" calcext:value-type="float">
            <text:p>0.015000479</text:p>
          </table:table-cell>
          <table:table-cell table:formula="of:=[.B1827]/3.7249425" office:value-type="float" office:value="0.00402703639049462" calcext:value-type="float">
            <text:p>0.004027036390495</text:p>
          </table:table-cell>
          <table:table-cell office:value-type="float" office:value="564.50863434457" calcext:value-type="float">
            <text:p>564.50863434457</text:p>
          </table:table-cell>
        </table:table-row>
        <table:table-row table:style-name="ro1">
          <table:table-cell office:value-type="float" office:value="1858.79" calcext:value-type="float">
            <text:p>1858.79</text:p>
          </table:table-cell>
          <table:table-cell office:value-type="float" office:value="0.015063973" calcext:value-type="float">
            <text:p>0.015063973</text:p>
          </table:table-cell>
          <table:table-cell table:formula="of:=[.B1828]/3.7249425" office:value-type="float" office:value="0.00404408202274263" calcext:value-type="float">
            <text:p>0.004044082022743</text:p>
          </table:table-cell>
          <table:table-cell office:value-type="float" office:value="564.52396881879" calcext:value-type="float">
            <text:p>564.52396881879</text:p>
          </table:table-cell>
        </table:table-row>
        <table:table-row table:style-name="ro1">
          <table:table-cell office:value-type="float" office:value="1859.81" calcext:value-type="float">
            <text:p>1859.81</text:p>
          </table:table-cell>
          <table:table-cell office:value-type="float" office:value="0.015091229" calcext:value-type="float">
            <text:p>0.015091229</text:p>
          </table:table-cell>
          <table:table-cell table:formula="of:=[.B1829]/3.7249425" office:value-type="float" office:value="0.00405139918267195" calcext:value-type="float">
            <text:p>0.004051399182672</text:p>
          </table:table-cell>
          <table:table-cell office:value-type="float" office:value="564.5393310391" calcext:value-type="float">
            <text:p>564.5393310391</text:p>
          </table:table-cell>
        </table:table-row>
        <table:table-row table:style-name="ro1">
          <table:table-cell office:value-type="float" office:value="1860.83" calcext:value-type="float">
            <text:p>1860.83</text:p>
          </table:table-cell>
          <table:table-cell office:value-type="float" office:value="0.015052133" calcext:value-type="float">
            <text:p>0.015052133</text:p>
          </table:table-cell>
          <table:table-cell table:formula="of:=[.B1830]/3.7249425" office:value-type="float" office:value="0.00404090345018749" calcext:value-type="float">
            <text:p>0.004040903450187</text:p>
          </table:table-cell>
          <table:table-cell office:value-type="float" office:value="564.55465346133" calcext:value-type="float">
            <text:p>564.55465346133</text:p>
          </table:table-cell>
        </table:table-row>
        <table:table-row table:style-name="ro1">
          <table:table-cell office:value-type="float" office:value="1861.84" calcext:value-type="float">
            <text:p>1861.84</text:p>
          </table:table-cell>
          <table:table-cell office:value-type="float" office:value="0.01494291" calcext:value-type="float">
            <text:p>0.01494291</text:p>
          </table:table-cell>
          <table:table-cell table:formula="of:=[.B1831]/3.7249425" office:value-type="float" office:value="0.00401158138682678" calcext:value-type="float">
            <text:p>0.004011581386827</text:p>
          </table:table-cell>
          <table:table-cell office:value-type="float" office:value="564.56986469884" calcext:value-type="float">
            <text:p>564.56986469884</text:p>
          </table:table-cell>
        </table:table-row>
        <table:table-row table:style-name="ro1">
          <table:table-cell office:value-type="float" office:value="1862.86" calcext:value-type="float">
            <text:p>1862.86</text:p>
          </table:table-cell>
          <table:table-cell office:value-type="float" office:value="0.014786783" calcext:value-type="float">
            <text:p>0.014786783</text:p>
          </table:table-cell>
          <table:table-cell table:formula="of:=[.B1832]/3.7249425" office:value-type="float" office:value="0.00396966745124254" calcext:value-type="float">
            <text:p>0.003969667451243</text:p>
          </table:table-cell>
          <table:table-cell office:value-type="float" office:value="564.58491700583" calcext:value-type="float">
            <text:p>564.58491700583</text:p>
          </table:table-cell>
        </table:table-row>
        <table:table-row table:style-name="ro1">
          <table:table-cell office:value-type="float" office:value="1863.88" calcext:value-type="float">
            <text:p>1863.88</text:p>
          </table:table-cell>
          <table:table-cell office:value-type="float" office:value="0.0146262" calcext:value-type="float">
            <text:p>0.0146262</text:p>
          </table:table-cell>
          <table:table-cell table:formula="of:=[.B1833]/3.7249425" office:value-type="float" office:value="0.0039265572555818" calcext:value-type="float">
            <text:p>0.003926557255582</text:p>
          </table:table-cell>
          <table:table-cell office:value-type="float" office:value="564.59980584641" calcext:value-type="float">
            <text:p>564.59980584641</text:p>
          </table:table-cell>
        </table:table-row>
        <table:table-row table:style-name="ro1">
          <table:table-cell office:value-type="float" office:value="1864.9" calcext:value-type="float">
            <text:p>1864.9</text:p>
          </table:table-cell>
          <table:table-cell office:value-type="float" office:value="0.014508333" calcext:value-type="float">
            <text:p>0.014508333</text:p>
          </table:table-cell>
          <table:table-cell table:formula="of:=[.B1834]/3.7249425" office:value-type="float" office:value="0.00389491461948741" calcext:value-type="float">
            <text:p>0.003894914619487</text:p>
          </table:table-cell>
          <table:table-cell office:value-type="float" office:value="564.61457470295" calcext:value-type="float">
            <text:p>564.61457470295</text:p>
          </table:table-cell>
        </table:table-row>
        <table:table-row table:style-name="ro1">
          <table:table-cell office:value-type="float" office:value="1865.91" calcext:value-type="float">
            <text:p>1865.91</text:p>
          </table:table-cell>
          <table:table-cell office:value-type="float" office:value="0.014468036" calcext:value-type="float">
            <text:p>0.014468036</text:p>
          </table:table-cell>
          <table:table-cell table:formula="of:=[.B1835]/3.7249425" office:value-type="float" office:value="0.0038840964659186" calcext:value-type="float">
            <text:p>0.003884096465919</text:p>
          </table:table-cell>
          <table:table-cell office:value-type="float" office:value="564.62930253896" calcext:value-type="float">
            <text:p>564.62930253896</text:p>
          </table:table-cell>
        </table:table-row>
        <table:table-row table:style-name="ro1">
          <table:table-cell office:value-type="float" office:value="1866.93" calcext:value-type="float">
            <text:p>1866.93</text:p>
          </table:table-cell>
          <table:table-cell office:value-type="float" office:value="0.014513803" calcext:value-type="float">
            <text:p>0.014513803</text:p>
          </table:table-cell>
          <table:table-cell table:formula="of:=[.B1836]/3.7249425" office:value-type="float" office:value="0.00389638309853105" calcext:value-type="float">
            <text:p>0.003896383098531</text:p>
          </table:table-cell>
          <table:table-cell office:value-type="float" office:value="564.64407696369" calcext:value-type="float">
            <text:p>564.64407696369</text:p>
          </table:table-cell>
        </table:table-row>
        <table:table-row table:style-name="ro1">
          <table:table-cell office:value-type="float" office:value="1867.95" calcext:value-type="float">
            <text:p>1867.95</text:p>
          </table:table-cell>
          <table:table-cell office:value-type="float" office:value="0.014621798" calcext:value-type="float">
            <text:p>0.014621798</text:p>
          </table:table-cell>
          <table:table-cell table:formula="of:=[.B1837]/3.7249425" office:value-type="float" office:value="0.00392537549237337" calcext:value-type="float">
            <text:p>0.003925375492373</text:p>
          </table:table-cell>
          <table:table-cell office:value-type="float" office:value="564.65896132352" calcext:value-type="float">
            <text:p>564.65896132352</text:p>
          </table:table-cell>
        </table:table-row>
        <table:table-row table:style-name="ro1">
          <table:table-cell office:value-type="float" office:value="1868.97" calcext:value-type="float">
            <text:p>1868.97</text:p>
          </table:table-cell>
          <table:table-cell office:value-type="float" office:value="0.014740747" calcext:value-type="float">
            <text:p>0.014740747</text:p>
          </table:table-cell>
          <table:table-cell table:formula="of:=[.B1838]/3.7249425" office:value-type="float" office:value="0.00395730860275024" calcext:value-type="float">
            <text:p>0.00395730860275</text:p>
          </table:table-cell>
          <table:table-cell office:value-type="float" office:value="564.67396676833" calcext:value-type="float">
            <text:p>564.67396676833</text:p>
          </table:table-cell>
        </table:table-row>
        <table:table-row table:style-name="ro1">
          <table:table-cell office:value-type="float" office:value="1869.99" calcext:value-type="float">
            <text:p>1869.99</text:p>
          </table:table-cell>
          <table:table-cell office:value-type="float" office:value="0.014806909" calcext:value-type="float">
            <text:p>0.014806909</text:p>
          </table:table-cell>
          <table:table-cell table:formula="of:=[.B1839]/3.7249425" office:value-type="float" office:value="0.00397507048766525" calcext:value-type="float">
            <text:p>0.003975070487665</text:p>
          </table:table-cell>
          <table:table-cell office:value-type="float" office:value="564.68903956255" calcext:value-type="float">
            <text:p>564.6890395625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014764783" calcext:value-type="float">
            <text:p>0.014764783</text:p>
          </table:table-cell>
          <table:table-cell table:formula="of:=[.B1840]/3.7249425" office:value-type="float" office:value="0.00396376131980561" calcext:value-type="float">
            <text:p>0.003963761319806</text:p>
          </table:table-cell>
          <table:table-cell office:value-type="float" office:value="564.70406947493" calcext:value-type="float">
            <text:p>564.70406947493</text:p>
          </table:table-cell>
        </table:table-row>
        <table:table-row table:style-name="ro1">
          <table:table-cell office:value-type="float" office:value="1872.02" calcext:value-type="float">
            <text:p>1872.02</text:p>
          </table:table-cell>
          <table:table-cell office:value-type="float" office:value="0.014586863" calcext:value-type="float">
            <text:p>0.014586863</text:p>
          </table:table-cell>
          <table:table-cell table:formula="of:=[.B1841]/3.7249425" office:value-type="float" office:value="0.00391599682411205" calcext:value-type="float">
            <text:p>0.003915996824112</text:p>
          </table:table-cell>
          <table:table-cell office:value-type="float" office:value="564.71891827206" calcext:value-type="float">
            <text:p>564.71891827206</text:p>
          </table:table-cell>
        </table:table-row>
        <table:table-row table:style-name="ro1">
          <table:table-cell office:value-type="float" office:value="1873.04" calcext:value-type="float">
            <text:p>1873.04</text:p>
          </table:table-cell>
          <table:table-cell office:value-type="float" office:value="0.01428561" calcext:value-type="float">
            <text:p>0.01428561</text:p>
          </table:table-cell>
          <table:table-cell table:formula="of:=[.B1842]/3.7249425" office:value-type="float" office:value="0.00383512228712255" calcext:value-type="float">
            <text:p>0.003835122287123</text:p>
          </table:table-cell>
          <table:table-cell office:value-type="float" office:value="564.73346040615" calcext:value-type="float">
            <text:p>564.73346040615</text:p>
          </table:table-cell>
        </table:table-row>
        <table:table-row table:style-name="ro1">
          <table:table-cell office:value-type="float" office:value="1874.06" calcext:value-type="float">
            <text:p>1874.06</text:p>
          </table:table-cell>
          <table:table-cell office:value-type="float" office:value="0.01391313" calcext:value-type="float">
            <text:p>0.01391313</text:p>
          </table:table-cell>
          <table:table-cell table:formula="of:=[.B1843]/3.7249425" office:value-type="float" office:value="0.00373512611268496" calcext:value-type="float">
            <text:p>0.003735126112685</text:p>
          </table:table-cell>
          <table:table-cell office:value-type="float" office:value="564.74762337196" calcext:value-type="float">
            <text:p>564.74762337196</text:p>
          </table:table-cell>
        </table:table-row>
        <table:table-row table:style-name="ro1">
          <table:table-cell office:value-type="float" office:value="1875.08" calcext:value-type="float">
            <text:p>1875.08</text:p>
          </table:table-cell>
          <table:table-cell office:value-type="float" office:value="0.013548001" calcext:value-type="float">
            <text:p>0.013548001</text:p>
          </table:table-cell>
          <table:table-cell table:formula="of:=[.B1844]/3.7249425" office:value-type="float" office:value="0.00363710339152886" calcext:value-type="float">
            <text:p>0.003637103391529</text:p>
          </table:table-cell>
          <table:table-cell office:value-type="float" office:value="564.76141465205" calcext:value-type="float">
            <text:p>564.76141465205</text:p>
          </table:table-cell>
        </table:table-row>
        <table:table-row table:style-name="ro1">
          <table:table-cell office:value-type="float" office:value="1876.09" calcext:value-type="float">
            <text:p>1876.09</text:p>
          </table:table-cell>
          <table:table-cell office:value-type="float" office:value="0.013273036" calcext:value-type="float">
            <text:p>0.013273036</text:p>
          </table:table-cell>
          <table:table-cell table:formula="of:=[.B1845]/3.7249425" office:value-type="float" office:value="0.00356328614468545" calcext:value-type="float">
            <text:p>0.003563286144685</text:p>
          </table:table-cell>
          <table:table-cell office:value-type="float" office:value="564.77492602944" calcext:value-type="float">
            <text:p>564.77492602944</text:p>
          </table:table-cell>
        </table:table-row>
        <table:table-row table:style-name="ro1">
          <table:table-cell office:value-type="float" office:value="1877.11" calcext:value-type="float">
            <text:p>1877.11</text:p>
          </table:table-cell>
          <table:table-cell office:value-type="float" office:value="0.013150932" calcext:value-type="float">
            <text:p>0.013150932</text:p>
          </table:table-cell>
          <table:table-cell table:formula="of:=[.B1846]/3.7249425" office:value-type="float" office:value="0.00353050604136842" calcext:value-type="float">
            <text:p>0.003530506041368</text:p>
          </table:table-cell>
          <table:table-cell office:value-type="float" office:value="564.78831311031" calcext:value-type="float">
            <text:p>564.78831311031</text:p>
          </table:table-cell>
        </table:table-row>
        <table:table-row table:style-name="ro1">
          <table:table-cell office:value-type="float" office:value="1878.13" calcext:value-type="float">
            <text:p>1878.13</text:p>
          </table:table-cell>
          <table:table-cell office:value-type="float" office:value="0.013205547" calcext:value-type="float">
            <text:p>0.013205547</text:p>
          </table:table-cell>
          <table:table-cell table:formula="of:=[.B1847]/3.7249425" office:value-type="float" office:value="0.0035451680126606" calcext:value-type="float">
            <text:p>0.003545168012661</text:p>
          </table:table-cell>
          <table:table-cell office:value-type="float" office:value="564.80175578704" calcext:value-type="float">
            <text:p>564.80175578704</text:p>
          </table:table-cell>
        </table:table-row>
        <table:table-row table:style-name="ro1">
          <table:table-cell office:value-type="float" office:value="1879.15" calcext:value-type="float">
            <text:p>1879.15</text:p>
          </table:table-cell>
          <table:table-cell office:value-type="float" office:value="0.013414719" calcext:value-type="float">
            <text:p>0.013414719</text:p>
          </table:table-cell>
          <table:table-cell table:formula="of:=[.B1848]/3.7249425" office:value-type="float" office:value="0.00360132243652083" calcext:value-type="float">
            <text:p>0.003601322436521</text:p>
          </table:table-cell>
          <table:table-cell office:value-type="float" office:value="564.81541139236" calcext:value-type="float">
            <text:p>564.81541139236</text:p>
          </table:table-cell>
        </table:table-row>
        <table:table-row table:style-name="ro1">
          <table:table-cell office:value-type="float" office:value="1880.17" calcext:value-type="float">
            <text:p>1880.17</text:p>
          </table:table-cell>
          <table:table-cell office:value-type="float" office:value="0.013716717" calcext:value-type="float">
            <text:p>0.013716717</text:p>
          </table:table-cell>
          <table:table-cell table:formula="of:=[.B1849]/3.7249425" office:value-type="float" office:value="0.00368239697659763" calcext:value-type="float">
            <text:p>0.003682396976598</text:p>
          </table:table-cell>
          <table:table-cell office:value-type="float" office:value="564.82937441852" calcext:value-type="float">
            <text:p>564.82937441852</text:p>
          </table:table-cell>
        </table:table-row>
        <table:table-row table:style-name="ro1">
          <table:table-cell office:value-type="float" office:value="1881.18" calcext:value-type="float">
            <text:p>1881.18</text:p>
          </table:table-cell>
          <table:table-cell office:value-type="float" office:value="0.014027955" calcext:value-type="float">
            <text:p>0.014027955</text:p>
          </table:table-cell>
          <table:table-cell table:formula="of:=[.B1850]/3.7249425" office:value-type="float" office:value="0.00376595209187793" calcext:value-type="float">
            <text:p>0.003765952091878</text:p>
          </table:table-cell>
          <table:table-cell office:value-type="float" office:value="564.84365427123" calcext:value-type="float">
            <text:p>564.84365427123</text:p>
          </table:table-cell>
        </table:table-row>
        <table:table-row table:style-name="ro1">
          <table:table-cell office:value-type="float" office:value="1882.2" calcext:value-type="float">
            <text:p>1882.2</text:p>
          </table:table-cell>
          <table:table-cell office:value-type="float" office:value="0.014266116" calcext:value-type="float">
            <text:p>0.014266116</text:p>
          </table:table-cell>
          <table:table-cell table:formula="of:=[.B1851]/3.7249425" office:value-type="float" office:value="0.00382988891774839" calcext:value-type="float">
            <text:p>0.003829888917748</text:p>
          </table:table-cell>
          <table:table-cell office:value-type="float" office:value="564.85817656187" calcext:value-type="float">
            <text:p>564.85817656187</text:p>
          </table:table-cell>
        </table:table-row>
        <table:table-row table:style-name="ro1">
          <table:table-cell office:value-type="float" office:value="1883.22" calcext:value-type="float">
            <text:p>1883.22</text:p>
          </table:table-cell>
          <table:table-cell office:value-type="float" office:value="0.01437145" calcext:value-type="float">
            <text:p>0.01437145</text:p>
          </table:table-cell>
          <table:table-cell table:formula="of:=[.B1852]/3.7249425" office:value-type="float" office:value="0.00385816693814737" calcext:value-type="float">
            <text:p>0.003858166938147</text:p>
          </table:table-cell>
          <table:table-cell office:value-type="float" office:value="564.87280607759" calcext:value-type="float">
            <text:p>564.87280607759</text:p>
          </table:table-cell>
        </table:table-row>
        <table:table-row table:style-name="ro1">
          <table:table-cell office:value-type="float" office:value="1884.24" calcext:value-type="float">
            <text:p>1884.24</text:p>
          </table:table-cell>
          <table:table-cell office:value-type="float" office:value="0.014320119" calcext:value-type="float">
            <text:p>0.014320119</text:p>
          </table:table-cell>
          <table:table-cell table:formula="of:=[.B1853]/3.7249425" office:value-type="float" office:value="0.00384438659120241" calcext:value-type="float">
            <text:p>0.003844386591202</text:p>
          </table:table-cell>
          <table:table-cell office:value-type="float" office:value="564.88738334109" calcext:value-type="float">
            <text:p>564.88738334109</text:p>
          </table:table-cell>
        </table:table-row>
        <table:table-row table:style-name="ro1">
          <table:table-cell office:value-type="float" office:value="1885.26" calcext:value-type="float">
            <text:p>1885.26</text:p>
          </table:table-cell>
          <table:table-cell office:value-type="float" office:value="0.014126531" calcext:value-type="float">
            <text:p>0.014126531</text:p>
          </table:table-cell>
          <table:table-cell table:formula="of:=[.B1854]/3.7249425" office:value-type="float" office:value="0.00379241585608368" calcext:value-type="float">
            <text:p>0.003792415856084</text:p>
          </table:table-cell>
          <table:table-cell office:value-type="float" office:value="564.90176354013" calcext:value-type="float">
            <text:p>564.90176354013</text:p>
          </table:table-cell>
        </table:table-row>
        <table:table-row table:style-name="ro1">
          <table:table-cell office:value-type="float" office:value="1886.27" calcext:value-type="float">
            <text:p>1886.27</text:p>
          </table:table-cell>
          <table:table-cell office:value-type="float" office:value="0.013835319" calcext:value-type="float">
            <text:p>0.013835319</text:p>
          </table:table-cell>
          <table:table-cell table:formula="of:=[.B1855]/3.7249425" office:value-type="float" office:value="0.00371423693117411" calcext:value-type="float">
            <text:p>0.003714236931174</text:p>
          </table:table-cell>
          <table:table-cell office:value-type="float" office:value="564.91584729762" calcext:value-type="float">
            <text:p>564.91584729762</text:p>
          </table:table-cell>
        </table:table-row>
        <table:table-row table:style-name="ro1">
          <table:table-cell office:value-type="float" office:value="1887.29" calcext:value-type="float">
            <text:p>1887.29</text:p>
          </table:table-cell>
          <table:table-cell office:value-type="float" office:value="0.01350675" calcext:value-type="float">
            <text:p>0.01350675</text:p>
          </table:table-cell>
          <table:table-cell table:formula="of:=[.B1856]/3.7249425" office:value-type="float" office:value="0.0036260291266241" calcext:value-type="float">
            <text:p>0.003626029126624</text:p>
          </table:table-cell>
          <table:table-cell office:value-type="float" office:value="564.92959658584" calcext:value-type="float">
            <text:p>564.92959658584</text:p>
          </table:table-cell>
        </table:table-row>
        <table:table-row table:style-name="ro1">
          <table:table-cell office:value-type="float" office:value="1888.31" calcext:value-type="float">
            <text:p>1888.31</text:p>
          </table:table-cell>
          <table:table-cell office:value-type="float" office:value="0.013200735" calcext:value-type="float">
            <text:p>0.013200735</text:p>
          </table:table-cell>
          <table:table-cell table:formula="of:=[.B1857]/3.7249425" office:value-type="float" office:value="0.00354387618063903" calcext:value-type="float">
            <text:p>0.003543876180639</text:p>
          </table:table-cell>
          <table:table-cell office:value-type="float" office:value="564.94303436486" calcext:value-type="float">
            <text:p>564.94303436486</text:p>
          </table:table-cell>
        </table:table-row>
        <table:table-row table:style-name="ro1">
          <table:table-cell office:value-type="float" office:value="1889.33" calcext:value-type="float">
            <text:p>1889.33</text:p>
          </table:table-cell>
          <table:table-cell office:value-type="float" office:value="0.012964101" calcext:value-type="float">
            <text:p>0.012964101</text:p>
          </table:table-cell>
          <table:table-cell table:formula="of:=[.B1858]/3.7249425" office:value-type="float" office:value="0.00348034929398239" calcext:value-type="float">
            <text:p>0.003480349293982</text:p>
          </table:table-cell>
          <table:table-cell office:value-type="float" office:value="564.95623125983" calcext:value-type="float">
            <text:p>564.95623125983</text:p>
          </table:table-cell>
        </table:table-row>
        <table:table-row table:style-name="ro1">
          <table:table-cell office:value-type="float" office:value="1890.35" calcext:value-type="float">
            <text:p>1890.35</text:p>
          </table:table-cell>
          <table:table-cell office:value-type="float" office:value="0.012823757" calcext:value-type="float">
            <text:p>0.012823757</text:p>
          </table:table-cell>
          <table:table-cell table:formula="of:=[.B1859]/3.7249425" office:value-type="float" office:value="0.00344267247078311" calcext:value-type="float">
            <text:p>0.003442672470783</text:p>
          </table:table-cell>
          <table:table-cell office:value-type="float" office:value="564.96928529107" calcext:value-type="float">
            <text:p>564.96928529107</text:p>
          </table:table-cell>
        </table:table-row>
        <table:table-row table:style-name="ro1">
          <table:table-cell office:value-type="float" office:value="1891.36" calcext:value-type="float">
            <text:p>1891.36</text:p>
          </table:table-cell>
          <table:table-cell office:value-type="float" office:value="0.012785948" calcext:value-type="float">
            <text:p>0.012785948</text:p>
          </table:table-cell>
          <table:table-cell table:formula="of:=[.B1860]/3.7249425" office:value-type="float" office:value="0.00343252224698771" calcext:value-type="float">
            <text:p>0.003432522246988</text:p>
          </table:table-cell>
          <table:table-cell office:value-type="float" office:value="564.98230083483" calcext:value-type="float">
            <text:p>564.98230083483</text:p>
          </table:table-cell>
        </table:table-row>
        <table:table-row table:style-name="ro1">
          <table:table-cell office:value-type="float" office:value="1892.38" calcext:value-type="float">
            <text:p>1892.38</text:p>
          </table:table-cell>
          <table:table-cell office:value-type="float" office:value="0.01283977" calcext:value-type="float">
            <text:p>0.01283977</text:p>
          </table:table-cell>
          <table:table-cell table:formula="of:=[.B1861]/3.7249425" office:value-type="float" office:value="0.00344697132908763" calcext:value-type="float">
            <text:p>0.003446971329088</text:p>
          </table:table-cell>
          <table:table-cell office:value-type="float" office:value="564.99537116656" calcext:value-type="float">
            <text:p>564.99537116656</text:p>
          </table:table-cell>
        </table:table-row>
        <table:table-row table:style-name="ro1">
          <table:table-cell office:value-type="float" office:value="1893.4" calcext:value-type="float">
            <text:p>1893.4</text:p>
          </table:table-cell>
          <table:table-cell office:value-type="float" office:value="0.012962404" calcext:value-type="float">
            <text:p>0.012962404</text:p>
          </table:table-cell>
          <table:table-cell table:formula="of:=[.B1862]/3.7249425" office:value-type="float" office:value="0.00347989371648019" calcext:value-type="float">
            <text:p>0.00347989371648</text:p>
          </table:table-cell>
          <table:table-cell office:value-type="float" office:value="565.00856633493" calcext:value-type="float">
            <text:p>565.00856633493</text:p>
          </table:table-cell>
        </table:table-row>
        <table:table-row table:style-name="ro1">
          <table:table-cell office:value-type="float" office:value="1894.42" calcext:value-type="float">
            <text:p>1894.42</text:p>
          </table:table-cell>
          <table:table-cell office:value-type="float" office:value="0.013124003" calcext:value-type="float">
            <text:p>0.013124003</text:p>
          </table:table-cell>
          <table:table-cell table:formula="of:=[.B1863]/3.7249425" office:value-type="float" office:value="0.0035232766680291" calcext:value-type="float">
            <text:p>0.003523276668029</text:p>
          </table:table-cell>
          <table:table-cell office:value-type="float" office:value="565.02192600374" calcext:value-type="float">
            <text:p>565.02192600374</text:p>
          </table:table-cell>
        </table:table-row>
        <table:table-row table:style-name="ro1">
          <table:table-cell office:value-type="float" office:value="1895.44" calcext:value-type="float">
            <text:p>1895.44</text:p>
          </table:table-cell>
          <table:table-cell office:value-type="float" office:value="0.013291377" calcext:value-type="float">
            <text:p>0.013291377</text:p>
          </table:table-cell>
          <table:table-cell table:formula="of:=[.B1864]/3.7249425" office:value-type="float" office:value="0.00356820997908021" calcext:value-type="float">
            <text:p>0.00356820997908</text:p>
          </table:table-cell>
          <table:table-cell office:value-type="float" office:value="565.03545605221" calcext:value-type="float">
            <text:p>565.03545605221</text:p>
          </table:table-cell>
        </table:table-row>
        <table:table-row table:style-name="ro1">
          <table:table-cell office:value-type="float" office:value="1896.45" calcext:value-type="float">
            <text:p>1896.45</text:p>
          </table:table-cell>
          <table:table-cell office:value-type="float" office:value="0.013430913" calcext:value-type="float">
            <text:p>0.013430913</text:p>
          </table:table-cell>
          <table:table-cell table:formula="of:=[.B1865]/3.7249425" office:value-type="float" office:value="0.00360566988617945" calcext:value-type="float">
            <text:p>0.003605669886179</text:p>
          </table:table-cell>
          <table:table-cell office:value-type="float" office:value="565.04912814176" calcext:value-type="float">
            <text:p>565.04912814176</text:p>
          </table:table-cell>
        </table:table-row>
        <table:table-row table:style-name="ro1">
          <table:table-cell office:value-type="float" office:value="1897.47" calcext:value-type="float">
            <text:p>1897.47</text:p>
          </table:table-cell>
          <table:table-cell office:value-type="float" office:value="0.013511709" calcext:value-type="float">
            <text:p>0.013511709</text:p>
          </table:table-cell>
          <table:table-cell table:formula="of:=[.B1866]/3.7249425" office:value-type="float" office:value="0.00362736042234209" calcext:value-type="float">
            <text:p>0.003627360422342</text:p>
          </table:table-cell>
          <table:table-cell office:value-type="float" office:value="565.06288247836" calcext:value-type="float">
            <text:p>565.06288247836</text:p>
          </table:table-cell>
        </table:table-row>
        <table:table-row table:style-name="ro1">
          <table:table-cell office:value-type="float" office:value="1898.49" calcext:value-type="float">
            <text:p>1898.49</text:p>
          </table:table-cell>
          <table:table-cell office:value-type="float" office:value="0.013509637" calcext:value-type="float">
            <text:p>0.013509637</text:p>
          </table:table-cell>
          <table:table-cell table:formula="of:=[.B1867]/3.7249425" office:value-type="float" office:value="0.00362680417214494" calcext:value-type="float">
            <text:p>0.003626804172145</text:p>
          </table:table-cell>
          <table:table-cell office:value-type="float" office:value="565.07663470627" calcext:value-type="float">
            <text:p>565.07663470627</text:p>
          </table:table-cell>
        </table:table-row>
        <table:table-row table:style-name="ro1">
          <table:table-cell office:value-type="float" office:value="1899.51" calcext:value-type="float">
            <text:p>1899.51</text:p>
          </table:table-cell>
          <table:table-cell office:value-type="float" office:value="0.013412039" calcext:value-type="float">
            <text:p>0.013412039</text:p>
          </table:table-cell>
          <table:table-cell table:formula="of:=[.B1868]/3.7249425" office:value-type="float" office:value="0.00360060296232761" calcext:value-type="float">
            <text:p>0.003600602962328</text:p>
          </table:table-cell>
          <table:table-cell office:value-type="float" office:value="565.09028758354" calcext:value-type="float">
            <text:p>565.09028758354</text:p>
          </table:table-cell>
        </table:table-row>
        <table:table-row table:style-name="ro1">
          <table:table-cell office:value-type="float" office:value="1900.53" calcext:value-type="float">
            <text:p>1900.53</text:p>
          </table:table-cell>
          <table:table-cell office:value-type="float" office:value="0.013221721" calcext:value-type="float">
            <text:p>0.013221721</text:p>
          </table:table-cell>
          <table:table-cell table:formula="of:=[.B1869]/3.7249425" office:value-type="float" office:value="0.00354951009310882" calcext:value-type="float">
            <text:p>0.003549510093109</text:p>
          </table:table-cell>
          <table:table-cell office:value-type="float" office:value="565.10374672515" calcext:value-type="float">
            <text:p>565.10374672515</text:p>
          </table:table-cell>
        </table:table-row>
        <table:table-row table:style-name="ro1">
          <table:table-cell office:value-type="float" office:value="1901.54" calcext:value-type="float">
            <text:p>1901.54</text:p>
          </table:table-cell>
          <table:table-cell office:value-type="float" office:value="0.01295839" calcext:value-type="float">
            <text:p>0.01295839</text:p>
          </table:table-cell>
          <table:table-cell table:formula="of:=[.B1870]/3.7249425" office:value-type="float" office:value="0.00347881611595347" calcext:value-type="float">
            <text:p>0.003478816115953</text:p>
          </table:table-cell>
          <table:table-cell office:value-type="float" office:value="565.11693780746" calcext:value-type="float">
            <text:p>565.11693780746</text:p>
          </table:table-cell>
        </table:table-row>
        <table:table-row table:style-name="ro1">
          <table:table-cell office:value-type="float" office:value="1902.56" calcext:value-type="float">
            <text:p>1902.56</text:p>
          </table:table-cell>
          <table:table-cell office:value-type="float" office:value="0.012656067" calcext:value-type="float">
            <text:p>0.012656067</text:p>
          </table:table-cell>
          <table:table-cell table:formula="of:=[.B1871]/3.7249425" office:value-type="float" office:value="0.00339765432620772" calcext:value-type="float">
            <text:p>0.003397654326208</text:p>
          </table:table-cell>
          <table:table-cell office:value-type="float" office:value="565.12982113799" calcext:value-type="float">
            <text:p>565.12982113799</text:p>
          </table:table-cell>
        </table:table-row>
        <table:table-row table:style-name="ro1">
          <table:table-cell office:value-type="float" office:value="1903.58" calcext:value-type="float">
            <text:p>1903.58</text:p>
          </table:table-cell>
          <table:table-cell office:value-type="float" office:value="0.012356252" calcext:value-type="float">
            <text:p>0.012356252</text:p>
          </table:table-cell>
          <table:table-cell table:formula="of:=[.B1872]/3.7249425" office:value-type="float" office:value="0.00331716583544578" calcext:value-type="float">
            <text:p>0.003317165835446</text:p>
          </table:table-cell>
          <table:table-cell office:value-type="float" office:value="565.14239926884" calcext:value-type="float">
            <text:p>565.14239926884</text:p>
          </table:table-cell>
        </table:table-row>
        <table:table-row table:style-name="ro1">
          <table:table-cell office:value-type="float" office:value="1904.6" calcext:value-type="float">
            <text:p>1904.6</text:p>
          </table:table-cell>
          <table:table-cell office:value-type="float" office:value="0.012098232" calcext:value-type="float">
            <text:p>0.012098232</text:p>
          </table:table-cell>
          <table:table-cell table:formula="of:=[.B1873]/3.7249425" office:value-type="float" office:value="0.00324789765211141" calcext:value-type="float">
            <text:p>0.003247897652111</text:p>
          </table:table-cell>
          <table:table-cell office:value-type="float" office:value="565.15471474692" calcext:value-type="float">
            <text:p>565.15471474692</text:p>
          </table:table-cell>
        </table:table-row>
        <table:table-row table:style-name="ro1">
          <table:table-cell office:value-type="float" office:value="1905.62" calcext:value-type="float">
            <text:p>1905.62</text:p>
          </table:table-cell>
          <table:table-cell office:value-type="float" office:value="0.011909236" calcext:value-type="float">
            <text:p>0.011909236</text:p>
          </table:table-cell>
          <table:table-cell table:formula="of:=[.B1874]/3.7249425" office:value-type="float" office:value="0.00319715968769988" calcext:value-type="float">
            <text:p>0.0031971596877</text:p>
          </table:table-cell>
          <table:table-cell office:value-type="float" office:value="565.16683783562" calcext:value-type="float">
            <text:p>565.16683783562</text:p>
          </table:table-cell>
        </table:table-row>
        <table:table-row table:style-name="ro1">
          <table:table-cell office:value-type="float" office:value="1906.63" calcext:value-type="float">
            <text:p>1906.63</text:p>
          </table:table-cell>
          <table:table-cell office:value-type="float" office:value="0.011797518" calcext:value-type="float">
            <text:p>0.011797518</text:p>
          </table:table-cell>
          <table:table-cell table:formula="of:=[.B1875]/3.7249425" office:value-type="float" office:value="0.00316716781534212" calcext:value-type="float">
            <text:p>0.003167167815342</text:p>
          </table:table-cell>
          <table:table-cell office:value-type="float" office:value="565.17884719999" calcext:value-type="float">
            <text:p>565.17884719999</text:p>
          </table:table-cell>
        </table:table-row>
        <table:table-row table:style-name="ro1">
          <table:table-cell office:value-type="float" office:value="1907.65" calcext:value-type="float">
            <text:p>1907.65</text:p>
          </table:table-cell>
          <table:table-cell office:value-type="float" office:value="0.011750767" calcext:value-type="float">
            <text:p>0.011750767</text:p>
          </table:table-cell>
          <table:table-cell table:formula="of:=[.B1876]/3.7249425" office:value-type="float" office:value="0.00315461701757812" calcext:value-type="float">
            <text:p>0.003154617017578</text:p>
          </table:table-cell>
          <table:table-cell office:value-type="float" office:value="565.19080897422" calcext:value-type="float">
            <text:p>565.19080897422</text:p>
          </table:table-cell>
        </table:table-row>
        <table:table-row table:style-name="ro1">
          <table:table-cell office:value-type="float" office:value="1908.67" calcext:value-type="float">
            <text:p>1908.67</text:p>
          </table:table-cell>
          <table:table-cell office:value-type="float" office:value="0.011740592" calcext:value-type="float">
            <text:p>0.011740592</text:p>
          </table:table-cell>
          <table:table-cell table:formula="of:=[.B1877]/3.7249425" office:value-type="float" office:value="0.00315188543178854" calcext:value-type="float">
            <text:p>0.003151885431789</text:p>
          </table:table-cell>
          <table:table-cell office:value-type="float" office:value="565.20276038997" calcext:value-type="float">
            <text:p>565.20276038997</text:p>
          </table:table-cell>
        </table:table-row>
        <table:table-row table:style-name="ro1">
          <table:table-cell office:value-type="float" office:value="1909.69" calcext:value-type="float">
            <text:p>1909.69</text:p>
          </table:table-cell>
          <table:table-cell office:value-type="float" office:value="0.011731835" calcext:value-type="float">
            <text:p>0.011731835</text:p>
          </table:table-cell>
          <table:table-cell table:formula="of:=[.B1878]/3.7249425" office:value-type="float" office:value="0.00314953452301613" calcext:value-type="float">
            <text:p>0.003149534523016</text:p>
          </table:table-cell>
          <table:table-cell office:value-type="float" office:value="565.21470289135" calcext:value-type="float">
            <text:p>565.21470289135</text:p>
          </table:table-cell>
        </table:table-row>
        <table:table-row table:style-name="ro1">
          <table:table-cell office:value-type="float" office:value="1910.71" calcext:value-type="float">
            <text:p>1910.71</text:p>
          </table:table-cell>
          <table:table-cell office:value-type="float" office:value="0.011693893" calcext:value-type="float">
            <text:p>0.011693893</text:p>
          </table:table-cell>
          <table:table-cell table:formula="of:=[.B1879]/3.7249425" office:value-type="float" office:value="0.00313934859397158" calcext:value-type="float">
            <text:p>0.003139348593972</text:p>
          </table:table-cell>
          <table:table-cell office:value-type="float" office:value="565.22660676992" calcext:value-type="float">
            <text:p>565.22660676992</text:p>
          </table:table-cell>
        </table:table-row>
        <table:table-row table:style-name="ro1">
          <table:table-cell office:value-type="float" office:value="1911.72" calcext:value-type="float">
            <text:p>1911.72</text:p>
          </table:table-cell>
          <table:table-cell office:value-type="float" office:value="0.011610516" calcext:value-type="float">
            <text:p>0.011610516</text:p>
          </table:table-cell>
          <table:table-cell table:formula="of:=[.B1880]/3.7249425" office:value-type="float" office:value="0.00311696516120719" calcext:value-type="float">
            <text:p>0.003116965161207</text:p>
          </table:table-cell>
          <table:table-cell office:value-type="float" office:value="565.23842577398" calcext:value-type="float">
            <text:p>565.23842577398</text:p>
          </table:table-cell>
        </table:table-row>
        <table:table-row table:style-name="ro1">
          <table:table-cell office:value-type="float" office:value="1912.74" calcext:value-type="float">
            <text:p>1912.74</text:p>
          </table:table-cell>
          <table:table-cell office:value-type="float" office:value="0.011485054" calcext:value-type="float">
            <text:p>0.011485054</text:p>
          </table:table-cell>
          <table:table-cell table:formula="of:=[.B1881]/3.7249425" office:value-type="float" office:value="0.00308328356746446" calcext:value-type="float">
            <text:p>0.003083283567464</text:p>
          </table:table-cell>
          <table:table-cell office:value-type="float" office:value="565.2501170638" calcext:value-type="float">
            <text:p>565.2501170638</text:p>
          </table:table-cell>
        </table:table-row>
        <table:table-row table:style-name="ro1">
          <table:table-cell office:value-type="float" office:value="1913.76" calcext:value-type="float">
            <text:p>1913.76</text:p>
          </table:table-cell>
          <table:table-cell office:value-type="float" office:value="0.0113396" calcext:value-type="float">
            <text:p>0.0113396</text:p>
          </table:table-cell>
          <table:table-cell table:formula="of:=[.B1882]/3.7249425" office:value-type="float" office:value="0.00304423491100869" calcext:value-type="float">
            <text:p>0.003044234911009</text:p>
          </table:table-cell>
          <table:table-cell office:value-type="float" office:value="565.26166028759" calcext:value-type="float">
            <text:p>565.26166028759</text:p>
          </table:table-cell>
        </table:table-row>
        <table:table-row table:style-name="ro1">
          <table:table-cell office:value-type="float" office:value="1914.78" calcext:value-type="float">
            <text:p>1914.78</text:p>
          </table:table-cell>
          <table:table-cell office:value-type="float" office:value="0.01120836" calcext:value-type="float">
            <text:p>0.01120836</text:p>
          </table:table-cell>
          <table:table-cell table:formula="of:=[.B1883]/3.7249425" office:value-type="float" office:value="0.00300900215238222" calcext:value-type="float">
            <text:p>0.003009002152382</text:p>
          </table:table-cell>
          <table:table-cell office:value-type="float" office:value="565.27306991395" calcext:value-type="float">
            <text:p>565.27306991395</text:p>
          </table:table-cell>
        </table:table-row>
        <table:table-row table:style-name="ro1">
          <table:table-cell office:value-type="float" office:value="1915.79" calcext:value-type="float">
            <text:p>1915.79</text:p>
          </table:table-cell>
          <table:table-cell office:value-type="float" office:value="0.011127374" calcext:value-type="float">
            <text:p>0.011127374</text:p>
          </table:table-cell>
          <table:table-cell table:formula="of:=[.B1884]/3.7249425" office:value-type="float" office:value="0.00298726060872081" calcext:value-type="float">
            <text:p>0.002987260608721</text:p>
          </table:table-cell>
          <table:table-cell office:value-type="float" office:value="565.28439710037" calcext:value-type="float">
            <text:p>565.28439710037</text:p>
          </table:table-cell>
        </table:table-row>
        <table:table-row table:style-name="ro1">
          <table:table-cell office:value-type="float" office:value="1916.81" calcext:value-type="float">
            <text:p>1916.81</text:p>
          </table:table-cell>
          <table:table-cell office:value-type="float" office:value="0.011123728" calcext:value-type="float">
            <text:p>0.011123728</text:p>
          </table:table-cell>
          <table:table-cell table:formula="of:=[.B1885]/3.7249425" office:value-type="float" office:value="0.00298628180166539" calcext:value-type="float">
            <text:p>0.002986281801665</text:p>
          </table:table-cell>
          <table:table-cell office:value-type="float" office:value="565.2957205756" calcext:value-type="float">
            <text:p>565.2957205756</text:p>
          </table:table-cell>
        </table:table-row>
        <table:table-row table:style-name="ro1">
          <table:table-cell office:value-type="float" office:value="1917.83" calcext:value-type="float">
            <text:p>1917.83</text:p>
          </table:table-cell>
          <table:table-cell office:value-type="float" office:value="0.011207433" calcext:value-type="float">
            <text:p>0.011207433</text:p>
          </table:table-cell>
          <table:table-cell table:formula="of:=[.B1886]/3.7249425" office:value-type="float" office:value="0.00300875328948031" calcext:value-type="float">
            <text:p>0.00300875328948</text:p>
          </table:table-cell>
          <table:table-cell office:value-type="float" office:value="565.30712925877" calcext:value-type="float">
            <text:p>565.30712925877</text:p>
          </table:table-cell>
        </table:table-row>
        <table:table-row table:style-name="ro1">
          <table:table-cell office:value-type="float" office:value="1918.85" calcext:value-type="float">
            <text:p>1918.85</text:p>
          </table:table-cell>
          <table:table-cell office:value-type="float" office:value="0.011368268" calcext:value-type="float">
            <text:p>0.011368268</text:p>
          </table:table-cell>
          <table:table-cell table:formula="of:=[.B1887]/3.7249425" office:value-type="float" office:value="0.00305193113719205" calcext:value-type="float">
            <text:p>0.003051931137192</text:p>
          </table:table-cell>
          <table:table-cell office:value-type="float" office:value="565.31870166473" calcext:value-type="float">
            <text:p>565.31870166473</text:p>
          </table:table-cell>
        </table:table-row>
        <table:table-row table:style-name="ro1">
          <table:table-cell office:value-type="float" office:value="1919.87" calcext:value-type="float">
            <text:p>1919.87</text:p>
          </table:table-cell>
          <table:table-cell office:value-type="float" office:value="0.011578346" calcext:value-type="float">
            <text:p>0.011578346</text:p>
          </table:table-cell>
          <table:table-cell table:formula="of:=[.B1888]/3.7249425" office:value-type="float" office:value="0.00310832878628328" calcext:value-type="float">
            <text:p>0.003108328786283</text:p>
          </table:table-cell>
          <table:table-cell office:value-type="float" office:value="565.33048792138" calcext:value-type="float">
            <text:p>565.33048792138</text:p>
          </table:table-cell>
        </table:table-row>
        <table:table-row table:style-name="ro1">
          <table:table-cell office:value-type="float" office:value="1920.88" calcext:value-type="float">
            <text:p>1920.88</text:p>
          </table:table-cell>
          <table:table-cell office:value-type="float" office:value="0.011799499" calcext:value-type="float">
            <text:p>0.011799499</text:p>
          </table:table-cell>
          <table:table-cell table:formula="of:=[.B1889]/3.7249425" office:value-type="float" office:value="0.00316769963563196" calcext:value-type="float">
            <text:p>0.003167699635632</text:p>
          </table:table-cell>
          <table:table-cell office:value-type="float" office:value="565.34249930232" calcext:value-type="float">
            <text:p>565.34249930232</text:p>
          </table:table-cell>
        </table:table-row>
        <table:table-row table:style-name="ro1">
          <table:table-cell office:value-type="float" office:value="1921.9" calcext:value-type="float">
            <text:p>1921.9</text:p>
          </table:table-cell>
          <table:table-cell office:value-type="float" office:value="0.011993237" calcext:value-type="float">
            <text:p>0.011993237</text:p>
          </table:table-cell>
          <table:table-cell table:formula="of:=[.B1890]/3.7249425" office:value-type="float" office:value="0.00321971063982867" calcext:value-type="float">
            <text:p>0.003219710639829</text:p>
          </table:table-cell>
          <table:table-cell office:value-type="float" office:value="565.35470789965" calcext:value-type="float">
            <text:p>565.35470789965</text:p>
          </table:table-cell>
        </table:table-row>
        <table:table-row table:style-name="ro1">
          <table:table-cell office:value-type="float" office:value="1922.92" calcext:value-type="float">
            <text:p>1922.92</text:p>
          </table:table-cell>
          <table:table-cell office:value-type="float" office:value="0.012130402" calcext:value-type="float">
            <text:p>0.012130402</text:p>
          </table:table-cell>
          <table:table-cell table:formula="of:=[.B1891]/3.7249425" office:value-type="float" office:value="0.00325653402703532" calcext:value-type="float">
            <text:p>0.003256534027035</text:p>
          </table:table-cell>
          <table:table-cell office:value-type="float" office:value="565.36705612504" calcext:value-type="float">
            <text:p>565.36705612504</text:p>
          </table:table-cell>
        </table:table-row>
        <table:table-row table:style-name="ro1">
          <table:table-cell office:value-type="float" office:value="1923.94" calcext:value-type="float">
            <text:p>1923.94</text:p>
          </table:table-cell>
          <table:table-cell office:value-type="float" office:value="0.012197819" calcext:value-type="float">
            <text:p>0.012197819</text:p>
          </table:table-cell>
          <table:table-cell table:formula="of:=[.B1892]/3.7249425" office:value-type="float" office:value="0.00327463282990274" calcext:value-type="float">
            <text:p>0.003274632829903</text:p>
          </table:table-cell>
          <table:table-cell office:value-type="float" office:value="565.37947297816" calcext:value-type="float">
            <text:p>565.37947297816</text:p>
          </table:table-cell>
        </table:table-row>
        <table:table-row table:style-name="ro1">
          <table:table-cell office:value-type="float" office:value="1924.96" calcext:value-type="float">
            <text:p>1924.96</text:p>
          </table:table-cell>
          <table:table-cell office:value-type="float" office:value="0.012200166" calcext:value-type="float">
            <text:p>0.012200166</text:p>
          </table:table-cell>
          <table:table-cell table:formula="of:=[.B1893]/3.7249425" office:value-type="float" office:value="0.00327526290674286" calcext:value-type="float">
            <text:p>0.003275262906743</text:p>
          </table:table-cell>
          <table:table-cell office:value-type="float" office:value="565.39189222039" calcext:value-type="float">
            <text:p>565.39189222039</text:p>
          </table:table-cell>
        </table:table-row>
        <table:table-row table:style-name="ro1">
          <table:table-cell office:value-type="float" office:value="1925.97" calcext:value-type="float">
            <text:p>1925.97</text:p>
          </table:table-cell>
          <table:table-cell office:value-type="float" office:value="0.012156699" calcext:value-type="float">
            <text:p>0.012156699</text:p>
          </table:table-cell>
          <table:table-cell table:formula="of:=[.B1894]/3.7249425" office:value-type="float" office:value="0.00326359373332608" calcext:value-type="float">
            <text:p>0.003263593733326</text:p>
          </table:table-cell>
          <table:table-cell office:value-type="float" office:value="565.40426721569" calcext:value-type="float">
            <text:p>565.40426721569</text:p>
          </table:table-cell>
        </table:table-row>
        <table:table-row table:style-name="ro1">
          <table:table-cell office:value-type="float" office:value="1926.99" calcext:value-type="float">
            <text:p>1926.99</text:p>
          </table:table-cell>
          <table:table-cell office:value-type="float" office:value="0.012093946" calcext:value-type="float">
            <text:p>0.012093946</text:p>
          </table:table-cell>
          <table:table-cell table:formula="of:=[.B1895]/3.7249425" office:value-type="float" office:value="0.00324674703032329" calcext:value-type="float">
            <text:p>0.003246747030323</text:p>
          </table:table-cell>
          <table:table-cell office:value-type="float" office:value="565.4165783311" calcext:value-type="float">
            <text:p>565.4165783311</text:p>
          </table:table-cell>
        </table:table-row>
        <table:table-row table:style-name="ro1">
          <table:table-cell office:value-type="float" office:value="1928.01" calcext:value-type="float">
            <text:p>1928.01</text:p>
          </table:table-cell>
          <table:table-cell office:value-type="float" office:value="0.012036618" calcext:value-type="float">
            <text:p>0.012036618</text:p>
          </table:table-cell>
          <table:table-cell table:formula="of:=[.B1896]/3.7249425" office:value-type="float" office:value="0.00323135672564073" calcext:value-type="float">
            <text:p>0.003231356725641</text:p>
          </table:table-cell>
          <table:table-cell office:value-type="float" office:value="565.42883108874" calcext:value-type="float">
            <text:p>565.42883108874</text:p>
          </table:table-cell>
        </table:table-row>
        <table:table-row table:style-name="ro1">
          <table:table-cell office:value-type="float" office:value="1929.03" calcext:value-type="float">
            <text:p>1929.03</text:p>
          </table:table-cell>
          <table:table-cell office:value-type="float" office:value="0.011999504" calcext:value-type="float">
            <text:p>0.011999504</text:p>
          </table:table-cell>
          <table:table-cell table:formula="of:=[.B1897]/3.7249425" office:value-type="float" office:value="0.00322139308190663" calcext:value-type="float">
            <text:p>0.003221393081907</text:p>
          </table:table-cell>
          <table:table-cell office:value-type="float" office:value="565.44104606576" calcext:value-type="float">
            <text:p>565.44104606576</text:p>
          </table:table-cell>
        </table:table-row>
        <table:table-row table:style-name="ro1">
          <table:table-cell office:value-type="float" office:value="1930.05" calcext:value-type="float">
            <text:p>1930.05</text:p>
          </table:table-cell>
          <table:table-cell office:value-type="float" office:value="0.011982794" calcext:value-type="float">
            <text:p>0.011982794</text:p>
          </table:table-cell>
          <table:table-cell table:formula="of:=[.B1898]/3.7249425" office:value-type="float" office:value="0.00321690710661977" calcext:value-type="float">
            <text:p>0.00321690710662</text:p>
          </table:table-cell>
          <table:table-cell office:value-type="float" office:value="565.45324403336" calcext:value-type="float">
            <text:p>565.45324403336</text:p>
          </table:table-cell>
        </table:table-row>
        <table:table-row table:style-name="ro1">
          <table:table-cell office:value-type="float" office:value="1931.06" calcext:value-type="float">
            <text:p>1931.06</text:p>
          </table:table-cell>
          <table:table-cell office:value-type="float" office:value="0.011972255" calcext:value-type="float">
            <text:p>0.011972255</text:p>
          </table:table-cell>
          <table:table-cell table:formula="of:=[.B1899]/3.7249425" office:value-type="float" office:value="0.00321407780120096" calcext:value-type="float">
            <text:p>0.003214077801201</text:p>
          </table:table-cell>
          <table:table-cell office:value-type="float" office:value="565.46543127186" calcext:value-type="float">
            <text:p>565.46543127186</text:p>
          </table:table-cell>
        </table:table-row>
        <table:table-row table:style-name="ro1">
          <table:table-cell office:value-type="float" office:value="1932.08" calcext:value-type="float">
            <text:p>1932.08</text:p>
          </table:table-cell>
          <table:table-cell office:value-type="float" office:value="0.0119442" calcext:value-type="float">
            <text:p>0.0119442</text:p>
          </table:table-cell>
          <table:table-cell table:formula="of:=[.B1900]/3.7249425" office:value-type="float" office:value="0.00320654614131627" calcext:value-type="float">
            <text:p>0.003206546141316</text:p>
          </table:table-cell>
          <table:table-cell office:value-type="float" office:value="565.47758995218" calcext:value-type="float">
            <text:p>565.47758995218</text:p>
          </table:table-cell>
        </table:table-row>
        <table:table-row table:style-name="ro1">
          <table:table-cell office:value-type="float" office:value="1933.1" calcext:value-type="float">
            <text:p>1933.1</text:p>
          </table:table-cell>
          <table:table-cell office:value-type="float" office:value="0.01187376" calcext:value-type="float">
            <text:p>0.01187376</text:p>
          </table:table-cell>
          <table:table-cell table:formula="of:=[.B1901]/3.7249425" office:value-type="float" office:value="0.00318763578229731" calcext:value-type="float">
            <text:p>0.003187635782297</text:p>
          </table:table-cell>
          <table:table-cell office:value-type="float" office:value="565.48967692788" calcext:value-type="float">
            <text:p>565.48967692788</text:p>
          </table:table-cell>
        </table:table-row>
        <table:table-row table:style-name="ro1">
          <table:table-cell office:value-type="float" office:value="1934.12" calcext:value-type="float">
            <text:p>1934.12</text:p>
          </table:table-cell>
          <table:table-cell office:value-type="float" office:value="0.011743876" calcext:value-type="float">
            <text:p>0.011743876</text:p>
          </table:table-cell>
          <table:table-cell table:formula="of:=[.B1902]/3.7249425" office:value-type="float" office:value="0.00315276705613577" calcext:value-type="float">
            <text:p>0.003152767056136</text:p>
          </table:table-cell>
          <table:table-cell office:value-type="float" office:value="565.50163168716" calcext:value-type="float">
            <text:p>565.50163168716</text:p>
          </table:table-cell>
        </table:table-row>
        <table:table-row table:style-name="ro1">
          <table:table-cell office:value-type="float" office:value="1935.14" calcext:value-type="float">
            <text:p>1935.14</text:p>
          </table:table-cell>
          <table:table-cell office:value-type="float" office:value="0.011552226" calcext:value-type="float">
            <text:p>0.011552226</text:p>
          </table:table-cell>
          <table:table-cell table:formula="of:=[.B1903]/3.7249425" office:value-type="float" office:value="0.00310131659750453" calcext:value-type="float">
            <text:p>0.003101316597505</text:p>
          </table:table-cell>
          <table:table-cell office:value-type="float" office:value="565.5133913552" calcext:value-type="float">
            <text:p>565.5133913552</text:p>
          </table:table-cell>
        </table:table-row>
        <table:table-row table:style-name="ro1">
          <table:table-cell office:value-type="float" office:value="1936.15" calcext:value-type="float">
            <text:p>1936.15</text:p>
          </table:table-cell>
          <table:table-cell office:value-type="float" office:value="0.011313877" calcext:value-type="float">
            <text:p>0.011313877</text:p>
          </table:table-cell>
          <table:table-cell table:formula="of:=[.B1904]/3.7249425" office:value-type="float" office:value="0.00303732930105632" calcext:value-type="float">
            <text:p>0.003037329301056</text:p>
          </table:table-cell>
          <table:table-cell office:value-type="float" office:value="565.52490839384" calcext:value-type="float">
            <text:p>565.52490839384</text:p>
          </table:table-cell>
        </table:table-row>
        <table:table-row table:style-name="ro1">
          <table:table-cell office:value-type="float" office:value="1937.17" calcext:value-type="float">
            <text:p>1937.17</text:p>
          </table:table-cell>
          <table:table-cell office:value-type="float" office:value="0.011058743" calcext:value-type="float">
            <text:p>0.011058743</text:p>
          </table:table-cell>
          <table:table-cell table:formula="of:=[.B1905]/3.7249425" office:value-type="float" office:value="0.00296883589478227" calcext:value-type="float">
            <text:p>0.002968835894782</text:p>
          </table:table-cell>
          <table:table-cell office:value-type="float" office:value="565.53616571752" calcext:value-type="float">
            <text:p>565.53616571752</text:p>
          </table:table-cell>
        </table:table-row>
        <table:table-row table:style-name="ro1">
          <table:table-cell office:value-type="float" office:value="1938.19" calcext:value-type="float">
            <text:p>1938.19</text:p>
          </table:table-cell>
          <table:table-cell office:value-type="float" office:value="0.010824529" calcext:value-type="float">
            <text:p>0.010824529</text:p>
          </table:table-cell>
          <table:table-cell table:formula="of:=[.B1906]/3.7249425" office:value-type="float" office:value="0.00290595868258369" calcext:value-type="float">
            <text:p>0.002905958682584</text:p>
          </table:table-cell>
          <table:table-cell office:value-type="float" office:value="565.54718462069" calcext:value-type="float">
            <text:p>565.54718462069</text:p>
          </table:table-cell>
        </table:table-row>
        <table:table-row table:style-name="ro1">
          <table:table-cell office:value-type="float" office:value="1939.21" calcext:value-type="float">
            <text:p>1939.21</text:p>
          </table:table-cell>
          <table:table-cell office:value-type="float" office:value="0.010647167" calcext:value-type="float">
            <text:p>0.010647167</text:p>
          </table:table-cell>
          <table:table-cell table:formula="of:=[.B1907]/3.7249425" office:value-type="float" office:value="0.00285834398786022" calcext:value-type="float">
            <text:p>0.00285834398786</text:p>
          </table:table-cell>
          <table:table-cell office:value-type="float" office:value="565.5580229774" calcext:value-type="float">
            <text:p>565.5580229774</text:p>
          </table:table-cell>
        </table:table-row>
        <table:table-row table:style-name="ro1">
          <table:table-cell office:value-type="float" office:value="1940.23" calcext:value-type="float">
            <text:p>1940.23</text:p>
          </table:table-cell>
          <table:table-cell office:value-type="float" office:value="0.010551529" calcext:value-type="float">
            <text:p>0.010551529</text:p>
          </table:table-cell>
          <table:table-cell table:formula="of:=[.B1908]/3.7249425" office:value-type="float" office:value="0.00283266896066181" calcext:value-type="float">
            <text:p>0.002832668960662</text:p>
          </table:table-cell>
          <table:table-cell office:value-type="float" office:value="565.56876397904" calcext:value-type="float">
            <text:p>565.56876397904</text:p>
          </table:table-cell>
        </table:table-row>
        <table:table-row table:style-name="ro1">
          <table:table-cell office:value-type="float" office:value="1941.24" calcext:value-type="float">
            <text:p>1941.24</text:p>
          </table:table-cell>
          <table:table-cell office:value-type="float" office:value="0.010545021" calcext:value-type="float">
            <text:p>0.010545021</text:p>
          </table:table-cell>
          <table:table-cell table:formula="of:=[.B1909]/3.7249425" office:value-type="float" office:value="0.00283092181959856" calcext:value-type="float">
            <text:p>0.002830921819599</text:p>
          </table:table-cell>
          <table:table-cell office:value-type="float" office:value="565.57949835527" calcext:value-type="float">
            <text:p>565.57949835527</text:p>
          </table:table-cell>
        </table:table-row>
        <table:table-row table:style-name="ro1">
          <table:table-cell office:value-type="float" office:value="1942.26" calcext:value-type="float">
            <text:p>1942.26</text:p>
          </table:table-cell>
          <table:table-cell office:value-type="float" office:value="0.010615795" calcext:value-type="float">
            <text:p>0.010615795</text:p>
          </table:table-cell>
          <table:table-cell table:formula="of:=[.B1910]/3.7249425" office:value-type="float" office:value="0.00284992184443116" calcext:value-type="float">
            <text:p>0.002849921844431</text:p>
          </table:table-cell>
          <table:table-cell office:value-type="float" office:value="565.59030477696" calcext:value-type="float">
            <text:p>565.59030477696</text:p>
          </table:table-cell>
        </table:table-row>
        <table:table-row table:style-name="ro1">
          <table:table-cell office:value-type="float" office:value="1943.28" calcext:value-type="float">
            <text:p>1943.28</text:p>
          </table:table-cell>
          <table:table-cell office:value-type="float" office:value="0.010735931" calcext:value-type="float">
            <text:p>0.010735931</text:p>
          </table:table-cell>
          <table:table-cell table:formula="of:=[.B1911]/3.7249425" office:value-type="float" office:value="0.0028821736174451" calcext:value-type="float">
            <text:p>0.002882173617445</text:p>
          </table:table-cell>
          <table:table-cell office:value-type="float" office:value="565.60123349119" calcext:value-type="float">
            <text:p>565.60123349119</text:p>
          </table:table-cell>
        </table:table-row>
        <table:table-row table:style-name="ro1">
          <table:table-cell office:value-type="float" office:value="1944.3" calcext:value-type="float">
            <text:p>1944.3</text:p>
          </table:table-cell>
          <table:table-cell office:value-type="float" office:value="0.010868509" calcext:value-type="float">
            <text:p>0.010868509</text:p>
          </table:table-cell>
          <table:table-cell table:formula="of:=[.B1912]/3.7249425" office:value-type="float" office:value="0.00291776557624715" calcext:value-type="float">
            <text:p>0.002917765576247</text:p>
          </table:table-cell>
          <table:table-cell office:value-type="float" office:value="565.61229716482" calcext:value-type="float">
            <text:p>565.61229716482</text:p>
          </table:table-cell>
        </table:table-row>
        <table:table-row table:style-name="ro1">
          <table:table-cell office:value-type="float" office:value="1945.32" calcext:value-type="float">
            <text:p>1945.32</text:p>
          </table:table-cell>
          <table:table-cell office:value-type="float" office:value="0.010976553" calcext:value-type="float">
            <text:p>0.010976553</text:p>
          </table:table-cell>
          <table:table-cell table:formula="of:=[.B1913]/3.7249425" office:value-type="float" office:value="0.00294677112465494" calcext:value-type="float">
            <text:p>0.002946771124655</text:p>
          </table:table-cell>
          <table:table-cell office:value-type="float" office:value="565.62347082207" calcext:value-type="float">
            <text:p>565.62347082207</text:p>
          </table:table-cell>
        </table:table-row>
        <table:table-row table:style-name="ro1">
          <table:table-cell office:value-type="float" office:value="1946.33" calcext:value-type="float">
            <text:p>1946.33</text:p>
          </table:table-cell>
          <table:table-cell office:value-type="float" office:value="0.011031415" calcext:value-type="float">
            <text:p>0.011031415</text:p>
          </table:table-cell>
          <table:table-cell table:formula="of:=[.B1914]/3.7249425" office:value-type="float" office:value="0.00296149940569552" calcext:value-type="float">
            <text:p>0.002961499405696</text:p>
          </table:table-cell>
          <table:table-cell office:value-type="float" office:value="565.63470032653" calcext:value-type="float">
            <text:p>565.63470032653</text:p>
          </table:table-cell>
        </table:table-row>
        <table:table-row table:style-name="ro1">
          <table:table-cell office:value-type="float" office:value="1947.35" calcext:value-type="float">
            <text:p>1947.35</text:p>
          </table:table-cell>
          <table:table-cell office:value-type="float" office:value="0.011018597" calcext:value-type="float">
            <text:p>0.011018597</text:p>
          </table:table-cell>
          <table:table-cell table:formula="of:=[.B1915]/3.7249425" office:value-type="float" office:value="0.00295805827875195" calcext:value-type="float">
            <text:p>0.002958058278752</text:p>
          </table:table-cell>
          <table:table-cell office:value-type="float" office:value="565.64591678277" calcext:value-type="float">
            <text:p>565.64591678277</text:p>
          </table:table-cell>
        </table:table-row>
        <table:table-row table:style-name="ro1">
          <table:table-cell office:value-type="float" office:value="1948.37" calcext:value-type="float">
            <text:p>1948.37</text:p>
          </table:table-cell>
          <table:table-cell office:value-type="float" office:value="0.010939807" calcext:value-type="float">
            <text:p>0.010939807</text:p>
          </table:table-cell>
          <table:table-cell table:formula="of:=[.B1916]/3.7249425" office:value-type="float" office:value="0.00293690627439215" calcext:value-type="float">
            <text:p>0.002936906274392</text:p>
          </table:table-cell>
          <table:table-cell office:value-type="float" office:value="565.65705303416" calcext:value-type="float">
            <text:p>565.65705303416</text:p>
          </table:table-cell>
        </table:table-row>
        <table:table-row table:style-name="ro1">
          <table:table-cell office:value-type="float" office:value="1949.39" calcext:value-type="float">
            <text:p>1949.39</text:p>
          </table:table-cell>
          <table:table-cell office:value-type="float" office:value="0.010811149" calcext:value-type="float">
            <text:p>0.010811149</text:p>
          </table:table-cell>
          <table:table-cell table:formula="of:=[.B1917]/3.7249425" office:value-type="float" office:value="0.00290236668082796" calcext:value-type="float">
            <text:p>0.002902366680828</text:p>
          </table:table-cell>
          <table:table-cell office:value-type="float" office:value="565.66805831717" calcext:value-type="float">
            <text:p>565.66805831717</text:p>
          </table:table-cell>
        </table:table-row>
        <table:table-row table:style-name="ro1">
          <table:table-cell office:value-type="float" office:value="1950.41" calcext:value-type="float">
            <text:p>1950.41</text:p>
          </table:table-cell>
          <table:table-cell office:value-type="float" office:value="0.010658273" calcext:value-type="float">
            <text:p>0.010658273</text:p>
          </table:table-cell>
          <table:table-cell table:formula="of:=[.B1918]/3.7249425" office:value-type="float" office:value="0.00286132551039378" calcext:value-type="float">
            <text:p>0.002861325510394</text:p>
          </table:table-cell>
          <table:table-cell office:value-type="float" office:value="565.67890797964" calcext:value-type="float">
            <text:p>565.67890797964</text:p>
          </table:table-cell>
        </table:table-row>
        <table:table-row table:style-name="ro1">
          <table:table-cell office:value-type="float" office:value="1951.42" calcext:value-type="float">
            <text:p>1951.42</text:p>
          </table:table-cell>
          <table:table-cell office:value-type="float" office:value="0.010509933" calcext:value-type="float">
            <text:p>0.010509933</text:p>
          </table:table-cell>
          <table:table-cell table:formula="of:=[.B1919]/3.7249425" office:value-type="float" office:value="0.0028215020768777" calcext:value-type="float">
            <text:p>0.002821502076878</text:p>
          </table:table-cell>
          <table:table-cell office:value-type="float" office:value="565.6896066384" calcext:value-type="float">
            <text:p>565.6896066384</text:p>
          </table:table-cell>
        </table:table-row>
        <table:table-row table:style-name="ro1">
          <table:table-cell office:value-type="float" office:value="1952.44" calcext:value-type="float">
            <text:p>1952.44</text:p>
          </table:table-cell>
          <table:table-cell office:value-type="float" office:value="0.010391565" calcext:value-type="float">
            <text:p>0.010391565</text:p>
          </table:table-cell>
          <table:table-cell table:formula="of:=[.B1920]/3.7249425" office:value-type="float" office:value="0.00278972494206286" calcext:value-type="float">
            <text:p>0.002789724942063</text:p>
          </table:table-cell>
          <table:table-cell office:value-type="float" office:value="565.70018480363" calcext:value-type="float">
            <text:p>565.70018480363</text:p>
          </table:table-cell>
        </table:table-row>
        <table:table-row table:style-name="ro1">
          <table:table-cell office:value-type="float" office:value="1953.46" calcext:value-type="float">
            <text:p>1953.46</text:p>
          </table:table-cell>
          <table:table-cell office:value-type="float" office:value="0.010320317" calcext:value-type="float">
            <text:p>0.010320317</text:p>
          </table:table-cell>
          <table:table-cell table:formula="of:=[.B1921]/3.7249425" office:value-type="float" office:value="0.00277059766694385" calcext:value-type="float">
            <text:p>0.002770597666944</text:p>
          </table:table-cell>
          <table:table-cell office:value-type="float" office:value="565.71069044129" calcext:value-type="float">
            <text:p>565.71069044129</text:p>
          </table:table-cell>
        </table:table-row>
        <table:table-row table:style-name="ro1">
          <table:table-cell office:value-type="float" office:value="1954.48" calcext:value-type="float">
            <text:p>1954.48</text:p>
          </table:table-cell>
          <table:table-cell office:value-type="float" office:value="0.010302464" calcext:value-type="float">
            <text:p>0.010302464</text:p>
          </table:table-cell>
          <table:table-cell table:formula="of:=[.B1922]/3.7249425" office:value-type="float" office:value="0.00276580484128278" calcext:value-type="float">
            <text:p>0.002765804841283</text:p>
          </table:table-cell>
          <table:table-cell office:value-type="float" office:value="565.72117790481" calcext:value-type="float">
            <text:p>565.72117790481</text:p>
          </table:table-cell>
        </table:table-row>
        <table:table-row table:style-name="ro1">
          <table:table-cell office:value-type="float" office:value="1955.5" calcext:value-type="float">
            <text:p>1955.5</text:p>
          </table:table-cell>
          <table:table-cell office:value-type="float" office:value="0.010333547" calcext:value-type="float">
            <text:p>0.010333547</text:p>
          </table:table-cell>
          <table:table-cell table:formula="of:=[.B1923]/3.7249425" office:value-type="float" office:value="0.00277414939962161" calcext:value-type="float">
            <text:p>0.002774149399622</text:p>
          </table:table-cell>
          <table:table-cell office:value-type="float" office:value="565.73169700971" calcext:value-type="float">
            <text:p>565.73169700971</text:p>
          </table:table-cell>
        </table:table-row>
        <table:table-row table:style-name="ro1">
          <table:table-cell office:value-type="float" office:value="1956.51" calcext:value-type="float">
            <text:p>1956.51</text:p>
          </table:table-cell>
          <table:table-cell office:value-type="float" office:value="0.010400963" calcext:value-type="float">
            <text:p>0.010400963</text:p>
          </table:table-cell>
          <table:table-cell table:formula="of:=[.B1924]/3.7249425" office:value-type="float" office:value="0.00279224793402851" calcext:value-type="float">
            <text:p>0.002792247934029</text:p>
          </table:table-cell>
          <table:table-cell office:value-type="float" office:value="565.74228474138" calcext:value-type="float">
            <text:p>565.74228474138</text:p>
          </table:table-cell>
        </table:table-row>
        <table:table-row table:style-name="ro1">
          <table:table-cell office:value-type="float" office:value="1957.53" calcext:value-type="float">
            <text:p>1957.53</text:p>
          </table:table-cell>
          <table:table-cell office:value-type="float" office:value="0.010488193" calcext:value-type="float">
            <text:p>0.010488193</text:p>
          </table:table-cell>
          <table:table-cell table:formula="of:=[.B1925]/3.7249425" office:value-type="float" office:value="0.00281566574517593" calcext:value-type="float">
            <text:p>0.002815665745176</text:p>
          </table:table-cell>
          <table:table-cell office:value-type="float" office:value="565.75296126913" calcext:value-type="float">
            <text:p>565.75296126913</text:p>
          </table:table-cell>
        </table:table-row>
        <table:table-row table:style-name="ro1">
          <table:table-cell office:value-type="float" office:value="1958.55" calcext:value-type="float">
            <text:p>1958.55</text:p>
          </table:table-cell>
          <table:table-cell office:value-type="float" office:value="0.010579523" calcext:value-type="float">
            <text:p>0.010579523</text:p>
          </table:table-cell>
          <table:table-cell table:formula="of:=[.B1926]/3.7249425" office:value-type="float" office:value="0.00284018424445478" calcext:value-type="float">
            <text:p>0.002840184244455</text:p>
          </table:table-cell>
          <table:table-cell office:value-type="float" office:value="565.76373076696" calcext:value-type="float">
            <text:p>565.76373076696</text:p>
          </table:table-cell>
        </table:table-row>
        <table:table-row table:style-name="ro1">
          <table:table-cell office:value-type="float" office:value="1959.57" calcext:value-type="float">
            <text:p>1959.57</text:p>
          </table:table-cell>
          <table:table-cell office:value-type="float" office:value="0.010664007" calcext:value-type="float">
            <text:p>0.010664007</text:p>
          </table:table-cell>
          <table:table-cell table:formula="of:=[.B1927]/3.7249425" office:value-type="float" office:value="0.00286286486301466" calcext:value-type="float">
            <text:p>0.002862864863015</text:p>
          </table:table-cell>
          <table:table-cell office:value-type="float" office:value="565.77458626601" calcext:value-type="float">
            <text:p>565.77458626601</text:p>
          </table:table-cell>
        </table:table-row>
        <table:table-row table:style-name="ro1">
          <table:table-cell office:value-type="float" office:value="1960.58" calcext:value-type="float">
            <text:p>1960.58</text:p>
          </table:table-cell>
          <table:table-cell office:value-type="float" office:value="0.010737607" calcext:value-type="float">
            <text:p>0.010737607</text:p>
          </table:table-cell>
          <table:table-cell table:formula="of:=[.B1928]/3.7249425" office:value-type="float" office:value="0.00288262355727639" calcext:value-type="float">
            <text:p>0.002882623557276</text:p>
          </table:table-cell>
          <table:table-cell office:value-type="float" office:value="565.78551668675" calcext:value-type="float">
            <text:p>565.78551668675</text:p>
          </table:table-cell>
        </table:table-row>
        <table:table-row table:style-name="ro1">
          <table:table-cell office:value-type="float" office:value="1961.6" calcext:value-type="float">
            <text:p>1961.6</text:p>
          </table:table-cell>
          <table:table-cell office:value-type="float" office:value="0.010802946" calcext:value-type="float">
            <text:p>0.010802946</text:p>
          </table:table-cell>
          <table:table-cell table:formula="of:=[.B1929]/3.7249425" office:value-type="float" office:value="0.00290016449918354" calcext:value-type="float">
            <text:p>0.002900164499184</text:p>
          </table:table-cell>
          <table:table-cell office:value-type="float" office:value="565.79651361983" calcext:value-type="float">
            <text:p>565.79651361983</text:p>
          </table:table-cell>
        </table:table-row>
        <table:table-row table:style-name="ro1">
          <table:table-cell office:value-type="float" office:value="1962.62" calcext:value-type="float">
            <text:p>1962.62</text:p>
          </table:table-cell>
          <table:table-cell office:value-type="float" office:value="0.010866794" calcext:value-type="float">
            <text:p>0.010866794</text:p>
          </table:table-cell>
          <table:table-cell table:formula="of:=[.B1930]/3.7249425" office:value-type="float" office:value="0.00291730516645559" calcext:value-type="float">
            <text:p>0.002917305166456</text:p>
          </table:table-cell>
          <table:table-cell office:value-type="float" office:value="565.80757554691" calcext:value-type="float">
            <text:p>565.80757554691</text:p>
          </table:table-cell>
        </table:table-row>
        <table:table-row table:style-name="ro1">
          <table:table-cell office:value-type="float" office:value="1963.64" calcext:value-type="float">
            <text:p>1963.64</text:p>
          </table:table-cell>
          <table:table-cell office:value-type="float" office:value="0.010936112" calcext:value-type="float">
            <text:p>0.010936112</text:p>
          </table:table-cell>
          <table:table-cell table:formula="of:=[.B1931]/3.7249425" office:value-type="float" office:value="0.00293591431277127" calcext:value-type="float">
            <text:p>0.002935914312771</text:p>
          </table:table-cell>
          <table:table-cell office:value-type="float" office:value="565.81870803727" calcext:value-type="float">
            <text:p>565.81870803727</text:p>
          </table:table-cell>
        </table:table-row>
        <table:table-row table:style-name="ro1">
          <table:table-cell office:value-type="float" office:value="1964.66" calcext:value-type="float">
            <text:p>1964.66</text:p>
          </table:table-cell>
          <table:table-cell office:value-type="float" office:value="0.011013998" calcext:value-type="float">
            <text:p>0.011013998</text:p>
          </table:table-cell>
          <table:table-cell table:formula="of:=[.B1932]/3.7249425" office:value-type="float" office:value="0.00295682362882112" calcext:value-type="float">
            <text:p>0.002956823628821</text:p>
          </table:table-cell>
          <table:table-cell office:value-type="float" office:value="565.8299198117" calcext:value-type="float">
            <text:p>565.8299198117</text:p>
          </table:table-cell>
        </table:table-row>
        <table:table-row table:style-name="ro1">
          <table:table-cell office:value-type="float" office:value="1965.67" calcext:value-type="float">
            <text:p>1965.67</text:p>
          </table:table-cell>
          <table:table-cell office:value-type="float" office:value="0.011096937" calcext:value-type="float">
            <text:p>0.011096937</text:p>
          </table:table-cell>
          <table:table-cell table:formula="of:=[.B1933]/3.7249425" office:value-type="float" office:value="0.00297908947587782" calcext:value-type="float">
            <text:p>0.002979089475878</text:p>
          </table:table-cell>
          <table:table-cell office:value-type="float" office:value="565.84121601498" calcext:value-type="float">
            <text:p>565.84121601498</text:p>
          </table:table-cell>
        </table:table-row>
        <table:table-row table:style-name="ro1">
          <table:table-cell office:value-type="float" office:value="1966.69" calcext:value-type="float">
            <text:p>1966.69</text:p>
          </table:table-cell>
          <table:table-cell office:value-type="float" office:value="0.011174414" calcext:value-type="float">
            <text:p>0.011174414</text:p>
          </table:table-cell>
          <table:table-cell table:formula="of:=[.B1934]/3.7249425" office:value-type="float" office:value="0.00299988899157504" calcext:value-type="float">
            <text:p>0.002999888991575</text:p>
          </table:table-cell>
          <table:table-cell office:value-type="float" office:value="565.85259108658" calcext:value-type="float">
            <text:p>565.85259108658</text:p>
          </table:table-cell>
        </table:table-row>
        <table:table-row table:style-name="ro1">
          <table:table-cell office:value-type="float" office:value="1967.71" calcext:value-type="float">
            <text:p>1967.71</text:p>
          </table:table-cell>
          <table:table-cell office:value-type="float" office:value="0.011231105" calcext:value-type="float">
            <text:p>0.011231105</text:p>
          </table:table-cell>
          <table:table-cell table:formula="of:=[.B1935]/3.7249425" office:value-type="float" office:value="0.00301510828690644" calcext:value-type="float">
            <text:p>0.003015108286906</text:p>
          </table:table-cell>
          <table:table-cell office:value-type="float" office:value="565.86402386718" calcext:value-type="float">
            <text:p>565.86402386718</text:p>
          </table:table-cell>
        </table:table-row>
        <table:table-row table:style-name="ro1">
          <table:table-cell office:value-type="float" office:value="1968.73" calcext:value-type="float">
            <text:p>1968.73</text:p>
          </table:table-cell>
          <table:table-cell office:value-type="float" office:value="0.011250994" calcext:value-type="float">
            <text:p>0.011250994</text:p>
          </table:table-cell>
          <table:table-cell table:formula="of:=[.B1936]/3.7249425" office:value-type="float" office:value="0.00302044769818594" calcext:value-type="float">
            <text:p>0.003020447698186</text:p>
          </table:table-cell>
          <table:table-cell office:value-type="float" office:value="565.8754768937" calcext:value-type="float">
            <text:p>565.8754768937</text:p>
          </table:table-cell>
        </table:table-row>
        <table:table-row table:style-name="ro1">
          <table:table-cell office:value-type="float" office:value="1969.75" calcext:value-type="float">
            <text:p>1969.75</text:p>
          </table:table-cell>
          <table:table-cell office:value-type="float" office:value="0.011222024" calcext:value-type="float">
            <text:p>0.011222024</text:p>
          </table:table-cell>
          <table:table-cell table:formula="of:=[.B1937]/3.7249425" office:value-type="float" office:value="0.00301267039692559" calcext:value-type="float">
            <text:p>0.003012670396926</text:p>
          </table:table-cell>
          <table:table-cell office:value-type="float" office:value="565.88690042965" calcext:value-type="float">
            <text:p>565.88690042965</text:p>
          </table:table-cell>
        </table:table-row>
        <table:table-row table:style-name="ro1">
          <table:table-cell office:value-type="float" office:value="1970.76" calcext:value-type="float">
            <text:p>1970.76</text:p>
          </table:table-cell>
          <table:table-cell office:value-type="float" office:value="0.011139691" calcext:value-type="float">
            <text:p>0.011139691</text:p>
          </table:table-cell>
          <table:table-cell table:formula="of:=[.B1938]/3.7249425" office:value-type="float" office:value="0.00299056723694393" calcext:value-type="float">
            <text:p>0.002990567236944</text:p>
          </table:table-cell>
          <table:table-cell office:value-type="float" office:value="565.89824015463" calcext:value-type="float">
            <text:p>565.89824015463</text:p>
          </table:table-cell>
        </table:table-row>
        <table:table-row table:style-name="ro1">
          <table:table-cell office:value-type="float" office:value="1971.78" calcext:value-type="float">
            <text:p>1971.78</text:p>
          </table:table-cell>
          <table:table-cell office:value-type="float" office:value="0.011008375" calcext:value-type="float">
            <text:p>0.011008375</text:p>
          </table:table-cell>
          <table:table-cell table:formula="of:=[.B1939]/3.7249425" office:value-type="float" office:value="0.00295531407531794" calcext:value-type="float">
            <text:p>0.002955314075318</text:p>
          </table:table-cell>
          <table:table-cell office:value-type="float" office:value="565.90944620557" calcext:value-type="float">
            <text:p>565.90944620557</text:p>
          </table:table-cell>
        </table:table-row>
        <table:table-row table:style-name="ro1">
          <table:table-cell office:value-type="float" office:value="1972.8" calcext:value-type="float">
            <text:p>1972.8</text:p>
          </table:table-cell>
          <table:table-cell office:value-type="float" office:value="0.01084004" calcext:value-type="float">
            <text:p>0.01084004</text:p>
          </table:table-cell>
          <table:table-cell table:formula="of:=[.B1940]/3.7249425" office:value-type="float" office:value="0.00291012277370725" calcext:value-type="float">
            <text:p>0.002910122773707</text:p>
          </table:table-cell>
          <table:table-cell office:value-type="float" office:value="565.92048089802" calcext:value-type="float">
            <text:p>565.92048089802</text:p>
          </table:table-cell>
        </table:table-row>
        <table:table-row table:style-name="ro1">
          <table:table-cell office:value-type="float" office:value="1973.82" calcext:value-type="float">
            <text:p>1973.82</text:p>
          </table:table-cell>
          <table:table-cell office:value-type="float" office:value="0.010650939" calcext:value-type="float">
            <text:p>0.010650939</text:p>
          </table:table-cell>
          <table:table-cell table:formula="of:=[.B1941]/3.7249425" office:value-type="float" office:value="0.00285935662094113" calcext:value-type="float">
            <text:p>0.002859356620941</text:p>
          </table:table-cell>
          <table:table-cell office:value-type="float" office:value="565.93132309476" calcext:value-type="float">
            <text:p>565.93132309476</text:p>
          </table:table-cell>
        </table:table-row>
        <table:table-row table:style-name="ro1">
          <table:table-cell office:value-type="float" office:value="1974.84" calcext:value-type="float">
            <text:p>1974.84</text:p>
          </table:table-cell>
          <table:table-cell office:value-type="float" office:value="0.010457682" calcext:value-type="float">
            <text:p>0.010457682</text:p>
          </table:table-cell>
          <table:table-cell table:formula="of:=[.B1942]/3.7249425" office:value-type="float" office:value="0.00280747474625447" calcext:value-type="float">
            <text:p>0.002807474746254</text:p>
          </table:table-cell>
          <table:table-cell office:value-type="float" office:value="565.94196856369" calcext:value-type="float">
            <text:p>565.94196856369</text:p>
          </table:table-cell>
        </table:table-row>
        <table:table-row table:style-name="ro1">
          <table:table-cell office:value-type="float" office:value="1975.85" calcext:value-type="float">
            <text:p>1975.85</text:p>
          </table:table-cell>
          <table:table-cell office:value-type="float" office:value="0.010274147" calcext:value-type="float">
            <text:p>0.010274147</text:p>
          </table:table-cell>
          <table:table-cell table:formula="of:=[.B1943]/3.7249425" office:value-type="float" office:value="0.0027582028447419" calcext:value-type="float">
            <text:p>0.002758202844742</text:p>
          </table:table-cell>
          <table:table-cell office:value-type="float" office:value="565.95242720149" calcext:value-type="float">
            <text:p>565.95242720149</text:p>
          </table:table-cell>
        </table:table-row>
        <table:table-row table:style-name="ro1">
          <table:table-cell office:value-type="float" office:value="1976.87" calcext:value-type="float">
            <text:p>1976.87</text:p>
          </table:table-cell>
          <table:table-cell office:value-type="float" office:value="0.010110302" calcext:value-type="float">
            <text:p>0.010110302</text:p>
          </table:table-cell>
          <table:table-cell table:formula="of:=[.B1944]/3.7249425" office:value-type="float" office:value="0.00271421693086538" calcext:value-type="float">
            <text:p>0.002714216930865</text:p>
          </table:table-cell>
          <table:table-cell office:value-type="float" office:value="565.96271905298" calcext:value-type="float">
            <text:p>565.96271905298</text:p>
          </table:table-cell>
        </table:table-row>
        <table:table-row table:style-name="ro1">
          <table:table-cell office:value-type="float" office:value="1977.89" calcext:value-type="float">
            <text:p>1977.89</text:p>
          </table:table-cell>
          <table:table-cell office:value-type="float" office:value="0.0099730515" calcext:value-type="float">
            <text:p>0.0099730515</text:p>
          </table:table-cell>
          <table:table-cell table:formula="of:=[.B1945]/3.7249425" office:value-type="float" office:value="0.00267737059028428" calcext:value-type="float">
            <text:p>0.002677370590284</text:p>
          </table:table-cell>
          <table:table-cell office:value-type="float" office:value="565.97287118901" calcext:value-type="float">
            <text:p>565.97287118901</text:p>
          </table:table-cell>
        </table:table-row>
        <table:table-row table:style-name="ro1">
          <table:table-cell office:value-type="float" office:value="1978.91" calcext:value-type="float">
            <text:p>1978.91</text:p>
          </table:table-cell>
          <table:table-cell office:value-type="float" office:value="0.0098682854" calcext:value-type="float">
            <text:p>0.0098682854</text:p>
          </table:table-cell>
          <table:table-cell table:formula="of:=[.B1946]/3.7249425" office:value-type="float" office:value="0.00264924502861454" calcext:value-type="float">
            <text:p>0.002649245028615</text:p>
          </table:table-cell>
          <table:table-cell office:value-type="float" office:value="565.98291667773" calcext:value-type="float">
            <text:p>565.98291667773</text:p>
          </table:table-cell>
        </table:table-row>
        <table:table-row table:style-name="ro1">
          <table:table-cell office:value-type="float" office:value="1979.93" calcext:value-type="float">
            <text:p>1979.93</text:p>
          </table:table-cell>
          <table:table-cell office:value-type="float" office:value="0.0098027701" calcext:value-type="float">
            <text:p>0.0098027701</text:p>
          </table:table-cell>
          <table:table-cell table:formula="of:=[.B1947]/3.7249425" office:value-type="float" office:value="0.00263165675711773" calcext:value-type="float">
            <text:p>0.002631656757118</text:p>
          </table:table-cell>
          <table:table-cell office:value-type="float" office:value="565.99289547469" calcext:value-type="float">
            <text:p>565.99289547469</text:p>
          </table:table-cell>
        </table:table-row>
        <table:table-row table:style-name="ro1">
          <table:table-cell office:value-type="float" office:value="1980.94" calcext:value-type="float">
            <text:p>1980.94</text:p>
          </table:table-cell>
          <table:table-cell office:value-type="float" office:value="0.0097845347" calcext:value-type="float">
            <text:p>0.0097845347</text:p>
          </table:table-cell>
          <table:table-cell table:formula="of:=[.B1948]/3.7249425" office:value-type="float" office:value="0.00262676127215387" calcext:value-type="float">
            <text:p>0.002626761272154</text:p>
          </table:table-cell>
          <table:table-cell office:value-type="float" office:value="566.00285570876" calcext:value-type="float">
            <text:p>566.00285570876</text:p>
          </table:table-cell>
        </table:table-row>
        <table:table-row table:style-name="ro1">
          <table:table-cell office:value-type="float" office:value="1981.96" calcext:value-type="float">
            <text:p>1981.96</text:p>
          </table:table-cell>
          <table:table-cell office:value-type="float" office:value="0.0098211192" calcext:value-type="float">
            <text:p>0.0098211192</text:p>
          </table:table-cell>
          <table:table-cell table:formula="of:=[.B1949]/3.7249425" office:value-type="float" office:value="0.0026365827660427" calcext:value-type="float">
            <text:p>0.002636582766043</text:p>
          </table:table-cell>
          <table:table-cell office:value-type="float" office:value="566.01285318431" calcext:value-type="float">
            <text:p>566.01285318431</text:p>
          </table:table-cell>
        </table:table-row>
        <table:table-row table:style-name="ro1">
          <table:table-cell office:value-type="float" office:value="1982.98" calcext:value-type="float">
            <text:p>1982.98</text:p>
          </table:table-cell>
          <table:table-cell office:value-type="float" office:value="0.009916055" calcext:value-type="float">
            <text:p>0.009916055</text:p>
          </table:table-cell>
          <table:table-cell table:formula="of:=[.B1950]/3.7249425" office:value-type="float" office:value="0.00266206928026406" calcext:value-type="float">
            <text:p>0.002662069280264</text:p>
          </table:table-cell>
          <table:table-cell office:value-type="float" office:value="566.02294730045" calcext:value-type="float">
            <text:p>566.0229473004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10064879" calcext:value-type="float">
            <text:p>0.010064879</text:p>
          </table:table-cell>
          <table:table-cell table:formula="of:=[.B1951]/3.7249425" office:value-type="float" office:value="0.00270202264867176" calcext:value-type="float">
            <text:p>0.002702022648672</text:p>
          </table:table-cell>
          <table:table-cell office:value-type="float" office:value="566.03319291254" calcext:value-type="float">
            <text:p>566.03319291254</text:p>
          </table:table-cell>
        </table:table-row>
        <table:table-row table:style-name="ro1">
          <table:table-cell office:value-type="float" office:value="1985.02" calcext:value-type="float">
            <text:p>1985.02</text:p>
          </table:table-cell>
          <table:table-cell office:value-type="float" office:value="0.010252416" calcext:value-type="float">
            <text:p>0.010252416</text:p>
          </table:table-cell>
          <table:table-cell table:formula="of:=[.B1952]/3.7249425" office:value-type="float" office:value="0.00275236892918481" calcext:value-type="float">
            <text:p>0.002752368929185</text:p>
          </table:table-cell>
          <table:table-cell office:value-type="float" office:value="566.04362942935" calcext:value-type="float">
            <text:p>566.04362942935</text:p>
          </table:table-cell>
        </table:table-row>
        <table:table-row table:style-name="ro1">
          <table:table-cell office:value-type="float" office:value="1986.03" calcext:value-type="float">
            <text:p>1986.03</text:p>
          </table:table-cell>
          <table:table-cell office:value-type="float" office:value="0.010452818" calcext:value-type="float">
            <text:p>0.010452818</text:p>
          </table:table-cell>
          <table:table-cell table:formula="of:=[.B1953]/3.7249425" office:value-type="float" office:value="0.00280616895428587" calcext:value-type="float">
            <text:p>0.002806168954286</text:p>
          </table:table-cell>
          <table:table-cell office:value-type="float" office:value="566.05426994681" calcext:value-type="float">
            <text:p>566.05426994681</text:p>
          </table:table-cell>
        </table:table-row>
        <table:table-row table:style-name="ro1">
          <table:table-cell office:value-type="float" office:value="1987.05" calcext:value-type="float">
            <text:p>1987.05</text:p>
          </table:table-cell>
          <table:table-cell office:value-type="float" office:value="0.010632962" calcext:value-type="float">
            <text:p>0.010632962</text:p>
          </table:table-cell>
          <table:table-cell table:formula="of:=[.B1954]/3.7249425" office:value-type="float" office:value="0.0028545305061756" calcext:value-type="float">
            <text:p>0.002854530506176</text:p>
          </table:table-cell>
          <table:table-cell office:value-type="float" office:value="566.06509384285" calcext:value-type="float">
            <text:p>566.06509384285</text:p>
          </table:table-cell>
        </table:table-row>
        <table:table-row table:style-name="ro1">
          <table:table-cell office:value-type="float" office:value="1988.07" calcext:value-type="float">
            <text:p>1988.07</text:p>
          </table:table-cell>
          <table:table-cell office:value-type="float" office:value="0.010758666" calcext:value-type="float">
            <text:p>0.010758666</text:p>
          </table:table-cell>
          <table:table-cell table:formula="of:=[.B1955]/3.7249425" office:value-type="float" office:value="0.00288827706736413" calcext:value-type="float">
            <text:p>0.002888277067364</text:p>
          </table:table-cell>
          <table:table-cell office:value-type="float" office:value="566.07604570099" calcext:value-type="float">
            <text:p>566.07604570099</text:p>
          </table:table-cell>
        </table:table-row>
        <table:table-row table:style-name="ro1">
          <table:table-cell office:value-type="float" office:value="1989.09" calcext:value-type="float">
            <text:p>1989.09</text:p>
          </table:table-cell>
          <table:table-cell office:value-type="float" office:value="0.010802162" calcext:value-type="float">
            <text:p>0.010802162</text:p>
          </table:table-cell>
          <table:table-cell table:formula="of:=[.B1956]/3.7249425" office:value-type="float" office:value="0.00289995402613597" calcext:value-type="float">
            <text:p>0.002899954026136</text:p>
          </table:table-cell>
          <table:table-cell office:value-type="float" office:value="566.08704183618" calcext:value-type="float">
            <text:p>566.08704183618</text:p>
          </table:table-cell>
        </table:table-row>
        <table:table-row table:style-name="ro1">
          <table:table-cell office:value-type="float" office:value="1990.11" calcext:value-type="float">
            <text:p>1990.11</text:p>
          </table:table-cell>
          <table:table-cell office:value-type="float" office:value="0.010748729" calcext:value-type="float">
            <text:p>0.010748729</text:p>
          </table:table-cell>
          <table:table-cell table:formula="of:=[.B1957]/3.7249425" office:value-type="float" office:value="0.00288560937517827" calcext:value-type="float">
            <text:p>0.002885609375178</text:p>
          </table:table-cell>
          <table:table-cell office:value-type="float" office:value="566.09798357858" calcext:value-type="float">
            <text:p>566.09798357858</text:p>
          </table:table-cell>
        </table:table-row>
        <table:table-row table:style-name="ro1">
          <table:table-cell office:value-type="float" office:value="1991.12" calcext:value-type="float">
            <text:p>1991.12</text:p>
          </table:table-cell>
          <table:table-cell office:value-type="float" office:value="0.010600586" calcext:value-type="float">
            <text:p>0.010600586</text:p>
          </table:table-cell>
          <table:table-cell table:formula="of:=[.B1958]/3.7249425" office:value-type="float" office:value="0.0028458388283846" calcext:value-type="float">
            <text:p>0.002845838828385</text:p>
          </table:table-cell>
          <table:table-cell office:value-type="float" office:value="566.10877451769" calcext:value-type="float">
            <text:p>566.10877451769</text:p>
          </table:table-cell>
        </table:table-row>
        <table:table-row table:style-name="ro1">
          <table:table-cell office:value-type="float" office:value="1992.14" calcext:value-type="float">
            <text:p>1992.14</text:p>
          </table:table-cell>
          <table:table-cell office:value-type="float" office:value="0.010376874" calcext:value-type="float">
            <text:p>0.010376874</text:p>
          </table:table-cell>
          <table:table-cell table:formula="of:=[.B1959]/3.7249425" office:value-type="float" office:value="0.00278578098856559" calcext:value-type="float">
            <text:p>0.002785780988566</text:p>
          </table:table-cell>
          <table:table-cell office:value-type="float" office:value="566.11933772776" calcext:value-type="float">
            <text:p>566.11933772776</text:p>
          </table:table-cell>
        </table:table-row>
        <table:table-row table:style-name="ro1">
          <table:table-cell office:value-type="float" office:value="1993.16" calcext:value-type="float">
            <text:p>1993.16</text:p>
          </table:table-cell>
          <table:table-cell office:value-type="float" office:value="0.010109655" calcext:value-type="float">
            <text:p>0.010109655</text:p>
          </table:table-cell>
          <table:table-cell table:formula="of:=[.B1960]/3.7249425" office:value-type="float" office:value="0.00271404323690903" calcext:value-type="float">
            <text:p>0.002714043236909</text:p>
          </table:table-cell>
          <table:table-cell office:value-type="float" office:value="566.12962892059" calcext:value-type="float">
            <text:p>566.12962892059</text:p>
          </table:table-cell>
        </table:table-row>
        <table:table-row table:style-name="ro1">
          <table:table-cell office:value-type="float" office:value="1994.18" calcext:value-type="float">
            <text:p>1994.18</text:p>
          </table:table-cell>
          <table:table-cell office:value-type="float" office:value="0.0098369221" calcext:value-type="float">
            <text:p>0.0098369221</text:p>
          </table:table-cell>
          <table:table-cell table:formula="of:=[.B1961]/3.7249425" office:value-type="float" office:value="0.002640825220792" calcext:value-type="float">
            <text:p>0.002640825220792</text:p>
          </table:table-cell>
          <table:table-cell office:value-type="float" office:value="566.13964248277" calcext:value-type="float">
            <text:p>566.13964248277</text:p>
          </table:table-cell>
        </table:table-row>
        <table:table-row table:style-name="ro1">
          <table:table-cell office:value-type="float" office:value="1995.2" calcext:value-type="float">
            <text:p>1995.2</text:p>
          </table:table-cell>
          <table:table-cell office:value-type="float" office:value="0.0095943568" calcext:value-type="float">
            <text:p>0.0095943568</text:p>
          </table:table-cell>
          <table:table-cell table:formula="of:=[.B1962]/3.7249425" office:value-type="float" office:value="0.00257570601425391" calcext:value-type="float">
            <text:p>0.002575706014254</text:p>
          </table:table-cell>
          <table:table-cell office:value-type="float" office:value="566.14940912395" calcext:value-type="float">
            <text:p>566.14940912395</text:p>
          </table:table-cell>
        </table:table-row>
        <table:table-row table:style-name="ro1">
          <table:table-cell office:value-type="float" office:value="1996.21" calcext:value-type="float">
            <text:p>1996.21</text:p>
          </table:table-cell>
          <table:table-cell office:value-type="float" office:value="0.0094078354" calcext:value-type="float">
            <text:p>0.0094078354</text:p>
          </table:table-cell>
          <table:table-cell table:formula="of:=[.B1963]/3.7249425" office:value-type="float" office:value="0.00252563238224483" calcext:value-type="float">
            <text:p>0.002525632382245</text:p>
          </table:table-cell>
          <table:table-cell office:value-type="float" office:value="566.15898589442" calcext:value-type="float">
            <text:p>566.15898589442</text:p>
          </table:table-cell>
        </table:table-row>
        <table:table-row table:style-name="ro1">
          <table:table-cell office:value-type="float" office:value="1997.23" calcext:value-type="float">
            <text:p>1997.23</text:p>
          </table:table-cell>
          <table:table-cell office:value-type="float" office:value="0.0092884247" calcext:value-type="float">
            <text:p>0.0092884247</text:p>
          </table:table-cell>
          <table:table-cell table:formula="of:=[.B1964]/3.7249425" office:value-type="float" office:value="0.00249357532364594" calcext:value-type="float">
            <text:p>0.002493575323646</text:p>
          </table:table-cell>
          <table:table-cell office:value-type="float" office:value="566.16844110994" calcext:value-type="float">
            <text:p>566.16844110994</text:p>
          </table:table-cell>
        </table:table-row>
        <table:table-row table:style-name="ro1">
          <table:table-cell office:value-type="float" office:value="1998.25" calcext:value-type="float">
            <text:p>1998.25</text:p>
          </table:table-cell>
          <table:table-cell office:value-type="float" office:value="0.0092309794" calcext:value-type="float">
            <text:p>0.0092309794</text:p>
          </table:table-cell>
          <table:table-cell table:formula="of:=[.B1965]/3.7249425" office:value-type="float" office:value="0.0024781535285444" calcext:value-type="float">
            <text:p>0.002478153528544</text:p>
          </table:table-cell>
          <table:table-cell office:value-type="float" office:value="566.17783784862" calcext:value-type="float">
            <text:p>566.17783784862</text:p>
          </table:table-cell>
        </table:table-row>
        <table:table-row table:style-name="ro1">
          <table:table-cell office:value-type="float" office:value="1999.27" calcext:value-type="float">
            <text:p>1999.27</text:p>
          </table:table-cell>
          <table:table-cell office:value-type="float" office:value="0.0092165814" calcext:value-type="float">
            <text:p>0.0092165814</text:p>
          </table:table-cell>
          <table:table-cell table:formula="of:=[.B1966]/3.7249425" office:value-type="float" office:value="0.00247428823397945" calcext:value-type="float">
            <text:p>0.002474288233979</text:p>
          </table:table-cell>
          <table:table-cell office:value-type="float" office:value="566.1872199308" calcext:value-type="float">
            <text:p>566.1872199308</text:p>
          </table:table-cell>
        </table:table-row>
        <table:table-row table:style-name="ro1">
          <table:table-cell office:value-type="float" office:value="2000.29" calcext:value-type="float">
            <text:p>2000.29</text:p>
          </table:table-cell>
          <table:table-cell office:value-type="float" office:value="0.0092181657" calcext:value-type="float">
            <text:p>0.0092181657</text:p>
          </table:table-cell>
          <table:table-cell table:formula="of:=[.B1967]/3.7249425" office:value-type="float" office:value="0.00247471355598107" calcext:value-type="float">
            <text:p>0.002474713555981</text:p>
          </table:table-cell>
          <table:table-cell office:value-type="float" office:value="566.1966036257" calcext:value-type="float">
            <text:p>566.19660362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MAX([.B2:.B1967])" office:value-type="float" office:value="3.7249425" calcext:value-type="float">
            <text:p>3.7249425</text:p>
          </table:table-cell>
          <table:table-cell table:formula="of:=MAX([.C2:.C1967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14:55:21.019405933</dc:date>
    <meta:editing-duration>PT2M29S</meta:editing-duration>
    <meta:editing-cycles>1</meta:editing-cycles>
    <meta:generator>LibreOffice/7.1.4.2$Linux_X86_64 LibreOffice_project/10$Build-2</meta:generator>
    <meta:document-statistic meta:table-count="1" meta:cell-count="7870" meta:object-count="0"/>
  </office:meta>
</office:document-meta>
</file>